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29.54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_Netmy_net_solveradam_epochs800_batchSize1024_lr0.0001_batchnormTrue_test-tag-objective_lo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all tim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555573894.52107" calcext:value-type="float">
            <text:p>1555573894.52107</text:p>
          </table:table-cell>
          <table:table-cell office:value-type="float" office:value="0" calcext:value-type="float">
            <text:p>0</text:p>
          </table:table-cell>
          <table:table-cell office:value-type="float" office:value="1.73103260993958" calcext:value-type="float">
            <text:p>1.7310326099</text:p>
          </table:table-cell>
        </table:table-row>
        <table:table-row table:style-name="ro1">
          <table:table-cell office:value-type="float" office:value="1555573967.13565" calcext:value-type="float">
            <text:p>1555573967.13565</text:p>
          </table:table-cell>
          <table:table-cell office:value-type="float" office:value="1" calcext:value-type="float">
            <text:p>1</text:p>
          </table:table-cell>
          <table:table-cell office:value-type="float" office:value="1.6616245508194" calcext:value-type="float">
            <text:p>1.6616245508</text:p>
          </table:table-cell>
        </table:table-row>
        <table:table-row table:style-name="ro1">
          <table:table-cell office:value-type="float" office:value="1555574039.44841" calcext:value-type="float">
            <text:p>1555574039.44841</text:p>
          </table:table-cell>
          <table:table-cell office:value-type="float" office:value="2" calcext:value-type="float">
            <text:p>2</text:p>
          </table:table-cell>
          <table:table-cell office:value-type="float" office:value="1.65672707557678" calcext:value-type="float">
            <text:p>1.6567270756</text:p>
          </table:table-cell>
        </table:table-row>
        <table:table-row table:style-name="ro1">
          <table:table-cell office:value-type="float" office:value="1555574112.12828" calcext:value-type="float">
            <text:p>1555574112.12828</text:p>
          </table:table-cell>
          <table:table-cell office:value-type="float" office:value="3" calcext:value-type="float">
            <text:p>3</text:p>
          </table:table-cell>
          <table:table-cell office:value-type="float" office:value="1.63160479068756" calcext:value-type="float">
            <text:p>1.6316047907</text:p>
          </table:table-cell>
        </table:table-row>
        <table:table-row table:style-name="ro1">
          <table:table-cell office:value-type="float" office:value="1555574185.21006" calcext:value-type="float">
            <text:p>1555574185.21006</text:p>
          </table:table-cell>
          <table:table-cell office:value-type="float" office:value="4" calcext:value-type="float">
            <text:p>4</text:p>
          </table:table-cell>
          <table:table-cell office:value-type="float" office:value="1.63230407238007" calcext:value-type="float">
            <text:p>1.6323040724</text:p>
          </table:table-cell>
        </table:table-row>
        <table:table-row table:style-name="ro1">
          <table:table-cell office:value-type="float" office:value="1555574258.34461" calcext:value-type="float">
            <text:p>1555574258.34461</text:p>
          </table:table-cell>
          <table:table-cell office:value-type="float" office:value="5" calcext:value-type="float">
            <text:p>5</text:p>
          </table:table-cell>
          <table:table-cell office:value-type="float" office:value="1.62884294986725" calcext:value-type="float">
            <text:p>1.6288429499</text:p>
          </table:table-cell>
        </table:table-row>
        <table:table-row table:style-name="ro1">
          <table:table-cell office:value-type="float" office:value="1555574331.63478" calcext:value-type="float">
            <text:p>1555574331.63478</text:p>
          </table:table-cell>
          <table:table-cell office:value-type="float" office:value="6" calcext:value-type="float">
            <text:p>6</text:p>
          </table:table-cell>
          <table:table-cell office:value-type="float" office:value="1.62574517726898" calcext:value-type="float">
            <text:p>1.6257451773</text:p>
          </table:table-cell>
        </table:table-row>
        <table:table-row table:style-name="ro1">
          <table:table-cell office:value-type="float" office:value="1555574404.58109" calcext:value-type="float">
            <text:p>1555574404.58109</text:p>
          </table:table-cell>
          <table:table-cell office:value-type="float" office:value="7" calcext:value-type="float">
            <text:p>7</text:p>
          </table:table-cell>
          <table:table-cell office:value-type="float" office:value="1.62344551086426" calcext:value-type="float">
            <text:p>1.6234455109</text:p>
          </table:table-cell>
        </table:table-row>
        <table:table-row table:style-name="ro1">
          <table:table-cell office:value-type="float" office:value="1555574477.7267" calcext:value-type="float">
            <text:p>1555574477.7267</text:p>
          </table:table-cell>
          <table:table-cell office:value-type="float" office:value="8" calcext:value-type="float">
            <text:p>8</text:p>
          </table:table-cell>
          <table:table-cell office:value-type="float" office:value="1.63533115386963" calcext:value-type="float">
            <text:p>1.6353311539</text:p>
          </table:table-cell>
        </table:table-row>
        <table:table-row table:style-name="ro1">
          <table:table-cell office:value-type="float" office:value="1555574550.84599" calcext:value-type="float">
            <text:p>1555574550.84599</text:p>
          </table:table-cell>
          <table:table-cell office:value-type="float" office:value="9" calcext:value-type="float">
            <text:p>9</text:p>
          </table:table-cell>
          <table:table-cell office:value-type="float" office:value="1.60882413387299" calcext:value-type="float">
            <text:p>1.6088241339</text:p>
          </table:table-cell>
        </table:table-row>
        <table:table-row table:style-name="ro1">
          <table:table-cell office:value-type="float" office:value="1555574622.38448" calcext:value-type="float">
            <text:p>1555574622.38448</text:p>
          </table:table-cell>
          <table:table-cell office:value-type="float" office:value="10" calcext:value-type="float">
            <text:p>10</text:p>
          </table:table-cell>
          <table:table-cell office:value-type="float" office:value="1.61128711700439" calcext:value-type="float">
            <text:p>1.611287117</text:p>
          </table:table-cell>
        </table:table-row>
        <table:table-row table:style-name="ro1">
          <table:table-cell office:value-type="float" office:value="1555574692.76195" calcext:value-type="float">
            <text:p>1555574692.76195</text:p>
          </table:table-cell>
          <table:table-cell office:value-type="float" office:value="11" calcext:value-type="float">
            <text:p>11</text:p>
          </table:table-cell>
          <table:table-cell office:value-type="float" office:value="1.6152241230011" calcext:value-type="float">
            <text:p>1.615224123</text:p>
          </table:table-cell>
        </table:table-row>
        <table:table-row table:style-name="ro1">
          <table:table-cell office:value-type="float" office:value="1555574763.90085" calcext:value-type="float">
            <text:p>1555574763.90085</text:p>
          </table:table-cell>
          <table:table-cell office:value-type="float" office:value="12" calcext:value-type="float">
            <text:p>12</text:p>
          </table:table-cell>
          <table:table-cell office:value-type="float" office:value="1.6024512052536" calcext:value-type="float">
            <text:p>1.6024512053</text:p>
          </table:table-cell>
        </table:table-row>
        <table:table-row table:style-name="ro1">
          <table:table-cell office:value-type="float" office:value="1555574836.62299" calcext:value-type="float">
            <text:p>1555574836.62299</text:p>
          </table:table-cell>
          <table:table-cell office:value-type="float" office:value="13" calcext:value-type="float">
            <text:p>13</text:p>
          </table:table-cell>
          <table:table-cell office:value-type="float" office:value="1.60079371929169" calcext:value-type="float">
            <text:p>1.6007937193</text:p>
          </table:table-cell>
        </table:table-row>
        <table:table-row table:style-name="ro1">
          <table:table-cell office:value-type="float" office:value="1555574910.44915" calcext:value-type="float">
            <text:p>1555574910.44915</text:p>
          </table:table-cell>
          <table:table-cell office:value-type="float" office:value="14" calcext:value-type="float">
            <text:p>14</text:p>
          </table:table-cell>
          <table:table-cell office:value-type="float" office:value="1.60662746429443" calcext:value-type="float">
            <text:p>1.6066274643</text:p>
          </table:table-cell>
        </table:table-row>
        <table:table-row table:style-name="ro1">
          <table:table-cell office:value-type="float" office:value="1555574982.24453" calcext:value-type="float">
            <text:p>1555574982.24453</text:p>
          </table:table-cell>
          <table:table-cell office:value-type="float" office:value="15" calcext:value-type="float">
            <text:p>15</text:p>
          </table:table-cell>
          <table:table-cell office:value-type="float" office:value="1.6114205121994" calcext:value-type="float">
            <text:p>1.6114205122</text:p>
          </table:table-cell>
        </table:table-row>
        <table:table-row table:style-name="ro1">
          <table:table-cell office:value-type="float" office:value="1555575052.65078" calcext:value-type="float">
            <text:p>1555575052.65078</text:p>
          </table:table-cell>
          <table:table-cell office:value-type="float" office:value="16" calcext:value-type="float">
            <text:p>16</text:p>
          </table:table-cell>
          <table:table-cell office:value-type="float" office:value="1.60537469387054" calcext:value-type="float">
            <text:p>1.6053746939</text:p>
          </table:table-cell>
        </table:table-row>
        <table:table-row table:style-name="ro1">
          <table:table-cell office:value-type="float" office:value="1555575124.66347" calcext:value-type="float">
            <text:p>1555575124.66347</text:p>
          </table:table-cell>
          <table:table-cell office:value-type="float" office:value="17" calcext:value-type="float">
            <text:p>17</text:p>
          </table:table-cell>
          <table:table-cell office:value-type="float" office:value="1.60844731330872" calcext:value-type="float">
            <text:p>1.6084473133</text:p>
          </table:table-cell>
        </table:table-row>
        <table:table-row table:style-name="ro1">
          <table:table-cell office:value-type="float" office:value="1555575200.45875" calcext:value-type="float">
            <text:p>1555575200.45875</text:p>
          </table:table-cell>
          <table:table-cell office:value-type="float" office:value="18" calcext:value-type="float">
            <text:p>18</text:p>
          </table:table-cell>
          <table:table-cell office:value-type="float" office:value="1.60519468784332" calcext:value-type="float">
            <text:p>1.6051946878</text:p>
          </table:table-cell>
        </table:table-row>
        <table:table-row table:style-name="ro1">
          <table:table-cell office:value-type="float" office:value="1555575274.72444" calcext:value-type="float">
            <text:p>1555575274.72444</text:p>
          </table:table-cell>
          <table:table-cell office:value-type="float" office:value="19" calcext:value-type="float">
            <text:p>19</text:p>
          </table:table-cell>
          <table:table-cell office:value-type="float" office:value="1.60444641113281" calcext:value-type="float">
            <text:p>1.6044464111</text:p>
          </table:table-cell>
        </table:table-row>
        <table:table-row table:style-name="ro1">
          <table:table-cell office:value-type="float" office:value="1555575349.63646" calcext:value-type="float">
            <text:p>1555575349.63646</text:p>
          </table:table-cell>
          <table:table-cell office:value-type="float" office:value="20" calcext:value-type="float">
            <text:p>20</text:p>
          </table:table-cell>
          <table:table-cell office:value-type="float" office:value="1.60113608837128" calcext:value-type="float">
            <text:p>1.6011360884</text:p>
          </table:table-cell>
        </table:table-row>
        <table:table-row table:style-name="ro1">
          <table:table-cell office:value-type="float" office:value="1555575422.92712" calcext:value-type="float">
            <text:p>1555575422.92712</text:p>
          </table:table-cell>
          <table:table-cell office:value-type="float" office:value="21" calcext:value-type="float">
            <text:p>21</text:p>
          </table:table-cell>
          <table:table-cell office:value-type="float" office:value="1.60002040863037" calcext:value-type="float">
            <text:p>1.6000204086</text:p>
          </table:table-cell>
        </table:table-row>
        <table:table-row table:style-name="ro1">
          <table:table-cell office:value-type="float" office:value="1555575496.64646" calcext:value-type="float">
            <text:p>1555575496.64646</text:p>
          </table:table-cell>
          <table:table-cell office:value-type="float" office:value="22" calcext:value-type="float">
            <text:p>22</text:p>
          </table:table-cell>
          <table:table-cell office:value-type="float" office:value="1.6067281961441" calcext:value-type="float">
            <text:p>1.6067281961</text:p>
          </table:table-cell>
        </table:table-row>
        <table:table-row table:style-name="ro1">
          <table:table-cell office:value-type="float" office:value="1555575570.49779" calcext:value-type="float">
            <text:p>1555575570.49779</text:p>
          </table:table-cell>
          <table:table-cell office:value-type="float" office:value="23" calcext:value-type="float">
            <text:p>23</text:p>
          </table:table-cell>
          <table:table-cell office:value-type="float" office:value="1.60333955287933" calcext:value-type="float">
            <text:p>1.6033395529</text:p>
          </table:table-cell>
        </table:table-row>
        <table:table-row table:style-name="ro1">
          <table:table-cell office:value-type="float" office:value="1555575643.75562" calcext:value-type="float">
            <text:p>1555575643.75562</text:p>
          </table:table-cell>
          <table:table-cell office:value-type="float" office:value="24" calcext:value-type="float">
            <text:p>24</text:p>
          </table:table-cell>
          <table:table-cell office:value-type="float" office:value="1.6068127155304" calcext:value-type="float">
            <text:p>1.6068127155</text:p>
          </table:table-cell>
        </table:table-row>
        <table:table-row table:style-name="ro1">
          <table:table-cell office:value-type="float" office:value="1555575719.44417" calcext:value-type="float">
            <text:p>1555575719.44417</text:p>
          </table:table-cell>
          <table:table-cell office:value-type="float" office:value="25" calcext:value-type="float">
            <text:p>25</text:p>
          </table:table-cell>
          <table:table-cell office:value-type="float" office:value="1.59444463253021" calcext:value-type="float">
            <text:p>1.5944446325</text:p>
          </table:table-cell>
        </table:table-row>
        <table:table-row table:style-name="ro1">
          <table:table-cell office:value-type="float" office:value="1555575792.30448" calcext:value-type="float">
            <text:p>1555575792.30448</text:p>
          </table:table-cell>
          <table:table-cell office:value-type="float" office:value="26" calcext:value-type="float">
            <text:p>26</text:p>
          </table:table-cell>
          <table:table-cell office:value-type="float" office:value="1.59862637519836" calcext:value-type="float">
            <text:p>1.5986263752</text:p>
          </table:table-cell>
        </table:table-row>
        <table:table-row table:style-name="ro1">
          <table:table-cell office:value-type="float" office:value="1555575866.112" calcext:value-type="float">
            <text:p>1555575866.112</text:p>
          </table:table-cell>
          <table:table-cell office:value-type="float" office:value="27" calcext:value-type="float">
            <text:p>27</text:p>
          </table:table-cell>
          <table:table-cell office:value-type="float" office:value="1.59811294078827" calcext:value-type="float">
            <text:p>1.5981129408</text:p>
          </table:table-cell>
        </table:table-row>
        <table:table-row table:style-name="ro1">
          <table:table-cell office:value-type="float" office:value="1555575942.54508" calcext:value-type="float">
            <text:p>1555575942.54508</text:p>
          </table:table-cell>
          <table:table-cell office:value-type="float" office:value="28" calcext:value-type="float">
            <text:p>28</text:p>
          </table:table-cell>
          <table:table-cell office:value-type="float" office:value="1.59505558013916" calcext:value-type="float">
            <text:p>1.5950555801</text:p>
          </table:table-cell>
        </table:table-row>
        <table:table-row table:style-name="ro1">
          <table:table-cell office:value-type="float" office:value="1555576019.00007" calcext:value-type="float">
            <text:p>1555576019.00007</text:p>
          </table:table-cell>
          <table:table-cell office:value-type="float" office:value="29" calcext:value-type="float">
            <text:p>29</text:p>
          </table:table-cell>
          <table:table-cell office:value-type="float" office:value="1.59710299968719" calcext:value-type="float">
            <text:p>1.5971029997</text:p>
          </table:table-cell>
        </table:table-row>
        <table:table-row table:style-name="ro1">
          <table:table-cell office:value-type="float" office:value="1555576094.79889" calcext:value-type="float">
            <text:p>1555576094.79889</text:p>
          </table:table-cell>
          <table:table-cell office:value-type="float" office:value="30" calcext:value-type="float">
            <text:p>30</text:p>
          </table:table-cell>
          <table:table-cell office:value-type="float" office:value="1.5966956615448" calcext:value-type="float">
            <text:p>1.5966956615</text:p>
          </table:table-cell>
        </table:table-row>
        <table:table-row table:style-name="ro1">
          <table:table-cell office:value-type="float" office:value="1555576169.17677" calcext:value-type="float">
            <text:p>1555576169.17677</text:p>
          </table:table-cell>
          <table:table-cell office:value-type="float" office:value="31" calcext:value-type="float">
            <text:p>31</text:p>
          </table:table-cell>
          <table:table-cell office:value-type="float" office:value="1.61425137519836" calcext:value-type="float">
            <text:p>1.6142513752</text:p>
          </table:table-cell>
        </table:table-row>
        <table:table-row table:style-name="ro1">
          <table:table-cell office:value-type="float" office:value="1555576242.1049" calcext:value-type="float">
            <text:p>1555576242.1049</text:p>
          </table:table-cell>
          <table:table-cell office:value-type="float" office:value="32" calcext:value-type="float">
            <text:p>32</text:p>
          </table:table-cell>
          <table:table-cell office:value-type="float" office:value="1.59346437454224" calcext:value-type="float">
            <text:p>1.5934643745</text:p>
          </table:table-cell>
        </table:table-row>
        <table:table-row table:style-name="ro1">
          <table:table-cell office:value-type="float" office:value="1555576315.7241" calcext:value-type="float">
            <text:p>1555576315.7241</text:p>
          </table:table-cell>
          <table:table-cell office:value-type="float" office:value="33" calcext:value-type="float">
            <text:p>33</text:p>
          </table:table-cell>
          <table:table-cell office:value-type="float" office:value="1.59143054485321" calcext:value-type="float">
            <text:p>1.5914305449</text:p>
          </table:table-cell>
        </table:table-row>
        <table:table-row table:style-name="ro1">
          <table:table-cell office:value-type="float" office:value="1555576389.50853" calcext:value-type="float">
            <text:p>1555576389.50853</text:p>
          </table:table-cell>
          <table:table-cell office:value-type="float" office:value="34" calcext:value-type="float">
            <text:p>34</text:p>
          </table:table-cell>
          <table:table-cell office:value-type="float" office:value="1.61228203773499" calcext:value-type="float">
            <text:p>1.6122820377</text:p>
          </table:table-cell>
        </table:table-row>
        <table:table-row table:style-name="ro1">
          <table:table-cell office:value-type="float" office:value="1555576465.1251" calcext:value-type="float">
            <text:p>1555576465.1251</text:p>
          </table:table-cell>
          <table:table-cell office:value-type="float" office:value="35" calcext:value-type="float">
            <text:p>35</text:p>
          </table:table-cell>
          <table:table-cell office:value-type="float" office:value="1.59789419174194" calcext:value-type="float">
            <text:p>1.5978941917</text:p>
          </table:table-cell>
        </table:table-row>
        <table:table-row table:style-name="ro1">
          <table:table-cell office:value-type="float" office:value="1555576539.47871" calcext:value-type="float">
            <text:p>1555576539.47871</text:p>
          </table:table-cell>
          <table:table-cell office:value-type="float" office:value="36" calcext:value-type="float">
            <text:p>36</text:p>
          </table:table-cell>
          <table:table-cell office:value-type="float" office:value="1.59485995769501" calcext:value-type="float">
            <text:p>1.5948599577</text:p>
          </table:table-cell>
        </table:table-row>
        <table:table-row table:style-name="ro1">
          <table:table-cell office:value-type="float" office:value="1555576612.76612" calcext:value-type="float">
            <text:p>1555576612.76612</text:p>
          </table:table-cell>
          <table:table-cell office:value-type="float" office:value="37" calcext:value-type="float">
            <text:p>37</text:p>
          </table:table-cell>
          <table:table-cell office:value-type="float" office:value="1.59545242786407" calcext:value-type="float">
            <text:p>1.5954524279</text:p>
          </table:table-cell>
        </table:table-row>
        <table:table-row table:style-name="ro1">
          <table:table-cell office:value-type="float" office:value="1555576686.39642" calcext:value-type="float">
            <text:p>1555576686.39642</text:p>
          </table:table-cell>
          <table:table-cell office:value-type="float" office:value="38" calcext:value-type="float">
            <text:p>38</text:p>
          </table:table-cell>
          <table:table-cell office:value-type="float" office:value="1.59224152565002" calcext:value-type="float">
            <text:p>1.5922415257</text:p>
          </table:table-cell>
        </table:table-row>
        <table:table-row table:style-name="ro1">
          <table:table-cell office:value-type="float" office:value="1555576761.23238" calcext:value-type="float">
            <text:p>1555576761.23238</text:p>
          </table:table-cell>
          <table:table-cell office:value-type="float" office:value="39" calcext:value-type="float">
            <text:p>39</text:p>
          </table:table-cell>
          <table:table-cell office:value-type="float" office:value="1.58940601348877" calcext:value-type="float">
            <text:p>1.5894060135</text:p>
          </table:table-cell>
        </table:table-row>
        <table:table-row table:style-name="ro1">
          <table:table-cell office:value-type="float" office:value="1555576835.40792" calcext:value-type="float">
            <text:p>1555576835.40792</text:p>
          </table:table-cell>
          <table:table-cell office:value-type="float" office:value="40" calcext:value-type="float">
            <text:p>40</text:p>
          </table:table-cell>
          <table:table-cell office:value-type="float" office:value="1.59549939632416" calcext:value-type="float">
            <text:p>1.5954993963</text:p>
          </table:table-cell>
        </table:table-row>
        <table:table-row table:style-name="ro1">
          <table:table-cell office:value-type="float" office:value="1555576909.55502" calcext:value-type="float">
            <text:p>1555576909.55502</text:p>
          </table:table-cell>
          <table:table-cell office:value-type="float" office:value="41" calcext:value-type="float">
            <text:p>41</text:p>
          </table:table-cell>
          <table:table-cell office:value-type="float" office:value="1.59539067745209" calcext:value-type="float">
            <text:p>1.5953906775</text:p>
          </table:table-cell>
        </table:table-row>
        <table:table-row table:style-name="ro1">
          <table:table-cell office:value-type="float" office:value="1555576985.83755" calcext:value-type="float">
            <text:p>1555576985.83755</text:p>
          </table:table-cell>
          <table:table-cell office:value-type="float" office:value="42" calcext:value-type="float">
            <text:p>42</text:p>
          </table:table-cell>
          <table:table-cell office:value-type="float" office:value="1.58837604522705" calcext:value-type="float">
            <text:p>1.5883760452</text:p>
          </table:table-cell>
        </table:table-row>
        <table:table-row table:style-name="ro1">
          <table:table-cell office:value-type="float" office:value="1555577060.88124" calcext:value-type="float">
            <text:p>1555577060.88124</text:p>
          </table:table-cell>
          <table:table-cell office:value-type="float" office:value="43" calcext:value-type="float">
            <text:p>43</text:p>
          </table:table-cell>
          <table:table-cell office:value-type="float" office:value="1.59156978130341" calcext:value-type="float">
            <text:p>1.5915697813</text:p>
          </table:table-cell>
        </table:table-row>
        <table:table-row table:style-name="ro1">
          <table:table-cell office:value-type="float" office:value="1555577133.61289" calcext:value-type="float">
            <text:p>1555577133.61289</text:p>
          </table:table-cell>
          <table:table-cell office:value-type="float" office:value="44" calcext:value-type="float">
            <text:p>44</text:p>
          </table:table-cell>
          <table:table-cell office:value-type="float" office:value="1.59537065029144" calcext:value-type="float">
            <text:p>1.5953706503</text:p>
          </table:table-cell>
        </table:table-row>
        <table:table-row table:style-name="ro1">
          <table:table-cell office:value-type="float" office:value="1555577207.38997" calcext:value-type="float">
            <text:p>1555577207.38997</text:p>
          </table:table-cell>
          <table:table-cell office:value-type="float" office:value="45" calcext:value-type="float">
            <text:p>45</text:p>
          </table:table-cell>
          <table:table-cell office:value-type="float" office:value="1.59084975719452" calcext:value-type="float">
            <text:p>1.5908497572</text:p>
          </table:table-cell>
        </table:table-row>
        <table:table-row table:style-name="ro1">
          <table:table-cell office:value-type="float" office:value="1555577280.69088" calcext:value-type="float">
            <text:p>1555577280.69088</text:p>
          </table:table-cell>
          <table:table-cell office:value-type="float" office:value="46" calcext:value-type="float">
            <text:p>46</text:p>
          </table:table-cell>
          <table:table-cell office:value-type="float" office:value="1.59582138061523" calcext:value-type="float">
            <text:p>1.5958213806</text:p>
          </table:table-cell>
        </table:table-row>
        <table:table-row table:style-name="ro1">
          <table:table-cell office:value-type="float" office:value="1555577355.23547" calcext:value-type="float">
            <text:p>1555577355.23547</text:p>
          </table:table-cell>
          <table:table-cell office:value-type="float" office:value="47" calcext:value-type="float">
            <text:p>47</text:p>
          </table:table-cell>
          <table:table-cell office:value-type="float" office:value="1.59456336498261" calcext:value-type="float">
            <text:p>1.594563365</text:p>
          </table:table-cell>
        </table:table-row>
        <table:table-row table:style-name="ro1">
          <table:table-cell office:value-type="float" office:value="1555577429.65541" calcext:value-type="float">
            <text:p>1555577429.65541</text:p>
          </table:table-cell>
          <table:table-cell office:value-type="float" office:value="48" calcext:value-type="float">
            <text:p>48</text:p>
          </table:table-cell>
          <table:table-cell office:value-type="float" office:value="1.59699654579163" calcext:value-type="float">
            <text:p>1.5969965458</text:p>
          </table:table-cell>
        </table:table-row>
        <table:table-row table:style-name="ro1">
          <table:table-cell office:value-type="float" office:value="1555577502.56141" calcext:value-type="float">
            <text:p>1555577502.56141</text:p>
          </table:table-cell>
          <table:table-cell office:value-type="float" office:value="49" calcext:value-type="float">
            <text:p>49</text:p>
          </table:table-cell>
          <table:table-cell office:value-type="float" office:value="1.58875417709351" calcext:value-type="float">
            <text:p>1.5887541771</text:p>
          </table:table-cell>
        </table:table-row>
        <table:table-row table:style-name="ro1">
          <table:table-cell office:value-type="float" office:value="1555577576.34433" calcext:value-type="float">
            <text:p>1555577576.34433</text:p>
          </table:table-cell>
          <table:table-cell office:value-type="float" office:value="50" calcext:value-type="float">
            <text:p>50</text:p>
          </table:table-cell>
          <table:table-cell office:value-type="float" office:value="1.60090661048889" calcext:value-type="float">
            <text:p>1.6009066105</text:p>
          </table:table-cell>
        </table:table-row>
        <table:table-row table:style-name="ro1">
          <table:table-cell office:value-type="float" office:value="1555577649.37439" calcext:value-type="float">
            <text:p>1555577649.37439</text:p>
          </table:table-cell>
          <table:table-cell office:value-type="float" office:value="51" calcext:value-type="float">
            <text:p>51</text:p>
          </table:table-cell>
          <table:table-cell office:value-type="float" office:value="1.5898894071579" calcext:value-type="float">
            <text:p>1.5898894072</text:p>
          </table:table-cell>
        </table:table-row>
        <table:table-row table:style-name="ro1">
          <table:table-cell office:value-type="float" office:value="1555577720.56223" calcext:value-type="float">
            <text:p>1555577720.56223</text:p>
          </table:table-cell>
          <table:table-cell office:value-type="float" office:value="52" calcext:value-type="float">
            <text:p>52</text:p>
          </table:table-cell>
          <table:table-cell office:value-type="float" office:value="1.59781861305237" calcext:value-type="float">
            <text:p>1.5978186131</text:p>
          </table:table-cell>
        </table:table-row>
        <table:table-row table:style-name="ro1">
          <table:table-cell office:value-type="float" office:value="1555577791.99494" calcext:value-type="float">
            <text:p>1555577791.99494</text:p>
          </table:table-cell>
          <table:table-cell office:value-type="float" office:value="53" calcext:value-type="float">
            <text:p>53</text:p>
          </table:table-cell>
          <table:table-cell office:value-type="float" office:value="1.59159398078918" calcext:value-type="float">
            <text:p>1.5915939808</text:p>
          </table:table-cell>
        </table:table-row>
        <table:table-row table:style-name="ro1">
          <table:table-cell office:value-type="float" office:value="1555577863.35948" calcext:value-type="float">
            <text:p>1555577863.35948</text:p>
          </table:table-cell>
          <table:table-cell office:value-type="float" office:value="54" calcext:value-type="float">
            <text:p>54</text:p>
          </table:table-cell>
          <table:table-cell office:value-type="float" office:value="1.58958649635315" calcext:value-type="float">
            <text:p>1.5895864964</text:p>
          </table:table-cell>
        </table:table-row>
        <table:table-row table:style-name="ro1">
          <table:table-cell office:value-type="float" office:value="1555577934.64903" calcext:value-type="float">
            <text:p>1555577934.64903</text:p>
          </table:table-cell>
          <table:table-cell office:value-type="float" office:value="55" calcext:value-type="float">
            <text:p>55</text:p>
          </table:table-cell>
          <table:table-cell office:value-type="float" office:value="1.5902316570282" calcext:value-type="float">
            <text:p>1.590231657</text:p>
          </table:table-cell>
        </table:table-row>
        <table:table-row table:style-name="ro1">
          <table:table-cell office:value-type="float" office:value="1555578006.47087" calcext:value-type="float">
            <text:p>1555578006.47087</text:p>
          </table:table-cell>
          <table:table-cell office:value-type="float" office:value="56" calcext:value-type="float">
            <text:p>56</text:p>
          </table:table-cell>
          <table:table-cell office:value-type="float" office:value="1.58844208717346" calcext:value-type="float">
            <text:p>1.5884420872</text:p>
          </table:table-cell>
        </table:table-row>
        <table:table-row table:style-name="ro1">
          <table:table-cell office:value-type="float" office:value="1555578077.73178" calcext:value-type="float">
            <text:p>1555578077.73178</text:p>
          </table:table-cell>
          <table:table-cell office:value-type="float" office:value="57" calcext:value-type="float">
            <text:p>57</text:p>
          </table:table-cell>
          <table:table-cell office:value-type="float" office:value="1.58913505077362" calcext:value-type="float">
            <text:p>1.5891350508</text:p>
          </table:table-cell>
        </table:table-row>
        <table:table-row table:style-name="ro1">
          <table:table-cell office:value-type="float" office:value="1555578149.15905" calcext:value-type="float">
            <text:p>1555578149.15905</text:p>
          </table:table-cell>
          <table:table-cell office:value-type="float" office:value="58" calcext:value-type="float">
            <text:p>58</text:p>
          </table:table-cell>
          <table:table-cell office:value-type="float" office:value="1.60108411312103" calcext:value-type="float">
            <text:p>1.6010841131</text:p>
          </table:table-cell>
        </table:table-row>
        <table:table-row table:style-name="ro1">
          <table:table-cell office:value-type="float" office:value="1555578220.48004" calcext:value-type="float">
            <text:p>1555578220.48004</text:p>
          </table:table-cell>
          <table:table-cell office:value-type="float" office:value="59" calcext:value-type="float">
            <text:p>59</text:p>
          </table:table-cell>
          <table:table-cell office:value-type="float" office:value="1.59316778182983" calcext:value-type="float">
            <text:p>1.5931677818</text:p>
          </table:table-cell>
        </table:table-row>
        <table:table-row table:style-name="ro1">
          <table:table-cell office:value-type="float" office:value="1555578292.1562" calcext:value-type="float">
            <text:p>1555578292.1562</text:p>
          </table:table-cell>
          <table:table-cell office:value-type="float" office:value="60" calcext:value-type="float">
            <text:p>60</text:p>
          </table:table-cell>
          <table:table-cell office:value-type="float" office:value="1.58854293823242" calcext:value-type="float">
            <text:p>1.5885429382</text:p>
          </table:table-cell>
        </table:table-row>
        <table:table-row table:style-name="ro1">
          <table:table-cell office:value-type="float" office:value="1555578363.59875" calcext:value-type="float">
            <text:p>1555578363.59875</text:p>
          </table:table-cell>
          <table:table-cell office:value-type="float" office:value="61" calcext:value-type="float">
            <text:p>61</text:p>
          </table:table-cell>
          <table:table-cell office:value-type="float" office:value="1.58836734294891" calcext:value-type="float">
            <text:p>1.5883673429</text:p>
          </table:table-cell>
        </table:table-row>
        <table:table-row table:style-name="ro1">
          <table:table-cell office:value-type="float" office:value="1555578434.73979" calcext:value-type="float">
            <text:p>1555578434.73979</text:p>
          </table:table-cell>
          <table:table-cell office:value-type="float" office:value="62" calcext:value-type="float">
            <text:p>62</text:p>
          </table:table-cell>
          <table:table-cell office:value-type="float" office:value="1.59004676342011" calcext:value-type="float">
            <text:p>1.5900467634</text:p>
          </table:table-cell>
        </table:table-row>
        <table:table-row table:style-name="ro1">
          <table:table-cell office:value-type="float" office:value="1555578506.14587" calcext:value-type="float">
            <text:p>1555578506.14587</text:p>
          </table:table-cell>
          <table:table-cell office:value-type="float" office:value="63" calcext:value-type="float">
            <text:p>63</text:p>
          </table:table-cell>
          <table:table-cell office:value-type="float" office:value="1.58624994754791" calcext:value-type="float">
            <text:p>1.5862499475</text:p>
          </table:table-cell>
        </table:table-row>
        <table:table-row table:style-name="ro1">
          <table:table-cell office:value-type="float" office:value="1555578577.44147" calcext:value-type="float">
            <text:p>1555578577.44147</text:p>
          </table:table-cell>
          <table:table-cell office:value-type="float" office:value="64" calcext:value-type="float">
            <text:p>64</text:p>
          </table:table-cell>
          <table:table-cell office:value-type="float" office:value="1.58710336685181" calcext:value-type="float">
            <text:p>1.5871033669</text:p>
          </table:table-cell>
        </table:table-row>
        <table:table-row table:style-name="ro1">
          <table:table-cell office:value-type="float" office:value="1555578649.17021" calcext:value-type="float">
            <text:p>1555578649.17021</text:p>
          </table:table-cell>
          <table:table-cell office:value-type="float" office:value="65" calcext:value-type="float">
            <text:p>65</text:p>
          </table:table-cell>
          <table:table-cell office:value-type="float" office:value="1.58687734603882" calcext:value-type="float">
            <text:p>1.586877346</text:p>
          </table:table-cell>
        </table:table-row>
        <table:table-row table:style-name="ro1">
          <table:table-cell office:value-type="float" office:value="1555578720.70515" calcext:value-type="float">
            <text:p>1555578720.70515</text:p>
          </table:table-cell>
          <table:table-cell office:value-type="float" office:value="66" calcext:value-type="float">
            <text:p>66</text:p>
          </table:table-cell>
          <table:table-cell office:value-type="float" office:value="1.58508193492889" calcext:value-type="float">
            <text:p>1.5850819349</text:p>
          </table:table-cell>
        </table:table-row>
        <table:table-row table:style-name="ro1">
          <table:table-cell office:value-type="float" office:value="1555578792.72929" calcext:value-type="float">
            <text:p>1555578792.72929</text:p>
          </table:table-cell>
          <table:table-cell office:value-type="float" office:value="67" calcext:value-type="float">
            <text:p>67</text:p>
          </table:table-cell>
          <table:table-cell office:value-type="float" office:value="1.5855917930603" calcext:value-type="float">
            <text:p>1.5855917931</text:p>
          </table:table-cell>
        </table:table-row>
        <table:table-row table:style-name="ro1">
          <table:table-cell office:value-type="float" office:value="1555578863.88424" calcext:value-type="float">
            <text:p>1555578863.88424</text:p>
          </table:table-cell>
          <table:table-cell office:value-type="float" office:value="68" calcext:value-type="float">
            <text:p>68</text:p>
          </table:table-cell>
          <table:table-cell office:value-type="float" office:value="1.59171795845032" calcext:value-type="float">
            <text:p>1.5917179585</text:p>
          </table:table-cell>
        </table:table-row>
        <table:table-row table:style-name="ro1">
          <table:table-cell office:value-type="float" office:value="1555578935.7507" calcext:value-type="float">
            <text:p>1555578935.7507</text:p>
          </table:table-cell>
          <table:table-cell office:value-type="float" office:value="69" calcext:value-type="float">
            <text:p>69</text:p>
          </table:table-cell>
          <table:table-cell office:value-type="float" office:value="1.58648192882538" calcext:value-type="float">
            <text:p>1.5864819288</text:p>
          </table:table-cell>
        </table:table-row>
        <table:table-row table:style-name="ro1">
          <table:table-cell office:value-type="float" office:value="1555579007.16901" calcext:value-type="float">
            <text:p>1555579007.16901</text:p>
          </table:table-cell>
          <table:table-cell office:value-type="float" office:value="70" calcext:value-type="float">
            <text:p>70</text:p>
          </table:table-cell>
          <table:table-cell office:value-type="float" office:value="1.5817574262619" calcext:value-type="float">
            <text:p>1.5817574263</text:p>
          </table:table-cell>
        </table:table-row>
        <table:table-row table:style-name="ro1">
          <table:table-cell office:value-type="float" office:value="1555579078.73022" calcext:value-type="float">
            <text:p>1555579078.73022</text:p>
          </table:table-cell>
          <table:table-cell office:value-type="float" office:value="71" calcext:value-type="float">
            <text:p>71</text:p>
          </table:table-cell>
          <table:table-cell office:value-type="float" office:value="1.59580051898956" calcext:value-type="float">
            <text:p>1.595800519</text:p>
          </table:table-cell>
        </table:table-row>
        <table:table-row table:style-name="ro1">
          <table:table-cell office:value-type="float" office:value="1555579149.9028" calcext:value-type="float">
            <text:p>1555579149.9028</text:p>
          </table:table-cell>
          <table:table-cell office:value-type="float" office:value="72" calcext:value-type="float">
            <text:p>72</text:p>
          </table:table-cell>
          <table:table-cell office:value-type="float" office:value="1.5864223241806" calcext:value-type="float">
            <text:p>1.5864223242</text:p>
          </table:table-cell>
        </table:table-row>
        <table:table-row table:style-name="ro1">
          <table:table-cell office:value-type="float" office:value="1555579220.82668" calcext:value-type="float">
            <text:p>1555579220.82668</text:p>
          </table:table-cell>
          <table:table-cell office:value-type="float" office:value="73" calcext:value-type="float">
            <text:p>73</text:p>
          </table:table-cell>
          <table:table-cell office:value-type="float" office:value="1.58875119686127" calcext:value-type="float">
            <text:p>1.5887511969</text:p>
          </table:table-cell>
        </table:table-row>
        <table:table-row table:style-name="ro1">
          <table:table-cell office:value-type="float" office:value="1555579291.99739" calcext:value-type="float">
            <text:p>1555579291.99739</text:p>
          </table:table-cell>
          <table:table-cell office:value-type="float" office:value="74" calcext:value-type="float">
            <text:p>74</text:p>
          </table:table-cell>
          <table:table-cell office:value-type="float" office:value="1.58789479732513" calcext:value-type="float">
            <text:p>1.5878947973</text:p>
          </table:table-cell>
        </table:table-row>
        <table:table-row table:style-name="ro1">
          <table:table-cell office:value-type="float" office:value="1555579363.49686" calcext:value-type="float">
            <text:p>1555579363.49686</text:p>
          </table:table-cell>
          <table:table-cell office:value-type="float" office:value="75" calcext:value-type="float">
            <text:p>75</text:p>
          </table:table-cell>
          <table:table-cell office:value-type="float" office:value="1.59857308864594" calcext:value-type="float">
            <text:p>1.5985730886</text:p>
          </table:table-cell>
        </table:table-row>
        <table:table-row table:style-name="ro1">
          <table:table-cell office:value-type="float" office:value="1555579434.75282" calcext:value-type="float">
            <text:p>1555579434.75282</text:p>
          </table:table-cell>
          <table:table-cell office:value-type="float" office:value="76" calcext:value-type="float">
            <text:p>76</text:p>
          </table:table-cell>
          <table:table-cell office:value-type="float" office:value="1.58615553379059" calcext:value-type="float">
            <text:p>1.5861555338</text:p>
          </table:table-cell>
        </table:table-row>
        <table:table-row table:style-name="ro1">
          <table:table-cell office:value-type="float" office:value="1555579506.46293" calcext:value-type="float">
            <text:p>1555579506.46293</text:p>
          </table:table-cell>
          <table:table-cell office:value-type="float" office:value="77" calcext:value-type="float">
            <text:p>77</text:p>
          </table:table-cell>
          <table:table-cell office:value-type="float" office:value="1.59042823314667" calcext:value-type="float">
            <text:p>1.5904282331</text:p>
          </table:table-cell>
        </table:table-row>
        <table:table-row table:style-name="ro1">
          <table:table-cell office:value-type="float" office:value="1555579577.81079" calcext:value-type="float">
            <text:p>1555579577.81079</text:p>
          </table:table-cell>
          <table:table-cell office:value-type="float" office:value="78" calcext:value-type="float">
            <text:p>78</text:p>
          </table:table-cell>
          <table:table-cell office:value-type="float" office:value="1.58333599567413" calcext:value-type="float">
            <text:p>1.5833359957</text:p>
          </table:table-cell>
        </table:table-row>
        <table:table-row table:style-name="ro1">
          <table:table-cell office:value-type="float" office:value="1555579649.4804" calcext:value-type="float">
            <text:p>1555579649.4804</text:p>
          </table:table-cell>
          <table:table-cell office:value-type="float" office:value="79" calcext:value-type="float">
            <text:p>79</text:p>
          </table:table-cell>
          <table:table-cell office:value-type="float" office:value="1.58375632762909" calcext:value-type="float">
            <text:p>1.5837563276</text:p>
          </table:table-cell>
        </table:table-row>
        <table:table-row table:style-name="ro1">
          <table:table-cell office:value-type="float" office:value="1555579721.03878" calcext:value-type="float">
            <text:p>1555579721.03878</text:p>
          </table:table-cell>
          <table:table-cell office:value-type="float" office:value="80" calcext:value-type="float">
            <text:p>80</text:p>
          </table:table-cell>
          <table:table-cell office:value-type="float" office:value="1.59019303321838" calcext:value-type="float">
            <text:p>1.5901930332</text:p>
          </table:table-cell>
        </table:table-row>
        <table:table-row table:style-name="ro1">
          <table:table-cell office:value-type="float" office:value="1555579791.93048" calcext:value-type="float">
            <text:p>1555579791.93048</text:p>
          </table:table-cell>
          <table:table-cell office:value-type="float" office:value="81" calcext:value-type="float">
            <text:p>81</text:p>
          </table:table-cell>
          <table:table-cell office:value-type="float" office:value="1.58467447757721" calcext:value-type="float">
            <text:p>1.5846744776</text:p>
          </table:table-cell>
        </table:table-row>
        <table:table-row table:style-name="ro1">
          <table:table-cell office:value-type="float" office:value="1555579863.74537" calcext:value-type="float">
            <text:p>1555579863.74537</text:p>
          </table:table-cell>
          <table:table-cell office:value-type="float" office:value="82" calcext:value-type="float">
            <text:p>82</text:p>
          </table:table-cell>
          <table:table-cell office:value-type="float" office:value="1.59659850597382" calcext:value-type="float">
            <text:p>1.596598506</text:p>
          </table:table-cell>
        </table:table-row>
        <table:table-row table:style-name="ro1">
          <table:table-cell office:value-type="float" office:value="1555579934.92876" calcext:value-type="float">
            <text:p>1555579934.92876</text:p>
          </table:table-cell>
          <table:table-cell office:value-type="float" office:value="83" calcext:value-type="float">
            <text:p>83</text:p>
          </table:table-cell>
          <table:table-cell office:value-type="float" office:value="1.59040629863739" calcext:value-type="float">
            <text:p>1.5904062986</text:p>
          </table:table-cell>
        </table:table-row>
        <table:table-row table:style-name="ro1">
          <table:table-cell office:value-type="float" office:value="1555580006.65629" calcext:value-type="float">
            <text:p>1555580006.65629</text:p>
          </table:table-cell>
          <table:table-cell office:value-type="float" office:value="84" calcext:value-type="float">
            <text:p>84</text:p>
          </table:table-cell>
          <table:table-cell office:value-type="float" office:value="1.58520400524139" calcext:value-type="float">
            <text:p>1.5852040052</text:p>
          </table:table-cell>
        </table:table-row>
        <table:table-row table:style-name="ro1">
          <table:table-cell office:value-type="float" office:value="1555580078.22792" calcext:value-type="float">
            <text:p>1555580078.22792</text:p>
          </table:table-cell>
          <table:table-cell office:value-type="float" office:value="85" calcext:value-type="float">
            <text:p>85</text:p>
          </table:table-cell>
          <table:table-cell office:value-type="float" office:value="1.59326303005219" calcext:value-type="float">
            <text:p>1.5932630301</text:p>
          </table:table-cell>
        </table:table-row>
        <table:table-row table:style-name="ro1">
          <table:table-cell office:value-type="float" office:value="1555580149.45534" calcext:value-type="float">
            <text:p>1555580149.45534</text:p>
          </table:table-cell>
          <table:table-cell office:value-type="float" office:value="86" calcext:value-type="float">
            <text:p>86</text:p>
          </table:table-cell>
          <table:table-cell office:value-type="float" office:value="1.59096586704254" calcext:value-type="float">
            <text:p>1.590965867</text:p>
          </table:table-cell>
        </table:table-row>
        <table:table-row table:style-name="ro1">
          <table:table-cell office:value-type="float" office:value="1555580221.50595" calcext:value-type="float">
            <text:p>1555580221.50595</text:p>
          </table:table-cell>
          <table:table-cell office:value-type="float" office:value="87" calcext:value-type="float">
            <text:p>87</text:p>
          </table:table-cell>
          <table:table-cell office:value-type="float" office:value="1.58670556545258" calcext:value-type="float">
            <text:p>1.5867055655</text:p>
          </table:table-cell>
        </table:table-row>
        <table:table-row table:style-name="ro1">
          <table:table-cell office:value-type="float" office:value="1555580292.31751" calcext:value-type="float">
            <text:p>1555580292.31751</text:p>
          </table:table-cell>
          <table:table-cell office:value-type="float" office:value="88" calcext:value-type="float">
            <text:p>88</text:p>
          </table:table-cell>
          <table:table-cell office:value-type="float" office:value="1.5896098613739" calcext:value-type="float">
            <text:p>1.5896098614</text:p>
          </table:table-cell>
        </table:table-row>
        <table:table-row table:style-name="ro1">
          <table:table-cell office:value-type="float" office:value="1555580363.82204" calcext:value-type="float">
            <text:p>1555580363.82204</text:p>
          </table:table-cell>
          <table:table-cell office:value-type="float" office:value="89" calcext:value-type="float">
            <text:p>89</text:p>
          </table:table-cell>
          <table:table-cell office:value-type="float" office:value="1.58940625190735" calcext:value-type="float">
            <text:p>1.5894062519</text:p>
          </table:table-cell>
        </table:table-row>
        <table:table-row table:style-name="ro1">
          <table:table-cell office:value-type="float" office:value="1555580435.17473" calcext:value-type="float">
            <text:p>1555580435.17473</text:p>
          </table:table-cell>
          <table:table-cell office:value-type="float" office:value="90" calcext:value-type="float">
            <text:p>90</text:p>
          </table:table-cell>
          <table:table-cell office:value-type="float" office:value="1.58726835250855" calcext:value-type="float">
            <text:p>1.5872683525</text:p>
          </table:table-cell>
        </table:table-row>
        <table:table-row table:style-name="ro1">
          <table:table-cell office:value-type="float" office:value="1555580506.54305" calcext:value-type="float">
            <text:p>1555580506.54305</text:p>
          </table:table-cell>
          <table:table-cell office:value-type="float" office:value="91" calcext:value-type="float">
            <text:p>91</text:p>
          </table:table-cell>
          <table:table-cell office:value-type="float" office:value="1.58382093906403" calcext:value-type="float">
            <text:p>1.5838209391</text:p>
          </table:table-cell>
        </table:table-row>
        <table:table-row table:style-name="ro1">
          <table:table-cell office:value-type="float" office:value="1555580577.77677" calcext:value-type="float">
            <text:p>1555580577.77677</text:p>
          </table:table-cell>
          <table:table-cell office:value-type="float" office:value="92" calcext:value-type="float">
            <text:p>92</text:p>
          </table:table-cell>
          <table:table-cell office:value-type="float" office:value="1.58480405807495" calcext:value-type="float">
            <text:p>1.5848040581</text:p>
          </table:table-cell>
        </table:table-row>
        <table:table-row table:style-name="ro1">
          <table:table-cell office:value-type="float" office:value="1555580649.35451" calcext:value-type="float">
            <text:p>1555580649.35451</text:p>
          </table:table-cell>
          <table:table-cell office:value-type="float" office:value="93" calcext:value-type="float">
            <text:p>93</text:p>
          </table:table-cell>
          <table:table-cell office:value-type="float" office:value="1.58384215831757" calcext:value-type="float">
            <text:p>1.5838421583</text:p>
          </table:table-cell>
        </table:table-row>
        <table:table-row table:style-name="ro1">
          <table:table-cell office:value-type="float" office:value="1555580720.7977" calcext:value-type="float">
            <text:p>1555580720.7977</text:p>
          </table:table-cell>
          <table:table-cell office:value-type="float" office:value="94" calcext:value-type="float">
            <text:p>94</text:p>
          </table:table-cell>
          <table:table-cell office:value-type="float" office:value="1.58421540260315" calcext:value-type="float">
            <text:p>1.5842154026</text:p>
          </table:table-cell>
        </table:table-row>
        <table:table-row table:style-name="ro1">
          <table:table-cell office:value-type="float" office:value="1555580792.05939" calcext:value-type="float">
            <text:p>1555580792.05939</text:p>
          </table:table-cell>
          <table:table-cell office:value-type="float" office:value="95" calcext:value-type="float">
            <text:p>95</text:p>
          </table:table-cell>
          <table:table-cell office:value-type="float" office:value="1.58283245563507" calcext:value-type="float">
            <text:p>1.5828324556</text:p>
          </table:table-cell>
        </table:table-row>
        <table:table-row table:style-name="ro1">
          <table:table-cell office:value-type="float" office:value="1555580863.32647" calcext:value-type="float">
            <text:p>1555580863.32647</text:p>
          </table:table-cell>
          <table:table-cell office:value-type="float" office:value="96" calcext:value-type="float">
            <text:p>96</text:p>
          </table:table-cell>
          <table:table-cell office:value-type="float" office:value="1.58607316017151" calcext:value-type="float">
            <text:p>1.5860731602</text:p>
          </table:table-cell>
        </table:table-row>
        <table:table-row table:style-name="ro1">
          <table:table-cell office:value-type="float" office:value="1555580934.74836" calcext:value-type="float">
            <text:p>1555580934.74836</text:p>
          </table:table-cell>
          <table:table-cell office:value-type="float" office:value="97" calcext:value-type="float">
            <text:p>97</text:p>
          </table:table-cell>
          <table:table-cell office:value-type="float" office:value="1.58457171916962" calcext:value-type="float">
            <text:p>1.5845717192</text:p>
          </table:table-cell>
        </table:table-row>
        <table:table-row table:style-name="ro1">
          <table:table-cell office:value-type="float" office:value="1555581005.87864" calcext:value-type="float">
            <text:p>1555581005.87864</text:p>
          </table:table-cell>
          <table:table-cell office:value-type="float" office:value="98" calcext:value-type="float">
            <text:p>98</text:p>
          </table:table-cell>
          <table:table-cell office:value-type="float" office:value="1.58489274978638" calcext:value-type="float">
            <text:p>1.5848927498</text:p>
          </table:table-cell>
        </table:table-row>
        <table:table-row table:style-name="ro1">
          <table:table-cell office:value-type="float" office:value="1555581077.48299" calcext:value-type="float">
            <text:p>1555581077.48299</text:p>
          </table:table-cell>
          <table:table-cell office:value-type="float" office:value="99" calcext:value-type="float">
            <text:p>99</text:p>
          </table:table-cell>
          <table:table-cell office:value-type="float" office:value="1.58230924606323" calcext:value-type="float">
            <text:p>1.5823092461</text:p>
          </table:table-cell>
        </table:table-row>
        <table:table-row table:style-name="ro1">
          <table:table-cell office:value-type="float" office:value="1555581148.81101" calcext:value-type="float">
            <text:p>1555581148.81101</text:p>
          </table:table-cell>
          <table:table-cell office:value-type="float" office:value="100" calcext:value-type="float">
            <text:p>100</text:p>
          </table:table-cell>
          <table:table-cell office:value-type="float" office:value="1.5836740732193" calcext:value-type="float">
            <text:p>1.5836740732</text:p>
          </table:table-cell>
        </table:table-row>
        <table:table-row table:style-name="ro1">
          <table:table-cell office:value-type="float" office:value="1555581219.95845" calcext:value-type="float">
            <text:p>1555581219.95845</text:p>
          </table:table-cell>
          <table:table-cell office:value-type="float" office:value="101" calcext:value-type="float">
            <text:p>101</text:p>
          </table:table-cell>
          <table:table-cell office:value-type="float" office:value="1.59114670753479" calcext:value-type="float">
            <text:p>1.5911467075</text:p>
          </table:table-cell>
        </table:table-row>
        <table:table-row table:style-name="ro1">
          <table:table-cell office:value-type="float" office:value="1555581291.60762" calcext:value-type="float">
            <text:p>1555581291.60762</text:p>
          </table:table-cell>
          <table:table-cell office:value-type="float" office:value="102" calcext:value-type="float">
            <text:p>102</text:p>
          </table:table-cell>
          <table:table-cell office:value-type="float" office:value="1.58487689495087" calcext:value-type="float">
            <text:p>1.584876895</text:p>
          </table:table-cell>
        </table:table-row>
        <table:table-row table:style-name="ro1">
          <table:table-cell office:value-type="float" office:value="1555581362.91334" calcext:value-type="float">
            <text:p>1555581362.91334</text:p>
          </table:table-cell>
          <table:table-cell office:value-type="float" office:value="103" calcext:value-type="float">
            <text:p>103</text:p>
          </table:table-cell>
          <table:table-cell office:value-type="float" office:value="1.58567941188812" calcext:value-type="float">
            <text:p>1.5856794119</text:p>
          </table:table-cell>
        </table:table-row>
        <table:table-row table:style-name="ro1">
          <table:table-cell office:value-type="float" office:value="1555581434.17973" calcext:value-type="float">
            <text:p>1555581434.17973</text:p>
          </table:table-cell>
          <table:table-cell office:value-type="float" office:value="104" calcext:value-type="float">
            <text:p>104</text:p>
          </table:table-cell>
          <table:table-cell office:value-type="float" office:value="1.57985889911652" calcext:value-type="float">
            <text:p>1.5798588991</text:p>
          </table:table-cell>
        </table:table-row>
        <table:table-row table:style-name="ro1">
          <table:table-cell office:value-type="float" office:value="1555581505.69961" calcext:value-type="float">
            <text:p>1555581505.69961</text:p>
          </table:table-cell>
          <table:table-cell office:value-type="float" office:value="105" calcext:value-type="float">
            <text:p>105</text:p>
          </table:table-cell>
          <table:table-cell office:value-type="float" office:value="1.58721017837524" calcext:value-type="float">
            <text:p>1.5872101784</text:p>
          </table:table-cell>
        </table:table-row>
        <table:table-row table:style-name="ro1">
          <table:table-cell office:value-type="float" office:value="1555581576.66335" calcext:value-type="float">
            <text:p>1555581576.66335</text:p>
          </table:table-cell>
          <table:table-cell office:value-type="float" office:value="106" calcext:value-type="float">
            <text:p>106</text:p>
          </table:table-cell>
          <table:table-cell office:value-type="float" office:value="1.58592784404755" calcext:value-type="float">
            <text:p>1.585927844</text:p>
          </table:table-cell>
        </table:table-row>
        <table:table-row table:style-name="ro1">
          <table:table-cell office:value-type="float" office:value="1555581647.89662" calcext:value-type="float">
            <text:p>1555581647.89662</text:p>
          </table:table-cell>
          <table:table-cell office:value-type="float" office:value="107" calcext:value-type="float">
            <text:p>107</text:p>
          </table:table-cell>
          <table:table-cell office:value-type="float" office:value="1.57979047298431" calcext:value-type="float">
            <text:p>1.579790473</text:p>
          </table:table-cell>
        </table:table-row>
        <table:table-row table:style-name="ro1">
          <table:table-cell office:value-type="float" office:value="1555581719.5857" calcext:value-type="float">
            <text:p>1555581719.5857</text:p>
          </table:table-cell>
          <table:table-cell office:value-type="float" office:value="108" calcext:value-type="float">
            <text:p>108</text:p>
          </table:table-cell>
          <table:table-cell office:value-type="float" office:value="1.58157205581665" calcext:value-type="float">
            <text:p>1.5815720558</text:p>
          </table:table-cell>
        </table:table-row>
        <table:table-row table:style-name="ro1">
          <table:table-cell office:value-type="float" office:value="1555581791.20769" calcext:value-type="float">
            <text:p>1555581791.20769</text:p>
          </table:table-cell>
          <table:table-cell office:value-type="float" office:value="109" calcext:value-type="float">
            <text:p>109</text:p>
          </table:table-cell>
          <table:table-cell office:value-type="float" office:value="1.58498179912567" calcext:value-type="float">
            <text:p>1.5849817991</text:p>
          </table:table-cell>
        </table:table-row>
        <table:table-row table:style-name="ro1">
          <table:table-cell office:value-type="float" office:value="1555581862.27281" calcext:value-type="float">
            <text:p>1555581862.27281</text:p>
          </table:table-cell>
          <table:table-cell office:value-type="float" office:value="110" calcext:value-type="float">
            <text:p>110</text:p>
          </table:table-cell>
          <table:table-cell office:value-type="float" office:value="1.58195424079895" calcext:value-type="float">
            <text:p>1.5819542408</text:p>
          </table:table-cell>
        </table:table-row>
        <table:table-row table:style-name="ro1">
          <table:table-cell office:value-type="float" office:value="1555581934.28109" calcext:value-type="float">
            <text:p>1555581934.28109</text:p>
          </table:table-cell>
          <table:table-cell office:value-type="float" office:value="111" calcext:value-type="float">
            <text:p>111</text:p>
          </table:table-cell>
          <table:table-cell office:value-type="float" office:value="1.58764779567719" calcext:value-type="float">
            <text:p>1.5876477957</text:p>
          </table:table-cell>
        </table:table-row>
        <table:table-row table:style-name="ro1">
          <table:table-cell office:value-type="float" office:value="1555582005.43326" calcext:value-type="float">
            <text:p>1555582005.43326</text:p>
          </table:table-cell>
          <table:table-cell office:value-type="float" office:value="112" calcext:value-type="float">
            <text:p>112</text:p>
          </table:table-cell>
          <table:table-cell office:value-type="float" office:value="1.58033490180969" calcext:value-type="float">
            <text:p>1.5803349018</text:p>
          </table:table-cell>
        </table:table-row>
        <table:table-row table:style-name="ro1">
          <table:table-cell office:value-type="float" office:value="1555582076.64167" calcext:value-type="float">
            <text:p>1555582076.64167</text:p>
          </table:table-cell>
          <table:table-cell office:value-type="float" office:value="113" calcext:value-type="float">
            <text:p>113</text:p>
          </table:table-cell>
          <table:table-cell office:value-type="float" office:value="1.5796822309494" calcext:value-type="float">
            <text:p>1.5796822309</text:p>
          </table:table-cell>
        </table:table-row>
        <table:table-row table:style-name="ro1">
          <table:table-cell office:value-type="float" office:value="1555582147.90442" calcext:value-type="float">
            <text:p>1555582147.90442</text:p>
          </table:table-cell>
          <table:table-cell office:value-type="float" office:value="114" calcext:value-type="float">
            <text:p>114</text:p>
          </table:table-cell>
          <table:table-cell office:value-type="float" office:value="1.5853967666626" calcext:value-type="float">
            <text:p>1.5853967667</text:p>
          </table:table-cell>
        </table:table-row>
        <table:table-row table:style-name="ro1">
          <table:table-cell office:value-type="float" office:value="1555582218.94733" calcext:value-type="float">
            <text:p>1555582218.94733</text:p>
          </table:table-cell>
          <table:table-cell office:value-type="float" office:value="115" calcext:value-type="float">
            <text:p>115</text:p>
          </table:table-cell>
          <table:table-cell office:value-type="float" office:value="1.57938551902771" calcext:value-type="float">
            <text:p>1.579385519</text:p>
          </table:table-cell>
        </table:table-row>
        <table:table-row table:style-name="ro1">
          <table:table-cell office:value-type="float" office:value="1555582290.70768" calcext:value-type="float">
            <text:p>1555582290.70768</text:p>
          </table:table-cell>
          <table:table-cell office:value-type="float" office:value="116" calcext:value-type="float">
            <text:p>116</text:p>
          </table:table-cell>
          <table:table-cell office:value-type="float" office:value="1.58298754692078" calcext:value-type="float">
            <text:p>1.5829875469</text:p>
          </table:table-cell>
        </table:table-row>
        <table:table-row table:style-name="ro1">
          <table:table-cell office:value-type="float" office:value="1555582361.89216" calcext:value-type="float">
            <text:p>1555582361.89216</text:p>
          </table:table-cell>
          <table:table-cell office:value-type="float" office:value="117" calcext:value-type="float">
            <text:p>117</text:p>
          </table:table-cell>
          <table:table-cell office:value-type="float" office:value="1.58455181121826" calcext:value-type="float">
            <text:p>1.5845518112</text:p>
          </table:table-cell>
        </table:table-row>
        <table:table-row table:style-name="ro1">
          <table:table-cell office:value-type="float" office:value="1555582432.97777" calcext:value-type="float">
            <text:p>1555582432.97777</text:p>
          </table:table-cell>
          <table:table-cell office:value-type="float" office:value="118" calcext:value-type="float">
            <text:p>118</text:p>
          </table:table-cell>
          <table:table-cell office:value-type="float" office:value="1.58772873878479" calcext:value-type="float">
            <text:p>1.5877287388</text:p>
          </table:table-cell>
        </table:table-row>
        <table:table-row table:style-name="ro1">
          <table:table-cell office:value-type="float" office:value="1555582504.37967" calcext:value-type="float">
            <text:p>1555582504.37967</text:p>
          </table:table-cell>
          <table:table-cell office:value-type="float" office:value="119" calcext:value-type="float">
            <text:p>119</text:p>
          </table:table-cell>
          <table:table-cell office:value-type="float" office:value="1.58113169670105" calcext:value-type="float">
            <text:p>1.5811316967</text:p>
          </table:table-cell>
        </table:table-row>
        <table:table-row table:style-name="ro1">
          <table:table-cell office:value-type="float" office:value="1555582575.3925" calcext:value-type="float">
            <text:p>1555582575.3925</text:p>
          </table:table-cell>
          <table:table-cell office:value-type="float" office:value="120" calcext:value-type="float">
            <text:p>120</text:p>
          </table:table-cell>
          <table:table-cell office:value-type="float" office:value="1.58434069156647" calcext:value-type="float">
            <text:p>1.5843406916</text:p>
          </table:table-cell>
        </table:table-row>
        <table:table-row table:style-name="ro1">
          <table:table-cell office:value-type="float" office:value="1555582646.50394" calcext:value-type="float">
            <text:p>1555582646.50394</text:p>
          </table:table-cell>
          <table:table-cell office:value-type="float" office:value="121" calcext:value-type="float">
            <text:p>121</text:p>
          </table:table-cell>
          <table:table-cell office:value-type="float" office:value="1.58064782619476" calcext:value-type="float">
            <text:p>1.5806478262</text:p>
          </table:table-cell>
        </table:table-row>
        <table:table-row table:style-name="ro1">
          <table:table-cell office:value-type="float" office:value="1555582718.1154" calcext:value-type="float">
            <text:p>1555582718.1154</text:p>
          </table:table-cell>
          <table:table-cell office:value-type="float" office:value="122" calcext:value-type="float">
            <text:p>122</text:p>
          </table:table-cell>
          <table:table-cell office:value-type="float" office:value="1.58282434940338" calcext:value-type="float">
            <text:p>1.5828243494</text:p>
          </table:table-cell>
        </table:table-row>
        <table:table-row table:style-name="ro1">
          <table:table-cell office:value-type="float" office:value="1555582789.28068" calcext:value-type="float">
            <text:p>1555582789.28068</text:p>
          </table:table-cell>
          <table:table-cell office:value-type="float" office:value="123" calcext:value-type="float">
            <text:p>123</text:p>
          </table:table-cell>
          <table:table-cell office:value-type="float" office:value="1.58400011062622" calcext:value-type="float">
            <text:p>1.5840001106</text:p>
          </table:table-cell>
        </table:table-row>
        <table:table-row table:style-name="ro1">
          <table:table-cell office:value-type="float" office:value="1555582860.79863" calcext:value-type="float">
            <text:p>1555582860.79863</text:p>
          </table:table-cell>
          <table:table-cell office:value-type="float" office:value="124" calcext:value-type="float">
            <text:p>124</text:p>
          </table:table-cell>
          <table:table-cell office:value-type="float" office:value="1.57948815822601" calcext:value-type="float">
            <text:p>1.5794881582</text:p>
          </table:table-cell>
        </table:table-row>
        <table:table-row table:style-name="ro1">
          <table:table-cell office:value-type="float" office:value="1555582932.58734" calcext:value-type="float">
            <text:p>1555582932.58734</text:p>
          </table:table-cell>
          <table:table-cell office:value-type="float" office:value="125" calcext:value-type="float">
            <text:p>125</text:p>
          </table:table-cell>
          <table:table-cell office:value-type="float" office:value="1.58321535587311" calcext:value-type="float">
            <text:p>1.5832153559</text:p>
          </table:table-cell>
        </table:table-row>
        <table:table-row table:style-name="ro1">
          <table:table-cell office:value-type="float" office:value="1555583003.91685" calcext:value-type="float">
            <text:p>1555583003.91685</text:p>
          </table:table-cell>
          <table:table-cell office:value-type="float" office:value="126" calcext:value-type="float">
            <text:p>126</text:p>
          </table:table-cell>
          <table:table-cell office:value-type="float" office:value="1.57953524589539" calcext:value-type="float">
            <text:p>1.5795352459</text:p>
          </table:table-cell>
        </table:table-row>
        <table:table-row table:style-name="ro1">
          <table:table-cell office:value-type="float" office:value="1555583075.23776" calcext:value-type="float">
            <text:p>1555583075.23776</text:p>
          </table:table-cell>
          <table:table-cell office:value-type="float" office:value="127" calcext:value-type="float">
            <text:p>127</text:p>
          </table:table-cell>
          <table:table-cell office:value-type="float" office:value="1.58889806270599" calcext:value-type="float">
            <text:p>1.5888980627</text:p>
          </table:table-cell>
        </table:table-row>
        <table:table-row table:style-name="ro1">
          <table:table-cell office:value-type="float" office:value="1555583146.89603" calcext:value-type="float">
            <text:p>1555583146.89603</text:p>
          </table:table-cell>
          <table:table-cell office:value-type="float" office:value="128" calcext:value-type="float">
            <text:p>128</text:p>
          </table:table-cell>
          <table:table-cell office:value-type="float" office:value="1.58483171463013" calcext:value-type="float">
            <text:p>1.5848317146</text:p>
          </table:table-cell>
        </table:table-row>
        <table:table-row table:style-name="ro1">
          <table:table-cell office:value-type="float" office:value="1555583218.07176" calcext:value-type="float">
            <text:p>1555583218.07176</text:p>
          </table:table-cell>
          <table:table-cell office:value-type="float" office:value="129" calcext:value-type="float">
            <text:p>129</text:p>
          </table:table-cell>
          <table:table-cell office:value-type="float" office:value="1.58260846138001" calcext:value-type="float">
            <text:p>1.5826084614</text:p>
          </table:table-cell>
        </table:table-row>
        <table:table-row table:style-name="ro1">
          <table:table-cell office:value-type="float" office:value="1555583289.32886" calcext:value-type="float">
            <text:p>1555583289.32886</text:p>
          </table:table-cell>
          <table:table-cell office:value-type="float" office:value="130" calcext:value-type="float">
            <text:p>130</text:p>
          </table:table-cell>
          <table:table-cell office:value-type="float" office:value="1.58217144012451" calcext:value-type="float">
            <text:p>1.5821714401</text:p>
          </table:table-cell>
        </table:table-row>
        <table:table-row table:style-name="ro1">
          <table:table-cell office:value-type="float" office:value="1555583360.49785" calcext:value-type="float">
            <text:p>1555583360.49785</text:p>
          </table:table-cell>
          <table:table-cell office:value-type="float" office:value="131" calcext:value-type="float">
            <text:p>131</text:p>
          </table:table-cell>
          <table:table-cell office:value-type="float" office:value="1.58229434490204" calcext:value-type="float">
            <text:p>1.5822943449</text:p>
          </table:table-cell>
        </table:table-row>
        <table:table-row table:style-name="ro1">
          <table:table-cell office:value-type="float" office:value="1555583431.80455" calcext:value-type="float">
            <text:p>1555583431.80455</text:p>
          </table:table-cell>
          <table:table-cell office:value-type="float" office:value="132" calcext:value-type="float">
            <text:p>132</text:p>
          </table:table-cell>
          <table:table-cell office:value-type="float" office:value="1.5798499584198" calcext:value-type="float">
            <text:p>1.5798499584</text:p>
          </table:table-cell>
        </table:table-row>
        <table:table-row table:style-name="ro1">
          <table:table-cell office:value-type="float" office:value="1555583502.88771" calcext:value-type="float">
            <text:p>1555583502.88771</text:p>
          </table:table-cell>
          <table:table-cell office:value-type="float" office:value="133" calcext:value-type="float">
            <text:p>133</text:p>
          </table:table-cell>
          <table:table-cell office:value-type="float" office:value="1.58484816551209" calcext:value-type="float">
            <text:p>1.5848481655</text:p>
          </table:table-cell>
        </table:table-row>
        <table:table-row table:style-name="ro1">
          <table:table-cell office:value-type="float" office:value="1555583574.43954" calcext:value-type="float">
            <text:p>1555583574.43954</text:p>
          </table:table-cell>
          <table:table-cell office:value-type="float" office:value="134" calcext:value-type="float">
            <text:p>134</text:p>
          </table:table-cell>
          <table:table-cell office:value-type="float" office:value="1.58041799068451" calcext:value-type="float">
            <text:p>1.5804179907</text:p>
          </table:table-cell>
        </table:table-row>
        <table:table-row table:style-name="ro1">
          <table:table-cell office:value-type="float" office:value="1555583645.64352" calcext:value-type="float">
            <text:p>1555583645.64352</text:p>
          </table:table-cell>
          <table:table-cell office:value-type="float" office:value="135" calcext:value-type="float">
            <text:p>135</text:p>
          </table:table-cell>
          <table:table-cell office:value-type="float" office:value="1.5791095495224" calcext:value-type="float">
            <text:p>1.5791095495</text:p>
          </table:table-cell>
        </table:table-row>
        <table:table-row table:style-name="ro1">
          <table:table-cell office:value-type="float" office:value="1555583717.36555" calcext:value-type="float">
            <text:p>1555583717.36555</text:p>
          </table:table-cell>
          <table:table-cell office:value-type="float" office:value="136" calcext:value-type="float">
            <text:p>136</text:p>
          </table:table-cell>
          <table:table-cell office:value-type="float" office:value="1.57941234111786" calcext:value-type="float">
            <text:p>1.5794123411</text:p>
          </table:table-cell>
        </table:table-row>
        <table:table-row table:style-name="ro1">
          <table:table-cell office:value-type="float" office:value="1555583788.36191" calcext:value-type="float">
            <text:p>1555583788.36191</text:p>
          </table:table-cell>
          <table:table-cell office:value-type="float" office:value="137" calcext:value-type="float">
            <text:p>137</text:p>
          </table:table-cell>
          <table:table-cell office:value-type="float" office:value="1.58068907260895" calcext:value-type="float">
            <text:p>1.5806890726</text:p>
          </table:table-cell>
        </table:table-row>
        <table:table-row table:style-name="ro1">
          <table:table-cell office:value-type="float" office:value="1555583859.63363" calcext:value-type="float">
            <text:p>1555583859.63363</text:p>
          </table:table-cell>
          <table:table-cell office:value-type="float" office:value="138" calcext:value-type="float">
            <text:p>138</text:p>
          </table:table-cell>
          <table:table-cell office:value-type="float" office:value="1.58758687973022" calcext:value-type="float">
            <text:p>1.5875868797</text:p>
          </table:table-cell>
        </table:table-row>
        <table:table-row table:style-name="ro1">
          <table:table-cell office:value-type="float" office:value="1555583930.92478" calcext:value-type="float">
            <text:p>1555583930.92478</text:p>
          </table:table-cell>
          <table:table-cell office:value-type="float" office:value="139" calcext:value-type="float">
            <text:p>139</text:p>
          </table:table-cell>
          <table:table-cell office:value-type="float" office:value="1.58036720752716" calcext:value-type="float">
            <text:p>1.5803672075</text:p>
          </table:table-cell>
        </table:table-row>
        <table:table-row table:style-name="ro1">
          <table:table-cell office:value-type="float" office:value="1555584002.49808" calcext:value-type="float">
            <text:p>1555584002.49808</text:p>
          </table:table-cell>
          <table:table-cell office:value-type="float" office:value="140" calcext:value-type="float">
            <text:p>140</text:p>
          </table:table-cell>
          <table:table-cell office:value-type="float" office:value="1.58627057075501" calcext:value-type="float">
            <text:p>1.5862705708</text:p>
          </table:table-cell>
        </table:table-row>
        <table:table-row table:style-name="ro1">
          <table:table-cell office:value-type="float" office:value="1555584074.14283" calcext:value-type="float">
            <text:p>1555584074.14283</text:p>
          </table:table-cell>
          <table:table-cell office:value-type="float" office:value="141" calcext:value-type="float">
            <text:p>141</text:p>
          </table:table-cell>
          <table:table-cell office:value-type="float" office:value="1.57958257198334" calcext:value-type="float">
            <text:p>1.579582572</text:p>
          </table:table-cell>
        </table:table-row>
        <table:table-row table:style-name="ro1">
          <table:table-cell office:value-type="float" office:value="1555584145.95711" calcext:value-type="float">
            <text:p>1555584145.95711</text:p>
          </table:table-cell>
          <table:table-cell office:value-type="float" office:value="142" calcext:value-type="float">
            <text:p>142</text:p>
          </table:table-cell>
          <table:table-cell office:value-type="float" office:value="1.57879054546356" calcext:value-type="float">
            <text:p>1.5787905455</text:p>
          </table:table-cell>
        </table:table-row>
        <table:table-row table:style-name="ro1">
          <table:table-cell office:value-type="float" office:value="1555584217.4204" calcext:value-type="float">
            <text:p>1555584217.4204</text:p>
          </table:table-cell>
          <table:table-cell office:value-type="float" office:value="143" calcext:value-type="float">
            <text:p>143</text:p>
          </table:table-cell>
          <table:table-cell office:value-type="float" office:value="1.57929646968842" calcext:value-type="float">
            <text:p>1.5792964697</text:p>
          </table:table-cell>
        </table:table-row>
        <table:table-row table:style-name="ro1">
          <table:table-cell office:value-type="float" office:value="1555584289.16005" calcext:value-type="float">
            <text:p>1555584289.16005</text:p>
          </table:table-cell>
          <table:table-cell office:value-type="float" office:value="144" calcext:value-type="float">
            <text:p>144</text:p>
          </table:table-cell>
          <table:table-cell office:value-type="float" office:value="1.58411967754364" calcext:value-type="float">
            <text:p>1.5841196775</text:p>
          </table:table-cell>
        </table:table-row>
        <table:table-row table:style-name="ro1">
          <table:table-cell office:value-type="float" office:value="1555584360.42132" calcext:value-type="float">
            <text:p>1555584360.42132</text:p>
          </table:table-cell>
          <table:table-cell office:value-type="float" office:value="145" calcext:value-type="float">
            <text:p>145</text:p>
          </table:table-cell>
          <table:table-cell office:value-type="float" office:value="1.5796445608139" calcext:value-type="float">
            <text:p>1.5796445608</text:p>
          </table:table-cell>
        </table:table-row>
        <table:table-row table:style-name="ro1">
          <table:table-cell office:value-type="float" office:value="1555584432.15012" calcext:value-type="float">
            <text:p>1555584432.15012</text:p>
          </table:table-cell>
          <table:table-cell office:value-type="float" office:value="146" calcext:value-type="float">
            <text:p>146</text:p>
          </table:table-cell>
          <table:table-cell office:value-type="float" office:value="1.57973480224609" calcext:value-type="float">
            <text:p>1.5797348022</text:p>
          </table:table-cell>
        </table:table-row>
        <table:table-row table:style-name="ro1">
          <table:table-cell office:value-type="float" office:value="1555584503.15055" calcext:value-type="float">
            <text:p>1555584503.15055</text:p>
          </table:table-cell>
          <table:table-cell office:value-type="float" office:value="147" calcext:value-type="float">
            <text:p>147</text:p>
          </table:table-cell>
          <table:table-cell office:value-type="float" office:value="1.5794073343277" calcext:value-type="float">
            <text:p>1.5794073343</text:p>
          </table:table-cell>
        </table:table-row>
        <table:table-row table:style-name="ro1">
          <table:table-cell office:value-type="float" office:value="1555584574.40901" calcext:value-type="float">
            <text:p>1555584574.40901</text:p>
          </table:table-cell>
          <table:table-cell office:value-type="float" office:value="148" calcext:value-type="float">
            <text:p>148</text:p>
          </table:table-cell>
          <table:table-cell office:value-type="float" office:value="1.58166491985321" calcext:value-type="float">
            <text:p>1.5816649199</text:p>
          </table:table-cell>
        </table:table-row>
        <table:table-row table:style-name="ro1">
          <table:table-cell office:value-type="float" office:value="1555584645.76455" calcext:value-type="float">
            <text:p>1555584645.76455</text:p>
          </table:table-cell>
          <table:table-cell office:value-type="float" office:value="149" calcext:value-type="float">
            <text:p>149</text:p>
          </table:table-cell>
          <table:table-cell office:value-type="float" office:value="1.58113086223602" calcext:value-type="float">
            <text:p>1.5811308622</text:p>
          </table:table-cell>
        </table:table-row>
        <table:table-row table:style-name="ro1">
          <table:table-cell office:value-type="float" office:value="1555584717.20906" calcext:value-type="float">
            <text:p>1555584717.20906</text:p>
          </table:table-cell>
          <table:table-cell office:value-type="float" office:value="150" calcext:value-type="float">
            <text:p>150</text:p>
          </table:table-cell>
          <table:table-cell office:value-type="float" office:value="1.57457220554352" calcext:value-type="float">
            <text:p>1.5745722055</text:p>
          </table:table-cell>
        </table:table-row>
        <table:table-row table:style-name="ro1">
          <table:table-cell office:value-type="float" office:value="1555584788.41789" calcext:value-type="float">
            <text:p>1555584788.41789</text:p>
          </table:table-cell>
          <table:table-cell office:value-type="float" office:value="151" calcext:value-type="float">
            <text:p>151</text:p>
          </table:table-cell>
          <table:table-cell office:value-type="float" office:value="1.57981741428375" calcext:value-type="float">
            <text:p>1.5798174143</text:p>
          </table:table-cell>
        </table:table-row>
        <table:table-row table:style-name="ro1">
          <table:table-cell office:value-type="float" office:value="1555584859.77524" calcext:value-type="float">
            <text:p>1555584859.77524</text:p>
          </table:table-cell>
          <table:table-cell office:value-type="float" office:value="152" calcext:value-type="float">
            <text:p>152</text:p>
          </table:table-cell>
          <table:table-cell office:value-type="float" office:value="1.58208811283112" calcext:value-type="float">
            <text:p>1.5820881128</text:p>
          </table:table-cell>
        </table:table-row>
        <table:table-row table:style-name="ro1">
          <table:table-cell office:value-type="float" office:value="1555584931.42455" calcext:value-type="float">
            <text:p>1555584931.42455</text:p>
          </table:table-cell>
          <table:table-cell office:value-type="float" office:value="153" calcext:value-type="float">
            <text:p>153</text:p>
          </table:table-cell>
          <table:table-cell office:value-type="float" office:value="1.5784375667572" calcext:value-type="float">
            <text:p>1.5784375668</text:p>
          </table:table-cell>
        </table:table-row>
        <table:table-row table:style-name="ro1">
          <table:table-cell office:value-type="float" office:value="1555585002.99054" calcext:value-type="float">
            <text:p>1555585002.99054</text:p>
          </table:table-cell>
          <table:table-cell office:value-type="float" office:value="154" calcext:value-type="float">
            <text:p>154</text:p>
          </table:table-cell>
          <table:table-cell office:value-type="float" office:value="1.5767275094986" calcext:value-type="float">
            <text:p>1.5767275095</text:p>
          </table:table-cell>
        </table:table-row>
        <table:table-row table:style-name="ro1">
          <table:table-cell office:value-type="float" office:value="1555585074.43734" calcext:value-type="float">
            <text:p>1555585074.43734</text:p>
          </table:table-cell>
          <table:table-cell office:value-type="float" office:value="155" calcext:value-type="float">
            <text:p>155</text:p>
          </table:table-cell>
          <table:table-cell office:value-type="float" office:value="1.57854473590851" calcext:value-type="float">
            <text:p>1.5785447359</text:p>
          </table:table-cell>
        </table:table-row>
        <table:table-row table:style-name="ro1">
          <table:table-cell office:value-type="float" office:value="1555585146.01577" calcext:value-type="float">
            <text:p>1555585146.01577</text:p>
          </table:table-cell>
          <table:table-cell office:value-type="float" office:value="156" calcext:value-type="float">
            <text:p>156</text:p>
          </table:table-cell>
          <table:table-cell office:value-type="float" office:value="1.58186614513397" calcext:value-type="float">
            <text:p>1.5818661451</text:p>
          </table:table-cell>
        </table:table-row>
        <table:table-row table:style-name="ro1">
          <table:table-cell office:value-type="float" office:value="1555585217.11904" calcext:value-type="float">
            <text:p>1555585217.11904</text:p>
          </table:table-cell>
          <table:table-cell office:value-type="float" office:value="157" calcext:value-type="float">
            <text:p>157</text:p>
          </table:table-cell>
          <table:table-cell office:value-type="float" office:value="1.57809615135193" calcext:value-type="float">
            <text:p>1.5780961514</text:p>
          </table:table-cell>
        </table:table-row>
        <table:table-row table:style-name="ro1">
          <table:table-cell office:value-type="float" office:value="1555585288.57473" calcext:value-type="float">
            <text:p>1555585288.57473</text:p>
          </table:table-cell>
          <table:table-cell office:value-type="float" office:value="158" calcext:value-type="float">
            <text:p>158</text:p>
          </table:table-cell>
          <table:table-cell office:value-type="float" office:value="1.57846331596375" calcext:value-type="float">
            <text:p>1.578463316</text:p>
          </table:table-cell>
        </table:table-row>
        <table:table-row table:style-name="ro1">
          <table:table-cell office:value-type="float" office:value="1555585360.09201" calcext:value-type="float">
            <text:p>1555585360.09201</text:p>
          </table:table-cell>
          <table:table-cell office:value-type="float" office:value="159" calcext:value-type="float">
            <text:p>159</text:p>
          </table:table-cell>
          <table:table-cell office:value-type="float" office:value="1.57810056209564" calcext:value-type="float">
            <text:p>1.5781005621</text:p>
          </table:table-cell>
        </table:table-row>
        <table:table-row table:style-name="ro1">
          <table:table-cell office:value-type="float" office:value="1555585431.50824" calcext:value-type="float">
            <text:p>1555585431.50824</text:p>
          </table:table-cell>
          <table:table-cell office:value-type="float" office:value="160" calcext:value-type="float">
            <text:p>160</text:p>
          </table:table-cell>
          <table:table-cell office:value-type="float" office:value="1.58342635631561" calcext:value-type="float">
            <text:p>1.5834263563</text:p>
          </table:table-cell>
        </table:table-row>
        <table:table-row table:style-name="ro1">
          <table:table-cell office:value-type="float" office:value="1555585502.6761" calcext:value-type="float">
            <text:p>1555585502.6761</text:p>
          </table:table-cell>
          <table:table-cell office:value-type="float" office:value="161" calcext:value-type="float">
            <text:p>161</text:p>
          </table:table-cell>
          <table:table-cell office:value-type="float" office:value="1.58012342453003" calcext:value-type="float">
            <text:p>1.5801234245</text:p>
          </table:table-cell>
        </table:table-row>
        <table:table-row table:style-name="ro1">
          <table:table-cell office:value-type="float" office:value="1555585573.77157" calcext:value-type="float">
            <text:p>1555585573.77157</text:p>
          </table:table-cell>
          <table:table-cell office:value-type="float" office:value="162" calcext:value-type="float">
            <text:p>162</text:p>
          </table:table-cell>
          <table:table-cell office:value-type="float" office:value="1.58144879341126" calcext:value-type="float">
            <text:p>1.5814487934</text:p>
          </table:table-cell>
        </table:table-row>
        <table:table-row table:style-name="ro1">
          <table:table-cell office:value-type="float" office:value="1555585645.34065" calcext:value-type="float">
            <text:p>1555585645.34065</text:p>
          </table:table-cell>
          <table:table-cell office:value-type="float" office:value="163" calcext:value-type="float">
            <text:p>163</text:p>
          </table:table-cell>
          <table:table-cell office:value-type="float" office:value="1.5783064365387" calcext:value-type="float">
            <text:p>1.5783064365</text:p>
          </table:table-cell>
        </table:table-row>
        <table:table-row table:style-name="ro1">
          <table:table-cell office:value-type="float" office:value="1555585716.84608" calcext:value-type="float">
            <text:p>1555585716.84608</text:p>
          </table:table-cell>
          <table:table-cell office:value-type="float" office:value="164" calcext:value-type="float">
            <text:p>164</text:p>
          </table:table-cell>
          <table:table-cell office:value-type="float" office:value="1.57939648628235" calcext:value-type="float">
            <text:p>1.5793964863</text:p>
          </table:table-cell>
        </table:table-row>
        <table:table-row table:style-name="ro1">
          <table:table-cell office:value-type="float" office:value="1555585788.3193" calcext:value-type="float">
            <text:p>1555585788.3193</text:p>
          </table:table-cell>
          <table:table-cell office:value-type="float" office:value="165" calcext:value-type="float">
            <text:p>165</text:p>
          </table:table-cell>
          <table:table-cell office:value-type="float" office:value="1.58239042758942" calcext:value-type="float">
            <text:p>1.5823904276</text:p>
          </table:table-cell>
        </table:table-row>
        <table:table-row table:style-name="ro1">
          <table:table-cell office:value-type="float" office:value="1555585859.61395" calcext:value-type="float">
            <text:p>1555585859.61395</text:p>
          </table:table-cell>
          <table:table-cell office:value-type="float" office:value="166" calcext:value-type="float">
            <text:p>166</text:p>
          </table:table-cell>
          <table:table-cell office:value-type="float" office:value="1.57759034633636" calcext:value-type="float">
            <text:p>1.5775903463</text:p>
          </table:table-cell>
        </table:table-row>
        <table:table-row table:style-name="ro1">
          <table:table-cell office:value-type="float" office:value="1555585931.26884" calcext:value-type="float">
            <text:p>1555585931.26884</text:p>
          </table:table-cell>
          <table:table-cell office:value-type="float" office:value="167" calcext:value-type="float">
            <text:p>167</text:p>
          </table:table-cell>
          <table:table-cell office:value-type="float" office:value="1.57752704620361" calcext:value-type="float">
            <text:p>1.5775270462</text:p>
          </table:table-cell>
        </table:table-row>
        <table:table-row table:style-name="ro1">
          <table:table-cell office:value-type="float" office:value="1555586002.59927" calcext:value-type="float">
            <text:p>1555586002.59927</text:p>
          </table:table-cell>
          <table:table-cell office:value-type="float" office:value="168" calcext:value-type="float">
            <text:p>168</text:p>
          </table:table-cell>
          <table:table-cell office:value-type="float" office:value="1.57859706878662" calcext:value-type="float">
            <text:p>1.5785970688</text:p>
          </table:table-cell>
        </table:table-row>
        <table:table-row table:style-name="ro1">
          <table:table-cell office:value-type="float" office:value="1555586073.8706" calcext:value-type="float">
            <text:p>1555586073.8706</text:p>
          </table:table-cell>
          <table:table-cell office:value-type="float" office:value="169" calcext:value-type="float">
            <text:p>169</text:p>
          </table:table-cell>
          <table:table-cell office:value-type="float" office:value="1.5775408744812" calcext:value-type="float">
            <text:p>1.5775408745</text:p>
          </table:table-cell>
        </table:table-row>
        <table:table-row table:style-name="ro1">
          <table:table-cell office:value-type="float" office:value="1555586145.32088" calcext:value-type="float">
            <text:p>1555586145.32088</text:p>
          </table:table-cell>
          <table:table-cell office:value-type="float" office:value="170" calcext:value-type="float">
            <text:p>170</text:p>
          </table:table-cell>
          <table:table-cell office:value-type="float" office:value="1.58190858364105" calcext:value-type="float">
            <text:p>1.5819085836</text:p>
          </table:table-cell>
        </table:table-row>
        <table:table-row table:style-name="ro1">
          <table:table-cell office:value-type="float" office:value="1555586216.41586" calcext:value-type="float">
            <text:p>1555586216.41586</text:p>
          </table:table-cell>
          <table:table-cell office:value-type="float" office:value="171" calcext:value-type="float">
            <text:p>171</text:p>
          </table:table-cell>
          <table:table-cell office:value-type="float" office:value="1.57830035686493" calcext:value-type="float">
            <text:p>1.5783003569</text:p>
          </table:table-cell>
        </table:table-row>
        <table:table-row table:style-name="ro1">
          <table:table-cell office:value-type="float" office:value="1555586287.4243" calcext:value-type="float">
            <text:p>1555586287.4243</text:p>
          </table:table-cell>
          <table:table-cell office:value-type="float" office:value="172" calcext:value-type="float">
            <text:p>172</text:p>
          </table:table-cell>
          <table:table-cell office:value-type="float" office:value="1.58614206314087" calcext:value-type="float">
            <text:p>1.5861420631</text:p>
          </table:table-cell>
        </table:table-row>
        <table:table-row table:style-name="ro1">
          <table:table-cell office:value-type="float" office:value="1555586358.5085" calcext:value-type="float">
            <text:p>1555586358.5085</text:p>
          </table:table-cell>
          <table:table-cell office:value-type="float" office:value="173" calcext:value-type="float">
            <text:p>173</text:p>
          </table:table-cell>
          <table:table-cell office:value-type="float" office:value="1.57525336742401" calcext:value-type="float">
            <text:p>1.5752533674</text:p>
          </table:table-cell>
        </table:table-row>
        <table:table-row table:style-name="ro1">
          <table:table-cell office:value-type="float" office:value="1555586429.5879" calcext:value-type="float">
            <text:p>1555586429.5879</text:p>
          </table:table-cell>
          <table:table-cell office:value-type="float" office:value="174" calcext:value-type="float">
            <text:p>174</text:p>
          </table:table-cell>
          <table:table-cell office:value-type="float" office:value="1.57665741443634" calcext:value-type="float">
            <text:p>1.5766574144</text:p>
          </table:table-cell>
        </table:table-row>
        <table:table-row table:style-name="ro1">
          <table:table-cell office:value-type="float" office:value="1555586500.83143" calcext:value-type="float">
            <text:p>1555586500.83143</text:p>
          </table:table-cell>
          <table:table-cell office:value-type="float" office:value="175" calcext:value-type="float">
            <text:p>175</text:p>
          </table:table-cell>
          <table:table-cell office:value-type="float" office:value="1.58242630958557" calcext:value-type="float">
            <text:p>1.5824263096</text:p>
          </table:table-cell>
        </table:table-row>
        <table:table-row table:style-name="ro1">
          <table:table-cell office:value-type="float" office:value="1555586572.16947" calcext:value-type="float">
            <text:p>1555586572.16947</text:p>
          </table:table-cell>
          <table:table-cell office:value-type="float" office:value="176" calcext:value-type="float">
            <text:p>176</text:p>
          </table:table-cell>
          <table:table-cell office:value-type="float" office:value="1.58064699172974" calcext:value-type="float">
            <text:p>1.5806469917</text:p>
          </table:table-cell>
        </table:table-row>
        <table:table-row table:style-name="ro1">
          <table:table-cell office:value-type="float" office:value="1555586643.45218" calcext:value-type="float">
            <text:p>1555586643.45218</text:p>
          </table:table-cell>
          <table:table-cell office:value-type="float" office:value="177" calcext:value-type="float">
            <text:p>177</text:p>
          </table:table-cell>
          <table:table-cell office:value-type="float" office:value="1.57938957214355" calcext:value-type="float">
            <text:p>1.5793895721</text:p>
          </table:table-cell>
        </table:table-row>
        <table:table-row table:style-name="ro1">
          <table:table-cell office:value-type="float" office:value="1555586715.28938" calcext:value-type="float">
            <text:p>1555586715.28938</text:p>
          </table:table-cell>
          <table:table-cell office:value-type="float" office:value="178" calcext:value-type="float">
            <text:p>178</text:p>
          </table:table-cell>
          <table:table-cell office:value-type="float" office:value="1.58012139797211" calcext:value-type="float">
            <text:p>1.580121398</text:p>
          </table:table-cell>
        </table:table-row>
        <table:table-row table:style-name="ro1">
          <table:table-cell office:value-type="float" office:value="1555586787.03199" calcext:value-type="float">
            <text:p>1555586787.03199</text:p>
          </table:table-cell>
          <table:table-cell office:value-type="float" office:value="179" calcext:value-type="float">
            <text:p>179</text:p>
          </table:table-cell>
          <table:table-cell office:value-type="float" office:value="1.57824325561523" calcext:value-type="float">
            <text:p>1.5782432556</text:p>
          </table:table-cell>
        </table:table-row>
        <table:table-row table:style-name="ro1">
          <table:table-cell office:value-type="float" office:value="1555586858.22746" calcext:value-type="float">
            <text:p>1555586858.22746</text:p>
          </table:table-cell>
          <table:table-cell office:value-type="float" office:value="180" calcext:value-type="float">
            <text:p>180</text:p>
          </table:table-cell>
          <table:table-cell office:value-type="float" office:value="1.58743000030518" calcext:value-type="float">
            <text:p>1.5874300003</text:p>
          </table:table-cell>
        </table:table-row>
        <table:table-row table:style-name="ro1">
          <table:table-cell office:value-type="float" office:value="1555586929.59615" calcext:value-type="float">
            <text:p>1555586929.59615</text:p>
          </table:table-cell>
          <table:table-cell office:value-type="float" office:value="181" calcext:value-type="float">
            <text:p>181</text:p>
          </table:table-cell>
          <table:table-cell office:value-type="float" office:value="1.57907474040985" calcext:value-type="float">
            <text:p>1.5790747404</text:p>
          </table:table-cell>
        </table:table-row>
        <table:table-row table:style-name="ro1">
          <table:table-cell office:value-type="float" office:value="1555587001.28569" calcext:value-type="float">
            <text:p>1555587001.28569</text:p>
          </table:table-cell>
          <table:table-cell office:value-type="float" office:value="182" calcext:value-type="float">
            <text:p>182</text:p>
          </table:table-cell>
          <table:table-cell office:value-type="float" office:value="1.58069550991058" calcext:value-type="float">
            <text:p>1.5806955099</text:p>
          </table:table-cell>
        </table:table-row>
        <table:table-row table:style-name="ro1">
          <table:table-cell office:value-type="float" office:value="1555587072.97308" calcext:value-type="float">
            <text:p>1555587072.97308</text:p>
          </table:table-cell>
          <table:table-cell office:value-type="float" office:value="183" calcext:value-type="float">
            <text:p>183</text:p>
          </table:table-cell>
          <table:table-cell office:value-type="float" office:value="1.58403384685516" calcext:value-type="float">
            <text:p>1.5840338469</text:p>
          </table:table-cell>
        </table:table-row>
        <table:table-row table:style-name="ro1">
          <table:table-cell office:value-type="float" office:value="1555587144.33882" calcext:value-type="float">
            <text:p>1555587144.33882</text:p>
          </table:table-cell>
          <table:table-cell office:value-type="float" office:value="184" calcext:value-type="float">
            <text:p>184</text:p>
          </table:table-cell>
          <table:table-cell office:value-type="float" office:value="1.57503271102905" calcext:value-type="float">
            <text:p>1.575032711</text:p>
          </table:table-cell>
        </table:table-row>
        <table:table-row table:style-name="ro1">
          <table:table-cell office:value-type="float" office:value="1555587215.88029" calcext:value-type="float">
            <text:p>1555587215.88029</text:p>
          </table:table-cell>
          <table:table-cell office:value-type="float" office:value="185" calcext:value-type="float">
            <text:p>185</text:p>
          </table:table-cell>
          <table:table-cell office:value-type="float" office:value="1.57819879055023" calcext:value-type="float">
            <text:p>1.5781987906</text:p>
          </table:table-cell>
        </table:table-row>
        <table:table-row table:style-name="ro1">
          <table:table-cell office:value-type="float" office:value="1555587287.15208" calcext:value-type="float">
            <text:p>1555587287.15208</text:p>
          </table:table-cell>
          <table:table-cell office:value-type="float" office:value="186" calcext:value-type="float">
            <text:p>186</text:p>
          </table:table-cell>
          <table:table-cell office:value-type="float" office:value="1.57910144329071" calcext:value-type="float">
            <text:p>1.5791014433</text:p>
          </table:table-cell>
        </table:table-row>
        <table:table-row table:style-name="ro1">
          <table:table-cell office:value-type="float" office:value="1555587358.64226" calcext:value-type="float">
            <text:p>1555587358.64226</text:p>
          </table:table-cell>
          <table:table-cell office:value-type="float" office:value="187" calcext:value-type="float">
            <text:p>187</text:p>
          </table:table-cell>
          <table:table-cell office:value-type="float" office:value="1.57775855064392" calcext:value-type="float">
            <text:p>1.5777585506</text:p>
          </table:table-cell>
        </table:table-row>
        <table:table-row table:style-name="ro1">
          <table:table-cell office:value-type="float" office:value="1555587430.14612" calcext:value-type="float">
            <text:p>1555587430.14612</text:p>
          </table:table-cell>
          <table:table-cell office:value-type="float" office:value="188" calcext:value-type="float">
            <text:p>188</text:p>
          </table:table-cell>
          <table:table-cell office:value-type="float" office:value="1.57698285579681" calcext:value-type="float">
            <text:p>1.5769828558</text:p>
          </table:table-cell>
        </table:table-row>
        <table:table-row table:style-name="ro1">
          <table:table-cell office:value-type="float" office:value="1555587501.44125" calcext:value-type="float">
            <text:p>1555587501.44125</text:p>
          </table:table-cell>
          <table:table-cell office:value-type="float" office:value="189" calcext:value-type="float">
            <text:p>189</text:p>
          </table:table-cell>
          <table:table-cell office:value-type="float" office:value="1.57579123973846" calcext:value-type="float">
            <text:p>1.5757912397</text:p>
          </table:table-cell>
        </table:table-row>
        <table:table-row table:style-name="ro1">
          <table:table-cell office:value-type="float" office:value="1555587572.62375" calcext:value-type="float">
            <text:p>1555587572.62375</text:p>
          </table:table-cell>
          <table:table-cell office:value-type="float" office:value="190" calcext:value-type="float">
            <text:p>190</text:p>
          </table:table-cell>
          <table:table-cell office:value-type="float" office:value="1.57895314693451" calcext:value-type="float">
            <text:p>1.5789531469</text:p>
          </table:table-cell>
        </table:table-row>
        <table:table-row table:style-name="ro1">
          <table:table-cell office:value-type="float" office:value="1555587643.92537" calcext:value-type="float">
            <text:p>1555587643.92537</text:p>
          </table:table-cell>
          <table:table-cell office:value-type="float" office:value="191" calcext:value-type="float">
            <text:p>191</text:p>
          </table:table-cell>
          <table:table-cell office:value-type="float" office:value="1.57858276367188" calcext:value-type="float">
            <text:p>1.5785827637</text:p>
          </table:table-cell>
        </table:table-row>
        <table:table-row table:style-name="ro1">
          <table:table-cell office:value-type="float" office:value="1555587715.16846" calcext:value-type="float">
            <text:p>1555587715.16846</text:p>
          </table:table-cell>
          <table:table-cell office:value-type="float" office:value="192" calcext:value-type="float">
            <text:p>192</text:p>
          </table:table-cell>
          <table:table-cell office:value-type="float" office:value="1.57618749141693" calcext:value-type="float">
            <text:p>1.5761874914</text:p>
          </table:table-cell>
        </table:table-row>
        <table:table-row table:style-name="ro1">
          <table:table-cell office:value-type="float" office:value="1555587786.6301" calcext:value-type="float">
            <text:p>1555587786.6301</text:p>
          </table:table-cell>
          <table:table-cell office:value-type="float" office:value="193" calcext:value-type="float">
            <text:p>193</text:p>
          </table:table-cell>
          <table:table-cell office:value-type="float" office:value="1.58256578445435" calcext:value-type="float">
            <text:p>1.5825657845</text:p>
          </table:table-cell>
        </table:table-row>
        <table:table-row table:style-name="ro1">
          <table:table-cell office:value-type="float" office:value="1555587858.14803" calcext:value-type="float">
            <text:p>1555587858.14803</text:p>
          </table:table-cell>
          <table:table-cell office:value-type="float" office:value="194" calcext:value-type="float">
            <text:p>194</text:p>
          </table:table-cell>
          <table:table-cell office:value-type="float" office:value="1.57832658290863" calcext:value-type="float">
            <text:p>1.5783265829</text:p>
          </table:table-cell>
        </table:table-row>
        <table:table-row table:style-name="ro1">
          <table:table-cell office:value-type="float" office:value="1555587929.87163" calcext:value-type="float">
            <text:p>1555587929.87163</text:p>
          </table:table-cell>
          <table:table-cell office:value-type="float" office:value="195" calcext:value-type="float">
            <text:p>195</text:p>
          </table:table-cell>
          <table:table-cell office:value-type="float" office:value="1.58589267730713" calcext:value-type="float">
            <text:p>1.5858926773</text:p>
          </table:table-cell>
        </table:table-row>
        <table:table-row table:style-name="ro1">
          <table:table-cell office:value-type="float" office:value="1555588001.52724" calcext:value-type="float">
            <text:p>1555588001.52724</text:p>
          </table:table-cell>
          <table:table-cell office:value-type="float" office:value="196" calcext:value-type="float">
            <text:p>196</text:p>
          </table:table-cell>
          <table:table-cell office:value-type="float" office:value="1.5781877040863" calcext:value-type="float">
            <text:p>1.5781877041</text:p>
          </table:table-cell>
        </table:table-row>
        <table:table-row table:style-name="ro1">
          <table:table-cell office:value-type="float" office:value="1555588072.92829" calcext:value-type="float">
            <text:p>1555588072.92829</text:p>
          </table:table-cell>
          <table:table-cell office:value-type="float" office:value="197" calcext:value-type="float">
            <text:p>197</text:p>
          </table:table-cell>
          <table:table-cell office:value-type="float" office:value="1.57698357105255" calcext:value-type="float">
            <text:p>1.5769835711</text:p>
          </table:table-cell>
        </table:table-row>
        <table:table-row table:style-name="ro1">
          <table:table-cell office:value-type="float" office:value="1555588144.41089" calcext:value-type="float">
            <text:p>1555588144.41089</text:p>
          </table:table-cell>
          <table:table-cell office:value-type="float" office:value="198" calcext:value-type="float">
            <text:p>198</text:p>
          </table:table-cell>
          <table:table-cell office:value-type="float" office:value="1.5786806344986" calcext:value-type="float">
            <text:p>1.5786806345</text:p>
          </table:table-cell>
        </table:table-row>
        <table:table-row table:style-name="ro1">
          <table:table-cell office:value-type="float" office:value="1555588215.72558" calcext:value-type="float">
            <text:p>1555588215.72558</text:p>
          </table:table-cell>
          <table:table-cell office:value-type="float" office:value="199" calcext:value-type="float">
            <text:p>199</text:p>
          </table:table-cell>
          <table:table-cell office:value-type="float" office:value="1.57635688781738" calcext:value-type="float">
            <text:p>1.5763568878</text:p>
          </table:table-cell>
        </table:table-row>
        <table:table-row table:style-name="ro1">
          <table:table-cell office:value-type="float" office:value="1555588287.17813" calcext:value-type="float">
            <text:p>1555588287.17813</text:p>
          </table:table-cell>
          <table:table-cell office:value-type="float" office:value="200" calcext:value-type="float">
            <text:p>200</text:p>
          </table:table-cell>
          <table:table-cell office:value-type="float" office:value="1.57558012008667" calcext:value-type="float">
            <text:p>1.5755801201</text:p>
          </table:table-cell>
        </table:table-row>
        <table:table-row table:style-name="ro1">
          <table:table-cell office:value-type="float" office:value="1555588358.07359" calcext:value-type="float">
            <text:p>1555588358.07359</text:p>
          </table:table-cell>
          <table:table-cell office:value-type="float" office:value="201" calcext:value-type="float">
            <text:p>201</text:p>
          </table:table-cell>
          <table:table-cell office:value-type="float" office:value="1.57618463039398" calcext:value-type="float">
            <text:p>1.5761846304</text:p>
          </table:table-cell>
        </table:table-row>
        <table:table-row table:style-name="ro1">
          <table:table-cell office:value-type="float" office:value="1555588429.41134" calcext:value-type="float">
            <text:p>1555588429.41134</text:p>
          </table:table-cell>
          <table:table-cell office:value-type="float" office:value="202" calcext:value-type="float">
            <text:p>202</text:p>
          </table:table-cell>
          <table:table-cell office:value-type="float" office:value="1.57777678966522" calcext:value-type="float">
            <text:p>1.5777767897</text:p>
          </table:table-cell>
        </table:table-row>
        <table:table-row table:style-name="ro1">
          <table:table-cell office:value-type="float" office:value="1555588500.58204" calcext:value-type="float">
            <text:p>1555588500.58204</text:p>
          </table:table-cell>
          <table:table-cell office:value-type="float" office:value="203" calcext:value-type="float">
            <text:p>203</text:p>
          </table:table-cell>
          <table:table-cell office:value-type="float" office:value="1.57884919643402" calcext:value-type="float">
            <text:p>1.5788491964</text:p>
          </table:table-cell>
        </table:table-row>
        <table:table-row table:style-name="ro1">
          <table:table-cell office:value-type="float" office:value="1555588571.90532" calcext:value-type="float">
            <text:p>1555588571.90532</text:p>
          </table:table-cell>
          <table:table-cell office:value-type="float" office:value="204" calcext:value-type="float">
            <text:p>204</text:p>
          </table:table-cell>
          <table:table-cell office:value-type="float" office:value="1.57775723934174" calcext:value-type="float">
            <text:p>1.5777572393</text:p>
          </table:table-cell>
        </table:table-row>
        <table:table-row table:style-name="ro1">
          <table:table-cell office:value-type="float" office:value="1555588643.54595" calcext:value-type="float">
            <text:p>1555588643.54595</text:p>
          </table:table-cell>
          <table:table-cell office:value-type="float" office:value="205" calcext:value-type="float">
            <text:p>205</text:p>
          </table:table-cell>
          <table:table-cell office:value-type="float" office:value="1.57558536529541" calcext:value-type="float">
            <text:p>1.5755853653</text:p>
          </table:table-cell>
        </table:table-row>
        <table:table-row table:style-name="ro1">
          <table:table-cell office:value-type="float" office:value="1555588715.03747" calcext:value-type="float">
            <text:p>1555588715.03747</text:p>
          </table:table-cell>
          <table:table-cell office:value-type="float" office:value="206" calcext:value-type="float">
            <text:p>206</text:p>
          </table:table-cell>
          <table:table-cell office:value-type="float" office:value="1.58160781860352" calcext:value-type="float">
            <text:p>1.5816078186</text:p>
          </table:table-cell>
        </table:table-row>
        <table:table-row table:style-name="ro1">
          <table:table-cell office:value-type="float" office:value="1555588786.57398" calcext:value-type="float">
            <text:p>1555588786.57398</text:p>
          </table:table-cell>
          <table:table-cell office:value-type="float" office:value="207" calcext:value-type="float">
            <text:p>207</text:p>
          </table:table-cell>
          <table:table-cell office:value-type="float" office:value="1.57614946365356" calcext:value-type="float">
            <text:p>1.5761494637</text:p>
          </table:table-cell>
        </table:table-row>
        <table:table-row table:style-name="ro1">
          <table:table-cell office:value-type="float" office:value="1555588858.06192" calcext:value-type="float">
            <text:p>1555588858.06192</text:p>
          </table:table-cell>
          <table:table-cell office:value-type="float" office:value="208" calcext:value-type="float">
            <text:p>208</text:p>
          </table:table-cell>
          <table:table-cell office:value-type="float" office:value="1.57549405097961" calcext:value-type="float">
            <text:p>1.575494051</text:p>
          </table:table-cell>
        </table:table-row>
        <table:table-row table:style-name="ro1">
          <table:table-cell office:value-type="float" office:value="1555588929.3239" calcext:value-type="float">
            <text:p>1555588929.3239</text:p>
          </table:table-cell>
          <table:table-cell office:value-type="float" office:value="209" calcext:value-type="float">
            <text:p>209</text:p>
          </table:table-cell>
          <table:table-cell office:value-type="float" office:value="1.57930982112885" calcext:value-type="float">
            <text:p>1.5793098211</text:p>
          </table:table-cell>
        </table:table-row>
        <table:table-row table:style-name="ro1">
          <table:table-cell office:value-type="float" office:value="1555589000.8951" calcext:value-type="float">
            <text:p>1555589000.8951</text:p>
          </table:table-cell>
          <table:table-cell office:value-type="float" office:value="210" calcext:value-type="float">
            <text:p>210</text:p>
          </table:table-cell>
          <table:table-cell office:value-type="float" office:value="1.57718598842621" calcext:value-type="float">
            <text:p>1.5771859884</text:p>
          </table:table-cell>
        </table:table-row>
        <table:table-row table:style-name="ro1">
          <table:table-cell office:value-type="float" office:value="1555589072.48674" calcext:value-type="float">
            <text:p>1555589072.48674</text:p>
          </table:table-cell>
          <table:table-cell office:value-type="float" office:value="211" calcext:value-type="float">
            <text:p>211</text:p>
          </table:table-cell>
          <table:table-cell office:value-type="float" office:value="1.57635056972504" calcext:value-type="float">
            <text:p>1.5763505697</text:p>
          </table:table-cell>
        </table:table-row>
        <table:table-row table:style-name="ro1">
          <table:table-cell office:value-type="float" office:value="1555589143.44526" calcext:value-type="float">
            <text:p>1555589143.44526</text:p>
          </table:table-cell>
          <table:table-cell office:value-type="float" office:value="212" calcext:value-type="float">
            <text:p>212</text:p>
          </table:table-cell>
          <table:table-cell office:value-type="float" office:value="1.57586514949799" calcext:value-type="float">
            <text:p>1.5758651495</text:p>
          </table:table-cell>
        </table:table-row>
        <table:table-row table:style-name="ro1">
          <table:table-cell office:value-type="float" office:value="1555589215.16977" calcext:value-type="float">
            <text:p>1555589215.16977</text:p>
          </table:table-cell>
          <table:table-cell office:value-type="float" office:value="213" calcext:value-type="float">
            <text:p>213</text:p>
          </table:table-cell>
          <table:table-cell office:value-type="float" office:value="1.57750308513641" calcext:value-type="float">
            <text:p>1.5775030851</text:p>
          </table:table-cell>
        </table:table-row>
        <table:table-row table:style-name="ro1">
          <table:table-cell office:value-type="float" office:value="1555589286.27844" calcext:value-type="float">
            <text:p>1555589286.27844</text:p>
          </table:table-cell>
          <table:table-cell office:value-type="float" office:value="214" calcext:value-type="float">
            <text:p>214</text:p>
          </table:table-cell>
          <table:table-cell office:value-type="float" office:value="1.57695043087006" calcext:value-type="float">
            <text:p>1.5769504309</text:p>
          </table:table-cell>
        </table:table-row>
        <table:table-row table:style-name="ro1">
          <table:table-cell office:value-type="float" office:value="1555589357.46782" calcext:value-type="float">
            <text:p>1555589357.46782</text:p>
          </table:table-cell>
          <table:table-cell office:value-type="float" office:value="215" calcext:value-type="float">
            <text:p>215</text:p>
          </table:table-cell>
          <table:table-cell office:value-type="float" office:value="1.57654500007629" calcext:value-type="float">
            <text:p>1.5765450001</text:p>
          </table:table-cell>
        </table:table-row>
        <table:table-row table:style-name="ro1">
          <table:table-cell office:value-type="float" office:value="1555589428.54261" calcext:value-type="float">
            <text:p>1555589428.54261</text:p>
          </table:table-cell>
          <table:table-cell office:value-type="float" office:value="216" calcext:value-type="float">
            <text:p>216</text:p>
          </table:table-cell>
          <table:table-cell office:value-type="float" office:value="1.57664179801941" calcext:value-type="float">
            <text:p>1.576641798</text:p>
          </table:table-cell>
        </table:table-row>
        <table:table-row table:style-name="ro1">
          <table:table-cell office:value-type="float" office:value="1555589500.10457" calcext:value-type="float">
            <text:p>1555589500.10457</text:p>
          </table:table-cell>
          <table:table-cell office:value-type="float" office:value="217" calcext:value-type="float">
            <text:p>217</text:p>
          </table:table-cell>
          <table:table-cell office:value-type="float" office:value="1.57694733142853" calcext:value-type="float">
            <text:p>1.5769473314</text:p>
          </table:table-cell>
        </table:table-row>
        <table:table-row table:style-name="ro1">
          <table:table-cell office:value-type="float" office:value="1555589571.10292" calcext:value-type="float">
            <text:p>1555589571.10292</text:p>
          </table:table-cell>
          <table:table-cell office:value-type="float" office:value="218" calcext:value-type="float">
            <text:p>218</text:p>
          </table:table-cell>
          <table:table-cell office:value-type="float" office:value="1.57829225063324" calcext:value-type="float">
            <text:p>1.5782922506</text:p>
          </table:table-cell>
        </table:table-row>
        <table:table-row table:style-name="ro1">
          <table:table-cell office:value-type="float" office:value="1555589642.7944" calcext:value-type="float">
            <text:p>1555589642.7944</text:p>
          </table:table-cell>
          <table:table-cell office:value-type="float" office:value="219" calcext:value-type="float">
            <text:p>219</text:p>
          </table:table-cell>
          <table:table-cell office:value-type="float" office:value="1.57515752315521" calcext:value-type="float">
            <text:p>1.5751575232</text:p>
          </table:table-cell>
        </table:table-row>
        <table:table-row table:style-name="ro1">
          <table:table-cell office:value-type="float" office:value="1555589713.96434" calcext:value-type="float">
            <text:p>1555589713.96434</text:p>
          </table:table-cell>
          <table:table-cell office:value-type="float" office:value="220" calcext:value-type="float">
            <text:p>220</text:p>
          </table:table-cell>
          <table:table-cell office:value-type="float" office:value="1.5785266160965" calcext:value-type="float">
            <text:p>1.5785266161</text:p>
          </table:table-cell>
        </table:table-row>
        <table:table-row table:style-name="ro1">
          <table:table-cell office:value-type="float" office:value="1555589785.57191" calcext:value-type="float">
            <text:p>1555589785.57191</text:p>
          </table:table-cell>
          <table:table-cell office:value-type="float" office:value="221" calcext:value-type="float">
            <text:p>221</text:p>
          </table:table-cell>
          <table:table-cell office:value-type="float" office:value="1.58165204524994" calcext:value-type="float">
            <text:p>1.5816520452</text:p>
          </table:table-cell>
        </table:table-row>
        <table:table-row table:style-name="ro1">
          <table:table-cell office:value-type="float" office:value="1555589857.01219" calcext:value-type="float">
            <text:p>1555589857.01219</text:p>
          </table:table-cell>
          <table:table-cell office:value-type="float" office:value="222" calcext:value-type="float">
            <text:p>222</text:p>
          </table:table-cell>
          <table:table-cell office:value-type="float" office:value="1.57844376564026" calcext:value-type="float">
            <text:p>1.5784437656</text:p>
          </table:table-cell>
        </table:table-row>
        <table:table-row table:style-name="ro1">
          <table:table-cell office:value-type="float" office:value="1555589928.50536" calcext:value-type="float">
            <text:p>1555589928.50536</text:p>
          </table:table-cell>
          <table:table-cell office:value-type="float" office:value="223" calcext:value-type="float">
            <text:p>223</text:p>
          </table:table-cell>
          <table:table-cell office:value-type="float" office:value="1.57569885253906" calcext:value-type="float">
            <text:p>1.5756988525</text:p>
          </table:table-cell>
        </table:table-row>
        <table:table-row table:style-name="ro1">
          <table:table-cell office:value-type="float" office:value="1555590000.04054" calcext:value-type="float">
            <text:p>1555590000.04054</text:p>
          </table:table-cell>
          <table:table-cell office:value-type="float" office:value="224" calcext:value-type="float">
            <text:p>224</text:p>
          </table:table-cell>
          <table:table-cell office:value-type="float" office:value="1.57738626003265" calcext:value-type="float">
            <text:p>1.57738626</text:p>
          </table:table-cell>
        </table:table-row>
        <table:table-row table:style-name="ro1">
          <table:table-cell office:value-type="float" office:value="1555590071.37115" calcext:value-type="float">
            <text:p>1555590071.37115</text:p>
          </table:table-cell>
          <table:table-cell office:value-type="float" office:value="225" calcext:value-type="float">
            <text:p>225</text:p>
          </table:table-cell>
          <table:table-cell office:value-type="float" office:value="1.58785951137543" calcext:value-type="float">
            <text:p>1.5878595114</text:p>
          </table:table-cell>
        </table:table-row>
        <table:table-row table:style-name="ro1">
          <table:table-cell office:value-type="float" office:value="1555590142.96945" calcext:value-type="float">
            <text:p>1555590142.96945</text:p>
          </table:table-cell>
          <table:table-cell office:value-type="float" office:value="226" calcext:value-type="float">
            <text:p>226</text:p>
          </table:table-cell>
          <table:table-cell office:value-type="float" office:value="1.57698452472687" calcext:value-type="float">
            <text:p>1.5769845247</text:p>
          </table:table-cell>
        </table:table-row>
        <table:table-row table:style-name="ro1">
          <table:table-cell office:value-type="float" office:value="1555590213.79558" calcext:value-type="float">
            <text:p>1555590213.79558</text:p>
          </table:table-cell>
          <table:table-cell office:value-type="float" office:value="227" calcext:value-type="float">
            <text:p>227</text:p>
          </table:table-cell>
          <table:table-cell office:value-type="float" office:value="1.57618594169617" calcext:value-type="float">
            <text:p>1.5761859417</text:p>
          </table:table-cell>
        </table:table-row>
        <table:table-row table:style-name="ro1">
          <table:table-cell office:value-type="float" office:value="1555590285.29299" calcext:value-type="float">
            <text:p>1555590285.29299</text:p>
          </table:table-cell>
          <table:table-cell office:value-type="float" office:value="228" calcext:value-type="float">
            <text:p>228</text:p>
          </table:table-cell>
          <table:table-cell office:value-type="float" office:value="1.57443702220917" calcext:value-type="float">
            <text:p>1.5744370222</text:p>
          </table:table-cell>
        </table:table-row>
        <table:table-row table:style-name="ro1">
          <table:table-cell office:value-type="float" office:value="1555590356.73049" calcext:value-type="float">
            <text:p>1555590356.73049</text:p>
          </table:table-cell>
          <table:table-cell office:value-type="float" office:value="229" calcext:value-type="float">
            <text:p>229</text:p>
          </table:table-cell>
          <table:table-cell office:value-type="float" office:value="1.57617723941803" calcext:value-type="float">
            <text:p>1.5761772394</text:p>
          </table:table-cell>
        </table:table-row>
        <table:table-row table:style-name="ro1">
          <table:table-cell office:value-type="float" office:value="1555590428.20405" calcext:value-type="float">
            <text:p>1555590428.20405</text:p>
          </table:table-cell>
          <table:table-cell office:value-type="float" office:value="230" calcext:value-type="float">
            <text:p>230</text:p>
          </table:table-cell>
          <table:table-cell office:value-type="float" office:value="1.5759369134903" calcext:value-type="float">
            <text:p>1.5759369135</text:p>
          </table:table-cell>
        </table:table-row>
        <table:table-row table:style-name="ro1">
          <table:table-cell office:value-type="float" office:value="1555590499.49025" calcext:value-type="float">
            <text:p>1555590499.49025</text:p>
          </table:table-cell>
          <table:table-cell office:value-type="float" office:value="231" calcext:value-type="float">
            <text:p>231</text:p>
          </table:table-cell>
          <table:table-cell office:value-type="float" office:value="1.57690119743347" calcext:value-type="float">
            <text:p>1.5769011974</text:p>
          </table:table-cell>
        </table:table-row>
        <table:table-row table:style-name="ro1">
          <table:table-cell office:value-type="float" office:value="1555590570.37908" calcext:value-type="float">
            <text:p>1555590570.37908</text:p>
          </table:table-cell>
          <table:table-cell office:value-type="float" office:value="232" calcext:value-type="float">
            <text:p>232</text:p>
          </table:table-cell>
          <table:table-cell office:value-type="float" office:value="1.57721722126007" calcext:value-type="float">
            <text:p>1.5772172213</text:p>
          </table:table-cell>
        </table:table-row>
        <table:table-row table:style-name="ro1">
          <table:table-cell office:value-type="float" office:value="1555590641.64621" calcext:value-type="float">
            <text:p>1555590641.64621</text:p>
          </table:table-cell>
          <table:table-cell office:value-type="float" office:value="233" calcext:value-type="float">
            <text:p>233</text:p>
          </table:table-cell>
          <table:table-cell office:value-type="float" office:value="1.57909274101257" calcext:value-type="float">
            <text:p>1.579092741</text:p>
          </table:table-cell>
        </table:table-row>
        <table:table-row table:style-name="ro1">
          <table:table-cell office:value-type="float" office:value="1555590713.10928" calcext:value-type="float">
            <text:p>1555590713.10928</text:p>
          </table:table-cell>
          <table:table-cell office:value-type="float" office:value="234" calcext:value-type="float">
            <text:p>234</text:p>
          </table:table-cell>
          <table:table-cell office:value-type="float" office:value="1.57655251026154" calcext:value-type="float">
            <text:p>1.5765525103</text:p>
          </table:table-cell>
        </table:table-row>
        <table:table-row table:style-name="ro1">
          <table:table-cell office:value-type="float" office:value="1555590784.82372" calcext:value-type="float">
            <text:p>1555590784.82372</text:p>
          </table:table-cell>
          <table:table-cell office:value-type="float" office:value="235" calcext:value-type="float">
            <text:p>235</text:p>
          </table:table-cell>
          <table:table-cell office:value-type="float" office:value="1.57651257514954" calcext:value-type="float">
            <text:p>1.5765125751</text:p>
          </table:table-cell>
        </table:table-row>
        <table:table-row table:style-name="ro1">
          <table:table-cell office:value-type="float" office:value="1555590856.24464" calcext:value-type="float">
            <text:p>1555590856.24464</text:p>
          </table:table-cell>
          <table:table-cell office:value-type="float" office:value="236" calcext:value-type="float">
            <text:p>236</text:p>
          </table:table-cell>
          <table:table-cell office:value-type="float" office:value="1.578280210495" calcext:value-type="float">
            <text:p>1.5782802105</text:p>
          </table:table-cell>
        </table:table-row>
        <table:table-row table:style-name="ro1">
          <table:table-cell office:value-type="float" office:value="1555590927.79367" calcext:value-type="float">
            <text:p>1555590927.79367</text:p>
          </table:table-cell>
          <table:table-cell office:value-type="float" office:value="237" calcext:value-type="float">
            <text:p>237</text:p>
          </table:table-cell>
          <table:table-cell office:value-type="float" office:value="1.57553446292877" calcext:value-type="float">
            <text:p>1.5755344629</text:p>
          </table:table-cell>
        </table:table-row>
        <table:table-row table:style-name="ro1">
          <table:table-cell office:value-type="float" office:value="1555590999.19531" calcext:value-type="float">
            <text:p>1555590999.19531</text:p>
          </table:table-cell>
          <table:table-cell office:value-type="float" office:value="238" calcext:value-type="float">
            <text:p>238</text:p>
          </table:table-cell>
          <table:table-cell office:value-type="float" office:value="1.57658040523529" calcext:value-type="float">
            <text:p>1.5765804052</text:p>
          </table:table-cell>
        </table:table-row>
        <table:table-row table:style-name="ro1">
          <table:table-cell office:value-type="float" office:value="1555591070.5024" calcext:value-type="float">
            <text:p>1555591070.5024</text:p>
          </table:table-cell>
          <table:table-cell office:value-type="float" office:value="239" calcext:value-type="float">
            <text:p>239</text:p>
          </table:table-cell>
          <table:table-cell office:value-type="float" office:value="1.57702767848969" calcext:value-type="float">
            <text:p>1.5770276785</text:p>
          </table:table-cell>
        </table:table-row>
        <table:table-row table:style-name="ro1">
          <table:table-cell office:value-type="float" office:value="1555591141.24369" calcext:value-type="float">
            <text:p>1555591141.24369</text:p>
          </table:table-cell>
          <table:table-cell office:value-type="float" office:value="240" calcext:value-type="float">
            <text:p>240</text:p>
          </table:table-cell>
          <table:table-cell office:value-type="float" office:value="1.57641386985779" calcext:value-type="float">
            <text:p>1.5764138699</text:p>
          </table:table-cell>
        </table:table-row>
        <table:table-row table:style-name="ro1">
          <table:table-cell office:value-type="float" office:value="1555591212.89966" calcext:value-type="float">
            <text:p>1555591212.89966</text:p>
          </table:table-cell>
          <table:table-cell office:value-type="float" office:value="241" calcext:value-type="float">
            <text:p>241</text:p>
          </table:table-cell>
          <table:table-cell office:value-type="float" office:value="1.57995879650116" calcext:value-type="float">
            <text:p>1.5799587965</text:p>
          </table:table-cell>
        </table:table-row>
        <table:table-row table:style-name="ro1">
          <table:table-cell office:value-type="float" office:value="1555591283.80518" calcext:value-type="float">
            <text:p>1555591283.80518</text:p>
          </table:table-cell>
          <table:table-cell office:value-type="float" office:value="242" calcext:value-type="float">
            <text:p>242</text:p>
          </table:table-cell>
          <table:table-cell office:value-type="float" office:value="1.5769065618515" calcext:value-type="float">
            <text:p>1.5769065619</text:p>
          </table:table-cell>
        </table:table-row>
        <table:table-row table:style-name="ro1">
          <table:table-cell office:value-type="float" office:value="1555591355.16488" calcext:value-type="float">
            <text:p>1555591355.16488</text:p>
          </table:table-cell>
          <table:table-cell office:value-type="float" office:value="243" calcext:value-type="float">
            <text:p>243</text:p>
          </table:table-cell>
          <table:table-cell office:value-type="float" office:value="1.57636046409607" calcext:value-type="float">
            <text:p>1.5763604641</text:p>
          </table:table-cell>
        </table:table-row>
        <table:table-row table:style-name="ro1">
          <table:table-cell office:value-type="float" office:value="1555591426.07502" calcext:value-type="float">
            <text:p>1555591426.07502</text:p>
          </table:table-cell>
          <table:table-cell office:value-type="float" office:value="244" calcext:value-type="float">
            <text:p>244</text:p>
          </table:table-cell>
          <table:table-cell office:value-type="float" office:value="1.57844841480255" calcext:value-type="float">
            <text:p>1.5784484148</text:p>
          </table:table-cell>
        </table:table-row>
        <table:table-row table:style-name="ro1">
          <table:table-cell office:value-type="float" office:value="1555591497.54095" calcext:value-type="float">
            <text:p>1555591497.54095</text:p>
          </table:table-cell>
          <table:table-cell office:value-type="float" office:value="245" calcext:value-type="float">
            <text:p>245</text:p>
          </table:table-cell>
          <table:table-cell office:value-type="float" office:value="1.57551908493042" calcext:value-type="float">
            <text:p>1.5755190849</text:p>
          </table:table-cell>
        </table:table-row>
        <table:table-row table:style-name="ro1">
          <table:table-cell office:value-type="float" office:value="1555591568.70512" calcext:value-type="float">
            <text:p>1555591568.70512</text:p>
          </table:table-cell>
          <table:table-cell office:value-type="float" office:value="246" calcext:value-type="float">
            <text:p>246</text:p>
          </table:table-cell>
          <table:table-cell office:value-type="float" office:value="1.57668995857239" calcext:value-type="float">
            <text:p>1.5766899586</text:p>
          </table:table-cell>
        </table:table-row>
        <table:table-row table:style-name="ro1">
          <table:table-cell office:value-type="float" office:value="1555591640.04545" calcext:value-type="float">
            <text:p>1555591640.04545</text:p>
          </table:table-cell>
          <table:table-cell office:value-type="float" office:value="247" calcext:value-type="float">
            <text:p>247</text:p>
          </table:table-cell>
          <table:table-cell office:value-type="float" office:value="1.57443380355835" calcext:value-type="float">
            <text:p>1.5744338036</text:p>
          </table:table-cell>
        </table:table-row>
        <table:table-row table:style-name="ro1">
          <table:table-cell office:value-type="float" office:value="1555591711.95656" calcext:value-type="float">
            <text:p>1555591711.95656</text:p>
          </table:table-cell>
          <table:table-cell office:value-type="float" office:value="248" calcext:value-type="float">
            <text:p>248</text:p>
          </table:table-cell>
          <table:table-cell office:value-type="float" office:value="1.5755866765976" calcext:value-type="float">
            <text:p>1.5755866766</text:p>
          </table:table-cell>
        </table:table-row>
        <table:table-row table:style-name="ro1">
          <table:table-cell office:value-type="float" office:value="1555591783.26443" calcext:value-type="float">
            <text:p>1555591783.26443</text:p>
          </table:table-cell>
          <table:table-cell office:value-type="float" office:value="249" calcext:value-type="float">
            <text:p>249</text:p>
          </table:table-cell>
          <table:table-cell office:value-type="float" office:value="1.57751190662384" calcext:value-type="float">
            <text:p>1.5775119066</text:p>
          </table:table-cell>
        </table:table-row>
        <table:table-row table:style-name="ro1">
          <table:table-cell office:value-type="float" office:value="1555591855.0826" calcext:value-type="float">
            <text:p>1555591855.0826</text:p>
          </table:table-cell>
          <table:table-cell office:value-type="float" office:value="250" calcext:value-type="float">
            <text:p>250</text:p>
          </table:table-cell>
          <table:table-cell office:value-type="float" office:value="1.57805955410004" calcext:value-type="float">
            <text:p>1.5780595541</text:p>
          </table:table-cell>
        </table:table-row>
        <table:table-row table:style-name="ro1">
          <table:table-cell office:value-type="float" office:value="1555591926.26839" calcext:value-type="float">
            <text:p>1555591926.26839</text:p>
          </table:table-cell>
          <table:table-cell office:value-type="float" office:value="251" calcext:value-type="float">
            <text:p>251</text:p>
          </table:table-cell>
          <table:table-cell office:value-type="float" office:value="1.57367670536041" calcext:value-type="float">
            <text:p>1.5736767054</text:p>
          </table:table-cell>
        </table:table-row>
        <table:table-row table:style-name="ro1">
          <table:table-cell office:value-type="float" office:value="1555591997.87493" calcext:value-type="float">
            <text:p>1555591997.87493</text:p>
          </table:table-cell>
          <table:table-cell office:value-type="float" office:value="252" calcext:value-type="float">
            <text:p>252</text:p>
          </table:table-cell>
          <table:table-cell office:value-type="float" office:value="1.5771381855011" calcext:value-type="float">
            <text:p>1.5771381855</text:p>
          </table:table-cell>
        </table:table-row>
        <table:table-row table:style-name="ro1">
          <table:table-cell office:value-type="float" office:value="1555592069.41467" calcext:value-type="float">
            <text:p>1555592069.41467</text:p>
          </table:table-cell>
          <table:table-cell office:value-type="float" office:value="253" calcext:value-type="float">
            <text:p>253</text:p>
          </table:table-cell>
          <table:table-cell office:value-type="float" office:value="1.57656979560852" calcext:value-type="float">
            <text:p>1.5765697956</text:p>
          </table:table-cell>
        </table:table-row>
        <table:table-row table:style-name="ro1">
          <table:table-cell office:value-type="float" office:value="1555592140.2514" calcext:value-type="float">
            <text:p>1555592140.2514</text:p>
          </table:table-cell>
          <table:table-cell office:value-type="float" office:value="254" calcext:value-type="float">
            <text:p>254</text:p>
          </table:table-cell>
          <table:table-cell office:value-type="float" office:value="1.57499623298645" calcext:value-type="float">
            <text:p>1.574996233</text:p>
          </table:table-cell>
        </table:table-row>
        <table:table-row table:style-name="ro1">
          <table:table-cell office:value-type="float" office:value="1555592211.72721" calcext:value-type="float">
            <text:p>1555592211.72721</text:p>
          </table:table-cell>
          <table:table-cell office:value-type="float" office:value="255" calcext:value-type="float">
            <text:p>255</text:p>
          </table:table-cell>
          <table:table-cell office:value-type="float" office:value="1.57537496089935" calcext:value-type="float">
            <text:p>1.5753749609</text:p>
          </table:table-cell>
        </table:table-row>
        <table:table-row table:style-name="ro1">
          <table:table-cell office:value-type="float" office:value="1555592282.93147" calcext:value-type="float">
            <text:p>1555592282.93147</text:p>
          </table:table-cell>
          <table:table-cell office:value-type="float" office:value="256" calcext:value-type="float">
            <text:p>256</text:p>
          </table:table-cell>
          <table:table-cell office:value-type="float" office:value="1.5743545293808" calcext:value-type="float">
            <text:p>1.5743545294</text:p>
          </table:table-cell>
        </table:table-row>
        <table:table-row table:style-name="ro1">
          <table:table-cell office:value-type="float" office:value="1555592354.3294" calcext:value-type="float">
            <text:p>1555592354.3294</text:p>
          </table:table-cell>
          <table:table-cell office:value-type="float" office:value="257" calcext:value-type="float">
            <text:p>257</text:p>
          </table:table-cell>
          <table:table-cell office:value-type="float" office:value="1.57867658138275" calcext:value-type="float">
            <text:p>1.5786765814</text:p>
          </table:table-cell>
        </table:table-row>
        <table:table-row table:style-name="ro1">
          <table:table-cell office:value-type="float" office:value="1555592425.35705" calcext:value-type="float">
            <text:p>1555592425.35705</text:p>
          </table:table-cell>
          <table:table-cell office:value-type="float" office:value="258" calcext:value-type="float">
            <text:p>258</text:p>
          </table:table-cell>
          <table:table-cell office:value-type="float" office:value="1.57619452476501" calcext:value-type="float">
            <text:p>1.5761945248</text:p>
          </table:table-cell>
        </table:table-row>
        <table:table-row table:style-name="ro1">
          <table:table-cell office:value-type="float" office:value="1555592496.92579" calcext:value-type="float">
            <text:p>1555592496.92579</text:p>
          </table:table-cell>
          <table:table-cell office:value-type="float" office:value="259" calcext:value-type="float">
            <text:p>259</text:p>
          </table:table-cell>
          <table:table-cell office:value-type="float" office:value="1.57658362388611" calcext:value-type="float">
            <text:p>1.5765836239</text:p>
          </table:table-cell>
        </table:table-row>
        <table:table-row table:style-name="ro1">
          <table:table-cell office:value-type="float" office:value="1555592568.25961" calcext:value-type="float">
            <text:p>1555592568.25961</text:p>
          </table:table-cell>
          <table:table-cell office:value-type="float" office:value="260" calcext:value-type="float">
            <text:p>260</text:p>
          </table:table-cell>
          <table:table-cell office:value-type="float" office:value="1.57937467098236" calcext:value-type="float">
            <text:p>1.579374671</text:p>
          </table:table-cell>
        </table:table-row>
        <table:table-row table:style-name="ro1">
          <table:table-cell office:value-type="float" office:value="1555592640.16139" calcext:value-type="float">
            <text:p>1555592640.16139</text:p>
          </table:table-cell>
          <table:table-cell office:value-type="float" office:value="261" calcext:value-type="float">
            <text:p>261</text:p>
          </table:table-cell>
          <table:table-cell office:value-type="float" office:value="1.57760226726532" calcext:value-type="float">
            <text:p>1.5776022673</text:p>
          </table:table-cell>
        </table:table-row>
        <table:table-row table:style-name="ro1">
          <table:table-cell office:value-type="float" office:value="1555592711.60071" calcext:value-type="float">
            <text:p>1555592711.60071</text:p>
          </table:table-cell>
          <table:table-cell office:value-type="float" office:value="262" calcext:value-type="float">
            <text:p>262</text:p>
          </table:table-cell>
          <table:table-cell office:value-type="float" office:value="1.57774198055267" calcext:value-type="float">
            <text:p>1.5777419806</text:p>
          </table:table-cell>
        </table:table-row>
        <table:table-row table:style-name="ro1">
          <table:table-cell office:value-type="float" office:value="1555592782.88033" calcext:value-type="float">
            <text:p>1555592782.88033</text:p>
          </table:table-cell>
          <table:table-cell office:value-type="float" office:value="263" calcext:value-type="float">
            <text:p>263</text:p>
          </table:table-cell>
          <table:table-cell office:value-type="float" office:value="1.57875168323517" calcext:value-type="float">
            <text:p>1.5787516832</text:p>
          </table:table-cell>
        </table:table-row>
        <table:table-row table:style-name="ro1">
          <table:table-cell office:value-type="float" office:value="1555592853.54542" calcext:value-type="float">
            <text:p>1555592853.54542</text:p>
          </table:table-cell>
          <table:table-cell office:value-type="float" office:value="264" calcext:value-type="float">
            <text:p>264</text:p>
          </table:table-cell>
          <table:table-cell office:value-type="float" office:value="1.57474339008331" calcext:value-type="float">
            <text:p>1.5747433901</text:p>
          </table:table-cell>
        </table:table-row>
        <table:table-row table:style-name="ro1">
          <table:table-cell office:value-type="float" office:value="1555592925.23336" calcext:value-type="float">
            <text:p>1555592925.23336</text:p>
          </table:table-cell>
          <table:table-cell office:value-type="float" office:value="265" calcext:value-type="float">
            <text:p>265</text:p>
          </table:table-cell>
          <table:table-cell office:value-type="float" office:value="1.57560813426971" calcext:value-type="float">
            <text:p>1.5756081343</text:p>
          </table:table-cell>
        </table:table-row>
        <table:table-row table:style-name="ro1">
          <table:table-cell office:value-type="float" office:value="1555592996.07012" calcext:value-type="float">
            <text:p>1555592996.07012</text:p>
          </table:table-cell>
          <table:table-cell office:value-type="float" office:value="266" calcext:value-type="float">
            <text:p>266</text:p>
          </table:table-cell>
          <table:table-cell office:value-type="float" office:value="1.57676184177399" calcext:value-type="float">
            <text:p>1.5767618418</text:p>
          </table:table-cell>
        </table:table-row>
        <table:table-row table:style-name="ro1">
          <table:table-cell office:value-type="float" office:value="1555593067.3373" calcext:value-type="float">
            <text:p>1555593067.3373</text:p>
          </table:table-cell>
          <table:table-cell office:value-type="float" office:value="267" calcext:value-type="float">
            <text:p>267</text:p>
          </table:table-cell>
          <table:table-cell office:value-type="float" office:value="1.57562553882599" calcext:value-type="float">
            <text:p>1.5756255388</text:p>
          </table:table-cell>
        </table:table-row>
        <table:table-row table:style-name="ro1">
          <table:table-cell office:value-type="float" office:value="1555593138.56386" calcext:value-type="float">
            <text:p>1555593138.56386</text:p>
          </table:table-cell>
          <table:table-cell office:value-type="float" office:value="268" calcext:value-type="float">
            <text:p>268</text:p>
          </table:table-cell>
          <table:table-cell office:value-type="float" office:value="1.57607018947601" calcext:value-type="float">
            <text:p>1.5760701895</text:p>
          </table:table-cell>
        </table:table-row>
        <table:table-row table:style-name="ro1">
          <table:table-cell office:value-type="float" office:value="1555593210.12964" calcext:value-type="float">
            <text:p>1555593210.12964</text:p>
          </table:table-cell>
          <table:table-cell office:value-type="float" office:value="269" calcext:value-type="float">
            <text:p>269</text:p>
          </table:table-cell>
          <table:table-cell office:value-type="float" office:value="1.58024787902832" calcext:value-type="float">
            <text:p>1.580247879</text:p>
          </table:table-cell>
        </table:table-row>
        <table:table-row table:style-name="ro1">
          <table:table-cell office:value-type="float" office:value="1555593281.37202" calcext:value-type="float">
            <text:p>1555593281.37202</text:p>
          </table:table-cell>
          <table:table-cell office:value-type="float" office:value="270" calcext:value-type="float">
            <text:p>270</text:p>
          </table:table-cell>
          <table:table-cell office:value-type="float" office:value="1.57385516166687" calcext:value-type="float">
            <text:p>1.5738551617</text:p>
          </table:table-cell>
        </table:table-row>
        <table:table-row table:style-name="ro1">
          <table:table-cell office:value-type="float" office:value="1555593352.99152" calcext:value-type="float">
            <text:p>1555593352.99152</text:p>
          </table:table-cell>
          <table:table-cell office:value-type="float" office:value="271" calcext:value-type="float">
            <text:p>271</text:p>
          </table:table-cell>
          <table:table-cell office:value-type="float" office:value="1.57528281211853" calcext:value-type="float">
            <text:p>1.5752828121</text:p>
          </table:table-cell>
        </table:table-row>
        <table:table-row table:style-name="ro1">
          <table:table-cell office:value-type="float" office:value="1555593424.19051" calcext:value-type="float">
            <text:p>1555593424.19051</text:p>
          </table:table-cell>
          <table:table-cell office:value-type="float" office:value="272" calcext:value-type="float">
            <text:p>272</text:p>
          </table:table-cell>
          <table:table-cell office:value-type="float" office:value="1.58432447910309" calcext:value-type="float">
            <text:p>1.5843244791</text:p>
          </table:table-cell>
        </table:table-row>
        <table:table-row table:style-name="ro1">
          <table:table-cell office:value-type="float" office:value="1555593495.09303" calcext:value-type="float">
            <text:p>1555593495.09303</text:p>
          </table:table-cell>
          <table:table-cell office:value-type="float" office:value="273" calcext:value-type="float">
            <text:p>273</text:p>
          </table:table-cell>
          <table:table-cell office:value-type="float" office:value="1.57579755783081" calcext:value-type="float">
            <text:p>1.5757975578</text:p>
          </table:table-cell>
        </table:table-row>
        <table:table-row table:style-name="ro1">
          <table:table-cell office:value-type="float" office:value="1555593566.50901" calcext:value-type="float">
            <text:p>1555593566.50901</text:p>
          </table:table-cell>
          <table:table-cell office:value-type="float" office:value="274" calcext:value-type="float">
            <text:p>274</text:p>
          </table:table-cell>
          <table:table-cell office:value-type="float" office:value="1.58127117156982" calcext:value-type="float">
            <text:p>1.5812711716</text:p>
          </table:table-cell>
        </table:table-row>
        <table:table-row table:style-name="ro1">
          <table:table-cell office:value-type="float" office:value="1555593637.98507" calcext:value-type="float">
            <text:p>1555593637.98507</text:p>
          </table:table-cell>
          <table:table-cell office:value-type="float" office:value="275" calcext:value-type="float">
            <text:p>275</text:p>
          </table:table-cell>
          <table:table-cell office:value-type="float" office:value="1.57629024982452" calcext:value-type="float">
            <text:p>1.5762902498</text:p>
          </table:table-cell>
        </table:table-row>
        <table:table-row table:style-name="ro1">
          <table:table-cell office:value-type="float" office:value="1555593709.19617" calcext:value-type="float">
            <text:p>1555593709.19617</text:p>
          </table:table-cell>
          <table:table-cell office:value-type="float" office:value="276" calcext:value-type="float">
            <text:p>276</text:p>
          </table:table-cell>
          <table:table-cell office:value-type="float" office:value="1.57532382011414" calcext:value-type="float">
            <text:p>1.5753238201</text:p>
          </table:table-cell>
        </table:table-row>
        <table:table-row table:style-name="ro1">
          <table:table-cell office:value-type="float" office:value="1555593780.65985" calcext:value-type="float">
            <text:p>1555593780.65985</text:p>
          </table:table-cell>
          <table:table-cell office:value-type="float" office:value="277" calcext:value-type="float">
            <text:p>277</text:p>
          </table:table-cell>
          <table:table-cell office:value-type="float" office:value="1.57656276226044" calcext:value-type="float">
            <text:p>1.5765627623</text:p>
          </table:table-cell>
        </table:table-row>
        <table:table-row table:style-name="ro1">
          <table:table-cell office:value-type="float" office:value="1555593852.03271" calcext:value-type="float">
            <text:p>1555593852.03271</text:p>
          </table:table-cell>
          <table:table-cell office:value-type="float" office:value="278" calcext:value-type="float">
            <text:p>278</text:p>
          </table:table-cell>
          <table:table-cell office:value-type="float" office:value="1.575599193573" calcext:value-type="float">
            <text:p>1.5755991936</text:p>
          </table:table-cell>
        </table:table-row>
        <table:table-row table:style-name="ro1">
          <table:table-cell office:value-type="float" office:value="1555593923.4461" calcext:value-type="float">
            <text:p>1555593923.4461</text:p>
          </table:table-cell>
          <table:table-cell office:value-type="float" office:value="279" calcext:value-type="float">
            <text:p>279</text:p>
          </table:table-cell>
          <table:table-cell office:value-type="float" office:value="1.57555663585663" calcext:value-type="float">
            <text:p>1.5755566359</text:p>
          </table:table-cell>
        </table:table-row>
        <table:table-row table:style-name="ro1">
          <table:table-cell office:value-type="float" office:value="1555593994.74445" calcext:value-type="float">
            <text:p>1555593994.74445</text:p>
          </table:table-cell>
          <table:table-cell office:value-type="float" office:value="280" calcext:value-type="float">
            <text:p>280</text:p>
          </table:table-cell>
          <table:table-cell office:value-type="float" office:value="1.57783377170563" calcext:value-type="float">
            <text:p>1.5778337717</text:p>
          </table:table-cell>
        </table:table-row>
        <table:table-row table:style-name="ro1">
          <table:table-cell office:value-type="float" office:value="1555594066.33164" calcext:value-type="float">
            <text:p>1555594066.33164</text:p>
          </table:table-cell>
          <table:table-cell office:value-type="float" office:value="281" calcext:value-type="float">
            <text:p>281</text:p>
          </table:table-cell>
          <table:table-cell office:value-type="float" office:value="1.57742500305176" calcext:value-type="float">
            <text:p>1.5774250031</text:p>
          </table:table-cell>
        </table:table-row>
        <table:table-row table:style-name="ro1">
          <table:table-cell office:value-type="float" office:value="1555594137.25269" calcext:value-type="float">
            <text:p>1555594137.25269</text:p>
          </table:table-cell>
          <table:table-cell office:value-type="float" office:value="282" calcext:value-type="float">
            <text:p>282</text:p>
          </table:table-cell>
          <table:table-cell office:value-type="float" office:value="1.5778671503067" calcext:value-type="float">
            <text:p>1.5778671503</text:p>
          </table:table-cell>
        </table:table-row>
        <table:table-row table:style-name="ro1">
          <table:table-cell office:value-type="float" office:value="1555594208.16139" calcext:value-type="float">
            <text:p>1555594208.16139</text:p>
          </table:table-cell>
          <table:table-cell office:value-type="float" office:value="283" calcext:value-type="float">
            <text:p>283</text:p>
          </table:table-cell>
          <table:table-cell office:value-type="float" office:value="1.57575345039368" calcext:value-type="float">
            <text:p>1.5757534504</text:p>
          </table:table-cell>
        </table:table-row>
        <table:table-row table:style-name="ro1">
          <table:table-cell office:value-type="float" office:value="1555594278.86449" calcext:value-type="float">
            <text:p>1555594278.86449</text:p>
          </table:table-cell>
          <table:table-cell office:value-type="float" office:value="284" calcext:value-type="float">
            <text:p>284</text:p>
          </table:table-cell>
          <table:table-cell office:value-type="float" office:value="1.57695031166077" calcext:value-type="float">
            <text:p>1.5769503117</text:p>
          </table:table-cell>
        </table:table-row>
        <table:table-row table:style-name="ro1">
          <table:table-cell office:value-type="float" office:value="1555594350.45735" calcext:value-type="float">
            <text:p>1555594350.45735</text:p>
          </table:table-cell>
          <table:table-cell office:value-type="float" office:value="285" calcext:value-type="float">
            <text:p>285</text:p>
          </table:table-cell>
          <table:table-cell office:value-type="float" office:value="1.57619035243988" calcext:value-type="float">
            <text:p>1.5761903524</text:p>
          </table:table-cell>
        </table:table-row>
        <table:table-row table:style-name="ro1">
          <table:table-cell office:value-type="float" office:value="1555594421.73763" calcext:value-type="float">
            <text:p>1555594421.73763</text:p>
          </table:table-cell>
          <table:table-cell office:value-type="float" office:value="286" calcext:value-type="float">
            <text:p>286</text:p>
          </table:table-cell>
          <table:table-cell office:value-type="float" office:value="1.57648813724518" calcext:value-type="float">
            <text:p>1.5764881372</text:p>
          </table:table-cell>
        </table:table-row>
        <table:table-row table:style-name="ro1">
          <table:table-cell office:value-type="float" office:value="1555594493.12601" calcext:value-type="float">
            <text:p>1555594493.12601</text:p>
          </table:table-cell>
          <table:table-cell office:value-type="float" office:value="287" calcext:value-type="float">
            <text:p>287</text:p>
          </table:table-cell>
          <table:table-cell office:value-type="float" office:value="1.57386422157288" calcext:value-type="float">
            <text:p>1.5738642216</text:p>
          </table:table-cell>
        </table:table-row>
        <table:table-row table:style-name="ro1">
          <table:table-cell office:value-type="float" office:value="1555594564.21743" calcext:value-type="float">
            <text:p>1555594564.21743</text:p>
          </table:table-cell>
          <table:table-cell office:value-type="float" office:value="288" calcext:value-type="float">
            <text:p>288</text:p>
          </table:table-cell>
          <table:table-cell office:value-type="float" office:value="1.57498013973236" calcext:value-type="float">
            <text:p>1.5749801397</text:p>
          </table:table-cell>
        </table:table-row>
        <table:table-row table:style-name="ro1">
          <table:table-cell office:value-type="float" office:value="1555594635.84451" calcext:value-type="float">
            <text:p>1555594635.84451</text:p>
          </table:table-cell>
          <table:table-cell office:value-type="float" office:value="289" calcext:value-type="float">
            <text:p>289</text:p>
          </table:table-cell>
          <table:table-cell office:value-type="float" office:value="1.57651257514954" calcext:value-type="float">
            <text:p>1.5765125751</text:p>
          </table:table-cell>
        </table:table-row>
        <table:table-row table:style-name="ro1">
          <table:table-cell office:value-type="float" office:value="1555594707.18497" calcext:value-type="float">
            <text:p>1555594707.18497</text:p>
          </table:table-cell>
          <table:table-cell office:value-type="float" office:value="290" calcext:value-type="float">
            <text:p>290</text:p>
          </table:table-cell>
          <table:table-cell office:value-type="float" office:value="1.57627320289612" calcext:value-type="float">
            <text:p>1.5762732029</text:p>
          </table:table-cell>
        </table:table-row>
        <table:table-row table:style-name="ro1">
          <table:table-cell office:value-type="float" office:value="1555594778.79776" calcext:value-type="float">
            <text:p>1555594778.79776</text:p>
          </table:table-cell>
          <table:table-cell office:value-type="float" office:value="291" calcext:value-type="float">
            <text:p>291</text:p>
          </table:table-cell>
          <table:table-cell office:value-type="float" office:value="1.57337236404419" calcext:value-type="float">
            <text:p>1.573372364</text:p>
          </table:table-cell>
        </table:table-row>
        <table:table-row table:style-name="ro1">
          <table:table-cell office:value-type="float" office:value="1555594850.38215" calcext:value-type="float">
            <text:p>1555594850.38215</text:p>
          </table:table-cell>
          <table:table-cell office:value-type="float" office:value="292" calcext:value-type="float">
            <text:p>292</text:p>
          </table:table-cell>
          <table:table-cell office:value-type="float" office:value="1.57482671737671" calcext:value-type="float">
            <text:p>1.5748267174</text:p>
          </table:table-cell>
        </table:table-row>
        <table:table-row table:style-name="ro1">
          <table:table-cell office:value-type="float" office:value="1555594921.70256" calcext:value-type="float">
            <text:p>1555594921.70256</text:p>
          </table:table-cell>
          <table:table-cell office:value-type="float" office:value="293" calcext:value-type="float">
            <text:p>293</text:p>
          </table:table-cell>
          <table:table-cell office:value-type="float" office:value="1.57690215110779" calcext:value-type="float">
            <text:p>1.5769021511</text:p>
          </table:table-cell>
        </table:table-row>
        <table:table-row table:style-name="ro1">
          <table:table-cell office:value-type="float" office:value="1555594993.2441" calcext:value-type="float">
            <text:p>1555594993.2441</text:p>
          </table:table-cell>
          <table:table-cell office:value-type="float" office:value="294" calcext:value-type="float">
            <text:p>294</text:p>
          </table:table-cell>
          <table:table-cell office:value-type="float" office:value="1.57368266582489" calcext:value-type="float">
            <text:p>1.5736826658</text:p>
          </table:table-cell>
        </table:table-row>
        <table:table-row table:style-name="ro1">
          <table:table-cell office:value-type="float" office:value="1555595064.62873" calcext:value-type="float">
            <text:p>1555595064.62873</text:p>
          </table:table-cell>
          <table:table-cell office:value-type="float" office:value="295" calcext:value-type="float">
            <text:p>295</text:p>
          </table:table-cell>
          <table:table-cell office:value-type="float" office:value="1.57265269756317" calcext:value-type="float">
            <text:p>1.5726526976</text:p>
          </table:table-cell>
        </table:table-row>
        <table:table-row table:style-name="ro1">
          <table:table-cell office:value-type="float" office:value="1555595136.40548" calcext:value-type="float">
            <text:p>1555595136.40548</text:p>
          </table:table-cell>
          <table:table-cell office:value-type="float" office:value="296" calcext:value-type="float">
            <text:p>296</text:p>
          </table:table-cell>
          <table:table-cell office:value-type="float" office:value="1.57523572444916" calcext:value-type="float">
            <text:p>1.5752357244</text:p>
          </table:table-cell>
        </table:table-row>
        <table:table-row table:style-name="ro1">
          <table:table-cell office:value-type="float" office:value="1555595207.63478" calcext:value-type="float">
            <text:p>1555595207.63478</text:p>
          </table:table-cell>
          <table:table-cell office:value-type="float" office:value="297" calcext:value-type="float">
            <text:p>297</text:p>
          </table:table-cell>
          <table:table-cell office:value-type="float" office:value="1.58289158344269" calcext:value-type="float">
            <text:p>1.5828915834</text:p>
          </table:table-cell>
        </table:table-row>
        <table:table-row table:style-name="ro1">
          <table:table-cell office:value-type="float" office:value="1555595278.7763" calcext:value-type="float">
            <text:p>1555595278.7763</text:p>
          </table:table-cell>
          <table:table-cell office:value-type="float" office:value="298" calcext:value-type="float">
            <text:p>298</text:p>
          </table:table-cell>
          <table:table-cell office:value-type="float" office:value="1.57753956317902" calcext:value-type="float">
            <text:p>1.5775395632</text:p>
          </table:table-cell>
        </table:table-row>
        <table:table-row table:style-name="ro1">
          <table:table-cell office:value-type="float" office:value="1555595349.98573" calcext:value-type="float">
            <text:p>1555595349.98573</text:p>
          </table:table-cell>
          <table:table-cell office:value-type="float" office:value="299" calcext:value-type="float">
            <text:p>299</text:p>
          </table:table-cell>
          <table:table-cell office:value-type="float" office:value="1.57644307613373" calcext:value-type="float">
            <text:p>1.5764430761</text:p>
          </table:table-cell>
        </table:table-row>
        <table:table-row table:style-name="ro1">
          <table:table-cell office:value-type="float" office:value="1555595421.71219" calcext:value-type="float">
            <text:p>1555595421.71219</text:p>
          </table:table-cell>
          <table:table-cell office:value-type="float" office:value="300" calcext:value-type="float">
            <text:p>300</text:p>
          </table:table-cell>
          <table:table-cell office:value-type="float" office:value="1.57243287563324" calcext:value-type="float">
            <text:p>1.5724328756</text:p>
          </table:table-cell>
        </table:table-row>
        <table:table-row table:style-name="ro1">
          <table:table-cell office:value-type="float" office:value="1555595493.41902" calcext:value-type="float">
            <text:p>1555595493.41902</text:p>
          </table:table-cell>
          <table:table-cell office:value-type="float" office:value="301" calcext:value-type="float">
            <text:p>301</text:p>
          </table:table-cell>
          <table:table-cell office:value-type="float" office:value="1.57068252563477" calcext:value-type="float">
            <text:p>1.5706825256</text:p>
          </table:table-cell>
        </table:table-row>
        <table:table-row table:style-name="ro1">
          <table:table-cell office:value-type="float" office:value="1555595564.75616" calcext:value-type="float">
            <text:p>1555595564.75616</text:p>
          </table:table-cell>
          <table:table-cell office:value-type="float" office:value="302" calcext:value-type="float">
            <text:p>302</text:p>
          </table:table-cell>
          <table:table-cell office:value-type="float" office:value="1.57209002971649" calcext:value-type="float">
            <text:p>1.5720900297</text:p>
          </table:table-cell>
        </table:table-row>
        <table:table-row table:style-name="ro1">
          <table:table-cell office:value-type="float" office:value="1555595636.16356" calcext:value-type="float">
            <text:p>1555595636.16356</text:p>
          </table:table-cell>
          <table:table-cell office:value-type="float" office:value="303" calcext:value-type="float">
            <text:p>303</text:p>
          </table:table-cell>
          <table:table-cell office:value-type="float" office:value="1.57071244716644" calcext:value-type="float">
            <text:p>1.5707124472</text:p>
          </table:table-cell>
        </table:table-row>
        <table:table-row table:style-name="ro1">
          <table:table-cell office:value-type="float" office:value="1555595707.22986" calcext:value-type="float">
            <text:p>1555595707.22986</text:p>
          </table:table-cell>
          <table:table-cell office:value-type="float" office:value="304" calcext:value-type="float">
            <text:p>304</text:p>
          </table:table-cell>
          <table:table-cell office:value-type="float" office:value="1.57036244869232" calcext:value-type="float">
            <text:p>1.5703624487</text:p>
          </table:table-cell>
        </table:table-row>
        <table:table-row table:style-name="ro1">
          <table:table-cell office:value-type="float" office:value="1555595778.64079" calcext:value-type="float">
            <text:p>1555595778.64079</text:p>
          </table:table-cell>
          <table:table-cell office:value-type="float" office:value="305" calcext:value-type="float">
            <text:p>305</text:p>
          </table:table-cell>
          <table:table-cell office:value-type="float" office:value="1.57075977325439" calcext:value-type="float">
            <text:p>1.5707597733</text:p>
          </table:table-cell>
        </table:table-row>
        <table:table-row table:style-name="ro1">
          <table:table-cell office:value-type="float" office:value="1555595849.78757" calcext:value-type="float">
            <text:p>1555595849.78757</text:p>
          </table:table-cell>
          <table:table-cell office:value-type="float" office:value="306" calcext:value-type="float">
            <text:p>306</text:p>
          </table:table-cell>
          <table:table-cell office:value-type="float" office:value="1.57244956493378" calcext:value-type="float">
            <text:p>1.5724495649</text:p>
          </table:table-cell>
        </table:table-row>
        <table:table-row table:style-name="ro1">
          <table:table-cell office:value-type="float" office:value="1555595920.98063" calcext:value-type="float">
            <text:p>1555595920.98063</text:p>
          </table:table-cell>
          <table:table-cell office:value-type="float" office:value="307" calcext:value-type="float">
            <text:p>307</text:p>
          </table:table-cell>
          <table:table-cell office:value-type="float" office:value="1.57282757759094" calcext:value-type="float">
            <text:p>1.5728275776</text:p>
          </table:table-cell>
        </table:table-row>
        <table:table-row table:style-name="ro1">
          <table:table-cell office:value-type="float" office:value="1555595992.38446" calcext:value-type="float">
            <text:p>1555595992.38446</text:p>
          </table:table-cell>
          <table:table-cell office:value-type="float" office:value="308" calcext:value-type="float">
            <text:p>308</text:p>
          </table:table-cell>
          <table:table-cell office:value-type="float" office:value="1.57152712345123" calcext:value-type="float">
            <text:p>1.5715271235</text:p>
          </table:table-cell>
        </table:table-row>
        <table:table-row table:style-name="ro1">
          <table:table-cell office:value-type="float" office:value="1555596063.72173" calcext:value-type="float">
            <text:p>1555596063.72173</text:p>
          </table:table-cell>
          <table:table-cell office:value-type="float" office:value="309" calcext:value-type="float">
            <text:p>309</text:p>
          </table:table-cell>
          <table:table-cell office:value-type="float" office:value="1.57142043113709" calcext:value-type="float">
            <text:p>1.5714204311</text:p>
          </table:table-cell>
        </table:table-row>
        <table:table-row table:style-name="ro1">
          <table:table-cell office:value-type="float" office:value="1555596134.99398" calcext:value-type="float">
            <text:p>1555596134.99398</text:p>
          </table:table-cell>
          <table:table-cell office:value-type="float" office:value="310" calcext:value-type="float">
            <text:p>310</text:p>
          </table:table-cell>
          <table:table-cell office:value-type="float" office:value="1.57187974452972" calcext:value-type="float">
            <text:p>1.5718797445</text:p>
          </table:table-cell>
        </table:table-row>
        <table:table-row table:style-name="ro1">
          <table:table-cell office:value-type="float" office:value="1555596206.22111" calcext:value-type="float">
            <text:p>1555596206.22111</text:p>
          </table:table-cell>
          <table:table-cell office:value-type="float" office:value="311" calcext:value-type="float">
            <text:p>311</text:p>
          </table:table-cell>
          <table:table-cell office:value-type="float" office:value="1.57129168510437" calcext:value-type="float">
            <text:p>1.5712916851</text:p>
          </table:table-cell>
        </table:table-row>
        <table:table-row table:style-name="ro1">
          <table:table-cell office:value-type="float" office:value="1555596277.3116" calcext:value-type="float">
            <text:p>1555596277.3116</text:p>
          </table:table-cell>
          <table:table-cell office:value-type="float" office:value="312" calcext:value-type="float">
            <text:p>312</text:p>
          </table:table-cell>
          <table:table-cell office:value-type="float" office:value="1.57150161266327" calcext:value-type="float">
            <text:p>1.5715016127</text:p>
          </table:table-cell>
        </table:table-row>
        <table:table-row table:style-name="ro1">
          <table:table-cell office:value-type="float" office:value="1555596348.30788" calcext:value-type="float">
            <text:p>1555596348.30788</text:p>
          </table:table-cell>
          <table:table-cell office:value-type="float" office:value="313" calcext:value-type="float">
            <text:p>313</text:p>
          </table:table-cell>
          <table:table-cell office:value-type="float" office:value="1.57051372528076" calcext:value-type="float">
            <text:p>1.5705137253</text:p>
          </table:table-cell>
        </table:table-row>
        <table:table-row table:style-name="ro1">
          <table:table-cell office:value-type="float" office:value="1555596419.74007" calcext:value-type="float">
            <text:p>1555596419.74007</text:p>
          </table:table-cell>
          <table:table-cell office:value-type="float" office:value="314" calcext:value-type="float">
            <text:p>314</text:p>
          </table:table-cell>
          <table:table-cell office:value-type="float" office:value="1.57311236858368" calcext:value-type="float">
            <text:p>1.5731123686</text:p>
          </table:table-cell>
        </table:table-row>
        <table:table-row table:style-name="ro1">
          <table:table-cell office:value-type="float" office:value="1555596490.96767" calcext:value-type="float">
            <text:p>1555596490.96767</text:p>
          </table:table-cell>
          <table:table-cell office:value-type="float" office:value="315" calcext:value-type="float">
            <text:p>315</text:p>
          </table:table-cell>
          <table:table-cell office:value-type="float" office:value="1.57165610790253" calcext:value-type="float">
            <text:p>1.5716561079</text:p>
          </table:table-cell>
        </table:table-row>
        <table:table-row table:style-name="ro1">
          <table:table-cell office:value-type="float" office:value="1555596562.67131" calcext:value-type="float">
            <text:p>1555596562.67131</text:p>
          </table:table-cell>
          <table:table-cell office:value-type="float" office:value="316" calcext:value-type="float">
            <text:p>316</text:p>
          </table:table-cell>
          <table:table-cell office:value-type="float" office:value="1.57125210762024" calcext:value-type="float">
            <text:p>1.5712521076</text:p>
          </table:table-cell>
        </table:table-row>
        <table:table-row table:style-name="ro1">
          <table:table-cell office:value-type="float" office:value="1555596633.7175" calcext:value-type="float">
            <text:p>1555596633.7175</text:p>
          </table:table-cell>
          <table:table-cell office:value-type="float" office:value="317" calcext:value-type="float">
            <text:p>317</text:p>
          </table:table-cell>
          <table:table-cell office:value-type="float" office:value="1.57179439067841" calcext:value-type="float">
            <text:p>1.5717943907</text:p>
          </table:table-cell>
        </table:table-row>
        <table:table-row table:style-name="ro1">
          <table:table-cell office:value-type="float" office:value="1555596705.11625" calcext:value-type="float">
            <text:p>1555596705.11625</text:p>
          </table:table-cell>
          <table:table-cell office:value-type="float" office:value="318" calcext:value-type="float">
            <text:p>318</text:p>
          </table:table-cell>
          <table:table-cell office:value-type="float" office:value="1.57290530204773" calcext:value-type="float">
            <text:p>1.572905302</text:p>
          </table:table-cell>
        </table:table-row>
        <table:table-row table:style-name="ro1">
          <table:table-cell office:value-type="float" office:value="1555596776.35459" calcext:value-type="float">
            <text:p>1555596776.35459</text:p>
          </table:table-cell>
          <table:table-cell office:value-type="float" office:value="319" calcext:value-type="float">
            <text:p>319</text:p>
          </table:table-cell>
          <table:table-cell office:value-type="float" office:value="1.57062661647797" calcext:value-type="float">
            <text:p>1.5706266165</text:p>
          </table:table-cell>
        </table:table-row>
        <table:table-row table:style-name="ro1">
          <table:table-cell office:value-type="float" office:value="1555596847.46644" calcext:value-type="float">
            <text:p>1555596847.46644</text:p>
          </table:table-cell>
          <table:table-cell office:value-type="float" office:value="320" calcext:value-type="float">
            <text:p>320</text:p>
          </table:table-cell>
          <table:table-cell office:value-type="float" office:value="1.57048797607422" calcext:value-type="float">
            <text:p>1.5704879761</text:p>
          </table:table-cell>
        </table:table-row>
        <table:table-row table:style-name="ro1">
          <table:table-cell office:value-type="float" office:value="1555596918.64812" calcext:value-type="float">
            <text:p>1555596918.64812</text:p>
          </table:table-cell>
          <table:table-cell office:value-type="float" office:value="321" calcext:value-type="float">
            <text:p>321</text:p>
          </table:table-cell>
          <table:table-cell office:value-type="float" office:value="1.57295358181" calcext:value-type="float">
            <text:p>1.5729535818</text:p>
          </table:table-cell>
        </table:table-row>
        <table:table-row table:style-name="ro1">
          <table:table-cell office:value-type="float" office:value="1555596989.9446" calcext:value-type="float">
            <text:p>1555596989.9446</text:p>
          </table:table-cell>
          <table:table-cell office:value-type="float" office:value="322" calcext:value-type="float">
            <text:p>322</text:p>
          </table:table-cell>
          <table:table-cell office:value-type="float" office:value="1.573113322258" calcext:value-type="float">
            <text:p>1.5731133223</text:p>
          </table:table-cell>
        </table:table-row>
        <table:table-row table:style-name="ro1">
          <table:table-cell office:value-type="float" office:value="1555597061.09436" calcext:value-type="float">
            <text:p>1555597061.09436</text:p>
          </table:table-cell>
          <table:table-cell office:value-type="float" office:value="323" calcext:value-type="float">
            <text:p>323</text:p>
          </table:table-cell>
          <table:table-cell office:value-type="float" office:value="1.57053506374359" calcext:value-type="float">
            <text:p>1.5705350637</text:p>
          </table:table-cell>
        </table:table-row>
        <table:table-row table:style-name="ro1">
          <table:table-cell office:value-type="float" office:value="1555597132.19915" calcext:value-type="float">
            <text:p>1555597132.19915</text:p>
          </table:table-cell>
          <table:table-cell office:value-type="float" office:value="324" calcext:value-type="float">
            <text:p>324</text:p>
          </table:table-cell>
          <table:table-cell office:value-type="float" office:value="1.57128465175629" calcext:value-type="float">
            <text:p>1.5712846518</text:p>
          </table:table-cell>
        </table:table-row>
        <table:table-row table:style-name="ro1">
          <table:table-cell office:value-type="float" office:value="1555597203.66573" calcext:value-type="float">
            <text:p>1555597203.66573</text:p>
          </table:table-cell>
          <table:table-cell office:value-type="float" office:value="325" calcext:value-type="float">
            <text:p>325</text:p>
          </table:table-cell>
          <table:table-cell office:value-type="float" office:value="1.57273292541504" calcext:value-type="float">
            <text:p>1.5727329254</text:p>
          </table:table-cell>
        </table:table-row>
        <table:table-row table:style-name="ro1">
          <table:table-cell office:value-type="float" office:value="1555597275.36869" calcext:value-type="float">
            <text:p>1555597275.36869</text:p>
          </table:table-cell>
          <table:table-cell office:value-type="float" office:value="326" calcext:value-type="float">
            <text:p>326</text:p>
          </table:table-cell>
          <table:table-cell office:value-type="float" office:value="1.57063472270966" calcext:value-type="float">
            <text:p>1.5706347227</text:p>
          </table:table-cell>
        </table:table-row>
        <table:table-row table:style-name="ro1">
          <table:table-cell office:value-type="float" office:value="1555597346.79204" calcext:value-type="float">
            <text:p>1555597346.79204</text:p>
          </table:table-cell>
          <table:table-cell office:value-type="float" office:value="327" calcext:value-type="float">
            <text:p>327</text:p>
          </table:table-cell>
          <table:table-cell office:value-type="float" office:value="1.573774933815" calcext:value-type="float">
            <text:p>1.5737749338</text:p>
          </table:table-cell>
        </table:table-row>
        <table:table-row table:style-name="ro1">
          <table:table-cell office:value-type="float" office:value="1555597417.87233" calcext:value-type="float">
            <text:p>1555597417.87233</text:p>
          </table:table-cell>
          <table:table-cell office:value-type="float" office:value="328" calcext:value-type="float">
            <text:p>328</text:p>
          </table:table-cell>
          <table:table-cell office:value-type="float" office:value="1.57095301151276" calcext:value-type="float">
            <text:p>1.5709530115</text:p>
          </table:table-cell>
        </table:table-row>
        <table:table-row table:style-name="ro1">
          <table:table-cell office:value-type="float" office:value="1555597489.02816" calcext:value-type="float">
            <text:p>1555597489.02816</text:p>
          </table:table-cell>
          <table:table-cell office:value-type="float" office:value="329" calcext:value-type="float">
            <text:p>329</text:p>
          </table:table-cell>
          <table:table-cell office:value-type="float" office:value="1.57202482223511" calcext:value-type="float">
            <text:p>1.5720248222</text:p>
          </table:table-cell>
        </table:table-row>
        <table:table-row table:style-name="ro1">
          <table:table-cell office:value-type="float" office:value="1555597559.9902" calcext:value-type="float">
            <text:p>1555597559.9902</text:p>
          </table:table-cell>
          <table:table-cell office:value-type="float" office:value="330" calcext:value-type="float">
            <text:p>330</text:p>
          </table:table-cell>
          <table:table-cell office:value-type="float" office:value="1.5714967250824" calcext:value-type="float">
            <text:p>1.5714967251</text:p>
          </table:table-cell>
        </table:table-row>
        <table:table-row table:style-name="ro1">
          <table:table-cell office:value-type="float" office:value="1555597631.3104" calcext:value-type="float">
            <text:p>1555597631.3104</text:p>
          </table:table-cell>
          <table:table-cell office:value-type="float" office:value="331" calcext:value-type="float">
            <text:p>331</text:p>
          </table:table-cell>
          <table:table-cell office:value-type="float" office:value="1.57100594043732" calcext:value-type="float">
            <text:p>1.5710059404</text:p>
          </table:table-cell>
        </table:table-row>
        <table:table-row table:style-name="ro1">
          <table:table-cell office:value-type="float" office:value="1555597702.73559" calcext:value-type="float">
            <text:p>1555597702.73559</text:p>
          </table:table-cell>
          <table:table-cell office:value-type="float" office:value="332" calcext:value-type="float">
            <text:p>332</text:p>
          </table:table-cell>
          <table:table-cell office:value-type="float" office:value="1.57119643688202" calcext:value-type="float">
            <text:p>1.5711964369</text:p>
          </table:table-cell>
        </table:table-row>
        <table:table-row table:style-name="ro1">
          <table:table-cell office:value-type="float" office:value="1555597774.18049" calcext:value-type="float">
            <text:p>1555597774.18049</text:p>
          </table:table-cell>
          <table:table-cell office:value-type="float" office:value="333" calcext:value-type="float">
            <text:p>333</text:p>
          </table:table-cell>
          <table:table-cell office:value-type="float" office:value="1.57164216041565" calcext:value-type="float">
            <text:p>1.5716421604</text:p>
          </table:table-cell>
        </table:table-row>
        <table:table-row table:style-name="ro1">
          <table:table-cell office:value-type="float" office:value="1555597845.52841" calcext:value-type="float">
            <text:p>1555597845.52841</text:p>
          </table:table-cell>
          <table:table-cell office:value-type="float" office:value="334" calcext:value-type="float">
            <text:p>334</text:p>
          </table:table-cell>
          <table:table-cell office:value-type="float" office:value="1.57041001319885" calcext:value-type="float">
            <text:p>1.5704100132</text:p>
          </table:table-cell>
        </table:table-row>
        <table:table-row table:style-name="ro1">
          <table:table-cell office:value-type="float" office:value="1555597916.58389" calcext:value-type="float">
            <text:p>1555597916.58389</text:p>
          </table:table-cell>
          <table:table-cell office:value-type="float" office:value="335" calcext:value-type="float">
            <text:p>335</text:p>
          </table:table-cell>
          <table:table-cell office:value-type="float" office:value="1.57012593746185" calcext:value-type="float">
            <text:p>1.5701259375</text:p>
          </table:table-cell>
        </table:table-row>
        <table:table-row table:style-name="ro1">
          <table:table-cell office:value-type="float" office:value="1555597987.98845" calcext:value-type="float">
            <text:p>1555597987.98845</text:p>
          </table:table-cell>
          <table:table-cell office:value-type="float" office:value="336" calcext:value-type="float">
            <text:p>336</text:p>
          </table:table-cell>
          <table:table-cell office:value-type="float" office:value="1.57092845439911" calcext:value-type="float">
            <text:p>1.5709284544</text:p>
          </table:table-cell>
        </table:table-row>
        <table:table-row table:style-name="ro1">
          <table:table-cell office:value-type="float" office:value="1555598059.28619" calcext:value-type="float">
            <text:p>1555598059.28619</text:p>
          </table:table-cell>
          <table:table-cell office:value-type="float" office:value="337" calcext:value-type="float">
            <text:p>337</text:p>
          </table:table-cell>
          <table:table-cell office:value-type="float" office:value="1.57114064693451" calcext:value-type="float">
            <text:p>1.5711406469</text:p>
          </table:table-cell>
        </table:table-row>
        <table:table-row table:style-name="ro1">
          <table:table-cell office:value-type="float" office:value="1555598130.80633" calcext:value-type="float">
            <text:p>1555598130.80633</text:p>
          </table:table-cell>
          <table:table-cell office:value-type="float" office:value="338" calcext:value-type="float">
            <text:p>338</text:p>
          </table:table-cell>
          <table:table-cell office:value-type="float" office:value="1.57125413417816" calcext:value-type="float">
            <text:p>1.5712541342</text:p>
          </table:table-cell>
        </table:table-row>
        <table:table-row table:style-name="ro1">
          <table:table-cell office:value-type="float" office:value="1555598202.32792" calcext:value-type="float">
            <text:p>1555598202.32792</text:p>
          </table:table-cell>
          <table:table-cell office:value-type="float" office:value="339" calcext:value-type="float">
            <text:p>339</text:p>
          </table:table-cell>
          <table:table-cell office:value-type="float" office:value="1.57187938690186" calcext:value-type="float">
            <text:p>1.5718793869</text:p>
          </table:table-cell>
        </table:table-row>
        <table:table-row table:style-name="ro1">
          <table:table-cell office:value-type="float" office:value="1555598273.97952" calcext:value-type="float">
            <text:p>1555598273.97952</text:p>
          </table:table-cell>
          <table:table-cell office:value-type="float" office:value="340" calcext:value-type="float">
            <text:p>340</text:p>
          </table:table-cell>
          <table:table-cell office:value-type="float" office:value="1.57202613353729" calcext:value-type="float">
            <text:p>1.5720261335</text:p>
          </table:table-cell>
        </table:table-row>
        <table:table-row table:style-name="ro1">
          <table:table-cell office:value-type="float" office:value="1555598345.04829" calcext:value-type="float">
            <text:p>1555598345.04829</text:p>
          </table:table-cell>
          <table:table-cell office:value-type="float" office:value="341" calcext:value-type="float">
            <text:p>341</text:p>
          </table:table-cell>
          <table:table-cell office:value-type="float" office:value="1.57198739051819" calcext:value-type="float">
            <text:p>1.5719873905</text:p>
          </table:table-cell>
        </table:table-row>
        <table:table-row table:style-name="ro1">
          <table:table-cell office:value-type="float" office:value="1555598416.37244" calcext:value-type="float">
            <text:p>1555598416.37244</text:p>
          </table:table-cell>
          <table:table-cell office:value-type="float" office:value="342" calcext:value-type="float">
            <text:p>342</text:p>
          </table:table-cell>
          <table:table-cell office:value-type="float" office:value="1.57136619091034" calcext:value-type="float">
            <text:p>1.5713661909</text:p>
          </table:table-cell>
        </table:table-row>
        <table:table-row table:style-name="ro1">
          <table:table-cell office:value-type="float" office:value="1555598487.79102" calcext:value-type="float">
            <text:p>1555598487.79102</text:p>
          </table:table-cell>
          <table:table-cell office:value-type="float" office:value="343" calcext:value-type="float">
            <text:p>343</text:p>
          </table:table-cell>
          <table:table-cell office:value-type="float" office:value="1.57111060619354" calcext:value-type="float">
            <text:p>1.5711106062</text:p>
          </table:table-cell>
        </table:table-row>
        <table:table-row table:style-name="ro1">
          <table:table-cell office:value-type="float" office:value="1555598559.55939" calcext:value-type="float">
            <text:p>1555598559.55939</text:p>
          </table:table-cell>
          <table:table-cell office:value-type="float" office:value="344" calcext:value-type="float">
            <text:p>344</text:p>
          </table:table-cell>
          <table:table-cell office:value-type="float" office:value="1.56913256645203" calcext:value-type="float">
            <text:p>1.5691325665</text:p>
          </table:table-cell>
        </table:table-row>
        <table:table-row table:style-name="ro1">
          <table:table-cell office:value-type="float" office:value="1555598630.95291" calcext:value-type="float">
            <text:p>1555598630.95291</text:p>
          </table:table-cell>
          <table:table-cell office:value-type="float" office:value="345" calcext:value-type="float">
            <text:p>345</text:p>
          </table:table-cell>
          <table:table-cell office:value-type="float" office:value="1.57176303863525" calcext:value-type="float">
            <text:p>1.5717630386</text:p>
          </table:table-cell>
        </table:table-row>
        <table:table-row table:style-name="ro1">
          <table:table-cell office:value-type="float" office:value="1555598702.43668" calcext:value-type="float">
            <text:p>1555598702.43668</text:p>
          </table:table-cell>
          <table:table-cell office:value-type="float" office:value="346" calcext:value-type="float">
            <text:p>346</text:p>
          </table:table-cell>
          <table:table-cell office:value-type="float" office:value="1.57310914993286" calcext:value-type="float">
            <text:p>1.5731091499</text:p>
          </table:table-cell>
        </table:table-row>
        <table:table-row table:style-name="ro1">
          <table:table-cell office:value-type="float" office:value="1555598773.25187" calcext:value-type="float">
            <text:p>1555598773.25187</text:p>
          </table:table-cell>
          <table:table-cell office:value-type="float" office:value="347" calcext:value-type="float">
            <text:p>347</text:p>
          </table:table-cell>
          <table:table-cell office:value-type="float" office:value="1.57170426845551" calcext:value-type="float">
            <text:p>1.5717042685</text:p>
          </table:table-cell>
        </table:table-row>
        <table:table-row table:style-name="ro1">
          <table:table-cell office:value-type="float" office:value="1555598844.4518" calcext:value-type="float">
            <text:p>1555598844.4518</text:p>
          </table:table-cell>
          <table:table-cell office:value-type="float" office:value="348" calcext:value-type="float">
            <text:p>348</text:p>
          </table:table-cell>
          <table:table-cell office:value-type="float" office:value="1.57197153568268" calcext:value-type="float">
            <text:p>1.5719715357</text:p>
          </table:table-cell>
        </table:table-row>
        <table:table-row table:style-name="ro1">
          <table:table-cell office:value-type="float" office:value="1555598915.58795" calcext:value-type="float">
            <text:p>1555598915.58795</text:p>
          </table:table-cell>
          <table:table-cell office:value-type="float" office:value="349" calcext:value-type="float">
            <text:p>349</text:p>
          </table:table-cell>
          <table:table-cell office:value-type="float" office:value="1.57369256019592" calcext:value-type="float">
            <text:p>1.5736925602</text:p>
          </table:table-cell>
        </table:table-row>
        <table:table-row table:style-name="ro1">
          <table:table-cell office:value-type="float" office:value="1555598986.67373" calcext:value-type="float">
            <text:p>1555598986.67373</text:p>
          </table:table-cell>
          <table:table-cell office:value-type="float" office:value="350" calcext:value-type="float">
            <text:p>350</text:p>
          </table:table-cell>
          <table:table-cell office:value-type="float" office:value="1.57148337364197" calcext:value-type="float">
            <text:p>1.5714833736</text:p>
          </table:table-cell>
        </table:table-row>
        <table:table-row table:style-name="ro1">
          <table:table-cell office:value-type="float" office:value="1555599057.81624" calcext:value-type="float">
            <text:p>1555599057.81624</text:p>
          </table:table-cell>
          <table:table-cell office:value-type="float" office:value="351" calcext:value-type="float">
            <text:p>351</text:p>
          </table:table-cell>
          <table:table-cell office:value-type="float" office:value="1.57270467281342" calcext:value-type="float">
            <text:p>1.5727046728</text:p>
          </table:table-cell>
        </table:table-row>
        <table:table-row table:style-name="ro1">
          <table:table-cell office:value-type="float" office:value="1555599128.8782" calcext:value-type="float">
            <text:p>1555599128.8782</text:p>
          </table:table-cell>
          <table:table-cell office:value-type="float" office:value="352" calcext:value-type="float">
            <text:p>352</text:p>
          </table:table-cell>
          <table:table-cell office:value-type="float" office:value="1.57137715816498" calcext:value-type="float">
            <text:p>1.5713771582</text:p>
          </table:table-cell>
        </table:table-row>
        <table:table-row table:style-name="ro1">
          <table:table-cell office:value-type="float" office:value="1555599200.90943" calcext:value-type="float">
            <text:p>1555599200.90943</text:p>
          </table:table-cell>
          <table:table-cell office:value-type="float" office:value="353" calcext:value-type="float">
            <text:p>353</text:p>
          </table:table-cell>
          <table:table-cell office:value-type="float" office:value="1.5725964307785" calcext:value-type="float">
            <text:p>1.5725964308</text:p>
          </table:table-cell>
        </table:table-row>
        <table:table-row table:style-name="ro1">
          <table:table-cell office:value-type="float" office:value="1555599272.31792" calcext:value-type="float">
            <text:p>1555599272.31792</text:p>
          </table:table-cell>
          <table:table-cell office:value-type="float" office:value="354" calcext:value-type="float">
            <text:p>354</text:p>
          </table:table-cell>
          <table:table-cell office:value-type="float" office:value="1.57211530208588" calcext:value-type="float">
            <text:p>1.5721153021</text:p>
          </table:table-cell>
        </table:table-row>
        <table:table-row table:style-name="ro1">
          <table:table-cell office:value-type="float" office:value="1555599344.29483" calcext:value-type="float">
            <text:p>1555599344.29483</text:p>
          </table:table-cell>
          <table:table-cell office:value-type="float" office:value="355" calcext:value-type="float">
            <text:p>355</text:p>
          </table:table-cell>
          <table:table-cell office:value-type="float" office:value="1.57034575939178" calcext:value-type="float">
            <text:p>1.5703457594</text:p>
          </table:table-cell>
        </table:table-row>
        <table:table-row table:style-name="ro1">
          <table:table-cell office:value-type="float" office:value="1555599414.97116" calcext:value-type="float">
            <text:p>1555599414.97116</text:p>
          </table:table-cell>
          <table:table-cell office:value-type="float" office:value="356" calcext:value-type="float">
            <text:p>356</text:p>
          </table:table-cell>
          <table:table-cell office:value-type="float" office:value="1.57107388973236" calcext:value-type="float">
            <text:p>1.5710738897</text:p>
          </table:table-cell>
        </table:table-row>
        <table:table-row table:style-name="ro1">
          <table:table-cell office:value-type="float" office:value="1555599486.57191" calcext:value-type="float">
            <text:p>1555599486.57191</text:p>
          </table:table-cell>
          <table:table-cell office:value-type="float" office:value="357" calcext:value-type="float">
            <text:p>357</text:p>
          </table:table-cell>
          <table:table-cell office:value-type="float" office:value="1.5712251663208" calcext:value-type="float">
            <text:p>1.5712251663</text:p>
          </table:table-cell>
        </table:table-row>
        <table:table-row table:style-name="ro1">
          <table:table-cell office:value-type="float" office:value="1555599558.01826" calcext:value-type="float">
            <text:p>1555599558.01826</text:p>
          </table:table-cell>
          <table:table-cell office:value-type="float" office:value="358" calcext:value-type="float">
            <text:p>358</text:p>
          </table:table-cell>
          <table:table-cell office:value-type="float" office:value="1.57160878181458" calcext:value-type="float">
            <text:p>1.5716087818</text:p>
          </table:table-cell>
        </table:table-row>
        <table:table-row table:style-name="ro1">
          <table:table-cell office:value-type="float" office:value="1555599629.77993" calcext:value-type="float">
            <text:p>1555599629.77993</text:p>
          </table:table-cell>
          <table:table-cell office:value-type="float" office:value="359" calcext:value-type="float">
            <text:p>359</text:p>
          </table:table-cell>
          <table:table-cell office:value-type="float" office:value="1.57275080680847" calcext:value-type="float">
            <text:p>1.5727508068</text:p>
          </table:table-cell>
        </table:table-row>
        <table:table-row table:style-name="ro1">
          <table:table-cell office:value-type="float" office:value="1555599701.65819" calcext:value-type="float">
            <text:p>1555599701.65819</text:p>
          </table:table-cell>
          <table:table-cell office:value-type="float" office:value="360" calcext:value-type="float">
            <text:p>360</text:p>
          </table:table-cell>
          <table:table-cell office:value-type="float" office:value="1.57254111766815" calcext:value-type="float">
            <text:p>1.5725411177</text:p>
          </table:table-cell>
        </table:table-row>
        <table:table-row table:style-name="ro1">
          <table:table-cell office:value-type="float" office:value="1555599773.25636" calcext:value-type="float">
            <text:p>1555599773.25636</text:p>
          </table:table-cell>
          <table:table-cell office:value-type="float" office:value="361" calcext:value-type="float">
            <text:p>361</text:p>
          </table:table-cell>
          <table:table-cell office:value-type="float" office:value="1.57081305980682" calcext:value-type="float">
            <text:p>1.5708130598</text:p>
          </table:table-cell>
        </table:table-row>
        <table:table-row table:style-name="ro1">
          <table:table-cell office:value-type="float" office:value="1555599844.70647" calcext:value-type="float">
            <text:p>1555599844.70647</text:p>
          </table:table-cell>
          <table:table-cell office:value-type="float" office:value="362" calcext:value-type="float">
            <text:p>362</text:p>
          </table:table-cell>
          <table:table-cell office:value-type="float" office:value="1.57207822799683" calcext:value-type="float">
            <text:p>1.572078228</text:p>
          </table:table-cell>
        </table:table-row>
        <table:table-row table:style-name="ro1">
          <table:table-cell office:value-type="float" office:value="1555599916.3191" calcext:value-type="float">
            <text:p>1555599916.3191</text:p>
          </table:table-cell>
          <table:table-cell office:value-type="float" office:value="363" calcext:value-type="float">
            <text:p>363</text:p>
          </table:table-cell>
          <table:table-cell office:value-type="float" office:value="1.57227790355682" calcext:value-type="float">
            <text:p>1.5722779036</text:p>
          </table:table-cell>
        </table:table-row>
        <table:table-row table:style-name="ro1">
          <table:table-cell office:value-type="float" office:value="1555599987.4062" calcext:value-type="float">
            <text:p>1555599987.4062</text:p>
          </table:table-cell>
          <table:table-cell office:value-type="float" office:value="364" calcext:value-type="float">
            <text:p>364</text:p>
          </table:table-cell>
          <table:table-cell office:value-type="float" office:value="1.57695007324219" calcext:value-type="float">
            <text:p>1.5769500732</text:p>
          </table:table-cell>
        </table:table-row>
        <table:table-row table:style-name="ro1">
          <table:table-cell office:value-type="float" office:value="1555600059.23729" calcext:value-type="float">
            <text:p>1555600059.23729</text:p>
          </table:table-cell>
          <table:table-cell office:value-type="float" office:value="365" calcext:value-type="float">
            <text:p>365</text:p>
          </table:table-cell>
          <table:table-cell office:value-type="float" office:value="1.57308661937714" calcext:value-type="float">
            <text:p>1.5730866194</text:p>
          </table:table-cell>
        </table:table-row>
        <table:table-row table:style-name="ro1">
          <table:table-cell office:value-type="float" office:value="1555600130.76352" calcext:value-type="float">
            <text:p>1555600130.76352</text:p>
          </table:table-cell>
          <table:table-cell office:value-type="float" office:value="366" calcext:value-type="float">
            <text:p>366</text:p>
          </table:table-cell>
          <table:table-cell office:value-type="float" office:value="1.57104349136353" calcext:value-type="float">
            <text:p>1.5710434914</text:p>
          </table:table-cell>
        </table:table-row>
        <table:table-row table:style-name="ro1">
          <table:table-cell office:value-type="float" office:value="1555600202.3058" calcext:value-type="float">
            <text:p>1555600202.3058</text:p>
          </table:table-cell>
          <table:table-cell office:value-type="float" office:value="367" calcext:value-type="float">
            <text:p>367</text:p>
          </table:table-cell>
          <table:table-cell office:value-type="float" office:value="1.56976819038391" calcext:value-type="float">
            <text:p>1.5697681904</text:p>
          </table:table-cell>
        </table:table-row>
        <table:table-row table:style-name="ro1">
          <table:table-cell office:value-type="float" office:value="1555600273.46481" calcext:value-type="float">
            <text:p>1555600273.46481</text:p>
          </table:table-cell>
          <table:table-cell office:value-type="float" office:value="368" calcext:value-type="float">
            <text:p>368</text:p>
          </table:table-cell>
          <table:table-cell office:value-type="float" office:value="1.57076942920685" calcext:value-type="float">
            <text:p>1.5707694292</text:p>
          </table:table-cell>
        </table:table-row>
        <table:table-row table:style-name="ro1">
          <table:table-cell office:value-type="float" office:value="1555600345.17768" calcext:value-type="float">
            <text:p>1555600345.17768</text:p>
          </table:table-cell>
          <table:table-cell office:value-type="float" office:value="369" calcext:value-type="float">
            <text:p>369</text:p>
          </table:table-cell>
          <table:table-cell office:value-type="float" office:value="1.57261037826538" calcext:value-type="float">
            <text:p>1.5726103783</text:p>
          </table:table-cell>
        </table:table-row>
        <table:table-row table:style-name="ro1">
          <table:table-cell office:value-type="float" office:value="1555600416.522" calcext:value-type="float">
            <text:p>1555600416.522</text:p>
          </table:table-cell>
          <table:table-cell office:value-type="float" office:value="370" calcext:value-type="float">
            <text:p>370</text:p>
          </table:table-cell>
          <table:table-cell office:value-type="float" office:value="1.57377803325653" calcext:value-type="float">
            <text:p>1.5737780333</text:p>
          </table:table-cell>
        </table:table-row>
        <table:table-row table:style-name="ro1">
          <table:table-cell office:value-type="float" office:value="1555600488.48763" calcext:value-type="float">
            <text:p>1555600488.48763</text:p>
          </table:table-cell>
          <table:table-cell office:value-type="float" office:value="371" calcext:value-type="float">
            <text:p>371</text:p>
          </table:table-cell>
          <table:table-cell office:value-type="float" office:value="1.57276332378387" calcext:value-type="float">
            <text:p>1.5727633238</text:p>
          </table:table-cell>
        </table:table-row>
        <table:table-row table:style-name="ro1">
          <table:table-cell office:value-type="float" office:value="1555600560.1137" calcext:value-type="float">
            <text:p>1555600560.1137</text:p>
          </table:table-cell>
          <table:table-cell office:value-type="float" office:value="372" calcext:value-type="float">
            <text:p>372</text:p>
          </table:table-cell>
          <table:table-cell office:value-type="float" office:value="1.57097339630127" calcext:value-type="float">
            <text:p>1.5709733963</text:p>
          </table:table-cell>
        </table:table-row>
        <table:table-row table:style-name="ro1">
          <table:table-cell office:value-type="float" office:value="1555600631.53237" calcext:value-type="float">
            <text:p>1555600631.53237</text:p>
          </table:table-cell>
          <table:table-cell office:value-type="float" office:value="373" calcext:value-type="float">
            <text:p>373</text:p>
          </table:table-cell>
          <table:table-cell office:value-type="float" office:value="1.57263147830963" calcext:value-type="float">
            <text:p>1.5726314783</text:p>
          </table:table-cell>
        </table:table-row>
        <table:table-row table:style-name="ro1">
          <table:table-cell office:value-type="float" office:value="1555600702.8953" calcext:value-type="float">
            <text:p>1555600702.8953</text:p>
          </table:table-cell>
          <table:table-cell office:value-type="float" office:value="374" calcext:value-type="float">
            <text:p>374</text:p>
          </table:table-cell>
          <table:table-cell office:value-type="float" office:value="1.57181918621063" calcext:value-type="float">
            <text:p>1.5718191862</text:p>
          </table:table-cell>
        </table:table-row>
        <table:table-row table:style-name="ro1">
          <table:table-cell office:value-type="float" office:value="1555600774.16632" calcext:value-type="float">
            <text:p>1555600774.16632</text:p>
          </table:table-cell>
          <table:table-cell office:value-type="float" office:value="375" calcext:value-type="float">
            <text:p>375</text:p>
          </table:table-cell>
          <table:table-cell office:value-type="float" office:value="1.57058250904083" calcext:value-type="float">
            <text:p>1.570582509</text:p>
          </table:table-cell>
        </table:table-row>
        <table:table-row table:style-name="ro1">
          <table:table-cell office:value-type="float" office:value="1555600845.88268" calcext:value-type="float">
            <text:p>1555600845.88268</text:p>
          </table:table-cell>
          <table:table-cell office:value-type="float" office:value="376" calcext:value-type="float">
            <text:p>376</text:p>
          </table:table-cell>
          <table:table-cell office:value-type="float" office:value="1.5730232000351" calcext:value-type="float">
            <text:p>1.5730232</text:p>
          </table:table-cell>
        </table:table-row>
        <table:table-row table:style-name="ro1">
          <table:table-cell office:value-type="float" office:value="1555600917.21248" calcext:value-type="float">
            <text:p>1555600917.21248</text:p>
          </table:table-cell>
          <table:table-cell office:value-type="float" office:value="377" calcext:value-type="float">
            <text:p>377</text:p>
          </table:table-cell>
          <table:table-cell office:value-type="float" office:value="1.5705817937851" calcext:value-type="float">
            <text:p>1.5705817938</text:p>
          </table:table-cell>
        </table:table-row>
        <table:table-row table:style-name="ro1">
          <table:table-cell office:value-type="float" office:value="1555600988.50156" calcext:value-type="float">
            <text:p>1555600988.50156</text:p>
          </table:table-cell>
          <table:table-cell office:value-type="float" office:value="378" calcext:value-type="float">
            <text:p>378</text:p>
          </table:table-cell>
          <table:table-cell office:value-type="float" office:value="1.57171082496643" calcext:value-type="float">
            <text:p>1.571710825</text:p>
          </table:table-cell>
        </table:table-row>
        <table:table-row table:style-name="ro1">
          <table:table-cell office:value-type="float" office:value="1555601059.85253" calcext:value-type="float">
            <text:p>1555601059.85253</text:p>
          </table:table-cell>
          <table:table-cell office:value-type="float" office:value="379" calcext:value-type="float">
            <text:p>379</text:p>
          </table:table-cell>
          <table:table-cell office:value-type="float" office:value="1.57085537910461" calcext:value-type="float">
            <text:p>1.5708553791</text:p>
          </table:table-cell>
        </table:table-row>
        <table:table-row table:style-name="ro1">
          <table:table-cell office:value-type="float" office:value="1555601131.31284" calcext:value-type="float">
            <text:p>1555601131.31284</text:p>
          </table:table-cell>
          <table:table-cell office:value-type="float" office:value="380" calcext:value-type="float">
            <text:p>380</text:p>
          </table:table-cell>
          <table:table-cell office:value-type="float" office:value="1.57174181938171" calcext:value-type="float">
            <text:p>1.5717418194</text:p>
          </table:table-cell>
        </table:table-row>
        <table:table-row table:style-name="ro1">
          <table:table-cell office:value-type="float" office:value="1555601202.68206" calcext:value-type="float">
            <text:p>1555601202.68206</text:p>
          </table:table-cell>
          <table:table-cell office:value-type="float" office:value="381" calcext:value-type="float">
            <text:p>381</text:p>
          </table:table-cell>
          <table:table-cell office:value-type="float" office:value="1.57219851016998" calcext:value-type="float">
            <text:p>1.5721985102</text:p>
          </table:table-cell>
        </table:table-row>
        <table:table-row table:style-name="ro1">
          <table:table-cell office:value-type="float" office:value="1555601274.42085" calcext:value-type="float">
            <text:p>1555601274.42085</text:p>
          </table:table-cell>
          <table:table-cell office:value-type="float" office:value="382" calcext:value-type="float">
            <text:p>382</text:p>
          </table:table-cell>
          <table:table-cell office:value-type="float" office:value="1.57320392131805" calcext:value-type="float">
            <text:p>1.5732039213</text:p>
          </table:table-cell>
        </table:table-row>
        <table:table-row table:style-name="ro1">
          <table:table-cell office:value-type="float" office:value="1555601346.05979" calcext:value-type="float">
            <text:p>1555601346.05979</text:p>
          </table:table-cell>
          <table:table-cell office:value-type="float" office:value="383" calcext:value-type="float">
            <text:p>383</text:p>
          </table:table-cell>
          <table:table-cell office:value-type="float" office:value="1.57100796699524" calcext:value-type="float">
            <text:p>1.571007967</text:p>
          </table:table-cell>
        </table:table-row>
        <table:table-row table:style-name="ro1">
          <table:table-cell office:value-type="float" office:value="1555601417.8544" calcext:value-type="float">
            <text:p>1555601417.8544</text:p>
          </table:table-cell>
          <table:table-cell office:value-type="float" office:value="384" calcext:value-type="float">
            <text:p>384</text:p>
          </table:table-cell>
          <table:table-cell office:value-type="float" office:value="1.5722668170929" calcext:value-type="float">
            <text:p>1.5722668171</text:p>
          </table:table-cell>
        </table:table-row>
        <table:table-row table:style-name="ro1">
          <table:table-cell office:value-type="float" office:value="1555601489.25093" calcext:value-type="float">
            <text:p>1555601489.25093</text:p>
          </table:table-cell>
          <table:table-cell office:value-type="float" office:value="385" calcext:value-type="float">
            <text:p>385</text:p>
          </table:table-cell>
          <table:table-cell office:value-type="float" office:value="1.57176458835602" calcext:value-type="float">
            <text:p>1.5717645884</text:p>
          </table:table-cell>
        </table:table-row>
        <table:table-row table:style-name="ro1">
          <table:table-cell office:value-type="float" office:value="1555601560.94877" calcext:value-type="float">
            <text:p>1555601560.94877</text:p>
          </table:table-cell>
          <table:table-cell office:value-type="float" office:value="386" calcext:value-type="float">
            <text:p>386</text:p>
          </table:table-cell>
          <table:table-cell office:value-type="float" office:value="1.57209718227386" calcext:value-type="float">
            <text:p>1.5720971823</text:p>
          </table:table-cell>
        </table:table-row>
        <table:table-row table:style-name="ro1">
          <table:table-cell office:value-type="float" office:value="1555601632.6261" calcext:value-type="float">
            <text:p>1555601632.6261</text:p>
          </table:table-cell>
          <table:table-cell office:value-type="float" office:value="387" calcext:value-type="float">
            <text:p>387</text:p>
          </table:table-cell>
          <table:table-cell office:value-type="float" office:value="1.57320535182953" calcext:value-type="float">
            <text:p>1.5732053518</text:p>
          </table:table-cell>
        </table:table-row>
        <table:table-row table:style-name="ro1">
          <table:table-cell office:value-type="float" office:value="1555601703.86927" calcext:value-type="float">
            <text:p>1555601703.86927</text:p>
          </table:table-cell>
          <table:table-cell office:value-type="float" office:value="388" calcext:value-type="float">
            <text:p>388</text:p>
          </table:table-cell>
          <table:table-cell office:value-type="float" office:value="1.57081043720245" calcext:value-type="float">
            <text:p>1.5708104372</text:p>
          </table:table-cell>
        </table:table-row>
        <table:table-row table:style-name="ro1">
          <table:table-cell office:value-type="float" office:value="1555601775.42227" calcext:value-type="float">
            <text:p>1555601775.42227</text:p>
          </table:table-cell>
          <table:table-cell office:value-type="float" office:value="389" calcext:value-type="float">
            <text:p>389</text:p>
          </table:table-cell>
          <table:table-cell office:value-type="float" office:value="1.57172334194183" calcext:value-type="float">
            <text:p>1.5717233419</text:p>
          </table:table-cell>
        </table:table-row>
        <table:table-row table:style-name="ro1">
          <table:table-cell office:value-type="float" office:value="1555601846.70064" calcext:value-type="float">
            <text:p>1555601846.70064</text:p>
          </table:table-cell>
          <table:table-cell office:value-type="float" office:value="390" calcext:value-type="float">
            <text:p>390</text:p>
          </table:table-cell>
          <table:table-cell office:value-type="float" office:value="1.57311570644379" calcext:value-type="float">
            <text:p>1.5731157064</text:p>
          </table:table-cell>
        </table:table-row>
        <table:table-row table:style-name="ro1">
          <table:table-cell office:value-type="float" office:value="1555601918.33602" calcext:value-type="float">
            <text:p>1555601918.33602</text:p>
          </table:table-cell>
          <table:table-cell office:value-type="float" office:value="391" calcext:value-type="float">
            <text:p>391</text:p>
          </table:table-cell>
          <table:table-cell office:value-type="float" office:value="1.57096195220947" calcext:value-type="float">
            <text:p>1.5709619522</text:p>
          </table:table-cell>
        </table:table-row>
        <table:table-row table:style-name="ro1">
          <table:table-cell office:value-type="float" office:value="1555601989.22567" calcext:value-type="float">
            <text:p>1555601989.22567</text:p>
          </table:table-cell>
          <table:table-cell office:value-type="float" office:value="392" calcext:value-type="float">
            <text:p>392</text:p>
          </table:table-cell>
          <table:table-cell office:value-type="float" office:value="1.57221984863281" calcext:value-type="float">
            <text:p>1.5722198486</text:p>
          </table:table-cell>
        </table:table-row>
        <table:table-row table:style-name="ro1">
          <table:table-cell office:value-type="float" office:value="1555602060.90885" calcext:value-type="float">
            <text:p>1555602060.90885</text:p>
          </table:table-cell>
          <table:table-cell office:value-type="float" office:value="393" calcext:value-type="float">
            <text:p>393</text:p>
          </table:table-cell>
          <table:table-cell office:value-type="float" office:value="1.57294750213623" calcext:value-type="float">
            <text:p>1.5729475021</text:p>
          </table:table-cell>
        </table:table-row>
        <table:table-row table:style-name="ro1">
          <table:table-cell office:value-type="float" office:value="1555602132.13852" calcext:value-type="float">
            <text:p>1555602132.13852</text:p>
          </table:table-cell>
          <table:table-cell office:value-type="float" office:value="394" calcext:value-type="float">
            <text:p>394</text:p>
          </table:table-cell>
          <table:table-cell office:value-type="float" office:value="1.57184338569641" calcext:value-type="float">
            <text:p>1.5718433857</text:p>
          </table:table-cell>
        </table:table-row>
        <table:table-row table:style-name="ro1">
          <table:table-cell office:value-type="float" office:value="1555602203.17376" calcext:value-type="float">
            <text:p>1555602203.17376</text:p>
          </table:table-cell>
          <table:table-cell office:value-type="float" office:value="395" calcext:value-type="float">
            <text:p>395</text:p>
          </table:table-cell>
          <table:table-cell office:value-type="float" office:value="1.57169950008392" calcext:value-type="float">
            <text:p>1.5716995001</text:p>
          </table:table-cell>
        </table:table-row>
        <table:table-row table:style-name="ro1">
          <table:table-cell office:value-type="float" office:value="1555602274.42501" calcext:value-type="float">
            <text:p>1555602274.42501</text:p>
          </table:table-cell>
          <table:table-cell office:value-type="float" office:value="396" calcext:value-type="float">
            <text:p>396</text:p>
          </table:table-cell>
          <table:table-cell office:value-type="float" office:value="1.57057023048401" calcext:value-type="float">
            <text:p>1.5705702305</text:p>
          </table:table-cell>
        </table:table-row>
        <table:table-row table:style-name="ro1">
          <table:table-cell office:value-type="float" office:value="1555602345.54128" calcext:value-type="float">
            <text:p>1555602345.54128</text:p>
          </table:table-cell>
          <table:table-cell office:value-type="float" office:value="397" calcext:value-type="float">
            <text:p>397</text:p>
          </table:table-cell>
          <table:table-cell office:value-type="float" office:value="1.57243955135345" calcext:value-type="float">
            <text:p>1.5724395514</text:p>
          </table:table-cell>
        </table:table-row>
        <table:table-row table:style-name="ro1">
          <table:table-cell office:value-type="float" office:value="1555602416.83792" calcext:value-type="float">
            <text:p>1555602416.83792</text:p>
          </table:table-cell>
          <table:table-cell office:value-type="float" office:value="398" calcext:value-type="float">
            <text:p>398</text:p>
          </table:table-cell>
          <table:table-cell office:value-type="float" office:value="1.57215523719788" calcext:value-type="float">
            <text:p>1.5721552372</text:p>
          </table:table-cell>
        </table:table-row>
        <table:table-row table:style-name="ro1">
          <table:table-cell office:value-type="float" office:value="1555602488.24125" calcext:value-type="float">
            <text:p>1555602488.24125</text:p>
          </table:table-cell>
          <table:table-cell office:value-type="float" office:value="399" calcext:value-type="float">
            <text:p>399</text:p>
          </table:table-cell>
          <table:table-cell office:value-type="float" office:value="1.57030522823334" calcext:value-type="float">
            <text:p>1.5703052282</text:p>
          </table:table-cell>
        </table:table-row>
        <table:table-row table:style-name="ro1">
          <table:table-cell office:value-type="float" office:value="1555602559.39496" calcext:value-type="float">
            <text:p>1555602559.39496</text:p>
          </table:table-cell>
          <table:table-cell office:value-type="float" office:value="400" calcext:value-type="float">
            <text:p>400</text:p>
          </table:table-cell>
          <table:table-cell office:value-type="float" office:value="1.57157683372498" calcext:value-type="float">
            <text:p>1.5715768337</text:p>
          </table:table-cell>
        </table:table-row>
        <table:table-row table:style-name="ro1">
          <table:table-cell office:value-type="float" office:value="1555602630.97494" calcext:value-type="float">
            <text:p>1555602630.97494</text:p>
          </table:table-cell>
          <table:table-cell office:value-type="float" office:value="401" calcext:value-type="float">
            <text:p>401</text:p>
          </table:table-cell>
          <table:table-cell office:value-type="float" office:value="1.5709263086319" calcext:value-type="float">
            <text:p>1.5709263086</text:p>
          </table:table-cell>
        </table:table-row>
        <table:table-row table:style-name="ro1">
          <table:table-cell office:value-type="float" office:value="1555602702.29175" calcext:value-type="float">
            <text:p>1555602702.29175</text:p>
          </table:table-cell>
          <table:table-cell office:value-type="float" office:value="402" calcext:value-type="float">
            <text:p>402</text:p>
          </table:table-cell>
          <table:table-cell office:value-type="float" office:value="1.57073509693146" calcext:value-type="float">
            <text:p>1.5707350969</text:p>
          </table:table-cell>
        </table:table-row>
        <table:table-row table:style-name="ro1">
          <table:table-cell office:value-type="float" office:value="1555602773.18249" calcext:value-type="float">
            <text:p>1555602773.18249</text:p>
          </table:table-cell>
          <table:table-cell office:value-type="float" office:value="403" calcext:value-type="float">
            <text:p>403</text:p>
          </table:table-cell>
          <table:table-cell office:value-type="float" office:value="1.5713564157486" calcext:value-type="float">
            <text:p>1.5713564157</text:p>
          </table:table-cell>
        </table:table-row>
        <table:table-row table:style-name="ro1">
          <table:table-cell office:value-type="float" office:value="1555602845.13859" calcext:value-type="float">
            <text:p>1555602845.13859</text:p>
          </table:table-cell>
          <table:table-cell office:value-type="float" office:value="404" calcext:value-type="float">
            <text:p>404</text:p>
          </table:table-cell>
          <table:table-cell office:value-type="float" office:value="1.57143712043762" calcext:value-type="float">
            <text:p>1.5714371204</text:p>
          </table:table-cell>
        </table:table-row>
        <table:table-row table:style-name="ro1">
          <table:table-cell office:value-type="float" office:value="1555602916.21124" calcext:value-type="float">
            <text:p>1555602916.21124</text:p>
          </table:table-cell>
          <table:table-cell office:value-type="float" office:value="405" calcext:value-type="float">
            <text:p>405</text:p>
          </table:table-cell>
          <table:table-cell office:value-type="float" office:value="1.57104766368866" calcext:value-type="float">
            <text:p>1.5710476637</text:p>
          </table:table-cell>
        </table:table-row>
        <table:table-row table:style-name="ro1">
          <table:table-cell office:value-type="float" office:value="1555602987.6252" calcext:value-type="float">
            <text:p>1555602987.6252</text:p>
          </table:table-cell>
          <table:table-cell office:value-type="float" office:value="406" calcext:value-type="float">
            <text:p>406</text:p>
          </table:table-cell>
          <table:table-cell office:value-type="float" office:value="1.57217121124268" calcext:value-type="float">
            <text:p>1.5721712112</text:p>
          </table:table-cell>
        </table:table-row>
        <table:table-row table:style-name="ro1">
          <table:table-cell office:value-type="float" office:value="1555603059.12047" calcext:value-type="float">
            <text:p>1555603059.12047</text:p>
          </table:table-cell>
          <table:table-cell office:value-type="float" office:value="407" calcext:value-type="float">
            <text:p>407</text:p>
          </table:table-cell>
          <table:table-cell office:value-type="float" office:value="1.57124829292297" calcext:value-type="float">
            <text:p>1.5712482929</text:p>
          </table:table-cell>
        </table:table-row>
        <table:table-row table:style-name="ro1">
          <table:table-cell office:value-type="float" office:value="1555603130.71396" calcext:value-type="float">
            <text:p>1555603130.71396</text:p>
          </table:table-cell>
          <table:table-cell office:value-type="float" office:value="408" calcext:value-type="float">
            <text:p>408</text:p>
          </table:table-cell>
          <table:table-cell office:value-type="float" office:value="1.57128894329071" calcext:value-type="float">
            <text:p>1.5712889433</text:p>
          </table:table-cell>
        </table:table-row>
        <table:table-row table:style-name="ro1">
          <table:table-cell office:value-type="float" office:value="1555603202.08912" calcext:value-type="float">
            <text:p>1555603202.08912</text:p>
          </table:table-cell>
          <table:table-cell office:value-type="float" office:value="409" calcext:value-type="float">
            <text:p>409</text:p>
          </table:table-cell>
          <table:table-cell office:value-type="float" office:value="1.57215023040771" calcext:value-type="float">
            <text:p>1.5721502304</text:p>
          </table:table-cell>
        </table:table-row>
        <table:table-row table:style-name="ro1">
          <table:table-cell office:value-type="float" office:value="1555603273.4095" calcext:value-type="float">
            <text:p>1555603273.4095</text:p>
          </table:table-cell>
          <table:table-cell office:value-type="float" office:value="410" calcext:value-type="float">
            <text:p>410</text:p>
          </table:table-cell>
          <table:table-cell office:value-type="float" office:value="1.57291495800018" calcext:value-type="float">
            <text:p>1.572914958</text:p>
          </table:table-cell>
        </table:table-row>
        <table:table-row table:style-name="ro1">
          <table:table-cell office:value-type="float" office:value="1555603344.76753" calcext:value-type="float">
            <text:p>1555603344.76753</text:p>
          </table:table-cell>
          <table:table-cell office:value-type="float" office:value="411" calcext:value-type="float">
            <text:p>411</text:p>
          </table:table-cell>
          <table:table-cell office:value-type="float" office:value="1.5706022977829" calcext:value-type="float">
            <text:p>1.5706022978</text:p>
          </table:table-cell>
        </table:table-row>
        <table:table-row table:style-name="ro1">
          <table:table-cell office:value-type="float" office:value="1555603416.84548" calcext:value-type="float">
            <text:p>1555603416.84548</text:p>
          </table:table-cell>
          <table:table-cell office:value-type="float" office:value="412" calcext:value-type="float">
            <text:p>412</text:p>
          </table:table-cell>
          <table:table-cell office:value-type="float" office:value="1.57227647304535" calcext:value-type="float">
            <text:p>1.572276473</text:p>
          </table:table-cell>
        </table:table-row>
        <table:table-row table:style-name="ro1">
          <table:table-cell office:value-type="float" office:value="1555603487.96405" calcext:value-type="float">
            <text:p>1555603487.96405</text:p>
          </table:table-cell>
          <table:table-cell office:value-type="float" office:value="413" calcext:value-type="float">
            <text:p>413</text:p>
          </table:table-cell>
          <table:table-cell office:value-type="float" office:value="1.57336318492889" calcext:value-type="float">
            <text:p>1.5733631849</text:p>
          </table:table-cell>
        </table:table-row>
        <table:table-row table:style-name="ro1">
          <table:table-cell office:value-type="float" office:value="1555603559.61282" calcext:value-type="float">
            <text:p>1555603559.61282</text:p>
          </table:table-cell>
          <table:table-cell office:value-type="float" office:value="414" calcext:value-type="float">
            <text:p>414</text:p>
          </table:table-cell>
          <table:table-cell office:value-type="float" office:value="1.57202279567719" calcext:value-type="float">
            <text:p>1.5720227957</text:p>
          </table:table-cell>
        </table:table-row>
        <table:table-row table:style-name="ro1">
          <table:table-cell office:value-type="float" office:value="1555603631.04893" calcext:value-type="float">
            <text:p>1555603631.04893</text:p>
          </table:table-cell>
          <table:table-cell office:value-type="float" office:value="415" calcext:value-type="float">
            <text:p>415</text:p>
          </table:table-cell>
          <table:table-cell office:value-type="float" office:value="1.57317531108856" calcext:value-type="float">
            <text:p>1.5731753111</text:p>
          </table:table-cell>
        </table:table-row>
        <table:table-row table:style-name="ro1">
          <table:table-cell office:value-type="float" office:value="1555603702.61181" calcext:value-type="float">
            <text:p>1555603702.61181</text:p>
          </table:table-cell>
          <table:table-cell office:value-type="float" office:value="416" calcext:value-type="float">
            <text:p>416</text:p>
          </table:table-cell>
          <table:table-cell office:value-type="float" office:value="1.57203960418701" calcext:value-type="float">
            <text:p>1.5720396042</text:p>
          </table:table-cell>
        </table:table-row>
        <table:table-row table:style-name="ro1">
          <table:table-cell office:value-type="float" office:value="1555603773.5986" calcext:value-type="float">
            <text:p>1555603773.5986</text:p>
          </table:table-cell>
          <table:table-cell office:value-type="float" office:value="417" calcext:value-type="float">
            <text:p>417</text:p>
          </table:table-cell>
          <table:table-cell office:value-type="float" office:value="1.57176053524017" calcext:value-type="float">
            <text:p>1.5717605352</text:p>
          </table:table-cell>
        </table:table-row>
        <table:table-row table:style-name="ro1">
          <table:table-cell office:value-type="float" office:value="1555603845.13201" calcext:value-type="float">
            <text:p>1555603845.13201</text:p>
          </table:table-cell>
          <table:table-cell office:value-type="float" office:value="418" calcext:value-type="float">
            <text:p>418</text:p>
          </table:table-cell>
          <table:table-cell office:value-type="float" office:value="1.57224547863007" calcext:value-type="float">
            <text:p>1.5722454786</text:p>
          </table:table-cell>
        </table:table-row>
        <table:table-row table:style-name="ro1">
          <table:table-cell office:value-type="float" office:value="1555603917.02206" calcext:value-type="float">
            <text:p>1555603917.02206</text:p>
          </table:table-cell>
          <table:table-cell office:value-type="float" office:value="419" calcext:value-type="float">
            <text:p>419</text:p>
          </table:table-cell>
          <table:table-cell office:value-type="float" office:value="1.57283127307892" calcext:value-type="float">
            <text:p>1.5728312731</text:p>
          </table:table-cell>
        </table:table-row>
        <table:table-row table:style-name="ro1">
          <table:table-cell office:value-type="float" office:value="1555603987.89163" calcext:value-type="float">
            <text:p>1555603987.89163</text:p>
          </table:table-cell>
          <table:table-cell office:value-type="float" office:value="420" calcext:value-type="float">
            <text:p>420</text:p>
          </table:table-cell>
          <table:table-cell office:value-type="float" office:value="1.57087004184723" calcext:value-type="float">
            <text:p>1.5708700418</text:p>
          </table:table-cell>
        </table:table-row>
        <table:table-row table:style-name="ro1">
          <table:table-cell office:value-type="float" office:value="1555604059.62295" calcext:value-type="float">
            <text:p>1555604059.62295</text:p>
          </table:table-cell>
          <table:table-cell office:value-type="float" office:value="421" calcext:value-type="float">
            <text:p>421</text:p>
          </table:table-cell>
          <table:table-cell office:value-type="float" office:value="1.57184314727783" calcext:value-type="float">
            <text:p>1.5718431473</text:p>
          </table:table-cell>
        </table:table-row>
        <table:table-row table:style-name="ro1">
          <table:table-cell office:value-type="float" office:value="1555604131.59965" calcext:value-type="float">
            <text:p>1555604131.59965</text:p>
          </table:table-cell>
          <table:table-cell office:value-type="float" office:value="422" calcext:value-type="float">
            <text:p>422</text:p>
          </table:table-cell>
          <table:table-cell office:value-type="float" office:value="1.57299733161926" calcext:value-type="float">
            <text:p>1.5729973316</text:p>
          </table:table-cell>
        </table:table-row>
        <table:table-row table:style-name="ro1">
          <table:table-cell office:value-type="float" office:value="1555604202.89038" calcext:value-type="float">
            <text:p>1555604202.89038</text:p>
          </table:table-cell>
          <table:table-cell office:value-type="float" office:value="423" calcext:value-type="float">
            <text:p>423</text:p>
          </table:table-cell>
          <table:table-cell office:value-type="float" office:value="1.57126915454865" calcext:value-type="float">
            <text:p>1.5712691545</text:p>
          </table:table-cell>
        </table:table-row>
        <table:table-row table:style-name="ro1">
          <table:table-cell office:value-type="float" office:value="1555604274.417" calcext:value-type="float">
            <text:p>1555604274.417</text:p>
          </table:table-cell>
          <table:table-cell office:value-type="float" office:value="424" calcext:value-type="float">
            <text:p>424</text:p>
          </table:table-cell>
          <table:table-cell office:value-type="float" office:value="1.57079219818115" calcext:value-type="float">
            <text:p>1.5707921982</text:p>
          </table:table-cell>
        </table:table-row>
        <table:table-row table:style-name="ro1">
          <table:table-cell office:value-type="float" office:value="1555604345.44338" calcext:value-type="float">
            <text:p>1555604345.44338</text:p>
          </table:table-cell>
          <table:table-cell office:value-type="float" office:value="425" calcext:value-type="float">
            <text:p>425</text:p>
          </table:table-cell>
          <table:table-cell office:value-type="float" office:value="1.57164669036865" calcext:value-type="float">
            <text:p>1.5716466904</text:p>
          </table:table-cell>
        </table:table-row>
        <table:table-row table:style-name="ro1">
          <table:table-cell office:value-type="float" office:value="1555604416.96477" calcext:value-type="float">
            <text:p>1555604416.96477</text:p>
          </table:table-cell>
          <table:table-cell office:value-type="float" office:value="426" calcext:value-type="float">
            <text:p>426</text:p>
          </table:table-cell>
          <table:table-cell office:value-type="float" office:value="1.57270264625549" calcext:value-type="float">
            <text:p>1.5727026463</text:p>
          </table:table-cell>
        </table:table-row>
        <table:table-row table:style-name="ro1">
          <table:table-cell office:value-type="float" office:value="1555604488.23009" calcext:value-type="float">
            <text:p>1555604488.23009</text:p>
          </table:table-cell>
          <table:table-cell office:value-type="float" office:value="427" calcext:value-type="float">
            <text:p>427</text:p>
          </table:table-cell>
          <table:table-cell office:value-type="float" office:value="1.57105553150177" calcext:value-type="float">
            <text:p>1.5710555315</text:p>
          </table:table-cell>
        </table:table-row>
        <table:table-row table:style-name="ro1">
          <table:table-cell office:value-type="float" office:value="1555604559.7705" calcext:value-type="float">
            <text:p>1555604559.7705</text:p>
          </table:table-cell>
          <table:table-cell office:value-type="float" office:value="428" calcext:value-type="float">
            <text:p>428</text:p>
          </table:table-cell>
          <table:table-cell office:value-type="float" office:value="1.57182633876801" calcext:value-type="float">
            <text:p>1.5718263388</text:p>
          </table:table-cell>
        </table:table-row>
        <table:table-row table:style-name="ro1">
          <table:table-cell office:value-type="float" office:value="1555604631.43242" calcext:value-type="float">
            <text:p>1555604631.43242</text:p>
          </table:table-cell>
          <table:table-cell office:value-type="float" office:value="429" calcext:value-type="float">
            <text:p>429</text:p>
          </table:table-cell>
          <table:table-cell office:value-type="float" office:value="1.57145273685455" calcext:value-type="float">
            <text:p>1.5714527369</text:p>
          </table:table-cell>
        </table:table-row>
        <table:table-row table:style-name="ro1">
          <table:table-cell office:value-type="float" office:value="1555604703.01556" calcext:value-type="float">
            <text:p>1555604703.01556</text:p>
          </table:table-cell>
          <table:table-cell office:value-type="float" office:value="430" calcext:value-type="float">
            <text:p>430</text:p>
          </table:table-cell>
          <table:table-cell office:value-type="float" office:value="1.57296490669251" calcext:value-type="float">
            <text:p>1.5729649067</text:p>
          </table:table-cell>
        </table:table-row>
        <table:table-row table:style-name="ro1">
          <table:table-cell office:value-type="float" office:value="1555604773.96839" calcext:value-type="float">
            <text:p>1555604773.96839</text:p>
          </table:table-cell>
          <table:table-cell office:value-type="float" office:value="431" calcext:value-type="float">
            <text:p>431</text:p>
          </table:table-cell>
          <table:table-cell office:value-type="float" office:value="1.57031381130219" calcext:value-type="float">
            <text:p>1.5703138113</text:p>
          </table:table-cell>
        </table:table-row>
        <table:table-row table:style-name="ro1">
          <table:table-cell office:value-type="float" office:value="1555604845.22339" calcext:value-type="float">
            <text:p>1555604845.22339</text:p>
          </table:table-cell>
          <table:table-cell office:value-type="float" office:value="432" calcext:value-type="float">
            <text:p>432</text:p>
          </table:table-cell>
          <table:table-cell office:value-type="float" office:value="1.57245993614197" calcext:value-type="float">
            <text:p>1.5724599361</text:p>
          </table:table-cell>
        </table:table-row>
        <table:table-row table:style-name="ro1">
          <table:table-cell office:value-type="float" office:value="1555604916.49107" calcext:value-type="float">
            <text:p>1555604916.49107</text:p>
          </table:table-cell>
          <table:table-cell office:value-type="float" office:value="433" calcext:value-type="float">
            <text:p>433</text:p>
          </table:table-cell>
          <table:table-cell office:value-type="float" office:value="1.57175934314728" calcext:value-type="float">
            <text:p>1.5717593431</text:p>
          </table:table-cell>
        </table:table-row>
        <table:table-row table:style-name="ro1">
          <table:table-cell office:value-type="float" office:value="1555604987.64863" calcext:value-type="float">
            <text:p>1555604987.64863</text:p>
          </table:table-cell>
          <table:table-cell office:value-type="float" office:value="434" calcext:value-type="float">
            <text:p>434</text:p>
          </table:table-cell>
          <table:table-cell office:value-type="float" office:value="1.57075417041779" calcext:value-type="float">
            <text:p>1.5707541704</text:p>
          </table:table-cell>
        </table:table-row>
        <table:table-row table:style-name="ro1">
          <table:table-cell office:value-type="float" office:value="1555605059.1464" calcext:value-type="float">
            <text:p>1555605059.1464</text:p>
          </table:table-cell>
          <table:table-cell office:value-type="float" office:value="435" calcext:value-type="float">
            <text:p>435</text:p>
          </table:table-cell>
          <table:table-cell office:value-type="float" office:value="1.57227659225464" calcext:value-type="float">
            <text:p>1.5722765923</text:p>
          </table:table-cell>
        </table:table-row>
        <table:table-row table:style-name="ro1">
          <table:table-cell office:value-type="float" office:value="1555605130.70483" calcext:value-type="float">
            <text:p>1555605130.70483</text:p>
          </table:table-cell>
          <table:table-cell office:value-type="float" office:value="436" calcext:value-type="float">
            <text:p>436</text:p>
          </table:table-cell>
          <table:table-cell office:value-type="float" office:value="1.57189106941223" calcext:value-type="float">
            <text:p>1.5718910694</text:p>
          </table:table-cell>
        </table:table-row>
        <table:table-row table:style-name="ro1">
          <table:table-cell office:value-type="float" office:value="1555605202.22952" calcext:value-type="float">
            <text:p>1555605202.22952</text:p>
          </table:table-cell>
          <table:table-cell office:value-type="float" office:value="437" calcext:value-type="float">
            <text:p>437</text:p>
          </table:table-cell>
          <table:table-cell office:value-type="float" office:value="1.57360923290253" calcext:value-type="float">
            <text:p>1.5736092329</text:p>
          </table:table-cell>
        </table:table-row>
        <table:table-row table:style-name="ro1">
          <table:table-cell office:value-type="float" office:value="1555605273.61394" calcext:value-type="float">
            <text:p>1555605273.61394</text:p>
          </table:table-cell>
          <table:table-cell office:value-type="float" office:value="438" calcext:value-type="float">
            <text:p>438</text:p>
          </table:table-cell>
          <table:table-cell office:value-type="float" office:value="1.57129228115082" calcext:value-type="float">
            <text:p>1.5712922812</text:p>
          </table:table-cell>
        </table:table-row>
        <table:table-row table:style-name="ro1">
          <table:table-cell office:value-type="float" office:value="1555605344.87968" calcext:value-type="float">
            <text:p>1555605344.87968</text:p>
          </table:table-cell>
          <table:table-cell office:value-type="float" office:value="439" calcext:value-type="float">
            <text:p>439</text:p>
          </table:table-cell>
          <table:table-cell office:value-type="float" office:value="1.57156074047089" calcext:value-type="float">
            <text:p>1.5715607405</text:p>
          </table:table-cell>
        </table:table-row>
        <table:table-row table:style-name="ro1">
          <table:table-cell office:value-type="float" office:value="1555605416.296" calcext:value-type="float">
            <text:p>1555605416.296</text:p>
          </table:table-cell>
          <table:table-cell office:value-type="float" office:value="440" calcext:value-type="float">
            <text:p>440</text:p>
          </table:table-cell>
          <table:table-cell office:value-type="float" office:value="1.57254981994629" calcext:value-type="float">
            <text:p>1.5725498199</text:p>
          </table:table-cell>
        </table:table-row>
        <table:table-row table:style-name="ro1">
          <table:table-cell office:value-type="float" office:value="1555605488.13496" calcext:value-type="float">
            <text:p>1555605488.13496</text:p>
          </table:table-cell>
          <table:table-cell office:value-type="float" office:value="441" calcext:value-type="float">
            <text:p>441</text:p>
          </table:table-cell>
          <table:table-cell office:value-type="float" office:value="1.57256257534027" calcext:value-type="float">
            <text:p>1.5725625753</text:p>
          </table:table-cell>
        </table:table-row>
        <table:table-row table:style-name="ro1">
          <table:table-cell office:value-type="float" office:value="1555605560.05436" calcext:value-type="float">
            <text:p>1555605560.05436</text:p>
          </table:table-cell>
          <table:table-cell office:value-type="float" office:value="442" calcext:value-type="float">
            <text:p>442</text:p>
          </table:table-cell>
          <table:table-cell office:value-type="float" office:value="1.56988859176636" calcext:value-type="float">
            <text:p>1.5698885918</text:p>
          </table:table-cell>
        </table:table-row>
        <table:table-row table:style-name="ro1">
          <table:table-cell office:value-type="float" office:value="1555605631.00528" calcext:value-type="float">
            <text:p>1555605631.00528</text:p>
          </table:table-cell>
          <table:table-cell office:value-type="float" office:value="443" calcext:value-type="float">
            <text:p>443</text:p>
          </table:table-cell>
          <table:table-cell office:value-type="float" office:value="1.57296979427338" calcext:value-type="float">
            <text:p>1.5729697943</text:p>
          </table:table-cell>
        </table:table-row>
        <table:table-row table:style-name="ro1">
          <table:table-cell office:value-type="float" office:value="1555605702.61372" calcext:value-type="float">
            <text:p>1555605702.61372</text:p>
          </table:table-cell>
          <table:table-cell office:value-type="float" office:value="444" calcext:value-type="float">
            <text:p>444</text:p>
          </table:table-cell>
          <table:table-cell office:value-type="float" office:value="1.57113301753998" calcext:value-type="float">
            <text:p>1.5711330175</text:p>
          </table:table-cell>
        </table:table-row>
        <table:table-row table:style-name="ro1">
          <table:table-cell office:value-type="float" office:value="1555605774.04965" calcext:value-type="float">
            <text:p>1555605774.04965</text:p>
          </table:table-cell>
          <table:table-cell office:value-type="float" office:value="445" calcext:value-type="float">
            <text:p>445</text:p>
          </table:table-cell>
          <table:table-cell office:value-type="float" office:value="1.57209122180939" calcext:value-type="float">
            <text:p>1.5720912218</text:p>
          </table:table-cell>
        </table:table-row>
        <table:table-row table:style-name="ro1">
          <table:table-cell office:value-type="float" office:value="1555605845.47336" calcext:value-type="float">
            <text:p>1555605845.47336</text:p>
          </table:table-cell>
          <table:table-cell office:value-type="float" office:value="446" calcext:value-type="float">
            <text:p>446</text:p>
          </table:table-cell>
          <table:table-cell office:value-type="float" office:value="1.57170760631561" calcext:value-type="float">
            <text:p>1.5717076063</text:p>
          </table:table-cell>
        </table:table-row>
        <table:table-row table:style-name="ro1">
          <table:table-cell office:value-type="float" office:value="1555605916.67606" calcext:value-type="float">
            <text:p>1555605916.67606</text:p>
          </table:table-cell>
          <table:table-cell office:value-type="float" office:value="447" calcext:value-type="float">
            <text:p>447</text:p>
          </table:table-cell>
          <table:table-cell office:value-type="float" office:value="1.57087969779968" calcext:value-type="float">
            <text:p>1.5708796978</text:p>
          </table:table-cell>
        </table:table-row>
        <table:table-row table:style-name="ro1">
          <table:table-cell office:value-type="float" office:value="1555605987.9341" calcext:value-type="float">
            <text:p>1555605987.9341</text:p>
          </table:table-cell>
          <table:table-cell office:value-type="float" office:value="448" calcext:value-type="float">
            <text:p>448</text:p>
          </table:table-cell>
          <table:table-cell office:value-type="float" office:value="1.57200121879578" calcext:value-type="float">
            <text:p>1.5720012188</text:p>
          </table:table-cell>
        </table:table-row>
        <table:table-row table:style-name="ro1">
          <table:table-cell office:value-type="float" office:value="1555606059.74105" calcext:value-type="float">
            <text:p>1555606059.74105</text:p>
          </table:table-cell>
          <table:table-cell office:value-type="float" office:value="449" calcext:value-type="float">
            <text:p>449</text:p>
          </table:table-cell>
          <table:table-cell office:value-type="float" office:value="1.5714510679245" calcext:value-type="float">
            <text:p>1.5714510679</text:p>
          </table:table-cell>
        </table:table-row>
        <table:table-row table:style-name="ro1">
          <table:table-cell office:value-type="float" office:value="1555606131.38853" calcext:value-type="float">
            <text:p>1555606131.38853</text:p>
          </table:table-cell>
          <table:table-cell office:value-type="float" office:value="450" calcext:value-type="float">
            <text:p>450</text:p>
          </table:table-cell>
          <table:table-cell office:value-type="float" office:value="1.57085180282593" calcext:value-type="float">
            <text:p>1.5708518028</text:p>
          </table:table-cell>
        </table:table-row>
        <table:table-row table:style-name="ro1">
          <table:table-cell office:value-type="float" office:value="1555606202.7588" calcext:value-type="float">
            <text:p>1555606202.7588</text:p>
          </table:table-cell>
          <table:table-cell office:value-type="float" office:value="451" calcext:value-type="float">
            <text:p>451</text:p>
          </table:table-cell>
          <table:table-cell office:value-type="float" office:value="1.56947815418243" calcext:value-type="float">
            <text:p>1.5694781542</text:p>
          </table:table-cell>
        </table:table-row>
        <table:table-row table:style-name="ro1">
          <table:table-cell office:value-type="float" office:value="1555606274.16021" calcext:value-type="float">
            <text:p>1555606274.16021</text:p>
          </table:table-cell>
          <table:table-cell office:value-type="float" office:value="452" calcext:value-type="float">
            <text:p>452</text:p>
          </table:table-cell>
          <table:table-cell office:value-type="float" office:value="1.57112777233124" calcext:value-type="float">
            <text:p>1.5711277723</text:p>
          </table:table-cell>
        </table:table-row>
        <table:table-row table:style-name="ro1">
          <table:table-cell office:value-type="float" office:value="1555606345.15552" calcext:value-type="float">
            <text:p>1555606345.15552</text:p>
          </table:table-cell>
          <table:table-cell office:value-type="float" office:value="453" calcext:value-type="float">
            <text:p>453</text:p>
          </table:table-cell>
          <table:table-cell office:value-type="float" office:value="1.57045149803162" calcext:value-type="float">
            <text:p>1.570451498</text:p>
          </table:table-cell>
        </table:table-row>
        <table:table-row table:style-name="ro1">
          <table:table-cell office:value-type="float" office:value="1555606416.94573" calcext:value-type="float">
            <text:p>1555606416.94573</text:p>
          </table:table-cell>
          <table:table-cell office:value-type="float" office:value="454" calcext:value-type="float">
            <text:p>454</text:p>
          </table:table-cell>
          <table:table-cell office:value-type="float" office:value="1.5711168050766" calcext:value-type="float">
            <text:p>1.5711168051</text:p>
          </table:table-cell>
        </table:table-row>
        <table:table-row table:style-name="ro1">
          <table:table-cell office:value-type="float" office:value="1555606488.27572" calcext:value-type="float">
            <text:p>1555606488.27572</text:p>
          </table:table-cell>
          <table:table-cell office:value-type="float" office:value="455" calcext:value-type="float">
            <text:p>455</text:p>
          </table:table-cell>
          <table:table-cell office:value-type="float" office:value="1.57009935379028" calcext:value-type="float">
            <text:p>1.5700993538</text:p>
          </table:table-cell>
        </table:table-row>
        <table:table-row table:style-name="ro1">
          <table:table-cell office:value-type="float" office:value="1555606559.68812" calcext:value-type="float">
            <text:p>1555606559.68812</text:p>
          </table:table-cell>
          <table:table-cell office:value-type="float" office:value="456" calcext:value-type="float">
            <text:p>456</text:p>
          </table:table-cell>
          <table:table-cell office:value-type="float" office:value="1.57167553901672" calcext:value-type="float">
            <text:p>1.571675539</text:p>
          </table:table-cell>
        </table:table-row>
        <table:table-row table:style-name="ro1">
          <table:table-cell office:value-type="float" office:value="1555606631.40105" calcext:value-type="float">
            <text:p>1555606631.40105</text:p>
          </table:table-cell>
          <table:table-cell office:value-type="float" office:value="457" calcext:value-type="float">
            <text:p>457</text:p>
          </table:table-cell>
          <table:table-cell office:value-type="float" office:value="1.57292950153351" calcext:value-type="float">
            <text:p>1.5729295015</text:p>
          </table:table-cell>
        </table:table-row>
        <table:table-row table:style-name="ro1">
          <table:table-cell office:value-type="float" office:value="1555606703.09811" calcext:value-type="float">
            <text:p>1555606703.09811</text:p>
          </table:table-cell>
          <table:table-cell office:value-type="float" office:value="458" calcext:value-type="float">
            <text:p>458</text:p>
          </table:table-cell>
          <table:table-cell office:value-type="float" office:value="1.57131850719452" calcext:value-type="float">
            <text:p>1.5713185072</text:p>
          </table:table-cell>
        </table:table-row>
        <table:table-row table:style-name="ro1">
          <table:table-cell office:value-type="float" office:value="1555606774.46957" calcext:value-type="float">
            <text:p>1555606774.46957</text:p>
          </table:table-cell>
          <table:table-cell office:value-type="float" office:value="459" calcext:value-type="float">
            <text:p>459</text:p>
          </table:table-cell>
          <table:table-cell office:value-type="float" office:value="1.57281816005707" calcext:value-type="float">
            <text:p>1.5728181601</text:p>
          </table:table-cell>
        </table:table-row>
        <table:table-row table:style-name="ro1">
          <table:table-cell office:value-type="float" office:value="1555606845.97515" calcext:value-type="float">
            <text:p>1555606845.97515</text:p>
          </table:table-cell>
          <table:table-cell office:value-type="float" office:value="460" calcext:value-type="float">
            <text:p>460</text:p>
          </table:table-cell>
          <table:table-cell office:value-type="float" office:value="1.57340180873871" calcext:value-type="float">
            <text:p>1.5734018087</text:p>
          </table:table-cell>
        </table:table-row>
        <table:table-row table:style-name="ro1">
          <table:table-cell office:value-type="float" office:value="1555606917.10858" calcext:value-type="float">
            <text:p>1555606917.10858</text:p>
          </table:table-cell>
          <table:table-cell office:value-type="float" office:value="461" calcext:value-type="float">
            <text:p>461</text:p>
          </table:table-cell>
          <table:table-cell office:value-type="float" office:value="1.57208001613617" calcext:value-type="float">
            <text:p>1.5720800161</text:p>
          </table:table-cell>
        </table:table-row>
        <table:table-row table:style-name="ro1">
          <table:table-cell office:value-type="float" office:value="1555606988.66478" calcext:value-type="float">
            <text:p>1555606988.66478</text:p>
          </table:table-cell>
          <table:table-cell office:value-type="float" office:value="462" calcext:value-type="float">
            <text:p>462</text:p>
          </table:table-cell>
          <table:table-cell office:value-type="float" office:value="1.57209646701813" calcext:value-type="float">
            <text:p>1.572096467</text:p>
          </table:table-cell>
        </table:table-row>
        <table:table-row table:style-name="ro1">
          <table:table-cell office:value-type="float" office:value="1555607060.19156" calcext:value-type="float">
            <text:p>1555607060.19156</text:p>
          </table:table-cell>
          <table:table-cell office:value-type="float" office:value="463" calcext:value-type="float">
            <text:p>463</text:p>
          </table:table-cell>
          <table:table-cell office:value-type="float" office:value="1.5724458694458" calcext:value-type="float">
            <text:p>1.5724458694</text:p>
          </table:table-cell>
        </table:table-row>
        <table:table-row table:style-name="ro1">
          <table:table-cell office:value-type="float" office:value="1555607131.71556" calcext:value-type="float">
            <text:p>1555607131.71556</text:p>
          </table:table-cell>
          <table:table-cell office:value-type="float" office:value="464" calcext:value-type="float">
            <text:p>464</text:p>
          </table:table-cell>
          <table:table-cell office:value-type="float" office:value="1.57142603397369" calcext:value-type="float">
            <text:p>1.571426034</text:p>
          </table:table-cell>
        </table:table-row>
        <table:table-row table:style-name="ro1">
          <table:table-cell office:value-type="float" office:value="1555607202.37372" calcext:value-type="float">
            <text:p>1555607202.37372</text:p>
          </table:table-cell>
          <table:table-cell office:value-type="float" office:value="465" calcext:value-type="float">
            <text:p>465</text:p>
          </table:table-cell>
          <table:table-cell office:value-type="float" office:value="1.5728098154068" calcext:value-type="float">
            <text:p>1.5728098154</text:p>
          </table:table-cell>
        </table:table-row>
        <table:table-row table:style-name="ro1">
          <table:table-cell office:value-type="float" office:value="1555607273.9063" calcext:value-type="float">
            <text:p>1555607273.9063</text:p>
          </table:table-cell>
          <table:table-cell office:value-type="float" office:value="466" calcext:value-type="float">
            <text:p>466</text:p>
          </table:table-cell>
          <table:table-cell office:value-type="float" office:value="1.57215332984924" calcext:value-type="float">
            <text:p>1.5721533298</text:p>
          </table:table-cell>
        </table:table-row>
        <table:table-row table:style-name="ro1">
          <table:table-cell office:value-type="float" office:value="1555607345.19939" calcext:value-type="float">
            <text:p>1555607345.19939</text:p>
          </table:table-cell>
          <table:table-cell office:value-type="float" office:value="467" calcext:value-type="float">
            <text:p>467</text:p>
          </table:table-cell>
          <table:table-cell office:value-type="float" office:value="1.57178342342377" calcext:value-type="float">
            <text:p>1.5717834234</text:p>
          </table:table-cell>
        </table:table-row>
        <table:table-row table:style-name="ro1">
          <table:table-cell office:value-type="float" office:value="1555607416.5934" calcext:value-type="float">
            <text:p>1555607416.5934</text:p>
          </table:table-cell>
          <table:table-cell office:value-type="float" office:value="468" calcext:value-type="float">
            <text:p>468</text:p>
          </table:table-cell>
          <table:table-cell office:value-type="float" office:value="1.57473647594452" calcext:value-type="float">
            <text:p>1.5747364759</text:p>
          </table:table-cell>
        </table:table-row>
        <table:table-row table:style-name="ro1">
          <table:table-cell office:value-type="float" office:value="1555607488.02636" calcext:value-type="float">
            <text:p>1555607488.02636</text:p>
          </table:table-cell>
          <table:table-cell office:value-type="float" office:value="469" calcext:value-type="float">
            <text:p>469</text:p>
          </table:table-cell>
          <table:table-cell office:value-type="float" office:value="1.57279312610626" calcext:value-type="float">
            <text:p>1.5727931261</text:p>
          </table:table-cell>
        </table:table-row>
        <table:table-row table:style-name="ro1">
          <table:table-cell office:value-type="float" office:value="1555607559.4174" calcext:value-type="float">
            <text:p>1555607559.4174</text:p>
          </table:table-cell>
          <table:table-cell office:value-type="float" office:value="470" calcext:value-type="float">
            <text:p>470</text:p>
          </table:table-cell>
          <table:table-cell office:value-type="float" office:value="1.57178819179535" calcext:value-type="float">
            <text:p>1.5717881918</text:p>
          </table:table-cell>
        </table:table-row>
        <table:table-row table:style-name="ro1">
          <table:table-cell office:value-type="float" office:value="1555607630.996" calcext:value-type="float">
            <text:p>1555607630.996</text:p>
          </table:table-cell>
          <table:table-cell office:value-type="float" office:value="471" calcext:value-type="float">
            <text:p>471</text:p>
          </table:table-cell>
          <table:table-cell office:value-type="float" office:value="1.56959187984467" calcext:value-type="float">
            <text:p>1.5695918798</text:p>
          </table:table-cell>
        </table:table-row>
        <table:table-row table:style-name="ro1">
          <table:table-cell office:value-type="float" office:value="1555607702.29294" calcext:value-type="float">
            <text:p>1555607702.29294</text:p>
          </table:table-cell>
          <table:table-cell office:value-type="float" office:value="472" calcext:value-type="float">
            <text:p>472</text:p>
          </table:table-cell>
          <table:table-cell office:value-type="float" office:value="1.57359826564789" calcext:value-type="float">
            <text:p>1.5735982656</text:p>
          </table:table-cell>
        </table:table-row>
        <table:table-row table:style-name="ro1">
          <table:table-cell office:value-type="float" office:value="1555607773.3299" calcext:value-type="float">
            <text:p>1555607773.3299</text:p>
          </table:table-cell>
          <table:table-cell office:value-type="float" office:value="473" calcext:value-type="float">
            <text:p>473</text:p>
          </table:table-cell>
          <table:table-cell office:value-type="float" office:value="1.57235431671143" calcext:value-type="float">
            <text:p>1.5723543167</text:p>
          </table:table-cell>
        </table:table-row>
        <table:table-row table:style-name="ro1">
          <table:table-cell office:value-type="float" office:value="1555607844.75923" calcext:value-type="float">
            <text:p>1555607844.75923</text:p>
          </table:table-cell>
          <table:table-cell office:value-type="float" office:value="474" calcext:value-type="float">
            <text:p>474</text:p>
          </table:table-cell>
          <table:table-cell office:value-type="float" office:value="1.57141780853271" calcext:value-type="float">
            <text:p>1.5714178085</text:p>
          </table:table-cell>
        </table:table-row>
        <table:table-row table:style-name="ro1">
          <table:table-cell office:value-type="float" office:value="1555607915.65819" calcext:value-type="float">
            <text:p>1555607915.65819</text:p>
          </table:table-cell>
          <table:table-cell office:value-type="float" office:value="475" calcext:value-type="float">
            <text:p>475</text:p>
          </table:table-cell>
          <table:table-cell office:value-type="float" office:value="1.57122552394867" calcext:value-type="float">
            <text:p>1.5712255239</text:p>
          </table:table-cell>
        </table:table-row>
        <table:table-row table:style-name="ro1">
          <table:table-cell office:value-type="float" office:value="1555607987.63713" calcext:value-type="float">
            <text:p>1555607987.63713</text:p>
          </table:table-cell>
          <table:table-cell office:value-type="float" office:value="476" calcext:value-type="float">
            <text:p>476</text:p>
          </table:table-cell>
          <table:table-cell office:value-type="float" office:value="1.57268846035004" calcext:value-type="float">
            <text:p>1.5726884604</text:p>
          </table:table-cell>
        </table:table-row>
        <table:table-row table:style-name="ro1">
          <table:table-cell office:value-type="float" office:value="1555608059.21447" calcext:value-type="float">
            <text:p>1555608059.21447</text:p>
          </table:table-cell>
          <table:table-cell office:value-type="float" office:value="477" calcext:value-type="float">
            <text:p>477</text:p>
          </table:table-cell>
          <table:table-cell office:value-type="float" office:value="1.5726535320282" calcext:value-type="float">
            <text:p>1.572653532</text:p>
          </table:table-cell>
        </table:table-row>
        <table:table-row table:style-name="ro1">
          <table:table-cell office:value-type="float" office:value="1555608130.3943" calcext:value-type="float">
            <text:p>1555608130.3943</text:p>
          </table:table-cell>
          <table:table-cell office:value-type="float" office:value="478" calcext:value-type="float">
            <text:p>478</text:p>
          </table:table-cell>
          <table:table-cell office:value-type="float" office:value="1.57332229614258" calcext:value-type="float">
            <text:p>1.5733222961</text:p>
          </table:table-cell>
        </table:table-row>
        <table:table-row table:style-name="ro1">
          <table:table-cell office:value-type="float" office:value="1555608202.38883" calcext:value-type="float">
            <text:p>1555608202.38883</text:p>
          </table:table-cell>
          <table:table-cell office:value-type="float" office:value="479" calcext:value-type="float">
            <text:p>479</text:p>
          </table:table-cell>
          <table:table-cell office:value-type="float" office:value="1.57010877132416" calcext:value-type="float">
            <text:p>1.5701087713</text:p>
          </table:table-cell>
        </table:table-row>
        <table:table-row table:style-name="ro1">
          <table:table-cell office:value-type="float" office:value="1555608273.72749" calcext:value-type="float">
            <text:p>1555608273.72749</text:p>
          </table:table-cell>
          <table:table-cell office:value-type="float" office:value="480" calcext:value-type="float">
            <text:p>480</text:p>
          </table:table-cell>
          <table:table-cell office:value-type="float" office:value="1.57092547416687" calcext:value-type="float">
            <text:p>1.5709254742</text:p>
          </table:table-cell>
        </table:table-row>
        <table:table-row table:style-name="ro1">
          <table:table-cell office:value-type="float" office:value="1555608345.85622" calcext:value-type="float">
            <text:p>1555608345.85622</text:p>
          </table:table-cell>
          <table:table-cell office:value-type="float" office:value="481" calcext:value-type="float">
            <text:p>481</text:p>
          </table:table-cell>
          <table:table-cell office:value-type="float" office:value="1.57247769832611" calcext:value-type="float">
            <text:p>1.5724776983</text:p>
          </table:table-cell>
        </table:table-row>
        <table:table-row table:style-name="ro1">
          <table:table-cell office:value-type="float" office:value="1555608417.28839" calcext:value-type="float">
            <text:p>1555608417.28839</text:p>
          </table:table-cell>
          <table:table-cell office:value-type="float" office:value="482" calcext:value-type="float">
            <text:p>482</text:p>
          </table:table-cell>
          <table:table-cell office:value-type="float" office:value="1.57008469104767" calcext:value-type="float">
            <text:p>1.570084691</text:p>
          </table:table-cell>
        </table:table-row>
        <table:table-row table:style-name="ro1">
          <table:table-cell office:value-type="float" office:value="1555608488.60608" calcext:value-type="float">
            <text:p>1555608488.60608</text:p>
          </table:table-cell>
          <table:table-cell office:value-type="float" office:value="483" calcext:value-type="float">
            <text:p>483</text:p>
          </table:table-cell>
          <table:table-cell office:value-type="float" office:value="1.57209813594818" calcext:value-type="float">
            <text:p>1.5720981359</text:p>
          </table:table-cell>
        </table:table-row>
        <table:table-row table:style-name="ro1">
          <table:table-cell office:value-type="float" office:value="1555608560.17751" calcext:value-type="float">
            <text:p>1555608560.17751</text:p>
          </table:table-cell>
          <table:table-cell office:value-type="float" office:value="484" calcext:value-type="float">
            <text:p>484</text:p>
          </table:table-cell>
          <table:table-cell office:value-type="float" office:value="1.5721834897995" calcext:value-type="float">
            <text:p>1.5721834898</text:p>
          </table:table-cell>
        </table:table-row>
        <table:table-row table:style-name="ro1">
          <table:table-cell office:value-type="float" office:value="1555608631.67031" calcext:value-type="float">
            <text:p>1555608631.67031</text:p>
          </table:table-cell>
          <table:table-cell office:value-type="float" office:value="485" calcext:value-type="float">
            <text:p>485</text:p>
          </table:table-cell>
          <table:table-cell office:value-type="float" office:value="1.57202088832855" calcext:value-type="float">
            <text:p>1.5720208883</text:p>
          </table:table-cell>
        </table:table-row>
        <table:table-row table:style-name="ro1">
          <table:table-cell office:value-type="float" office:value="1555608703.08583" calcext:value-type="float">
            <text:p>1555608703.08583</text:p>
          </table:table-cell>
          <table:table-cell office:value-type="float" office:value="486" calcext:value-type="float">
            <text:p>486</text:p>
          </table:table-cell>
          <table:table-cell office:value-type="float" office:value="1.5693644285202" calcext:value-type="float">
            <text:p>1.5693644285</text:p>
          </table:table-cell>
        </table:table-row>
        <table:table-row table:style-name="ro1">
          <table:table-cell office:value-type="float" office:value="1555608774.62843" calcext:value-type="float">
            <text:p>1555608774.62843</text:p>
          </table:table-cell>
          <table:table-cell office:value-type="float" office:value="487" calcext:value-type="float">
            <text:p>487</text:p>
          </table:table-cell>
          <table:table-cell office:value-type="float" office:value="1.57092702388763" calcext:value-type="float">
            <text:p>1.5709270239</text:p>
          </table:table-cell>
        </table:table-row>
        <table:table-row table:style-name="ro1">
          <table:table-cell office:value-type="float" office:value="1555608845.91589" calcext:value-type="float">
            <text:p>1555608845.91589</text:p>
          </table:table-cell>
          <table:table-cell office:value-type="float" office:value="488" calcext:value-type="float">
            <text:p>488</text:p>
          </table:table-cell>
          <table:table-cell office:value-type="float" office:value="1.57105815410614" calcext:value-type="float">
            <text:p>1.5710581541</text:p>
          </table:table-cell>
        </table:table-row>
        <table:table-row table:style-name="ro1">
          <table:table-cell office:value-type="float" office:value="1555608917.5937" calcext:value-type="float">
            <text:p>1555608917.5937</text:p>
          </table:table-cell>
          <table:table-cell office:value-type="float" office:value="489" calcext:value-type="float">
            <text:p>489</text:p>
          </table:table-cell>
          <table:table-cell office:value-type="float" office:value="1.57130265235901" calcext:value-type="float">
            <text:p>1.5713026524</text:p>
          </table:table-cell>
        </table:table-row>
        <table:table-row table:style-name="ro1">
          <table:table-cell office:value-type="float" office:value="1555608989.02591" calcext:value-type="float">
            <text:p>1555608989.02591</text:p>
          </table:table-cell>
          <table:table-cell office:value-type="float" office:value="490" calcext:value-type="float">
            <text:p>490</text:p>
          </table:table-cell>
          <table:table-cell office:value-type="float" office:value="1.57196307182312" calcext:value-type="float">
            <text:p>1.5719630718</text:p>
          </table:table-cell>
        </table:table-row>
        <table:table-row table:style-name="ro1">
          <table:table-cell office:value-type="float" office:value="1555609060.37983" calcext:value-type="float">
            <text:p>1555609060.37983</text:p>
          </table:table-cell>
          <table:table-cell office:value-type="float" office:value="491" calcext:value-type="float">
            <text:p>491</text:p>
          </table:table-cell>
          <table:table-cell office:value-type="float" office:value="1.57264649868011" calcext:value-type="float">
            <text:p>1.5726464987</text:p>
          </table:table-cell>
        </table:table-row>
        <table:table-row table:style-name="ro1">
          <table:table-cell office:value-type="float" office:value="1555609131.78296" calcext:value-type="float">
            <text:p>1555609131.78296</text:p>
          </table:table-cell>
          <table:table-cell office:value-type="float" office:value="492" calcext:value-type="float">
            <text:p>492</text:p>
          </table:table-cell>
          <table:table-cell office:value-type="float" office:value="1.57279336452484" calcext:value-type="float">
            <text:p>1.5727933645</text:p>
          </table:table-cell>
        </table:table-row>
        <table:table-row table:style-name="ro1">
          <table:table-cell office:value-type="float" office:value="1555609203.14315" calcext:value-type="float">
            <text:p>1555609203.14315</text:p>
          </table:table-cell>
          <table:table-cell office:value-type="float" office:value="493" calcext:value-type="float">
            <text:p>493</text:p>
          </table:table-cell>
          <table:table-cell office:value-type="float" office:value="1.57145714759827" calcext:value-type="float">
            <text:p>1.5714571476</text:p>
          </table:table-cell>
        </table:table-row>
        <table:table-row table:style-name="ro1">
          <table:table-cell office:value-type="float" office:value="1555609274.16209" calcext:value-type="float">
            <text:p>1555609274.16209</text:p>
          </table:table-cell>
          <table:table-cell office:value-type="float" office:value="494" calcext:value-type="float">
            <text:p>494</text:p>
          </table:table-cell>
          <table:table-cell office:value-type="float" office:value="1.57260000705719" calcext:value-type="float">
            <text:p>1.5726000071</text:p>
          </table:table-cell>
        </table:table-row>
        <table:table-row table:style-name="ro1">
          <table:table-cell office:value-type="float" office:value="1555609346.3305" calcext:value-type="float">
            <text:p>1555609346.3305</text:p>
          </table:table-cell>
          <table:table-cell office:value-type="float" office:value="495" calcext:value-type="float">
            <text:p>495</text:p>
          </table:table-cell>
          <table:table-cell office:value-type="float" office:value="1.57166337966919" calcext:value-type="float">
            <text:p>1.5716633797</text:p>
          </table:table-cell>
        </table:table-row>
        <table:table-row table:style-name="ro1">
          <table:table-cell office:value-type="float" office:value="1555609417.95461" calcext:value-type="float">
            <text:p>1555609417.95461</text:p>
          </table:table-cell>
          <table:table-cell office:value-type="float" office:value="496" calcext:value-type="float">
            <text:p>496</text:p>
          </table:table-cell>
          <table:table-cell office:value-type="float" office:value="1.5721789598465" calcext:value-type="float">
            <text:p>1.5721789598</text:p>
          </table:table-cell>
        </table:table-row>
        <table:table-row table:style-name="ro1">
          <table:table-cell office:value-type="float" office:value="1555609489.73075" calcext:value-type="float">
            <text:p>1555609489.73075</text:p>
          </table:table-cell>
          <table:table-cell office:value-type="float" office:value="497" calcext:value-type="float">
            <text:p>497</text:p>
          </table:table-cell>
          <table:table-cell office:value-type="float" office:value="1.57304751873016" calcext:value-type="float">
            <text:p>1.5730475187</text:p>
          </table:table-cell>
        </table:table-row>
        <table:table-row table:style-name="ro1">
          <table:table-cell office:value-type="float" office:value="1555609561.55259" calcext:value-type="float">
            <text:p>1555609561.55259</text:p>
          </table:table-cell>
          <table:table-cell office:value-type="float" office:value="498" calcext:value-type="float">
            <text:p>498</text:p>
          </table:table-cell>
          <table:table-cell office:value-type="float" office:value="1.57135117053986" calcext:value-type="float">
            <text:p>1.5713511705</text:p>
          </table:table-cell>
        </table:table-row>
        <table:table-row table:style-name="ro1">
          <table:table-cell office:value-type="float" office:value="1555609633.31308" calcext:value-type="float">
            <text:p>1555609633.31308</text:p>
          </table:table-cell>
          <table:table-cell office:value-type="float" office:value="499" calcext:value-type="float">
            <text:p>499</text:p>
          </table:table-cell>
          <table:table-cell office:value-type="float" office:value="1.57229065895081" calcext:value-type="float">
            <text:p>1.572290659</text:p>
          </table:table-cell>
        </table:table-row>
        <table:table-row table:style-name="ro1">
          <table:table-cell office:value-type="float" office:value="1555609705.12964" calcext:value-type="float">
            <text:p>1555609705.12964</text:p>
          </table:table-cell>
          <table:table-cell office:value-type="float" office:value="500" calcext:value-type="float">
            <text:p>500</text:p>
          </table:table-cell>
          <table:table-cell office:value-type="float" office:value="1.57206428050995" calcext:value-type="float">
            <text:p>1.5720642805</text:p>
          </table:table-cell>
        </table:table-row>
        <table:table-row table:style-name="ro1">
          <table:table-cell office:value-type="float" office:value="1555609776.7722" calcext:value-type="float">
            <text:p>1555609776.7722</text:p>
          </table:table-cell>
          <table:table-cell office:value-type="float" office:value="501" calcext:value-type="float">
            <text:p>501</text:p>
          </table:table-cell>
          <table:table-cell office:value-type="float" office:value="1.57151019573212" calcext:value-type="float">
            <text:p>1.5715101957</text:p>
          </table:table-cell>
        </table:table-row>
        <table:table-row table:style-name="ro1">
          <table:table-cell office:value-type="float" office:value="1555609848.2629" calcext:value-type="float">
            <text:p>1555609848.2629</text:p>
          </table:table-cell>
          <table:table-cell office:value-type="float" office:value="502" calcext:value-type="float">
            <text:p>502</text:p>
          </table:table-cell>
          <table:table-cell office:value-type="float" office:value="1.57145583629608" calcext:value-type="float">
            <text:p>1.5714558363</text:p>
          </table:table-cell>
        </table:table-row>
        <table:table-row table:style-name="ro1">
          <table:table-cell office:value-type="float" office:value="1555609919.6385" calcext:value-type="float">
            <text:p>1555609919.6385</text:p>
          </table:table-cell>
          <table:table-cell office:value-type="float" office:value="503" calcext:value-type="float">
            <text:p>503</text:p>
          </table:table-cell>
          <table:table-cell office:value-type="float" office:value="1.57306730747223" calcext:value-type="float">
            <text:p>1.5730673075</text:p>
          </table:table-cell>
        </table:table-row>
        <table:table-row table:style-name="ro1">
          <table:table-cell office:value-type="float" office:value="1555609991.2541" calcext:value-type="float">
            <text:p>1555609991.2541</text:p>
          </table:table-cell>
          <table:table-cell office:value-type="float" office:value="504" calcext:value-type="float">
            <text:p>504</text:p>
          </table:table-cell>
          <table:table-cell office:value-type="float" office:value="1.57076382637024" calcext:value-type="float">
            <text:p>1.5707638264</text:p>
          </table:table-cell>
        </table:table-row>
        <table:table-row table:style-name="ro1">
          <table:table-cell office:value-type="float" office:value="1555610062.4726" calcext:value-type="float">
            <text:p>1555610062.4726</text:p>
          </table:table-cell>
          <table:table-cell office:value-type="float" office:value="505" calcext:value-type="float">
            <text:p>505</text:p>
          </table:table-cell>
          <table:table-cell office:value-type="float" office:value="1.57403886318207" calcext:value-type="float">
            <text:p>1.5740388632</text:p>
          </table:table-cell>
        </table:table-row>
        <table:table-row table:style-name="ro1">
          <table:table-cell office:value-type="float" office:value="1555610133.85567" calcext:value-type="float">
            <text:p>1555610133.85567</text:p>
          </table:table-cell>
          <table:table-cell office:value-type="float" office:value="506" calcext:value-type="float">
            <text:p>506</text:p>
          </table:table-cell>
          <table:table-cell office:value-type="float" office:value="1.5705029964447" calcext:value-type="float">
            <text:p>1.5705029964</text:p>
          </table:table-cell>
        </table:table-row>
        <table:table-row table:style-name="ro1">
          <table:table-cell office:value-type="float" office:value="1555610205.16926" calcext:value-type="float">
            <text:p>1555610205.16926</text:p>
          </table:table-cell>
          <table:table-cell office:value-type="float" office:value="507" calcext:value-type="float">
            <text:p>507</text:p>
          </table:table-cell>
          <table:table-cell office:value-type="float" office:value="1.57249426841736" calcext:value-type="float">
            <text:p>1.5724942684</text:p>
          </table:table-cell>
        </table:table-row>
        <table:table-row table:style-name="ro1">
          <table:table-cell office:value-type="float" office:value="1555610276.75879" calcext:value-type="float">
            <text:p>1555610276.75879</text:p>
          </table:table-cell>
          <table:table-cell office:value-type="float" office:value="508" calcext:value-type="float">
            <text:p>508</text:p>
          </table:table-cell>
          <table:table-cell office:value-type="float" office:value="1.57002139091492" calcext:value-type="float">
            <text:p>1.5700213909</text:p>
          </table:table-cell>
        </table:table-row>
        <table:table-row table:style-name="ro1">
          <table:table-cell office:value-type="float" office:value="1555610347.75079" calcext:value-type="float">
            <text:p>1555610347.75079</text:p>
          </table:table-cell>
          <table:table-cell office:value-type="float" office:value="509" calcext:value-type="float">
            <text:p>509</text:p>
          </table:table-cell>
          <table:table-cell office:value-type="float" office:value="1.57142436504364" calcext:value-type="float">
            <text:p>1.571424365</text:p>
          </table:table-cell>
        </table:table-row>
        <table:table-row table:style-name="ro1">
          <table:table-cell office:value-type="float" office:value="1555610419.24326" calcext:value-type="float">
            <text:p>1555610419.24326</text:p>
          </table:table-cell>
          <table:table-cell office:value-type="float" office:value="510" calcext:value-type="float">
            <text:p>510</text:p>
          </table:table-cell>
          <table:table-cell office:value-type="float" office:value="1.57166755199432" calcext:value-type="float">
            <text:p>1.571667552</text:p>
          </table:table-cell>
        </table:table-row>
        <table:table-row table:style-name="ro1">
          <table:table-cell office:value-type="float" office:value="1555610490.33257" calcext:value-type="float">
            <text:p>1555610490.33257</text:p>
          </table:table-cell>
          <table:table-cell office:value-type="float" office:value="511" calcext:value-type="float">
            <text:p>511</text:p>
          </table:table-cell>
          <table:table-cell office:value-type="float" office:value="1.57232892513275" calcext:value-type="float">
            <text:p>1.5723289251</text:p>
          </table:table-cell>
        </table:table-row>
        <table:table-row table:style-name="ro1">
          <table:table-cell office:value-type="float" office:value="1555610561.2076" calcext:value-type="float">
            <text:p>1555610561.2076</text:p>
          </table:table-cell>
          <table:table-cell office:value-type="float" office:value="512" calcext:value-type="float">
            <text:p>512</text:p>
          </table:table-cell>
          <table:table-cell office:value-type="float" office:value="1.57083797454834" calcext:value-type="float">
            <text:p>1.5708379745</text:p>
          </table:table-cell>
        </table:table-row>
        <table:table-row table:style-name="ro1">
          <table:table-cell office:value-type="float" office:value="1555610632.44207" calcext:value-type="float">
            <text:p>1555610632.44207</text:p>
          </table:table-cell>
          <table:table-cell office:value-type="float" office:value="513" calcext:value-type="float">
            <text:p>513</text:p>
          </table:table-cell>
          <table:table-cell office:value-type="float" office:value="1.57301700115204" calcext:value-type="float">
            <text:p>1.5730170012</text:p>
          </table:table-cell>
        </table:table-row>
        <table:table-row table:style-name="ro1">
          <table:table-cell office:value-type="float" office:value="1555610704.32078" calcext:value-type="float">
            <text:p>1555610704.32078</text:p>
          </table:table-cell>
          <table:table-cell office:value-type="float" office:value="514" calcext:value-type="float">
            <text:p>514</text:p>
          </table:table-cell>
          <table:table-cell office:value-type="float" office:value="1.57220613956451" calcext:value-type="float">
            <text:p>1.5722061396</text:p>
          </table:table-cell>
        </table:table-row>
        <table:table-row table:style-name="ro1">
          <table:table-cell office:value-type="float" office:value="1555610775.78535" calcext:value-type="float">
            <text:p>1555610775.78535</text:p>
          </table:table-cell>
          <table:table-cell office:value-type="float" office:value="515" calcext:value-type="float">
            <text:p>515</text:p>
          </table:table-cell>
          <table:table-cell office:value-type="float" office:value="1.57068574428558" calcext:value-type="float">
            <text:p>1.5706857443</text:p>
          </table:table-cell>
        </table:table-row>
        <table:table-row table:style-name="ro1">
          <table:table-cell office:value-type="float" office:value="1555610846.71142" calcext:value-type="float">
            <text:p>1555610846.71142</text:p>
          </table:table-cell>
          <table:table-cell office:value-type="float" office:value="516" calcext:value-type="float">
            <text:p>516</text:p>
          </table:table-cell>
          <table:table-cell office:value-type="float" office:value="1.57068252563477" calcext:value-type="float">
            <text:p>1.5706825256</text:p>
          </table:table-cell>
        </table:table-row>
        <table:table-row table:style-name="ro1">
          <table:table-cell office:value-type="float" office:value="1555610918.14657" calcext:value-type="float">
            <text:p>1555610918.14657</text:p>
          </table:table-cell>
          <table:table-cell office:value-type="float" office:value="517" calcext:value-type="float">
            <text:p>517</text:p>
          </table:table-cell>
          <table:table-cell office:value-type="float" office:value="1.57353711128235" calcext:value-type="float">
            <text:p>1.5735371113</text:p>
          </table:table-cell>
        </table:table-row>
        <table:table-row table:style-name="ro1">
          <table:table-cell office:value-type="float" office:value="1555610989.43114" calcext:value-type="float">
            <text:p>1555610989.43114</text:p>
          </table:table-cell>
          <table:table-cell office:value-type="float" office:value="518" calcext:value-type="float">
            <text:p>518</text:p>
          </table:table-cell>
          <table:table-cell office:value-type="float" office:value="1.57192766666412" calcext:value-type="float">
            <text:p>1.5719276667</text:p>
          </table:table-cell>
        </table:table-row>
        <table:table-row table:style-name="ro1">
          <table:table-cell office:value-type="float" office:value="1555611060.8938" calcext:value-type="float">
            <text:p>1555611060.8938</text:p>
          </table:table-cell>
          <table:table-cell office:value-type="float" office:value="519" calcext:value-type="float">
            <text:p>519</text:p>
          </table:table-cell>
          <table:table-cell office:value-type="float" office:value="1.57112336158752" calcext:value-type="float">
            <text:p>1.5711233616</text:p>
          </table:table-cell>
        </table:table-row>
        <table:table-row table:style-name="ro1">
          <table:table-cell office:value-type="float" office:value="1555611132.45949" calcext:value-type="float">
            <text:p>1555611132.45949</text:p>
          </table:table-cell>
          <table:table-cell office:value-type="float" office:value="520" calcext:value-type="float">
            <text:p>520</text:p>
          </table:table-cell>
          <table:table-cell office:value-type="float" office:value="1.57119452953339" calcext:value-type="float">
            <text:p>1.5711945295</text:p>
          </table:table-cell>
        </table:table-row>
        <table:table-row table:style-name="ro1">
          <table:table-cell office:value-type="float" office:value="1555611203.73454" calcext:value-type="float">
            <text:p>1555611203.73454</text:p>
          </table:table-cell>
          <table:table-cell office:value-type="float" office:value="521" calcext:value-type="float">
            <text:p>521</text:p>
          </table:table-cell>
          <table:table-cell office:value-type="float" office:value="1.57176899909973" calcext:value-type="float">
            <text:p>1.5717689991</text:p>
          </table:table-cell>
        </table:table-row>
        <table:table-row table:style-name="ro1">
          <table:table-cell office:value-type="float" office:value="1555611275.41881" calcext:value-type="float">
            <text:p>1555611275.41881</text:p>
          </table:table-cell>
          <table:table-cell office:value-type="float" office:value="522" calcext:value-type="float">
            <text:p>522</text:p>
          </table:table-cell>
          <table:table-cell office:value-type="float" office:value="1.5716187953949" calcext:value-type="float">
            <text:p>1.5716187954</text:p>
          </table:table-cell>
        </table:table-row>
        <table:table-row table:style-name="ro1">
          <table:table-cell office:value-type="float" office:value="1555611346.67357" calcext:value-type="float">
            <text:p>1555611346.67357</text:p>
          </table:table-cell>
          <table:table-cell office:value-type="float" office:value="523" calcext:value-type="float">
            <text:p>523</text:p>
          </table:table-cell>
          <table:table-cell office:value-type="float" office:value="1.57100164890289" calcext:value-type="float">
            <text:p>1.5710016489</text:p>
          </table:table-cell>
        </table:table-row>
        <table:table-row table:style-name="ro1">
          <table:table-cell office:value-type="float" office:value="1555611418.30667" calcext:value-type="float">
            <text:p>1555611418.30667</text:p>
          </table:table-cell>
          <table:table-cell office:value-type="float" office:value="524" calcext:value-type="float">
            <text:p>524</text:p>
          </table:table-cell>
          <table:table-cell office:value-type="float" office:value="1.57048785686493" calcext:value-type="float">
            <text:p>1.5704878569</text:p>
          </table:table-cell>
        </table:table-row>
        <table:table-row table:style-name="ro1">
          <table:table-cell office:value-type="float" office:value="1555611490.02082" calcext:value-type="float">
            <text:p>1555611490.02082</text:p>
          </table:table-cell>
          <table:table-cell office:value-type="float" office:value="525" calcext:value-type="float">
            <text:p>525</text:p>
          </table:table-cell>
          <table:table-cell office:value-type="float" office:value="1.57279932498932" calcext:value-type="float">
            <text:p>1.572799325</text:p>
          </table:table-cell>
        </table:table-row>
        <table:table-row table:style-name="ro1">
          <table:table-cell office:value-type="float" office:value="1555611561.2936" calcext:value-type="float">
            <text:p>1555611561.2936</text:p>
          </table:table-cell>
          <table:table-cell office:value-type="float" office:value="526" calcext:value-type="float">
            <text:p>526</text:p>
          </table:table-cell>
          <table:table-cell office:value-type="float" office:value="1.57001841068268" calcext:value-type="float">
            <text:p>1.5700184107</text:p>
          </table:table-cell>
        </table:table-row>
        <table:table-row table:style-name="ro1">
          <table:table-cell office:value-type="float" office:value="1555611632.76959" calcext:value-type="float">
            <text:p>1555611632.76959</text:p>
          </table:table-cell>
          <table:table-cell office:value-type="float" office:value="527" calcext:value-type="float">
            <text:p>527</text:p>
          </table:table-cell>
          <table:table-cell office:value-type="float" office:value="1.57127177715302" calcext:value-type="float">
            <text:p>1.5712717772</text:p>
          </table:table-cell>
        </table:table-row>
        <table:table-row table:style-name="ro1">
          <table:table-cell office:value-type="float" office:value="1555611704.80511" calcext:value-type="float">
            <text:p>1555611704.80511</text:p>
          </table:table-cell>
          <table:table-cell office:value-type="float" office:value="528" calcext:value-type="float">
            <text:p>528</text:p>
          </table:table-cell>
          <table:table-cell office:value-type="float" office:value="1.57008063793182" calcext:value-type="float">
            <text:p>1.5700806379</text:p>
          </table:table-cell>
        </table:table-row>
        <table:table-row table:style-name="ro1">
          <table:table-cell office:value-type="float" office:value="1555611777.28641" calcext:value-type="float">
            <text:p>1555611777.28641</text:p>
          </table:table-cell>
          <table:table-cell office:value-type="float" office:value="529" calcext:value-type="float">
            <text:p>529</text:p>
          </table:table-cell>
          <table:table-cell office:value-type="float" office:value="1.57111072540283" calcext:value-type="float">
            <text:p>1.5711107254</text:p>
          </table:table-cell>
        </table:table-row>
        <table:table-row table:style-name="ro1">
          <table:table-cell office:value-type="float" office:value="1555611849.01381" calcext:value-type="float">
            <text:p>1555611849.01381</text:p>
          </table:table-cell>
          <table:table-cell office:value-type="float" office:value="530" calcext:value-type="float">
            <text:p>530</text:p>
          </table:table-cell>
          <table:table-cell office:value-type="float" office:value="1.57194888591766" calcext:value-type="float">
            <text:p>1.5719488859</text:p>
          </table:table-cell>
        </table:table-row>
        <table:table-row table:style-name="ro1">
          <table:table-cell office:value-type="float" office:value="1555611922.23379" calcext:value-type="float">
            <text:p>1555611922.23379</text:p>
          </table:table-cell>
          <table:table-cell office:value-type="float" office:value="531" calcext:value-type="float">
            <text:p>531</text:p>
          </table:table-cell>
          <table:table-cell office:value-type="float" office:value="1.57113218307495" calcext:value-type="float">
            <text:p>1.5711321831</text:p>
          </table:table-cell>
        </table:table-row>
        <table:table-row table:style-name="ro1">
          <table:table-cell office:value-type="float" office:value="1555611995.43976" calcext:value-type="float">
            <text:p>1555611995.43976</text:p>
          </table:table-cell>
          <table:table-cell office:value-type="float" office:value="532" calcext:value-type="float">
            <text:p>532</text:p>
          </table:table-cell>
          <table:table-cell office:value-type="float" office:value="1.5708429813385" calcext:value-type="float">
            <text:p>1.5708429813</text:p>
          </table:table-cell>
        </table:table-row>
        <table:table-row table:style-name="ro1">
          <table:table-cell office:value-type="float" office:value="1555612067.50242" calcext:value-type="float">
            <text:p>1555612067.50242</text:p>
          </table:table-cell>
          <table:table-cell office:value-type="float" office:value="533" calcext:value-type="float">
            <text:p>533</text:p>
          </table:table-cell>
          <table:table-cell office:value-type="float" office:value="1.57199490070343" calcext:value-type="float">
            <text:p>1.5719949007</text:p>
          </table:table-cell>
        </table:table-row>
        <table:table-row table:style-name="ro1">
          <table:table-cell office:value-type="float" office:value="1555612140.45868" calcext:value-type="float">
            <text:p>1555612140.45868</text:p>
          </table:table-cell>
          <table:table-cell office:value-type="float" office:value="534" calcext:value-type="float">
            <text:p>534</text:p>
          </table:table-cell>
          <table:table-cell office:value-type="float" office:value="1.57337439060211" calcext:value-type="float">
            <text:p>1.5733743906</text:p>
          </table:table-cell>
        </table:table-row>
        <table:table-row table:style-name="ro1">
          <table:table-cell office:value-type="float" office:value="1555612213.18192" calcext:value-type="float">
            <text:p>1555612213.18192</text:p>
          </table:table-cell>
          <table:table-cell office:value-type="float" office:value="535" calcext:value-type="float">
            <text:p>535</text:p>
          </table:table-cell>
          <table:table-cell office:value-type="float" office:value="1.57052218914032" calcext:value-type="float">
            <text:p>1.5705221891</text:p>
          </table:table-cell>
        </table:table-row>
        <table:table-row table:style-name="ro1">
          <table:table-cell office:value-type="float" office:value="1555612285.88744" calcext:value-type="float">
            <text:p>1555612285.88744</text:p>
          </table:table-cell>
          <table:table-cell office:value-type="float" office:value="536" calcext:value-type="float">
            <text:p>536</text:p>
          </table:table-cell>
          <table:table-cell office:value-type="float" office:value="1.5710768699646" calcext:value-type="float">
            <text:p>1.57107687</text:p>
          </table:table-cell>
        </table:table-row>
        <table:table-row table:style-name="ro1">
          <table:table-cell office:value-type="float" office:value="1555612357.68439" calcext:value-type="float">
            <text:p>1555612357.68439</text:p>
          </table:table-cell>
          <table:table-cell office:value-type="float" office:value="537" calcext:value-type="float">
            <text:p>537</text:p>
          </table:table-cell>
          <table:table-cell office:value-type="float" office:value="1.57121789455414" calcext:value-type="float">
            <text:p>1.5712178946</text:p>
          </table:table-cell>
        </table:table-row>
        <table:table-row table:style-name="ro1">
          <table:table-cell office:value-type="float" office:value="1555612429.01983" calcext:value-type="float">
            <text:p>1555612429.01983</text:p>
          </table:table-cell>
          <table:table-cell office:value-type="float" office:value="538" calcext:value-type="float">
            <text:p>538</text:p>
          </table:table-cell>
          <table:table-cell office:value-type="float" office:value="1.57087695598602" calcext:value-type="float">
            <text:p>1.570876956</text:p>
          </table:table-cell>
        </table:table-row>
        <table:table-row table:style-name="ro1">
          <table:table-cell office:value-type="float" office:value="1555612502.17389" calcext:value-type="float">
            <text:p>1555612502.17389</text:p>
          </table:table-cell>
          <table:table-cell office:value-type="float" office:value="539" calcext:value-type="float">
            <text:p>539</text:p>
          </table:table-cell>
          <table:table-cell office:value-type="float" office:value="1.57227730751038" calcext:value-type="float">
            <text:p>1.5722773075</text:p>
          </table:table-cell>
        </table:table-row>
        <table:table-row table:style-name="ro1">
          <table:table-cell office:value-type="float" office:value="1555612574.99253" calcext:value-type="float">
            <text:p>1555612574.99253</text:p>
          </table:table-cell>
          <table:table-cell office:value-type="float" office:value="540" calcext:value-type="float">
            <text:p>540</text:p>
          </table:table-cell>
          <table:table-cell office:value-type="float" office:value="1.57216918468475" calcext:value-type="float">
            <text:p>1.5721691847</text:p>
          </table:table-cell>
        </table:table-row>
        <table:table-row table:style-name="ro1">
          <table:table-cell office:value-type="float" office:value="1555612648.02214" calcext:value-type="float">
            <text:p>1555612648.02214</text:p>
          </table:table-cell>
          <table:table-cell office:value-type="float" office:value="541" calcext:value-type="float">
            <text:p>541</text:p>
          </table:table-cell>
          <table:table-cell office:value-type="float" office:value="1.5707038640976" calcext:value-type="float">
            <text:p>1.5707038641</text:p>
          </table:table-cell>
        </table:table-row>
        <table:table-row table:style-name="ro1">
          <table:table-cell office:value-type="float" office:value="1555612720.04291" calcext:value-type="float">
            <text:p>1555612720.04291</text:p>
          </table:table-cell>
          <table:table-cell office:value-type="float" office:value="542" calcext:value-type="float">
            <text:p>542</text:p>
          </table:table-cell>
          <table:table-cell office:value-type="float" office:value="1.56953370571136" calcext:value-type="float">
            <text:p>1.5695337057</text:p>
          </table:table-cell>
        </table:table-row>
        <table:table-row table:style-name="ro1">
          <table:table-cell office:value-type="float" office:value="1555612791.18433" calcext:value-type="float">
            <text:p>1555612791.18433</text:p>
          </table:table-cell>
          <table:table-cell office:value-type="float" office:value="543" calcext:value-type="float">
            <text:p>543</text:p>
          </table:table-cell>
          <table:table-cell office:value-type="float" office:value="1.57136166095734" calcext:value-type="float">
            <text:p>1.571361661</text:p>
          </table:table-cell>
        </table:table-row>
        <table:table-row table:style-name="ro1">
          <table:table-cell office:value-type="float" office:value="1555612862.38559" calcext:value-type="float">
            <text:p>1555612862.38559</text:p>
          </table:table-cell>
          <table:table-cell office:value-type="float" office:value="544" calcext:value-type="float">
            <text:p>544</text:p>
          </table:table-cell>
          <table:table-cell office:value-type="float" office:value="1.57206857204437" calcext:value-type="float">
            <text:p>1.572068572</text:p>
          </table:table-cell>
        </table:table-row>
        <table:table-row table:style-name="ro1">
          <table:table-cell office:value-type="float" office:value="1555612933.61955" calcext:value-type="float">
            <text:p>1555612933.61955</text:p>
          </table:table-cell>
          <table:table-cell office:value-type="float" office:value="545" calcext:value-type="float">
            <text:p>545</text:p>
          </table:table-cell>
          <table:table-cell office:value-type="float" office:value="1.56998598575592" calcext:value-type="float">
            <text:p>1.5699859858</text:p>
          </table:table-cell>
        </table:table-row>
        <table:table-row table:style-name="ro1">
          <table:table-cell office:value-type="float" office:value="1555613005.0187" calcext:value-type="float">
            <text:p>1555613005.0187</text:p>
          </table:table-cell>
          <table:table-cell office:value-type="float" office:value="546" calcext:value-type="float">
            <text:p>546</text:p>
          </table:table-cell>
          <table:table-cell office:value-type="float" office:value="1.57156002521515" calcext:value-type="float">
            <text:p>1.5715600252</text:p>
          </table:table-cell>
        </table:table-row>
        <table:table-row table:style-name="ro1">
          <table:table-cell office:value-type="float" office:value="1555613076.68974" calcext:value-type="float">
            <text:p>1555613076.68974</text:p>
          </table:table-cell>
          <table:table-cell office:value-type="float" office:value="547" calcext:value-type="float">
            <text:p>547</text:p>
          </table:table-cell>
          <table:table-cell office:value-type="float" office:value="1.57179653644562" calcext:value-type="float">
            <text:p>1.5717965364</text:p>
          </table:table-cell>
        </table:table-row>
        <table:table-row table:style-name="ro1">
          <table:table-cell office:value-type="float" office:value="1555613147.96319" calcext:value-type="float">
            <text:p>1555613147.96319</text:p>
          </table:table-cell>
          <table:table-cell office:value-type="float" office:value="548" calcext:value-type="float">
            <text:p>548</text:p>
          </table:table-cell>
          <table:table-cell office:value-type="float" office:value="1.5721173286438" calcext:value-type="float">
            <text:p>1.5721173286</text:p>
          </table:table-cell>
        </table:table-row>
        <table:table-row table:style-name="ro1">
          <table:table-cell office:value-type="float" office:value="1555613219.59067" calcext:value-type="float">
            <text:p>1555613219.59067</text:p>
          </table:table-cell>
          <table:table-cell office:value-type="float" office:value="549" calcext:value-type="float">
            <text:p>549</text:p>
          </table:table-cell>
          <table:table-cell office:value-type="float" office:value="1.56905269622803" calcext:value-type="float">
            <text:p>1.5690526962</text:p>
          </table:table-cell>
        </table:table-row>
        <table:table-row table:style-name="ro1">
          <table:table-cell office:value-type="float" office:value="1555613291.33705" calcext:value-type="float">
            <text:p>1555613291.33705</text:p>
          </table:table-cell>
          <table:table-cell office:value-type="float" office:value="550" calcext:value-type="float">
            <text:p>550</text:p>
          </table:table-cell>
          <table:table-cell office:value-type="float" office:value="1.57022881507874" calcext:value-type="float">
            <text:p>1.5702288151</text:p>
          </table:table-cell>
        </table:table-row>
        <table:table-row table:style-name="ro1">
          <table:table-cell office:value-type="float" office:value="1555613362.43748" calcext:value-type="float">
            <text:p>1555613362.43748</text:p>
          </table:table-cell>
          <table:table-cell office:value-type="float" office:value="551" calcext:value-type="float">
            <text:p>551</text:p>
          </table:table-cell>
          <table:table-cell office:value-type="float" office:value="1.57005476951599" calcext:value-type="float">
            <text:p>1.5700547695</text:p>
          </table:table-cell>
        </table:table-row>
        <table:table-row table:style-name="ro1">
          <table:table-cell office:value-type="float" office:value="1555613436.38559" calcext:value-type="float">
            <text:p>1555613436.38559</text:p>
          </table:table-cell>
          <table:table-cell office:value-type="float" office:value="552" calcext:value-type="float">
            <text:p>552</text:p>
          </table:table-cell>
          <table:table-cell office:value-type="float" office:value="1.57254385948181" calcext:value-type="float">
            <text:p>1.5725438595</text:p>
          </table:table-cell>
        </table:table-row>
        <table:table-row table:style-name="ro1">
          <table:table-cell office:value-type="float" office:value="1555613509.99286" calcext:value-type="float">
            <text:p>1555613509.99286</text:p>
          </table:table-cell>
          <table:table-cell office:value-type="float" office:value="553" calcext:value-type="float">
            <text:p>553</text:p>
          </table:table-cell>
          <table:table-cell office:value-type="float" office:value="1.56993818283081" calcext:value-type="float">
            <text:p>1.5699381828</text:p>
          </table:table-cell>
        </table:table-row>
        <table:table-row table:style-name="ro1">
          <table:table-cell office:value-type="float" office:value="1555613583.45102" calcext:value-type="float">
            <text:p>1555613583.45102</text:p>
          </table:table-cell>
          <table:table-cell office:value-type="float" office:value="554" calcext:value-type="float">
            <text:p>554</text:p>
          </table:table-cell>
          <table:table-cell office:value-type="float" office:value="1.57135915756226" calcext:value-type="float">
            <text:p>1.5713591576</text:p>
          </table:table-cell>
        </table:table-row>
        <table:table-row table:style-name="ro1">
          <table:table-cell office:value-type="float" office:value="1555613654.62561" calcext:value-type="float">
            <text:p>1555613654.62561</text:p>
          </table:table-cell>
          <table:table-cell office:value-type="float" office:value="555" calcext:value-type="float">
            <text:p>555</text:p>
          </table:table-cell>
          <table:table-cell office:value-type="float" office:value="1.57175946235657" calcext:value-type="float">
            <text:p>1.5717594624</text:p>
          </table:table-cell>
        </table:table-row>
        <table:table-row table:style-name="ro1">
          <table:table-cell office:value-type="float" office:value="1555613726.06728" calcext:value-type="float">
            <text:p>1555613726.06728</text:p>
          </table:table-cell>
          <table:table-cell office:value-type="float" office:value="556" calcext:value-type="float">
            <text:p>556</text:p>
          </table:table-cell>
          <table:table-cell office:value-type="float" office:value="1.57206785678864" calcext:value-type="float">
            <text:p>1.5720678568</text:p>
          </table:table-cell>
        </table:table-row>
        <table:table-row table:style-name="ro1">
          <table:table-cell office:value-type="float" office:value="1555613796.93457" calcext:value-type="float">
            <text:p>1555613796.93457</text:p>
          </table:table-cell>
          <table:table-cell office:value-type="float" office:value="557" calcext:value-type="float">
            <text:p>557</text:p>
          </table:table-cell>
          <table:table-cell office:value-type="float" office:value="1.57194006443024" calcext:value-type="float">
            <text:p>1.5719400644</text:p>
          </table:table-cell>
        </table:table-row>
        <table:table-row table:style-name="ro1">
          <table:table-cell office:value-type="float" office:value="1555613868.57046" calcext:value-type="float">
            <text:p>1555613868.57046</text:p>
          </table:table-cell>
          <table:table-cell office:value-type="float" office:value="558" calcext:value-type="float">
            <text:p>558</text:p>
          </table:table-cell>
          <table:table-cell office:value-type="float" office:value="1.57047629356384" calcext:value-type="float">
            <text:p>1.5704762936</text:p>
          </table:table-cell>
        </table:table-row>
        <table:table-row table:style-name="ro1">
          <table:table-cell office:value-type="float" office:value="1555613940.09525" calcext:value-type="float">
            <text:p>1555613940.09525</text:p>
          </table:table-cell>
          <table:table-cell office:value-type="float" office:value="559" calcext:value-type="float">
            <text:p>559</text:p>
          </table:table-cell>
          <table:table-cell office:value-type="float" office:value="1.57022321224213" calcext:value-type="float">
            <text:p>1.5702232122</text:p>
          </table:table-cell>
        </table:table-row>
        <table:table-row table:style-name="ro1">
          <table:table-cell office:value-type="float" office:value="1555614011.50348" calcext:value-type="float">
            <text:p>1555614011.50348</text:p>
          </table:table-cell>
          <table:table-cell office:value-type="float" office:value="560" calcext:value-type="float">
            <text:p>560</text:p>
          </table:table-cell>
          <table:table-cell office:value-type="float" office:value="1.57077610492706" calcext:value-type="float">
            <text:p>1.5707761049</text:p>
          </table:table-cell>
        </table:table-row>
        <table:table-row table:style-name="ro1">
          <table:table-cell office:value-type="float" office:value="1555614083.09203" calcext:value-type="float">
            <text:p>1555614083.09203</text:p>
          </table:table-cell>
          <table:table-cell office:value-type="float" office:value="561" calcext:value-type="float">
            <text:p>561</text:p>
          </table:table-cell>
          <table:table-cell office:value-type="float" office:value="1.5705052614212" calcext:value-type="float">
            <text:p>1.5705052614</text:p>
          </table:table-cell>
        </table:table-row>
        <table:table-row table:style-name="ro1">
          <table:table-cell office:value-type="float" office:value="1555614154.31618" calcext:value-type="float">
            <text:p>1555614154.31618</text:p>
          </table:table-cell>
          <table:table-cell office:value-type="float" office:value="562" calcext:value-type="float">
            <text:p>562</text:p>
          </table:table-cell>
          <table:table-cell office:value-type="float" office:value="1.57117033004761" calcext:value-type="float">
            <text:p>1.57117033</text:p>
          </table:table-cell>
        </table:table-row>
        <table:table-row table:style-name="ro1">
          <table:table-cell office:value-type="float" office:value="1555614226.27781" calcext:value-type="float">
            <text:p>1555614226.27781</text:p>
          </table:table-cell>
          <table:table-cell office:value-type="float" office:value="563" calcext:value-type="float">
            <text:p>563</text:p>
          </table:table-cell>
          <table:table-cell office:value-type="float" office:value="1.5705144405365" calcext:value-type="float">
            <text:p>1.5705144405</text:p>
          </table:table-cell>
        </table:table-row>
        <table:table-row table:style-name="ro1">
          <table:table-cell office:value-type="float" office:value="1555614297.46616" calcext:value-type="float">
            <text:p>1555614297.46616</text:p>
          </table:table-cell>
          <table:table-cell office:value-type="float" office:value="564" calcext:value-type="float">
            <text:p>564</text:p>
          </table:table-cell>
          <table:table-cell office:value-type="float" office:value="1.57169795036316" calcext:value-type="float">
            <text:p>1.5716979504</text:p>
          </table:table-cell>
        </table:table-row>
        <table:table-row table:style-name="ro1">
          <table:table-cell office:value-type="float" office:value="1555614369.29176" calcext:value-type="float">
            <text:p>1555614369.29176</text:p>
          </table:table-cell>
          <table:table-cell office:value-type="float" office:value="565" calcext:value-type="float">
            <text:p>565</text:p>
          </table:table-cell>
          <table:table-cell office:value-type="float" office:value="1.57166373729706" calcext:value-type="float">
            <text:p>1.5716637373</text:p>
          </table:table-cell>
        </table:table-row>
        <table:table-row table:style-name="ro1">
          <table:table-cell office:value-type="float" office:value="1555614441.01189" calcext:value-type="float">
            <text:p>1555614441.01189</text:p>
          </table:table-cell>
          <table:table-cell office:value-type="float" office:value="566" calcext:value-type="float">
            <text:p>566</text:p>
          </table:table-cell>
          <table:table-cell office:value-type="float" office:value="1.57013833522797" calcext:value-type="float">
            <text:p>1.5701383352</text:p>
          </table:table-cell>
        </table:table-row>
        <table:table-row table:style-name="ro1">
          <table:table-cell office:value-type="float" office:value="1555614512.2521" calcext:value-type="float">
            <text:p>1555614512.2521</text:p>
          </table:table-cell>
          <table:table-cell office:value-type="float" office:value="567" calcext:value-type="float">
            <text:p>567</text:p>
          </table:table-cell>
          <table:table-cell office:value-type="float" office:value="1.57187116146088" calcext:value-type="float">
            <text:p>1.5718711615</text:p>
          </table:table-cell>
        </table:table-row>
        <table:table-row table:style-name="ro1">
          <table:table-cell office:value-type="float" office:value="1555614584.36254" calcext:value-type="float">
            <text:p>1555614584.36254</text:p>
          </table:table-cell>
          <table:table-cell office:value-type="float" office:value="568" calcext:value-type="float">
            <text:p>568</text:p>
          </table:table-cell>
          <table:table-cell office:value-type="float" office:value="1.56973779201508" calcext:value-type="float">
            <text:p>1.569737792</text:p>
          </table:table-cell>
        </table:table-row>
        <table:table-row table:style-name="ro1">
          <table:table-cell office:value-type="float" office:value="1555614655.61265" calcext:value-type="float">
            <text:p>1555614655.61265</text:p>
          </table:table-cell>
          <table:table-cell office:value-type="float" office:value="569" calcext:value-type="float">
            <text:p>569</text:p>
          </table:table-cell>
          <table:table-cell office:value-type="float" office:value="1.57045757770538" calcext:value-type="float">
            <text:p>1.5704575777</text:p>
          </table:table-cell>
        </table:table-row>
        <table:table-row table:style-name="ro1">
          <table:table-cell office:value-type="float" office:value="1555614727.45665" calcext:value-type="float">
            <text:p>1555614727.45665</text:p>
          </table:table-cell>
          <table:table-cell office:value-type="float" office:value="570" calcext:value-type="float">
            <text:p>570</text:p>
          </table:table-cell>
          <table:table-cell office:value-type="float" office:value="1.57096254825592" calcext:value-type="float">
            <text:p>1.5709625483</text:p>
          </table:table-cell>
        </table:table-row>
        <table:table-row table:style-name="ro1">
          <table:table-cell office:value-type="float" office:value="1555614798.59383" calcext:value-type="float">
            <text:p>1555614798.59383</text:p>
          </table:table-cell>
          <table:table-cell office:value-type="float" office:value="571" calcext:value-type="float">
            <text:p>571</text:p>
          </table:table-cell>
          <table:table-cell office:value-type="float" office:value="1.57084834575653" calcext:value-type="float">
            <text:p>1.5708483458</text:p>
          </table:table-cell>
        </table:table-row>
        <table:table-row table:style-name="ro1">
          <table:table-cell office:value-type="float" office:value="1555614870.28895" calcext:value-type="float">
            <text:p>1555614870.28895</text:p>
          </table:table-cell>
          <table:table-cell office:value-type="float" office:value="572" calcext:value-type="float">
            <text:p>572</text:p>
          </table:table-cell>
          <table:table-cell office:value-type="float" office:value="1.57131457328796" calcext:value-type="float">
            <text:p>1.5713145733</text:p>
          </table:table-cell>
        </table:table-row>
        <table:table-row table:style-name="ro1">
          <table:table-cell office:value-type="float" office:value="1555614941.79006" calcext:value-type="float">
            <text:p>1555614941.79006</text:p>
          </table:table-cell>
          <table:table-cell office:value-type="float" office:value="573" calcext:value-type="float">
            <text:p>573</text:p>
          </table:table-cell>
          <table:table-cell office:value-type="float" office:value="1.57241952419281" calcext:value-type="float">
            <text:p>1.5724195242</text:p>
          </table:table-cell>
        </table:table-row>
        <table:table-row table:style-name="ro1">
          <table:table-cell office:value-type="float" office:value="1555615013.9399" calcext:value-type="float">
            <text:p>1555615013.9399</text:p>
          </table:table-cell>
          <table:table-cell office:value-type="float" office:value="574" calcext:value-type="float">
            <text:p>574</text:p>
          </table:table-cell>
          <table:table-cell office:value-type="float" office:value="1.57131814956665" calcext:value-type="float">
            <text:p>1.5713181496</text:p>
          </table:table-cell>
        </table:table-row>
        <table:table-row table:style-name="ro1">
          <table:table-cell office:value-type="float" office:value="1555615085.67634" calcext:value-type="float">
            <text:p>1555615085.67634</text:p>
          </table:table-cell>
          <table:table-cell office:value-type="float" office:value="575" calcext:value-type="float">
            <text:p>575</text:p>
          </table:table-cell>
          <table:table-cell office:value-type="float" office:value="1.57100188732147" calcext:value-type="float">
            <text:p>1.5710018873</text:p>
          </table:table-cell>
        </table:table-row>
        <table:table-row table:style-name="ro1">
          <table:table-cell office:value-type="float" office:value="1555615159.10076" calcext:value-type="float">
            <text:p>1555615159.10076</text:p>
          </table:table-cell>
          <table:table-cell office:value-type="float" office:value="576" calcext:value-type="float">
            <text:p>576</text:p>
          </table:table-cell>
          <table:table-cell office:value-type="float" office:value="1.57277691364288" calcext:value-type="float">
            <text:p>1.5727769136</text:p>
          </table:table-cell>
        </table:table-row>
        <table:table-row table:style-name="ro1">
          <table:table-cell office:value-type="float" office:value="1555615231.55236" calcext:value-type="float">
            <text:p>1555615231.55236</text:p>
          </table:table-cell>
          <table:table-cell office:value-type="float" office:value="577" calcext:value-type="float">
            <text:p>577</text:p>
          </table:table-cell>
          <table:table-cell office:value-type="float" office:value="1.57251346111298" calcext:value-type="float">
            <text:p>1.5725134611</text:p>
          </table:table-cell>
        </table:table-row>
        <table:table-row table:style-name="ro1">
          <table:table-cell office:value-type="float" office:value="1555615302.56621" calcext:value-type="float">
            <text:p>1555615302.56621</text:p>
          </table:table-cell>
          <table:table-cell office:value-type="float" office:value="578" calcext:value-type="float">
            <text:p>578</text:p>
          </table:table-cell>
          <table:table-cell office:value-type="float" office:value="1.57477843761444" calcext:value-type="float">
            <text:p>1.5747784376</text:p>
          </table:table-cell>
        </table:table-row>
        <table:table-row table:style-name="ro1">
          <table:table-cell office:value-type="float" office:value="1555615374.29695" calcext:value-type="float">
            <text:p>1555615374.29695</text:p>
          </table:table-cell>
          <table:table-cell office:value-type="float" office:value="579" calcext:value-type="float">
            <text:p>579</text:p>
          </table:table-cell>
          <table:table-cell office:value-type="float" office:value="1.57064044475555" calcext:value-type="float">
            <text:p>1.5706404448</text:p>
          </table:table-cell>
        </table:table-row>
        <table:table-row table:style-name="ro1">
          <table:table-cell office:value-type="float" office:value="1555615445.88461" calcext:value-type="float">
            <text:p>1555615445.88461</text:p>
          </table:table-cell>
          <table:table-cell office:value-type="float" office:value="580" calcext:value-type="float">
            <text:p>580</text:p>
          </table:table-cell>
          <table:table-cell office:value-type="float" office:value="1.57289040088654" calcext:value-type="float">
            <text:p>1.5728904009</text:p>
          </table:table-cell>
        </table:table-row>
        <table:table-row table:style-name="ro1">
          <table:table-cell office:value-type="float" office:value="1555615518.42132" calcext:value-type="float">
            <text:p>1555615518.42132</text:p>
          </table:table-cell>
          <table:table-cell office:value-type="float" office:value="581" calcext:value-type="float">
            <text:p>581</text:p>
          </table:table-cell>
          <table:table-cell office:value-type="float" office:value="1.57028710842133" calcext:value-type="float">
            <text:p>1.5702871084</text:p>
          </table:table-cell>
        </table:table-row>
        <table:table-row table:style-name="ro1">
          <table:table-cell office:value-type="float" office:value="1555615590.38682" calcext:value-type="float">
            <text:p>1555615590.38682</text:p>
          </table:table-cell>
          <table:table-cell office:value-type="float" office:value="582" calcext:value-type="float">
            <text:p>582</text:p>
          </table:table-cell>
          <table:table-cell office:value-type="float" office:value="1.5712308883667" calcext:value-type="float">
            <text:p>1.5712308884</text:p>
          </table:table-cell>
        </table:table-row>
        <table:table-row table:style-name="ro1">
          <table:table-cell office:value-type="float" office:value="1555615663.04502" calcext:value-type="float">
            <text:p>1555615663.04502</text:p>
          </table:table-cell>
          <table:table-cell office:value-type="float" office:value="583" calcext:value-type="float">
            <text:p>583</text:p>
          </table:table-cell>
          <table:table-cell office:value-type="float" office:value="1.57187592983246" calcext:value-type="float">
            <text:p>1.5718759298</text:p>
          </table:table-cell>
        </table:table-row>
        <table:table-row table:style-name="ro1">
          <table:table-cell office:value-type="float" office:value="1555615735.65224" calcext:value-type="float">
            <text:p>1555615735.65224</text:p>
          </table:table-cell>
          <table:table-cell office:value-type="float" office:value="584" calcext:value-type="float">
            <text:p>584</text:p>
          </table:table-cell>
          <table:table-cell office:value-type="float" office:value="1.56996250152588" calcext:value-type="float">
            <text:p>1.5699625015</text:p>
          </table:table-cell>
        </table:table-row>
        <table:table-row table:style-name="ro1">
          <table:table-cell office:value-type="float" office:value="1555615810.58301" calcext:value-type="float">
            <text:p>1555615810.58301</text:p>
          </table:table-cell>
          <table:table-cell office:value-type="float" office:value="585" calcext:value-type="float">
            <text:p>585</text:p>
          </table:table-cell>
          <table:table-cell office:value-type="float" office:value="1.5702897310257" calcext:value-type="float">
            <text:p>1.570289731</text:p>
          </table:table-cell>
        </table:table-row>
        <table:table-row table:style-name="ro1">
          <table:table-cell office:value-type="float" office:value="1555615883.94891" calcext:value-type="float">
            <text:p>1555615883.94891</text:p>
          </table:table-cell>
          <table:table-cell office:value-type="float" office:value="586" calcext:value-type="float">
            <text:p>586</text:p>
          </table:table-cell>
          <table:table-cell office:value-type="float" office:value="1.57122051715851" calcext:value-type="float">
            <text:p>1.5712205172</text:p>
          </table:table-cell>
        </table:table-row>
        <table:table-row table:style-name="ro1">
          <table:table-cell office:value-type="float" office:value="1555615961.57117" calcext:value-type="float">
            <text:p>1555615961.57117</text:p>
          </table:table-cell>
          <table:table-cell office:value-type="float" office:value="587" calcext:value-type="float">
            <text:p>587</text:p>
          </table:table-cell>
          <table:table-cell office:value-type="float" office:value="1.57051575183868" calcext:value-type="float">
            <text:p>1.5705157518</text:p>
          </table:table-cell>
        </table:table-row>
        <table:table-row table:style-name="ro1">
          <table:table-cell office:value-type="float" office:value="1555616038.61634" calcext:value-type="float">
            <text:p>1555616038.61634</text:p>
          </table:table-cell>
          <table:table-cell office:value-type="float" office:value="588" calcext:value-type="float">
            <text:p>588</text:p>
          </table:table-cell>
          <table:table-cell office:value-type="float" office:value="1.57171070575714" calcext:value-type="float">
            <text:p>1.5717107058</text:p>
          </table:table-cell>
        </table:table-row>
        <table:table-row table:style-name="ro1">
          <table:table-cell office:value-type="float" office:value="1555616115.6591" calcext:value-type="float">
            <text:p>1555616115.6591</text:p>
          </table:table-cell>
          <table:table-cell office:value-type="float" office:value="589" calcext:value-type="float">
            <text:p>589</text:p>
          </table:table-cell>
          <table:table-cell office:value-type="float" office:value="1.57191336154938" calcext:value-type="float">
            <text:p>1.5719133615</text:p>
          </table:table-cell>
        </table:table-row>
        <table:table-row table:style-name="ro1">
          <table:table-cell office:value-type="float" office:value="1555616193.64666" calcext:value-type="float">
            <text:p>1555616193.64666</text:p>
          </table:table-cell>
          <table:table-cell office:value-type="float" office:value="590" calcext:value-type="float">
            <text:p>590</text:p>
          </table:table-cell>
          <table:table-cell office:value-type="float" office:value="1.57080364227295" calcext:value-type="float">
            <text:p>1.5708036423</text:p>
          </table:table-cell>
        </table:table-row>
        <table:table-row table:style-name="ro1">
          <table:table-cell office:value-type="float" office:value="1555616265.41179" calcext:value-type="float">
            <text:p>1555616265.41179</text:p>
          </table:table-cell>
          <table:table-cell office:value-type="float" office:value="591" calcext:value-type="float">
            <text:p>591</text:p>
          </table:table-cell>
          <table:table-cell office:value-type="float" office:value="1.57126319408417" calcext:value-type="float">
            <text:p>1.5712631941</text:p>
          </table:table-cell>
        </table:table-row>
        <table:table-row table:style-name="ro1">
          <table:table-cell office:value-type="float" office:value="1555616337.00834" calcext:value-type="float">
            <text:p>1555616337.00834</text:p>
          </table:table-cell>
          <table:table-cell office:value-type="float" office:value="592" calcext:value-type="float">
            <text:p>592</text:p>
          </table:table-cell>
          <table:table-cell office:value-type="float" office:value="1.57139921188355" calcext:value-type="float">
            <text:p>1.5713992119</text:p>
          </table:table-cell>
        </table:table-row>
        <table:table-row table:style-name="ro1">
          <table:table-cell office:value-type="float" office:value="1555616408.19625" calcext:value-type="float">
            <text:p>1555616408.19625</text:p>
          </table:table-cell>
          <table:table-cell office:value-type="float" office:value="593" calcext:value-type="float">
            <text:p>593</text:p>
          </table:table-cell>
          <table:table-cell office:value-type="float" office:value="1.57101881504059" calcext:value-type="float">
            <text:p>1.571018815</text:p>
          </table:table-cell>
        </table:table-row>
        <table:table-row table:style-name="ro1">
          <table:table-cell office:value-type="float" office:value="1555616480.09893" calcext:value-type="float">
            <text:p>1555616480.09893</text:p>
          </table:table-cell>
          <table:table-cell office:value-type="float" office:value="594" calcext:value-type="float">
            <text:p>594</text:p>
          </table:table-cell>
          <table:table-cell office:value-type="float" office:value="1.57170879840851" calcext:value-type="float">
            <text:p>1.5717087984</text:p>
          </table:table-cell>
        </table:table-row>
        <table:table-row table:style-name="ro1">
          <table:table-cell office:value-type="float" office:value="1555616551.35984" calcext:value-type="float">
            <text:p>1555616551.35984</text:p>
          </table:table-cell>
          <table:table-cell office:value-type="float" office:value="595" calcext:value-type="float">
            <text:p>595</text:p>
          </table:table-cell>
          <table:table-cell office:value-type="float" office:value="1.57033288478851" calcext:value-type="float">
            <text:p>1.5703328848</text:p>
          </table:table-cell>
        </table:table-row>
        <table:table-row table:style-name="ro1">
          <table:table-cell office:value-type="float" office:value="1555616623.07389" calcext:value-type="float">
            <text:p>1555616623.07389</text:p>
          </table:table-cell>
          <table:table-cell office:value-type="float" office:value="596" calcext:value-type="float">
            <text:p>596</text:p>
          </table:table-cell>
          <table:table-cell office:value-type="float" office:value="1.57222378253937" calcext:value-type="float">
            <text:p>1.5722237825</text:p>
          </table:table-cell>
        </table:table-row>
        <table:table-row table:style-name="ro1">
          <table:table-cell office:value-type="float" office:value="1555616694.7702" calcext:value-type="float">
            <text:p>1555616694.7702</text:p>
          </table:table-cell>
          <table:table-cell office:value-type="float" office:value="597" calcext:value-type="float">
            <text:p>597</text:p>
          </table:table-cell>
          <table:table-cell office:value-type="float" office:value="1.57002794742584" calcext:value-type="float">
            <text:p>1.5700279474</text:p>
          </table:table-cell>
        </table:table-row>
        <table:table-row table:style-name="ro1">
          <table:table-cell office:value-type="float" office:value="1555616766.23336" calcext:value-type="float">
            <text:p>1555616766.23336</text:p>
          </table:table-cell>
          <table:table-cell office:value-type="float" office:value="598" calcext:value-type="float">
            <text:p>598</text:p>
          </table:table-cell>
          <table:table-cell office:value-type="float" office:value="1.57045137882233" calcext:value-type="float">
            <text:p>1.5704513788</text:p>
          </table:table-cell>
        </table:table-row>
        <table:table-row table:style-name="ro1">
          <table:table-cell office:value-type="float" office:value="1555616838.07683" calcext:value-type="float">
            <text:p>1555616838.07683</text:p>
          </table:table-cell>
          <table:table-cell office:value-type="float" office:value="599" calcext:value-type="float">
            <text:p>599</text:p>
          </table:table-cell>
          <table:table-cell office:value-type="float" office:value="1.5702817440033" calcext:value-type="float">
            <text:p>1.570281744</text:p>
          </table:table-cell>
        </table:table-row>
        <table:table-row table:style-name="ro1">
          <table:table-cell office:value-type="float" office:value="1555616909.38288" calcext:value-type="float">
            <text:p>1555616909.38288</text:p>
          </table:table-cell>
          <table:table-cell office:value-type="float" office:value="600" calcext:value-type="float">
            <text:p>600</text:p>
          </table:table-cell>
          <table:table-cell office:value-type="float" office:value="1.57007217407227" calcext:value-type="float">
            <text:p>1.5700721741</text:p>
          </table:table-cell>
        </table:table-row>
        <table:table-row table:style-name="ro1">
          <table:table-cell office:value-type="float" office:value="1555616980.58971" calcext:value-type="float">
            <text:p>1555616980.58971</text:p>
          </table:table-cell>
          <table:table-cell office:value-type="float" office:value="601" calcext:value-type="float">
            <text:p>601</text:p>
          </table:table-cell>
          <table:table-cell office:value-type="float" office:value="1.57108104228973" calcext:value-type="float">
            <text:p>1.5710810423</text:p>
          </table:table-cell>
        </table:table-row>
        <table:table-row table:style-name="ro1">
          <table:table-cell office:value-type="float" office:value="1555617051.96471" calcext:value-type="float">
            <text:p>1555617051.96471</text:p>
          </table:table-cell>
          <table:table-cell office:value-type="float" office:value="602" calcext:value-type="float">
            <text:p>602</text:p>
          </table:table-cell>
          <table:table-cell office:value-type="float" office:value="1.56881105899811" calcext:value-type="float">
            <text:p>1.568811059</text:p>
          </table:table-cell>
        </table:table-row>
        <table:table-row table:style-name="ro1">
          <table:table-cell office:value-type="float" office:value="1555617123.41949" calcext:value-type="float">
            <text:p>1555617123.41949</text:p>
          </table:table-cell>
          <table:table-cell office:value-type="float" office:value="603" calcext:value-type="float">
            <text:p>603</text:p>
          </table:table-cell>
          <table:table-cell office:value-type="float" office:value="1.5691739320755" calcext:value-type="float">
            <text:p>1.5691739321</text:p>
          </table:table-cell>
        </table:table-row>
        <table:table-row table:style-name="ro1">
          <table:table-cell office:value-type="float" office:value="1555617194.67117" calcext:value-type="float">
            <text:p>1555617194.67117</text:p>
          </table:table-cell>
          <table:table-cell office:value-type="float" office:value="604" calcext:value-type="float">
            <text:p>604</text:p>
          </table:table-cell>
          <table:table-cell office:value-type="float" office:value="1.57062494754791" calcext:value-type="float">
            <text:p>1.5706249475</text:p>
          </table:table-cell>
        </table:table-row>
        <table:table-row table:style-name="ro1">
          <table:table-cell office:value-type="float" office:value="1555617265.88858" calcext:value-type="float">
            <text:p>1555617265.88858</text:p>
          </table:table-cell>
          <table:table-cell office:value-type="float" office:value="605" calcext:value-type="float">
            <text:p>605</text:p>
          </table:table-cell>
          <table:table-cell office:value-type="float" office:value="1.56965148448944" calcext:value-type="float">
            <text:p>1.5696514845</text:p>
          </table:table-cell>
        </table:table-row>
        <table:table-row table:style-name="ro1">
          <table:table-cell office:value-type="float" office:value="1555617337.41417" calcext:value-type="float">
            <text:p>1555617337.41417</text:p>
          </table:table-cell>
          <table:table-cell office:value-type="float" office:value="606" calcext:value-type="float">
            <text:p>606</text:p>
          </table:table-cell>
          <table:table-cell office:value-type="float" office:value="1.57120478153229" calcext:value-type="float">
            <text:p>1.5712047815</text:p>
          </table:table-cell>
        </table:table-row>
        <table:table-row table:style-name="ro1">
          <table:table-cell office:value-type="float" office:value="1555617409.11832" calcext:value-type="float">
            <text:p>1555617409.11832</text:p>
          </table:table-cell>
          <table:table-cell office:value-type="float" office:value="607" calcext:value-type="float">
            <text:p>607</text:p>
          </table:table-cell>
          <table:table-cell office:value-type="float" office:value="1.56983947753906" calcext:value-type="float">
            <text:p>1.5698394775</text:p>
          </table:table-cell>
        </table:table-row>
        <table:table-row table:style-name="ro1">
          <table:table-cell office:value-type="float" office:value="1555617480.82905" calcext:value-type="float">
            <text:p>1555617480.82905</text:p>
          </table:table-cell>
          <table:table-cell office:value-type="float" office:value="608" calcext:value-type="float">
            <text:p>608</text:p>
          </table:table-cell>
          <table:table-cell office:value-type="float" office:value="1.57029402256012" calcext:value-type="float">
            <text:p>1.5702940226</text:p>
          </table:table-cell>
        </table:table-row>
        <table:table-row table:style-name="ro1">
          <table:table-cell office:value-type="float" office:value="1555617551.63145" calcext:value-type="float">
            <text:p>1555617551.63145</text:p>
          </table:table-cell>
          <table:table-cell office:value-type="float" office:value="609" calcext:value-type="float">
            <text:p>609</text:p>
          </table:table-cell>
          <table:table-cell office:value-type="float" office:value="1.56989288330078" calcext:value-type="float">
            <text:p>1.5698928833</text:p>
          </table:table-cell>
        </table:table-row>
        <table:table-row table:style-name="ro1">
          <table:table-cell office:value-type="float" office:value="1555617623.544" calcext:value-type="float">
            <text:p>1555617623.544</text:p>
          </table:table-cell>
          <table:table-cell office:value-type="float" office:value="610" calcext:value-type="float">
            <text:p>610</text:p>
          </table:table-cell>
          <table:table-cell office:value-type="float" office:value="1.56963384151459" calcext:value-type="float">
            <text:p>1.5696338415</text:p>
          </table:table-cell>
        </table:table-row>
        <table:table-row table:style-name="ro1">
          <table:table-cell office:value-type="float" office:value="1555617695.49888" calcext:value-type="float">
            <text:p>1555617695.49888</text:p>
          </table:table-cell>
          <table:table-cell office:value-type="float" office:value="611" calcext:value-type="float">
            <text:p>611</text:p>
          </table:table-cell>
          <table:table-cell office:value-type="float" office:value="1.57042646408081" calcext:value-type="float">
            <text:p>1.5704264641</text:p>
          </table:table-cell>
        </table:table-row>
        <table:table-row table:style-name="ro1">
          <table:table-cell office:value-type="float" office:value="1555617767.28866" calcext:value-type="float">
            <text:p>1555617767.28866</text:p>
          </table:table-cell>
          <table:table-cell office:value-type="float" office:value="612" calcext:value-type="float">
            <text:p>612</text:p>
          </table:table-cell>
          <table:table-cell office:value-type="float" office:value="1.56965637207031" calcext:value-type="float">
            <text:p>1.5696563721</text:p>
          </table:table-cell>
        </table:table-row>
        <table:table-row table:style-name="ro1">
          <table:table-cell office:value-type="float" office:value="1555617838.65604" calcext:value-type="float">
            <text:p>1555617838.65604</text:p>
          </table:table-cell>
          <table:table-cell office:value-type="float" office:value="613" calcext:value-type="float">
            <text:p>613</text:p>
          </table:table-cell>
          <table:table-cell office:value-type="float" office:value="1.57055294513702" calcext:value-type="float">
            <text:p>1.5705529451</text:p>
          </table:table-cell>
        </table:table-row>
        <table:table-row table:style-name="ro1">
          <table:table-cell office:value-type="float" office:value="1555617910.32757" calcext:value-type="float">
            <text:p>1555617910.32757</text:p>
          </table:table-cell>
          <table:table-cell office:value-type="float" office:value="614" calcext:value-type="float">
            <text:p>614</text:p>
          </table:table-cell>
          <table:table-cell office:value-type="float" office:value="1.5681746006012" calcext:value-type="float">
            <text:p>1.5681746006</text:p>
          </table:table-cell>
        </table:table-row>
        <table:table-row table:style-name="ro1">
          <table:table-cell office:value-type="float" office:value="1555617982.01208" calcext:value-type="float">
            <text:p>1555617982.01208</text:p>
          </table:table-cell>
          <table:table-cell office:value-type="float" office:value="615" calcext:value-type="float">
            <text:p>615</text:p>
          </table:table-cell>
          <table:table-cell office:value-type="float" office:value="1.56946837902069" calcext:value-type="float">
            <text:p>1.569468379</text:p>
          </table:table-cell>
        </table:table-row>
        <table:table-row table:style-name="ro1">
          <table:table-cell office:value-type="float" office:value="1555618053.01544" calcext:value-type="float">
            <text:p>1555618053.01544</text:p>
          </table:table-cell>
          <table:table-cell office:value-type="float" office:value="616" calcext:value-type="float">
            <text:p>616</text:p>
          </table:table-cell>
          <table:table-cell office:value-type="float" office:value="1.57008540630341" calcext:value-type="float">
            <text:p>1.5700854063</text:p>
          </table:table-cell>
        </table:table-row>
        <table:table-row table:style-name="ro1">
          <table:table-cell office:value-type="float" office:value="1555618124.43375" calcext:value-type="float">
            <text:p>1555618124.43375</text:p>
          </table:table-cell>
          <table:table-cell office:value-type="float" office:value="617" calcext:value-type="float">
            <text:p>617</text:p>
          </table:table-cell>
          <table:table-cell office:value-type="float" office:value="1.57051742076874" calcext:value-type="float">
            <text:p>1.5705174208</text:p>
          </table:table-cell>
        </table:table-row>
        <table:table-row table:style-name="ro1">
          <table:table-cell office:value-type="float" office:value="1555618196.04553" calcext:value-type="float">
            <text:p>1555618196.04553</text:p>
          </table:table-cell>
          <table:table-cell office:value-type="float" office:value="618" calcext:value-type="float">
            <text:p>618</text:p>
          </table:table-cell>
          <table:table-cell office:value-type="float" office:value="1.57015216350555" calcext:value-type="float">
            <text:p>1.5701521635</text:p>
          </table:table-cell>
        </table:table-row>
        <table:table-row table:style-name="ro1">
          <table:table-cell office:value-type="float" office:value="1555618267.32688" calcext:value-type="float">
            <text:p>1555618267.32688</text:p>
          </table:table-cell>
          <table:table-cell office:value-type="float" office:value="619" calcext:value-type="float">
            <text:p>619</text:p>
          </table:table-cell>
          <table:table-cell office:value-type="float" office:value="1.56984806060791" calcext:value-type="float">
            <text:p>1.5698480606</text:p>
          </table:table-cell>
        </table:table-row>
        <table:table-row table:style-name="ro1">
          <table:table-cell office:value-type="float" office:value="1555618338.30103" calcext:value-type="float">
            <text:p>1555618338.30103</text:p>
          </table:table-cell>
          <table:table-cell office:value-type="float" office:value="620" calcext:value-type="float">
            <text:p>620</text:p>
          </table:table-cell>
          <table:table-cell office:value-type="float" office:value="1.57007503509521" calcext:value-type="float">
            <text:p>1.5700750351</text:p>
          </table:table-cell>
        </table:table-row>
        <table:table-row table:style-name="ro1">
          <table:table-cell office:value-type="float" office:value="1555618409.57941" calcext:value-type="float">
            <text:p>1555618409.57941</text:p>
          </table:table-cell>
          <table:table-cell office:value-type="float" office:value="621" calcext:value-type="float">
            <text:p>621</text:p>
          </table:table-cell>
          <table:table-cell office:value-type="float" office:value="1.57089793682098" calcext:value-type="float">
            <text:p>1.5708979368</text:p>
          </table:table-cell>
        </table:table-row>
        <table:table-row table:style-name="ro1">
          <table:table-cell office:value-type="float" office:value="1555618480.82723" calcext:value-type="float">
            <text:p>1555618480.82723</text:p>
          </table:table-cell>
          <table:table-cell office:value-type="float" office:value="622" calcext:value-type="float">
            <text:p>622</text:p>
          </table:table-cell>
          <table:table-cell office:value-type="float" office:value="1.57005500793457" calcext:value-type="float">
            <text:p>1.5700550079</text:p>
          </table:table-cell>
        </table:table-row>
        <table:table-row table:style-name="ro1">
          <table:table-cell office:value-type="float" office:value="1555618552.32339" calcext:value-type="float">
            <text:p>1555618552.32339</text:p>
          </table:table-cell>
          <table:table-cell office:value-type="float" office:value="623" calcext:value-type="float">
            <text:p>623</text:p>
          </table:table-cell>
          <table:table-cell office:value-type="float" office:value="1.57053554058075" calcext:value-type="float">
            <text:p>1.5705355406</text:p>
          </table:table-cell>
        </table:table-row>
        <table:table-row table:style-name="ro1">
          <table:table-cell office:value-type="float" office:value="1555618623.9145" calcext:value-type="float">
            <text:p>1555618623.9145</text:p>
          </table:table-cell>
          <table:table-cell office:value-type="float" office:value="624" calcext:value-type="float">
            <text:p>624</text:p>
          </table:table-cell>
          <table:table-cell office:value-type="float" office:value="1.56996166706085" calcext:value-type="float">
            <text:p>1.5699616671</text:p>
          </table:table-cell>
        </table:table-row>
        <table:table-row table:style-name="ro1">
          <table:table-cell office:value-type="float" office:value="1555618695.27464" calcext:value-type="float">
            <text:p>1555618695.27464</text:p>
          </table:table-cell>
          <table:table-cell office:value-type="float" office:value="625" calcext:value-type="float">
            <text:p>625</text:p>
          </table:table-cell>
          <table:table-cell office:value-type="float" office:value="1.56838822364807" calcext:value-type="float">
            <text:p>1.5683882236</text:p>
          </table:table-cell>
        </table:table-row>
        <table:table-row table:style-name="ro1">
          <table:table-cell office:value-type="float" office:value="1555618766.93874" calcext:value-type="float">
            <text:p>1555618766.93874</text:p>
          </table:table-cell>
          <table:table-cell office:value-type="float" office:value="626" calcext:value-type="float">
            <text:p>626</text:p>
          </table:table-cell>
          <table:table-cell office:value-type="float" office:value="1.57149040699005" calcext:value-type="float">
            <text:p>1.571490407</text:p>
          </table:table-cell>
        </table:table-row>
        <table:table-row table:style-name="ro1">
          <table:table-cell office:value-type="float" office:value="1555618838.63918" calcext:value-type="float">
            <text:p>1555618838.63918</text:p>
          </table:table-cell>
          <table:table-cell office:value-type="float" office:value="627" calcext:value-type="float">
            <text:p>627</text:p>
          </table:table-cell>
          <table:table-cell office:value-type="float" office:value="1.57104730606079" calcext:value-type="float">
            <text:p>1.5710473061</text:p>
          </table:table-cell>
        </table:table-row>
        <table:table-row table:style-name="ro1">
          <table:table-cell office:value-type="float" office:value="1555618909.78133" calcext:value-type="float">
            <text:p>1555618909.78133</text:p>
          </table:table-cell>
          <table:table-cell office:value-type="float" office:value="628" calcext:value-type="float">
            <text:p>628</text:p>
          </table:table-cell>
          <table:table-cell office:value-type="float" office:value="1.57092750072479" calcext:value-type="float">
            <text:p>1.5709275007</text:p>
          </table:table-cell>
        </table:table-row>
        <table:table-row table:style-name="ro1">
          <table:table-cell office:value-type="float" office:value="1555618981.03066" calcext:value-type="float">
            <text:p>1555618981.03066</text:p>
          </table:table-cell>
          <table:table-cell office:value-type="float" office:value="629" calcext:value-type="float">
            <text:p>629</text:p>
          </table:table-cell>
          <table:table-cell office:value-type="float" office:value="1.56964874267578" calcext:value-type="float">
            <text:p>1.5696487427</text:p>
          </table:table-cell>
        </table:table-row>
        <table:table-row table:style-name="ro1">
          <table:table-cell office:value-type="float" office:value="1555619052.58342" calcext:value-type="float">
            <text:p>1555619052.58342</text:p>
          </table:table-cell>
          <table:table-cell office:value-type="float" office:value="630" calcext:value-type="float">
            <text:p>630</text:p>
          </table:table-cell>
          <table:table-cell office:value-type="float" office:value="1.56877458095551" calcext:value-type="float">
            <text:p>1.568774581</text:p>
          </table:table-cell>
        </table:table-row>
        <table:table-row table:style-name="ro1">
          <table:table-cell office:value-type="float" office:value="1555619123.8238" calcext:value-type="float">
            <text:p>1555619123.8238</text:p>
          </table:table-cell>
          <table:table-cell office:value-type="float" office:value="631" calcext:value-type="float">
            <text:p>631</text:p>
          </table:table-cell>
          <table:table-cell office:value-type="float" office:value="1.56990373134613" calcext:value-type="float">
            <text:p>1.5699037313</text:p>
          </table:table-cell>
        </table:table-row>
        <table:table-row table:style-name="ro1">
          <table:table-cell office:value-type="float" office:value="1555619195.11444" calcext:value-type="float">
            <text:p>1555619195.11444</text:p>
          </table:table-cell>
          <table:table-cell office:value-type="float" office:value="632" calcext:value-type="float">
            <text:p>632</text:p>
          </table:table-cell>
          <table:table-cell office:value-type="float" office:value="1.56920480728149" calcext:value-type="float">
            <text:p>1.5692048073</text:p>
          </table:table-cell>
        </table:table-row>
        <table:table-row table:style-name="ro1">
          <table:table-cell office:value-type="float" office:value="1555619265.96511" calcext:value-type="float">
            <text:p>1555619265.96511</text:p>
          </table:table-cell>
          <table:table-cell office:value-type="float" office:value="633" calcext:value-type="float">
            <text:p>633</text:p>
          </table:table-cell>
          <table:table-cell office:value-type="float" office:value="1.56857526302338" calcext:value-type="float">
            <text:p>1.568575263</text:p>
          </table:table-cell>
        </table:table-row>
        <table:table-row table:style-name="ro1">
          <table:table-cell office:value-type="float" office:value="1555619337.72076" calcext:value-type="float">
            <text:p>1555619337.72076</text:p>
          </table:table-cell>
          <table:table-cell office:value-type="float" office:value="634" calcext:value-type="float">
            <text:p>634</text:p>
          </table:table-cell>
          <table:table-cell office:value-type="float" office:value="1.57001733779907" calcext:value-type="float">
            <text:p>1.5700173378</text:p>
          </table:table-cell>
        </table:table-row>
        <table:table-row table:style-name="ro1">
          <table:table-cell office:value-type="float" office:value="1555619409.13609" calcext:value-type="float">
            <text:p>1555619409.13609</text:p>
          </table:table-cell>
          <table:table-cell office:value-type="float" office:value="635" calcext:value-type="float">
            <text:p>635</text:p>
          </table:table-cell>
          <table:table-cell office:value-type="float" office:value="1.56874740123749" calcext:value-type="float">
            <text:p>1.5687474012</text:p>
          </table:table-cell>
        </table:table-row>
        <table:table-row table:style-name="ro1">
          <table:table-cell office:value-type="float" office:value="1555619480.57519" calcext:value-type="float">
            <text:p>1555619480.57519</text:p>
          </table:table-cell>
          <table:table-cell office:value-type="float" office:value="636" calcext:value-type="float">
            <text:p>636</text:p>
          </table:table-cell>
          <table:table-cell office:value-type="float" office:value="1.57006752490997" calcext:value-type="float">
            <text:p>1.5700675249</text:p>
          </table:table-cell>
        </table:table-row>
        <table:table-row table:style-name="ro1">
          <table:table-cell office:value-type="float" office:value="1555619552.00772" calcext:value-type="float">
            <text:p>1555619552.00772</text:p>
          </table:table-cell>
          <table:table-cell office:value-type="float" office:value="637" calcext:value-type="float">
            <text:p>637</text:p>
          </table:table-cell>
          <table:table-cell office:value-type="float" office:value="1.5700740814209" calcext:value-type="float">
            <text:p>1.5700740814</text:p>
          </table:table-cell>
        </table:table-row>
        <table:table-row table:style-name="ro1">
          <table:table-cell office:value-type="float" office:value="1555619623.86572" calcext:value-type="float">
            <text:p>1555619623.86572</text:p>
          </table:table-cell>
          <table:table-cell office:value-type="float" office:value="638" calcext:value-type="float">
            <text:p>638</text:p>
          </table:table-cell>
          <table:table-cell office:value-type="float" office:value="1.57081246376038" calcext:value-type="float">
            <text:p>1.5708124638</text:p>
          </table:table-cell>
        </table:table-row>
        <table:table-row table:style-name="ro1">
          <table:table-cell office:value-type="float" office:value="1555619695.18954" calcext:value-type="float">
            <text:p>1555619695.18954</text:p>
          </table:table-cell>
          <table:table-cell office:value-type="float" office:value="639" calcext:value-type="float">
            <text:p>639</text:p>
          </table:table-cell>
          <table:table-cell office:value-type="float" office:value="1.57108581066132" calcext:value-type="float">
            <text:p>1.5710858107</text:p>
          </table:table-cell>
        </table:table-row>
        <table:table-row table:style-name="ro1">
          <table:table-cell office:value-type="float" office:value="1555619766.49209" calcext:value-type="float">
            <text:p>1555619766.49209</text:p>
          </table:table-cell>
          <table:table-cell office:value-type="float" office:value="640" calcext:value-type="float">
            <text:p>640</text:p>
          </table:table-cell>
          <table:table-cell office:value-type="float" office:value="1.56866919994354" calcext:value-type="float">
            <text:p>1.5686691999</text:p>
          </table:table-cell>
        </table:table-row>
        <table:table-row table:style-name="ro1">
          <table:table-cell office:value-type="float" office:value="1555619837.67423" calcext:value-type="float">
            <text:p>1555619837.67423</text:p>
          </table:table-cell>
          <table:table-cell office:value-type="float" office:value="641" calcext:value-type="float">
            <text:p>641</text:p>
          </table:table-cell>
          <table:table-cell office:value-type="float" office:value="1.56963121891022" calcext:value-type="float">
            <text:p>1.5696312189</text:p>
          </table:table-cell>
        </table:table-row>
        <table:table-row table:style-name="ro1">
          <table:table-cell office:value-type="float" office:value="1555619909.79119" calcext:value-type="float">
            <text:p>1555619909.79119</text:p>
          </table:table-cell>
          <table:table-cell office:value-type="float" office:value="642" calcext:value-type="float">
            <text:p>642</text:p>
          </table:table-cell>
          <table:table-cell office:value-type="float" office:value="1.57126617431641" calcext:value-type="float">
            <text:p>1.5712661743</text:p>
          </table:table-cell>
        </table:table-row>
        <table:table-row table:style-name="ro1">
          <table:table-cell office:value-type="float" office:value="1555619983.69159" calcext:value-type="float">
            <text:p>1555619983.69159</text:p>
          </table:table-cell>
          <table:table-cell office:value-type="float" office:value="643" calcext:value-type="float">
            <text:p>643</text:p>
          </table:table-cell>
          <table:table-cell office:value-type="float" office:value="1.57038104534149" calcext:value-type="float">
            <text:p>1.5703810453</text:p>
          </table:table-cell>
        </table:table-row>
        <table:table-row table:style-name="ro1">
          <table:table-cell office:value-type="float" office:value="1555620055.02662" calcext:value-type="float">
            <text:p>1555620055.02662</text:p>
          </table:table-cell>
          <table:table-cell office:value-type="float" office:value="644" calcext:value-type="float">
            <text:p>644</text:p>
          </table:table-cell>
          <table:table-cell office:value-type="float" office:value="1.57002103328705" calcext:value-type="float">
            <text:p>1.5700210333</text:p>
          </table:table-cell>
        </table:table-row>
        <table:table-row table:style-name="ro1">
          <table:table-cell office:value-type="float" office:value="1555620127.06602" calcext:value-type="float">
            <text:p>1555620127.06602</text:p>
          </table:table-cell>
          <table:table-cell office:value-type="float" office:value="645" calcext:value-type="float">
            <text:p>645</text:p>
          </table:table-cell>
          <table:table-cell office:value-type="float" office:value="1.57064521312714" calcext:value-type="float">
            <text:p>1.5706452131</text:p>
          </table:table-cell>
        </table:table-row>
        <table:table-row table:style-name="ro1">
          <table:table-cell office:value-type="float" office:value="1555620198.54576" calcext:value-type="float">
            <text:p>1555620198.54576</text:p>
          </table:table-cell>
          <table:table-cell office:value-type="float" office:value="646" calcext:value-type="float">
            <text:p>646</text:p>
          </table:table-cell>
          <table:table-cell office:value-type="float" office:value="1.56942117214203" calcext:value-type="float">
            <text:p>1.5694211721</text:p>
          </table:table-cell>
        </table:table-row>
        <table:table-row table:style-name="ro1">
          <table:table-cell office:value-type="float" office:value="1555620270.21454" calcext:value-type="float">
            <text:p>1555620270.21454</text:p>
          </table:table-cell>
          <table:table-cell office:value-type="float" office:value="647" calcext:value-type="float">
            <text:p>647</text:p>
          </table:table-cell>
          <table:table-cell office:value-type="float" office:value="1.57033836841583" calcext:value-type="float">
            <text:p>1.5703383684</text:p>
          </table:table-cell>
        </table:table-row>
        <table:table-row table:style-name="ro1">
          <table:table-cell office:value-type="float" office:value="1555620341.71479" calcext:value-type="float">
            <text:p>1555620341.71479</text:p>
          </table:table-cell>
          <table:table-cell office:value-type="float" office:value="648" calcext:value-type="float">
            <text:p>648</text:p>
          </table:table-cell>
          <table:table-cell office:value-type="float" office:value="1.57196664810181" calcext:value-type="float">
            <text:p>1.5719666481</text:p>
          </table:table-cell>
        </table:table-row>
        <table:table-row table:style-name="ro1">
          <table:table-cell office:value-type="float" office:value="1555620412.98363" calcext:value-type="float">
            <text:p>1555620412.98363</text:p>
          </table:table-cell>
          <table:table-cell office:value-type="float" office:value="649" calcext:value-type="float">
            <text:p>649</text:p>
          </table:table-cell>
          <table:table-cell office:value-type="float" office:value="1.57050359249115" calcext:value-type="float">
            <text:p>1.5705035925</text:p>
          </table:table-cell>
        </table:table-row>
        <table:table-row table:style-name="ro1">
          <table:table-cell office:value-type="float" office:value="1555620484.43305" calcext:value-type="float">
            <text:p>1555620484.43305</text:p>
          </table:table-cell>
          <table:table-cell office:value-type="float" office:value="650" calcext:value-type="float">
            <text:p>650</text:p>
          </table:table-cell>
          <table:table-cell office:value-type="float" office:value="1.56962716579437" calcext:value-type="float">
            <text:p>1.5696271658</text:p>
          </table:table-cell>
        </table:table-row>
        <table:table-row table:style-name="ro1">
          <table:table-cell office:value-type="float" office:value="1555620556.02228" calcext:value-type="float">
            <text:p>1555620556.02228</text:p>
          </table:table-cell>
          <table:table-cell office:value-type="float" office:value="651" calcext:value-type="float">
            <text:p>651</text:p>
          </table:table-cell>
          <table:table-cell office:value-type="float" office:value="1.57004642486572" calcext:value-type="float">
            <text:p>1.5700464249</text:p>
          </table:table-cell>
        </table:table-row>
        <table:table-row table:style-name="ro1">
          <table:table-cell office:value-type="float" office:value="1555620628.20816" calcext:value-type="float">
            <text:p>1555620628.20816</text:p>
          </table:table-cell>
          <table:table-cell office:value-type="float" office:value="652" calcext:value-type="float">
            <text:p>652</text:p>
          </table:table-cell>
          <table:table-cell office:value-type="float" office:value="1.5697283744812" calcext:value-type="float">
            <text:p>1.5697283745</text:p>
          </table:table-cell>
        </table:table-row>
        <table:table-row table:style-name="ro1">
          <table:table-cell office:value-type="float" office:value="1555620700.15167" calcext:value-type="float">
            <text:p>1555620700.15167</text:p>
          </table:table-cell>
          <table:table-cell office:value-type="float" office:value="653" calcext:value-type="float">
            <text:p>653</text:p>
          </table:table-cell>
          <table:table-cell office:value-type="float" office:value="1.57031941413879" calcext:value-type="float">
            <text:p>1.5703194141</text:p>
          </table:table-cell>
        </table:table-row>
        <table:table-row table:style-name="ro1">
          <table:table-cell office:value-type="float" office:value="1555620772.79024" calcext:value-type="float">
            <text:p>1555620772.79024</text:p>
          </table:table-cell>
          <table:table-cell office:value-type="float" office:value="654" calcext:value-type="float">
            <text:p>654</text:p>
          </table:table-cell>
          <table:table-cell office:value-type="float" office:value="1.56928384304047" calcext:value-type="float">
            <text:p>1.569283843</text:p>
          </table:table-cell>
        </table:table-row>
        <table:table-row table:style-name="ro1">
          <table:table-cell office:value-type="float" office:value="1555620844.1305" calcext:value-type="float">
            <text:p>1555620844.1305</text:p>
          </table:table-cell>
          <table:table-cell office:value-type="float" office:value="655" calcext:value-type="float">
            <text:p>655</text:p>
          </table:table-cell>
          <table:table-cell office:value-type="float" office:value="1.56994473934174" calcext:value-type="float">
            <text:p>1.5699447393</text:p>
          </table:table-cell>
        </table:table-row>
        <table:table-row table:style-name="ro1">
          <table:table-cell office:value-type="float" office:value="1555620915.97407" calcext:value-type="float">
            <text:p>1555620915.97407</text:p>
          </table:table-cell>
          <table:table-cell office:value-type="float" office:value="656" calcext:value-type="float">
            <text:p>656</text:p>
          </table:table-cell>
          <table:table-cell office:value-type="float" office:value="1.56976664066315" calcext:value-type="float">
            <text:p>1.5697666407</text:p>
          </table:table-cell>
        </table:table-row>
        <table:table-row table:style-name="ro1">
          <table:table-cell office:value-type="float" office:value="1555620987.77394" calcext:value-type="float">
            <text:p>1555620987.77394</text:p>
          </table:table-cell>
          <table:table-cell office:value-type="float" office:value="657" calcext:value-type="float">
            <text:p>657</text:p>
          </table:table-cell>
          <table:table-cell office:value-type="float" office:value="1.56861340999603" calcext:value-type="float">
            <text:p>1.56861341</text:p>
          </table:table-cell>
        </table:table-row>
        <table:table-row table:style-name="ro1">
          <table:table-cell office:value-type="float" office:value="1555621059.26362" calcext:value-type="float">
            <text:p>1555621059.26362</text:p>
          </table:table-cell>
          <table:table-cell office:value-type="float" office:value="658" calcext:value-type="float">
            <text:p>658</text:p>
          </table:table-cell>
          <table:table-cell office:value-type="float" office:value="1.57096445560455" calcext:value-type="float">
            <text:p>1.5709644556</text:p>
          </table:table-cell>
        </table:table-row>
        <table:table-row table:style-name="ro1">
          <table:table-cell office:value-type="float" office:value="1555621130.99994" calcext:value-type="float">
            <text:p>1555621130.99994</text:p>
          </table:table-cell>
          <table:table-cell office:value-type="float" office:value="659" calcext:value-type="float">
            <text:p>659</text:p>
          </table:table-cell>
          <table:table-cell office:value-type="float" office:value="1.56964313983917" calcext:value-type="float">
            <text:p>1.5696431398</text:p>
          </table:table-cell>
        </table:table-row>
        <table:table-row table:style-name="ro1">
          <table:table-cell office:value-type="float" office:value="1555621202.44095" calcext:value-type="float">
            <text:p>1555621202.44095</text:p>
          </table:table-cell>
          <table:table-cell office:value-type="float" office:value="660" calcext:value-type="float">
            <text:p>660</text:p>
          </table:table-cell>
          <table:table-cell office:value-type="float" office:value="1.56948900222778" calcext:value-type="float">
            <text:p>1.5694890022</text:p>
          </table:table-cell>
        </table:table-row>
        <table:table-row table:style-name="ro1">
          <table:table-cell office:value-type="float" office:value="1555621274.0114" calcext:value-type="float">
            <text:p>1555621274.0114</text:p>
          </table:table-cell>
          <table:table-cell office:value-type="float" office:value="661" calcext:value-type="float">
            <text:p>661</text:p>
          </table:table-cell>
          <table:table-cell office:value-type="float" office:value="1.56971108913422" calcext:value-type="float">
            <text:p>1.5697110891</text:p>
          </table:table-cell>
        </table:table-row>
        <table:table-row table:style-name="ro1">
          <table:table-cell office:value-type="float" office:value="1555621345.85766" calcext:value-type="float">
            <text:p>1555621345.85766</text:p>
          </table:table-cell>
          <table:table-cell office:value-type="float" office:value="662" calcext:value-type="float">
            <text:p>662</text:p>
          </table:table-cell>
          <table:table-cell office:value-type="float" office:value="1.56964612007141" calcext:value-type="float">
            <text:p>1.5696461201</text:p>
          </table:table-cell>
        </table:table-row>
        <table:table-row table:style-name="ro1">
          <table:table-cell office:value-type="float" office:value="1555621417.21827" calcext:value-type="float">
            <text:p>1555621417.21827</text:p>
          </table:table-cell>
          <table:table-cell office:value-type="float" office:value="663" calcext:value-type="float">
            <text:p>663</text:p>
          </table:table-cell>
          <table:table-cell office:value-type="float" office:value="1.57035052776337" calcext:value-type="float">
            <text:p>1.5703505278</text:p>
          </table:table-cell>
        </table:table-row>
        <table:table-row table:style-name="ro1">
          <table:table-cell office:value-type="float" office:value="1555621488.87404" calcext:value-type="float">
            <text:p>1555621488.87404</text:p>
          </table:table-cell>
          <table:table-cell office:value-type="float" office:value="664" calcext:value-type="float">
            <text:p>664</text:p>
          </table:table-cell>
          <table:table-cell office:value-type="float" office:value="1.56907069683075" calcext:value-type="float">
            <text:p>1.5690706968</text:p>
          </table:table-cell>
        </table:table-row>
        <table:table-row table:style-name="ro1">
          <table:table-cell office:value-type="float" office:value="1555621560.41291" calcext:value-type="float">
            <text:p>1555621560.41291</text:p>
          </table:table-cell>
          <table:table-cell office:value-type="float" office:value="665" calcext:value-type="float">
            <text:p>665</text:p>
          </table:table-cell>
          <table:table-cell office:value-type="float" office:value="1.57114410400391" calcext:value-type="float">
            <text:p>1.571144104</text:p>
          </table:table-cell>
        </table:table-row>
        <table:table-row table:style-name="ro1">
          <table:table-cell office:value-type="float" office:value="1555621631.42401" calcext:value-type="float">
            <text:p>1555621631.42401</text:p>
          </table:table-cell>
          <table:table-cell office:value-type="float" office:value="666" calcext:value-type="float">
            <text:p>666</text:p>
          </table:table-cell>
          <table:table-cell office:value-type="float" office:value="1.56893002986908" calcext:value-type="float">
            <text:p>1.5689300299</text:p>
          </table:table-cell>
        </table:table-row>
        <table:table-row table:style-name="ro1">
          <table:table-cell office:value-type="float" office:value="1555621703.70444" calcext:value-type="float">
            <text:p>1555621703.70444</text:p>
          </table:table-cell>
          <table:table-cell office:value-type="float" office:value="667" calcext:value-type="float">
            <text:p>667</text:p>
          </table:table-cell>
          <table:table-cell office:value-type="float" office:value="1.57028269767761" calcext:value-type="float">
            <text:p>1.5702826977</text:p>
          </table:table-cell>
        </table:table-row>
        <table:table-row table:style-name="ro1">
          <table:table-cell office:value-type="float" office:value="1555621775.83243" calcext:value-type="float">
            <text:p>1555621775.83243</text:p>
          </table:table-cell>
          <table:table-cell office:value-type="float" office:value="668" calcext:value-type="float">
            <text:p>668</text:p>
          </table:table-cell>
          <table:table-cell office:value-type="float" office:value="1.57042288780212" calcext:value-type="float">
            <text:p>1.5704228878</text:p>
          </table:table-cell>
        </table:table-row>
        <table:table-row table:style-name="ro1">
          <table:table-cell office:value-type="float" office:value="1555621855.80675" calcext:value-type="float">
            <text:p>1555621855.80675</text:p>
          </table:table-cell>
          <table:table-cell office:value-type="float" office:value="669" calcext:value-type="float">
            <text:p>669</text:p>
          </table:table-cell>
          <table:table-cell office:value-type="float" office:value="1.56928431987762" calcext:value-type="float">
            <text:p>1.5692843199</text:p>
          </table:table-cell>
        </table:table-row>
        <table:table-row table:style-name="ro1">
          <table:table-cell office:value-type="float" office:value="1555621933.89859" calcext:value-type="float">
            <text:p>1555621933.89859</text:p>
          </table:table-cell>
          <table:table-cell office:value-type="float" office:value="670" calcext:value-type="float">
            <text:p>670</text:p>
          </table:table-cell>
          <table:table-cell office:value-type="float" office:value="1.57006061077118" calcext:value-type="float">
            <text:p>1.5700606108</text:p>
          </table:table-cell>
        </table:table-row>
        <table:table-row table:style-name="ro1">
          <table:table-cell office:value-type="float" office:value="1555622008.09448" calcext:value-type="float">
            <text:p>1555622008.09448</text:p>
          </table:table-cell>
          <table:table-cell office:value-type="float" office:value="671" calcext:value-type="float">
            <text:p>671</text:p>
          </table:table-cell>
          <table:table-cell office:value-type="float" office:value="1.56953060626984" calcext:value-type="float">
            <text:p>1.5695306063</text:p>
          </table:table-cell>
        </table:table-row>
        <table:table-row table:style-name="ro1">
          <table:table-cell office:value-type="float" office:value="1555622080.42901" calcext:value-type="float">
            <text:p>1555622080.42901</text:p>
          </table:table-cell>
          <table:table-cell office:value-type="float" office:value="672" calcext:value-type="float">
            <text:p>672</text:p>
          </table:table-cell>
          <table:table-cell office:value-type="float" office:value="1.56979930400848" calcext:value-type="float">
            <text:p>1.569799304</text:p>
          </table:table-cell>
        </table:table-row>
        <table:table-row table:style-name="ro1">
          <table:table-cell office:value-type="float" office:value="1555622153.77225" calcext:value-type="float">
            <text:p>1555622153.77225</text:p>
          </table:table-cell>
          <table:table-cell office:value-type="float" office:value="673" calcext:value-type="float">
            <text:p>673</text:p>
          </table:table-cell>
          <table:table-cell office:value-type="float" office:value="1.56874537467957" calcext:value-type="float">
            <text:p>1.5687453747</text:p>
          </table:table-cell>
        </table:table-row>
        <table:table-row table:style-name="ro1">
          <table:table-cell office:value-type="float" office:value="1555622226.39849" calcext:value-type="float">
            <text:p>1555622226.39849</text:p>
          </table:table-cell>
          <table:table-cell office:value-type="float" office:value="674" calcext:value-type="float">
            <text:p>674</text:p>
          </table:table-cell>
          <table:table-cell office:value-type="float" office:value="1.56995952129364" calcext:value-type="float">
            <text:p>1.5699595213</text:p>
          </table:table-cell>
        </table:table-row>
        <table:table-row table:style-name="ro1">
          <table:table-cell office:value-type="float" office:value="1555622298.76112" calcext:value-type="float">
            <text:p>1555622298.76112</text:p>
          </table:table-cell>
          <table:table-cell office:value-type="float" office:value="675" calcext:value-type="float">
            <text:p>675</text:p>
          </table:table-cell>
          <table:table-cell office:value-type="float" office:value="1.57029628753662" calcext:value-type="float">
            <text:p>1.5702962875</text:p>
          </table:table-cell>
        </table:table-row>
        <table:table-row table:style-name="ro1">
          <table:table-cell office:value-type="float" office:value="1555622371.81557" calcext:value-type="float">
            <text:p>1555622371.81557</text:p>
          </table:table-cell>
          <table:table-cell office:value-type="float" office:value="676" calcext:value-type="float">
            <text:p>676</text:p>
          </table:table-cell>
          <table:table-cell office:value-type="float" office:value="1.57045352458954" calcext:value-type="float">
            <text:p>1.5704535246</text:p>
          </table:table-cell>
        </table:table-row>
        <table:table-row table:style-name="ro1">
          <table:table-cell office:value-type="float" office:value="1555622443.53377" calcext:value-type="float">
            <text:p>1555622443.53377</text:p>
          </table:table-cell>
          <table:table-cell office:value-type="float" office:value="677" calcext:value-type="float">
            <text:p>677</text:p>
          </table:table-cell>
          <table:table-cell office:value-type="float" office:value="1.56936049461365" calcext:value-type="float">
            <text:p>1.5693604946</text:p>
          </table:table-cell>
        </table:table-row>
        <table:table-row table:style-name="ro1">
          <table:table-cell office:value-type="float" office:value="1555622515.71631" calcext:value-type="float">
            <text:p>1555622515.71631</text:p>
          </table:table-cell>
          <table:table-cell office:value-type="float" office:value="678" calcext:value-type="float">
            <text:p>678</text:p>
          </table:table-cell>
          <table:table-cell office:value-type="float" office:value="1.5694797039032" calcext:value-type="float">
            <text:p>1.5694797039</text:p>
          </table:table-cell>
        </table:table-row>
        <table:table-row table:style-name="ro1">
          <table:table-cell office:value-type="float" office:value="1555622588.31533" calcext:value-type="float">
            <text:p>1555622588.31533</text:p>
          </table:table-cell>
          <table:table-cell office:value-type="float" office:value="679" calcext:value-type="float">
            <text:p>679</text:p>
          </table:table-cell>
          <table:table-cell office:value-type="float" office:value="1.57039451599121" calcext:value-type="float">
            <text:p>1.570394516</text:p>
          </table:table-cell>
        </table:table-row>
        <table:table-row table:style-name="ro1">
          <table:table-cell office:value-type="float" office:value="1555622660.62605" calcext:value-type="float">
            <text:p>1555622660.62605</text:p>
          </table:table-cell>
          <table:table-cell office:value-type="float" office:value="680" calcext:value-type="float">
            <text:p>680</text:p>
          </table:table-cell>
          <table:table-cell office:value-type="float" office:value="1.56880927085876" calcext:value-type="float">
            <text:p>1.5688092709</text:p>
          </table:table-cell>
        </table:table-row>
        <table:table-row table:style-name="ro1">
          <table:table-cell office:value-type="float" office:value="1555622733.01895" calcext:value-type="float">
            <text:p>1555622733.01895</text:p>
          </table:table-cell>
          <table:table-cell office:value-type="float" office:value="681" calcext:value-type="float">
            <text:p>681</text:p>
          </table:table-cell>
          <table:table-cell office:value-type="float" office:value="1.56868636608124" calcext:value-type="float">
            <text:p>1.5686863661</text:p>
          </table:table-cell>
        </table:table-row>
        <table:table-row table:style-name="ro1">
          <table:table-cell office:value-type="float" office:value="1555622807.66767" calcext:value-type="float">
            <text:p>1555622807.66767</text:p>
          </table:table-cell>
          <table:table-cell office:value-type="float" office:value="682" calcext:value-type="float">
            <text:p>682</text:p>
          </table:table-cell>
          <table:table-cell office:value-type="float" office:value="1.56869161128998" calcext:value-type="float">
            <text:p>1.5686916113</text:p>
          </table:table-cell>
        </table:table-row>
        <table:table-row table:style-name="ro1">
          <table:table-cell office:value-type="float" office:value="1555622885.83559" calcext:value-type="float">
            <text:p>1555622885.83559</text:p>
          </table:table-cell>
          <table:table-cell office:value-type="float" office:value="683" calcext:value-type="float">
            <text:p>683</text:p>
          </table:table-cell>
          <table:table-cell office:value-type="float" office:value="1.57077741622925" calcext:value-type="float">
            <text:p>1.5707774162</text:p>
          </table:table-cell>
        </table:table-row>
        <table:table-row table:style-name="ro1">
          <table:table-cell office:value-type="float" office:value="1555622959.72921" calcext:value-type="float">
            <text:p>1555622959.72921</text:p>
          </table:table-cell>
          <table:table-cell office:value-type="float" office:value="684" calcext:value-type="float">
            <text:p>684</text:p>
          </table:table-cell>
          <table:table-cell office:value-type="float" office:value="1.56908321380615" calcext:value-type="float">
            <text:p>1.5690832138</text:p>
          </table:table-cell>
        </table:table-row>
        <table:table-row table:style-name="ro1">
          <table:table-cell office:value-type="float" office:value="1555623031.05597" calcext:value-type="float">
            <text:p>1555623031.05597</text:p>
          </table:table-cell>
          <table:table-cell office:value-type="float" office:value="685" calcext:value-type="float">
            <text:p>685</text:p>
          </table:table-cell>
          <table:table-cell office:value-type="float" office:value="1.57065153121948" calcext:value-type="float">
            <text:p>1.5706515312</text:p>
          </table:table-cell>
        </table:table-row>
        <table:table-row table:style-name="ro1">
          <table:table-cell office:value-type="float" office:value="1555623103.46115" calcext:value-type="float">
            <text:p>1555623103.46115</text:p>
          </table:table-cell>
          <table:table-cell office:value-type="float" office:value="686" calcext:value-type="float">
            <text:p>686</text:p>
          </table:table-cell>
          <table:table-cell office:value-type="float" office:value="1.57029581069946" calcext:value-type="float">
            <text:p>1.5702958107</text:p>
          </table:table-cell>
        </table:table-row>
        <table:table-row table:style-name="ro1">
          <table:table-cell office:value-type="float" office:value="1555623175.7145" calcext:value-type="float">
            <text:p>1555623175.7145</text:p>
          </table:table-cell>
          <table:table-cell office:value-type="float" office:value="687" calcext:value-type="float">
            <text:p>687</text:p>
          </table:table-cell>
          <table:table-cell office:value-type="float" office:value="1.57131087779999" calcext:value-type="float">
            <text:p>1.5713108778</text:p>
          </table:table-cell>
        </table:table-row>
        <table:table-row table:style-name="ro1">
          <table:table-cell office:value-type="float" office:value="1555623258.75616" calcext:value-type="float">
            <text:p>1555623258.75616</text:p>
          </table:table-cell>
          <table:table-cell office:value-type="float" office:value="688" calcext:value-type="float">
            <text:p>688</text:p>
          </table:table-cell>
          <table:table-cell office:value-type="float" office:value="1.56940150260925" calcext:value-type="float">
            <text:p>1.5694015026</text:p>
          </table:table-cell>
        </table:table-row>
        <table:table-row table:style-name="ro1">
          <table:table-cell office:value-type="float" office:value="1555623335.71762" calcext:value-type="float">
            <text:p>1555623335.71762</text:p>
          </table:table-cell>
          <table:table-cell office:value-type="float" office:value="689" calcext:value-type="float">
            <text:p>689</text:p>
          </table:table-cell>
          <table:table-cell office:value-type="float" office:value="1.57005667686462" calcext:value-type="float">
            <text:p>1.5700566769</text:p>
          </table:table-cell>
        </table:table-row>
        <table:table-row table:style-name="ro1">
          <table:table-cell office:value-type="float" office:value="1555623411.31387" calcext:value-type="float">
            <text:p>1555623411.31387</text:p>
          </table:table-cell>
          <table:table-cell office:value-type="float" office:value="690" calcext:value-type="float">
            <text:p>690</text:p>
          </table:table-cell>
          <table:table-cell office:value-type="float" office:value="1.56940603256226" calcext:value-type="float">
            <text:p>1.5694060326</text:p>
          </table:table-cell>
        </table:table-row>
        <table:table-row table:style-name="ro1">
          <table:table-cell office:value-type="float" office:value="1555623488.08457" calcext:value-type="float">
            <text:p>1555623488.08457</text:p>
          </table:table-cell>
          <table:table-cell office:value-type="float" office:value="691" calcext:value-type="float">
            <text:p>691</text:p>
          </table:table-cell>
          <table:table-cell office:value-type="float" office:value="1.57055759429932" calcext:value-type="float">
            <text:p>1.5705575943</text:p>
          </table:table-cell>
        </table:table-row>
        <table:table-row table:style-name="ro1">
          <table:table-cell office:value-type="float" office:value="1555623567.59078" calcext:value-type="float">
            <text:p>1555623567.59078</text:p>
          </table:table-cell>
          <table:table-cell office:value-type="float" office:value="692" calcext:value-type="float">
            <text:p>692</text:p>
          </table:table-cell>
          <table:table-cell office:value-type="float" office:value="1.56933832168579" calcext:value-type="float">
            <text:p>1.5693383217</text:p>
          </table:table-cell>
        </table:table-row>
        <table:table-row table:style-name="ro1">
          <table:table-cell office:value-type="float" office:value="1555623646.42941" calcext:value-type="float">
            <text:p>1555623646.42941</text:p>
          </table:table-cell>
          <table:table-cell office:value-type="float" office:value="693" calcext:value-type="float">
            <text:p>693</text:p>
          </table:table-cell>
          <table:table-cell office:value-type="float" office:value="1.57026135921478" calcext:value-type="float">
            <text:p>1.5702613592</text:p>
          </table:table-cell>
        </table:table-row>
        <table:table-row table:style-name="ro1">
          <table:table-cell office:value-type="float" office:value="1555623719.93119" calcext:value-type="float">
            <text:p>1555623719.93119</text:p>
          </table:table-cell>
          <table:table-cell office:value-type="float" office:value="694" calcext:value-type="float">
            <text:p>694</text:p>
          </table:table-cell>
          <table:table-cell office:value-type="float" office:value="1.56895244121552" calcext:value-type="float">
            <text:p>1.5689524412</text:p>
          </table:table-cell>
        </table:table-row>
        <table:table-row table:style-name="ro1">
          <table:table-cell office:value-type="float" office:value="1555623800.23655" calcext:value-type="float">
            <text:p>1555623800.23655</text:p>
          </table:table-cell>
          <table:table-cell office:value-type="float" office:value="695" calcext:value-type="float">
            <text:p>695</text:p>
          </table:table-cell>
          <table:table-cell office:value-type="float" office:value="1.5688658952713" calcext:value-type="float">
            <text:p>1.5688658953</text:p>
          </table:table-cell>
        </table:table-row>
        <table:table-row table:style-name="ro1">
          <table:table-cell office:value-type="float" office:value="1555623875.52697" calcext:value-type="float">
            <text:p>1555623875.52697</text:p>
          </table:table-cell>
          <table:table-cell office:value-type="float" office:value="696" calcext:value-type="float">
            <text:p>696</text:p>
          </table:table-cell>
          <table:table-cell office:value-type="float" office:value="1.57133829593658" calcext:value-type="float">
            <text:p>1.5713382959</text:p>
          </table:table-cell>
        </table:table-row>
        <table:table-row table:style-name="ro1">
          <table:table-cell office:value-type="float" office:value="1555623948.598" calcext:value-type="float">
            <text:p>1555623948.598</text:p>
          </table:table-cell>
          <table:table-cell office:value-type="float" office:value="697" calcext:value-type="float">
            <text:p>697</text:p>
          </table:table-cell>
          <table:table-cell office:value-type="float" office:value="1.56949162483215" calcext:value-type="float">
            <text:p>1.5694916248</text:p>
          </table:table-cell>
        </table:table-row>
        <table:table-row table:style-name="ro1">
          <table:table-cell office:value-type="float" office:value="1555624021.4635" calcext:value-type="float">
            <text:p>1555624021.4635</text:p>
          </table:table-cell>
          <table:table-cell office:value-type="float" office:value="698" calcext:value-type="float">
            <text:p>698</text:p>
          </table:table-cell>
          <table:table-cell office:value-type="float" office:value="1.57041418552399" calcext:value-type="float">
            <text:p>1.5704141855</text:p>
          </table:table-cell>
        </table:table-row>
        <table:table-row table:style-name="ro1">
          <table:table-cell office:value-type="float" office:value="1555624092.77144" calcext:value-type="float">
            <text:p>1555624092.77144</text:p>
          </table:table-cell>
          <table:table-cell office:value-type="float" office:value="699" calcext:value-type="float">
            <text:p>699</text:p>
          </table:table-cell>
          <table:table-cell office:value-type="float" office:value="1.57047092914581" calcext:value-type="float">
            <text:p>1.5704709291</text:p>
          </table:table-cell>
        </table:table-row>
        <table:table-row table:style-name="ro1">
          <table:table-cell office:value-type="float" office:value="1555624165.03869" calcext:value-type="float">
            <text:p>1555624165.03869</text:p>
          </table:table-cell>
          <table:table-cell office:value-type="float" office:value="700" calcext:value-type="float">
            <text:p>700</text:p>
          </table:table-cell>
          <table:table-cell office:value-type="float" office:value="1.57095265388489" calcext:value-type="float">
            <text:p>1.5709526539</text:p>
          </table:table-cell>
        </table:table-row>
        <table:table-row table:style-name="ro1">
          <table:table-cell office:value-type="float" office:value="1555624237.34971" calcext:value-type="float">
            <text:p>1555624237.34971</text:p>
          </table:table-cell>
          <table:table-cell office:value-type="float" office:value="701" calcext:value-type="float">
            <text:p>701</text:p>
          </table:table-cell>
          <table:table-cell office:value-type="float" office:value="1.57036352157593" calcext:value-type="float">
            <text:p>1.5703635216</text:p>
          </table:table-cell>
        </table:table-row>
        <table:table-row table:style-name="ro1">
          <table:table-cell office:value-type="float" office:value="1555624309.95321" calcext:value-type="float">
            <text:p>1555624309.95321</text:p>
          </table:table-cell>
          <table:table-cell office:value-type="float" office:value="702" calcext:value-type="float">
            <text:p>702</text:p>
          </table:table-cell>
          <table:table-cell office:value-type="float" office:value="1.56910753250122" calcext:value-type="float">
            <text:p>1.5691075325</text:p>
          </table:table-cell>
        </table:table-row>
        <table:table-row table:style-name="ro1">
          <table:table-cell office:value-type="float" office:value="1555624382.21746" calcext:value-type="float">
            <text:p>1555624382.21746</text:p>
          </table:table-cell>
          <table:table-cell office:value-type="float" office:value="703" calcext:value-type="float">
            <text:p>703</text:p>
          </table:table-cell>
          <table:table-cell office:value-type="float" office:value="1.57001185417175" calcext:value-type="float">
            <text:p>1.5700118542</text:p>
          </table:table-cell>
        </table:table-row>
        <table:table-row table:style-name="ro1">
          <table:table-cell office:value-type="float" office:value="1555624455.09755" calcext:value-type="float">
            <text:p>1555624455.09755</text:p>
          </table:table-cell>
          <table:table-cell office:value-type="float" office:value="704" calcext:value-type="float">
            <text:p>704</text:p>
          </table:table-cell>
          <table:table-cell office:value-type="float" office:value="1.56932628154755" calcext:value-type="float">
            <text:p>1.5693262815</text:p>
          </table:table-cell>
        </table:table-row>
        <table:table-row table:style-name="ro1">
          <table:table-cell office:value-type="float" office:value="1555624529.22878" calcext:value-type="float">
            <text:p>1555624529.22878</text:p>
          </table:table-cell>
          <table:table-cell office:value-type="float" office:value="705" calcext:value-type="float">
            <text:p>705</text:p>
          </table:table-cell>
          <table:table-cell office:value-type="float" office:value="1.5706661939621" calcext:value-type="float">
            <text:p>1.570666194</text:p>
          </table:table-cell>
        </table:table-row>
        <table:table-row table:style-name="ro1">
          <table:table-cell office:value-type="float" office:value="1555624603.25803" calcext:value-type="float">
            <text:p>1555624603.25803</text:p>
          </table:table-cell>
          <table:table-cell office:value-type="float" office:value="706" calcext:value-type="float">
            <text:p>706</text:p>
          </table:table-cell>
          <table:table-cell office:value-type="float" office:value="1.57082164287567" calcext:value-type="float">
            <text:p>1.5708216429</text:p>
          </table:table-cell>
        </table:table-row>
        <table:table-row table:style-name="ro1">
          <table:table-cell office:value-type="float" office:value="1555624676.05623" calcext:value-type="float">
            <text:p>1555624676.05623</text:p>
          </table:table-cell>
          <table:table-cell office:value-type="float" office:value="707" calcext:value-type="float">
            <text:p>707</text:p>
          </table:table-cell>
          <table:table-cell office:value-type="float" office:value="1.57084310054779" calcext:value-type="float">
            <text:p>1.5708431005</text:p>
          </table:table-cell>
        </table:table-row>
        <table:table-row table:style-name="ro1">
          <table:table-cell office:value-type="float" office:value="1555624749.83913" calcext:value-type="float">
            <text:p>1555624749.83913</text:p>
          </table:table-cell>
          <table:table-cell office:value-type="float" office:value="708" calcext:value-type="float">
            <text:p>708</text:p>
          </table:table-cell>
          <table:table-cell office:value-type="float" office:value="1.57068920135498" calcext:value-type="float">
            <text:p>1.5706892014</text:p>
          </table:table-cell>
        </table:table-row>
        <table:table-row table:style-name="ro1">
          <table:table-cell office:value-type="float" office:value="1555624824.45109" calcext:value-type="float">
            <text:p>1555624824.45109</text:p>
          </table:table-cell>
          <table:table-cell office:value-type="float" office:value="709" calcext:value-type="float">
            <text:p>709</text:p>
          </table:table-cell>
          <table:table-cell office:value-type="float" office:value="1.56885898113251" calcext:value-type="float">
            <text:p>1.5688589811</text:p>
          </table:table-cell>
        </table:table-row>
        <table:table-row table:style-name="ro1">
          <table:table-cell office:value-type="float" office:value="1555624896.96367" calcext:value-type="float">
            <text:p>1555624896.96367</text:p>
          </table:table-cell>
          <table:table-cell office:value-type="float" office:value="710" calcext:value-type="float">
            <text:p>710</text:p>
          </table:table-cell>
          <table:table-cell office:value-type="float" office:value="1.56881666183472" calcext:value-type="float">
            <text:p>1.5688166618</text:p>
          </table:table-cell>
        </table:table-row>
        <table:table-row table:style-name="ro1">
          <table:table-cell office:value-type="float" office:value="1555624971.0082" calcext:value-type="float">
            <text:p>1555624971.0082</text:p>
          </table:table-cell>
          <table:table-cell office:value-type="float" office:value="711" calcext:value-type="float">
            <text:p>711</text:p>
          </table:table-cell>
          <table:table-cell office:value-type="float" office:value="1.57059991359711" calcext:value-type="float">
            <text:p>1.5705999136</text:p>
          </table:table-cell>
        </table:table-row>
        <table:table-row table:style-name="ro1">
          <table:table-cell office:value-type="float" office:value="1555625043.8373" calcext:value-type="float">
            <text:p>1555625043.8373</text:p>
          </table:table-cell>
          <table:table-cell office:value-type="float" office:value="712" calcext:value-type="float">
            <text:p>712</text:p>
          </table:table-cell>
          <table:table-cell office:value-type="float" office:value="1.5691933631897" calcext:value-type="float">
            <text:p>1.5691933632</text:p>
          </table:table-cell>
        </table:table-row>
        <table:table-row table:style-name="ro1">
          <table:table-cell office:value-type="float" office:value="1555625120.27758" calcext:value-type="float">
            <text:p>1555625120.27758</text:p>
          </table:table-cell>
          <table:table-cell office:value-type="float" office:value="713" calcext:value-type="float">
            <text:p>713</text:p>
          </table:table-cell>
          <table:table-cell office:value-type="float" office:value="1.5690906047821" calcext:value-type="float">
            <text:p>1.5690906048</text:p>
          </table:table-cell>
        </table:table-row>
        <table:table-row table:style-name="ro1">
          <table:table-cell office:value-type="float" office:value="1555625196.92991" calcext:value-type="float">
            <text:p>1555625196.92991</text:p>
          </table:table-cell>
          <table:table-cell office:value-type="float" office:value="714" calcext:value-type="float">
            <text:p>714</text:p>
          </table:table-cell>
          <table:table-cell office:value-type="float" office:value="1.56858003139496" calcext:value-type="float">
            <text:p>1.5685800314</text:p>
          </table:table-cell>
        </table:table-row>
        <table:table-row table:style-name="ro1">
          <table:table-cell office:value-type="float" office:value="1555625272.6047" calcext:value-type="float">
            <text:p>1555625272.6047</text:p>
          </table:table-cell>
          <table:table-cell office:value-type="float" office:value="715" calcext:value-type="float">
            <text:p>715</text:p>
          </table:table-cell>
          <table:table-cell office:value-type="float" office:value="1.56938898563385" calcext:value-type="float">
            <text:p>1.5693889856</text:p>
          </table:table-cell>
        </table:table-row>
        <table:table-row table:style-name="ro1">
          <table:table-cell office:value-type="float" office:value="1555625343.56631" calcext:value-type="float">
            <text:p>1555625343.56631</text:p>
          </table:table-cell>
          <table:table-cell office:value-type="float" office:value="716" calcext:value-type="float">
            <text:p>716</text:p>
          </table:table-cell>
          <table:table-cell office:value-type="float" office:value="1.56872534751892" calcext:value-type="float">
            <text:p>1.5687253475</text:p>
          </table:table-cell>
        </table:table-row>
        <table:table-row table:style-name="ro1">
          <table:table-cell office:value-type="float" office:value="1555625415.60625" calcext:value-type="float">
            <text:p>1555625415.60625</text:p>
          </table:table-cell>
          <table:table-cell office:value-type="float" office:value="717" calcext:value-type="float">
            <text:p>717</text:p>
          </table:table-cell>
          <table:table-cell office:value-type="float" office:value="1.56980156898499" calcext:value-type="float">
            <text:p>1.569801569</text:p>
          </table:table-cell>
        </table:table-row>
        <table:table-row table:style-name="ro1">
          <table:table-cell office:value-type="float" office:value="1555625486.65229" calcext:value-type="float">
            <text:p>1555625486.65229</text:p>
          </table:table-cell>
          <table:table-cell office:value-type="float" office:value="718" calcext:value-type="float">
            <text:p>718</text:p>
          </table:table-cell>
          <table:table-cell office:value-type="float" office:value="1.57044649124146" calcext:value-type="float">
            <text:p>1.5704464912</text:p>
          </table:table-cell>
        </table:table-row>
        <table:table-row table:style-name="ro1">
          <table:table-cell office:value-type="float" office:value="1555625558.43437" calcext:value-type="float">
            <text:p>1555625558.43437</text:p>
          </table:table-cell>
          <table:table-cell office:value-type="float" office:value="719" calcext:value-type="float">
            <text:p>719</text:p>
          </table:table-cell>
          <table:table-cell office:value-type="float" office:value="1.56959772109985" calcext:value-type="float">
            <text:p>1.5695977211</text:p>
          </table:table-cell>
        </table:table-row>
        <table:table-row table:style-name="ro1">
          <table:table-cell office:value-type="float" office:value="1555625630.06698" calcext:value-type="float">
            <text:p>1555625630.06698</text:p>
          </table:table-cell>
          <table:table-cell office:value-type="float" office:value="720" calcext:value-type="float">
            <text:p>720</text:p>
          </table:table-cell>
          <table:table-cell office:value-type="float" office:value="1.57057929039001" calcext:value-type="float">
            <text:p>1.5705792904</text:p>
          </table:table-cell>
        </table:table-row>
        <table:table-row table:style-name="ro1">
          <table:table-cell office:value-type="float" office:value="1555625701.50698" calcext:value-type="float">
            <text:p>1555625701.50698</text:p>
          </table:table-cell>
          <table:table-cell office:value-type="float" office:value="721" calcext:value-type="float">
            <text:p>721</text:p>
          </table:table-cell>
          <table:table-cell office:value-type="float" office:value="1.56961333751678" calcext:value-type="float">
            <text:p>1.5696133375</text:p>
          </table:table-cell>
        </table:table-row>
        <table:table-row table:style-name="ro1">
          <table:table-cell office:value-type="float" office:value="1555625772.97795" calcext:value-type="float">
            <text:p>1555625772.97795</text:p>
          </table:table-cell>
          <table:table-cell office:value-type="float" office:value="722" calcext:value-type="float">
            <text:p>722</text:p>
          </table:table-cell>
          <table:table-cell office:value-type="float" office:value="1.56987547874451" calcext:value-type="float">
            <text:p>1.5698754787</text:p>
          </table:table-cell>
        </table:table-row>
        <table:table-row table:style-name="ro1">
          <table:table-cell office:value-type="float" office:value="1555625844.4741" calcext:value-type="float">
            <text:p>1555625844.4741</text:p>
          </table:table-cell>
          <table:table-cell office:value-type="float" office:value="723" calcext:value-type="float">
            <text:p>723</text:p>
          </table:table-cell>
          <table:table-cell office:value-type="float" office:value="1.57017803192139" calcext:value-type="float">
            <text:p>1.5701780319</text:p>
          </table:table-cell>
        </table:table-row>
        <table:table-row table:style-name="ro1">
          <table:table-cell office:value-type="float" office:value="1555625917.34591" calcext:value-type="float">
            <text:p>1555625917.34591</text:p>
          </table:table-cell>
          <table:table-cell office:value-type="float" office:value="724" calcext:value-type="float">
            <text:p>724</text:p>
          </table:table-cell>
          <table:table-cell office:value-type="float" office:value="1.56953406333923" calcext:value-type="float">
            <text:p>1.5695340633</text:p>
          </table:table-cell>
        </table:table-row>
        <table:table-row table:style-name="ro1">
          <table:table-cell office:value-type="float" office:value="1555625995.54821" calcext:value-type="float">
            <text:p>1555625995.54821</text:p>
          </table:table-cell>
          <table:table-cell office:value-type="float" office:value="725" calcext:value-type="float">
            <text:p>725</text:p>
          </table:table-cell>
          <table:table-cell office:value-type="float" office:value="1.56974697113037" calcext:value-type="float">
            <text:p>1.5697469711</text:p>
          </table:table-cell>
        </table:table-row>
        <table:table-row table:style-name="ro1">
          <table:table-cell office:value-type="float" office:value="1555626072.54396" calcext:value-type="float">
            <text:p>1555626072.54396</text:p>
          </table:table-cell>
          <table:table-cell office:value-type="float" office:value="726" calcext:value-type="float">
            <text:p>726</text:p>
          </table:table-cell>
          <table:table-cell office:value-type="float" office:value="1.56999015808105" calcext:value-type="float">
            <text:p>1.5699901581</text:p>
          </table:table-cell>
        </table:table-row>
        <table:table-row table:style-name="ro1">
          <table:table-cell office:value-type="float" office:value="1555626146.03804" calcext:value-type="float">
            <text:p>1555626146.03804</text:p>
          </table:table-cell>
          <table:table-cell office:value-type="float" office:value="727" calcext:value-type="float">
            <text:p>727</text:p>
          </table:table-cell>
          <table:table-cell office:value-type="float" office:value="1.56986081600189" calcext:value-type="float">
            <text:p>1.569860816</text:p>
          </table:table-cell>
        </table:table-row>
        <table:table-row table:style-name="ro1">
          <table:table-cell office:value-type="float" office:value="1555626221.10962" calcext:value-type="float">
            <text:p>1555626221.10962</text:p>
          </table:table-cell>
          <table:table-cell office:value-type="float" office:value="728" calcext:value-type="float">
            <text:p>728</text:p>
          </table:table-cell>
          <table:table-cell office:value-type="float" office:value="1.5696827173233" calcext:value-type="float">
            <text:p>1.5696827173</text:p>
          </table:table-cell>
        </table:table-row>
        <table:table-row table:style-name="ro1">
          <table:table-cell office:value-type="float" office:value="1555626296.23824" calcext:value-type="float">
            <text:p>1555626296.23824</text:p>
          </table:table-cell>
          <table:table-cell office:value-type="float" office:value="729" calcext:value-type="float">
            <text:p>729</text:p>
          </table:table-cell>
          <table:table-cell office:value-type="float" office:value="1.57130038738251" calcext:value-type="float">
            <text:p>1.5713003874</text:p>
          </table:table-cell>
        </table:table-row>
        <table:table-row table:style-name="ro1">
          <table:table-cell office:value-type="float" office:value="1555626370.89548" calcext:value-type="float">
            <text:p>1555626370.89548</text:p>
          </table:table-cell>
          <table:table-cell office:value-type="float" office:value="730" calcext:value-type="float">
            <text:p>730</text:p>
          </table:table-cell>
          <table:table-cell office:value-type="float" office:value="1.57005751132965" calcext:value-type="float">
            <text:p>1.5700575113</text:p>
          </table:table-cell>
        </table:table-row>
        <table:table-row table:style-name="ro1">
          <table:table-cell office:value-type="float" office:value="1555626444.83394" calcext:value-type="float">
            <text:p>1555626444.83394</text:p>
          </table:table-cell>
          <table:table-cell office:value-type="float" office:value="731" calcext:value-type="float">
            <text:p>731</text:p>
          </table:table-cell>
          <table:table-cell office:value-type="float" office:value="1.57009732723236" calcext:value-type="float">
            <text:p>1.5700973272</text:p>
          </table:table-cell>
        </table:table-row>
        <table:table-row table:style-name="ro1">
          <table:table-cell office:value-type="float" office:value="1555626519.8633" calcext:value-type="float">
            <text:p>1555626519.8633</text:p>
          </table:table-cell>
          <table:table-cell office:value-type="float" office:value="732" calcext:value-type="float">
            <text:p>732</text:p>
          </table:table-cell>
          <table:table-cell office:value-type="float" office:value="1.5692652463913" calcext:value-type="float">
            <text:p>1.5692652464</text:p>
          </table:table-cell>
        </table:table-row>
        <table:table-row table:style-name="ro1">
          <table:table-cell office:value-type="float" office:value="1555626591.65808" calcext:value-type="float">
            <text:p>1555626591.65808</text:p>
          </table:table-cell>
          <table:table-cell office:value-type="float" office:value="733" calcext:value-type="float">
            <text:p>733</text:p>
          </table:table-cell>
          <table:table-cell office:value-type="float" office:value="1.56980669498444" calcext:value-type="float">
            <text:p>1.569806695</text:p>
          </table:table-cell>
        </table:table-row>
        <table:table-row table:style-name="ro1">
          <table:table-cell office:value-type="float" office:value="1555626663.13441" calcext:value-type="float">
            <text:p>1555626663.13441</text:p>
          </table:table-cell>
          <table:table-cell office:value-type="float" office:value="734" calcext:value-type="float">
            <text:p>734</text:p>
          </table:table-cell>
          <table:table-cell office:value-type="float" office:value="1.56919324398041" calcext:value-type="float">
            <text:p>1.569193244</text:p>
          </table:table-cell>
        </table:table-row>
        <table:table-row table:style-name="ro1">
          <table:table-cell office:value-type="float" office:value="1555626734.75494" calcext:value-type="float">
            <text:p>1555626734.75494</text:p>
          </table:table-cell>
          <table:table-cell office:value-type="float" office:value="735" calcext:value-type="float">
            <text:p>735</text:p>
          </table:table-cell>
          <table:table-cell office:value-type="float" office:value="1.56894433498383" calcext:value-type="float">
            <text:p>1.568944335</text:p>
          </table:table-cell>
        </table:table-row>
        <table:table-row table:style-name="ro1">
          <table:table-cell office:value-type="float" office:value="1555626806.23072" calcext:value-type="float">
            <text:p>1555626806.23072</text:p>
          </table:table-cell>
          <table:table-cell office:value-type="float" office:value="736" calcext:value-type="float">
            <text:p>736</text:p>
          </table:table-cell>
          <table:table-cell office:value-type="float" office:value="1.56922996044159" calcext:value-type="float">
            <text:p>1.5692299604</text:p>
          </table:table-cell>
        </table:table-row>
        <table:table-row table:style-name="ro1">
          <table:table-cell office:value-type="float" office:value="1555626877.96552" calcext:value-type="float">
            <text:p>1555626877.96552</text:p>
          </table:table-cell>
          <table:table-cell office:value-type="float" office:value="737" calcext:value-type="float">
            <text:p>737</text:p>
          </table:table-cell>
          <table:table-cell office:value-type="float" office:value="1.56959307193756" calcext:value-type="float">
            <text:p>1.5695930719</text:p>
          </table:table-cell>
        </table:table-row>
        <table:table-row table:style-name="ro1">
          <table:table-cell office:value-type="float" office:value="1555626949.26135" calcext:value-type="float">
            <text:p>1555626949.26135</text:p>
          </table:table-cell>
          <table:table-cell office:value-type="float" office:value="738" calcext:value-type="float">
            <text:p>738</text:p>
          </table:table-cell>
          <table:table-cell office:value-type="float" office:value="1.56848514080048" calcext:value-type="float">
            <text:p>1.5684851408</text:p>
          </table:table-cell>
        </table:table-row>
        <table:table-row table:style-name="ro1">
          <table:table-cell office:value-type="float" office:value="1555627020.23424" calcext:value-type="float">
            <text:p>1555627020.23424</text:p>
          </table:table-cell>
          <table:table-cell office:value-type="float" office:value="739" calcext:value-type="float">
            <text:p>739</text:p>
          </table:table-cell>
          <table:table-cell office:value-type="float" office:value="1.56894838809967" calcext:value-type="float">
            <text:p>1.5689483881</text:p>
          </table:table-cell>
        </table:table-row>
        <table:table-row table:style-name="ro1">
          <table:table-cell office:value-type="float" office:value="1555627091.56017" calcext:value-type="float">
            <text:p>1555627091.56017</text:p>
          </table:table-cell>
          <table:table-cell office:value-type="float" office:value="740" calcext:value-type="float">
            <text:p>740</text:p>
          </table:table-cell>
          <table:table-cell office:value-type="float" office:value="1.56915593147278" calcext:value-type="float">
            <text:p>1.5691559315</text:p>
          </table:table-cell>
        </table:table-row>
        <table:table-row table:style-name="ro1">
          <table:table-cell office:value-type="float" office:value="1555627163.4064" calcext:value-type="float">
            <text:p>1555627163.4064</text:p>
          </table:table-cell>
          <table:table-cell office:value-type="float" office:value="741" calcext:value-type="float">
            <text:p>741</text:p>
          </table:table-cell>
          <table:table-cell office:value-type="float" office:value="1.57015073299408" calcext:value-type="float">
            <text:p>1.570150733</text:p>
          </table:table-cell>
        </table:table-row>
        <table:table-row table:style-name="ro1">
          <table:table-cell office:value-type="float" office:value="1555627234.99397" calcext:value-type="float">
            <text:p>1555627234.99397</text:p>
          </table:table-cell>
          <table:table-cell office:value-type="float" office:value="742" calcext:value-type="float">
            <text:p>742</text:p>
          </table:table-cell>
          <table:table-cell office:value-type="float" office:value="1.56909728050232" calcext:value-type="float">
            <text:p>1.5690972805</text:p>
          </table:table-cell>
        </table:table-row>
        <table:table-row table:style-name="ro1">
          <table:table-cell office:value-type="float" office:value="1555627307.01878" calcext:value-type="float">
            <text:p>1555627307.01878</text:p>
          </table:table-cell>
          <table:table-cell office:value-type="float" office:value="743" calcext:value-type="float">
            <text:p>743</text:p>
          </table:table-cell>
          <table:table-cell office:value-type="float" office:value="1.56907188892365" calcext:value-type="float">
            <text:p>1.5690718889</text:p>
          </table:table-cell>
        </table:table-row>
        <table:table-row table:style-name="ro1">
          <table:table-cell office:value-type="float" office:value="1555627378.85943" calcext:value-type="float">
            <text:p>1555627378.85943</text:p>
          </table:table-cell>
          <table:table-cell office:value-type="float" office:value="744" calcext:value-type="float">
            <text:p>744</text:p>
          </table:table-cell>
          <table:table-cell office:value-type="float" office:value="1.57160794734955" calcext:value-type="float">
            <text:p>1.5716079473</text:p>
          </table:table-cell>
        </table:table-row>
        <table:table-row table:style-name="ro1">
          <table:table-cell office:value-type="float" office:value="1555627450.5539" calcext:value-type="float">
            <text:p>1555627450.5539</text:p>
          </table:table-cell>
          <table:table-cell office:value-type="float" office:value="745" calcext:value-type="float">
            <text:p>745</text:p>
          </table:table-cell>
          <table:table-cell office:value-type="float" office:value="1.56953859329224" calcext:value-type="float">
            <text:p>1.5695385933</text:p>
          </table:table-cell>
        </table:table-row>
        <table:table-row table:style-name="ro1">
          <table:table-cell office:value-type="float" office:value="1555627521.62681" calcext:value-type="float">
            <text:p>1555627521.62681</text:p>
          </table:table-cell>
          <table:table-cell office:value-type="float" office:value="746" calcext:value-type="float">
            <text:p>746</text:p>
          </table:table-cell>
          <table:table-cell office:value-type="float" office:value="1.56911909580231" calcext:value-type="float">
            <text:p>1.5691190958</text:p>
          </table:table-cell>
        </table:table-row>
        <table:table-row table:style-name="ro1">
          <table:table-cell office:value-type="float" office:value="1555627592.96313" calcext:value-type="float">
            <text:p>1555627592.96313</text:p>
          </table:table-cell>
          <table:table-cell office:value-type="float" office:value="747" calcext:value-type="float">
            <text:p>747</text:p>
          </table:table-cell>
          <table:table-cell office:value-type="float" office:value="1.56949698925018" calcext:value-type="float">
            <text:p>1.5694969893</text:p>
          </table:table-cell>
        </table:table-row>
        <table:table-row table:style-name="ro1">
          <table:table-cell office:value-type="float" office:value="1555627664.86881" calcext:value-type="float">
            <text:p>1555627664.86881</text:p>
          </table:table-cell>
          <table:table-cell office:value-type="float" office:value="748" calcext:value-type="float">
            <text:p>748</text:p>
          </table:table-cell>
          <table:table-cell office:value-type="float" office:value="1.56888687610626" calcext:value-type="float">
            <text:p>1.5688868761</text:p>
          </table:table-cell>
        </table:table-row>
        <table:table-row table:style-name="ro1">
          <table:table-cell office:value-type="float" office:value="1555627736.54775" calcext:value-type="float">
            <text:p>1555627736.54775</text:p>
          </table:table-cell>
          <table:table-cell office:value-type="float" office:value="749" calcext:value-type="float">
            <text:p>749</text:p>
          </table:table-cell>
          <table:table-cell office:value-type="float" office:value="1.57013070583344" calcext:value-type="float">
            <text:p>1.5701307058</text:p>
          </table:table-cell>
        </table:table-row>
        <table:table-row table:style-name="ro1">
          <table:table-cell office:value-type="float" office:value="1555627808.25854" calcext:value-type="float">
            <text:p>1555627808.25854</text:p>
          </table:table-cell>
          <table:table-cell office:value-type="float" office:value="750" calcext:value-type="float">
            <text:p>750</text:p>
          </table:table-cell>
          <table:table-cell office:value-type="float" office:value="1.56875681877136" calcext:value-type="float">
            <text:p>1.5687568188</text:p>
          </table:table-cell>
        </table:table-row>
        <table:table-row table:style-name="ro1">
          <table:table-cell office:value-type="float" office:value="1555627879.83474" calcext:value-type="float">
            <text:p>1555627879.83474</text:p>
          </table:table-cell>
          <table:table-cell office:value-type="float" office:value="751" calcext:value-type="float">
            <text:p>751</text:p>
          </table:table-cell>
          <table:table-cell office:value-type="float" office:value="1.57090318202972" calcext:value-type="float">
            <text:p>1.570903182</text:p>
          </table:table-cell>
        </table:table-row>
        <table:table-row table:style-name="ro1">
          <table:table-cell office:value-type="float" office:value="1555627951.53404" calcext:value-type="float">
            <text:p>1555627951.53404</text:p>
          </table:table-cell>
          <table:table-cell office:value-type="float" office:value="752" calcext:value-type="float">
            <text:p>752</text:p>
          </table:table-cell>
          <table:table-cell office:value-type="float" office:value="1.57117629051209" calcext:value-type="float">
            <text:p>1.5711762905</text:p>
          </table:table-cell>
        </table:table-row>
        <table:table-row table:style-name="ro1">
          <table:table-cell office:value-type="float" office:value="1555628023.23921" calcext:value-type="float">
            <text:p>1555628023.23921</text:p>
          </table:table-cell>
          <table:table-cell office:value-type="float" office:value="753" calcext:value-type="float">
            <text:p>753</text:p>
          </table:table-cell>
          <table:table-cell office:value-type="float" office:value="1.56886208057404" calcext:value-type="float">
            <text:p>1.5688620806</text:p>
          </table:table-cell>
        </table:table-row>
        <table:table-row table:style-name="ro1">
          <table:table-cell office:value-type="float" office:value="1555628095.1376" calcext:value-type="float">
            <text:p>1555628095.1376</text:p>
          </table:table-cell>
          <table:table-cell office:value-type="float" office:value="754" calcext:value-type="float">
            <text:p>754</text:p>
          </table:table-cell>
          <table:table-cell office:value-type="float" office:value="1.56868839263916" calcext:value-type="float">
            <text:p>1.5686883926</text:p>
          </table:table-cell>
        </table:table-row>
        <table:table-row table:style-name="ro1">
          <table:table-cell office:value-type="float" office:value="1555628167.05202" calcext:value-type="float">
            <text:p>1555628167.05202</text:p>
          </table:table-cell>
          <table:table-cell office:value-type="float" office:value="755" calcext:value-type="float">
            <text:p>755</text:p>
          </table:table-cell>
          <table:table-cell office:value-type="float" office:value="1.57034230232239" calcext:value-type="float">
            <text:p>1.5703423023</text:p>
          </table:table-cell>
        </table:table-row>
        <table:table-row table:style-name="ro1">
          <table:table-cell office:value-type="float" office:value="1555628238.65861" calcext:value-type="float">
            <text:p>1555628238.65861</text:p>
          </table:table-cell>
          <table:table-cell office:value-type="float" office:value="756" calcext:value-type="float">
            <text:p>756</text:p>
          </table:table-cell>
          <table:table-cell office:value-type="float" office:value="1.56920993328094" calcext:value-type="float">
            <text:p>1.5692099333</text:p>
          </table:table-cell>
        </table:table-row>
        <table:table-row table:style-name="ro1">
          <table:table-cell office:value-type="float" office:value="1555628310.02538" calcext:value-type="float">
            <text:p>1555628310.02538</text:p>
          </table:table-cell>
          <table:table-cell office:value-type="float" office:value="757" calcext:value-type="float">
            <text:p>757</text:p>
          </table:table-cell>
          <table:table-cell office:value-type="float" office:value="1.57046759128571" calcext:value-type="float">
            <text:p>1.5704675913</text:p>
          </table:table-cell>
        </table:table-row>
        <table:table-row table:style-name="ro1">
          <table:table-cell office:value-type="float" office:value="1555628381.53551" calcext:value-type="float">
            <text:p>1555628381.53551</text:p>
          </table:table-cell>
          <table:table-cell office:value-type="float" office:value="758" calcext:value-type="float">
            <text:p>758</text:p>
          </table:table-cell>
          <table:table-cell office:value-type="float" office:value="1.56972563266754" calcext:value-type="float">
            <text:p>1.5697256327</text:p>
          </table:table-cell>
        </table:table-row>
        <table:table-row table:style-name="ro1">
          <table:table-cell office:value-type="float" office:value="1555628452.94926" calcext:value-type="float">
            <text:p>1555628452.94926</text:p>
          </table:table-cell>
          <table:table-cell office:value-type="float" office:value="759" calcext:value-type="float">
            <text:p>759</text:p>
          </table:table-cell>
          <table:table-cell office:value-type="float" office:value="1.56913554668427" calcext:value-type="float">
            <text:p>1.5691355467</text:p>
          </table:table-cell>
        </table:table-row>
        <table:table-row table:style-name="ro1">
          <table:table-cell office:value-type="float" office:value="1555628524.3627" calcext:value-type="float">
            <text:p>1555628524.3627</text:p>
          </table:table-cell>
          <table:table-cell office:value-type="float" office:value="760" calcext:value-type="float">
            <text:p>760</text:p>
          </table:table-cell>
          <table:table-cell office:value-type="float" office:value="1.57069742679596" calcext:value-type="float">
            <text:p>1.5706974268</text:p>
          </table:table-cell>
        </table:table-row>
        <table:table-row table:style-name="ro1">
          <table:table-cell office:value-type="float" office:value="1555628596.13542" calcext:value-type="float">
            <text:p>1555628596.13542</text:p>
          </table:table-cell>
          <table:table-cell office:value-type="float" office:value="761" calcext:value-type="float">
            <text:p>761</text:p>
          </table:table-cell>
          <table:table-cell office:value-type="float" office:value="1.5684140920639" calcext:value-type="float">
            <text:p>1.5684140921</text:p>
          </table:table-cell>
        </table:table-row>
        <table:table-row table:style-name="ro1">
          <table:table-cell office:value-type="float" office:value="1555628667.69817" calcext:value-type="float">
            <text:p>1555628667.69817</text:p>
          </table:table-cell>
          <table:table-cell office:value-type="float" office:value="762" calcext:value-type="float">
            <text:p>762</text:p>
          </table:table-cell>
          <table:table-cell office:value-type="float" office:value="1.5697854757309" calcext:value-type="float">
            <text:p>1.5697854757</text:p>
          </table:table-cell>
        </table:table-row>
        <table:table-row table:style-name="ro1">
          <table:table-cell office:value-type="float" office:value="1555628739.23042" calcext:value-type="float">
            <text:p>1555628739.23042</text:p>
          </table:table-cell>
          <table:table-cell office:value-type="float" office:value="763" calcext:value-type="float">
            <text:p>763</text:p>
          </table:table-cell>
          <table:table-cell office:value-type="float" office:value="1.56923472881317" calcext:value-type="float">
            <text:p>1.5692347288</text:p>
          </table:table-cell>
        </table:table-row>
        <table:table-row table:style-name="ro1">
          <table:table-cell office:value-type="float" office:value="1555628811.3636" calcext:value-type="float">
            <text:p>1555628811.3636</text:p>
          </table:table-cell>
          <table:table-cell office:value-type="float" office:value="764" calcext:value-type="float">
            <text:p>764</text:p>
          </table:table-cell>
          <table:table-cell office:value-type="float" office:value="1.57235956192017" calcext:value-type="float">
            <text:p>1.5723595619</text:p>
          </table:table-cell>
        </table:table-row>
        <table:table-row table:style-name="ro1">
          <table:table-cell office:value-type="float" office:value="1555628882.41696" calcext:value-type="float">
            <text:p>1555628882.41696</text:p>
          </table:table-cell>
          <table:table-cell office:value-type="float" office:value="765" calcext:value-type="float">
            <text:p>765</text:p>
          </table:table-cell>
          <table:table-cell office:value-type="float" office:value="1.57013058662415" calcext:value-type="float">
            <text:p>1.5701305866</text:p>
          </table:table-cell>
        </table:table-row>
        <table:table-row table:style-name="ro1">
          <table:table-cell office:value-type="float" office:value="1555628954.48851" calcext:value-type="float">
            <text:p>1555628954.48851</text:p>
          </table:table-cell>
          <table:table-cell office:value-type="float" office:value="766" calcext:value-type="float">
            <text:p>766</text:p>
          </table:table-cell>
          <table:table-cell office:value-type="float" office:value="1.56991958618164" calcext:value-type="float">
            <text:p>1.5699195862</text:p>
          </table:table-cell>
        </table:table-row>
        <table:table-row table:style-name="ro1">
          <table:table-cell office:value-type="float" office:value="1555629026.15387" calcext:value-type="float">
            <text:p>1555629026.15387</text:p>
          </table:table-cell>
          <table:table-cell office:value-type="float" office:value="767" calcext:value-type="float">
            <text:p>767</text:p>
          </table:table-cell>
          <table:table-cell office:value-type="float" office:value="1.56891322135925" calcext:value-type="float">
            <text:p>1.5689132214</text:p>
          </table:table-cell>
        </table:table-row>
        <table:table-row table:style-name="ro1">
          <table:table-cell office:value-type="float" office:value="1555629098.41636" calcext:value-type="float">
            <text:p>1555629098.41636</text:p>
          </table:table-cell>
          <table:table-cell office:value-type="float" office:value="768" calcext:value-type="float">
            <text:p>768</text:p>
          </table:table-cell>
          <table:table-cell office:value-type="float" office:value="1.57019400596619" calcext:value-type="float">
            <text:p>1.570194006</text:p>
          </table:table-cell>
        </table:table-row>
        <table:table-row table:style-name="ro1">
          <table:table-cell office:value-type="float" office:value="1555629170.2963" calcext:value-type="float">
            <text:p>1555629170.2963</text:p>
          </table:table-cell>
          <table:table-cell office:value-type="float" office:value="769" calcext:value-type="float">
            <text:p>769</text:p>
          </table:table-cell>
          <table:table-cell office:value-type="float" office:value="1.57000291347504" calcext:value-type="float">
            <text:p>1.5700029135</text:p>
          </table:table-cell>
        </table:table-row>
        <table:table-row table:style-name="ro1">
          <table:table-cell office:value-type="float" office:value="1555629241.81716" calcext:value-type="float">
            <text:p>1555629241.81716</text:p>
          </table:table-cell>
          <table:table-cell office:value-type="float" office:value="770" calcext:value-type="float">
            <text:p>770</text:p>
          </table:table-cell>
          <table:table-cell office:value-type="float" office:value="1.56883072853088" calcext:value-type="float">
            <text:p>1.5688307285</text:p>
          </table:table-cell>
        </table:table-row>
        <table:table-row table:style-name="ro1">
          <table:table-cell office:value-type="float" office:value="1555629313.11505" calcext:value-type="float">
            <text:p>1555629313.11505</text:p>
          </table:table-cell>
          <table:table-cell office:value-type="float" office:value="771" calcext:value-type="float">
            <text:p>771</text:p>
          </table:table-cell>
          <table:table-cell office:value-type="float" office:value="1.56874394416809" calcext:value-type="float">
            <text:p>1.5687439442</text:p>
          </table:table-cell>
        </table:table-row>
        <table:table-row table:style-name="ro1">
          <table:table-cell office:value-type="float" office:value="1555629384.95481" calcext:value-type="float">
            <text:p>1555629384.95481</text:p>
          </table:table-cell>
          <table:table-cell office:value-type="float" office:value="772" calcext:value-type="float">
            <text:p>772</text:p>
          </table:table-cell>
          <table:table-cell office:value-type="float" office:value="1.57093584537506" calcext:value-type="float">
            <text:p>1.5709358454</text:p>
          </table:table-cell>
        </table:table-row>
        <table:table-row table:style-name="ro1">
          <table:table-cell office:value-type="float" office:value="1555629456.52192" calcext:value-type="float">
            <text:p>1555629456.52192</text:p>
          </table:table-cell>
          <table:table-cell office:value-type="float" office:value="773" calcext:value-type="float">
            <text:p>773</text:p>
          </table:table-cell>
          <table:table-cell office:value-type="float" office:value="1.57039248943329" calcext:value-type="float">
            <text:p>1.5703924894</text:p>
          </table:table-cell>
        </table:table-row>
        <table:table-row table:style-name="ro1">
          <table:table-cell office:value-type="float" office:value="1555629527.81573" calcext:value-type="float">
            <text:p>1555629527.81573</text:p>
          </table:table-cell>
          <table:table-cell office:value-type="float" office:value="774" calcext:value-type="float">
            <text:p>774</text:p>
          </table:table-cell>
          <table:table-cell office:value-type="float" office:value="1.57043254375458" calcext:value-type="float">
            <text:p>1.5704325438</text:p>
          </table:table-cell>
        </table:table-row>
        <table:table-row table:style-name="ro1">
          <table:table-cell office:value-type="float" office:value="1555629600.10709" calcext:value-type="float">
            <text:p>1555629600.10709</text:p>
          </table:table-cell>
          <table:table-cell office:value-type="float" office:value="775" calcext:value-type="float">
            <text:p>775</text:p>
          </table:table-cell>
          <table:table-cell office:value-type="float" office:value="1.57090425491333" calcext:value-type="float">
            <text:p>1.5709042549</text:p>
          </table:table-cell>
        </table:table-row>
        <table:table-row table:style-name="ro1">
          <table:table-cell office:value-type="float" office:value="1555629671.73923" calcext:value-type="float">
            <text:p>1555629671.73923</text:p>
          </table:table-cell>
          <table:table-cell office:value-type="float" office:value="776" calcext:value-type="float">
            <text:p>776</text:p>
          </table:table-cell>
          <table:table-cell office:value-type="float" office:value="1.56900095939636" calcext:value-type="float">
            <text:p>1.5690009594</text:p>
          </table:table-cell>
        </table:table-row>
        <table:table-row table:style-name="ro1">
          <table:table-cell office:value-type="float" office:value="1555629743.82631" calcext:value-type="float">
            <text:p>1555629743.82631</text:p>
          </table:table-cell>
          <table:table-cell office:value-type="float" office:value="777" calcext:value-type="float">
            <text:p>777</text:p>
          </table:table-cell>
          <table:table-cell office:value-type="float" office:value="1.56885480880737" calcext:value-type="float">
            <text:p>1.5688548088</text:p>
          </table:table-cell>
        </table:table-row>
        <table:table-row table:style-name="ro1">
          <table:table-cell office:value-type="float" office:value="1555629815.6956" calcext:value-type="float">
            <text:p>1555629815.6956</text:p>
          </table:table-cell>
          <table:table-cell office:value-type="float" office:value="778" calcext:value-type="float">
            <text:p>778</text:p>
          </table:table-cell>
          <table:table-cell office:value-type="float" office:value="1.56906020641327" calcext:value-type="float">
            <text:p>1.5690602064</text:p>
          </table:table-cell>
        </table:table-row>
        <table:table-row table:style-name="ro1">
          <table:table-cell office:value-type="float" office:value="1555629887.48301" calcext:value-type="float">
            <text:p>1555629887.48301</text:p>
          </table:table-cell>
          <table:table-cell office:value-type="float" office:value="779" calcext:value-type="float">
            <text:p>779</text:p>
          </table:table-cell>
          <table:table-cell office:value-type="float" office:value="1.57020330429077" calcext:value-type="float">
            <text:p>1.5702033043</text:p>
          </table:table-cell>
        </table:table-row>
        <table:table-row table:style-name="ro1">
          <table:table-cell office:value-type="float" office:value="1555629958.91936" calcext:value-type="float">
            <text:p>1555629958.91936</text:p>
          </table:table-cell>
          <table:table-cell office:value-type="float" office:value="780" calcext:value-type="float">
            <text:p>780</text:p>
          </table:table-cell>
          <table:table-cell office:value-type="float" office:value="1.56962168216705" calcext:value-type="float">
            <text:p>1.5696216822</text:p>
          </table:table-cell>
        </table:table-row>
        <table:table-row table:style-name="ro1">
          <table:table-cell office:value-type="float" office:value="1555630030.76166" calcext:value-type="float">
            <text:p>1555630030.76166</text:p>
          </table:table-cell>
          <table:table-cell office:value-type="float" office:value="781" calcext:value-type="float">
            <text:p>781</text:p>
          </table:table-cell>
          <table:table-cell office:value-type="float" office:value="1.5697603225708" calcext:value-type="float">
            <text:p>1.5697603226</text:p>
          </table:table-cell>
        </table:table-row>
        <table:table-row table:style-name="ro1">
          <table:table-cell office:value-type="float" office:value="1555630102.04831" calcext:value-type="float">
            <text:p>1555630102.04831</text:p>
          </table:table-cell>
          <table:table-cell office:value-type="float" office:value="782" calcext:value-type="float">
            <text:p>782</text:p>
          </table:table-cell>
          <table:table-cell office:value-type="float" office:value="1.56949841976166" calcext:value-type="float">
            <text:p>1.5694984198</text:p>
          </table:table-cell>
        </table:table-row>
        <table:table-row table:style-name="ro1">
          <table:table-cell office:value-type="float" office:value="1555630174.24306" calcext:value-type="float">
            <text:p>1555630174.24306</text:p>
          </table:table-cell>
          <table:table-cell office:value-type="float" office:value="783" calcext:value-type="float">
            <text:p>783</text:p>
          </table:table-cell>
          <table:table-cell office:value-type="float" office:value="1.56929564476013" calcext:value-type="float">
            <text:p>1.5692956448</text:p>
          </table:table-cell>
        </table:table-row>
        <table:table-row table:style-name="ro1">
          <table:table-cell office:value-type="float" office:value="1555630245.80916" calcext:value-type="float">
            <text:p>1555630245.80916</text:p>
          </table:table-cell>
          <table:table-cell office:value-type="float" office:value="784" calcext:value-type="float">
            <text:p>784</text:p>
          </table:table-cell>
          <table:table-cell office:value-type="float" office:value="1.56833326816559" calcext:value-type="float">
            <text:p>1.5683332682</text:p>
          </table:table-cell>
        </table:table-row>
        <table:table-row table:style-name="ro1">
          <table:table-cell office:value-type="float" office:value="1555630317.88849" calcext:value-type="float">
            <text:p>1555630317.88849</text:p>
          </table:table-cell>
          <table:table-cell office:value-type="float" office:value="785" calcext:value-type="float">
            <text:p>785</text:p>
          </table:table-cell>
          <table:table-cell office:value-type="float" office:value="1.5688316822052" calcext:value-type="float">
            <text:p>1.5688316822</text:p>
          </table:table-cell>
        </table:table-row>
        <table:table-row table:style-name="ro1">
          <table:table-cell office:value-type="float" office:value="1555630389.16255" calcext:value-type="float">
            <text:p>1555630389.16255</text:p>
          </table:table-cell>
          <table:table-cell office:value-type="float" office:value="786" calcext:value-type="float">
            <text:p>786</text:p>
          </table:table-cell>
          <table:table-cell office:value-type="float" office:value="1.56954503059387" calcext:value-type="float">
            <text:p>1.5695450306</text:p>
          </table:table-cell>
        </table:table-row>
        <table:table-row table:style-name="ro1">
          <table:table-cell office:value-type="float" office:value="1555630460.50156" calcext:value-type="float">
            <text:p>1555630460.50156</text:p>
          </table:table-cell>
          <table:table-cell office:value-type="float" office:value="787" calcext:value-type="float">
            <text:p>787</text:p>
          </table:table-cell>
          <table:table-cell office:value-type="float" office:value="1.56899428367615" calcext:value-type="float">
            <text:p>1.5689942837</text:p>
          </table:table-cell>
        </table:table-row>
        <table:table-row table:style-name="ro1">
          <table:table-cell office:value-type="float" office:value="1555630531.77401" calcext:value-type="float">
            <text:p>1555630531.77401</text:p>
          </table:table-cell>
          <table:table-cell office:value-type="float" office:value="788" calcext:value-type="float">
            <text:p>788</text:p>
          </table:table-cell>
          <table:table-cell office:value-type="float" office:value="1.57014131546021" calcext:value-type="float">
            <text:p>1.5701413155</text:p>
          </table:table-cell>
        </table:table-row>
        <table:table-row table:style-name="ro1">
          <table:table-cell office:value-type="float" office:value="1555630603.14478" calcext:value-type="float">
            <text:p>1555630603.14478</text:p>
          </table:table-cell>
          <table:table-cell office:value-type="float" office:value="789" calcext:value-type="float">
            <text:p>789</text:p>
          </table:table-cell>
          <table:table-cell office:value-type="float" office:value="1.56929242610931" calcext:value-type="float">
            <text:p>1.5692924261</text:p>
          </table:table-cell>
        </table:table-row>
        <table:table-row table:style-name="ro1">
          <table:table-cell office:value-type="float" office:value="1555630674.76378" calcext:value-type="float">
            <text:p>1555630674.76378</text:p>
          </table:table-cell>
          <table:table-cell office:value-type="float" office:value="790" calcext:value-type="float">
            <text:p>790</text:p>
          </table:table-cell>
          <table:table-cell office:value-type="float" office:value="1.57001435756683" calcext:value-type="float">
            <text:p>1.5700143576</text:p>
          </table:table-cell>
        </table:table-row>
        <table:table-row table:style-name="ro1">
          <table:table-cell office:value-type="float" office:value="1555630746.48554" calcext:value-type="float">
            <text:p>1555630746.48554</text:p>
          </table:table-cell>
          <table:table-cell office:value-type="float" office:value="791" calcext:value-type="float">
            <text:p>791</text:p>
          </table:table-cell>
          <table:table-cell office:value-type="float" office:value="1.56920611858368" calcext:value-type="float">
            <text:p>1.5692061186</text:p>
          </table:table-cell>
        </table:table-row>
        <table:table-row table:style-name="ro1">
          <table:table-cell office:value-type="float" office:value="1555630818.05873" calcext:value-type="float">
            <text:p>1555630818.05873</text:p>
          </table:table-cell>
          <table:table-cell office:value-type="float" office:value="792" calcext:value-type="float">
            <text:p>792</text:p>
          </table:table-cell>
          <table:table-cell office:value-type="float" office:value="1.57060635089874" calcext:value-type="float">
            <text:p>1.5706063509</text:p>
          </table:table-cell>
        </table:table-row>
        <table:table-row table:style-name="ro1">
          <table:table-cell office:value-type="float" office:value="1555630890.04824" calcext:value-type="float">
            <text:p>1555630890.04824</text:p>
          </table:table-cell>
          <table:table-cell office:value-type="float" office:value="793" calcext:value-type="float">
            <text:p>793</text:p>
          </table:table-cell>
          <table:table-cell office:value-type="float" office:value="1.57055127620697" calcext:value-type="float">
            <text:p>1.5705512762</text:p>
          </table:table-cell>
        </table:table-row>
        <table:table-row table:style-name="ro1">
          <table:table-cell office:value-type="float" office:value="1555630961.68056" calcext:value-type="float">
            <text:p>1555630961.68056</text:p>
          </table:table-cell>
          <table:table-cell office:value-type="float" office:value="794" calcext:value-type="float">
            <text:p>794</text:p>
          </table:table-cell>
          <table:table-cell office:value-type="float" office:value="1.56996035575867" calcext:value-type="float">
            <text:p>1.5699603558</text:p>
          </table:table-cell>
        </table:table-row>
        <table:table-row table:style-name="ro1">
          <table:table-cell office:value-type="float" office:value="1555631033.06711" calcext:value-type="float">
            <text:p>1555631033.06711</text:p>
          </table:table-cell>
          <table:table-cell office:value-type="float" office:value="795" calcext:value-type="float">
            <text:p>795</text:p>
          </table:table-cell>
          <table:table-cell office:value-type="float" office:value="1.5707722902298" calcext:value-type="float">
            <text:p>1.5707722902</text:p>
          </table:table-cell>
        </table:table-row>
        <table:table-row table:style-name="ro1">
          <table:table-cell office:value-type="float" office:value="1555631104.77253" calcext:value-type="float">
            <text:p>1555631104.77253</text:p>
          </table:table-cell>
          <table:table-cell office:value-type="float" office:value="796" calcext:value-type="float">
            <text:p>796</text:p>
          </table:table-cell>
          <table:table-cell office:value-type="float" office:value="1.5696028470993" calcext:value-type="float">
            <text:p>1.5696028471</text:p>
          </table:table-cell>
        </table:table-row>
        <table:table-row table:style-name="ro1">
          <table:table-cell office:value-type="float" office:value="1555631176.12841" calcext:value-type="float">
            <text:p>1555631176.12841</text:p>
          </table:table-cell>
          <table:table-cell office:value-type="float" office:value="797" calcext:value-type="float">
            <text:p>797</text:p>
          </table:table-cell>
          <table:table-cell office:value-type="float" office:value="1.56981194019318" calcext:value-type="float">
            <text:p>1.5698119402</text:p>
          </table:table-cell>
        </table:table-row>
        <table:table-row table:style-name="ro1">
          <table:table-cell office:value-type="float" office:value="1555631248.40939" calcext:value-type="float">
            <text:p>1555631248.40939</text:p>
          </table:table-cell>
          <table:table-cell office:value-type="float" office:value="798" calcext:value-type="float">
            <text:p>798</text:p>
          </table:table-cell>
          <table:table-cell office:value-type="float" office:value="1.57111120223999" calcext:value-type="float">
            <text:p>1.5711112022</text:p>
          </table:table-cell>
        </table:table-row>
        <table:table-row table:style-name="ro1">
          <table:table-cell office:value-type="float" office:value="1555631319.99011" calcext:value-type="float">
            <text:p>1555631319.99011</text:p>
          </table:table-cell>
          <table:table-cell office:value-type="float" office:value="799" calcext:value-type="float">
            <text:p>799</text:p>
          </table:table-cell>
          <table:table-cell office:value-type="float" office:value="1.57047057151794" calcext:value-type="float">
            <text:p>1.5704705715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174.9pt" svg:y="2.83pt">
            <loext:p draw:notify-on-update-of-ranges="Sheet2.A1:Sheet2.A1 Sheet2.A2:Sheet2.A801 Sheet2.B1:Sheet2.B1 Sheet2.B2:Sheet2.B801 Sheet2.C1:Sheet2.C1 Sheet2.C2:Sheet2.C8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5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rain</text:p>
          </table:table-cell>
          <table:table-cell table:number-columns-repeated="5"/>
          <table:table-cell office:value-type="string" calcext:value-type="string">
            <text:p>Validation</text:p>
          </table:table-cell>
          <table:table-cell table:number-columns-repeated="5"/>
          <table:table-cell office:value-type="float" office:value="0.0161746006011962" calcext:value-type="float">
            <text:p>0.0161746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I2]-[.O$1]" office:value-type="float" office:value="1.71485800933838" calcext:value-type="float">
            <text:p>1.7148580093</text:p>
          </table:table-cell>
          <table:table-cell office:value-type="float" office:value="1.86640751361847" calcext:value-type="float">
            <text:p>1.8664075136</text:p>
          </table:table-cell>
          <table:table-cell table:number-columns-repeated="5"/>
          <table:table-cell office:value-type="float" office:value="1.73103260993958" calcext:value-type="float">
            <text:p>1.731032609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I3]-[.O$1]" office:value-type="float" office:value="1.6454499502182" calcext:value-type="float">
            <text:p>1.6454499502</text:p>
          </table:table-cell>
          <table:table-cell office:value-type="float" office:value="1.62303686141968" calcext:value-type="float">
            <text:p>1.6230368614</text:p>
          </table:table-cell>
          <table:table-cell table:number-columns-repeated="5"/>
          <table:table-cell office:value-type="float" office:value="1.6616245508194" calcext:value-type="float">
            <text:p>1.661624550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I4]-[.O$1]" office:value-type="float" office:value="1.64055247497559" calcext:value-type="float">
            <text:p>1.640552475</text:p>
          </table:table-cell>
          <table:table-cell office:value-type="float" office:value="1.60440194606781" calcext:value-type="float">
            <text:p>1.6044019461</text:p>
          </table:table-cell>
          <table:table-cell table:number-columns-repeated="5"/>
          <table:table-cell office:value-type="float" office:value="1.65672707557678" calcext:value-type="float">
            <text:p>1.656727075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I5]-[.O$1]" office:value-type="float" office:value="1.61543019008636" calcext:value-type="float">
            <text:p>1.6154301901</text:p>
          </table:table-cell>
          <table:table-cell office:value-type="float" office:value="1.59602892398834" calcext:value-type="float">
            <text:p>1.596028924</text:p>
          </table:table-cell>
          <table:table-cell table:number-columns-repeated="5"/>
          <table:table-cell office:value-type="float" office:value="1.63160479068756" calcext:value-type="float">
            <text:p>1.631604790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I6]-[.O$1]" office:value-type="float" office:value="1.61612947177887" calcext:value-type="float">
            <text:p>1.6161294718</text:p>
          </table:table-cell>
          <table:table-cell office:value-type="float" office:value="1.59135389328003" calcext:value-type="float">
            <text:p>1.5913538933</text:p>
          </table:table-cell>
          <table:table-cell table:number-columns-repeated="5"/>
          <table:table-cell office:value-type="float" office:value="1.63230407238007" calcext:value-type="float">
            <text:p>1.632304072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I7]-[.O$1]" office:value-type="float" office:value="1.61266834926605" calcext:value-type="float">
            <text:p>1.6126683493</text:p>
          </table:table-cell>
          <table:table-cell office:value-type="float" office:value="1.58779788017273" calcext:value-type="float">
            <text:p>1.5877978802</text:p>
          </table:table-cell>
          <table:table-cell table:number-columns-repeated="5"/>
          <table:table-cell office:value-type="float" office:value="1.62884294986725" calcext:value-type="float">
            <text:p>1.628842949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I8]-[.O$1]" office:value-type="float" office:value="1.60957057666779" calcext:value-type="float">
            <text:p>1.6095705767</text:p>
          </table:table-cell>
          <table:table-cell office:value-type="float" office:value="1.58603954315186" calcext:value-type="float">
            <text:p>1.5860395432</text:p>
          </table:table-cell>
          <table:table-cell table:number-columns-repeated="5"/>
          <table:table-cell office:value-type="float" office:value="1.62574517726898" calcext:value-type="float">
            <text:p>1.625745177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I9]-[.O$1]" office:value-type="float" office:value="1.60727091026306" calcext:value-type="float">
            <text:p>1.6072709103</text:p>
          </table:table-cell>
          <table:table-cell office:value-type="float" office:value="1.58316028118134" calcext:value-type="float">
            <text:p>1.5831602812</text:p>
          </table:table-cell>
          <table:table-cell table:number-columns-repeated="5"/>
          <table:table-cell office:value-type="float" office:value="1.62344551086426" calcext:value-type="float">
            <text:p>1.623445510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I10]-[.O$1]" office:value-type="float" office:value="1.61915655326843" calcext:value-type="float">
            <text:p>1.6191565533</text:p>
          </table:table-cell>
          <table:table-cell office:value-type="float" office:value="1.58180367946625" calcext:value-type="float">
            <text:p>1.5818036795</text:p>
          </table:table-cell>
          <table:table-cell table:number-columns-repeated="5"/>
          <table:table-cell office:value-type="float" office:value="1.63533115386963" calcext:value-type="float">
            <text:p>1.635331153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I11]-[.O$1]" office:value-type="float" office:value="1.59264953327179" calcext:value-type="float">
            <text:p>1.5926495333</text:p>
          </table:table-cell>
          <table:table-cell office:value-type="float" office:value="1.58058512210846" calcext:value-type="float">
            <text:p>1.5805851221</text:p>
          </table:table-cell>
          <table:table-cell table:number-columns-repeated="5"/>
          <table:table-cell office:value-type="float" office:value="1.60882413387299" calcext:value-type="float">
            <text:p>1.608824133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I12]-[.O$1]" office:value-type="float" office:value="1.5951125164032" calcext:value-type="float">
            <text:p>1.5951125164</text:p>
          </table:table-cell>
          <table:table-cell office:value-type="float" office:value="1.5793594121933" calcext:value-type="float">
            <text:p>1.5793594122</text:p>
          </table:table-cell>
          <table:table-cell table:number-columns-repeated="5"/>
          <table:table-cell office:value-type="float" office:value="1.61128711700439" calcext:value-type="float">
            <text:p>1.61128711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I13]-[.O$1]" office:value-type="float" office:value="1.5990495223999" calcext:value-type="float">
            <text:p>1.5990495224</text:p>
          </table:table-cell>
          <table:table-cell office:value-type="float" office:value="1.57844281196594" calcext:value-type="float">
            <text:p>1.578442812</text:p>
          </table:table-cell>
          <table:table-cell table:number-columns-repeated="5"/>
          <table:table-cell office:value-type="float" office:value="1.6152241230011" calcext:value-type="float">
            <text:p>1.61522412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I14]-[.O$1]" office:value-type="float" office:value="1.5862766046524" calcext:value-type="float">
            <text:p>1.5862766047</text:p>
          </table:table-cell>
          <table:table-cell office:value-type="float" office:value="1.5773423910141" calcext:value-type="float">
            <text:p>1.577342391</text:p>
          </table:table-cell>
          <table:table-cell table:number-columns-repeated="5"/>
          <table:table-cell office:value-type="float" office:value="1.6024512052536" calcext:value-type="float">
            <text:p>1.602451205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I15]-[.O$1]" office:value-type="float" office:value="1.58461911869049" calcext:value-type="float">
            <text:p>1.5846191187</text:p>
          </table:table-cell>
          <table:table-cell office:value-type="float" office:value="1.57655560970306" calcext:value-type="float">
            <text:p>1.5765556097</text:p>
          </table:table-cell>
          <table:table-cell table:number-columns-repeated="5"/>
          <table:table-cell office:value-type="float" office:value="1.60079371929169" calcext:value-type="float">
            <text:p>1.600793719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I16]-[.O$1]" office:value-type="float" office:value="1.59045286369324" calcext:value-type="float">
            <text:p>1.5904528637</text:p>
          </table:table-cell>
          <table:table-cell office:value-type="float" office:value="1.57600831985474" calcext:value-type="float">
            <text:p>1.5760083199</text:p>
          </table:table-cell>
          <table:table-cell table:number-columns-repeated="5"/>
          <table:table-cell office:value-type="float" office:value="1.60662746429443" calcext:value-type="float">
            <text:p>1.6066274643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I17]-[.O$1]" office:value-type="float" office:value="1.59524591159821" calcext:value-type="float">
            <text:p>1.5952459116</text:p>
          </table:table-cell>
          <table:table-cell office:value-type="float" office:value="1.57530891895294" calcext:value-type="float">
            <text:p>1.575308919</text:p>
          </table:table-cell>
          <table:table-cell table:number-columns-repeated="5"/>
          <table:table-cell office:value-type="float" office:value="1.6114205121994" calcext:value-type="float">
            <text:p>1.611420512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I18]-[.O$1]" office:value-type="float" office:value="1.58920009326935" calcext:value-type="float">
            <text:p>1.5892000933</text:p>
          </table:table-cell>
          <table:table-cell office:value-type="float" office:value="1.57462430000305" calcext:value-type="float">
            <text:p>1.5746243</text:p>
          </table:table-cell>
          <table:table-cell table:number-columns-repeated="5"/>
          <table:table-cell office:value-type="float" office:value="1.60537469387054" calcext:value-type="float">
            <text:p>1.6053746939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I19]-[.O$1]" office:value-type="float" office:value="1.59227271270752" calcext:value-type="float">
            <text:p>1.5922727127</text:p>
          </table:table-cell>
          <table:table-cell office:value-type="float" office:value="1.57428658008575" calcext:value-type="float">
            <text:p>1.5742865801</text:p>
          </table:table-cell>
          <table:table-cell table:number-columns-repeated="5"/>
          <table:table-cell office:value-type="float" office:value="1.60844731330872" calcext:value-type="float">
            <text:p>1.608447313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I20]-[.O$1]" office:value-type="float" office:value="1.58902008724213" calcext:value-type="float">
            <text:p>1.5890200872</text:p>
          </table:table-cell>
          <table:table-cell office:value-type="float" office:value="1.57384097576141" calcext:value-type="float">
            <text:p>1.5738409758</text:p>
          </table:table-cell>
          <table:table-cell table:number-columns-repeated="5"/>
          <table:table-cell office:value-type="float" office:value="1.60519468784332" calcext:value-type="float">
            <text:p>1.605194687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I21]-[.O$1]" office:value-type="float" office:value="1.58827181053162" calcext:value-type="float">
            <text:p>1.5882718105</text:p>
          </table:table-cell>
          <table:table-cell office:value-type="float" office:value="1.57336187362671" calcext:value-type="float">
            <text:p>1.5733618736</text:p>
          </table:table-cell>
          <table:table-cell table:number-columns-repeated="5"/>
          <table:table-cell office:value-type="float" office:value="1.60444641113281" calcext:value-type="float">
            <text:p>1.604446411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I22]-[.O$1]" office:value-type="float" office:value="1.58496148777008" calcext:value-type="float">
            <text:p>1.5849614878</text:p>
          </table:table-cell>
          <table:table-cell office:value-type="float" office:value="1.57344019412994" calcext:value-type="float">
            <text:p>1.5734401941</text:p>
          </table:table-cell>
          <table:table-cell table:number-columns-repeated="5"/>
          <table:table-cell office:value-type="float" office:value="1.60113608837128" calcext:value-type="float">
            <text:p>1.6011360884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I23]-[.O$1]" office:value-type="float" office:value="1.58384580802917" calcext:value-type="float">
            <text:p>1.583845808</text:p>
          </table:table-cell>
          <table:table-cell office:value-type="float" office:value="1.57212722301483" calcext:value-type="float">
            <text:p>1.572127223</text:p>
          </table:table-cell>
          <table:table-cell table:number-columns-repeated="5"/>
          <table:table-cell office:value-type="float" office:value="1.60002040863037" calcext:value-type="float">
            <text:p>1.6000204086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I24]-[.O$1]" office:value-type="float" office:value="1.59055359554291" calcext:value-type="float">
            <text:p>1.5905535955</text:p>
          </table:table-cell>
          <table:table-cell office:value-type="float" office:value="1.57199823856354" calcext:value-type="float">
            <text:p>1.5719982386</text:p>
          </table:table-cell>
          <table:table-cell table:number-columns-repeated="5"/>
          <table:table-cell office:value-type="float" office:value="1.6067281961441" calcext:value-type="float">
            <text:p>1.606728196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I25]-[.O$1]" office:value-type="float" office:value="1.58716495227814" calcext:value-type="float">
            <text:p>1.5871649523</text:p>
          </table:table-cell>
          <table:table-cell office:value-type="float" office:value="1.57226073741913" calcext:value-type="float">
            <text:p>1.5722607374</text:p>
          </table:table-cell>
          <table:table-cell table:number-columns-repeated="5"/>
          <table:table-cell office:value-type="float" office:value="1.60333955287933" calcext:value-type="float">
            <text:p>1.6033395529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I26]-[.O$1]" office:value-type="float" office:value="1.5906381149292" calcext:value-type="float">
            <text:p>1.5906381149</text:p>
          </table:table-cell>
          <table:table-cell office:value-type="float" office:value="1.57212805747986" calcext:value-type="float">
            <text:p>1.5721280575</text:p>
          </table:table-cell>
          <table:table-cell table:number-columns-repeated="5"/>
          <table:table-cell office:value-type="float" office:value="1.6068127155304" calcext:value-type="float">
            <text:p>1.606812715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I27]-[.O$1]" office:value-type="float" office:value="1.57827003192902" calcext:value-type="float">
            <text:p>1.5782700319</text:p>
          </table:table-cell>
          <table:table-cell office:value-type="float" office:value="1.5710266828537" calcext:value-type="float">
            <text:p>1.5710266829</text:p>
          </table:table-cell>
          <table:table-cell table:number-columns-repeated="5"/>
          <table:table-cell office:value-type="float" office:value="1.59444463253021" calcext:value-type="float">
            <text:p>1.59444463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I28]-[.O$1]" office:value-type="float" office:value="1.58245177459717" calcext:value-type="float">
            <text:p>1.5824517746</text:p>
          </table:table-cell>
          <table:table-cell office:value-type="float" office:value="1.57044124603271" calcext:value-type="float">
            <text:p>1.570441246</text:p>
          </table:table-cell>
          <table:table-cell table:number-columns-repeated="5"/>
          <table:table-cell office:value-type="float" office:value="1.59862637519836" calcext:value-type="float">
            <text:p>1.598626375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I29]-[.O$1]" office:value-type="float" office:value="1.58193834018707" calcext:value-type="float">
            <text:p>1.5819383402</text:p>
          </table:table-cell>
          <table:table-cell office:value-type="float" office:value="1.57030355930328" calcext:value-type="float">
            <text:p>1.5703035593</text:p>
          </table:table-cell>
          <table:table-cell table:number-columns-repeated="5"/>
          <table:table-cell office:value-type="float" office:value="1.59811294078827" calcext:value-type="float">
            <text:p>1.5981129408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I30]-[.O$1]" office:value-type="float" office:value="1.57888097953796" calcext:value-type="float">
            <text:p>1.5788809795</text:p>
          </table:table-cell>
          <table:table-cell office:value-type="float" office:value="1.57058906555176" calcext:value-type="float">
            <text:p>1.5705890656</text:p>
          </table:table-cell>
          <table:table-cell table:number-columns-repeated="5"/>
          <table:table-cell office:value-type="float" office:value="1.59505558013916" calcext:value-type="float">
            <text:p>1.5950555801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I31]-[.O$1]" office:value-type="float" office:value="1.580928399086" calcext:value-type="float">
            <text:p>1.5809283991</text:p>
          </table:table-cell>
          <table:table-cell office:value-type="float" office:value="1.56971454620361" calcext:value-type="float">
            <text:p>1.5697145462</text:p>
          </table:table-cell>
          <table:table-cell table:number-columns-repeated="5"/>
          <table:table-cell office:value-type="float" office:value="1.59710299968719" calcext:value-type="float">
            <text:p>1.597102999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I32]-[.O$1]" office:value-type="float" office:value="1.5805210609436" calcext:value-type="float">
            <text:p>1.5805210609</text:p>
          </table:table-cell>
          <table:table-cell office:value-type="float" office:value="1.56989502906799" calcext:value-type="float">
            <text:p>1.5698950291</text:p>
          </table:table-cell>
          <table:table-cell table:number-columns-repeated="5"/>
          <table:table-cell office:value-type="float" office:value="1.5966956615448" calcext:value-type="float">
            <text:p>1.5966956615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I33]-[.O$1]" office:value-type="float" office:value="1.59807677459717" calcext:value-type="float">
            <text:p>1.5980767746</text:p>
          </table:table-cell>
          <table:table-cell office:value-type="float" office:value="1.56941056251526" calcext:value-type="float">
            <text:p>1.5694105625</text:p>
          </table:table-cell>
          <table:table-cell table:number-columns-repeated="5"/>
          <table:table-cell office:value-type="float" office:value="1.61425137519836" calcext:value-type="float">
            <text:p>1.614251375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I34]-[.O$1]" office:value-type="float" office:value="1.57728977394104" calcext:value-type="float">
            <text:p>1.5772897739</text:p>
          </table:table-cell>
          <table:table-cell office:value-type="float" office:value="1.56988549232483" calcext:value-type="float">
            <text:p>1.5698854923</text:p>
          </table:table-cell>
          <table:table-cell table:number-columns-repeated="5"/>
          <table:table-cell office:value-type="float" office:value="1.59346437454224" calcext:value-type="float">
            <text:p>1.593464374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I35]-[.O$1]" office:value-type="float" office:value="1.57525594425201" calcext:value-type="float">
            <text:p>1.5752559443</text:p>
          </table:table-cell>
          <table:table-cell office:value-type="float" office:value="1.56921029090881" calcext:value-type="float">
            <text:p>1.5692102909</text:p>
          </table:table-cell>
          <table:table-cell table:number-columns-repeated="5"/>
          <table:table-cell office:value-type="float" office:value="1.59143054485321" calcext:value-type="float">
            <text:p>1.5914305449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I36]-[.O$1]" office:value-type="float" office:value="1.59610743713379" calcext:value-type="float">
            <text:p>1.5961074371</text:p>
          </table:table-cell>
          <table:table-cell office:value-type="float" office:value="1.56911110877991" calcext:value-type="float">
            <text:p>1.5691111088</text:p>
          </table:table-cell>
          <table:table-cell table:number-columns-repeated="5"/>
          <table:table-cell office:value-type="float" office:value="1.61228203773499" calcext:value-type="float">
            <text:p>1.6122820377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I37]-[.O$1]" office:value-type="float" office:value="1.58171959114075" calcext:value-type="float">
            <text:p>1.5817195911</text:p>
          </table:table-cell>
          <table:table-cell office:value-type="float" office:value="1.56882345676422" calcext:value-type="float">
            <text:p>1.5688234568</text:p>
          </table:table-cell>
          <table:table-cell table:number-columns-repeated="5"/>
          <table:table-cell office:value-type="float" office:value="1.59789419174194" calcext:value-type="float">
            <text:p>1.5978941917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I38]-[.O$1]" office:value-type="float" office:value="1.57868535709381" calcext:value-type="float">
            <text:p>1.5786853571</text:p>
          </table:table-cell>
          <table:table-cell office:value-type="float" office:value="1.56868016719818" calcext:value-type="float">
            <text:p>1.5686801672</text:p>
          </table:table-cell>
          <table:table-cell table:number-columns-repeated="5"/>
          <table:table-cell office:value-type="float" office:value="1.59485995769501" calcext:value-type="float">
            <text:p>1.594859957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I39]-[.O$1]" office:value-type="float" office:value="1.57927782726288" calcext:value-type="float">
            <text:p>1.5792778273</text:p>
          </table:table-cell>
          <table:table-cell office:value-type="float" office:value="1.56837606430054" calcext:value-type="float">
            <text:p>1.5683760643</text:p>
          </table:table-cell>
          <table:table-cell table:number-columns-repeated="5"/>
          <table:table-cell office:value-type="float" office:value="1.59545242786407" calcext:value-type="float">
            <text:p>1.5954524279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I40]-[.O$1]" office:value-type="float" office:value="1.57606692504883" calcext:value-type="float">
            <text:p>1.576066925</text:p>
          </table:table-cell>
          <table:table-cell office:value-type="float" office:value="1.56796383857727" calcext:value-type="float">
            <text:p>1.5679638386</text:p>
          </table:table-cell>
          <table:table-cell table:number-columns-repeated="5"/>
          <table:table-cell office:value-type="float" office:value="1.59224152565002" calcext:value-type="float">
            <text:p>1.5922415257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I41]-[.O$1]" office:value-type="float" office:value="1.57323141288757" calcext:value-type="float">
            <text:p>1.5732314129</text:p>
          </table:table-cell>
          <table:table-cell office:value-type="float" office:value="1.56780982017517" calcext:value-type="float">
            <text:p>1.5678098202</text:p>
          </table:table-cell>
          <table:table-cell table:number-columns-repeated="5"/>
          <table:table-cell office:value-type="float" office:value="1.58940601348877" calcext:value-type="float">
            <text:p>1.589406013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I42]-[.O$1]" office:value-type="float" office:value="1.57932479572296" calcext:value-type="float">
            <text:p>1.5793247957</text:p>
          </table:table-cell>
          <table:table-cell office:value-type="float" office:value="1.56757664680481" calcext:value-type="float">
            <text:p>1.5675766468</text:p>
          </table:table-cell>
          <table:table-cell table:number-columns-repeated="5"/>
          <table:table-cell office:value-type="float" office:value="1.59549939632416" calcext:value-type="float">
            <text:p>1.5954993963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I43]-[.O$1]" office:value-type="float" office:value="1.57921607685089" calcext:value-type="float">
            <text:p>1.5792160769</text:p>
          </table:table-cell>
          <table:table-cell office:value-type="float" office:value="1.56750893592834" calcext:value-type="float">
            <text:p>1.5675089359</text:p>
          </table:table-cell>
          <table:table-cell table:number-columns-repeated="5"/>
          <table:table-cell office:value-type="float" office:value="1.59539067745209" calcext:value-type="float">
            <text:p>1.595390677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I44]-[.O$1]" office:value-type="float" office:value="1.57220144462585" calcext:value-type="float">
            <text:p>1.5722014446</text:p>
          </table:table-cell>
          <table:table-cell office:value-type="float" office:value="1.56760632991791" calcext:value-type="float">
            <text:p>1.5676063299</text:p>
          </table:table-cell>
          <table:table-cell table:number-columns-repeated="5"/>
          <table:table-cell office:value-type="float" office:value="1.58837604522705" calcext:value-type="float">
            <text:p>1.588376045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I45]-[.O$1]" office:value-type="float" office:value="1.57539518070221" calcext:value-type="float">
            <text:p>1.5753951807</text:p>
          </table:table-cell>
          <table:table-cell office:value-type="float" office:value="1.56721746921539" calcext:value-type="float">
            <text:p>1.5672174692</text:p>
          </table:table-cell>
          <table:table-cell table:number-columns-repeated="5"/>
          <table:table-cell office:value-type="float" office:value="1.59156978130341" calcext:value-type="float">
            <text:p>1.591569781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I46]-[.O$1]" office:value-type="float" office:value="1.57919604969025" calcext:value-type="float">
            <text:p>1.5791960497</text:p>
          </table:table-cell>
          <table:table-cell office:value-type="float" office:value="1.56695139408112" calcext:value-type="float">
            <text:p>1.5669513941</text:p>
          </table:table-cell>
          <table:table-cell table:number-columns-repeated="5"/>
          <table:table-cell office:value-type="float" office:value="1.59537065029144" calcext:value-type="float">
            <text:p>1.5953706503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I47]-[.O$1]" office:value-type="float" office:value="1.57467515659332" calcext:value-type="float">
            <text:p>1.5746751566</text:p>
          </table:table-cell>
          <table:table-cell office:value-type="float" office:value="1.56661880016327" calcext:value-type="float">
            <text:p>1.5666188002</text:p>
          </table:table-cell>
          <table:table-cell table:number-columns-repeated="5"/>
          <table:table-cell office:value-type="float" office:value="1.59084975719452" calcext:value-type="float">
            <text:p>1.5908497572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I48]-[.O$1]" office:value-type="float" office:value="1.57964678001404" calcext:value-type="float">
            <text:p>1.57964678</text:p>
          </table:table-cell>
          <table:table-cell office:value-type="float" office:value="1.56684029102325" calcext:value-type="float">
            <text:p>1.566840291</text:p>
          </table:table-cell>
          <table:table-cell table:number-columns-repeated="5"/>
          <table:table-cell office:value-type="float" office:value="1.59582138061523" calcext:value-type="float">
            <text:p>1.595821380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I49]-[.O$1]" office:value-type="float" office:value="1.57838876438141" calcext:value-type="float">
            <text:p>1.5783887644</text:p>
          </table:table-cell>
          <table:table-cell office:value-type="float" office:value="1.56676113605499" calcext:value-type="float">
            <text:p>1.5667611361</text:p>
          </table:table-cell>
          <table:table-cell table:number-columns-repeated="5"/>
          <table:table-cell office:value-type="float" office:value="1.59456336498261" calcext:value-type="float">
            <text:p>1.594563365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I50]-[.O$1]" office:value-type="float" office:value="1.58082194519043" calcext:value-type="float">
            <text:p>1.5808219452</text:p>
          </table:table-cell>
          <table:table-cell office:value-type="float" office:value="1.56615209579468" calcext:value-type="float">
            <text:p>1.5661520958</text:p>
          </table:table-cell>
          <table:table-cell table:number-columns-repeated="5"/>
          <table:table-cell office:value-type="float" office:value="1.59699654579163" calcext:value-type="float">
            <text:p>1.596996545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I51]-[.O$1]" office:value-type="float" office:value="1.57257957649231" calcext:value-type="float">
            <text:p>1.5725795765</text:p>
          </table:table-cell>
          <table:table-cell office:value-type="float" office:value="1.5663526058197" calcext:value-type="float">
            <text:p>1.5663526058</text:p>
          </table:table-cell>
          <table:table-cell table:number-columns-repeated="5"/>
          <table:table-cell office:value-type="float" office:value="1.58875417709351" calcext:value-type="float">
            <text:p>1.588754177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I52]-[.O$1]" office:value-type="float" office:value="1.5847320098877" calcext:value-type="float">
            <text:p>1.5847320099</text:p>
          </table:table-cell>
          <table:table-cell office:value-type="float" office:value="1.56620490550995" calcext:value-type="float">
            <text:p>1.5662049055</text:p>
          </table:table-cell>
          <table:table-cell table:number-columns-repeated="5"/>
          <table:table-cell office:value-type="float" office:value="1.60090661048889" calcext:value-type="float">
            <text:p>1.600906610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I53]-[.O$1]" office:value-type="float" office:value="1.5737148065567" calcext:value-type="float">
            <text:p>1.5737148066</text:p>
          </table:table-cell>
          <table:table-cell office:value-type="float" office:value="1.56578874588013" calcext:value-type="float">
            <text:p>1.5657887459</text:p>
          </table:table-cell>
          <table:table-cell table:number-columns-repeated="5"/>
          <table:table-cell office:value-type="float" office:value="1.5898894071579" calcext:value-type="float">
            <text:p>1.5898894072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I54]-[.O$1]" office:value-type="float" office:value="1.58164401245117" calcext:value-type="float">
            <text:p>1.5816440125</text:p>
          </table:table-cell>
          <table:table-cell office:value-type="float" office:value="1.5656042098999" calcext:value-type="float">
            <text:p>1.5656042099</text:p>
          </table:table-cell>
          <table:table-cell table:number-columns-repeated="5"/>
          <table:table-cell office:value-type="float" office:value="1.59781861305237" calcext:value-type="float">
            <text:p>1.5978186131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I55]-[.O$1]" office:value-type="float" office:value="1.57541938018799" calcext:value-type="float">
            <text:p>1.5754193802</text:p>
          </table:table-cell>
          <table:table-cell office:value-type="float" office:value="1.56554079055786" calcext:value-type="float">
            <text:p>1.5655407906</text:p>
          </table:table-cell>
          <table:table-cell table:number-columns-repeated="5"/>
          <table:table-cell office:value-type="float" office:value="1.59159398078918" calcext:value-type="float">
            <text:p>1.5915939808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I56]-[.O$1]" office:value-type="float" office:value="1.57341189575195" calcext:value-type="float">
            <text:p>1.5734118958</text:p>
          </table:table-cell>
          <table:table-cell office:value-type="float" office:value="1.56512939929962" calcext:value-type="float">
            <text:p>1.5651293993</text:p>
          </table:table-cell>
          <table:table-cell table:number-columns-repeated="5"/>
          <table:table-cell office:value-type="float" office:value="1.58958649635315" calcext:value-type="float">
            <text:p>1.589586496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I57]-[.O$1]" office:value-type="float" office:value="1.574057056427" calcext:value-type="float">
            <text:p>1.5740570564</text:p>
          </table:table-cell>
          <table:table-cell office:value-type="float" office:value="1.56502211093903" calcext:value-type="float">
            <text:p>1.5650221109</text:p>
          </table:table-cell>
          <table:table-cell table:number-columns-repeated="5"/>
          <table:table-cell office:value-type="float" office:value="1.5902316570282" calcext:value-type="float">
            <text:p>1.590231657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I58]-[.O$1]" office:value-type="float" office:value="1.57226748657227" calcext:value-type="float">
            <text:p>1.5722674866</text:p>
          </table:table-cell>
          <table:table-cell office:value-type="float" office:value="1.5652881860733" calcext:value-type="float">
            <text:p>1.5652881861</text:p>
          </table:table-cell>
          <table:table-cell table:number-columns-repeated="5"/>
          <table:table-cell office:value-type="float" office:value="1.58844208717346" calcext:value-type="float">
            <text:p>1.5884420872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I59]-[.O$1]" office:value-type="float" office:value="1.57296045017242" calcext:value-type="float">
            <text:p>1.5729604502</text:p>
          </table:table-cell>
          <table:table-cell office:value-type="float" office:value="1.56496918201447" calcext:value-type="float">
            <text:p>1.564969182</text:p>
          </table:table-cell>
          <table:table-cell table:number-columns-repeated="5"/>
          <table:table-cell office:value-type="float" office:value="1.58913505077362" calcext:value-type="float">
            <text:p>1.5891350508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I60]-[.O$1]" office:value-type="float" office:value="1.58490951251984" calcext:value-type="float">
            <text:p>1.5849095125</text:p>
          </table:table-cell>
          <table:table-cell office:value-type="float" office:value="1.56468868255615" calcext:value-type="float">
            <text:p>1.5646886826</text:p>
          </table:table-cell>
          <table:table-cell table:number-columns-repeated="5"/>
          <table:table-cell office:value-type="float" office:value="1.60108411312103" calcext:value-type="float">
            <text:p>1.6010841131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I61]-[.O$1]" office:value-type="float" office:value="1.57699318122864" calcext:value-type="float">
            <text:p>1.5769931812</text:p>
          </table:table-cell>
          <table:table-cell office:value-type="float" office:value="1.56476676464081" calcext:value-type="float">
            <text:p>1.5647667646</text:p>
          </table:table-cell>
          <table:table-cell table:number-columns-repeated="5"/>
          <table:table-cell office:value-type="float" office:value="1.59316778182983" calcext:value-type="float">
            <text:p>1.5931677818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I62]-[.O$1]" office:value-type="float" office:value="1.57236833763123" calcext:value-type="float">
            <text:p>1.5723683376</text:p>
          </table:table-cell>
          <table:table-cell office:value-type="float" office:value="1.56474387645721" calcext:value-type="float">
            <text:p>1.5647438765</text:p>
          </table:table-cell>
          <table:table-cell table:number-columns-repeated="5"/>
          <table:table-cell office:value-type="float" office:value="1.58854293823242" calcext:value-type="float">
            <text:p>1.5885429382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I63]-[.O$1]" office:value-type="float" office:value="1.57219274234772" calcext:value-type="float">
            <text:p>1.5721927423</text:p>
          </table:table-cell>
          <table:table-cell office:value-type="float" office:value="1.56436085700989" calcext:value-type="float">
            <text:p>1.564360857</text:p>
          </table:table-cell>
          <table:table-cell table:number-columns-repeated="5"/>
          <table:table-cell office:value-type="float" office:value="1.58836734294891" calcext:value-type="float">
            <text:p>1.5883673429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I64]-[.O$1]" office:value-type="float" office:value="1.57387216281891" calcext:value-type="float">
            <text:p>1.5738721628</text:p>
          </table:table-cell>
          <table:table-cell office:value-type="float" office:value="1.56424736976624" calcext:value-type="float">
            <text:p>1.5642473698</text:p>
          </table:table-cell>
          <table:table-cell table:number-columns-repeated="5"/>
          <table:table-cell office:value-type="float" office:value="1.59004676342011" calcext:value-type="float">
            <text:p>1.5900467634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I65]-[.O$1]" office:value-type="float" office:value="1.57007534694672" calcext:value-type="float">
            <text:p>1.5700753469</text:p>
          </table:table-cell>
          <table:table-cell office:value-type="float" office:value="1.56459271907806" calcext:value-type="float">
            <text:p>1.5645927191</text:p>
          </table:table-cell>
          <table:table-cell table:number-columns-repeated="5"/>
          <table:table-cell office:value-type="float" office:value="1.58624994754791" calcext:value-type="float">
            <text:p>1.586249947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I66]-[.O$1]" office:value-type="float" office:value="1.57092876625061" calcext:value-type="float">
            <text:p>1.5709287663</text:p>
          </table:table-cell>
          <table:table-cell office:value-type="float" office:value="1.56435418128967" calcext:value-type="float">
            <text:p>1.5643541813</text:p>
          </table:table-cell>
          <table:table-cell table:number-columns-repeated="5"/>
          <table:table-cell office:value-type="float" office:value="1.58710336685181" calcext:value-type="float">
            <text:p>1.5871033669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I67]-[.O$1]" office:value-type="float" office:value="1.57070274543762" calcext:value-type="float">
            <text:p>1.5707027454</text:p>
          </table:table-cell>
          <table:table-cell office:value-type="float" office:value="1.56435990333557" calcext:value-type="float">
            <text:p>1.5643599033</text:p>
          </table:table-cell>
          <table:table-cell table:number-columns-repeated="5"/>
          <table:table-cell office:value-type="float" office:value="1.58687734603882" calcext:value-type="float">
            <text:p>1.586877346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I68]-[.O$1]" office:value-type="float" office:value="1.5689073343277" calcext:value-type="float">
            <text:p>1.5689073343</text:p>
          </table:table-cell>
          <table:table-cell office:value-type="float" office:value="1.56418025493622" calcext:value-type="float">
            <text:p>1.5641802549</text:p>
          </table:table-cell>
          <table:table-cell table:number-columns-repeated="5"/>
          <table:table-cell office:value-type="float" office:value="1.58508193492889" calcext:value-type="float">
            <text:p>1.5850819349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I69]-[.O$1]" office:value-type="float" office:value="1.56941719245911" calcext:value-type="float">
            <text:p>1.5694171925</text:p>
          </table:table-cell>
          <table:table-cell office:value-type="float" office:value="1.56385338306427" calcext:value-type="float">
            <text:p>1.5638533831</text:p>
          </table:table-cell>
          <table:table-cell table:number-columns-repeated="5"/>
          <table:table-cell office:value-type="float" office:value="1.5855917930603" calcext:value-type="float">
            <text:p>1.585591793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I70]-[.O$1]" office:value-type="float" office:value="1.57554335784912" calcext:value-type="float">
            <text:p>1.5755433578</text:p>
          </table:table-cell>
          <table:table-cell office:value-type="float" office:value="1.56387102603912" calcext:value-type="float">
            <text:p>1.563871026</text:p>
          </table:table-cell>
          <table:table-cell table:number-columns-repeated="5"/>
          <table:table-cell office:value-type="float" office:value="1.59171795845032" calcext:value-type="float">
            <text:p>1.5917179585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I71]-[.O$1]" office:value-type="float" office:value="1.57030732822418" calcext:value-type="float">
            <text:p>1.5703073282</text:p>
          </table:table-cell>
          <table:table-cell office:value-type="float" office:value="1.56351113319397" calcext:value-type="float">
            <text:p>1.5635111332</text:p>
          </table:table-cell>
          <table:table-cell table:number-columns-repeated="5"/>
          <table:table-cell office:value-type="float" office:value="1.58648192882538" calcext:value-type="float">
            <text:p>1.5864819288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I72]-[.O$1]" office:value-type="float" office:value="1.56558282566071" calcext:value-type="float">
            <text:p>1.5655828257</text:p>
          </table:table-cell>
          <table:table-cell office:value-type="float" office:value="1.56383538246155" calcext:value-type="float">
            <text:p>1.5638353825</text:p>
          </table:table-cell>
          <table:table-cell table:number-columns-repeated="5"/>
          <table:table-cell office:value-type="float" office:value="1.5817574262619" calcext:value-type="float">
            <text:p>1.581757426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I73]-[.O$1]" office:value-type="float" office:value="1.57962591838837" calcext:value-type="float">
            <text:p>1.5796259184</text:p>
          </table:table-cell>
          <table:table-cell office:value-type="float" office:value="1.56350159645081" calcext:value-type="float">
            <text:p>1.5635015965</text:p>
          </table:table-cell>
          <table:table-cell table:number-columns-repeated="5"/>
          <table:table-cell office:value-type="float" office:value="1.59580051898956" calcext:value-type="float">
            <text:p>1.595800519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I74]-[.O$1]" office:value-type="float" office:value="1.57024772357941" calcext:value-type="float">
            <text:p>1.5702477236</text:p>
          </table:table-cell>
          <table:table-cell office:value-type="float" office:value="1.5636545419693" calcext:value-type="float">
            <text:p>1.563654542</text:p>
          </table:table-cell>
          <table:table-cell table:number-columns-repeated="5"/>
          <table:table-cell office:value-type="float" office:value="1.5864223241806" calcext:value-type="float">
            <text:p>1.5864223242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I75]-[.O$1]" office:value-type="float" office:value="1.57257659626007" calcext:value-type="float">
            <text:p>1.5725765963</text:p>
          </table:table-cell>
          <table:table-cell office:value-type="float" office:value="1.56335914134979" calcext:value-type="float">
            <text:p>1.5633591413</text:p>
          </table:table-cell>
          <table:table-cell table:number-columns-repeated="5"/>
          <table:table-cell office:value-type="float" office:value="1.58875119686127" calcext:value-type="float">
            <text:p>1.5887511969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I76]-[.O$1]" office:value-type="float" office:value="1.57172019672394" calcext:value-type="float">
            <text:p>1.5717201967</text:p>
          </table:table-cell>
          <table:table-cell office:value-type="float" office:value="1.56329345703125" calcext:value-type="float">
            <text:p>1.563293457</text:p>
          </table:table-cell>
          <table:table-cell table:number-columns-repeated="5"/>
          <table:table-cell office:value-type="float" office:value="1.58789479732513" calcext:value-type="float">
            <text:p>1.5878947973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I77]-[.O$1]" office:value-type="float" office:value="1.58239848804474" calcext:value-type="float">
            <text:p>1.582398488</text:p>
          </table:table-cell>
          <table:table-cell office:value-type="float" office:value="1.56346881389618" calcext:value-type="float">
            <text:p>1.5634688139</text:p>
          </table:table-cell>
          <table:table-cell table:number-columns-repeated="5"/>
          <table:table-cell office:value-type="float" office:value="1.59857308864594" calcext:value-type="float">
            <text:p>1.5985730886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I78]-[.O$1]" office:value-type="float" office:value="1.56998093318939" calcext:value-type="float">
            <text:p>1.5699809332</text:p>
          </table:table-cell>
          <table:table-cell office:value-type="float" office:value="1.56303334236145" calcext:value-type="float">
            <text:p>1.5630333424</text:p>
          </table:table-cell>
          <table:table-cell table:number-columns-repeated="5"/>
          <table:table-cell office:value-type="float" office:value="1.58615553379059" calcext:value-type="float">
            <text:p>1.5861555338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I79]-[.O$1]" office:value-type="float" office:value="1.57425363254547" calcext:value-type="float">
            <text:p>1.5742536325</text:p>
          </table:table-cell>
          <table:table-cell office:value-type="float" office:value="1.56306302547455" calcext:value-type="float">
            <text:p>1.5630630255</text:p>
          </table:table-cell>
          <table:table-cell table:number-columns-repeated="5"/>
          <table:table-cell office:value-type="float" office:value="1.59042823314667" calcext:value-type="float">
            <text:p>1.590428233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I80]-[.O$1]" office:value-type="float" office:value="1.56716139507294" calcext:value-type="float">
            <text:p>1.5671613951</text:p>
          </table:table-cell>
          <table:table-cell office:value-type="float" office:value="1.56308460235596" calcext:value-type="float">
            <text:p>1.5630846024</text:p>
          </table:table-cell>
          <table:table-cell table:number-columns-repeated="5"/>
          <table:table-cell office:value-type="float" office:value="1.58333599567413" calcext:value-type="float">
            <text:p>1.5833359957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I81]-[.O$1]" office:value-type="float" office:value="1.56758172702789" calcext:value-type="float">
            <text:p>1.567581727</text:p>
          </table:table-cell>
          <table:table-cell office:value-type="float" office:value="1.5629426240921" calcext:value-type="float">
            <text:p>1.5629426241</text:p>
          </table:table-cell>
          <table:table-cell table:number-columns-repeated="5"/>
          <table:table-cell office:value-type="float" office:value="1.58375632762909" calcext:value-type="float">
            <text:p>1.583756327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I82]-[.O$1]" office:value-type="float" office:value="1.57401843261719" calcext:value-type="float">
            <text:p>1.5740184326</text:p>
          </table:table-cell>
          <table:table-cell office:value-type="float" office:value="1.56282925605774" calcext:value-type="float">
            <text:p>1.5628292561</text:p>
          </table:table-cell>
          <table:table-cell table:number-columns-repeated="5"/>
          <table:table-cell office:value-type="float" office:value="1.59019303321838" calcext:value-type="float">
            <text:p>1.5901930332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I83]-[.O$1]" office:value-type="float" office:value="1.56849987697601" calcext:value-type="float">
            <text:p>1.568499877</text:p>
          </table:table-cell>
          <table:table-cell office:value-type="float" office:value="1.5630464553833" calcext:value-type="float">
            <text:p>1.5630464554</text:p>
          </table:table-cell>
          <table:table-cell table:number-columns-repeated="5"/>
          <table:table-cell office:value-type="float" office:value="1.58467447757721" calcext:value-type="float">
            <text:p>1.5846744776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I84]-[.O$1]" office:value-type="float" office:value="1.58042390537262" calcext:value-type="float">
            <text:p>1.5804239054</text:p>
          </table:table-cell>
          <table:table-cell office:value-type="float" office:value="1.56236600875855" calcext:value-type="float">
            <text:p>1.5623660088</text:p>
          </table:table-cell>
          <table:table-cell table:number-columns-repeated="5"/>
          <table:table-cell office:value-type="float" office:value="1.59659850597382" calcext:value-type="float">
            <text:p>1.596598506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I85]-[.O$1]" office:value-type="float" office:value="1.57423169803619" calcext:value-type="float">
            <text:p>1.574231698</text:p>
          </table:table-cell>
          <table:table-cell office:value-type="float" office:value="1.56250023841858" calcext:value-type="float">
            <text:p>1.5625002384</text:p>
          </table:table-cell>
          <table:table-cell table:number-columns-repeated="5"/>
          <table:table-cell office:value-type="float" office:value="1.59040629863739" calcext:value-type="float">
            <text:p>1.5904062986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I86]-[.O$1]" office:value-type="float" office:value="1.5690294046402" calcext:value-type="float">
            <text:p>1.5690294046</text:p>
          </table:table-cell>
          <table:table-cell office:value-type="float" office:value="1.56274306774139" calcext:value-type="float">
            <text:p>1.5627430677</text:p>
          </table:table-cell>
          <table:table-cell table:number-columns-repeated="5"/>
          <table:table-cell office:value-type="float" office:value="1.58520400524139" calcext:value-type="float">
            <text:p>1.5852040052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I87]-[.O$1]" office:value-type="float" office:value="1.57708842945099" calcext:value-type="float">
            <text:p>1.5770884295</text:p>
          </table:table-cell>
          <table:table-cell office:value-type="float" office:value="1.56228530406952" calcext:value-type="float">
            <text:p>1.5622853041</text:p>
          </table:table-cell>
          <table:table-cell table:number-columns-repeated="5"/>
          <table:table-cell office:value-type="float" office:value="1.59326303005219" calcext:value-type="float">
            <text:p>1.593263030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I88]-[.O$1]" office:value-type="float" office:value="1.57479126644135" calcext:value-type="float">
            <text:p>1.5747912664</text:p>
          </table:table-cell>
          <table:table-cell office:value-type="float" office:value="1.56221997737885" calcext:value-type="float">
            <text:p>1.5622199774</text:p>
          </table:table-cell>
          <table:table-cell table:number-columns-repeated="5"/>
          <table:table-cell office:value-type="float" office:value="1.59096586704254" calcext:value-type="float">
            <text:p>1.590965867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I89]-[.O$1]" office:value-type="float" office:value="1.57053096485138" calcext:value-type="float">
            <text:p>1.5705309649</text:p>
          </table:table-cell>
          <table:table-cell office:value-type="float" office:value="1.56232595443726" calcext:value-type="float">
            <text:p>1.5623259544</text:p>
          </table:table-cell>
          <table:table-cell table:number-columns-repeated="5"/>
          <table:table-cell office:value-type="float" office:value="1.58670556545258" calcext:value-type="float">
            <text:p>1.5867055655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I90]-[.O$1]" office:value-type="float" office:value="1.57343526077271" calcext:value-type="float">
            <text:p>1.5734352608</text:p>
          </table:table-cell>
          <table:table-cell office:value-type="float" office:value="1.56190657615662" calcext:value-type="float">
            <text:p>1.5619065762</text:p>
          </table:table-cell>
          <table:table-cell table:number-columns-repeated="5"/>
          <table:table-cell office:value-type="float" office:value="1.5896098613739" calcext:value-type="float">
            <text:p>1.5896098614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I91]-[.O$1]" office:value-type="float" office:value="1.57323165130615" calcext:value-type="float">
            <text:p>1.5732316513</text:p>
          </table:table-cell>
          <table:table-cell office:value-type="float" office:value="1.56190717220306" calcext:value-type="float">
            <text:p>1.5619071722</text:p>
          </table:table-cell>
          <table:table-cell table:number-columns-repeated="5"/>
          <table:table-cell office:value-type="float" office:value="1.58940625190735" calcext:value-type="float">
            <text:p>1.589406251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I92]-[.O$1]" office:value-type="float" office:value="1.57109375190735" calcext:value-type="float">
            <text:p>1.5710937519</text:p>
          </table:table-cell>
          <table:table-cell office:value-type="float" office:value="1.56188201904297" calcext:value-type="float">
            <text:p>1.561882019</text:p>
          </table:table-cell>
          <table:table-cell table:number-columns-repeated="5"/>
          <table:table-cell office:value-type="float" office:value="1.58726835250855" calcext:value-type="float">
            <text:p>1.5872683525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I93]-[.O$1]" office:value-type="float" office:value="1.56764633846283" calcext:value-type="float">
            <text:p>1.5676463385</text:p>
          </table:table-cell>
          <table:table-cell office:value-type="float" office:value="1.56192576885223" calcext:value-type="float">
            <text:p>1.5619257689</text:p>
          </table:table-cell>
          <table:table-cell table:number-columns-repeated="5"/>
          <table:table-cell office:value-type="float" office:value="1.58382093906403" calcext:value-type="float">
            <text:p>1.583820939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I94]-[.O$1]" office:value-type="float" office:value="1.56862945747375" calcext:value-type="float">
            <text:p>1.5686294575</text:p>
          </table:table-cell>
          <table:table-cell office:value-type="float" office:value="1.5621417760849" calcext:value-type="float">
            <text:p>1.5621417761</text:p>
          </table:table-cell>
          <table:table-cell table:number-columns-repeated="5"/>
          <table:table-cell office:value-type="float" office:value="1.58480405807495" calcext:value-type="float">
            <text:p>1.5848040581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I95]-[.O$1]" office:value-type="float" office:value="1.56766755771637" calcext:value-type="float">
            <text:p>1.5676675577</text:p>
          </table:table-cell>
          <table:table-cell office:value-type="float" office:value="1.56198620796204" calcext:value-type="float">
            <text:p>1.561986208</text:p>
          </table:table-cell>
          <table:table-cell table:number-columns-repeated="5"/>
          <table:table-cell office:value-type="float" office:value="1.58384215831757" calcext:value-type="float">
            <text:p>1.583842158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I96]-[.O$1]" office:value-type="float" office:value="1.56804080200195" calcext:value-type="float">
            <text:p>1.568040802</text:p>
          </table:table-cell>
          <table:table-cell office:value-type="float" office:value="1.56146585941315" calcext:value-type="float">
            <text:p>1.5614658594</text:p>
          </table:table-cell>
          <table:table-cell table:number-columns-repeated="5"/>
          <table:table-cell office:value-type="float" office:value="1.58421540260315" calcext:value-type="float">
            <text:p>1.5842154026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I97]-[.O$1]" office:value-type="float" office:value="1.56665785503387" calcext:value-type="float">
            <text:p>1.566657855</text:p>
          </table:table-cell>
          <table:table-cell office:value-type="float" office:value="1.5617790222168" calcext:value-type="float">
            <text:p>1.5617790222</text:p>
          </table:table-cell>
          <table:table-cell table:number-columns-repeated="5"/>
          <table:table-cell office:value-type="float" office:value="1.58283245563507" calcext:value-type="float">
            <text:p>1.582832455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I98]-[.O$1]" office:value-type="float" office:value="1.56989855957031" calcext:value-type="float">
            <text:p>1.5698985596</text:p>
          </table:table-cell>
          <table:table-cell office:value-type="float" office:value="1.56161201000214" calcext:value-type="float">
            <text:p>1.56161201</text:p>
          </table:table-cell>
          <table:table-cell table:number-columns-repeated="5"/>
          <table:table-cell office:value-type="float" office:value="1.58607316017151" calcext:value-type="float">
            <text:p>1.5860731602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I99]-[.O$1]" office:value-type="float" office:value="1.56839711856842" calcext:value-type="float">
            <text:p>1.5683971186</text:p>
          </table:table-cell>
          <table:table-cell office:value-type="float" office:value="1.56107604503632" calcext:value-type="float">
            <text:p>1.561076045</text:p>
          </table:table-cell>
          <table:table-cell table:number-columns-repeated="5"/>
          <table:table-cell office:value-type="float" office:value="1.58457171916962" calcext:value-type="float">
            <text:p>1.5845717192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I100]-[.O$1]" office:value-type="float" office:value="1.56871814918518" calcext:value-type="float">
            <text:p>1.5687181492</text:p>
          </table:table-cell>
          <table:table-cell office:value-type="float" office:value="1.56161081790924" calcext:value-type="float">
            <text:p>1.5616108179</text:p>
          </table:table-cell>
          <table:table-cell table:number-columns-repeated="5"/>
          <table:table-cell office:value-type="float" office:value="1.58489274978638" calcext:value-type="float">
            <text:p>1.5848927498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I101]-[.O$1]" office:value-type="float" office:value="1.56613464546204" calcext:value-type="float">
            <text:p>1.5661346455</text:p>
          </table:table-cell>
          <table:table-cell office:value-type="float" office:value="1.56141078472137" calcext:value-type="float">
            <text:p>1.5614107847</text:p>
          </table:table-cell>
          <table:table-cell table:number-columns-repeated="5"/>
          <table:table-cell office:value-type="float" office:value="1.58230924606323" calcext:value-type="float">
            <text:p>1.582309246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I102]-[.O$1]" office:value-type="float" office:value="1.5674994726181" calcext:value-type="float">
            <text:p>1.5674994726</text:p>
          </table:table-cell>
          <table:table-cell office:value-type="float" office:value="1.56149196624756" calcext:value-type="float">
            <text:p>1.5614919662</text:p>
          </table:table-cell>
          <table:table-cell table:number-columns-repeated="5"/>
          <table:table-cell office:value-type="float" office:value="1.5836740732193" calcext:value-type="float">
            <text:p>1.5836740732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I103]-[.O$1]" office:value-type="float" office:value="1.57497210693359" calcext:value-type="float">
            <text:p>1.5749721069</text:p>
          </table:table-cell>
          <table:table-cell office:value-type="float" office:value="1.56100010871887" calcext:value-type="float">
            <text:p>1.5610001087</text:p>
          </table:table-cell>
          <table:table-cell table:number-columns-repeated="5"/>
          <table:table-cell office:value-type="float" office:value="1.59114670753479" calcext:value-type="float">
            <text:p>1.5911467075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I104]-[.O$1]" office:value-type="float" office:value="1.56870229434967" calcext:value-type="float">
            <text:p>1.5687022943</text:p>
          </table:table-cell>
          <table:table-cell office:value-type="float" office:value="1.56089973449707" calcext:value-type="float">
            <text:p>1.5608997345</text:p>
          </table:table-cell>
          <table:table-cell table:number-columns-repeated="5"/>
          <table:table-cell office:value-type="float" office:value="1.58487689495087" calcext:value-type="float">
            <text:p>1.584876895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I105]-[.O$1]" office:value-type="float" office:value="1.56950481128693" calcext:value-type="float">
            <text:p>1.5695048113</text:p>
          </table:table-cell>
          <table:table-cell office:value-type="float" office:value="1.56096041202545" calcext:value-type="float">
            <text:p>1.560960412</text:p>
          </table:table-cell>
          <table:table-cell table:number-columns-repeated="5"/>
          <table:table-cell office:value-type="float" office:value="1.58567941188812" calcext:value-type="float">
            <text:p>1.5856794119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I106]-[.O$1]" office:value-type="float" office:value="1.56368429851532" calcext:value-type="float">
            <text:p>1.5636842985</text:p>
          </table:table-cell>
          <table:table-cell office:value-type="float" office:value="1.56131434440613" calcext:value-type="float">
            <text:p>1.5613143444</text:p>
          </table:table-cell>
          <table:table-cell table:number-columns-repeated="5"/>
          <table:table-cell office:value-type="float" office:value="1.57985889911652" calcext:value-type="float">
            <text:p>1.5798588991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I107]-[.O$1]" office:value-type="float" office:value="1.57103557777405" calcext:value-type="float">
            <text:p>1.5710355778</text:p>
          </table:table-cell>
          <table:table-cell office:value-type="float" office:value="1.56086766719818" calcext:value-type="float">
            <text:p>1.5608676672</text:p>
          </table:table-cell>
          <table:table-cell table:number-columns-repeated="5"/>
          <table:table-cell office:value-type="float" office:value="1.58721017837524" calcext:value-type="float">
            <text:p>1.5872101784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I108]-[.O$1]" office:value-type="float" office:value="1.56975324344635" calcext:value-type="float">
            <text:p>1.5697532434</text:p>
          </table:table-cell>
          <table:table-cell office:value-type="float" office:value="1.56066048145294" calcext:value-type="float">
            <text:p>1.5606604815</text:p>
          </table:table-cell>
          <table:table-cell table:number-columns-repeated="5"/>
          <table:table-cell office:value-type="float" office:value="1.58592784404755" calcext:value-type="float">
            <text:p>1.585927844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I109]-[.O$1]" office:value-type="float" office:value="1.56361587238312" calcext:value-type="float">
            <text:p>1.5636158724</text:p>
          </table:table-cell>
          <table:table-cell office:value-type="float" office:value="1.56057262420654" calcext:value-type="float">
            <text:p>1.5605726242</text:p>
          </table:table-cell>
          <table:table-cell table:number-columns-repeated="5"/>
          <table:table-cell office:value-type="float" office:value="1.57979047298431" calcext:value-type="float">
            <text:p>1.579790473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I110]-[.O$1]" office:value-type="float" office:value="1.56539745521545" calcext:value-type="float">
            <text:p>1.5653974552</text:p>
          </table:table-cell>
          <table:table-cell office:value-type="float" office:value="1.56063115596771" calcext:value-type="float">
            <text:p>1.560631156</text:p>
          </table:table-cell>
          <table:table-cell table:number-columns-repeated="5"/>
          <table:table-cell office:value-type="float" office:value="1.58157205581665" calcext:value-type="float">
            <text:p>1.5815720558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I111]-[.O$1]" office:value-type="float" office:value="1.56880719852448" calcext:value-type="float">
            <text:p>1.5688071985</text:p>
          </table:table-cell>
          <table:table-cell office:value-type="float" office:value="1.56090116500855" calcext:value-type="float">
            <text:p>1.560901165</text:p>
          </table:table-cell>
          <table:table-cell table:number-columns-repeated="5"/>
          <table:table-cell office:value-type="float" office:value="1.58498179912567" calcext:value-type="float">
            <text:p>1.584981799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I112]-[.O$1]" office:value-type="float" office:value="1.56577964019775" calcext:value-type="float">
            <text:p>1.5657796402</text:p>
          </table:table-cell>
          <table:table-cell office:value-type="float" office:value="1.56059169769287" calcext:value-type="float">
            <text:p>1.5605916977</text:p>
          </table:table-cell>
          <table:table-cell table:number-columns-repeated="5"/>
          <table:table-cell office:value-type="float" office:value="1.58195424079895" calcext:value-type="float">
            <text:p>1.5819542408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I113]-[.O$1]" office:value-type="float" office:value="1.57147319507599" calcext:value-type="float">
            <text:p>1.5714731951</text:p>
          </table:table-cell>
          <table:table-cell office:value-type="float" office:value="1.56048953533173" calcext:value-type="float">
            <text:p>1.5604895353</text:p>
          </table:table-cell>
          <table:table-cell table:number-columns-repeated="5"/>
          <table:table-cell office:value-type="float" office:value="1.58764779567719" calcext:value-type="float">
            <text:p>1.5876477957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I114]-[.O$1]" office:value-type="float" office:value="1.5641603012085" calcext:value-type="float">
            <text:p>1.5641603012</text:p>
          </table:table-cell>
          <table:table-cell office:value-type="float" office:value="1.56057894229889" calcext:value-type="float">
            <text:p>1.5605789423</text:p>
          </table:table-cell>
          <table:table-cell table:number-columns-repeated="5"/>
          <table:table-cell office:value-type="float" office:value="1.58033490180969" calcext:value-type="float">
            <text:p>1.5803349018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I115]-[.O$1]" office:value-type="float" office:value="1.56350763034821" calcext:value-type="float">
            <text:p>1.5635076303</text:p>
          </table:table-cell>
          <table:table-cell office:value-type="float" office:value="1.5601179599762" calcext:value-type="float">
            <text:p>1.56011796</text:p>
          </table:table-cell>
          <table:table-cell table:number-columns-repeated="5"/>
          <table:table-cell office:value-type="float" office:value="1.5796822309494" calcext:value-type="float">
            <text:p>1.5796822309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I116]-[.O$1]" office:value-type="float" office:value="1.5692221660614" calcext:value-type="float">
            <text:p>1.5692221661</text:p>
          </table:table-cell>
          <table:table-cell office:value-type="float" office:value="1.56015944480896" calcext:value-type="float">
            <text:p>1.5601594448</text:p>
          </table:table-cell>
          <table:table-cell table:number-columns-repeated="5"/>
          <table:table-cell office:value-type="float" office:value="1.5853967666626" calcext:value-type="float">
            <text:p>1.5853967667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I117]-[.O$1]" office:value-type="float" office:value="1.56321091842651" calcext:value-type="float">
            <text:p>1.5632109184</text:p>
          </table:table-cell>
          <table:table-cell office:value-type="float" office:value="1.5600506067276" calcext:value-type="float">
            <text:p>1.5600506067</text:p>
          </table:table-cell>
          <table:table-cell table:number-columns-repeated="5"/>
          <table:table-cell office:value-type="float" office:value="1.57938551902771" calcext:value-type="float">
            <text:p>1.579385519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I118]-[.O$1]" office:value-type="float" office:value="1.56681294631958" calcext:value-type="float">
            <text:p>1.5668129463</text:p>
          </table:table-cell>
          <table:table-cell office:value-type="float" office:value="1.56001746654511" calcext:value-type="float">
            <text:p>1.5600174665</text:p>
          </table:table-cell>
          <table:table-cell table:number-columns-repeated="5"/>
          <table:table-cell office:value-type="float" office:value="1.58298754692078" calcext:value-type="float">
            <text:p>1.5829875469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I119]-[.O$1]" office:value-type="float" office:value="1.56837721061707" calcext:value-type="float">
            <text:p>1.5683772106</text:p>
          </table:table-cell>
          <table:table-cell office:value-type="float" office:value="1.56022202968597" calcext:value-type="float">
            <text:p>1.5602220297</text:p>
          </table:table-cell>
          <table:table-cell table:number-columns-repeated="5"/>
          <table:table-cell office:value-type="float" office:value="1.58455181121826" calcext:value-type="float">
            <text:p>1.5845518112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I120]-[.O$1]" office:value-type="float" office:value="1.57155413818359" calcext:value-type="float">
            <text:p>1.5715541382</text:p>
          </table:table-cell>
          <table:table-cell office:value-type="float" office:value="1.5603643655777" calcext:value-type="float">
            <text:p>1.5603643656</text:p>
          </table:table-cell>
          <table:table-cell table:number-columns-repeated="5"/>
          <table:table-cell office:value-type="float" office:value="1.58772873878479" calcext:value-type="float">
            <text:p>1.587728738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I121]-[.O$1]" office:value-type="float" office:value="1.56495709609985" calcext:value-type="float">
            <text:p>1.5649570961</text:p>
          </table:table-cell>
          <table:table-cell office:value-type="float" office:value="1.56030666828156" calcext:value-type="float">
            <text:p>1.5603066683</text:p>
          </table:table-cell>
          <table:table-cell table:number-columns-repeated="5"/>
          <table:table-cell office:value-type="float" office:value="1.58113169670105" calcext:value-type="float">
            <text:p>1.5811316967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I122]-[.O$1]" office:value-type="float" office:value="1.56816609096527" calcext:value-type="float">
            <text:p>1.568166091</text:p>
          </table:table-cell>
          <table:table-cell office:value-type="float" office:value="1.5599490404129" calcext:value-type="float">
            <text:p>1.5599490404</text:p>
          </table:table-cell>
          <table:table-cell table:number-columns-repeated="5"/>
          <table:table-cell office:value-type="float" office:value="1.58434069156647" calcext:value-type="float">
            <text:p>1.5843406916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I123]-[.O$1]" office:value-type="float" office:value="1.56447322559357" calcext:value-type="float">
            <text:p>1.5644732256</text:p>
          </table:table-cell>
          <table:table-cell office:value-type="float" office:value="1.55980932712555" calcext:value-type="float">
            <text:p>1.5598093271</text:p>
          </table:table-cell>
          <table:table-cell table:number-columns-repeated="5"/>
          <table:table-cell office:value-type="float" office:value="1.58064782619476" calcext:value-type="float">
            <text:p>1.5806478262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I124]-[.O$1]" office:value-type="float" office:value="1.56664974880219" calcext:value-type="float">
            <text:p>1.5666497488</text:p>
          </table:table-cell>
          <table:table-cell office:value-type="float" office:value="1.56005048751831" calcext:value-type="float">
            <text:p>1.5600504875</text:p>
          </table:table-cell>
          <table:table-cell table:number-columns-repeated="5"/>
          <table:table-cell office:value-type="float" office:value="1.58282434940338" calcext:value-type="float">
            <text:p>1.5828243494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I125]-[.O$1]" office:value-type="float" office:value="1.56782551002502" calcext:value-type="float">
            <text:p>1.56782551</text:p>
          </table:table-cell>
          <table:table-cell office:value-type="float" office:value="1.55997908115387" calcext:value-type="float">
            <text:p>1.5599790812</text:p>
          </table:table-cell>
          <table:table-cell table:number-columns-repeated="5"/>
          <table:table-cell office:value-type="float" office:value="1.58400011062622" calcext:value-type="float">
            <text:p>1.5840001106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I126]-[.O$1]" office:value-type="float" office:value="1.56331355762482" calcext:value-type="float">
            <text:p>1.5633135576</text:p>
          </table:table-cell>
          <table:table-cell office:value-type="float" office:value="1.559614777565" calcext:value-type="float">
            <text:p>1.5596147776</text:p>
          </table:table-cell>
          <table:table-cell table:number-columns-repeated="5"/>
          <table:table-cell office:value-type="float" office:value="1.57948815822601" calcext:value-type="float">
            <text:p>1.5794881582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I127]-[.O$1]" office:value-type="float" office:value="1.56704075527191" calcext:value-type="float">
            <text:p>1.5670407553</text:p>
          </table:table-cell>
          <table:table-cell office:value-type="float" office:value="1.56003570556641" calcext:value-type="float">
            <text:p>1.5600357056</text:p>
          </table:table-cell>
          <table:table-cell table:number-columns-repeated="5"/>
          <table:table-cell office:value-type="float" office:value="1.58321535587311" calcext:value-type="float">
            <text:p>1.5832153559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I128]-[.O$1]" office:value-type="float" office:value="1.56336064529419" calcext:value-type="float">
            <text:p>1.5633606453</text:p>
          </table:table-cell>
          <table:table-cell office:value-type="float" office:value="1.55990374088287" calcext:value-type="float">
            <text:p>1.5599037409</text:p>
          </table:table-cell>
          <table:table-cell table:number-columns-repeated="5"/>
          <table:table-cell office:value-type="float" office:value="1.57953524589539" calcext:value-type="float">
            <text:p>1.5795352459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I129]-[.O$1]" office:value-type="float" office:value="1.5727234621048" calcext:value-type="float">
            <text:p>1.5727234621</text:p>
          </table:table-cell>
          <table:table-cell office:value-type="float" office:value="1.55954074859619" calcext:value-type="float">
            <text:p>1.5595407486</text:p>
          </table:table-cell>
          <table:table-cell table:number-columns-repeated="5"/>
          <table:table-cell office:value-type="float" office:value="1.58889806270599" calcext:value-type="float">
            <text:p>1.5888980627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I130]-[.O$1]" office:value-type="float" office:value="1.56865711402893" calcext:value-type="float">
            <text:p>1.568657114</text:p>
          </table:table-cell>
          <table:table-cell office:value-type="float" office:value="1.5594973564148" calcext:value-type="float">
            <text:p>1.5594973564</text:p>
          </table:table-cell>
          <table:table-cell table:number-columns-repeated="5"/>
          <table:table-cell office:value-type="float" office:value="1.58483171463013" calcext:value-type="float">
            <text:p>1.5848317146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I131]-[.O$1]" office:value-type="float" office:value="1.56643386077881" calcext:value-type="float">
            <text:p>1.5664338608</text:p>
          </table:table-cell>
          <table:table-cell office:value-type="float" office:value="1.55970621109009" calcext:value-type="float">
            <text:p>1.5597062111</text:p>
          </table:table-cell>
          <table:table-cell table:number-columns-repeated="5"/>
          <table:table-cell office:value-type="float" office:value="1.58260846138001" calcext:value-type="float">
            <text:p>1.582608461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I132]-[.O$1]" office:value-type="float" office:value="1.56599683952332" calcext:value-type="float">
            <text:p>1.5659968395</text:p>
          </table:table-cell>
          <table:table-cell office:value-type="float" office:value="1.55977141857147" calcext:value-type="float">
            <text:p>1.5597714186</text:p>
          </table:table-cell>
          <table:table-cell table:number-columns-repeated="5"/>
          <table:table-cell office:value-type="float" office:value="1.58217144012451" calcext:value-type="float">
            <text:p>1.5821714401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I133]-[.O$1]" office:value-type="float" office:value="1.56611974430084" calcext:value-type="float">
            <text:p>1.5661197443</text:p>
          </table:table-cell>
          <table:table-cell office:value-type="float" office:value="1.55976045131683" calcext:value-type="float">
            <text:p>1.5597604513</text:p>
          </table:table-cell>
          <table:table-cell table:number-columns-repeated="5"/>
          <table:table-cell office:value-type="float" office:value="1.58229434490204" calcext:value-type="float">
            <text:p>1.5822943449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I134]-[.O$1]" office:value-type="float" office:value="1.5636753578186" calcext:value-type="float">
            <text:p>1.5636753578</text:p>
          </table:table-cell>
          <table:table-cell office:value-type="float" office:value="1.55895888805389" calcext:value-type="float">
            <text:p>1.5589588881</text:p>
          </table:table-cell>
          <table:table-cell table:number-columns-repeated="5"/>
          <table:table-cell office:value-type="float" office:value="1.5798499584198" calcext:value-type="float">
            <text:p>1.5798499584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I135]-[.O$1]" office:value-type="float" office:value="1.56867356491089" calcext:value-type="float">
            <text:p>1.5686735649</text:p>
          </table:table-cell>
          <table:table-cell office:value-type="float" office:value="1.55975770950317" calcext:value-type="float">
            <text:p>1.5597577095</text:p>
          </table:table-cell>
          <table:table-cell table:number-columns-repeated="5"/>
          <table:table-cell office:value-type="float" office:value="1.58484816551209" calcext:value-type="float">
            <text:p>1.5848481655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I136]-[.O$1]" office:value-type="float" office:value="1.56424339008331" calcext:value-type="float">
            <text:p>1.5642433901</text:p>
          </table:table-cell>
          <table:table-cell office:value-type="float" office:value="1.55919563770294" calcext:value-type="float">
            <text:p>1.5591956377</text:p>
          </table:table-cell>
          <table:table-cell table:number-columns-repeated="5"/>
          <table:table-cell office:value-type="float" office:value="1.58041799068451" calcext:value-type="float">
            <text:p>1.5804179907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I137]-[.O$1]" office:value-type="float" office:value="1.5629349489212" calcext:value-type="float">
            <text:p>1.5629349489</text:p>
          </table:table-cell>
          <table:table-cell office:value-type="float" office:value="1.55945324897766" calcext:value-type="float">
            <text:p>1.559453249</text:p>
          </table:table-cell>
          <table:table-cell table:number-columns-repeated="5"/>
          <table:table-cell office:value-type="float" office:value="1.5791095495224" calcext:value-type="float">
            <text:p>1.5791095495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I138]-[.O$1]" office:value-type="float" office:value="1.56323774051666" calcext:value-type="float">
            <text:p>1.5632377405</text:p>
          </table:table-cell>
          <table:table-cell office:value-type="float" office:value="1.55941247940063" calcext:value-type="float">
            <text:p>1.5594124794</text:p>
          </table:table-cell>
          <table:table-cell table:number-columns-repeated="5"/>
          <table:table-cell office:value-type="float" office:value="1.57941234111786" calcext:value-type="float">
            <text:p>1.5794123411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I139]-[.O$1]" office:value-type="float" office:value="1.56451447200775" calcext:value-type="float">
            <text:p>1.564514472</text:p>
          </table:table-cell>
          <table:table-cell office:value-type="float" office:value="1.55923712253571" calcext:value-type="float">
            <text:p>1.5592371225</text:p>
          </table:table-cell>
          <table:table-cell table:number-columns-repeated="5"/>
          <table:table-cell office:value-type="float" office:value="1.58068907260895" calcext:value-type="float">
            <text:p>1.5806890726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I140]-[.O$1]" office:value-type="float" office:value="1.57141227912903" calcext:value-type="float">
            <text:p>1.5714122791</text:p>
          </table:table-cell>
          <table:table-cell office:value-type="float" office:value="1.55930185317993" calcext:value-type="float">
            <text:p>1.5593018532</text:p>
          </table:table-cell>
          <table:table-cell table:number-columns-repeated="5"/>
          <table:table-cell office:value-type="float" office:value="1.58758687973022" calcext:value-type="float">
            <text:p>1.5875868797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I141]-[.O$1]" office:value-type="float" office:value="1.56419260692596" calcext:value-type="float">
            <text:p>1.5641926069</text:p>
          </table:table-cell>
          <table:table-cell office:value-type="float" office:value="1.55928671360016" calcext:value-type="float">
            <text:p>1.5592867136</text:p>
          </table:table-cell>
          <table:table-cell table:number-columns-repeated="5"/>
          <table:table-cell office:value-type="float" office:value="1.58036720752716" calcext:value-type="float">
            <text:p>1.580367207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I142]-[.O$1]" office:value-type="float" office:value="1.57009597015381" calcext:value-type="float">
            <text:p>1.5700959702</text:p>
          </table:table-cell>
          <table:table-cell office:value-type="float" office:value="1.55934047698975" calcext:value-type="float">
            <text:p>1.559340477</text:p>
          </table:table-cell>
          <table:table-cell table:number-columns-repeated="5"/>
          <table:table-cell office:value-type="float" office:value="1.58627057075501" calcext:value-type="float">
            <text:p>1.5862705708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I143]-[.O$1]" office:value-type="float" office:value="1.56340797138214" calcext:value-type="float">
            <text:p>1.5634079714</text:p>
          </table:table-cell>
          <table:table-cell office:value-type="float" office:value="1.55914688110352" calcext:value-type="float">
            <text:p>1.5591468811</text:p>
          </table:table-cell>
          <table:table-cell table:number-columns-repeated="5"/>
          <table:table-cell office:value-type="float" office:value="1.57958257198334" calcext:value-type="float">
            <text:p>1.579582572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I144]-[.O$1]" office:value-type="float" office:value="1.56261594486237" calcext:value-type="float">
            <text:p>1.5626159449</text:p>
          </table:table-cell>
          <table:table-cell office:value-type="float" office:value="1.55902636051178" calcext:value-type="float">
            <text:p>1.5590263605</text:p>
          </table:table-cell>
          <table:table-cell table:number-columns-repeated="5"/>
          <table:table-cell office:value-type="float" office:value="1.57879054546356" calcext:value-type="float">
            <text:p>1.5787905455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I145]-[.O$1]" office:value-type="float" office:value="1.56312186908722" calcext:value-type="float">
            <text:p>1.5631218691</text:p>
          </table:table-cell>
          <table:table-cell office:value-type="float" office:value="1.55914866924286" calcext:value-type="float">
            <text:p>1.5591486692</text:p>
          </table:table-cell>
          <table:table-cell table:number-columns-repeated="5"/>
          <table:table-cell office:value-type="float" office:value="1.57929646968842" calcext:value-type="float">
            <text:p>1.5792964697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I146]-[.O$1]" office:value-type="float" office:value="1.56794507694244" calcext:value-type="float">
            <text:p>1.5679450769</text:p>
          </table:table-cell>
          <table:table-cell office:value-type="float" office:value="1.55922317504883" calcext:value-type="float">
            <text:p>1.559223175</text:p>
          </table:table-cell>
          <table:table-cell table:number-columns-repeated="5"/>
          <table:table-cell office:value-type="float" office:value="1.58411967754364" calcext:value-type="float">
            <text:p>1.5841196775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I147]-[.O$1]" office:value-type="float" office:value="1.56346996021271" calcext:value-type="float">
            <text:p>1.5634699602</text:p>
          </table:table-cell>
          <table:table-cell office:value-type="float" office:value="1.55862319469452" calcext:value-type="float">
            <text:p>1.5586231947</text:p>
          </table:table-cell>
          <table:table-cell table:number-columns-repeated="5"/>
          <table:table-cell office:value-type="float" office:value="1.5796445608139" calcext:value-type="float">
            <text:p>1.5796445608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I148]-[.O$1]" office:value-type="float" office:value="1.5635602016449" calcext:value-type="float">
            <text:p>1.5635602016</text:p>
          </table:table-cell>
          <table:table-cell office:value-type="float" office:value="1.55877232551575" calcext:value-type="float">
            <text:p>1.5587723255</text:p>
          </table:table-cell>
          <table:table-cell table:number-columns-repeated="5"/>
          <table:table-cell office:value-type="float" office:value="1.57973480224609" calcext:value-type="float">
            <text:p>1.5797348022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I149]-[.O$1]" office:value-type="float" office:value="1.5632327337265" calcext:value-type="float">
            <text:p>1.5632327337</text:p>
          </table:table-cell>
          <table:table-cell office:value-type="float" office:value="1.55879592895508" calcext:value-type="float">
            <text:p>1.558795929</text:p>
          </table:table-cell>
          <table:table-cell table:number-columns-repeated="5"/>
          <table:table-cell office:value-type="float" office:value="1.5794073343277" calcext:value-type="float">
            <text:p>1.5794073343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I150]-[.O$1]" office:value-type="float" office:value="1.56549031925201" calcext:value-type="float">
            <text:p>1.5654903193</text:p>
          </table:table-cell>
          <table:table-cell office:value-type="float" office:value="1.55864858627319" calcext:value-type="float">
            <text:p>1.5586485863</text:p>
          </table:table-cell>
          <table:table-cell table:number-columns-repeated="5"/>
          <table:table-cell office:value-type="float" office:value="1.58166491985321" calcext:value-type="float">
            <text:p>1.5816649199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I151]-[.O$1]" office:value-type="float" office:value="1.56495626163483" calcext:value-type="float">
            <text:p>1.5649562616</text:p>
          </table:table-cell>
          <table:table-cell office:value-type="float" office:value="1.55895686149597" calcext:value-type="float">
            <text:p>1.5589568615</text:p>
          </table:table-cell>
          <table:table-cell table:number-columns-repeated="5"/>
          <table:table-cell office:value-type="float" office:value="1.58113086223602" calcext:value-type="float">
            <text:p>1.5811308622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I152]-[.O$1]" office:value-type="float" office:value="1.55839760494232" calcext:value-type="float">
            <text:p>1.5583976049</text:p>
          </table:table-cell>
          <table:table-cell office:value-type="float" office:value="1.55873942375183" calcext:value-type="float">
            <text:p>1.5587394238</text:p>
          </table:table-cell>
          <table:table-cell table:number-columns-repeated="5"/>
          <table:table-cell office:value-type="float" office:value="1.57457220554352" calcext:value-type="float">
            <text:p>1.5745722055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I153]-[.O$1]" office:value-type="float" office:value="1.56364281368256" calcext:value-type="float">
            <text:p>1.5636428137</text:p>
          </table:table-cell>
          <table:table-cell office:value-type="float" office:value="1.5582309961319" calcext:value-type="float">
            <text:p>1.5582309961</text:p>
          </table:table-cell>
          <table:table-cell table:number-columns-repeated="5"/>
          <table:table-cell office:value-type="float" office:value="1.57981741428375" calcext:value-type="float">
            <text:p>1.5798174143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I154]-[.O$1]" office:value-type="float" office:value="1.56591351222992" calcext:value-type="float">
            <text:p>1.5659135122</text:p>
          </table:table-cell>
          <table:table-cell office:value-type="float" office:value="1.55855906009674" calcext:value-type="float">
            <text:p>1.5585590601</text:p>
          </table:table-cell>
          <table:table-cell table:number-columns-repeated="5"/>
          <table:table-cell office:value-type="float" office:value="1.58208811283112" calcext:value-type="float">
            <text:p>1.5820881128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I155]-[.O$1]" office:value-type="float" office:value="1.56226296615601" calcext:value-type="float">
            <text:p>1.5622629662</text:p>
          </table:table-cell>
          <table:table-cell office:value-type="float" office:value="1.5585001707077" calcext:value-type="float">
            <text:p>1.5585001707</text:p>
          </table:table-cell>
          <table:table-cell table:number-columns-repeated="5"/>
          <table:table-cell office:value-type="float" office:value="1.5784375667572" calcext:value-type="float">
            <text:p>1.5784375668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I156]-[.O$1]" office:value-type="float" office:value="1.5605529088974" calcext:value-type="float">
            <text:p>1.5605529089</text:p>
          </table:table-cell>
          <table:table-cell office:value-type="float" office:value="1.55855476856232" calcext:value-type="float">
            <text:p>1.5585547686</text:p>
          </table:table-cell>
          <table:table-cell table:number-columns-repeated="5"/>
          <table:table-cell office:value-type="float" office:value="1.5767275094986" calcext:value-type="float">
            <text:p>1.5767275095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I157]-[.O$1]" office:value-type="float" office:value="1.56237013530731" calcext:value-type="float">
            <text:p>1.5623701353</text:p>
          </table:table-cell>
          <table:table-cell office:value-type="float" office:value="1.55834853649139" calcext:value-type="float">
            <text:p>1.5583485365</text:p>
          </table:table-cell>
          <table:table-cell table:number-columns-repeated="5"/>
          <table:table-cell office:value-type="float" office:value="1.57854473590851" calcext:value-type="float">
            <text:p>1.5785447359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I158]-[.O$1]" office:value-type="float" office:value="1.56569154453278" calcext:value-type="float">
            <text:p>1.5656915445</text:p>
          </table:table-cell>
          <table:table-cell office:value-type="float" office:value="1.5585595369339" calcext:value-type="float">
            <text:p>1.5585595369</text:p>
          </table:table-cell>
          <table:table-cell table:number-columns-repeated="5"/>
          <table:table-cell office:value-type="float" office:value="1.58186614513397" calcext:value-type="float">
            <text:p>1.5818661451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I159]-[.O$1]" office:value-type="float" office:value="1.56192155075073" calcext:value-type="float">
            <text:p>1.5619215508</text:p>
          </table:table-cell>
          <table:table-cell office:value-type="float" office:value="1.55849349498749" calcext:value-type="float">
            <text:p>1.558493495</text:p>
          </table:table-cell>
          <table:table-cell table:number-columns-repeated="5"/>
          <table:table-cell office:value-type="float" office:value="1.57809615135193" calcext:value-type="float">
            <text:p>1.5780961514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I160]-[.O$1]" office:value-type="float" office:value="1.56228871536255" calcext:value-type="float">
            <text:p>1.5622887154</text:p>
          </table:table-cell>
          <table:table-cell office:value-type="float" office:value="1.55840039253235" calcext:value-type="float">
            <text:p>1.5584003925</text:p>
          </table:table-cell>
          <table:table-cell table:number-columns-repeated="5"/>
          <table:table-cell office:value-type="float" office:value="1.57846331596375" calcext:value-type="float">
            <text:p>1.57846331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I161]-[.O$1]" office:value-type="float" office:value="1.56192596149445" calcext:value-type="float">
            <text:p>1.5619259615</text:p>
          </table:table-cell>
          <table:table-cell office:value-type="float" office:value="1.55820596218109" calcext:value-type="float">
            <text:p>1.5582059622</text:p>
          </table:table-cell>
          <table:table-cell table:number-columns-repeated="5"/>
          <table:table-cell office:value-type="float" office:value="1.57810056209564" calcext:value-type="float">
            <text:p>1.5781005621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I162]-[.O$1]" office:value-type="float" office:value="1.56725175571442" calcext:value-type="float">
            <text:p>1.5672517557</text:p>
          </table:table-cell>
          <table:table-cell office:value-type="float" office:value="1.5577073097229" calcext:value-type="float">
            <text:p>1.5577073097</text:p>
          </table:table-cell>
          <table:table-cell table:number-columns-repeated="5"/>
          <table:table-cell office:value-type="float" office:value="1.58342635631561" calcext:value-type="float">
            <text:p>1.5834263563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I163]-[.O$1]" office:value-type="float" office:value="1.56394882392883" calcext:value-type="float">
            <text:p>1.5639488239</text:p>
          </table:table-cell>
          <table:table-cell office:value-type="float" office:value="1.55844938755035" calcext:value-type="float">
            <text:p>1.5584493876</text:p>
          </table:table-cell>
          <table:table-cell table:number-columns-repeated="5"/>
          <table:table-cell office:value-type="float" office:value="1.58012342453003" calcext:value-type="float">
            <text:p>1.5801234245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I164]-[.O$1]" office:value-type="float" office:value="1.56527419281006" calcext:value-type="float">
            <text:p>1.5652741928</text:p>
          </table:table-cell>
          <table:table-cell office:value-type="float" office:value="1.55846047401428" calcext:value-type="float">
            <text:p>1.558460474</text:p>
          </table:table-cell>
          <table:table-cell table:number-columns-repeated="5"/>
          <table:table-cell office:value-type="float" office:value="1.58144879341126" calcext:value-type="float">
            <text:p>1.5814487934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I165]-[.O$1]" office:value-type="float" office:value="1.5621318359375" calcext:value-type="float">
            <text:p>1.5621318359</text:p>
          </table:table-cell>
          <table:table-cell office:value-type="float" office:value="1.55828368663788" calcext:value-type="float">
            <text:p>1.5582836866</text:p>
          </table:table-cell>
          <table:table-cell table:number-columns-repeated="5"/>
          <table:table-cell office:value-type="float" office:value="1.5783064365387" calcext:value-type="float">
            <text:p>1.5783064365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I166]-[.O$1]" office:value-type="float" office:value="1.56322188568115" calcext:value-type="float">
            <text:p>1.5632218857</text:p>
          </table:table-cell>
          <table:table-cell office:value-type="float" office:value="1.55814063549042" calcext:value-type="float">
            <text:p>1.5581406355</text:p>
          </table:table-cell>
          <table:table-cell table:number-columns-repeated="5"/>
          <table:table-cell office:value-type="float" office:value="1.57939648628235" calcext:value-type="float">
            <text:p>1.5793964863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I167]-[.O$1]" office:value-type="float" office:value="1.56621582698822" calcext:value-type="float">
            <text:p>1.566215827</text:p>
          </table:table-cell>
          <table:table-cell office:value-type="float" office:value="1.55785989761353" calcext:value-type="float">
            <text:p>1.5578598976</text:p>
          </table:table-cell>
          <table:table-cell table:number-columns-repeated="5"/>
          <table:table-cell office:value-type="float" office:value="1.58239042758942" calcext:value-type="float">
            <text:p>1.5823904276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I168]-[.O$1]" office:value-type="float" office:value="1.56141574573517" calcext:value-type="float">
            <text:p>1.5614157457</text:p>
          </table:table-cell>
          <table:table-cell office:value-type="float" office:value="1.55818736553192" calcext:value-type="float">
            <text:p>1.5581873655</text:p>
          </table:table-cell>
          <table:table-cell table:number-columns-repeated="5"/>
          <table:table-cell office:value-type="float" office:value="1.57759034633636" calcext:value-type="float">
            <text:p>1.5775903463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I169]-[.O$1]" office:value-type="float" office:value="1.56135244560242" calcext:value-type="float">
            <text:p>1.5613524456</text:p>
          </table:table-cell>
          <table:table-cell office:value-type="float" office:value="1.55781853199005" calcext:value-type="float">
            <text:p>1.557818532</text:p>
          </table:table-cell>
          <table:table-cell table:number-columns-repeated="5"/>
          <table:table-cell office:value-type="float" office:value="1.57752704620361" calcext:value-type="float">
            <text:p>1.5775270462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I170]-[.O$1]" office:value-type="float" office:value="1.56242246818542" calcext:value-type="float">
            <text:p>1.5624224682</text:p>
          </table:table-cell>
          <table:table-cell office:value-type="float" office:value="1.55759871006012" calcext:value-type="float">
            <text:p>1.5575987101</text:p>
          </table:table-cell>
          <table:table-cell table:number-columns-repeated="5"/>
          <table:table-cell office:value-type="float" office:value="1.57859706878662" calcext:value-type="float">
            <text:p>1.5785970688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I171]-[.O$1]" office:value-type="float" office:value="1.56136627388" calcext:value-type="float">
            <text:p>1.5613662739</text:p>
          </table:table-cell>
          <table:table-cell office:value-type="float" office:value="1.55789577960968" calcext:value-type="float">
            <text:p>1.5578957796</text:p>
          </table:table-cell>
          <table:table-cell table:number-columns-repeated="5"/>
          <table:table-cell office:value-type="float" office:value="1.5775408744812" calcext:value-type="float">
            <text:p>1.5775408745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I172]-[.O$1]" office:value-type="float" office:value="1.56573398303986" calcext:value-type="float">
            <text:p>1.565733983</text:p>
          </table:table-cell>
          <table:table-cell office:value-type="float" office:value="1.5577700138092" calcext:value-type="float">
            <text:p>1.5577700138</text:p>
          </table:table-cell>
          <table:table-cell table:number-columns-repeated="5"/>
          <table:table-cell office:value-type="float" office:value="1.58190858364105" calcext:value-type="float">
            <text:p>1.5819085836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I173]-[.O$1]" office:value-type="float" office:value="1.56212575626373" calcext:value-type="float">
            <text:p>1.5621257563</text:p>
          </table:table-cell>
          <table:table-cell office:value-type="float" office:value="1.55786168575287" calcext:value-type="float">
            <text:p>1.5578616858</text:p>
          </table:table-cell>
          <table:table-cell table:number-columns-repeated="5"/>
          <table:table-cell office:value-type="float" office:value="1.57830035686493" calcext:value-type="float">
            <text:p>1.5783003569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I174]-[.O$1]" office:value-type="float" office:value="1.56996746253967" calcext:value-type="float">
            <text:p>1.5699674625</text:p>
          </table:table-cell>
          <table:table-cell office:value-type="float" office:value="1.55785739421844" calcext:value-type="float">
            <text:p>1.5578573942</text:p>
          </table:table-cell>
          <table:table-cell table:number-columns-repeated="5"/>
          <table:table-cell office:value-type="float" office:value="1.58614206314087" calcext:value-type="float">
            <text:p>1.5861420631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I175]-[.O$1]" office:value-type="float" office:value="1.55907876682282" calcext:value-type="float">
            <text:p>1.5590787668</text:p>
          </table:table-cell>
          <table:table-cell office:value-type="float" office:value="1.55808591842651" calcext:value-type="float">
            <text:p>1.5580859184</text:p>
          </table:table-cell>
          <table:table-cell table:number-columns-repeated="5"/>
          <table:table-cell office:value-type="float" office:value="1.57525336742401" calcext:value-type="float">
            <text:p>1.5752533674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I176]-[.O$1]" office:value-type="float" office:value="1.56048281383514" calcext:value-type="float">
            <text:p>1.5604828138</text:p>
          </table:table-cell>
          <table:table-cell office:value-type="float" office:value="1.55790674686432" calcext:value-type="float">
            <text:p>1.5579067469</text:p>
          </table:table-cell>
          <table:table-cell table:number-columns-repeated="5"/>
          <table:table-cell office:value-type="float" office:value="1.57665741443634" calcext:value-type="float">
            <text:p>1.5766574144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I177]-[.O$1]" office:value-type="float" office:value="1.56625170898438" calcext:value-type="float">
            <text:p>1.566251709</text:p>
          </table:table-cell>
          <table:table-cell office:value-type="float" office:value="1.55778002738953" calcext:value-type="float">
            <text:p>1.5577800274</text:p>
          </table:table-cell>
          <table:table-cell table:number-columns-repeated="5"/>
          <table:table-cell office:value-type="float" office:value="1.58242630958557" calcext:value-type="float">
            <text:p>1.5824263096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I178]-[.O$1]" office:value-type="float" office:value="1.56447239112854" calcext:value-type="float">
            <text:p>1.5644723911</text:p>
          </table:table-cell>
          <table:table-cell office:value-type="float" office:value="1.55756318569183" calcext:value-type="float">
            <text:p>1.5575631857</text:p>
          </table:table-cell>
          <table:table-cell table:number-columns-repeated="5"/>
          <table:table-cell office:value-type="float" office:value="1.58064699172974" calcext:value-type="float">
            <text:p>1.580646991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I179]-[.O$1]" office:value-type="float" office:value="1.56321497154236" calcext:value-type="float">
            <text:p>1.5632149715</text:p>
          </table:table-cell>
          <table:table-cell office:value-type="float" office:value="1.55775129795074" calcext:value-type="float">
            <text:p>1.557751298</text:p>
          </table:table-cell>
          <table:table-cell table:number-columns-repeated="5"/>
          <table:table-cell office:value-type="float" office:value="1.57938957214355" calcext:value-type="float">
            <text:p>1.5793895721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I180]-[.O$1]" office:value-type="float" office:value="1.56394679737091" calcext:value-type="float">
            <text:p>1.5639467974</text:p>
          </table:table-cell>
          <table:table-cell office:value-type="float" office:value="1.55789995193481" calcext:value-type="float">
            <text:p>1.5578999519</text:p>
          </table:table-cell>
          <table:table-cell table:number-columns-repeated="5"/>
          <table:table-cell office:value-type="float" office:value="1.58012139797211" calcext:value-type="float">
            <text:p>1.580121398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I181]-[.O$1]" office:value-type="float" office:value="1.56206865501404" calcext:value-type="float">
            <text:p>1.562068655</text:p>
          </table:table-cell>
          <table:table-cell office:value-type="float" office:value="1.55796265602112" calcext:value-type="float">
            <text:p>1.557962656</text:p>
          </table:table-cell>
          <table:table-cell table:number-columns-repeated="5"/>
          <table:table-cell office:value-type="float" office:value="1.57824325561523" calcext:value-type="float">
            <text:p>1.5782432556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I182]-[.O$1]" office:value-type="float" office:value="1.57125539970398" calcext:value-type="float">
            <text:p>1.5712553997</text:p>
          </table:table-cell>
          <table:table-cell office:value-type="float" office:value="1.5570662021637" calcext:value-type="float">
            <text:p>1.5570662022</text:p>
          </table:table-cell>
          <table:table-cell table:number-columns-repeated="5"/>
          <table:table-cell office:value-type="float" office:value="1.58743000030518" calcext:value-type="float">
            <text:p>1.5874300003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I183]-[.O$1]" office:value-type="float" office:value="1.56290013980865" calcext:value-type="float">
            <text:p>1.5629001398</text:p>
          </table:table-cell>
          <table:table-cell office:value-type="float" office:value="1.55746197700501" calcext:value-type="float">
            <text:p>1.557461977</text:p>
          </table:table-cell>
          <table:table-cell table:number-columns-repeated="5"/>
          <table:table-cell office:value-type="float" office:value="1.57907474040985" calcext:value-type="float">
            <text:p>1.5790747404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I184]-[.O$1]" office:value-type="float" office:value="1.56452090930939" calcext:value-type="float">
            <text:p>1.5645209093</text:p>
          </table:table-cell>
          <table:table-cell office:value-type="float" office:value="1.55772066116333" calcext:value-type="float">
            <text:p>1.5577206612</text:p>
          </table:table-cell>
          <table:table-cell table:number-columns-repeated="5"/>
          <table:table-cell office:value-type="float" office:value="1.58069550991058" calcext:value-type="float">
            <text:p>1.5806955099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I185]-[.O$1]" office:value-type="float" office:value="1.56785924625397" calcext:value-type="float">
            <text:p>1.5678592463</text:p>
          </table:table-cell>
          <table:table-cell office:value-type="float" office:value="1.55749535560608" calcext:value-type="float">
            <text:p>1.5574953556</text:p>
          </table:table-cell>
          <table:table-cell table:number-columns-repeated="5"/>
          <table:table-cell office:value-type="float" office:value="1.58403384685516" calcext:value-type="float">
            <text:p>1.584033846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I186]-[.O$1]" office:value-type="float" office:value="1.55885811042786" calcext:value-type="float">
            <text:p>1.5588581104</text:p>
          </table:table-cell>
          <table:table-cell office:value-type="float" office:value="1.55699896812439" calcext:value-type="float">
            <text:p>1.5569989681</text:p>
          </table:table-cell>
          <table:table-cell table:number-columns-repeated="5"/>
          <table:table-cell office:value-type="float" office:value="1.57503271102905" calcext:value-type="float">
            <text:p>1.575032711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I187]-[.O$1]" office:value-type="float" office:value="1.56202418994904" calcext:value-type="float">
            <text:p>1.5620241899</text:p>
          </table:table-cell>
          <table:table-cell office:value-type="float" office:value="1.55715417861938" calcext:value-type="float">
            <text:p>1.5571541786</text:p>
          </table:table-cell>
          <table:table-cell table:number-columns-repeated="5"/>
          <table:table-cell office:value-type="float" office:value="1.57819879055023" calcext:value-type="float">
            <text:p>1.5781987906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I188]-[.O$1]" office:value-type="float" office:value="1.56292684268951" calcext:value-type="float">
            <text:p>1.5629268427</text:p>
          </table:table-cell>
          <table:table-cell office:value-type="float" office:value="1.55731630325317" calcext:value-type="float">
            <text:p>1.5573163033</text:p>
          </table:table-cell>
          <table:table-cell table:number-columns-repeated="5"/>
          <table:table-cell office:value-type="float" office:value="1.57910144329071" calcext:value-type="float">
            <text:p>1.5791014433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I189]-[.O$1]" office:value-type="float" office:value="1.56158395004272" calcext:value-type="float">
            <text:p>1.56158395</text:p>
          </table:table-cell>
          <table:table-cell office:value-type="float" office:value="1.55725359916687" calcext:value-type="float">
            <text:p>1.5572535992</text:p>
          </table:table-cell>
          <table:table-cell table:number-columns-repeated="5"/>
          <table:table-cell office:value-type="float" office:value="1.57775855064392" calcext:value-type="float">
            <text:p>1.5777585506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I190]-[.O$1]" office:value-type="float" office:value="1.56080825519562" calcext:value-type="float">
            <text:p>1.5608082552</text:p>
          </table:table-cell>
          <table:table-cell office:value-type="float" office:value="1.55710518360138" calcext:value-type="float">
            <text:p>1.5571051836</text:p>
          </table:table-cell>
          <table:table-cell table:number-columns-repeated="5"/>
          <table:table-cell office:value-type="float" office:value="1.57698285579681" calcext:value-type="float">
            <text:p>1.5769828558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I191]-[.O$1]" office:value-type="float" office:value="1.55961663913727" calcext:value-type="float">
            <text:p>1.5596166391</text:p>
          </table:table-cell>
          <table:table-cell office:value-type="float" office:value="1.55700933933258" calcext:value-type="float">
            <text:p>1.5570093393</text:p>
          </table:table-cell>
          <table:table-cell table:number-columns-repeated="5"/>
          <table:table-cell office:value-type="float" office:value="1.57579123973846" calcext:value-type="float">
            <text:p>1.5757912397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I192]-[.O$1]" office:value-type="float" office:value="1.56277854633331" calcext:value-type="float">
            <text:p>1.5627785463</text:p>
          </table:table-cell>
          <table:table-cell office:value-type="float" office:value="1.55711603164673" calcext:value-type="float">
            <text:p>1.5571160316</text:p>
          </table:table-cell>
          <table:table-cell table:number-columns-repeated="5"/>
          <table:table-cell office:value-type="float" office:value="1.57895314693451" calcext:value-type="float">
            <text:p>1.5789531469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I193]-[.O$1]" office:value-type="float" office:value="1.56240816307068" calcext:value-type="float">
            <text:p>1.5624081631</text:p>
          </table:table-cell>
          <table:table-cell office:value-type="float" office:value="1.55750799179077" calcext:value-type="float">
            <text:p>1.5575079918</text:p>
          </table:table-cell>
          <table:table-cell table:number-columns-repeated="5"/>
          <table:table-cell office:value-type="float" office:value="1.57858276367188" calcext:value-type="float">
            <text:p>1.5785827637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I194]-[.O$1]" office:value-type="float" office:value="1.56001289081573" calcext:value-type="float">
            <text:p>1.5600128908</text:p>
          </table:table-cell>
          <table:table-cell office:value-type="float" office:value="1.55729162693024" calcext:value-type="float">
            <text:p>1.5572916269</text:p>
          </table:table-cell>
          <table:table-cell table:number-columns-repeated="5"/>
          <table:table-cell office:value-type="float" office:value="1.57618749141693" calcext:value-type="float">
            <text:p>1.5761874914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I195]-[.O$1]" office:value-type="float" office:value="1.56639118385315" calcext:value-type="float">
            <text:p>1.5663911839</text:p>
          </table:table-cell>
          <table:table-cell office:value-type="float" office:value="1.55699026584625" calcext:value-type="float">
            <text:p>1.5569902658</text:p>
          </table:table-cell>
          <table:table-cell table:number-columns-repeated="5"/>
          <table:table-cell office:value-type="float" office:value="1.58256578445435" calcext:value-type="float">
            <text:p>1.5825657845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I196]-[.O$1]" office:value-type="float" office:value="1.56215198230743" calcext:value-type="float">
            <text:p>1.5621519823</text:p>
          </table:table-cell>
          <table:table-cell office:value-type="float" office:value="1.55698883533478" calcext:value-type="float">
            <text:p>1.5569888353</text:p>
          </table:table-cell>
          <table:table-cell table:number-columns-repeated="5"/>
          <table:table-cell office:value-type="float" office:value="1.57832658290863" calcext:value-type="float">
            <text:p>1.5783265829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I197]-[.O$1]" office:value-type="float" office:value="1.56971807670593" calcext:value-type="float">
            <text:p>1.5697180767</text:p>
          </table:table-cell>
          <table:table-cell office:value-type="float" office:value="1.55713164806366" calcext:value-type="float">
            <text:p>1.5571316481</text:p>
          </table:table-cell>
          <table:table-cell table:number-columns-repeated="5"/>
          <table:table-cell office:value-type="float" office:value="1.58589267730713" calcext:value-type="float">
            <text:p>1.5858926773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I198]-[.O$1]" office:value-type="float" office:value="1.56201310348511" calcext:value-type="float">
            <text:p>1.5620131035</text:p>
          </table:table-cell>
          <table:table-cell office:value-type="float" office:value="1.55712163448334" calcext:value-type="float">
            <text:p>1.5571216345</text:p>
          </table:table-cell>
          <table:table-cell table:number-columns-repeated="5"/>
          <table:table-cell office:value-type="float" office:value="1.5781877040863" calcext:value-type="float">
            <text:p>1.5781877041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I199]-[.O$1]" office:value-type="float" office:value="1.56080897045136" calcext:value-type="float">
            <text:p>1.5608089705</text:p>
          </table:table-cell>
          <table:table-cell office:value-type="float" office:value="1.55716955661774" calcext:value-type="float">
            <text:p>1.5571695566</text:p>
          </table:table-cell>
          <table:table-cell table:number-columns-repeated="5"/>
          <table:table-cell office:value-type="float" office:value="1.57698357105255" calcext:value-type="float">
            <text:p>1.5769835711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I200]-[.O$1]" office:value-type="float" office:value="1.5625060338974" calcext:value-type="float">
            <text:p>1.5625060339</text:p>
          </table:table-cell>
          <table:table-cell office:value-type="float" office:value="1.55689644813538" calcext:value-type="float">
            <text:p>1.5568964481</text:p>
          </table:table-cell>
          <table:table-cell table:number-columns-repeated="5"/>
          <table:table-cell office:value-type="float" office:value="1.5786806344986" calcext:value-type="float">
            <text:p>1.5786806345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I201]-[.O$1]" office:value-type="float" office:value="1.56018228721619" calcext:value-type="float">
            <text:p>1.5601822872</text:p>
          </table:table-cell>
          <table:table-cell office:value-type="float" office:value="1.55674982070923" calcext:value-type="float">
            <text:p>1.5567498207</text:p>
          </table:table-cell>
          <table:table-cell table:number-columns-repeated="5"/>
          <table:table-cell office:value-type="float" office:value="1.57635688781738" calcext:value-type="float">
            <text:p>1.5763568878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I202]-[.O$1]" office:value-type="float" office:value="1.55940551948547" calcext:value-type="float">
            <text:p>1.5594055195</text:p>
          </table:table-cell>
          <table:table-cell office:value-type="float" office:value="1.55691826343536" calcext:value-type="float">
            <text:p>1.5569182634</text:p>
          </table:table-cell>
          <table:table-cell table:number-columns-repeated="5"/>
          <table:table-cell office:value-type="float" office:value="1.57558012008667" calcext:value-type="float">
            <text:p>1.5755801201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I203]-[.O$1]" office:value-type="float" office:value="1.56001002979279" calcext:value-type="float">
            <text:p>1.5600100298</text:p>
          </table:table-cell>
          <table:table-cell office:value-type="float" office:value="1.55694174766541" calcext:value-type="float">
            <text:p>1.5569417477</text:p>
          </table:table-cell>
          <table:table-cell table:number-columns-repeated="5"/>
          <table:table-cell office:value-type="float" office:value="1.57618463039398" calcext:value-type="float">
            <text:p>1.5761846304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I204]-[.O$1]" office:value-type="float" office:value="1.56160218906403" calcext:value-type="float">
            <text:p>1.5616021891</text:p>
          </table:table-cell>
          <table:table-cell office:value-type="float" office:value="1.55634868144989" calcext:value-type="float">
            <text:p>1.5563486814</text:p>
          </table:table-cell>
          <table:table-cell table:number-columns-repeated="5"/>
          <table:table-cell office:value-type="float" office:value="1.57777678966522" calcext:value-type="float">
            <text:p>1.5777767897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I205]-[.O$1]" office:value-type="float" office:value="1.56267459583282" calcext:value-type="float">
            <text:p>1.5626745958</text:p>
          </table:table-cell>
          <table:table-cell office:value-type="float" office:value="1.55692076683044" calcext:value-type="float">
            <text:p>1.5569207668</text:p>
          </table:table-cell>
          <table:table-cell table:number-columns-repeated="5"/>
          <table:table-cell office:value-type="float" office:value="1.57884919643402" calcext:value-type="float">
            <text:p>1.5788491964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I206]-[.O$1]" office:value-type="float" office:value="1.56158263874054" calcext:value-type="float">
            <text:p>1.5615826387</text:p>
          </table:table-cell>
          <table:table-cell office:value-type="float" office:value="1.55689442157745" calcext:value-type="float">
            <text:p>1.5568944216</text:p>
          </table:table-cell>
          <table:table-cell table:number-columns-repeated="5"/>
          <table:table-cell office:value-type="float" office:value="1.57775723934174" calcext:value-type="float">
            <text:p>1.5777572393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I207]-[.O$1]" office:value-type="float" office:value="1.55941076469421" calcext:value-type="float">
            <text:p>1.5594107647</text:p>
          </table:table-cell>
          <table:table-cell office:value-type="float" office:value="1.55682384967804" calcext:value-type="float">
            <text:p>1.5568238497</text:p>
          </table:table-cell>
          <table:table-cell table:number-columns-repeated="5"/>
          <table:table-cell office:value-type="float" office:value="1.57558536529541" calcext:value-type="float">
            <text:p>1.5755853653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I208]-[.O$1]" office:value-type="float" office:value="1.56543321800232" calcext:value-type="float">
            <text:p>1.565433218</text:p>
          </table:table-cell>
          <table:table-cell office:value-type="float" office:value="1.55669236183167" calcext:value-type="float">
            <text:p>1.5566923618</text:p>
          </table:table-cell>
          <table:table-cell table:number-columns-repeated="5"/>
          <table:table-cell office:value-type="float" office:value="1.58160781860352" calcext:value-type="float">
            <text:p>1.5816078186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I209]-[.O$1]" office:value-type="float" office:value="1.55997486305237" calcext:value-type="float">
            <text:p>1.5599748631</text:p>
          </table:table-cell>
          <table:table-cell office:value-type="float" office:value="1.55686438083649" calcext:value-type="float">
            <text:p>1.5568643808</text:p>
          </table:table-cell>
          <table:table-cell table:number-columns-repeated="5"/>
          <table:table-cell office:value-type="float" office:value="1.57614946365356" calcext:value-type="float">
            <text:p>1.5761494637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I210]-[.O$1]" office:value-type="float" office:value="1.55931945037842" calcext:value-type="float">
            <text:p>1.5593194504</text:p>
          </table:table-cell>
          <table:table-cell office:value-type="float" office:value="1.55670773983002" calcext:value-type="float">
            <text:p>1.5567077398</text:p>
          </table:table-cell>
          <table:table-cell table:number-columns-repeated="5"/>
          <table:table-cell office:value-type="float" office:value="1.57549405097961" calcext:value-type="float">
            <text:p>1.575494051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I211]-[.O$1]" office:value-type="float" office:value="1.56313522052765" calcext:value-type="float">
            <text:p>1.5631352205</text:p>
          </table:table-cell>
          <table:table-cell office:value-type="float" office:value="1.5564329624176" calcext:value-type="float">
            <text:p>1.5564329624</text:p>
          </table:table-cell>
          <table:table-cell table:number-columns-repeated="5"/>
          <table:table-cell office:value-type="float" office:value="1.57930982112885" calcext:value-type="float">
            <text:p>1.5793098211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I212]-[.O$1]" office:value-type="float" office:value="1.56101138782501" calcext:value-type="float">
            <text:p>1.5610113878</text:p>
          </table:table-cell>
          <table:table-cell office:value-type="float" office:value="1.55660891532898" calcext:value-type="float">
            <text:p>1.5566089153</text:p>
          </table:table-cell>
          <table:table-cell table:number-columns-repeated="5"/>
          <table:table-cell office:value-type="float" office:value="1.57718598842621" calcext:value-type="float">
            <text:p>1.5771859884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I213]-[.O$1]" office:value-type="float" office:value="1.56017596912384" calcext:value-type="float">
            <text:p>1.5601759691</text:p>
          </table:table-cell>
          <table:table-cell office:value-type="float" office:value="1.55683267116547" calcext:value-type="float">
            <text:p>1.5568326712</text:p>
          </table:table-cell>
          <table:table-cell table:number-columns-repeated="5"/>
          <table:table-cell office:value-type="float" office:value="1.57635056972504" calcext:value-type="float">
            <text:p>1.5763505697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I214]-[.O$1]" office:value-type="float" office:value="1.55969054889679" calcext:value-type="float">
            <text:p>1.5596905489</text:p>
          </table:table-cell>
          <table:table-cell office:value-type="float" office:value="1.55641150474548" calcext:value-type="float">
            <text:p>1.5564115047</text:p>
          </table:table-cell>
          <table:table-cell table:number-columns-repeated="5"/>
          <table:table-cell office:value-type="float" office:value="1.57586514949799" calcext:value-type="float">
            <text:p>1.5758651495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I215]-[.O$1]" office:value-type="float" office:value="1.56132848453522" calcext:value-type="float">
            <text:p>1.5613284845</text:p>
          </table:table-cell>
          <table:table-cell office:value-type="float" office:value="1.55638611316681" calcext:value-type="float">
            <text:p>1.5563861132</text:p>
          </table:table-cell>
          <table:table-cell table:number-columns-repeated="5"/>
          <table:table-cell office:value-type="float" office:value="1.57750308513641" calcext:value-type="float">
            <text:p>1.5775030851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I216]-[.O$1]" office:value-type="float" office:value="1.56077583026886" calcext:value-type="float">
            <text:p>1.5607758303</text:p>
          </table:table-cell>
          <table:table-cell office:value-type="float" office:value="1.55627274513245" calcext:value-type="float">
            <text:p>1.5562727451</text:p>
          </table:table-cell>
          <table:table-cell table:number-columns-repeated="5"/>
          <table:table-cell office:value-type="float" office:value="1.57695043087006" calcext:value-type="float">
            <text:p>1.5769504309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I217]-[.O$1]" office:value-type="float" office:value="1.5603703994751" calcext:value-type="float">
            <text:p>1.5603703995</text:p>
          </table:table-cell>
          <table:table-cell office:value-type="float" office:value="1.55674397945404" calcext:value-type="float">
            <text:p>1.5567439795</text:p>
          </table:table-cell>
          <table:table-cell table:number-columns-repeated="5"/>
          <table:table-cell office:value-type="float" office:value="1.57654500007629" calcext:value-type="float">
            <text:p>1.5765450001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I218]-[.O$1]" office:value-type="float" office:value="1.56046719741821" calcext:value-type="float">
            <text:p>1.5604671974</text:p>
          </table:table-cell>
          <table:table-cell office:value-type="float" office:value="1.5561625957489" calcext:value-type="float">
            <text:p>1.5561625957</text:p>
          </table:table-cell>
          <table:table-cell table:number-columns-repeated="5"/>
          <table:table-cell office:value-type="float" office:value="1.57664179801941" calcext:value-type="float">
            <text:p>1.576641798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I219]-[.O$1]" office:value-type="float" office:value="1.56077273082733" calcext:value-type="float">
            <text:p>1.5607727308</text:p>
          </table:table-cell>
          <table:table-cell office:value-type="float" office:value="1.55669033527374" calcext:value-type="float">
            <text:p>1.5566903353</text:p>
          </table:table-cell>
          <table:table-cell table:number-columns-repeated="5"/>
          <table:table-cell office:value-type="float" office:value="1.57694733142853" calcext:value-type="float">
            <text:p>1.5769473314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I220]-[.O$1]" office:value-type="float" office:value="1.56211765003204" calcext:value-type="float">
            <text:p>1.56211765</text:p>
          </table:table-cell>
          <table:table-cell office:value-type="float" office:value="1.55619037151337" calcext:value-type="float">
            <text:p>1.5561903715</text:p>
          </table:table-cell>
          <table:table-cell table:number-columns-repeated="5"/>
          <table:table-cell office:value-type="float" office:value="1.57829225063324" calcext:value-type="float">
            <text:p>1.5782922506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I221]-[.O$1]" office:value-type="float" office:value="1.55898292255402" calcext:value-type="float">
            <text:p>1.5589829226</text:p>
          </table:table-cell>
          <table:table-cell office:value-type="float" office:value="1.55631399154663" calcext:value-type="float">
            <text:p>1.5563139915</text:p>
          </table:table-cell>
          <table:table-cell table:number-columns-repeated="5"/>
          <table:table-cell office:value-type="float" office:value="1.57515752315521" calcext:value-type="float">
            <text:p>1.5751575232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I222]-[.O$1]" office:value-type="float" office:value="1.5623520154953" calcext:value-type="float">
            <text:p>1.5623520155</text:p>
          </table:table-cell>
          <table:table-cell office:value-type="float" office:value="1.55654036998749" calcext:value-type="float">
            <text:p>1.55654037</text:p>
          </table:table-cell>
          <table:table-cell table:number-columns-repeated="5"/>
          <table:table-cell office:value-type="float" office:value="1.5785266160965" calcext:value-type="float">
            <text:p>1.5785266161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I223]-[.O$1]" office:value-type="float" office:value="1.56547744464874" calcext:value-type="float">
            <text:p>1.5654774446</text:p>
          </table:table-cell>
          <table:table-cell office:value-type="float" office:value="1.55639815330505" calcext:value-type="float">
            <text:p>1.5563981533</text:p>
          </table:table-cell>
          <table:table-cell table:number-columns-repeated="5"/>
          <table:table-cell office:value-type="float" office:value="1.58165204524994" calcext:value-type="float">
            <text:p>1.5816520452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I224]-[.O$1]" office:value-type="float" office:value="1.56226916503906" calcext:value-type="float">
            <text:p>1.562269165</text:p>
          </table:table-cell>
          <table:table-cell office:value-type="float" office:value="1.55641198158264" calcext:value-type="float">
            <text:p>1.5564119816</text:p>
          </table:table-cell>
          <table:table-cell table:number-columns-repeated="5"/>
          <table:table-cell office:value-type="float" office:value="1.57844376564026" calcext:value-type="float">
            <text:p>1.5784437656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I225]-[.O$1]" office:value-type="float" office:value="1.55952425193787" calcext:value-type="float">
            <text:p>1.5595242519</text:p>
          </table:table-cell>
          <table:table-cell office:value-type="float" office:value="1.55636024475098" calcext:value-type="float">
            <text:p>1.5563602448</text:p>
          </table:table-cell>
          <table:table-cell table:number-columns-repeated="5"/>
          <table:table-cell office:value-type="float" office:value="1.57569885253906" calcext:value-type="float">
            <text:p>1.5756988525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I226]-[.O$1]" office:value-type="float" office:value="1.56121165943146" calcext:value-type="float">
            <text:p>1.5612116594</text:p>
          </table:table-cell>
          <table:table-cell office:value-type="float" office:value="1.5561511516571" calcext:value-type="float">
            <text:p>1.5561511517</text:p>
          </table:table-cell>
          <table:table-cell table:number-columns-repeated="5"/>
          <table:table-cell office:value-type="float" office:value="1.57738626003265" calcext:value-type="float">
            <text:p>1.57738626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I227]-[.O$1]" office:value-type="float" office:value="1.57168491077423" calcext:value-type="float">
            <text:p>1.5716849108</text:p>
          </table:table-cell>
          <table:table-cell office:value-type="float" office:value="1.5559538602829" calcext:value-type="float">
            <text:p>1.5559538603</text:p>
          </table:table-cell>
          <table:table-cell table:number-columns-repeated="5"/>
          <table:table-cell office:value-type="float" office:value="1.58785951137543" calcext:value-type="float">
            <text:p>1.5878595114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I228]-[.O$1]" office:value-type="float" office:value="1.56080992412567" calcext:value-type="float">
            <text:p>1.5608099241</text:p>
          </table:table-cell>
          <table:table-cell office:value-type="float" office:value="1.55621349811554" calcext:value-type="float">
            <text:p>1.5562134981</text:p>
          </table:table-cell>
          <table:table-cell table:number-columns-repeated="5"/>
          <table:table-cell office:value-type="float" office:value="1.57698452472687" calcext:value-type="float">
            <text:p>1.5769845247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I229]-[.O$1]" office:value-type="float" office:value="1.56001134109497" calcext:value-type="float">
            <text:p>1.5600113411</text:p>
          </table:table-cell>
          <table:table-cell office:value-type="float" office:value="1.5564831495285" calcext:value-type="float">
            <text:p>1.5564831495</text:p>
          </table:table-cell>
          <table:table-cell table:number-columns-repeated="5"/>
          <table:table-cell office:value-type="float" office:value="1.57618594169617" calcext:value-type="float">
            <text:p>1.5761859417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I230]-[.O$1]" office:value-type="float" office:value="1.55826242160797" calcext:value-type="float">
            <text:p>1.5582624216</text:p>
          </table:table-cell>
          <table:table-cell office:value-type="float" office:value="1.55601239204407" calcext:value-type="float">
            <text:p>1.556012392</text:p>
          </table:table-cell>
          <table:table-cell table:number-columns-repeated="5"/>
          <table:table-cell office:value-type="float" office:value="1.57443702220917" calcext:value-type="float">
            <text:p>1.5744370222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I231]-[.O$1]" office:value-type="float" office:value="1.56000263881683" calcext:value-type="float">
            <text:p>1.5600026388</text:p>
          </table:table-cell>
          <table:table-cell office:value-type="float" office:value="1.55600380897522" calcext:value-type="float">
            <text:p>1.556003809</text:p>
          </table:table-cell>
          <table:table-cell table:number-columns-repeated="5"/>
          <table:table-cell office:value-type="float" office:value="1.57617723941803" calcext:value-type="float">
            <text:p>1.5761772394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I232]-[.O$1]" office:value-type="float" office:value="1.5597623128891" calcext:value-type="float">
            <text:p>1.5597623129</text:p>
          </table:table-cell>
          <table:table-cell office:value-type="float" office:value="1.55586266517639" calcext:value-type="float">
            <text:p>1.5558626652</text:p>
          </table:table-cell>
          <table:table-cell table:number-columns-repeated="5"/>
          <table:table-cell office:value-type="float" office:value="1.5759369134903" calcext:value-type="float">
            <text:p>1.5759369135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I233]-[.O$1]" office:value-type="float" office:value="1.56072659683228" calcext:value-type="float">
            <text:p>1.5607265968</text:p>
          </table:table-cell>
          <table:table-cell office:value-type="float" office:value="1.55585181713104" calcext:value-type="float">
            <text:p>1.5558518171</text:p>
          </table:table-cell>
          <table:table-cell table:number-columns-repeated="5"/>
          <table:table-cell office:value-type="float" office:value="1.57690119743347" calcext:value-type="float">
            <text:p>1.5769011974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I234]-[.O$1]" office:value-type="float" office:value="1.56104262065887" calcext:value-type="float">
            <text:p>1.5610426207</text:p>
          </table:table-cell>
          <table:table-cell office:value-type="float" office:value="1.55604958534241" calcext:value-type="float">
            <text:p>1.5560495853</text:p>
          </table:table-cell>
          <table:table-cell table:number-columns-repeated="5"/>
          <table:table-cell office:value-type="float" office:value="1.57721722126007" calcext:value-type="float">
            <text:p>1.5772172213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I235]-[.O$1]" office:value-type="float" office:value="1.56291814041138" calcext:value-type="float">
            <text:p>1.5629181404</text:p>
          </table:table-cell>
          <table:table-cell office:value-type="float" office:value="1.55612933635712" calcext:value-type="float">
            <text:p>1.5561293364</text:p>
          </table:table-cell>
          <table:table-cell table:number-columns-repeated="5"/>
          <table:table-cell office:value-type="float" office:value="1.57909274101257" calcext:value-type="float">
            <text:p>1.579092741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I236]-[.O$1]" office:value-type="float" office:value="1.56037790966034" calcext:value-type="float">
            <text:p>1.5603779097</text:p>
          </table:table-cell>
          <table:table-cell office:value-type="float" office:value="1.55591785907745" calcext:value-type="float">
            <text:p>1.5559178591</text:p>
          </table:table-cell>
          <table:table-cell table:number-columns-repeated="5"/>
          <table:table-cell office:value-type="float" office:value="1.57655251026154" calcext:value-type="float">
            <text:p>1.5765525103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I237]-[.O$1]" office:value-type="float" office:value="1.56033797454834" calcext:value-type="float">
            <text:p>1.5603379745</text:p>
          </table:table-cell>
          <table:table-cell office:value-type="float" office:value="1.55591630935669" calcext:value-type="float">
            <text:p>1.5559163094</text:p>
          </table:table-cell>
          <table:table-cell table:number-columns-repeated="5"/>
          <table:table-cell office:value-type="float" office:value="1.57651257514954" calcext:value-type="float">
            <text:p>1.5765125751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I238]-[.O$1]" office:value-type="float" office:value="1.5621056098938" calcext:value-type="float">
            <text:p>1.5621056099</text:p>
          </table:table-cell>
          <table:table-cell office:value-type="float" office:value="1.55592584609985" calcext:value-type="float">
            <text:p>1.5559258461</text:p>
          </table:table-cell>
          <table:table-cell table:number-columns-repeated="5"/>
          <table:table-cell office:value-type="float" office:value="1.578280210495" calcext:value-type="float">
            <text:p>1.5782802105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I239]-[.O$1]" office:value-type="float" office:value="1.55935986232758" calcext:value-type="float">
            <text:p>1.5593598623</text:p>
          </table:table-cell>
          <table:table-cell office:value-type="float" office:value="1.55604565143585" calcext:value-type="float">
            <text:p>1.5560456514</text:p>
          </table:table-cell>
          <table:table-cell table:number-columns-repeated="5"/>
          <table:table-cell office:value-type="float" office:value="1.57553446292877" calcext:value-type="float">
            <text:p>1.5755344629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I240]-[.O$1]" office:value-type="float" office:value="1.56040580463409" calcext:value-type="float">
            <text:p>1.5604058046</text:p>
          </table:table-cell>
          <table:table-cell office:value-type="float" office:value="1.55621325969696" calcext:value-type="float">
            <text:p>1.5562132597</text:p>
          </table:table-cell>
          <table:table-cell table:number-columns-repeated="5"/>
          <table:table-cell office:value-type="float" office:value="1.57658040523529" calcext:value-type="float">
            <text:p>1.5765804052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I241]-[.O$1]" office:value-type="float" office:value="1.56085307788849" calcext:value-type="float">
            <text:p>1.5608530779</text:p>
          </table:table-cell>
          <table:table-cell office:value-type="float" office:value="1.55580389499664" calcext:value-type="float">
            <text:p>1.555803895</text:p>
          </table:table-cell>
          <table:table-cell table:number-columns-repeated="5"/>
          <table:table-cell office:value-type="float" office:value="1.57702767848969" calcext:value-type="float">
            <text:p>1.5770276785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I242]-[.O$1]" office:value-type="float" office:value="1.56023926925659" calcext:value-type="float">
            <text:p>1.5602392693</text:p>
          </table:table-cell>
          <table:table-cell office:value-type="float" office:value="1.55569767951965" calcext:value-type="float">
            <text:p>1.5556976795</text:p>
          </table:table-cell>
          <table:table-cell table:number-columns-repeated="5"/>
          <table:table-cell office:value-type="float" office:value="1.57641386985779" calcext:value-type="float">
            <text:p>1.5764138699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I243]-[.O$1]" office:value-type="float" office:value="1.56378419589996" calcext:value-type="float">
            <text:p>1.5637841959</text:p>
          </table:table-cell>
          <table:table-cell office:value-type="float" office:value="1.55589890480042" calcext:value-type="float">
            <text:p>1.5558989048</text:p>
          </table:table-cell>
          <table:table-cell table:number-columns-repeated="5"/>
          <table:table-cell office:value-type="float" office:value="1.57995879650116" calcext:value-type="float">
            <text:p>1.5799587965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I244]-[.O$1]" office:value-type="float" office:value="1.56073196125031" calcext:value-type="float">
            <text:p>1.5607319613</text:p>
          </table:table-cell>
          <table:table-cell office:value-type="float" office:value="1.55575406551361" calcext:value-type="float">
            <text:p>1.5557540655</text:p>
          </table:table-cell>
          <table:table-cell table:number-columns-repeated="5"/>
          <table:table-cell office:value-type="float" office:value="1.5769065618515" calcext:value-type="float">
            <text:p>1.5769065619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I245]-[.O$1]" office:value-type="float" office:value="1.56018586349487" calcext:value-type="float">
            <text:p>1.5601858635</text:p>
          </table:table-cell>
          <table:table-cell office:value-type="float" office:value="1.55574631690979" calcext:value-type="float">
            <text:p>1.5557463169</text:p>
          </table:table-cell>
          <table:table-cell table:number-columns-repeated="5"/>
          <table:table-cell office:value-type="float" office:value="1.57636046409607" calcext:value-type="float">
            <text:p>1.5763604641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I246]-[.O$1]" office:value-type="float" office:value="1.56227381420136" calcext:value-type="float">
            <text:p>1.5622738142</text:p>
          </table:table-cell>
          <table:table-cell office:value-type="float" office:value="1.55567622184753" calcext:value-type="float">
            <text:p>1.5556762218</text:p>
          </table:table-cell>
          <table:table-cell table:number-columns-repeated="5"/>
          <table:table-cell office:value-type="float" office:value="1.57844841480255" calcext:value-type="float">
            <text:p>1.5784484148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I247]-[.O$1]" office:value-type="float" office:value="1.55934448432922" calcext:value-type="float">
            <text:p>1.5593444843</text:p>
          </table:table-cell>
          <table:table-cell office:value-type="float" office:value="1.55542302131653" calcext:value-type="float">
            <text:p>1.5554230213</text:p>
          </table:table-cell>
          <table:table-cell table:number-columns-repeated="5"/>
          <table:table-cell office:value-type="float" office:value="1.57551908493042" calcext:value-type="float">
            <text:p>1.5755190849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I248]-[.O$1]" office:value-type="float" office:value="1.56051535797119" calcext:value-type="float">
            <text:p>1.560515358</text:p>
          </table:table-cell>
          <table:table-cell office:value-type="float" office:value="1.55583488941193" calcext:value-type="float">
            <text:p>1.5558348894</text:p>
          </table:table-cell>
          <table:table-cell table:number-columns-repeated="5"/>
          <table:table-cell office:value-type="float" office:value="1.57668995857239" calcext:value-type="float">
            <text:p>1.5766899586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I249]-[.O$1]" office:value-type="float" office:value="1.55825920295715" calcext:value-type="float">
            <text:p>1.558259203</text:p>
          </table:table-cell>
          <table:table-cell office:value-type="float" office:value="1.55559349060059" calcext:value-type="float">
            <text:p>1.5555934906</text:p>
          </table:table-cell>
          <table:table-cell table:number-columns-repeated="5"/>
          <table:table-cell office:value-type="float" office:value="1.57443380355835" calcext:value-type="float">
            <text:p>1.5744338036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I250]-[.O$1]" office:value-type="float" office:value="1.5594120759964" calcext:value-type="float">
            <text:p>1.559412076</text:p>
          </table:table-cell>
          <table:table-cell office:value-type="float" office:value="1.55546963214874" calcext:value-type="float">
            <text:p>1.5554696321</text:p>
          </table:table-cell>
          <table:table-cell table:number-columns-repeated="5"/>
          <table:table-cell office:value-type="float" office:value="1.5755866765976" calcext:value-type="float">
            <text:p>1.5755866766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I251]-[.O$1]" office:value-type="float" office:value="1.56133730602264" calcext:value-type="float">
            <text:p>1.561337306</text:p>
          </table:table-cell>
          <table:table-cell office:value-type="float" office:value="1.55597460269928" calcext:value-type="float">
            <text:p>1.5559746027</text:p>
          </table:table-cell>
          <table:table-cell table:number-columns-repeated="5"/>
          <table:table-cell office:value-type="float" office:value="1.57751190662384" calcext:value-type="float">
            <text:p>1.5775119066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I252]-[.O$1]" office:value-type="float" office:value="1.56188495349884" calcext:value-type="float">
            <text:p>1.5618849535</text:p>
          </table:table-cell>
          <table:table-cell office:value-type="float" office:value="1.55592799186707" calcext:value-type="float">
            <text:p>1.5559279919</text:p>
          </table:table-cell>
          <table:table-cell table:number-columns-repeated="5"/>
          <table:table-cell office:value-type="float" office:value="1.57805955410004" calcext:value-type="float">
            <text:p>1.5780595541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I253]-[.O$1]" office:value-type="float" office:value="1.55750210475922" calcext:value-type="float">
            <text:p>1.5575021048</text:p>
          </table:table-cell>
          <table:table-cell office:value-type="float" office:value="1.55512940883636" calcext:value-type="float">
            <text:p>1.5551294088</text:p>
          </table:table-cell>
          <table:table-cell table:number-columns-repeated="5"/>
          <table:table-cell office:value-type="float" office:value="1.57367670536041" calcext:value-type="float">
            <text:p>1.5736767054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I254]-[.O$1]" office:value-type="float" office:value="1.5609635848999" calcext:value-type="float">
            <text:p>1.5609635849</text:p>
          </table:table-cell>
          <table:table-cell office:value-type="float" office:value="1.55570614337921" calcext:value-type="float">
            <text:p>1.5557061434</text:p>
          </table:table-cell>
          <table:table-cell table:number-columns-repeated="5"/>
          <table:table-cell office:value-type="float" office:value="1.5771381855011" calcext:value-type="float">
            <text:p>1.5771381855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I255]-[.O$1]" office:value-type="float" office:value="1.56039519500732" calcext:value-type="float">
            <text:p>1.560395195</text:p>
          </table:table-cell>
          <table:table-cell office:value-type="float" office:value="1.55556440353394" calcext:value-type="float">
            <text:p>1.5555644035</text:p>
          </table:table-cell>
          <table:table-cell table:number-columns-repeated="5"/>
          <table:table-cell office:value-type="float" office:value="1.57656979560852" calcext:value-type="float">
            <text:p>1.5765697956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I256]-[.O$1]" office:value-type="float" office:value="1.55882163238525" calcext:value-type="float">
            <text:p>1.5588216324</text:p>
          </table:table-cell>
          <table:table-cell office:value-type="float" office:value="1.55559945106506" calcext:value-type="float">
            <text:p>1.5555994511</text:p>
          </table:table-cell>
          <table:table-cell table:number-columns-repeated="5"/>
          <table:table-cell office:value-type="float" office:value="1.57499623298645" calcext:value-type="float">
            <text:p>1.574996233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I257]-[.O$1]" office:value-type="float" office:value="1.55920036029816" calcext:value-type="float">
            <text:p>1.5592003603</text:p>
          </table:table-cell>
          <table:table-cell office:value-type="float" office:value="1.55540156364441" calcext:value-type="float">
            <text:p>1.5554015636</text:p>
          </table:table-cell>
          <table:table-cell table:number-columns-repeated="5"/>
          <table:table-cell office:value-type="float" office:value="1.57537496089935" calcext:value-type="float">
            <text:p>1.5753749609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I258]-[.O$1]" office:value-type="float" office:value="1.5581799287796" calcext:value-type="float">
            <text:p>1.5581799288</text:p>
          </table:table-cell>
          <table:table-cell office:value-type="float" office:value="1.55541920661926" calcext:value-type="float">
            <text:p>1.5554192066</text:p>
          </table:table-cell>
          <table:table-cell table:number-columns-repeated="5"/>
          <table:table-cell office:value-type="float" office:value="1.5743545293808" calcext:value-type="float">
            <text:p>1.5743545294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I259]-[.O$1]" office:value-type="float" office:value="1.56250198078156" calcext:value-type="float">
            <text:p>1.5625019808</text:p>
          </table:table-cell>
          <table:table-cell office:value-type="float" office:value="1.55554926395416" calcext:value-type="float">
            <text:p>1.555549264</text:p>
          </table:table-cell>
          <table:table-cell table:number-columns-repeated="5"/>
          <table:table-cell office:value-type="float" office:value="1.57867658138275" calcext:value-type="float">
            <text:p>1.5786765814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I260]-[.O$1]" office:value-type="float" office:value="1.56001992416382" calcext:value-type="float">
            <text:p>1.5600199242</text:p>
          </table:table-cell>
          <table:table-cell office:value-type="float" office:value="1.5555704832077" calcext:value-type="float">
            <text:p>1.5555704832</text:p>
          </table:table-cell>
          <table:table-cell table:number-columns-repeated="5"/>
          <table:table-cell office:value-type="float" office:value="1.57619452476501" calcext:value-type="float">
            <text:p>1.5761945248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I261]-[.O$1]" office:value-type="float" office:value="1.56040902328491" calcext:value-type="float">
            <text:p>1.5604090233</text:p>
          </table:table-cell>
          <table:table-cell office:value-type="float" office:value="1.55550014972687" calcext:value-type="float">
            <text:p>1.5555001497</text:p>
          </table:table-cell>
          <table:table-cell table:number-columns-repeated="5"/>
          <table:table-cell office:value-type="float" office:value="1.57658362388611" calcext:value-type="float">
            <text:p>1.5765836239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I262]-[.O$1]" office:value-type="float" office:value="1.56320007038116" calcext:value-type="float">
            <text:p>1.5632000704</text:p>
          </table:table-cell>
          <table:table-cell office:value-type="float" office:value="1.55528593063355" calcext:value-type="float">
            <text:p>1.5552859306</text:p>
          </table:table-cell>
          <table:table-cell table:number-columns-repeated="5"/>
          <table:table-cell office:value-type="float" office:value="1.57937467098236" calcext:value-type="float">
            <text:p>1.579374671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I263]-[.O$1]" office:value-type="float" office:value="1.56142766666412" calcext:value-type="float">
            <text:p>1.5614276667</text:p>
          </table:table-cell>
          <table:table-cell office:value-type="float" office:value="1.55536043643951" calcext:value-type="float">
            <text:p>1.5553604364</text:p>
          </table:table-cell>
          <table:table-cell table:number-columns-repeated="5"/>
          <table:table-cell office:value-type="float" office:value="1.57760226726532" calcext:value-type="float">
            <text:p>1.5776022673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I264]-[.O$1]" office:value-type="float" office:value="1.56156737995148" calcext:value-type="float">
            <text:p>1.56156738</text:p>
          </table:table-cell>
          <table:table-cell office:value-type="float" office:value="1.55545425415039" calcext:value-type="float">
            <text:p>1.5554542542</text:p>
          </table:table-cell>
          <table:table-cell table:number-columns-repeated="5"/>
          <table:table-cell office:value-type="float" office:value="1.57774198055267" calcext:value-type="float">
            <text:p>1.5777419806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I265]-[.O$1]" office:value-type="float" office:value="1.56257708263397" calcext:value-type="float">
            <text:p>1.5625770826</text:p>
          </table:table-cell>
          <table:table-cell office:value-type="float" office:value="1.55518937110901" calcext:value-type="float">
            <text:p>1.5551893711</text:p>
          </table:table-cell>
          <table:table-cell table:number-columns-repeated="5"/>
          <table:table-cell office:value-type="float" office:value="1.57875168323517" calcext:value-type="float">
            <text:p>1.5787516832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I266]-[.O$1]" office:value-type="float" office:value="1.55856878948212" calcext:value-type="float">
            <text:p>1.5585687895</text:p>
          </table:table-cell>
          <table:table-cell office:value-type="float" office:value="1.55544435977936" calcext:value-type="float">
            <text:p>1.5554443598</text:p>
          </table:table-cell>
          <table:table-cell table:number-columns-repeated="5"/>
          <table:table-cell office:value-type="float" office:value="1.57474339008331" calcext:value-type="float">
            <text:p>1.5747433901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I267]-[.O$1]" office:value-type="float" office:value="1.55943353366852" calcext:value-type="float">
            <text:p>1.5594335337</text:p>
          </table:table-cell>
          <table:table-cell office:value-type="float" office:value="1.55527806282043" calcext:value-type="float">
            <text:p>1.5552780628</text:p>
          </table:table-cell>
          <table:table-cell table:number-columns-repeated="5"/>
          <table:table-cell office:value-type="float" office:value="1.57560813426971" calcext:value-type="float">
            <text:p>1.5756081343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I268]-[.O$1]" office:value-type="float" office:value="1.56058724117279" calcext:value-type="float">
            <text:p>1.5605872412</text:p>
          </table:table-cell>
          <table:table-cell office:value-type="float" office:value="1.55524802207947" calcext:value-type="float">
            <text:p>1.5552480221</text:p>
          </table:table-cell>
          <table:table-cell table:number-columns-repeated="5"/>
          <table:table-cell office:value-type="float" office:value="1.57676184177399" calcext:value-type="float">
            <text:p>1.5767618418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I269]-[.O$1]" office:value-type="float" office:value="1.55945093822479" calcext:value-type="float">
            <text:p>1.5594509382</text:p>
          </table:table-cell>
          <table:table-cell office:value-type="float" office:value="1.55520296096802" calcext:value-type="float">
            <text:p>1.555202961</text:p>
          </table:table-cell>
          <table:table-cell table:number-columns-repeated="5"/>
          <table:table-cell office:value-type="float" office:value="1.57562553882599" calcext:value-type="float">
            <text:p>1.575625538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I270]-[.O$1]" office:value-type="float" office:value="1.55989558887482" calcext:value-type="float">
            <text:p>1.5598955889</text:p>
          </table:table-cell>
          <table:table-cell office:value-type="float" office:value="1.55545258522034" calcext:value-type="float">
            <text:p>1.5554525852</text:p>
          </table:table-cell>
          <table:table-cell table:number-columns-repeated="5"/>
          <table:table-cell office:value-type="float" office:value="1.57607018947601" calcext:value-type="float">
            <text:p>1.5760701895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I271]-[.O$1]" office:value-type="float" office:value="1.56407327842712" calcext:value-type="float">
            <text:p>1.5640732784</text:p>
          </table:table-cell>
          <table:table-cell office:value-type="float" office:value="1.55538690090179" calcext:value-type="float">
            <text:p>1.5553869009</text:p>
          </table:table-cell>
          <table:table-cell table:number-columns-repeated="5"/>
          <table:table-cell office:value-type="float" office:value="1.58024787902832" calcext:value-type="float">
            <text:p>1.580247879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I272]-[.O$1]" office:value-type="float" office:value="1.55768056106567" calcext:value-type="float">
            <text:p>1.5576805611</text:p>
          </table:table-cell>
          <table:table-cell office:value-type="float" office:value="1.55529963970184" calcext:value-type="float">
            <text:p>1.5552996397</text:p>
          </table:table-cell>
          <table:table-cell table:number-columns-repeated="5"/>
          <table:table-cell office:value-type="float" office:value="1.57385516166687" calcext:value-type="float">
            <text:p>1.5738551617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I273]-[.O$1]" office:value-type="float" office:value="1.55910821151733" calcext:value-type="float">
            <text:p>1.5591082115</text:p>
          </table:table-cell>
          <table:table-cell office:value-type="float" office:value="1.5552065372467" calcext:value-type="float">
            <text:p>1.5552065372</text:p>
          </table:table-cell>
          <table:table-cell table:number-columns-repeated="5"/>
          <table:table-cell office:value-type="float" office:value="1.57528281211853" calcext:value-type="float">
            <text:p>1.5752828121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I274]-[.O$1]" office:value-type="float" office:value="1.56814987850189" calcext:value-type="float">
            <text:p>1.5681498785</text:p>
          </table:table-cell>
          <table:table-cell office:value-type="float" office:value="1.55529570579529" calcext:value-type="float">
            <text:p>1.5552957058</text:p>
          </table:table-cell>
          <table:table-cell table:number-columns-repeated="5"/>
          <table:table-cell office:value-type="float" office:value="1.58432447910309" calcext:value-type="float">
            <text:p>1.5843244791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I275]-[.O$1]" office:value-type="float" office:value="1.55962295722961" calcext:value-type="float">
            <text:p>1.5596229572</text:p>
          </table:table-cell>
          <table:table-cell office:value-type="float" office:value="1.55523312091827" calcext:value-type="float">
            <text:p>1.5552331209</text:p>
          </table:table-cell>
          <table:table-cell table:number-columns-repeated="5"/>
          <table:table-cell office:value-type="float" office:value="1.57579755783081" calcext:value-type="float">
            <text:p>1.5757975578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I276]-[.O$1]" office:value-type="float" office:value="1.56509657096863" calcext:value-type="float">
            <text:p>1.565096571</text:p>
          </table:table-cell>
          <table:table-cell office:value-type="float" office:value="1.55477750301361" calcext:value-type="float">
            <text:p>1.554777503</text:p>
          </table:table-cell>
          <table:table-cell table:number-columns-repeated="5"/>
          <table:table-cell office:value-type="float" office:value="1.58127117156982" calcext:value-type="float">
            <text:p>1.5812711716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I277]-[.O$1]" office:value-type="float" office:value="1.56011564922333" calcext:value-type="float">
            <text:p>1.5601156492</text:p>
          </table:table-cell>
          <table:table-cell office:value-type="float" office:value="1.55523908138275" calcext:value-type="float">
            <text:p>1.5552390814</text:p>
          </table:table-cell>
          <table:table-cell table:number-columns-repeated="5"/>
          <table:table-cell office:value-type="float" office:value="1.57629024982452" calcext:value-type="float">
            <text:p>1.5762902498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I278]-[.O$1]" office:value-type="float" office:value="1.55914921951294" calcext:value-type="float">
            <text:p>1.5591492195</text:p>
          </table:table-cell>
          <table:table-cell office:value-type="float" office:value="1.55517745018005" calcext:value-type="float">
            <text:p>1.5551774502</text:p>
          </table:table-cell>
          <table:table-cell table:number-columns-repeated="5"/>
          <table:table-cell office:value-type="float" office:value="1.57532382011414" calcext:value-type="float">
            <text:p>1.5753238201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I279]-[.O$1]" office:value-type="float" office:value="1.56038816165924" calcext:value-type="float">
            <text:p>1.5603881617</text:p>
          </table:table-cell>
          <table:table-cell office:value-type="float" office:value="1.55495417118073" calcext:value-type="float">
            <text:p>1.5549541712</text:p>
          </table:table-cell>
          <table:table-cell table:number-columns-repeated="5"/>
          <table:table-cell office:value-type="float" office:value="1.57656276226044" calcext:value-type="float">
            <text:p>1.5765627623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I280]-[.O$1]" office:value-type="float" office:value="1.5594245929718" calcext:value-type="float">
            <text:p>1.559424593</text:p>
          </table:table-cell>
          <table:table-cell office:value-type="float" office:value="1.5550479888916" calcext:value-type="float">
            <text:p>1.5550479889</text:p>
          </table:table-cell>
          <table:table-cell table:number-columns-repeated="5"/>
          <table:table-cell office:value-type="float" office:value="1.575599193573" calcext:value-type="float">
            <text:p>1.5755991936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I281]-[.O$1]" office:value-type="float" office:value="1.55938203525543" calcext:value-type="float">
            <text:p>1.5593820353</text:p>
          </table:table-cell>
          <table:table-cell office:value-type="float" office:value="1.55487322807312" calcext:value-type="float">
            <text:p>1.5548732281</text:p>
          </table:table-cell>
          <table:table-cell table:number-columns-repeated="5"/>
          <table:table-cell office:value-type="float" office:value="1.57555663585663" calcext:value-type="float">
            <text:p>1.5755566359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I282]-[.O$1]" office:value-type="float" office:value="1.56165917110443" calcext:value-type="float">
            <text:p>1.5616591711</text:p>
          </table:table-cell>
          <table:table-cell office:value-type="float" office:value="1.55500841140747" calcext:value-type="float">
            <text:p>1.5550084114</text:p>
          </table:table-cell>
          <table:table-cell table:number-columns-repeated="5"/>
          <table:table-cell office:value-type="float" office:value="1.57783377170563" calcext:value-type="float">
            <text:p>1.5778337717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I283]-[.O$1]" office:value-type="float" office:value="1.56125040245056" calcext:value-type="float">
            <text:p>1.5612504025</text:p>
          </table:table-cell>
          <table:table-cell office:value-type="float" office:value="1.55466878414154" calcext:value-type="float">
            <text:p>1.5546687841</text:p>
          </table:table-cell>
          <table:table-cell table:number-columns-repeated="5"/>
          <table:table-cell office:value-type="float" office:value="1.57742500305176" calcext:value-type="float">
            <text:p>1.5774250031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I284]-[.O$1]" office:value-type="float" office:value="1.56169254970551" calcext:value-type="float">
            <text:p>1.5616925497</text:p>
          </table:table-cell>
          <table:table-cell office:value-type="float" office:value="1.55455267429352" calcext:value-type="float">
            <text:p>1.5545526743</text:p>
          </table:table-cell>
          <table:table-cell table:number-columns-repeated="5"/>
          <table:table-cell office:value-type="float" office:value="1.5778671503067" calcext:value-type="float">
            <text:p>1.5778671503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I285]-[.O$1]" office:value-type="float" office:value="1.55957884979248" calcext:value-type="float">
            <text:p>1.5595788498</text:p>
          </table:table-cell>
          <table:table-cell office:value-type="float" office:value="1.55486822128296" calcext:value-type="float">
            <text:p>1.5548682213</text:p>
          </table:table-cell>
          <table:table-cell table:number-columns-repeated="5"/>
          <table:table-cell office:value-type="float" office:value="1.57575345039368" calcext:value-type="float">
            <text:p>1.5757534504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I286]-[.O$1]" office:value-type="float" office:value="1.56077571105957" calcext:value-type="float">
            <text:p>1.5607757111</text:p>
          </table:table-cell>
          <table:table-cell office:value-type="float" office:value="1.55476331710815" calcext:value-type="float">
            <text:p>1.5547633171</text:p>
          </table:table-cell>
          <table:table-cell table:number-columns-repeated="5"/>
          <table:table-cell office:value-type="float" office:value="1.57695031166077" calcext:value-type="float">
            <text:p>1.5769503117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I287]-[.O$1]" office:value-type="float" office:value="1.56001575183868" calcext:value-type="float">
            <text:p>1.5600157518</text:p>
          </table:table-cell>
          <table:table-cell office:value-type="float" office:value="1.55475723743439" calcext:value-type="float">
            <text:p>1.5547572374</text:p>
          </table:table-cell>
          <table:table-cell table:number-columns-repeated="5"/>
          <table:table-cell office:value-type="float" office:value="1.57619035243988" calcext:value-type="float">
            <text:p>1.5761903524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I288]-[.O$1]" office:value-type="float" office:value="1.56031353664398" calcext:value-type="float">
            <text:p>1.5603135366</text:p>
          </table:table-cell>
          <table:table-cell office:value-type="float" office:value="1.555100440979" calcext:value-type="float">
            <text:p>1.555100441</text:p>
          </table:table-cell>
          <table:table-cell table:number-columns-repeated="5"/>
          <table:table-cell office:value-type="float" office:value="1.57648813724518" calcext:value-type="float">
            <text:p>1.5764881372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I289]-[.O$1]" office:value-type="float" office:value="1.55768962097168" calcext:value-type="float">
            <text:p>1.557689621</text:p>
          </table:table-cell>
          <table:table-cell office:value-type="float" office:value="1.55475890636444" calcext:value-type="float">
            <text:p>1.5547589064</text:p>
          </table:table-cell>
          <table:table-cell table:number-columns-repeated="5"/>
          <table:table-cell office:value-type="float" office:value="1.57386422157288" calcext:value-type="float">
            <text:p>1.5738642216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I290]-[.O$1]" office:value-type="float" office:value="1.55880553913116" calcext:value-type="float">
            <text:p>1.5588055391</text:p>
          </table:table-cell>
          <table:table-cell office:value-type="float" office:value="1.55492794513702" calcext:value-type="float">
            <text:p>1.5549279451</text:p>
          </table:table-cell>
          <table:table-cell table:number-columns-repeated="5"/>
          <table:table-cell office:value-type="float" office:value="1.57498013973236" calcext:value-type="float">
            <text:p>1.5749801397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I291]-[.O$1]" office:value-type="float" office:value="1.56033797454834" calcext:value-type="float">
            <text:p>1.5603379745</text:p>
          </table:table-cell>
          <table:table-cell office:value-type="float" office:value="1.55478370189667" calcext:value-type="float">
            <text:p>1.5547837019</text:p>
          </table:table-cell>
          <table:table-cell table:number-columns-repeated="5"/>
          <table:table-cell office:value-type="float" office:value="1.57651257514954" calcext:value-type="float">
            <text:p>1.5765125751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I292]-[.O$1]" office:value-type="float" office:value="1.56009860229492" calcext:value-type="float">
            <text:p>1.5600986023</text:p>
          </table:table-cell>
          <table:table-cell office:value-type="float" office:value="1.55489253997803" calcext:value-type="float">
            <text:p>1.55489254</text:p>
          </table:table-cell>
          <table:table-cell table:number-columns-repeated="5"/>
          <table:table-cell office:value-type="float" office:value="1.57627320289612" calcext:value-type="float">
            <text:p>1.5762732029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I293]-[.O$1]" office:value-type="float" office:value="1.55719776344299" calcext:value-type="float">
            <text:p>1.5571977634</text:p>
          </table:table-cell>
          <table:table-cell office:value-type="float" office:value="1.55463254451752" calcext:value-type="float">
            <text:p>1.5546325445</text:p>
          </table:table-cell>
          <table:table-cell table:number-columns-repeated="5"/>
          <table:table-cell office:value-type="float" office:value="1.57337236404419" calcext:value-type="float">
            <text:p>1.573372364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I294]-[.O$1]" office:value-type="float" office:value="1.55865211677551" calcext:value-type="float">
            <text:p>1.5586521168</text:p>
          </table:table-cell>
          <table:table-cell office:value-type="float" office:value="1.55423438549042" calcext:value-type="float">
            <text:p>1.5542343855</text:p>
          </table:table-cell>
          <table:table-cell table:number-columns-repeated="5"/>
          <table:table-cell office:value-type="float" office:value="1.57482671737671" calcext:value-type="float">
            <text:p>1.5748267174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I295]-[.O$1]" office:value-type="float" office:value="1.56072755050659" calcext:value-type="float">
            <text:p>1.5607275505</text:p>
          </table:table-cell>
          <table:table-cell office:value-type="float" office:value="1.55473363399506" calcext:value-type="float">
            <text:p>1.554733634</text:p>
          </table:table-cell>
          <table:table-cell table:number-columns-repeated="5"/>
          <table:table-cell office:value-type="float" office:value="1.57690215110779" calcext:value-type="float">
            <text:p>1.5769021511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I296]-[.O$1]" office:value-type="float" office:value="1.55750806522369" calcext:value-type="float">
            <text:p>1.5575080652</text:p>
          </table:table-cell>
          <table:table-cell office:value-type="float" office:value="1.55470430850983" calcext:value-type="float">
            <text:p>1.5547043085</text:p>
          </table:table-cell>
          <table:table-cell table:number-columns-repeated="5"/>
          <table:table-cell office:value-type="float" office:value="1.57368266582489" calcext:value-type="float">
            <text:p>1.5736826658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I297]-[.O$1]" office:value-type="float" office:value="1.55647809696198" calcext:value-type="float">
            <text:p>1.556478097</text:p>
          </table:table-cell>
          <table:table-cell office:value-type="float" office:value="1.55487823486328" calcext:value-type="float">
            <text:p>1.5548782349</text:p>
          </table:table-cell>
          <table:table-cell table:number-columns-repeated="5"/>
          <table:table-cell office:value-type="float" office:value="1.57265269756317" calcext:value-type="float">
            <text:p>1.5726526976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I298]-[.O$1]" office:value-type="float" office:value="1.55906112384796" calcext:value-type="float">
            <text:p>1.5590611238</text:p>
          </table:table-cell>
          <table:table-cell office:value-type="float" office:value="1.55446791648865" calcext:value-type="float">
            <text:p>1.5544679165</text:p>
          </table:table-cell>
          <table:table-cell table:number-columns-repeated="5"/>
          <table:table-cell office:value-type="float" office:value="1.57523572444916" calcext:value-type="float">
            <text:p>1.5752357244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I299]-[.O$1]" office:value-type="float" office:value="1.56671698284149" calcext:value-type="float">
            <text:p>1.5667169828</text:p>
          </table:table-cell>
          <table:table-cell office:value-type="float" office:value="1.55471730232239" calcext:value-type="float">
            <text:p>1.5547173023</text:p>
          </table:table-cell>
          <table:table-cell table:number-columns-repeated="5"/>
          <table:table-cell office:value-type="float" office:value="1.58289158344269" calcext:value-type="float">
            <text:p>1.5828915834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I300]-[.O$1]" office:value-type="float" office:value="1.56136496257782" calcext:value-type="float">
            <text:p>1.5613649626</text:p>
          </table:table-cell>
          <table:table-cell office:value-type="float" office:value="1.55439865589142" calcext:value-type="float">
            <text:p>1.5543986559</text:p>
          </table:table-cell>
          <table:table-cell table:number-columns-repeated="5"/>
          <table:table-cell office:value-type="float" office:value="1.57753956317902" calcext:value-type="float">
            <text:p>1.5775395632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I301]-[.O$1]" office:value-type="float" office:value="1.56026847553253" calcext:value-type="float">
            <text:p>1.5602684755</text:p>
          </table:table-cell>
          <table:table-cell office:value-type="float" office:value="1.55462718009949" calcext:value-type="float">
            <text:p>1.5546271801</text:p>
          </table:table-cell>
          <table:table-cell table:number-columns-repeated="5"/>
          <table:table-cell office:value-type="float" office:value="1.57644307613373" calcext:value-type="float">
            <text:p>1.5764430761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I302]-[.O$1]" office:value-type="float" office:value="1.55625827503204" calcext:value-type="float">
            <text:p>1.556258275</text:p>
          </table:table-cell>
          <table:table-cell office:value-type="float" office:value="1.55314242839813" calcext:value-type="float">
            <text:p>1.5531424284</text:p>
          </table:table-cell>
          <table:table-cell table:number-columns-repeated="5"/>
          <table:table-cell office:value-type="float" office:value="1.57243287563324" calcext:value-type="float">
            <text:p>1.5724328756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I303]-[.O$1]" office:value-type="float" office:value="1.55450792503357" calcext:value-type="float">
            <text:p>1.554507925</text:p>
          </table:table-cell>
          <table:table-cell office:value-type="float" office:value="1.55271053314209" calcext:value-type="float">
            <text:p>1.5527105331</text:p>
          </table:table-cell>
          <table:table-cell table:number-columns-repeated="5"/>
          <table:table-cell office:value-type="float" office:value="1.57068252563477" calcext:value-type="float">
            <text:p>1.5706825256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I304]-[.O$1]" office:value-type="float" office:value="1.5559154291153" calcext:value-type="float">
            <text:p>1.5559154291</text:p>
          </table:table-cell>
          <table:table-cell office:value-type="float" office:value="1.5525176525116" calcext:value-type="float">
            <text:p>1.5525176525</text:p>
          </table:table-cell>
          <table:table-cell table:number-columns-repeated="5"/>
          <table:table-cell office:value-type="float" office:value="1.57209002971649" calcext:value-type="float">
            <text:p>1.5720900297</text:p>
          </table:table-cell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I305]-[.O$1]" office:value-type="float" office:value="1.55453784656525" calcext:value-type="float">
            <text:p>1.5545378466</text:p>
          </table:table-cell>
          <table:table-cell office:value-type="float" office:value="1.55238342285156" calcext:value-type="float">
            <text:p>1.5523834229</text:p>
          </table:table-cell>
          <table:table-cell table:number-columns-repeated="5"/>
          <table:table-cell office:value-type="float" office:value="1.57071244716644" calcext:value-type="float">
            <text:p>1.5707124472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I306]-[.O$1]" office:value-type="float" office:value="1.55418784809113" calcext:value-type="float">
            <text:p>1.5541878481</text:p>
          </table:table-cell>
          <table:table-cell office:value-type="float" office:value="1.55232858657837" calcext:value-type="float">
            <text:p>1.5523285866</text:p>
          </table:table-cell>
          <table:table-cell table:number-columns-repeated="5"/>
          <table:table-cell office:value-type="float" office:value="1.57036244869232" calcext:value-type="float">
            <text:p>1.5703624487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I307]-[.O$1]" office:value-type="float" office:value="1.5545851726532" calcext:value-type="float">
            <text:p>1.5545851727</text:p>
          </table:table-cell>
          <table:table-cell office:value-type="float" office:value="1.55241823196411" calcext:value-type="float">
            <text:p>1.552418232</text:p>
          </table:table-cell>
          <table:table-cell table:number-columns-repeated="5"/>
          <table:table-cell office:value-type="float" office:value="1.57075977325439" calcext:value-type="float">
            <text:p>1.5707597733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I308]-[.O$1]" office:value-type="float" office:value="1.55627496433258" calcext:value-type="float">
            <text:p>1.5562749643</text:p>
          </table:table-cell>
          <table:table-cell office:value-type="float" office:value="1.55204951763153" calcext:value-type="float">
            <text:p>1.5520495176</text:p>
          </table:table-cell>
          <table:table-cell table:number-columns-repeated="5"/>
          <table:table-cell office:value-type="float" office:value="1.57244956493378" calcext:value-type="float">
            <text:p>1.5724495649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I309]-[.O$1]" office:value-type="float" office:value="1.55665297698975" calcext:value-type="float">
            <text:p>1.556652977</text:p>
          </table:table-cell>
          <table:table-cell office:value-type="float" office:value="1.55215573310852" calcext:value-type="float">
            <text:p>1.5521557331</text:p>
          </table:table-cell>
          <table:table-cell table:number-columns-repeated="5"/>
          <table:table-cell office:value-type="float" office:value="1.57282757759094" calcext:value-type="float">
            <text:p>1.5728275776</text:p>
          </table:table-cell>
          <table:table-cell table:number-columns-repeated="6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I310]-[.O$1]" office:value-type="float" office:value="1.55535252285004" calcext:value-type="float">
            <text:p>1.5553525229</text:p>
          </table:table-cell>
          <table:table-cell office:value-type="float" office:value="1.55205953121185" calcext:value-type="float">
            <text:p>1.5520595312</text:p>
          </table:table-cell>
          <table:table-cell table:number-columns-repeated="5"/>
          <table:table-cell office:value-type="float" office:value="1.57152712345123" calcext:value-type="float">
            <text:p>1.5715271235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I311]-[.O$1]" office:value-type="float" office:value="1.55524583053589" calcext:value-type="float">
            <text:p>1.5552458305</text:p>
          </table:table-cell>
          <table:table-cell office:value-type="float" office:value="1.55198872089386" calcext:value-type="float">
            <text:p>1.5519887209</text:p>
          </table:table-cell>
          <table:table-cell table:number-columns-repeated="5"/>
          <table:table-cell office:value-type="float" office:value="1.57142043113709" calcext:value-type="float">
            <text:p>1.5714204311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I312]-[.O$1]" office:value-type="float" office:value="1.55570514392853" calcext:value-type="float">
            <text:p>1.5557051439</text:p>
          </table:table-cell>
          <table:table-cell office:value-type="float" office:value="1.55211365222931" calcext:value-type="float">
            <text:p>1.5521136522</text:p>
          </table:table-cell>
          <table:table-cell table:number-columns-repeated="5"/>
          <table:table-cell office:value-type="float" office:value="1.57187974452972" calcext:value-type="float">
            <text:p>1.5718797445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I313]-[.O$1]" office:value-type="float" office:value="1.55511708450317" calcext:value-type="float">
            <text:p>1.5551170845</text:p>
          </table:table-cell>
          <table:table-cell office:value-type="float" office:value="1.55194199085236" calcext:value-type="float">
            <text:p>1.5519419909</text:p>
          </table:table-cell>
          <table:table-cell table:number-columns-repeated="5"/>
          <table:table-cell office:value-type="float" office:value="1.57129168510437" calcext:value-type="float">
            <text:p>1.5712916851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I314]-[.O$1]" office:value-type="float" office:value="1.55532701206207" calcext:value-type="float">
            <text:p>1.5553270121</text:p>
          </table:table-cell>
          <table:table-cell office:value-type="float" office:value="1.55181419849396" calcext:value-type="float">
            <text:p>1.5518141985</text:p>
          </table:table-cell>
          <table:table-cell table:number-columns-repeated="5"/>
          <table:table-cell office:value-type="float" office:value="1.57150161266327" calcext:value-type="float">
            <text:p>1.5715016127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I315]-[.O$1]" office:value-type="float" office:value="1.55433912467957" calcext:value-type="float">
            <text:p>1.5543391247</text:p>
          </table:table-cell>
          <table:table-cell office:value-type="float" office:value="1.55206513404846" calcext:value-type="float">
            <text:p>1.552065134</text:p>
          </table:table-cell>
          <table:table-cell table:number-columns-repeated="5"/>
          <table:table-cell office:value-type="float" office:value="1.57051372528076" calcext:value-type="float">
            <text:p>1.5705137253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I316]-[.O$1]" office:value-type="float" office:value="1.55693776798248" calcext:value-type="float">
            <text:p>1.556937768</text:p>
          </table:table-cell>
          <table:table-cell office:value-type="float" office:value="1.5521467924118" calcext:value-type="float">
            <text:p>1.5521467924</text:p>
          </table:table-cell>
          <table:table-cell table:number-columns-repeated="5"/>
          <table:table-cell office:value-type="float" office:value="1.57311236858368" calcext:value-type="float">
            <text:p>1.5731123686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I317]-[.O$1]" office:value-type="float" office:value="1.55548150730133" calcext:value-type="float">
            <text:p>1.5554815073</text:p>
          </table:table-cell>
          <table:table-cell office:value-type="float" office:value="1.55192351341248" calcext:value-type="float">
            <text:p>1.5519235134</text:p>
          </table:table-cell>
          <table:table-cell table:number-columns-repeated="5"/>
          <table:table-cell office:value-type="float" office:value="1.57165610790253" calcext:value-type="float">
            <text:p>1.5716561079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I318]-[.O$1]" office:value-type="float" office:value="1.55507750701904" calcext:value-type="float">
            <text:p>1.555077507</text:p>
          </table:table-cell>
          <table:table-cell office:value-type="float" office:value="1.55172955989838" calcext:value-type="float">
            <text:p>1.5517295599</text:p>
          </table:table-cell>
          <table:table-cell table:number-columns-repeated="5"/>
          <table:table-cell office:value-type="float" office:value="1.57125210762024" calcext:value-type="float">
            <text:p>1.5712521076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I319]-[.O$1]" office:value-type="float" office:value="1.55561979007721" calcext:value-type="float">
            <text:p>1.5556197901</text:p>
          </table:table-cell>
          <table:table-cell office:value-type="float" office:value="1.5518684387207" calcext:value-type="float">
            <text:p>1.5518684387</text:p>
          </table:table-cell>
          <table:table-cell table:number-columns-repeated="5"/>
          <table:table-cell office:value-type="float" office:value="1.57179439067841" calcext:value-type="float">
            <text:p>1.5717943907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I320]-[.O$1]" office:value-type="float" office:value="1.55673070144653" calcext:value-type="float">
            <text:p>1.5567307014</text:p>
          </table:table-cell>
          <table:table-cell office:value-type="float" office:value="1.55192577838898" calcext:value-type="float">
            <text:p>1.5519257784</text:p>
          </table:table-cell>
          <table:table-cell table:number-columns-repeated="5"/>
          <table:table-cell office:value-type="float" office:value="1.57290530204773" calcext:value-type="float">
            <text:p>1.572905302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I321]-[.O$1]" office:value-type="float" office:value="1.55445201587677" calcext:value-type="float">
            <text:p>1.5544520159</text:p>
          </table:table-cell>
          <table:table-cell office:value-type="float" office:value="1.55169463157654" calcext:value-type="float">
            <text:p>1.5516946316</text:p>
          </table:table-cell>
          <table:table-cell table:number-columns-repeated="5"/>
          <table:table-cell office:value-type="float" office:value="1.57062661647797" calcext:value-type="float">
            <text:p>1.5706266165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I322]-[.O$1]" office:value-type="float" office:value="1.55431337547302" calcext:value-type="float">
            <text:p>1.5543133755</text:p>
          </table:table-cell>
          <table:table-cell office:value-type="float" office:value="1.55152690410614" calcext:value-type="float">
            <text:p>1.5515269041</text:p>
          </table:table-cell>
          <table:table-cell table:number-columns-repeated="5"/>
          <table:table-cell office:value-type="float" office:value="1.57048797607422" calcext:value-type="float">
            <text:p>1.5704879761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I323]-[.O$1]" office:value-type="float" office:value="1.5567789812088" calcext:value-type="float">
            <text:p>1.5567789812</text:p>
          </table:table-cell>
          <table:table-cell office:value-type="float" office:value="1.55167436599731" calcext:value-type="float">
            <text:p>1.551674366</text:p>
          </table:table-cell>
          <table:table-cell table:number-columns-repeated="5"/>
          <table:table-cell office:value-type="float" office:value="1.57295358181" calcext:value-type="float">
            <text:p>1.5729535818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I324]-[.O$1]" office:value-type="float" office:value="1.5569387216568" calcext:value-type="float">
            <text:p>1.5569387217</text:p>
          </table:table-cell>
          <table:table-cell office:value-type="float" office:value="1.55154573917389" calcext:value-type="float">
            <text:p>1.5515457392</text:p>
          </table:table-cell>
          <table:table-cell table:number-columns-repeated="5"/>
          <table:table-cell office:value-type="float" office:value="1.573113322258" calcext:value-type="float">
            <text:p>1.5731133223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I325]-[.O$1]" office:value-type="float" office:value="1.5543604631424" calcext:value-type="float">
            <text:p>1.5543604631</text:p>
          </table:table-cell>
          <table:table-cell office:value-type="float" office:value="1.55150842666626" calcext:value-type="float">
            <text:p>1.5515084267</text:p>
          </table:table-cell>
          <table:table-cell table:number-columns-repeated="5"/>
          <table:table-cell office:value-type="float" office:value="1.57053506374359" calcext:value-type="float">
            <text:p>1.5705350637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I326]-[.O$1]" office:value-type="float" office:value="1.55511005115509" calcext:value-type="float">
            <text:p>1.5551100512</text:p>
          </table:table-cell>
          <table:table-cell office:value-type="float" office:value="1.5517213344574" calcext:value-type="float">
            <text:p>1.5517213345</text:p>
          </table:table-cell>
          <table:table-cell table:number-columns-repeated="5"/>
          <table:table-cell office:value-type="float" office:value="1.57128465175629" calcext:value-type="float">
            <text:p>1.5712846518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I327]-[.O$1]" office:value-type="float" office:value="1.55655832481384" calcext:value-type="float">
            <text:p>1.5565583248</text:p>
          </table:table-cell>
          <table:table-cell office:value-type="float" office:value="1.55152297019959" calcext:value-type="float">
            <text:p>1.5515229702</text:p>
          </table:table-cell>
          <table:table-cell table:number-columns-repeated="5"/>
          <table:table-cell office:value-type="float" office:value="1.57273292541504" calcext:value-type="float">
            <text:p>1.5727329254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I328]-[.O$1]" office:value-type="float" office:value="1.55446012210846" calcext:value-type="float">
            <text:p>1.5544601221</text:p>
          </table:table-cell>
          <table:table-cell office:value-type="float" office:value="1.55185306072235" calcext:value-type="float">
            <text:p>1.5518530607</text:p>
          </table:table-cell>
          <table:table-cell table:number-columns-repeated="5"/>
          <table:table-cell office:value-type="float" office:value="1.57063472270966" calcext:value-type="float">
            <text:p>1.5706347227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I329]-[.O$1]" office:value-type="float" office:value="1.55760033321381" calcext:value-type="float">
            <text:p>1.5576003332</text:p>
          </table:table-cell>
          <table:table-cell office:value-type="float" office:value="1.55146872997284" calcext:value-type="float">
            <text:p>1.55146873</text:p>
          </table:table-cell>
          <table:table-cell table:number-columns-repeated="5"/>
          <table:table-cell office:value-type="float" office:value="1.573774933815" calcext:value-type="float">
            <text:p>1.5737749338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I330]-[.O$1]" office:value-type="float" office:value="1.55477841091156" calcext:value-type="float">
            <text:p>1.5547784109</text:p>
          </table:table-cell>
          <table:table-cell office:value-type="float" office:value="1.55171871185303" calcext:value-type="float">
            <text:p>1.5517187119</text:p>
          </table:table-cell>
          <table:table-cell table:number-columns-repeated="5"/>
          <table:table-cell office:value-type="float" office:value="1.57095301151276" calcext:value-type="float">
            <text:p>1.5709530115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I331]-[.O$1]" office:value-type="float" office:value="1.55585022163391" calcext:value-type="float">
            <text:p>1.5558502216</text:p>
          </table:table-cell>
          <table:table-cell office:value-type="float" office:value="1.55155193805695" calcext:value-type="float">
            <text:p>1.5515519381</text:p>
          </table:table-cell>
          <table:table-cell table:number-columns-repeated="5"/>
          <table:table-cell office:value-type="float" office:value="1.57202482223511" calcext:value-type="float">
            <text:p>1.5720248222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I332]-[.O$1]" office:value-type="float" office:value="1.5553221244812" calcext:value-type="float">
            <text:p>1.5553221245</text:p>
          </table:table-cell>
          <table:table-cell office:value-type="float" office:value="1.55175006389618" calcext:value-type="float">
            <text:p>1.5517500639</text:p>
          </table:table-cell>
          <table:table-cell table:number-columns-repeated="5"/>
          <table:table-cell office:value-type="float" office:value="1.5714967250824" calcext:value-type="float">
            <text:p>1.5714967251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I333]-[.O$1]" office:value-type="float" office:value="1.55483133983612" calcext:value-type="float">
            <text:p>1.5548313398</text:p>
          </table:table-cell>
          <table:table-cell office:value-type="float" office:value="1.55142688751221" calcext:value-type="float">
            <text:p>1.5514268875</text:p>
          </table:table-cell>
          <table:table-cell table:number-columns-repeated="5"/>
          <table:table-cell office:value-type="float" office:value="1.57100594043732" calcext:value-type="float">
            <text:p>1.5710059404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I334]-[.O$1]" office:value-type="float" office:value="1.55502183628082" calcext:value-type="float">
            <text:p>1.5550218363</text:p>
          </table:table-cell>
          <table:table-cell office:value-type="float" office:value="1.55142903327942" calcext:value-type="float">
            <text:p>1.5514290333</text:p>
          </table:table-cell>
          <table:table-cell table:number-columns-repeated="5"/>
          <table:table-cell office:value-type="float" office:value="1.57119643688202" calcext:value-type="float">
            <text:p>1.5711964369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I335]-[.O$1]" office:value-type="float" office:value="1.55546755981445" calcext:value-type="float">
            <text:p>1.5554675598</text:p>
          </table:table-cell>
          <table:table-cell office:value-type="float" office:value="1.55141150951386" calcext:value-type="float">
            <text:p>1.5514115095</text:p>
          </table:table-cell>
          <table:table-cell table:number-columns-repeated="5"/>
          <table:table-cell office:value-type="float" office:value="1.57164216041565" calcext:value-type="float">
            <text:p>1.5716421604</text:p>
          </table:table-cell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I336]-[.O$1]" office:value-type="float" office:value="1.55423541259766" calcext:value-type="float">
            <text:p>1.5542354126</text:p>
          </table:table-cell>
          <table:table-cell office:value-type="float" office:value="1.55161690711975" calcext:value-type="float">
            <text:p>1.5516169071</text:p>
          </table:table-cell>
          <table:table-cell table:number-columns-repeated="5"/>
          <table:table-cell office:value-type="float" office:value="1.57041001319885" calcext:value-type="float">
            <text:p>1.5704100132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I337]-[.O$1]" office:value-type="float" office:value="1.55395133686066" calcext:value-type="float">
            <text:p>1.5539513369</text:p>
          </table:table-cell>
          <table:table-cell office:value-type="float" office:value="1.55154526233673" calcext:value-type="float">
            <text:p>1.5515452623</text:p>
          </table:table-cell>
          <table:table-cell table:number-columns-repeated="5"/>
          <table:table-cell office:value-type="float" office:value="1.57012593746185" calcext:value-type="float">
            <text:p>1.5701259375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I338]-[.O$1]" office:value-type="float" office:value="1.55475385379791" calcext:value-type="float">
            <text:p>1.5547538538</text:p>
          </table:table-cell>
          <table:table-cell office:value-type="float" office:value="1.55159842967987" calcext:value-type="float">
            <text:p>1.5515984297</text:p>
          </table:table-cell>
          <table:table-cell table:number-columns-repeated="5"/>
          <table:table-cell office:value-type="float" office:value="1.57092845439911" calcext:value-type="float">
            <text:p>1.5709284544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I339]-[.O$1]" office:value-type="float" office:value="1.55496604633331" calcext:value-type="float">
            <text:p>1.5549660463</text:p>
          </table:table-cell>
          <table:table-cell office:value-type="float" office:value="1.55136835575104" calcext:value-type="float">
            <text:p>1.5513683558</text:p>
          </table:table-cell>
          <table:table-cell table:number-columns-repeated="5"/>
          <table:table-cell office:value-type="float" office:value="1.57114064693451" calcext:value-type="float">
            <text:p>1.5711406469</text:p>
          </table:table-cell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I340]-[.O$1]" office:value-type="float" office:value="1.55507953357697" calcext:value-type="float">
            <text:p>1.5550795336</text:p>
          </table:table-cell>
          <table:table-cell office:value-type="float" office:value="1.55133581161499" calcext:value-type="float">
            <text:p>1.5513358116</text:p>
          </table:table-cell>
          <table:table-cell table:number-columns-repeated="5"/>
          <table:table-cell office:value-type="float" office:value="1.57125413417816" calcext:value-type="float">
            <text:p>1.5712541342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I341]-[.O$1]" office:value-type="float" office:value="1.55570478630066" calcext:value-type="float">
            <text:p>1.5557047863</text:p>
          </table:table-cell>
          <table:table-cell office:value-type="float" office:value="1.55157244205475" calcext:value-type="float">
            <text:p>1.5515724421</text:p>
          </table:table-cell>
          <table:table-cell table:number-columns-repeated="5"/>
          <table:table-cell office:value-type="float" office:value="1.57187938690186" calcext:value-type="float">
            <text:p>1.5718793869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I342]-[.O$1]" office:value-type="float" office:value="1.5558515329361" calcext:value-type="float">
            <text:p>1.5558515329</text:p>
          </table:table-cell>
          <table:table-cell office:value-type="float" office:value="1.55136156082153" calcext:value-type="float">
            <text:p>1.5513615608</text:p>
          </table:table-cell>
          <table:table-cell table:number-columns-repeated="5"/>
          <table:table-cell office:value-type="float" office:value="1.57202613353729" calcext:value-type="float">
            <text:p>1.5720261335</text:p>
          </table:table-cell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I343]-[.O$1]" office:value-type="float" office:value="1.55581278991699" calcext:value-type="float">
            <text:p>1.5558127899</text:p>
          </table:table-cell>
          <table:table-cell office:value-type="float" office:value="1.55142676830292" calcext:value-type="float">
            <text:p>1.5514267683</text:p>
          </table:table-cell>
          <table:table-cell table:number-columns-repeated="5"/>
          <table:table-cell office:value-type="float" office:value="1.57198739051819" calcext:value-type="float">
            <text:p>1.5719873905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I344]-[.O$1]" office:value-type="float" office:value="1.55519159030914" calcext:value-type="float">
            <text:p>1.5551915903</text:p>
          </table:table-cell>
          <table:table-cell office:value-type="float" office:value="1.55135083198547" calcext:value-type="float">
            <text:p>1.551350832</text:p>
          </table:table-cell>
          <table:table-cell table:number-columns-repeated="5"/>
          <table:table-cell office:value-type="float" office:value="1.57136619091034" calcext:value-type="float">
            <text:p>1.5713661909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I345]-[.O$1]" office:value-type="float" office:value="1.55493600559235" calcext:value-type="float">
            <text:p>1.5549360056</text:p>
          </table:table-cell>
          <table:table-cell office:value-type="float" office:value="1.55134737491608" calcext:value-type="float">
            <text:p>1.5513473749</text:p>
          </table:table-cell>
          <table:table-cell table:number-columns-repeated="5"/>
          <table:table-cell office:value-type="float" office:value="1.57111060619354" calcext:value-type="float">
            <text:p>1.5711106062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I346]-[.O$1]" office:value-type="float" office:value="1.55295796585083" calcext:value-type="float">
            <text:p>1.5529579659</text:p>
          </table:table-cell>
          <table:table-cell office:value-type="float" office:value="1.5512627363205" calcext:value-type="float">
            <text:p>1.5512627363</text:p>
          </table:table-cell>
          <table:table-cell table:number-columns-repeated="5"/>
          <table:table-cell office:value-type="float" office:value="1.56913256645203" calcext:value-type="float">
            <text:p>1.5691325665</text:p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I347]-[.O$1]" office:value-type="float" office:value="1.55558843803406" calcext:value-type="float">
            <text:p>1.555588438</text:p>
          </table:table-cell>
          <table:table-cell office:value-type="float" office:value="1.55124926567078" calcext:value-type="float">
            <text:p>1.5512492657</text:p>
          </table:table-cell>
          <table:table-cell table:number-columns-repeated="5"/>
          <table:table-cell office:value-type="float" office:value="1.57176303863525" calcext:value-type="float">
            <text:p>1.5717630386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I348]-[.O$1]" office:value-type="float" office:value="1.55693454933167" calcext:value-type="float">
            <text:p>1.5569345493</text:p>
          </table:table-cell>
          <table:table-cell office:value-type="float" office:value="1.55127727985382" calcext:value-type="float">
            <text:p>1.5512772799</text:p>
          </table:table-cell>
          <table:table-cell table:number-columns-repeated="5"/>
          <table:table-cell office:value-type="float" office:value="1.57310914993286" calcext:value-type="float">
            <text:p>1.5731091499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I349]-[.O$1]" office:value-type="float" office:value="1.55552966785431" calcext:value-type="float">
            <text:p>1.5555296679</text:p>
          </table:table-cell>
          <table:table-cell office:value-type="float" office:value="1.55099034309387" calcext:value-type="float">
            <text:p>1.5509903431</text:p>
          </table:table-cell>
          <table:table-cell table:number-columns-repeated="5"/>
          <table:table-cell office:value-type="float" office:value="1.57170426845551" calcext:value-type="float">
            <text:p>1.5717042685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I350]-[.O$1]" office:value-type="float" office:value="1.55579693508148" calcext:value-type="float">
            <text:p>1.5557969351</text:p>
          </table:table-cell>
          <table:table-cell office:value-type="float" office:value="1.55139374732971" calcext:value-type="float">
            <text:p>1.5513937473</text:p>
          </table:table-cell>
          <table:table-cell table:number-columns-repeated="5"/>
          <table:table-cell office:value-type="float" office:value="1.57197153568268" calcext:value-type="float">
            <text:p>1.5719715357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I351]-[.O$1]" office:value-type="float" office:value="1.55751795959473" calcext:value-type="float">
            <text:p>1.5575179596</text:p>
          </table:table-cell>
          <table:table-cell office:value-type="float" office:value="1.55123937129974" calcext:value-type="float">
            <text:p>1.5512393713</text:p>
          </table:table-cell>
          <table:table-cell table:number-columns-repeated="5"/>
          <table:table-cell office:value-type="float" office:value="1.57369256019592" calcext:value-type="float">
            <text:p>1.5736925602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I352]-[.O$1]" office:value-type="float" office:value="1.55530877304077" calcext:value-type="float">
            <text:p>1.555308773</text:p>
          </table:table-cell>
          <table:table-cell office:value-type="float" office:value="1.55121958255768" calcext:value-type="float">
            <text:p>1.5512195826</text:p>
          </table:table-cell>
          <table:table-cell table:number-columns-repeated="5"/>
          <table:table-cell office:value-type="float" office:value="1.57148337364197" calcext:value-type="float">
            <text:p>1.5714833736</text:p>
          </table:table-cell>
          <table:table-cell table:number-columns-repeated="6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I353]-[.O$1]" office:value-type="float" office:value="1.55653007221222" calcext:value-type="float">
            <text:p>1.5565300722</text:p>
          </table:table-cell>
          <table:table-cell office:value-type="float" office:value="1.55115461349487" calcext:value-type="float">
            <text:p>1.5511546135</text:p>
          </table:table-cell>
          <table:table-cell table:number-columns-repeated="5"/>
          <table:table-cell office:value-type="float" office:value="1.57270467281342" calcext:value-type="float">
            <text:p>1.5727046728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I354]-[.O$1]" office:value-type="float" office:value="1.55520255756378" calcext:value-type="float">
            <text:p>1.5552025576</text:p>
          </table:table-cell>
          <table:table-cell office:value-type="float" office:value="1.55116188526154" calcext:value-type="float">
            <text:p>1.5511618853</text:p>
          </table:table-cell>
          <table:table-cell table:number-columns-repeated="5"/>
          <table:table-cell office:value-type="float" office:value="1.57137715816498" calcext:value-type="float">
            <text:p>1.5713771582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I355]-[.O$1]" office:value-type="float" office:value="1.55642183017731" calcext:value-type="float">
            <text:p>1.5564218302</text:p>
          </table:table-cell>
          <table:table-cell office:value-type="float" office:value="1.55127239227295" calcext:value-type="float">
            <text:p>1.5512723923</text:p>
          </table:table-cell>
          <table:table-cell table:number-columns-repeated="5"/>
          <table:table-cell office:value-type="float" office:value="1.5725964307785" calcext:value-type="float">
            <text:p>1.5725964308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I356]-[.O$1]" office:value-type="float" office:value="1.55594070148468" calcext:value-type="float">
            <text:p>1.5559407015</text:p>
          </table:table-cell>
          <table:table-cell office:value-type="float" office:value="1.55103230476379" calcext:value-type="float">
            <text:p>1.5510323048</text:p>
          </table:table-cell>
          <table:table-cell table:number-columns-repeated="5"/>
          <table:table-cell office:value-type="float" office:value="1.57211530208588" calcext:value-type="float">
            <text:p>1.5721153021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I357]-[.O$1]" office:value-type="float" office:value="1.55417115879059" calcext:value-type="float">
            <text:p>1.5541711588</text:p>
          </table:table-cell>
          <table:table-cell office:value-type="float" office:value="1.5510436296463" calcext:value-type="float">
            <text:p>1.5510436296</text:p>
          </table:table-cell>
          <table:table-cell table:number-columns-repeated="5"/>
          <table:table-cell office:value-type="float" office:value="1.57034575939178" calcext:value-type="float">
            <text:p>1.5703457594</text:p>
          </table:table-cell>
          <table:table-cell table:number-columns-repeated="6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I358]-[.O$1]" office:value-type="float" office:value="1.55489928913116" calcext:value-type="float">
            <text:p>1.5548992891</text:p>
          </table:table-cell>
          <table:table-cell office:value-type="float" office:value="1.55109477043152" calcext:value-type="float">
            <text:p>1.5510947704</text:p>
          </table:table-cell>
          <table:table-cell table:number-columns-repeated="5"/>
          <table:table-cell office:value-type="float" office:value="1.57107388973236" calcext:value-type="float">
            <text:p>1.5710738897</text:p>
          </table:table-cell>
          <table:table-cell table:number-columns-repeated="6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I359]-[.O$1]" office:value-type="float" office:value="1.5550505657196" calcext:value-type="float">
            <text:p>1.5550505657</text:p>
          </table:table-cell>
          <table:table-cell office:value-type="float" office:value="1.55092799663544" calcext:value-type="float">
            <text:p>1.5509279966</text:p>
          </table:table-cell>
          <table:table-cell table:number-columns-repeated="5"/>
          <table:table-cell office:value-type="float" office:value="1.5712251663208" calcext:value-type="float">
            <text:p>1.5712251663</text:p>
          </table:table-cell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I360]-[.O$1]" office:value-type="float" office:value="1.55543418121338" calcext:value-type="float">
            <text:p>1.5554341812</text:p>
          </table:table-cell>
          <table:table-cell office:value-type="float" office:value="1.55085897445679" calcext:value-type="float">
            <text:p>1.5508589745</text:p>
          </table:table-cell>
          <table:table-cell table:number-columns-repeated="5"/>
          <table:table-cell office:value-type="float" office:value="1.57160878181458" calcext:value-type="float">
            <text:p>1.5716087818</text:p>
          </table:table-cell>
          <table:table-cell table:number-columns-repeated="6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I361]-[.O$1]" office:value-type="float" office:value="1.55657620620728" calcext:value-type="float">
            <text:p>1.5565762062</text:p>
          </table:table-cell>
          <table:table-cell office:value-type="float" office:value="1.55111694335938" calcext:value-type="float">
            <text:p>1.5511169434</text:p>
          </table:table-cell>
          <table:table-cell table:number-columns-repeated="5"/>
          <table:table-cell office:value-type="float" office:value="1.57275080680847" calcext:value-type="float">
            <text:p>1.5727508068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I362]-[.O$1]" office:value-type="float" office:value="1.55636651706696" calcext:value-type="float">
            <text:p>1.5563665171</text:p>
          </table:table-cell>
          <table:table-cell office:value-type="float" office:value="1.55132353305817" calcext:value-type="float">
            <text:p>1.5513235331</text:p>
          </table:table-cell>
          <table:table-cell table:number-columns-repeated="5"/>
          <table:table-cell office:value-type="float" office:value="1.57254111766815" calcext:value-type="float">
            <text:p>1.5725411177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I363]-[.O$1]" office:value-type="float" office:value="1.55463845920563" calcext:value-type="float">
            <text:p>1.5546384592</text:p>
          </table:table-cell>
          <table:table-cell office:value-type="float" office:value="1.55125093460083" calcext:value-type="float">
            <text:p>1.5512509346</text:p>
          </table:table-cell>
          <table:table-cell table:number-columns-repeated="5"/>
          <table:table-cell office:value-type="float" office:value="1.57081305980682" calcext:value-type="float">
            <text:p>1.5708130598</text:p>
          </table:table-cell>
          <table:table-cell table:number-columns-repeated="6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I364]-[.O$1]" office:value-type="float" office:value="1.55590362739563" calcext:value-type="float">
            <text:p>1.5559036274</text:p>
          </table:table-cell>
          <table:table-cell office:value-type="float" office:value="1.55104076862335" calcext:value-type="float">
            <text:p>1.5510407686</text:p>
          </table:table-cell>
          <table:table-cell table:number-columns-repeated="5"/>
          <table:table-cell office:value-type="float" office:value="1.57207822799683" calcext:value-type="float">
            <text:p>1.572078228</text:p>
          </table:table-cell>
          <table:table-cell table:number-columns-repeated="6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I365]-[.O$1]" office:value-type="float" office:value="1.55610330295563" calcext:value-type="float">
            <text:p>1.556103303</text:p>
          </table:table-cell>
          <table:table-cell office:value-type="float" office:value="1.55111753940582" calcext:value-type="float">
            <text:p>1.5511175394</text:p>
          </table:table-cell>
          <table:table-cell table:number-columns-repeated="5"/>
          <table:table-cell office:value-type="float" office:value="1.57227790355682" calcext:value-type="float">
            <text:p>1.5722779036</text:p>
          </table:table-cell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I366]-[.O$1]" office:value-type="float" office:value="1.56077547264099" calcext:value-type="float">
            <text:p>1.5607754726</text:p>
          </table:table-cell>
          <table:table-cell office:value-type="float" office:value="1.55102097988129" calcext:value-type="float">
            <text:p>1.5510209799</text:p>
          </table:table-cell>
          <table:table-cell table:number-columns-repeated="5"/>
          <table:table-cell office:value-type="float" office:value="1.57695007324219" calcext:value-type="float">
            <text:p>1.5769500732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I367]-[.O$1]" office:value-type="float" office:value="1.55691201877594" calcext:value-type="float">
            <text:p>1.5569120188</text:p>
          </table:table-cell>
          <table:table-cell office:value-type="float" office:value="1.55086696147919" calcext:value-type="float">
            <text:p>1.5508669615</text:p>
          </table:table-cell>
          <table:table-cell table:number-columns-repeated="5"/>
          <table:table-cell office:value-type="float" office:value="1.57308661937714" calcext:value-type="float">
            <text:p>1.5730866194</text:p>
          </table:table-cell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I368]-[.O$1]" office:value-type="float" office:value="1.55486889076233" calcext:value-type="float">
            <text:p>1.5548688908</text:p>
          </table:table-cell>
          <table:table-cell office:value-type="float" office:value="1.55098712444305" calcext:value-type="float">
            <text:p>1.5509871244</text:p>
          </table:table-cell>
          <table:table-cell table:number-columns-repeated="5"/>
          <table:table-cell office:value-type="float" office:value="1.57104349136353" calcext:value-type="float">
            <text:p>1.5710434914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I369]-[.O$1]" office:value-type="float" office:value="1.55359358978271" calcext:value-type="float">
            <text:p>1.5535935898</text:p>
          </table:table-cell>
          <table:table-cell office:value-type="float" office:value="1.55078041553497" calcext:value-type="float">
            <text:p>1.5507804155</text:p>
          </table:table-cell>
          <table:table-cell table:number-columns-repeated="5"/>
          <table:table-cell office:value-type="float" office:value="1.56976819038391" calcext:value-type="float">
            <text:p>1.5697681904</text:p>
          </table:table-cell>
          <table:table-cell table:number-columns-repeated="6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I370]-[.O$1]" office:value-type="float" office:value="1.55459482860565" calcext:value-type="float">
            <text:p>1.5545948286</text:p>
          </table:table-cell>
          <table:table-cell office:value-type="float" office:value="1.55099749565125" calcext:value-type="float">
            <text:p>1.5509974957</text:p>
          </table:table-cell>
          <table:table-cell table:number-columns-repeated="5"/>
          <table:table-cell office:value-type="float" office:value="1.57076942920685" calcext:value-type="float">
            <text:p>1.5707694292</text:p>
          </table:table-cell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I371]-[.O$1]" office:value-type="float" office:value="1.55643577766418" calcext:value-type="float">
            <text:p>1.5564357777</text:p>
          </table:table-cell>
          <table:table-cell office:value-type="float" office:value="1.55103433132172" calcext:value-type="float">
            <text:p>1.5510343313</text:p>
          </table:table-cell>
          <table:table-cell table:number-columns-repeated="5"/>
          <table:table-cell office:value-type="float" office:value="1.57261037826538" calcext:value-type="float">
            <text:p>1.5726103783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I372]-[.O$1]" office:value-type="float" office:value="1.55760343265533" calcext:value-type="float">
            <text:p>1.5576034327</text:p>
          </table:table-cell>
          <table:table-cell office:value-type="float" office:value="1.55097544193268" calcext:value-type="float">
            <text:p>1.5509754419</text:p>
          </table:table-cell>
          <table:table-cell table:number-columns-repeated="5"/>
          <table:table-cell office:value-type="float" office:value="1.57377803325653" calcext:value-type="float">
            <text:p>1.5737780333</text:p>
          </table:table-cell>
          <table:table-cell table:number-columns-repeated="6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I373]-[.O$1]" office:value-type="float" office:value="1.55658872318268" calcext:value-type="float">
            <text:p>1.5565887232</text:p>
          </table:table-cell>
          <table:table-cell office:value-type="float" office:value="1.55092072486877" calcext:value-type="float">
            <text:p>1.5509207249</text:p>
          </table:table-cell>
          <table:table-cell table:number-columns-repeated="5"/>
          <table:table-cell office:value-type="float" office:value="1.57276332378387" calcext:value-type="float">
            <text:p>1.5727633238</text:p>
          </table:table-cell>
          <table:table-cell table:number-columns-repeated="6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I374]-[.O$1]" office:value-type="float" office:value="1.55479879570007" calcext:value-type="float">
            <text:p>1.5547987957</text:p>
          </table:table-cell>
          <table:table-cell office:value-type="float" office:value="1.55090498924255" calcext:value-type="float">
            <text:p>1.5509049892</text:p>
          </table:table-cell>
          <table:table-cell table:number-columns-repeated="5"/>
          <table:table-cell office:value-type="float" office:value="1.57097339630127" calcext:value-type="float">
            <text:p>1.5709733963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I375]-[.O$1]" office:value-type="float" office:value="1.55645687770844" calcext:value-type="float">
            <text:p>1.5564568777</text:p>
          </table:table-cell>
          <table:table-cell office:value-type="float" office:value="1.55084502696991" calcext:value-type="float">
            <text:p>1.550845027</text:p>
          </table:table-cell>
          <table:table-cell table:number-columns-repeated="5"/>
          <table:table-cell office:value-type="float" office:value="1.57263147830963" calcext:value-type="float">
            <text:p>1.5726314783</text:p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I376]-[.O$1]" office:value-type="float" office:value="1.55564458560944" calcext:value-type="float">
            <text:p>1.5556445856</text:p>
          </table:table-cell>
          <table:table-cell office:value-type="float" office:value="1.5507218837738" calcext:value-type="float">
            <text:p>1.5507218838</text:p>
          </table:table-cell>
          <table:table-cell table:number-columns-repeated="5"/>
          <table:table-cell office:value-type="float" office:value="1.57181918621063" calcext:value-type="float">
            <text:p>1.5718191862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I377]-[.O$1]" office:value-type="float" office:value="1.55440790843964" calcext:value-type="float">
            <text:p>1.5544079084</text:p>
          </table:table-cell>
          <table:table-cell office:value-type="float" office:value="1.55083906650543" calcext:value-type="float">
            <text:p>1.5508390665</text:p>
          </table:table-cell>
          <table:table-cell table:number-columns-repeated="5"/>
          <table:table-cell office:value-type="float" office:value="1.57058250904083" calcext:value-type="float">
            <text:p>1.570582509</text:p>
          </table:table-cell>
          <table:table-cell table:number-columns-repeated="6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I378]-[.O$1]" office:value-type="float" office:value="1.5568485994339" calcext:value-type="float">
            <text:p>1.5568485994</text:p>
          </table:table-cell>
          <table:table-cell office:value-type="float" office:value="1.55077648162842" calcext:value-type="float">
            <text:p>1.5507764816</text:p>
          </table:table-cell>
          <table:table-cell table:number-columns-repeated="5"/>
          <table:table-cell office:value-type="float" office:value="1.5730232000351" calcext:value-type="float">
            <text:p>1.5730232</text:p>
          </table:table-cell>
          <table:table-cell table:number-columns-repeated="6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I379]-[.O$1]" office:value-type="float" office:value="1.5544071931839" calcext:value-type="float">
            <text:p>1.5544071932</text:p>
          </table:table-cell>
          <table:table-cell office:value-type="float" office:value="1.55087435245514" calcext:value-type="float">
            <text:p>1.5508743525</text:p>
          </table:table-cell>
          <table:table-cell table:number-columns-repeated="5"/>
          <table:table-cell office:value-type="float" office:value="1.5705817937851" calcext:value-type="float">
            <text:p>1.5705817938</text:p>
          </table:table-cell>
          <table:table-cell table:number-columns-repeated="6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I380]-[.O$1]" office:value-type="float" office:value="1.55553622436523" calcext:value-type="float">
            <text:p>1.5555362244</text:p>
          </table:table-cell>
          <table:table-cell office:value-type="float" office:value="1.5507607460022" calcext:value-type="float">
            <text:p>1.550760746</text:p>
          </table:table-cell>
          <table:table-cell table:number-columns-repeated="5"/>
          <table:table-cell office:value-type="float" office:value="1.57171082496643" calcext:value-type="float">
            <text:p>1.571710825</text:p>
          </table:table-cell>
          <table:table-cell table:number-columns-repeated="6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I381]-[.O$1]" office:value-type="float" office:value="1.55468077850342" calcext:value-type="float">
            <text:p>1.5546807785</text:p>
          </table:table-cell>
          <table:table-cell office:value-type="float" office:value="1.55090868473053" calcext:value-type="float">
            <text:p>1.5509086847</text:p>
          </table:table-cell>
          <table:table-cell table:number-columns-repeated="5"/>
          <table:table-cell office:value-type="float" office:value="1.57085537910461" calcext:value-type="float">
            <text:p>1.5708553791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I382]-[.O$1]" office:value-type="float" office:value="1.55556721878052" calcext:value-type="float">
            <text:p>1.5555672188</text:p>
          </table:table-cell>
          <table:table-cell office:value-type="float" office:value="1.55087745189667" calcext:value-type="float">
            <text:p>1.5508774519</text:p>
          </table:table-cell>
          <table:table-cell table:number-columns-repeated="5"/>
          <table:table-cell office:value-type="float" office:value="1.57174181938171" calcext:value-type="float">
            <text:p>1.5717418194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I383]-[.O$1]" office:value-type="float" office:value="1.55602390956879" calcext:value-type="float">
            <text:p>1.5560239096</text:p>
          </table:table-cell>
          <table:table-cell office:value-type="float" office:value="1.55087172985077" calcext:value-type="float">
            <text:p>1.5508717299</text:p>
          </table:table-cell>
          <table:table-cell table:number-columns-repeated="5"/>
          <table:table-cell office:value-type="float" office:value="1.57219851016998" calcext:value-type="float">
            <text:p>1.5721985102</text:p>
          </table:table-cell>
          <table:table-cell table:number-columns-repeated="6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I384]-[.O$1]" office:value-type="float" office:value="1.55702932071686" calcext:value-type="float">
            <text:p>1.5570293207</text:p>
          </table:table-cell>
          <table:table-cell office:value-type="float" office:value="1.55080676078796" calcext:value-type="float">
            <text:p>1.5508067608</text:p>
          </table:table-cell>
          <table:table-cell table:number-columns-repeated="5"/>
          <table:table-cell office:value-type="float" office:value="1.57320392131805" calcext:value-type="float">
            <text:p>1.5732039213</text:p>
          </table:table-cell>
          <table:table-cell table:number-columns-repeated="6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I385]-[.O$1]" office:value-type="float" office:value="1.55483336639404" calcext:value-type="float">
            <text:p>1.5548333664</text:p>
          </table:table-cell>
          <table:table-cell office:value-type="float" office:value="1.55082833766937" calcext:value-type="float">
            <text:p>1.5508283377</text:p>
          </table:table-cell>
          <table:table-cell table:number-columns-repeated="5"/>
          <table:table-cell office:value-type="float" office:value="1.57100796699524" calcext:value-type="float">
            <text:p>1.571007967</text:p>
          </table:table-cell>
          <table:table-cell table:number-columns-repeated="6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I386]-[.O$1]" office:value-type="float" office:value="1.5560922164917" calcext:value-type="float">
            <text:p>1.5560922165</text:p>
          </table:table-cell>
          <table:table-cell office:value-type="float" office:value="1.55085468292236" calcext:value-type="float">
            <text:p>1.5508546829</text:p>
          </table:table-cell>
          <table:table-cell table:number-columns-repeated="5"/>
          <table:table-cell office:value-type="float" office:value="1.5722668170929" calcext:value-type="float">
            <text:p>1.5722668171</text:p>
          </table:table-cell>
          <table:table-cell table:number-columns-repeated="6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I387]-[.O$1]" office:value-type="float" office:value="1.55558998775482" calcext:value-type="float">
            <text:p>1.5555899878</text:p>
          </table:table-cell>
          <table:table-cell office:value-type="float" office:value="1.55070388317108" calcext:value-type="float">
            <text:p>1.5507038832</text:p>
          </table:table-cell>
          <table:table-cell table:number-columns-repeated="5"/>
          <table:table-cell office:value-type="float" office:value="1.57176458835602" calcext:value-type="float">
            <text:p>1.5717645884</text:p>
          </table:table-cell>
          <table:table-cell table:number-columns-repeated="6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I388]-[.O$1]" office:value-type="float" office:value="1.55592258167267" calcext:value-type="float">
            <text:p>1.5559225817</text:p>
          </table:table-cell>
          <table:table-cell office:value-type="float" office:value="1.55067133903503" calcext:value-type="float">
            <text:p>1.550671339</text:p>
          </table:table-cell>
          <table:table-cell table:number-columns-repeated="5"/>
          <table:table-cell office:value-type="float" office:value="1.57209718227386" calcext:value-type="float">
            <text:p>1.5720971823</text:p>
          </table:table-cell>
          <table:table-cell table:number-columns-repeated="6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I389]-[.O$1]" office:value-type="float" office:value="1.55703075122833" calcext:value-type="float">
            <text:p>1.5570307512</text:p>
          </table:table-cell>
          <table:table-cell office:value-type="float" office:value="1.55076193809509" calcext:value-type="float">
            <text:p>1.5507619381</text:p>
          </table:table-cell>
          <table:table-cell table:number-columns-repeated="5"/>
          <table:table-cell office:value-type="float" office:value="1.57320535182953" calcext:value-type="float">
            <text:p>1.5732053518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I390]-[.O$1]" office:value-type="float" office:value="1.55463583660126" calcext:value-type="float">
            <text:p>1.5546358366</text:p>
          </table:table-cell>
          <table:table-cell office:value-type="float" office:value="1.55072009563446" calcext:value-type="float">
            <text:p>1.5507200956</text:p>
          </table:table-cell>
          <table:table-cell table:number-columns-repeated="5"/>
          <table:table-cell office:value-type="float" office:value="1.57081043720245" calcext:value-type="float">
            <text:p>1.5708104372</text:p>
          </table:table-cell>
          <table:table-cell table:number-columns-repeated="6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I391]-[.O$1]" office:value-type="float" office:value="1.55554874134064" calcext:value-type="float">
            <text:p>1.5555487413</text:p>
          </table:table-cell>
          <table:table-cell office:value-type="float" office:value="1.55073285102844" calcext:value-type="float">
            <text:p>1.550732851</text:p>
          </table:table-cell>
          <table:table-cell table:number-columns-repeated="5"/>
          <table:table-cell office:value-type="float" office:value="1.57172334194183" calcext:value-type="float">
            <text:p>1.5717233419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I392]-[.O$1]" office:value-type="float" office:value="1.55694110584259" calcext:value-type="float">
            <text:p>1.5569411058</text:p>
          </table:table-cell>
          <table:table-cell office:value-type="float" office:value="1.55058944225311" calcext:value-type="float">
            <text:p>1.5505894423</text:p>
          </table:table-cell>
          <table:table-cell table:number-columns-repeated="5"/>
          <table:table-cell office:value-type="float" office:value="1.57311570644379" calcext:value-type="float">
            <text:p>1.5731157064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I393]-[.O$1]" office:value-type="float" office:value="1.55478735160828" calcext:value-type="float">
            <text:p>1.5547873516</text:p>
          </table:table-cell>
          <table:table-cell office:value-type="float" office:value="1.55067205429077" calcext:value-type="float">
            <text:p>1.5506720543</text:p>
          </table:table-cell>
          <table:table-cell table:number-columns-repeated="5"/>
          <table:table-cell office:value-type="float" office:value="1.57096195220947" calcext:value-type="float">
            <text:p>1.5709619522</text:p>
          </table:table-cell>
          <table:table-cell table:number-columns-repeated="6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I394]-[.O$1]" office:value-type="float" office:value="1.55604524803162" calcext:value-type="float">
            <text:p>1.556045248</text:p>
          </table:table-cell>
          <table:table-cell office:value-type="float" office:value="1.55055451393127" calcext:value-type="float">
            <text:p>1.5505545139</text:p>
          </table:table-cell>
          <table:table-cell table:number-columns-repeated="5"/>
          <table:table-cell office:value-type="float" office:value="1.57221984863281" calcext:value-type="float">
            <text:p>1.5722198486</text:p>
          </table:table-cell>
          <table:table-cell table:number-columns-repeated="6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I395]-[.O$1]" office:value-type="float" office:value="1.55677290153503" calcext:value-type="float">
            <text:p>1.5567729015</text:p>
          </table:table-cell>
          <table:table-cell office:value-type="float" office:value="1.55076611042023" calcext:value-type="float">
            <text:p>1.5507661104</text:p>
          </table:table-cell>
          <table:table-cell table:number-columns-repeated="5"/>
          <table:table-cell office:value-type="float" office:value="1.57294750213623" calcext:value-type="float">
            <text:p>1.5729475021</text:p>
          </table:table-cell>
          <table:table-cell table:number-columns-repeated="6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I396]-[.O$1]" office:value-type="float" office:value="1.55566878509521" calcext:value-type="float">
            <text:p>1.5556687851</text:p>
          </table:table-cell>
          <table:table-cell office:value-type="float" office:value="1.55059766769409" calcext:value-type="float">
            <text:p>1.5505976677</text:p>
          </table:table-cell>
          <table:table-cell table:number-columns-repeated="5"/>
          <table:table-cell office:value-type="float" office:value="1.57184338569641" calcext:value-type="float">
            <text:p>1.5718433857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I397]-[.O$1]" office:value-type="float" office:value="1.55552489948273" calcext:value-type="float">
            <text:p>1.5555248995</text:p>
          </table:table-cell>
          <table:table-cell office:value-type="float" office:value="1.55066978931427" calcext:value-type="float">
            <text:p>1.5506697893</text:p>
          </table:table-cell>
          <table:table-cell table:number-columns-repeated="5"/>
          <table:table-cell office:value-type="float" office:value="1.57169950008392" calcext:value-type="float">
            <text:p>1.5716995001</text:p>
          </table:table-cell>
          <table:table-cell table:number-columns-repeated="6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I398]-[.O$1]" office:value-type="float" office:value="1.55439562988281" calcext:value-type="float">
            <text:p>1.5543956299</text:p>
          </table:table-cell>
          <table:table-cell office:value-type="float" office:value="1.55057716369629" calcext:value-type="float">
            <text:p>1.5505771637</text:p>
          </table:table-cell>
          <table:table-cell table:number-columns-repeated="5"/>
          <table:table-cell office:value-type="float" office:value="1.57057023048401" calcext:value-type="float">
            <text:p>1.5705702305</text:p>
          </table:table-cell>
          <table:table-cell table:number-columns-repeated="6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I399]-[.O$1]" office:value-type="float" office:value="1.55626495075226" calcext:value-type="float">
            <text:p>1.5562649508</text:p>
          </table:table-cell>
          <table:table-cell office:value-type="float" office:value="1.55032694339752" calcext:value-type="float">
            <text:p>1.5503269434</text:p>
          </table:table-cell>
          <table:table-cell table:number-columns-repeated="5"/>
          <table:table-cell office:value-type="float" office:value="1.57243955135345" calcext:value-type="float">
            <text:p>1.5724395514</text:p>
          </table:table-cell>
          <table:table-cell table:number-columns-repeated="6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I400]-[.O$1]" office:value-type="float" office:value="1.55598063659668" calcext:value-type="float">
            <text:p>1.5559806366</text:p>
          </table:table-cell>
          <table:table-cell office:value-type="float" office:value="1.55073893070221" calcext:value-type="float">
            <text:p>1.5507389307</text:p>
          </table:table-cell>
          <table:table-cell table:number-columns-repeated="5"/>
          <table:table-cell office:value-type="float" office:value="1.57215523719788" calcext:value-type="float">
            <text:p>1.5721552372</text:p>
          </table:table-cell>
          <table:table-cell table:number-columns-repeated="6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I401]-[.O$1]" office:value-type="float" office:value="1.55413062763214" calcext:value-type="float">
            <text:p>1.5541306276</text:p>
          </table:table-cell>
          <table:table-cell office:value-type="float" office:value="1.55045080184937" calcext:value-type="float">
            <text:p>1.5504508018</text:p>
          </table:table-cell>
          <table:table-cell table:number-columns-repeated="5"/>
          <table:table-cell office:value-type="float" office:value="1.57030522823334" calcext:value-type="float">
            <text:p>1.5703052282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I402]-[.O$1]" office:value-type="float" office:value="1.55540223312378" calcext:value-type="float">
            <text:p>1.5554022331</text:p>
          </table:table-cell>
          <table:table-cell office:value-type="float" office:value="1.55059957504272" calcext:value-type="float">
            <text:p>1.550599575</text:p>
          </table:table-cell>
          <table:table-cell table:number-columns-repeated="5"/>
          <table:table-cell office:value-type="float" office:value="1.57157683372498" calcext:value-type="float">
            <text:p>1.5715768337</text:p>
          </table:table-cell>
          <table:table-cell table:number-columns-repeated="6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I403]-[.O$1]" office:value-type="float" office:value="1.5547517080307" calcext:value-type="float">
            <text:p>1.554751708</text:p>
          </table:table-cell>
          <table:table-cell office:value-type="float" office:value="1.55037391185761" calcext:value-type="float">
            <text:p>1.5503739119</text:p>
          </table:table-cell>
          <table:table-cell table:number-columns-repeated="5"/>
          <table:table-cell office:value-type="float" office:value="1.5709263086319" calcext:value-type="float">
            <text:p>1.5709263086</text:p>
          </table:table-cell>
          <table:table-cell table:number-columns-repeated="6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I404]-[.O$1]" office:value-type="float" office:value="1.55456049633026" calcext:value-type="float">
            <text:p>1.5545604963</text:p>
          </table:table-cell>
          <table:table-cell office:value-type="float" office:value="1.55067479610443" calcext:value-type="float">
            <text:p>1.5506747961</text:p>
          </table:table-cell>
          <table:table-cell table:number-columns-repeated="5"/>
          <table:table-cell office:value-type="float" office:value="1.57073509693146" calcext:value-type="float">
            <text:p>1.5707350969</text:p>
          </table:table-cell>
          <table:table-cell table:number-columns-repeated="6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I405]-[.O$1]" office:value-type="float" office:value="1.5551818151474" calcext:value-type="float">
            <text:p>1.5551818151</text:p>
          </table:table-cell>
          <table:table-cell office:value-type="float" office:value="1.55033504962921" calcext:value-type="float">
            <text:p>1.5503350496</text:p>
          </table:table-cell>
          <table:table-cell table:number-columns-repeated="5"/>
          <table:table-cell office:value-type="float" office:value="1.5713564157486" calcext:value-type="float">
            <text:p>1.5713564157</text:p>
          </table:table-cell>
          <table:table-cell table:number-columns-repeated="6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I406]-[.O$1]" office:value-type="float" office:value="1.55526251983643" calcext:value-type="float">
            <text:p>1.5552625198</text:p>
          </table:table-cell>
          <table:table-cell office:value-type="float" office:value="1.55059373378754" calcext:value-type="float">
            <text:p>1.5505937338</text:p>
          </table:table-cell>
          <table:table-cell table:number-columns-repeated="5"/>
          <table:table-cell office:value-type="float" office:value="1.57143712043762" calcext:value-type="float">
            <text:p>1.5714371204</text:p>
          </table:table-cell>
          <table:table-cell table:number-columns-repeated="6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I407]-[.O$1]" office:value-type="float" office:value="1.55487306308746" calcext:value-type="float">
            <text:p>1.5548730631</text:p>
          </table:table-cell>
          <table:table-cell office:value-type="float" office:value="1.55046796798706" calcext:value-type="float">
            <text:p>1.550467968</text:p>
          </table:table-cell>
          <table:table-cell table:number-columns-repeated="5"/>
          <table:table-cell office:value-type="float" office:value="1.57104766368866" calcext:value-type="float">
            <text:p>1.5710476637</text:p>
          </table:table-cell>
          <table:table-cell table:number-columns-repeated="6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I408]-[.O$1]" office:value-type="float" office:value="1.55599661064148" calcext:value-type="float">
            <text:p>1.5559966106</text:p>
          </table:table-cell>
          <table:table-cell office:value-type="float" office:value="1.55048644542694" calcext:value-type="float">
            <text:p>1.5504864454</text:p>
          </table:table-cell>
          <table:table-cell table:number-columns-repeated="5"/>
          <table:table-cell office:value-type="float" office:value="1.57217121124268" calcext:value-type="float">
            <text:p>1.5721712112</text:p>
          </table:table-cell>
          <table:table-cell table:number-columns-repeated="6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I409]-[.O$1]" office:value-type="float" office:value="1.55507369232178" calcext:value-type="float">
            <text:p>1.5550736923</text:p>
          </table:table-cell>
          <table:table-cell office:value-type="float" office:value="1.55044186115265" calcext:value-type="float">
            <text:p>1.5504418612</text:p>
          </table:table-cell>
          <table:table-cell table:number-columns-repeated="5"/>
          <table:table-cell office:value-type="float" office:value="1.57124829292297" calcext:value-type="float">
            <text:p>1.5712482929</text:p>
          </table:table-cell>
          <table:table-cell table:number-columns-repeated="6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I410]-[.O$1]" office:value-type="float" office:value="1.55511434268951" calcext:value-type="float">
            <text:p>1.5551143427</text:p>
          </table:table-cell>
          <table:table-cell office:value-type="float" office:value="1.55071270465851" calcext:value-type="float">
            <text:p>1.5507127047</text:p>
          </table:table-cell>
          <table:table-cell table:number-columns-repeated="5"/>
          <table:table-cell office:value-type="float" office:value="1.57128894329071" calcext:value-type="float">
            <text:p>1.5712889433</text:p>
          </table:table-cell>
          <table:table-cell table:number-columns-repeated="6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I411]-[.O$1]" office:value-type="float" office:value="1.55597562980652" calcext:value-type="float">
            <text:p>1.5559756298</text:p>
          </table:table-cell>
          <table:table-cell office:value-type="float" office:value="1.55058169364929" calcext:value-type="float">
            <text:p>1.5505816936</text:p>
          </table:table-cell>
          <table:table-cell table:number-columns-repeated="5"/>
          <table:table-cell office:value-type="float" office:value="1.57215023040771" calcext:value-type="float">
            <text:p>1.5721502304</text:p>
          </table:table-cell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I412]-[.O$1]" office:value-type="float" office:value="1.55674035739899" calcext:value-type="float">
            <text:p>1.5567403574</text:p>
          </table:table-cell>
          <table:table-cell office:value-type="float" office:value="1.55060994625092" calcext:value-type="float">
            <text:p>1.5506099463</text:p>
          </table:table-cell>
          <table:table-cell table:number-columns-repeated="5"/>
          <table:table-cell office:value-type="float" office:value="1.57291495800018" calcext:value-type="float">
            <text:p>1.572914958</text:p>
          </table:table-cell>
          <table:table-cell table:number-columns-repeated="6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I413]-[.O$1]" office:value-type="float" office:value="1.5544276971817" calcext:value-type="float">
            <text:p>1.5544276972</text:p>
          </table:table-cell>
          <table:table-cell office:value-type="float" office:value="1.55055844783783" calcext:value-type="float">
            <text:p>1.5505584478</text:p>
          </table:table-cell>
          <table:table-cell table:number-columns-repeated="5"/>
          <table:table-cell office:value-type="float" office:value="1.5706022977829" calcext:value-type="float">
            <text:p>1.5706022978</text:p>
          </table:table-cell>
          <table:table-cell table:number-columns-repeated="6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I414]-[.O$1]" office:value-type="float" office:value="1.55610187244415" calcext:value-type="float">
            <text:p>1.5561018724</text:p>
          </table:table-cell>
          <table:table-cell office:value-type="float" office:value="1.55065929889679" calcext:value-type="float">
            <text:p>1.5506592989</text:p>
          </table:table-cell>
          <table:table-cell table:number-columns-repeated="5"/>
          <table:table-cell office:value-type="float" office:value="1.57227647304535" calcext:value-type="float">
            <text:p>1.572276473</text:p>
          </table:table-cell>
          <table:table-cell table:number-columns-repeated="6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I415]-[.O$1]" office:value-type="float" office:value="1.5571885843277" calcext:value-type="float">
            <text:p>1.5571885843</text:p>
          </table:table-cell>
          <table:table-cell office:value-type="float" office:value="1.5506157875061" calcext:value-type="float">
            <text:p>1.5506157875</text:p>
          </table:table-cell>
          <table:table-cell table:number-columns-repeated="5"/>
          <table:table-cell office:value-type="float" office:value="1.57336318492889" calcext:value-type="float">
            <text:p>1.5733631849</text:p>
          </table:table-cell>
          <table:table-cell table:number-columns-repeated="6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I416]-[.O$1]" office:value-type="float" office:value="1.55584819507599" calcext:value-type="float">
            <text:p>1.5558481951</text:p>
          </table:table-cell>
          <table:table-cell office:value-type="float" office:value="1.55056369304657" calcext:value-type="float">
            <text:p>1.550563693</text:p>
          </table:table-cell>
          <table:table-cell table:number-columns-repeated="5"/>
          <table:table-cell office:value-type="float" office:value="1.57202279567719" calcext:value-type="float">
            <text:p>1.5720227957</text:p>
          </table:table-cell>
          <table:table-cell table:number-columns-repeated="6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I417]-[.O$1]" office:value-type="float" office:value="1.55700071048737" calcext:value-type="float">
            <text:p>1.5570007105</text:p>
          </table:table-cell>
          <table:table-cell office:value-type="float" office:value="1.55063998699188" calcext:value-type="float">
            <text:p>1.550639987</text:p>
          </table:table-cell>
          <table:table-cell table:number-columns-repeated="5"/>
          <table:table-cell office:value-type="float" office:value="1.57317531108856" calcext:value-type="float">
            <text:p>1.5731753111</text:p>
          </table:table-cell>
          <table:table-cell table:number-columns-repeated="6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I418]-[.O$1]" office:value-type="float" office:value="1.55586500358582" calcext:value-type="float">
            <text:p>1.5558650036</text:p>
          </table:table-cell>
          <table:table-cell office:value-type="float" office:value="1.55051147937775" calcext:value-type="float">
            <text:p>1.5505114794</text:p>
          </table:table-cell>
          <table:table-cell table:number-columns-repeated="5"/>
          <table:table-cell office:value-type="float" office:value="1.57203960418701" calcext:value-type="float">
            <text:p>1.5720396042</text:p>
          </table:table-cell>
          <table:table-cell table:number-columns-repeated="6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I419]-[.O$1]" office:value-type="float" office:value="1.55558593463898" calcext:value-type="float">
            <text:p>1.5555859346</text:p>
          </table:table-cell>
          <table:table-cell office:value-type="float" office:value="1.55050718784332" calcext:value-type="float">
            <text:p>1.5505071878</text:p>
          </table:table-cell>
          <table:table-cell table:number-columns-repeated="5"/>
          <table:table-cell office:value-type="float" office:value="1.57176053524017" calcext:value-type="float">
            <text:p>1.5717605352</text:p>
          </table:table-cell>
          <table:table-cell table:number-columns-repeated="6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I420]-[.O$1]" office:value-type="float" office:value="1.55607087802887" calcext:value-type="float">
            <text:p>1.556070878</text:p>
          </table:table-cell>
          <table:table-cell office:value-type="float" office:value="1.55050873756409" calcext:value-type="float">
            <text:p>1.5505087376</text:p>
          </table:table-cell>
          <table:table-cell table:number-columns-repeated="5"/>
          <table:table-cell office:value-type="float" office:value="1.57224547863007" calcext:value-type="float">
            <text:p>1.5722454786</text:p>
          </table:table-cell>
          <table:table-cell table:number-columns-repeated="6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I421]-[.O$1]" office:value-type="float" office:value="1.55665667247772" calcext:value-type="float">
            <text:p>1.5566566725</text:p>
          </table:table-cell>
          <table:table-cell office:value-type="float" office:value="1.55033349990845" calcext:value-type="float">
            <text:p>1.5503334999</text:p>
          </table:table-cell>
          <table:table-cell table:number-columns-repeated="5"/>
          <table:table-cell office:value-type="float" office:value="1.57283127307892" calcext:value-type="float">
            <text:p>1.5728312731</text:p>
          </table:table-cell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I422]-[.O$1]" office:value-type="float" office:value="1.55469544124603" calcext:value-type="float">
            <text:p>1.5546954412</text:p>
          </table:table-cell>
          <table:table-cell office:value-type="float" office:value="1.55080211162567" calcext:value-type="float">
            <text:p>1.5508021116</text:p>
          </table:table-cell>
          <table:table-cell table:number-columns-repeated="5"/>
          <table:table-cell office:value-type="float" office:value="1.57087004184723" calcext:value-type="float">
            <text:p>1.5708700418</text:p>
          </table:table-cell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I423]-[.O$1]" office:value-type="float" office:value="1.55566854667664" calcext:value-type="float">
            <text:p>1.5556685467</text:p>
          </table:table-cell>
          <table:table-cell office:value-type="float" office:value="1.55033111572266" calcext:value-type="float">
            <text:p>1.5503311157</text:p>
          </table:table-cell>
          <table:table-cell table:number-columns-repeated="5"/>
          <table:table-cell office:value-type="float" office:value="1.57184314727783" calcext:value-type="float">
            <text:p>1.5718431473</text:p>
          </table:table-cell>
          <table:table-cell table:number-columns-repeated="6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I424]-[.O$1]" office:value-type="float" office:value="1.55682273101807" calcext:value-type="float">
            <text:p>1.556822731</text:p>
          </table:table-cell>
          <table:table-cell office:value-type="float" office:value="1.55048060417175" calcext:value-type="float">
            <text:p>1.5504806042</text:p>
          </table:table-cell>
          <table:table-cell table:number-columns-repeated="5"/>
          <table:table-cell office:value-type="float" office:value="1.57299733161926" calcext:value-type="float">
            <text:p>1.5729973316</text:p>
          </table:table-cell>
          <table:table-cell table:number-columns-repeated="6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I425]-[.O$1]" office:value-type="float" office:value="1.55509455394745" calcext:value-type="float">
            <text:p>1.5550945539</text:p>
          </table:table-cell>
          <table:table-cell office:value-type="float" office:value="1.55023205280304" calcext:value-type="float">
            <text:p>1.5502320528</text:p>
          </table:table-cell>
          <table:table-cell table:number-columns-repeated="5"/>
          <table:table-cell office:value-type="float" office:value="1.57126915454865" calcext:value-type="float">
            <text:p>1.5712691545</text:p>
          </table:table-cell>
          <table:table-cell table:number-columns-repeated="6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I426]-[.O$1]" office:value-type="float" office:value="1.55461759757996" calcext:value-type="float">
            <text:p>1.5546175976</text:p>
          </table:table-cell>
          <table:table-cell office:value-type="float" office:value="1.55023205280304" calcext:value-type="float">
            <text:p>1.5502320528</text:p>
          </table:table-cell>
          <table:table-cell table:number-columns-repeated="5"/>
          <table:table-cell office:value-type="float" office:value="1.57079219818115" calcext:value-type="float">
            <text:p>1.5707921982</text:p>
          </table:table-cell>
          <table:table-cell table:number-columns-repeated="6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I427]-[.O$1]" office:value-type="float" office:value="1.55547208976746" calcext:value-type="float">
            <text:p>1.5554720898</text:p>
          </table:table-cell>
          <table:table-cell office:value-type="float" office:value="1.550164103508" calcext:value-type="float">
            <text:p>1.5501641035</text:p>
          </table:table-cell>
          <table:table-cell table:number-columns-repeated="5"/>
          <table:table-cell office:value-type="float" office:value="1.57164669036865" calcext:value-type="float">
            <text:p>1.5716466904</text:p>
          </table:table-cell>
          <table:table-cell table:number-columns-repeated="6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I428]-[.O$1]" office:value-type="float" office:value="1.5565280456543" calcext:value-type="float">
            <text:p>1.5565280457</text:p>
          </table:table-cell>
          <table:table-cell office:value-type="float" office:value="1.55032122135162" calcext:value-type="float">
            <text:p>1.5503212214</text:p>
          </table:table-cell>
          <table:table-cell table:number-columns-repeated="5"/>
          <table:table-cell office:value-type="float" office:value="1.57270264625549" calcext:value-type="float">
            <text:p>1.5727026463</text:p>
          </table:table-cell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I429]-[.O$1]" office:value-type="float" office:value="1.55488093090057" calcext:value-type="float">
            <text:p>1.5548809309</text:p>
          </table:table-cell>
          <table:table-cell office:value-type="float" office:value="1.55024361610413" calcext:value-type="float">
            <text:p>1.5502436161</text:p>
          </table:table-cell>
          <table:table-cell table:number-columns-repeated="5"/>
          <table:table-cell office:value-type="float" office:value="1.57105553150177" calcext:value-type="float">
            <text:p>1.5710555315</text:p>
          </table:table-cell>
          <table:table-cell table:number-columns-repeated="6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I430]-[.O$1]" office:value-type="float" office:value="1.55565173816681" calcext:value-type="float">
            <text:p>1.5556517382</text:p>
          </table:table-cell>
          <table:table-cell office:value-type="float" office:value="1.55032026767731" calcext:value-type="float">
            <text:p>1.5503202677</text:p>
          </table:table-cell>
          <table:table-cell table:number-columns-repeated="5"/>
          <table:table-cell office:value-type="float" office:value="1.57182633876801" calcext:value-type="float">
            <text:p>1.5718263388</text:p>
          </table:table-cell>
          <table:table-cell table:number-columns-repeated="6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I431]-[.O$1]" office:value-type="float" office:value="1.55527813625336" calcext:value-type="float">
            <text:p>1.5552781363</text:p>
          </table:table-cell>
          <table:table-cell office:value-type="float" office:value="1.55048048496246" calcext:value-type="float">
            <text:p>1.550480485</text:p>
          </table:table-cell>
          <table:table-cell table:number-columns-repeated="5"/>
          <table:table-cell office:value-type="float" office:value="1.57145273685455" calcext:value-type="float">
            <text:p>1.5714527369</text:p>
          </table:table-cell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I432]-[.O$1]" office:value-type="float" office:value="1.55679030609131" calcext:value-type="float">
            <text:p>1.5567903061</text:p>
          </table:table-cell>
          <table:table-cell office:value-type="float" office:value="1.55012011528015" calcext:value-type="float">
            <text:p>1.5501201153</text:p>
          </table:table-cell>
          <table:table-cell table:number-columns-repeated="5"/>
          <table:table-cell office:value-type="float" office:value="1.57296490669251" calcext:value-type="float">
            <text:p>1.5729649067</text:p>
          </table:table-cell>
          <table:table-cell table:number-columns-repeated="6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I433]-[.O$1]" office:value-type="float" office:value="1.55413921070099" calcext:value-type="float">
            <text:p>1.5541392107</text:p>
          </table:table-cell>
          <table:table-cell office:value-type="float" office:value="1.55044758319855" calcext:value-type="float">
            <text:p>1.5504475832</text:p>
          </table:table-cell>
          <table:table-cell table:number-columns-repeated="5"/>
          <table:table-cell office:value-type="float" office:value="1.57031381130219" calcext:value-type="float">
            <text:p>1.5703138113</text:p>
          </table:table-cell>
          <table:table-cell table:number-columns-repeated="6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I434]-[.O$1]" office:value-type="float" office:value="1.55628533554077" calcext:value-type="float">
            <text:p>1.5562853355</text:p>
          </table:table-cell>
          <table:table-cell office:value-type="float" office:value="1.55038154125214" calcext:value-type="float">
            <text:p>1.5503815413</text:p>
          </table:table-cell>
          <table:table-cell table:number-columns-repeated="5"/>
          <table:table-cell office:value-type="float" office:value="1.57245993614197" calcext:value-type="float">
            <text:p>1.5724599361</text:p>
          </table:table-cell>
          <table:table-cell table:number-columns-repeated="6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I435]-[.O$1]" office:value-type="float" office:value="1.55558474254608" calcext:value-type="float">
            <text:p>1.5555847425</text:p>
          </table:table-cell>
          <table:table-cell office:value-type="float" office:value="1.55040490627289" calcext:value-type="float">
            <text:p>1.5504049063</text:p>
          </table:table-cell>
          <table:table-cell table:number-columns-repeated="5"/>
          <table:table-cell office:value-type="float" office:value="1.57175934314728" calcext:value-type="float">
            <text:p>1.5717593431</text:p>
          </table:table-cell>
          <table:table-cell table:number-columns-repeated="6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I436]-[.O$1]" office:value-type="float" office:value="1.55457956981659" calcext:value-type="float">
            <text:p>1.5545795698</text:p>
          </table:table-cell>
          <table:table-cell office:value-type="float" office:value="1.55040633678436" calcext:value-type="float">
            <text:p>1.5504063368</text:p>
          </table:table-cell>
          <table:table-cell table:number-columns-repeated="5"/>
          <table:table-cell office:value-type="float" office:value="1.57075417041779" calcext:value-type="float">
            <text:p>1.5707541704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I437]-[.O$1]" office:value-type="float" office:value="1.55610199165344" calcext:value-type="float">
            <text:p>1.5561019917</text:p>
          </table:table-cell>
          <table:table-cell office:value-type="float" office:value="1.55019843578339" calcext:value-type="float">
            <text:p>1.5501984358</text:p>
          </table:table-cell>
          <table:table-cell table:number-columns-repeated="5"/>
          <table:table-cell office:value-type="float" office:value="1.57227659225464" calcext:value-type="float">
            <text:p>1.5722765923</text:p>
          </table:table-cell>
          <table:table-cell table:number-columns-repeated="6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I438]-[.O$1]" office:value-type="float" office:value="1.55571646881104" calcext:value-type="float">
            <text:p>1.5557164688</text:p>
          </table:table-cell>
          <table:table-cell office:value-type="float" office:value="1.55004334449768" calcext:value-type="float">
            <text:p>1.5500433445</text:p>
          </table:table-cell>
          <table:table-cell table:number-columns-repeated="5"/>
          <table:table-cell office:value-type="float" office:value="1.57189106941223" calcext:value-type="float">
            <text:p>1.5718910694</text:p>
          </table:table-cell>
          <table:table-cell table:number-columns-repeated="6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I439]-[.O$1]" office:value-type="float" office:value="1.55743463230133" calcext:value-type="float">
            <text:p>1.5574346323</text:p>
          </table:table-cell>
          <table:table-cell office:value-type="float" office:value="1.55034732818604" calcext:value-type="float">
            <text:p>1.5503473282</text:p>
          </table:table-cell>
          <table:table-cell table:number-columns-repeated="5"/>
          <table:table-cell office:value-type="float" office:value="1.57360923290253" calcext:value-type="float">
            <text:p>1.5736092329</text:p>
          </table:table-cell>
          <table:table-cell table:number-columns-repeated="6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I440]-[.O$1]" office:value-type="float" office:value="1.55511768054962" calcext:value-type="float">
            <text:p>1.5551176805</text:p>
          </table:table-cell>
          <table:table-cell office:value-type="float" office:value="1.55002474784851" calcext:value-type="float">
            <text:p>1.5500247478</text:p>
          </table:table-cell>
          <table:table-cell table:number-columns-repeated="5"/>
          <table:table-cell office:value-type="float" office:value="1.57129228115082" calcext:value-type="float">
            <text:p>1.5712922812</text:p>
          </table:table-cell>
          <table:table-cell table:number-columns-repeated="6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I441]-[.O$1]" office:value-type="float" office:value="1.55538613986969" calcext:value-type="float">
            <text:p>1.5553861399</text:p>
          </table:table-cell>
          <table:table-cell office:value-type="float" office:value="1.55029475688934" calcext:value-type="float">
            <text:p>1.5502947569</text:p>
          </table:table-cell>
          <table:table-cell table:number-columns-repeated="5"/>
          <table:table-cell office:value-type="float" office:value="1.57156074047089" calcext:value-type="float">
            <text:p>1.5715607405</text:p>
          </table:table-cell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I442]-[.O$1]" office:value-type="float" office:value="1.55637521934509" calcext:value-type="float">
            <text:p>1.5563752193</text:p>
          </table:table-cell>
          <table:table-cell office:value-type="float" office:value="1.55027484893799" calcext:value-type="float">
            <text:p>1.5502748489</text:p>
          </table:table-cell>
          <table:table-cell table:number-columns-repeated="5"/>
          <table:table-cell office:value-type="float" office:value="1.57254981994629" calcext:value-type="float">
            <text:p>1.5725498199</text:p>
          </table:table-cell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I443]-[.O$1]" office:value-type="float" office:value="1.55638797473907" calcext:value-type="float">
            <text:p>1.5563879747</text:p>
          </table:table-cell>
          <table:table-cell office:value-type="float" office:value="1.55003154277802" calcext:value-type="float">
            <text:p>1.5500315428</text:p>
          </table:table-cell>
          <table:table-cell table:number-columns-repeated="5"/>
          <table:table-cell office:value-type="float" office:value="1.57256257534027" calcext:value-type="float">
            <text:p>1.5725625753</text:p>
          </table:table-cell>
          <table:table-cell table:number-columns-repeated="6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I444]-[.O$1]" office:value-type="float" office:value="1.55371399116516" calcext:value-type="float">
            <text:p>1.5537139912</text:p>
          </table:table-cell>
          <table:table-cell office:value-type="float" office:value="1.55020773410797" calcext:value-type="float">
            <text:p>1.5502077341</text:p>
          </table:table-cell>
          <table:table-cell table:number-columns-repeated="5"/>
          <table:table-cell office:value-type="float" office:value="1.56988859176636" calcext:value-type="float">
            <text:p>1.5698885918</text:p>
          </table:table-cell>
          <table:table-cell table:number-columns-repeated="6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I445]-[.O$1]" office:value-type="float" office:value="1.55679519367218" calcext:value-type="float">
            <text:p>1.5567951937</text:p>
          </table:table-cell>
          <table:table-cell office:value-type="float" office:value="1.55027961730957" calcext:value-type="float">
            <text:p>1.5502796173</text:p>
          </table:table-cell>
          <table:table-cell table:number-columns-repeated="5"/>
          <table:table-cell office:value-type="float" office:value="1.57296979427338" calcext:value-type="float">
            <text:p>1.5729697943</text:p>
          </table:table-cell>
          <table:table-cell table:number-columns-repeated="6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I446]-[.O$1]" office:value-type="float" office:value="1.55495841693878" calcext:value-type="float">
            <text:p>1.5549584169</text:p>
          </table:table-cell>
          <table:table-cell office:value-type="float" office:value="1.55014431476593" calcext:value-type="float">
            <text:p>1.5501443148</text:p>
          </table:table-cell>
          <table:table-cell table:number-columns-repeated="5"/>
          <table:table-cell office:value-type="float" office:value="1.57113301753998" calcext:value-type="float">
            <text:p>1.5711330175</text:p>
          </table:table-cell>
          <table:table-cell table:number-columns-repeated="6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I447]-[.O$1]" office:value-type="float" office:value="1.55591662120819" calcext:value-type="float">
            <text:p>1.5559166212</text:p>
          </table:table-cell>
          <table:table-cell office:value-type="float" office:value="1.54998743534088" calcext:value-type="float">
            <text:p>1.5499874353</text:p>
          </table:table-cell>
          <table:table-cell table:number-columns-repeated="5"/>
          <table:table-cell office:value-type="float" office:value="1.57209122180939" calcext:value-type="float">
            <text:p>1.5720912218</text:p>
          </table:table-cell>
          <table:table-cell table:number-columns-repeated="6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I448]-[.O$1]" office:value-type="float" office:value="1.55553300571442" calcext:value-type="float">
            <text:p>1.5555330057</text:p>
          </table:table-cell>
          <table:table-cell office:value-type="float" office:value="1.55023789405823" calcext:value-type="float">
            <text:p>1.5502378941</text:p>
          </table:table-cell>
          <table:table-cell table:number-columns-repeated="5"/>
          <table:table-cell office:value-type="float" office:value="1.57170760631561" calcext:value-type="float">
            <text:p>1.5717076063</text:p>
          </table:table-cell>
          <table:table-cell table:number-columns-repeated="6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I449]-[.O$1]" office:value-type="float" office:value="1.55470509719849" calcext:value-type="float">
            <text:p>1.5547050972</text:p>
          </table:table-cell>
          <table:table-cell office:value-type="float" office:value="1.55004847049713" calcext:value-type="float">
            <text:p>1.5500484705</text:p>
          </table:table-cell>
          <table:table-cell table:number-columns-repeated="5"/>
          <table:table-cell office:value-type="float" office:value="1.57087969779968" calcext:value-type="float">
            <text:p>1.5708796978</text:p>
          </table:table-cell>
          <table:table-cell table:number-columns-repeated="6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I450]-[.O$1]" office:value-type="float" office:value="1.55582661819458" calcext:value-type="float">
            <text:p>1.5558266182</text:p>
          </table:table-cell>
          <table:table-cell office:value-type="float" office:value="1.55024135112762" calcext:value-type="float">
            <text:p>1.5502413511</text:p>
          </table:table-cell>
          <table:table-cell table:number-columns-repeated="5"/>
          <table:table-cell office:value-type="float" office:value="1.57200121879578" calcext:value-type="float">
            <text:p>1.5720012188</text:p>
          </table:table-cell>
          <table:table-cell table:number-columns-repeated="6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I451]-[.O$1]" office:value-type="float" office:value="1.5552764673233" calcext:value-type="float">
            <text:p>1.5552764673</text:p>
          </table:table-cell>
          <table:table-cell office:value-type="float" office:value="1.55023396015167" calcext:value-type="float">
            <text:p>1.5502339602</text:p>
          </table:table-cell>
          <table:table-cell table:number-columns-repeated="5"/>
          <table:table-cell office:value-type="float" office:value="1.5714510679245" calcext:value-type="float">
            <text:p>1.5714510679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I452]-[.O$1]" office:value-type="float" office:value="1.55467720222473" calcext:value-type="float">
            <text:p>1.5546772022</text:p>
          </table:table-cell>
          <table:table-cell office:value-type="float" office:value="1.54990077018738" calcext:value-type="float">
            <text:p>1.5499007702</text:p>
          </table:table-cell>
          <table:table-cell table:number-columns-repeated="5"/>
          <table:table-cell office:value-type="float" office:value="1.57085180282593" calcext:value-type="float">
            <text:p>1.5708518028</text:p>
          </table:table-cell>
          <table:table-cell table:number-columns-repeated="6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I453]-[.O$1]" office:value-type="float" office:value="1.55330355358124" calcext:value-type="float">
            <text:p>1.5533035536</text:p>
          </table:table-cell>
          <table:table-cell office:value-type="float" office:value="1.55012989044189" calcext:value-type="float">
            <text:p>1.5501298904</text:p>
          </table:table-cell>
          <table:table-cell table:number-columns-repeated="5"/>
          <table:table-cell office:value-type="float" office:value="1.56947815418243" calcext:value-type="float">
            <text:p>1.5694781542</text:p>
          </table:table-cell>
          <table:table-cell table:number-columns-repeated="6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I454]-[.O$1]" office:value-type="float" office:value="1.55495317173004" calcext:value-type="float">
            <text:p>1.5549531717</text:p>
          </table:table-cell>
          <table:table-cell office:value-type="float" office:value="1.55026495456696" calcext:value-type="float">
            <text:p>1.5502649546</text:p>
          </table:table-cell>
          <table:table-cell table:number-columns-repeated="5"/>
          <table:table-cell office:value-type="float" office:value="1.57112777233124" calcext:value-type="float">
            <text:p>1.5711277723</text:p>
          </table:table-cell>
          <table:table-cell table:number-columns-repeated="6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I455]-[.O$1]" office:value-type="float" office:value="1.55427689743042" calcext:value-type="float">
            <text:p>1.5542768974</text:p>
          </table:table-cell>
          <table:table-cell office:value-type="float" office:value="1.55002665519714" calcext:value-type="float">
            <text:p>1.5500266552</text:p>
          </table:table-cell>
          <table:table-cell table:number-columns-repeated="5"/>
          <table:table-cell office:value-type="float" office:value="1.57045149803162" calcext:value-type="float">
            <text:p>1.570451498</text:p>
          </table:table-cell>
          <table:table-cell table:number-columns-repeated="6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I456]-[.O$1]" office:value-type="float" office:value="1.5549422044754" calcext:value-type="float">
            <text:p>1.5549422045</text:p>
          </table:table-cell>
          <table:table-cell office:value-type="float" office:value="1.55013310909271" calcext:value-type="float">
            <text:p>1.5501331091</text:p>
          </table:table-cell>
          <table:table-cell table:number-columns-repeated="5"/>
          <table:table-cell office:value-type="float" office:value="1.5711168050766" calcext:value-type="float">
            <text:p>1.5711168051</text:p>
          </table:table-cell>
          <table:table-cell table:number-columns-repeated="6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I457]-[.O$1]" office:value-type="float" office:value="1.55392475318909" calcext:value-type="float">
            <text:p>1.5539247532</text:p>
          </table:table-cell>
          <table:table-cell office:value-type="float" office:value="1.54995405673981" calcext:value-type="float">
            <text:p>1.5499540567</text:p>
          </table:table-cell>
          <table:table-cell table:number-columns-repeated="5"/>
          <table:table-cell office:value-type="float" office:value="1.57009935379028" calcext:value-type="float">
            <text:p>1.5700993538</text:p>
          </table:table-cell>
          <table:table-cell table:number-columns-repeated="6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I458]-[.O$1]" office:value-type="float" office:value="1.55550093841553" calcext:value-type="float">
            <text:p>1.5555009384</text:p>
          </table:table-cell>
          <table:table-cell office:value-type="float" office:value="1.54993319511414" calcext:value-type="float">
            <text:p>1.5499331951</text:p>
          </table:table-cell>
          <table:table-cell table:number-columns-repeated="5"/>
          <table:table-cell office:value-type="float" office:value="1.57167553901672" calcext:value-type="float">
            <text:p>1.571675539</text:p>
          </table:table-cell>
          <table:table-cell table:number-columns-repeated="6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I459]-[.O$1]" office:value-type="float" office:value="1.55675490093231" calcext:value-type="float">
            <text:p>1.5567549009</text:p>
          </table:table-cell>
          <table:table-cell office:value-type="float" office:value="1.55004382133484" calcext:value-type="float">
            <text:p>1.5500438213</text:p>
          </table:table-cell>
          <table:table-cell table:number-columns-repeated="5"/>
          <table:table-cell office:value-type="float" office:value="1.57292950153351" calcext:value-type="float">
            <text:p>1.5729295015</text:p>
          </table:table-cell>
          <table:table-cell table:number-columns-repeated="6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I460]-[.O$1]" office:value-type="float" office:value="1.55514390659332" calcext:value-type="float">
            <text:p>1.5551439066</text:p>
          </table:table-cell>
          <table:table-cell office:value-type="float" office:value="1.55028963088989" calcext:value-type="float">
            <text:p>1.5502896309</text:p>
          </table:table-cell>
          <table:table-cell table:number-columns-repeated="5"/>
          <table:table-cell office:value-type="float" office:value="1.57131850719452" calcext:value-type="float">
            <text:p>1.5713185072</text:p>
          </table:table-cell>
          <table:table-cell table:number-columns-repeated="6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I461]-[.O$1]" office:value-type="float" office:value="1.55664355945587" calcext:value-type="float">
            <text:p>1.5566435595</text:p>
          </table:table-cell>
          <table:table-cell office:value-type="float" office:value="1.55014777183533" calcext:value-type="float">
            <text:p>1.5501477718</text:p>
          </table:table-cell>
          <table:table-cell table:number-columns-repeated="5"/>
          <table:table-cell office:value-type="float" office:value="1.57281816005707" calcext:value-type="float">
            <text:p>1.5728181601</text:p>
          </table:table-cell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I462]-[.O$1]" office:value-type="float" office:value="1.55722720813751" calcext:value-type="float">
            <text:p>1.5572272081</text:p>
          </table:table-cell>
          <table:table-cell office:value-type="float" office:value="1.54992747306824" calcext:value-type="float">
            <text:p>1.5499274731</text:p>
          </table:table-cell>
          <table:table-cell table:number-columns-repeated="5"/>
          <table:table-cell office:value-type="float" office:value="1.57340180873871" calcext:value-type="float">
            <text:p>1.5734018087</text:p>
          </table:table-cell>
          <table:table-cell table:number-columns-repeated="6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I463]-[.O$1]" office:value-type="float" office:value="1.55590541553497" calcext:value-type="float">
            <text:p>1.5559054155</text:p>
          </table:table-cell>
          <table:table-cell office:value-type="float" office:value="1.55011320114136" calcext:value-type="float">
            <text:p>1.5501132011</text:p>
          </table:table-cell>
          <table:table-cell table:number-columns-repeated="5"/>
          <table:table-cell office:value-type="float" office:value="1.57208001613617" calcext:value-type="float">
            <text:p>1.5720800161</text:p>
          </table:table-cell>
          <table:table-cell table:number-columns-repeated="6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I464]-[.O$1]" office:value-type="float" office:value="1.55592186641693" calcext:value-type="float">
            <text:p>1.5559218664</text:p>
          </table:table-cell>
          <table:table-cell office:value-type="float" office:value="1.54995059967041" calcext:value-type="float">
            <text:p>1.5499505997</text:p>
          </table:table-cell>
          <table:table-cell table:number-columns-repeated="5"/>
          <table:table-cell office:value-type="float" office:value="1.57209646701813" calcext:value-type="float">
            <text:p>1.572096467</text:p>
          </table:table-cell>
          <table:table-cell table:number-columns-repeated="6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I465]-[.O$1]" office:value-type="float" office:value="1.5562712688446" calcext:value-type="float">
            <text:p>1.5562712688</text:p>
          </table:table-cell>
          <table:table-cell office:value-type="float" office:value="1.54996955394745" calcext:value-type="float">
            <text:p>1.5499695539</text:p>
          </table:table-cell>
          <table:table-cell table:number-columns-repeated="5"/>
          <table:table-cell office:value-type="float" office:value="1.5724458694458" calcext:value-type="float">
            <text:p>1.5724458694</text:p>
          </table:table-cell>
          <table:table-cell table:number-columns-repeated="6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I466]-[.O$1]" office:value-type="float" office:value="1.5552514333725" calcext:value-type="float">
            <text:p>1.5552514334</text:p>
          </table:table-cell>
          <table:table-cell office:value-type="float" office:value="1.54996740818024" calcext:value-type="float">
            <text:p>1.5499674082</text:p>
          </table:table-cell>
          <table:table-cell table:number-columns-repeated="5"/>
          <table:table-cell office:value-type="float" office:value="1.57142603397369" calcext:value-type="float">
            <text:p>1.571426034</text:p>
          </table:table-cell>
          <table:table-cell table:number-columns-repeated="6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I467]-[.O$1]" office:value-type="float" office:value="1.5566352148056" calcext:value-type="float">
            <text:p>1.5566352148</text:p>
          </table:table-cell>
          <table:table-cell office:value-type="float" office:value="1.54995322227478" calcext:value-type="float">
            <text:p>1.5499532223</text:p>
          </table:table-cell>
          <table:table-cell table:number-columns-repeated="5"/>
          <table:table-cell office:value-type="float" office:value="1.5728098154068" calcext:value-type="float">
            <text:p>1.5728098154</text:p>
          </table:table-cell>
          <table:table-cell table:number-columns-repeated="6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I468]-[.O$1]" office:value-type="float" office:value="1.55597872924805" calcext:value-type="float">
            <text:p>1.5559787292</text:p>
          </table:table-cell>
          <table:table-cell office:value-type="float" office:value="1.54982304573059" calcext:value-type="float">
            <text:p>1.5498230457</text:p>
          </table:table-cell>
          <table:table-cell table:number-columns-repeated="5"/>
          <table:table-cell office:value-type="float" office:value="1.57215332984924" calcext:value-type="float">
            <text:p>1.5721533298</text:p>
          </table:table-cell>
          <table:table-cell table:number-columns-repeated="6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I469]-[.O$1]" office:value-type="float" office:value="1.55560882282257" calcext:value-type="float">
            <text:p>1.5556088228</text:p>
          </table:table-cell>
          <table:table-cell office:value-type="float" office:value="1.55004668235779" calcext:value-type="float">
            <text:p>1.5500466824</text:p>
          </table:table-cell>
          <table:table-cell table:number-columns-repeated="5"/>
          <table:table-cell office:value-type="float" office:value="1.57178342342377" calcext:value-type="float">
            <text:p>1.5717834234</text:p>
          </table:table-cell>
          <table:table-cell table:number-columns-repeated="6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I470]-[.O$1]" office:value-type="float" office:value="1.55856187534332" calcext:value-type="float">
            <text:p>1.5585618753</text:p>
          </table:table-cell>
          <table:table-cell office:value-type="float" office:value="1.55005764961243" calcext:value-type="float">
            <text:p>1.5500576496</text:p>
          </table:table-cell>
          <table:table-cell table:number-columns-repeated="5"/>
          <table:table-cell office:value-type="float" office:value="1.57473647594452" calcext:value-type="float">
            <text:p>1.5747364759</text:p>
          </table:table-cell>
          <table:table-cell table:number-columns-repeated="6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I471]-[.O$1]" office:value-type="float" office:value="1.55661852550507" calcext:value-type="float">
            <text:p>1.5566185255</text:p>
          </table:table-cell>
          <table:table-cell office:value-type="float" office:value="1.54985129833221" calcext:value-type="float">
            <text:p>1.5498512983</text:p>
          </table:table-cell>
          <table:table-cell table:number-columns-repeated="5"/>
          <table:table-cell office:value-type="float" office:value="1.57279312610626" calcext:value-type="float">
            <text:p>1.5727931261</text:p>
          </table:table-cell>
          <table:table-cell table:number-columns-repeated="6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I472]-[.O$1]" office:value-type="float" office:value="1.55561359119415" calcext:value-type="float">
            <text:p>1.5556135912</text:p>
          </table:table-cell>
          <table:table-cell office:value-type="float" office:value="1.55010855197907" calcext:value-type="float">
            <text:p>1.550108552</text:p>
          </table:table-cell>
          <table:table-cell table:number-columns-repeated="5"/>
          <table:table-cell office:value-type="float" office:value="1.57178819179535" calcext:value-type="float">
            <text:p>1.5717881918</text:p>
          </table:table-cell>
          <table:table-cell table:number-columns-repeated="6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I473]-[.O$1]" office:value-type="float" office:value="1.55341727924347" calcext:value-type="float">
            <text:p>1.5534172792</text:p>
          </table:table-cell>
          <table:table-cell office:value-type="float" office:value="1.54979944229126" calcext:value-type="float">
            <text:p>1.5497994423</text:p>
          </table:table-cell>
          <table:table-cell table:number-columns-repeated="5"/>
          <table:table-cell office:value-type="float" office:value="1.56959187984467" calcext:value-type="float">
            <text:p>1.5695918798</text:p>
          </table:table-cell>
          <table:table-cell table:number-columns-repeated="6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I474]-[.O$1]" office:value-type="float" office:value="1.55742366504669" calcext:value-type="float">
            <text:p>1.557423665</text:p>
          </table:table-cell>
          <table:table-cell office:value-type="float" office:value="1.54999673366547" calcext:value-type="float">
            <text:p>1.5499967337</text:p>
          </table:table-cell>
          <table:table-cell table:number-columns-repeated="5"/>
          <table:table-cell office:value-type="float" office:value="1.57359826564789" calcext:value-type="float">
            <text:p>1.5735982656</text:p>
          </table:table-cell>
          <table:table-cell table:number-columns-repeated="6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I475]-[.O$1]" office:value-type="float" office:value="1.55617971611023" calcext:value-type="float">
            <text:p>1.5561797161</text:p>
          </table:table-cell>
          <table:table-cell office:value-type="float" office:value="1.5499632358551" calcext:value-type="float">
            <text:p>1.5499632359</text:p>
          </table:table-cell>
          <table:table-cell table:number-columns-repeated="5"/>
          <table:table-cell office:value-type="float" office:value="1.57235431671143" calcext:value-type="float">
            <text:p>1.5723543167</text:p>
          </table:table-cell>
          <table:table-cell table:number-columns-repeated="6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I476]-[.O$1]" office:value-type="float" office:value="1.55524320793152" calcext:value-type="float">
            <text:p>1.5552432079</text:p>
          </table:table-cell>
          <table:table-cell office:value-type="float" office:value="1.55018734931946" calcext:value-type="float">
            <text:p>1.5501873493</text:p>
          </table:table-cell>
          <table:table-cell table:number-columns-repeated="5"/>
          <table:table-cell office:value-type="float" office:value="1.57141780853271" calcext:value-type="float">
            <text:p>1.5714178085</text:p>
          </table:table-cell>
          <table:table-cell table:number-columns-repeated="6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I477]-[.O$1]" office:value-type="float" office:value="1.55505092334747" calcext:value-type="float">
            <text:p>1.5550509233</text:p>
          </table:table-cell>
          <table:table-cell office:value-type="float" office:value="1.54977476596832" calcext:value-type="float">
            <text:p>1.549774766</text:p>
          </table:table-cell>
          <table:table-cell table:number-columns-repeated="5"/>
          <table:table-cell office:value-type="float" office:value="1.57122552394867" calcext:value-type="float">
            <text:p>1.5712255239</text:p>
          </table:table-cell>
          <table:table-cell table:number-columns-repeated="6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I478]-[.O$1]" office:value-type="float" office:value="1.55651385974884" calcext:value-type="float">
            <text:p>1.5565138597</text:p>
          </table:table-cell>
          <table:table-cell office:value-type="float" office:value="1.54975438117981" calcext:value-type="float">
            <text:p>1.5497543812</text:p>
          </table:table-cell>
          <table:table-cell table:number-columns-repeated="5"/>
          <table:table-cell office:value-type="float" office:value="1.57268846035004" calcext:value-type="float">
            <text:p>1.5726884604</text:p>
          </table:table-cell>
          <table:table-cell table:number-columns-repeated="6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I479]-[.O$1]" office:value-type="float" office:value="1.556478931427" calcext:value-type="float">
            <text:p>1.5564789314</text:p>
          </table:table-cell>
          <table:table-cell office:value-type="float" office:value="1.5498480796814" calcext:value-type="float">
            <text:p>1.5498480797</text:p>
          </table:table-cell>
          <table:table-cell table:number-columns-repeated="5"/>
          <table:table-cell office:value-type="float" office:value="1.5726535320282" calcext:value-type="float">
            <text:p>1.572653532</text:p>
          </table:table-cell>
          <table:table-cell table:number-columns-repeated="6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I480]-[.O$1]" office:value-type="float" office:value="1.55714769554138" calcext:value-type="float">
            <text:p>1.5571476955</text:p>
          </table:table-cell>
          <table:table-cell office:value-type="float" office:value="1.55004477500916" calcext:value-type="float">
            <text:p>1.550044775</text:p>
          </table:table-cell>
          <table:table-cell table:number-columns-repeated="5"/>
          <table:table-cell office:value-type="float" office:value="1.57332229614258" calcext:value-type="float">
            <text:p>1.5733222961</text:p>
          </table:table-cell>
          <table:table-cell table:number-columns-repeated="6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I481]-[.O$1]" office:value-type="float" office:value="1.55393417072296" calcext:value-type="float">
            <text:p>1.5539341707</text:p>
          </table:table-cell>
          <table:table-cell office:value-type="float" office:value="1.55005514621735" calcext:value-type="float">
            <text:p>1.5500551462</text:p>
          </table:table-cell>
          <table:table-cell table:number-columns-repeated="5"/>
          <table:table-cell office:value-type="float" office:value="1.57010877132416" calcext:value-type="float">
            <text:p>1.5701087713</text:p>
          </table:table-cell>
          <table:table-cell table:number-columns-repeated="6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I482]-[.O$1]" office:value-type="float" office:value="1.55475087356567" calcext:value-type="float">
            <text:p>1.5547508736</text:p>
          </table:table-cell>
          <table:table-cell office:value-type="float" office:value="1.54983234405518" calcext:value-type="float">
            <text:p>1.5498323441</text:p>
          </table:table-cell>
          <table:table-cell table:number-columns-repeated="5"/>
          <table:table-cell office:value-type="float" office:value="1.57092547416687" calcext:value-type="float">
            <text:p>1.5709254742</text:p>
          </table:table-cell>
          <table:table-cell table:number-columns-repeated="6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I483]-[.O$1]" office:value-type="float" office:value="1.55630309772491" calcext:value-type="float">
            <text:p>1.5563030977</text:p>
          </table:table-cell>
          <table:table-cell office:value-type="float" office:value="1.55006098747253" calcext:value-type="float">
            <text:p>1.5500609875</text:p>
          </table:table-cell>
          <table:table-cell table:number-columns-repeated="5"/>
          <table:table-cell office:value-type="float" office:value="1.57247769832611" calcext:value-type="float">
            <text:p>1.5724776983</text:p>
          </table:table-cell>
          <table:table-cell table:number-columns-repeated="6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I484]-[.O$1]" office:value-type="float" office:value="1.55391009044647" calcext:value-type="float">
            <text:p>1.5539100904</text:p>
          </table:table-cell>
          <table:table-cell office:value-type="float" office:value="1.54995310306549" calcext:value-type="float">
            <text:p>1.5499531031</text:p>
          </table:table-cell>
          <table:table-cell table:number-columns-repeated="5"/>
          <table:table-cell office:value-type="float" office:value="1.57008469104767" calcext:value-type="float">
            <text:p>1.570084691</text:p>
          </table:table-cell>
          <table:table-cell table:number-columns-repeated="6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I485]-[.O$1]" office:value-type="float" office:value="1.55592353534698" calcext:value-type="float">
            <text:p>1.5559235353</text:p>
          </table:table-cell>
          <table:table-cell office:value-type="float" office:value="1.54996621608734" calcext:value-type="float">
            <text:p>1.5499662161</text:p>
          </table:table-cell>
          <table:table-cell table:number-columns-repeated="5"/>
          <table:table-cell office:value-type="float" office:value="1.57209813594818" calcext:value-type="float">
            <text:p>1.5720981359</text:p>
          </table:table-cell>
          <table:table-cell table:number-columns-repeated="6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I486]-[.O$1]" office:value-type="float" office:value="1.5560088891983" calcext:value-type="float">
            <text:p>1.5560088892</text:p>
          </table:table-cell>
          <table:table-cell office:value-type="float" office:value="1.54988920688629" calcext:value-type="float">
            <text:p>1.5498892069</text:p>
          </table:table-cell>
          <table:table-cell table:number-columns-repeated="5"/>
          <table:table-cell office:value-type="float" office:value="1.5721834897995" calcext:value-type="float">
            <text:p>1.5721834898</text:p>
          </table:table-cell>
          <table:table-cell table:number-columns-repeated="6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I487]-[.O$1]" office:value-type="float" office:value="1.55584628772736" calcext:value-type="float">
            <text:p>1.5558462877</text:p>
          </table:table-cell>
          <table:table-cell office:value-type="float" office:value="1.54999458789825" calcext:value-type="float">
            <text:p>1.5499945879</text:p>
          </table:table-cell>
          <table:table-cell table:number-columns-repeated="5"/>
          <table:table-cell office:value-type="float" office:value="1.57202088832855" calcext:value-type="float">
            <text:p>1.5720208883</text:p>
          </table:table-cell>
          <table:table-cell table:number-columns-repeated="6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I488]-[.O$1]" office:value-type="float" office:value="1.55318982791901" calcext:value-type="float">
            <text:p>1.5531898279</text:p>
          </table:table-cell>
          <table:table-cell office:value-type="float" office:value="1.54998171329498" calcext:value-type="float">
            <text:p>1.5499817133</text:p>
          </table:table-cell>
          <table:table-cell table:number-columns-repeated="5"/>
          <table:table-cell office:value-type="float" office:value="1.5693644285202" calcext:value-type="float">
            <text:p>1.5693644285</text:p>
          </table:table-cell>
          <table:table-cell table:number-columns-repeated="6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I489]-[.O$1]" office:value-type="float" office:value="1.55475242328644" calcext:value-type="float">
            <text:p>1.5547524233</text:p>
          </table:table-cell>
          <table:table-cell office:value-type="float" office:value="1.5497237443924" calcext:value-type="float">
            <text:p>1.5497237444</text:p>
          </table:table-cell>
          <table:table-cell table:number-columns-repeated="5"/>
          <table:table-cell office:value-type="float" office:value="1.57092702388763" calcext:value-type="float">
            <text:p>1.5709270239</text:p>
          </table:table-cell>
          <table:table-cell table:number-columns-repeated="6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I490]-[.O$1]" office:value-type="float" office:value="1.55488355350494" calcext:value-type="float">
            <text:p>1.5548835535</text:p>
          </table:table-cell>
          <table:table-cell office:value-type="float" office:value="1.54968392848969" calcext:value-type="float">
            <text:p>1.5496839285</text:p>
          </table:table-cell>
          <table:table-cell table:number-columns-repeated="5"/>
          <table:table-cell office:value-type="float" office:value="1.57105815410614" calcext:value-type="float">
            <text:p>1.5710581541</text:p>
          </table:table-cell>
          <table:table-cell table:number-columns-repeated="6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I491]-[.O$1]" office:value-type="float" office:value="1.55512805175781" calcext:value-type="float">
            <text:p>1.5551280518</text:p>
          </table:table-cell>
          <table:table-cell office:value-type="float" office:value="1.54989671707153" calcext:value-type="float">
            <text:p>1.5498967171</text:p>
          </table:table-cell>
          <table:table-cell table:number-columns-repeated="5"/>
          <table:table-cell office:value-type="float" office:value="1.57130265235901" calcext:value-type="float">
            <text:p>1.5713026524</text:p>
          </table:table-cell>
          <table:table-cell table:number-columns-repeated="6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I492]-[.O$1]" office:value-type="float" office:value="1.55578847122192" calcext:value-type="float">
            <text:p>1.5557884712</text:p>
          </table:table-cell>
          <table:table-cell office:value-type="float" office:value="1.54994201660156" calcext:value-type="float">
            <text:p>1.5499420166</text:p>
          </table:table-cell>
          <table:table-cell table:number-columns-repeated="5"/>
          <table:table-cell office:value-type="float" office:value="1.57196307182312" calcext:value-type="float">
            <text:p>1.5719630718</text:p>
          </table:table-cell>
          <table:table-cell table:number-columns-repeated="6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I493]-[.O$1]" office:value-type="float" office:value="1.55647189807892" calcext:value-type="float">
            <text:p>1.5564718981</text:p>
          </table:table-cell>
          <table:table-cell office:value-type="float" office:value="1.54977488517761" calcext:value-type="float">
            <text:p>1.5497748852</text:p>
          </table:table-cell>
          <table:table-cell table:number-columns-repeated="5"/>
          <table:table-cell office:value-type="float" office:value="1.57264649868011" calcext:value-type="float">
            <text:p>1.5726464987</text:p>
          </table:table-cell>
          <table:table-cell table:number-columns-repeated="6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I494]-[.O$1]" office:value-type="float" office:value="1.55661876392365" calcext:value-type="float">
            <text:p>1.5566187639</text:p>
          </table:table-cell>
          <table:table-cell office:value-type="float" office:value="1.54976320266724" calcext:value-type="float">
            <text:p>1.5497632027</text:p>
          </table:table-cell>
          <table:table-cell table:number-columns-repeated="5"/>
          <table:table-cell office:value-type="float" office:value="1.57279336452484" calcext:value-type="float">
            <text:p>1.5727933645</text:p>
          </table:table-cell>
          <table:table-cell table:number-columns-repeated="6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I495]-[.O$1]" office:value-type="float" office:value="1.55528254699707" calcext:value-type="float">
            <text:p>1.555282547</text:p>
          </table:table-cell>
          <table:table-cell office:value-type="float" office:value="1.54979681968689" calcext:value-type="float">
            <text:p>1.5497968197</text:p>
          </table:table-cell>
          <table:table-cell table:number-columns-repeated="5"/>
          <table:table-cell office:value-type="float" office:value="1.57145714759827" calcext:value-type="float">
            <text:p>1.5714571476</text:p>
          </table:table-cell>
          <table:table-cell table:number-columns-repeated="6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I496]-[.O$1]" office:value-type="float" office:value="1.55642540645599" calcext:value-type="float">
            <text:p>1.5564254065</text:p>
          </table:table-cell>
          <table:table-cell office:value-type="float" office:value="1.54980146884918" calcext:value-type="float">
            <text:p>1.5498014688</text:p>
          </table:table-cell>
          <table:table-cell table:number-columns-repeated="5"/>
          <table:table-cell office:value-type="float" office:value="1.57260000705719" calcext:value-type="float">
            <text:p>1.5726000071</text:p>
          </table:table-cell>
          <table:table-cell table:number-columns-repeated="6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I497]-[.O$1]" office:value-type="float" office:value="1.55548877906799" calcext:value-type="float">
            <text:p>1.5554887791</text:p>
          </table:table-cell>
          <table:table-cell office:value-type="float" office:value="1.54968798160553" calcext:value-type="float">
            <text:p>1.5496879816</text:p>
          </table:table-cell>
          <table:table-cell table:number-columns-repeated="5"/>
          <table:table-cell office:value-type="float" office:value="1.57166337966919" calcext:value-type="float">
            <text:p>1.5716633797</text:p>
          </table:table-cell>
          <table:table-cell table:number-columns-repeated="6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I498]-[.O$1]" office:value-type="float" office:value="1.5560043592453" calcext:value-type="float">
            <text:p>1.5560043592</text:p>
          </table:table-cell>
          <table:table-cell office:value-type="float" office:value="1.54987609386444" calcext:value-type="float">
            <text:p>1.5498760939</text:p>
          </table:table-cell>
          <table:table-cell table:number-columns-repeated="5"/>
          <table:table-cell office:value-type="float" office:value="1.5721789598465" calcext:value-type="float">
            <text:p>1.5721789598</text:p>
          </table:table-cell>
          <table:table-cell table:number-columns-repeated="6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I499]-[.O$1]" office:value-type="float" office:value="1.55687291812897" calcext:value-type="float">
            <text:p>1.5568729181</text:p>
          </table:table-cell>
          <table:table-cell office:value-type="float" office:value="1.54978656768799" calcext:value-type="float">
            <text:p>1.5497865677</text:p>
          </table:table-cell>
          <table:table-cell table:number-columns-repeated="5"/>
          <table:table-cell office:value-type="float" office:value="1.57304751873016" calcext:value-type="float">
            <text:p>1.5730475187</text:p>
          </table:table-cell>
          <table:table-cell table:number-columns-repeated="6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I500]-[.O$1]" office:value-type="float" office:value="1.55517656993866" calcext:value-type="float">
            <text:p>1.5551765699</text:p>
          </table:table-cell>
          <table:table-cell office:value-type="float" office:value="1.5497921705246" calcext:value-type="float">
            <text:p>1.5497921705</text:p>
          </table:table-cell>
          <table:table-cell table:number-columns-repeated="5"/>
          <table:table-cell office:value-type="float" office:value="1.57135117053986" calcext:value-type="float">
            <text:p>1.5713511705</text:p>
          </table:table-cell>
          <table:table-cell table:number-columns-repeated="6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I501]-[.O$1]" office:value-type="float" office:value="1.55611605834961" calcext:value-type="float">
            <text:p>1.5561160583</text:p>
          </table:table-cell>
          <table:table-cell office:value-type="float" office:value="1.54981398582459" calcext:value-type="float">
            <text:p>1.5498139858</text:p>
          </table:table-cell>
          <table:table-cell table:number-columns-repeated="5"/>
          <table:table-cell office:value-type="float" office:value="1.57229065895081" calcext:value-type="float">
            <text:p>1.572290659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I502]-[.O$1]" office:value-type="float" office:value="1.55588967990875" calcext:value-type="float">
            <text:p>1.5558896799</text:p>
          </table:table-cell>
          <table:table-cell office:value-type="float" office:value="1.54977202415466" calcext:value-type="float">
            <text:p>1.5497720242</text:p>
          </table:table-cell>
          <table:table-cell table:number-columns-repeated="5"/>
          <table:table-cell office:value-type="float" office:value="1.57206428050995" calcext:value-type="float">
            <text:p>1.5720642805</text:p>
          </table:table-cell>
          <table:table-cell table:number-columns-repeated="6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I503]-[.O$1]" office:value-type="float" office:value="1.55533559513092" calcext:value-type="float">
            <text:p>1.5553355951</text:p>
          </table:table-cell>
          <table:table-cell office:value-type="float" office:value="1.54989755153656" calcext:value-type="float">
            <text:p>1.5498975515</text:p>
          </table:table-cell>
          <table:table-cell table:number-columns-repeated="5"/>
          <table:table-cell office:value-type="float" office:value="1.57151019573212" calcext:value-type="float">
            <text:p>1.5715101957</text:p>
          </table:table-cell>
          <table:table-cell table:number-columns-repeated="6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I504]-[.O$1]" office:value-type="float" office:value="1.55528123569489" calcext:value-type="float">
            <text:p>1.5552812357</text:p>
          </table:table-cell>
          <table:table-cell office:value-type="float" office:value="1.54976952075958" calcext:value-type="float">
            <text:p>1.5497695208</text:p>
          </table:table-cell>
          <table:table-cell table:number-columns-repeated="5"/>
          <table:table-cell office:value-type="float" office:value="1.57145583629608" calcext:value-type="float">
            <text:p>1.5714558363</text:p>
          </table:table-cell>
          <table:table-cell table:number-columns-repeated="6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I505]-[.O$1]" office:value-type="float" office:value="1.55689270687103" calcext:value-type="float">
            <text:p>1.5568927069</text:p>
          </table:table-cell>
          <table:table-cell office:value-type="float" office:value="1.54982686042786" calcext:value-type="float">
            <text:p>1.5498268604</text:p>
          </table:table-cell>
          <table:table-cell table:number-columns-repeated="5"/>
          <table:table-cell office:value-type="float" office:value="1.57306730747223" calcext:value-type="float">
            <text:p>1.5730673075</text:p>
          </table:table-cell>
          <table:table-cell table:number-columns-repeated="6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I506]-[.O$1]" office:value-type="float" office:value="1.55458922576904" calcext:value-type="float">
            <text:p>1.5545892258</text:p>
          </table:table-cell>
          <table:table-cell office:value-type="float" office:value="1.54972445964813" calcext:value-type="float">
            <text:p>1.5497244596</text:p>
          </table:table-cell>
          <table:table-cell table:number-columns-repeated="5"/>
          <table:table-cell office:value-type="float" office:value="1.57076382637024" calcext:value-type="float">
            <text:p>1.5707638264</text:p>
          </table:table-cell>
          <table:table-cell table:number-columns-repeated="6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I507]-[.O$1]" office:value-type="float" office:value="1.55786426258087" calcext:value-type="float">
            <text:p>1.5578642626</text:p>
          </table:table-cell>
          <table:table-cell office:value-type="float" office:value="1.54962861537933" calcext:value-type="float">
            <text:p>1.5496286154</text:p>
          </table:table-cell>
          <table:table-cell table:number-columns-repeated="5"/>
          <table:table-cell office:value-type="float" office:value="1.57403886318207" calcext:value-type="float">
            <text:p>1.5740388632</text:p>
          </table:table-cell>
          <table:table-cell table:number-columns-repeated="6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I508]-[.O$1]" office:value-type="float" office:value="1.55432839584351" calcext:value-type="float">
            <text:p>1.5543283958</text:p>
          </table:table-cell>
          <table:table-cell office:value-type="float" office:value="1.54967331886292" calcext:value-type="float">
            <text:p>1.5496733189</text:p>
          </table:table-cell>
          <table:table-cell table:number-columns-repeated="5"/>
          <table:table-cell office:value-type="float" office:value="1.5705029964447" calcext:value-type="float">
            <text:p>1.5705029964</text:p>
          </table:table-cell>
          <table:table-cell table:number-columns-repeated="6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I509]-[.O$1]" office:value-type="float" office:value="1.55631966781616" calcext:value-type="float">
            <text:p>1.5563196678</text:p>
          </table:table-cell>
          <table:table-cell office:value-type="float" office:value="1.54973900318146" calcext:value-type="float">
            <text:p>1.5497390032</text:p>
          </table:table-cell>
          <table:table-cell table:number-columns-repeated="5"/>
          <table:table-cell office:value-type="float" office:value="1.57249426841736" calcext:value-type="float">
            <text:p>1.5724942684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I510]-[.O$1]" office:value-type="float" office:value="1.55384679031372" calcext:value-type="float">
            <text:p>1.5538467903</text:p>
          </table:table-cell>
          <table:table-cell office:value-type="float" office:value="1.54954957962036" calcext:value-type="float">
            <text:p>1.5495495796</text:p>
          </table:table-cell>
          <table:table-cell table:number-columns-repeated="5"/>
          <table:table-cell office:value-type="float" office:value="1.57002139091492" calcext:value-type="float">
            <text:p>1.5700213909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I511]-[.O$1]" office:value-type="float" office:value="1.55524976444244" calcext:value-type="float">
            <text:p>1.5552497644</text:p>
          </table:table-cell>
          <table:table-cell office:value-type="float" office:value="1.54978847503662" calcext:value-type="float">
            <text:p>1.549788475</text:p>
          </table:table-cell>
          <table:table-cell table:number-columns-repeated="5"/>
          <table:table-cell office:value-type="float" office:value="1.57142436504364" calcext:value-type="float">
            <text:p>1.571424365</text:p>
          </table:table-cell>
          <table:table-cell table:number-columns-repeated="6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I512]-[.O$1]" office:value-type="float" office:value="1.55549295139313" calcext:value-type="float">
            <text:p>1.5554929514</text:p>
          </table:table-cell>
          <table:table-cell office:value-type="float" office:value="1.54972016811371" calcext:value-type="float">
            <text:p>1.5497201681</text:p>
          </table:table-cell>
          <table:table-cell table:number-columns-repeated="5"/>
          <table:table-cell office:value-type="float" office:value="1.57166755199432" calcext:value-type="float">
            <text:p>1.571667552</text:p>
          </table:table-cell>
          <table:table-cell table:number-columns-repeated="6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I513]-[.O$1]" office:value-type="float" office:value="1.55615432453156" calcext:value-type="float">
            <text:p>1.5561543245</text:p>
          </table:table-cell>
          <table:table-cell office:value-type="float" office:value="1.54955768585205" calcext:value-type="float">
            <text:p>1.5495576859</text:p>
          </table:table-cell>
          <table:table-cell table:number-columns-repeated="5"/>
          <table:table-cell office:value-type="float" office:value="1.57232892513275" calcext:value-type="float">
            <text:p>1.5723289251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I514]-[.O$1]" office:value-type="float" office:value="1.55466337394714" calcext:value-type="float">
            <text:p>1.5546633739</text:p>
          </table:table-cell>
          <table:table-cell office:value-type="float" office:value="1.54991745948792" calcext:value-type="float">
            <text:p>1.5499174595</text:p>
          </table:table-cell>
          <table:table-cell table:number-columns-repeated="5"/>
          <table:table-cell office:value-type="float" office:value="1.57083797454834" calcext:value-type="float">
            <text:p>1.5708379745</text:p>
          </table:table-cell>
          <table:table-cell table:number-columns-repeated="6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I515]-[.O$1]" office:value-type="float" office:value="1.55684240055084" calcext:value-type="float">
            <text:p>1.5568424006</text:p>
          </table:table-cell>
          <table:table-cell office:value-type="float" office:value="1.54992258548737" calcext:value-type="float">
            <text:p>1.5499225855</text:p>
          </table:table-cell>
          <table:table-cell table:number-columns-repeated="5"/>
          <table:table-cell office:value-type="float" office:value="1.57301700115204" calcext:value-type="float">
            <text:p>1.5730170012</text:p>
          </table:table-cell>
          <table:table-cell table:number-columns-repeated="6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I516]-[.O$1]" office:value-type="float" office:value="1.55603153896332" calcext:value-type="float">
            <text:p>1.556031539</text:p>
          </table:table-cell>
          <table:table-cell office:value-type="float" office:value="1.54970788955688" calcext:value-type="float">
            <text:p>1.5497078896</text:p>
          </table:table-cell>
          <table:table-cell table:number-columns-repeated="5"/>
          <table:table-cell office:value-type="float" office:value="1.57220613956451" calcext:value-type="float">
            <text:p>1.5722061396</text:p>
          </table:table-cell>
          <table:table-cell table:number-columns-repeated="6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I517]-[.O$1]" office:value-type="float" office:value="1.55451114368439" calcext:value-type="float">
            <text:p>1.5545111437</text:p>
          </table:table-cell>
          <table:table-cell office:value-type="float" office:value="1.54989051818848" calcext:value-type="float">
            <text:p>1.5498905182</text:p>
          </table:table-cell>
          <table:table-cell table:number-columns-repeated="5"/>
          <table:table-cell office:value-type="float" office:value="1.57068574428558" calcext:value-type="float">
            <text:p>1.5706857443</text:p>
          </table:table-cell>
          <table:table-cell table:number-columns-repeated="6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I518]-[.O$1]" office:value-type="float" office:value="1.55450792503357" calcext:value-type="float">
            <text:p>1.554507925</text:p>
          </table:table-cell>
          <table:table-cell office:value-type="float" office:value="1.54965341091156" calcext:value-type="float">
            <text:p>1.5496534109</text:p>
          </table:table-cell>
          <table:table-cell table:number-columns-repeated="5"/>
          <table:table-cell office:value-type="float" office:value="1.57068252563477" calcext:value-type="float">
            <text:p>1.5706825256</text:p>
          </table:table-cell>
          <table:table-cell table:number-columns-repeated="6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I519]-[.O$1]" office:value-type="float" office:value="1.55736251068115" calcext:value-type="float">
            <text:p>1.5573625107</text:p>
          </table:table-cell>
          <table:table-cell office:value-type="float" office:value="1.54967498779297" calcext:value-type="float">
            <text:p>1.5496749878</text:p>
          </table:table-cell>
          <table:table-cell table:number-columns-repeated="5"/>
          <table:table-cell office:value-type="float" office:value="1.57353711128235" calcext:value-type="float">
            <text:p>1.5735371113</text:p>
          </table:table-cell>
          <table:table-cell table:number-columns-repeated="6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I520]-[.O$1]" office:value-type="float" office:value="1.55575306606293" calcext:value-type="float">
            <text:p>1.5557530661</text:p>
          </table:table-cell>
          <table:table-cell office:value-type="float" office:value="1.54957127571106" calcext:value-type="float">
            <text:p>1.5495712757</text:p>
          </table:table-cell>
          <table:table-cell table:number-columns-repeated="5"/>
          <table:table-cell office:value-type="float" office:value="1.57192766666412" calcext:value-type="float">
            <text:p>1.5719276667</text:p>
          </table:table-cell>
          <table:table-cell table:number-columns-repeated="6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I521]-[.O$1]" office:value-type="float" office:value="1.55494876098633" calcext:value-type="float">
            <text:p>1.554948761</text:p>
          </table:table-cell>
          <table:table-cell office:value-type="float" office:value="1.54984509944916" calcext:value-type="float">
            <text:p>1.5498450994</text:p>
          </table:table-cell>
          <table:table-cell table:number-columns-repeated="5"/>
          <table:table-cell office:value-type="float" office:value="1.57112336158752" calcext:value-type="float">
            <text:p>1.5711233616</text:p>
          </table:table-cell>
          <table:table-cell table:number-columns-repeated="6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I522]-[.O$1]" office:value-type="float" office:value="1.55501992893219" calcext:value-type="float">
            <text:p>1.5550199289</text:p>
          </table:table-cell>
          <table:table-cell office:value-type="float" office:value="1.54973340034485" calcext:value-type="float">
            <text:p>1.5497334003</text:p>
          </table:table-cell>
          <table:table-cell table:number-columns-repeated="5"/>
          <table:table-cell office:value-type="float" office:value="1.57119452953339" calcext:value-type="float">
            <text:p>1.5711945295</text:p>
          </table:table-cell>
          <table:table-cell table:number-columns-repeated="6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I523]-[.O$1]" office:value-type="float" office:value="1.55559439849854" calcext:value-type="float">
            <text:p>1.5555943985</text:p>
          </table:table-cell>
          <table:table-cell office:value-type="float" office:value="1.54979825019836" calcext:value-type="float">
            <text:p>1.5497982502</text:p>
          </table:table-cell>
          <table:table-cell table:number-columns-repeated="5"/>
          <table:table-cell office:value-type="float" office:value="1.57176899909973" calcext:value-type="float">
            <text:p>1.5717689991</text:p>
          </table:table-cell>
          <table:table-cell table:number-columns-repeated="6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I524]-[.O$1]" office:value-type="float" office:value="1.5554441947937" calcext:value-type="float">
            <text:p>1.5554441948</text:p>
          </table:table-cell>
          <table:table-cell office:value-type="float" office:value="1.5493655204773" calcext:value-type="float">
            <text:p>1.5493655205</text:p>
          </table:table-cell>
          <table:table-cell table:number-columns-repeated="5"/>
          <table:table-cell office:value-type="float" office:value="1.5716187953949" calcext:value-type="float">
            <text:p>1.5716187954</text:p>
          </table:table-cell>
          <table:table-cell table:number-columns-repeated="6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I525]-[.O$1]" office:value-type="float" office:value="1.5548270483017" calcext:value-type="float">
            <text:p>1.5548270483</text:p>
          </table:table-cell>
          <table:table-cell office:value-type="float" office:value="1.54964911937714" calcext:value-type="float">
            <text:p>1.5496491194</text:p>
          </table:table-cell>
          <table:table-cell table:number-columns-repeated="5"/>
          <table:table-cell office:value-type="float" office:value="1.57100164890289" calcext:value-type="float">
            <text:p>1.5710016489</text:p>
          </table:table-cell>
          <table:table-cell table:number-columns-repeated="6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I526]-[.O$1]" office:value-type="float" office:value="1.55431325626373" calcext:value-type="float">
            <text:p>1.5543132563</text:p>
          </table:table-cell>
          <table:table-cell office:value-type="float" office:value="1.54950022697449" calcext:value-type="float">
            <text:p>1.549500227</text:p>
          </table:table-cell>
          <table:table-cell table:number-columns-repeated="5"/>
          <table:table-cell office:value-type="float" office:value="1.57048785686493" calcext:value-type="float">
            <text:p>1.5704878569</text:p>
          </table:table-cell>
          <table:table-cell table:number-columns-repeated="6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I527]-[.O$1]" office:value-type="float" office:value="1.55662472438812" calcext:value-type="float">
            <text:p>1.5566247244</text:p>
          </table:table-cell>
          <table:table-cell office:value-type="float" office:value="1.54974901676178" calcext:value-type="float">
            <text:p>1.5497490168</text:p>
          </table:table-cell>
          <table:table-cell table:number-columns-repeated="5"/>
          <table:table-cell office:value-type="float" office:value="1.57279932498932" calcext:value-type="float">
            <text:p>1.572799325</text:p>
          </table:table-cell>
          <table:table-cell table:number-columns-repeated="6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I528]-[.O$1]" office:value-type="float" office:value="1.55384381008148" calcext:value-type="float">
            <text:p>1.5538438101</text:p>
          </table:table-cell>
          <table:table-cell office:value-type="float" office:value="1.54956555366516" calcext:value-type="float">
            <text:p>1.5495655537</text:p>
          </table:table-cell>
          <table:table-cell table:number-columns-repeated="5"/>
          <table:table-cell office:value-type="float" office:value="1.57001841068268" calcext:value-type="float">
            <text:p>1.5700184107</text:p>
          </table:table-cell>
          <table:table-cell table:number-columns-repeated="6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I529]-[.O$1]" office:value-type="float" office:value="1.55509717655182" calcext:value-type="float">
            <text:p>1.5550971766</text:p>
          </table:table-cell>
          <table:table-cell office:value-type="float" office:value="1.5499005317688" calcext:value-type="float">
            <text:p>1.5499005318</text:p>
          </table:table-cell>
          <table:table-cell table:number-columns-repeated="5"/>
          <table:table-cell office:value-type="float" office:value="1.57127177715302" calcext:value-type="float">
            <text:p>1.5712717772</text:p>
          </table:table-cell>
          <table:table-cell table:number-columns-repeated="6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I530]-[.O$1]" office:value-type="float" office:value="1.55390603733063" calcext:value-type="float">
            <text:p>1.5539060373</text:p>
          </table:table-cell>
          <table:table-cell office:value-type="float" office:value="1.54955363273621" calcext:value-type="float">
            <text:p>1.5495536327</text:p>
          </table:table-cell>
          <table:table-cell table:number-columns-repeated="5"/>
          <table:table-cell office:value-type="float" office:value="1.57008063793182" calcext:value-type="float">
            <text:p>1.5700806379</text:p>
          </table:table-cell>
          <table:table-cell table:number-columns-repeated="6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I531]-[.O$1]" office:value-type="float" office:value="1.55493612480164" calcext:value-type="float">
            <text:p>1.5549361248</text:p>
          </table:table-cell>
          <table:table-cell office:value-type="float" office:value="1.54952728748322" calcext:value-type="float">
            <text:p>1.5495272875</text:p>
          </table:table-cell>
          <table:table-cell table:number-columns-repeated="5"/>
          <table:table-cell office:value-type="float" office:value="1.57111072540283" calcext:value-type="float">
            <text:p>1.5711107254</text:p>
          </table:table-cell>
          <table:table-cell table:number-columns-repeated="6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I532]-[.O$1]" office:value-type="float" office:value="1.55577428531647" calcext:value-type="float">
            <text:p>1.5557742853</text:p>
          </table:table-cell>
          <table:table-cell office:value-type="float" office:value="1.54951691627502" calcext:value-type="float">
            <text:p>1.5495169163</text:p>
          </table:table-cell>
          <table:table-cell table:number-columns-repeated="5"/>
          <table:table-cell office:value-type="float" office:value="1.57194888591766" calcext:value-type="float">
            <text:p>1.5719488859</text:p>
          </table:table-cell>
          <table:table-cell table:number-columns-repeated="6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I533]-[.O$1]" office:value-type="float" office:value="1.55495758247375" calcext:value-type="float">
            <text:p>1.5549575825</text:p>
          </table:table-cell>
          <table:table-cell office:value-type="float" office:value="1.54945886135101" calcext:value-type="float">
            <text:p>1.5494588614</text:p>
          </table:table-cell>
          <table:table-cell table:number-columns-repeated="5"/>
          <table:table-cell office:value-type="float" office:value="1.57113218307495" calcext:value-type="float">
            <text:p>1.5711321831</text:p>
          </table:table-cell>
          <table:table-cell table:number-columns-repeated="6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I534]-[.O$1]" office:value-type="float" office:value="1.5546683807373" calcext:value-type="float">
            <text:p>1.5546683807</text:p>
          </table:table-cell>
          <table:table-cell office:value-type="float" office:value="1.54945409297943" calcext:value-type="float">
            <text:p>1.549454093</text:p>
          </table:table-cell>
          <table:table-cell table:number-columns-repeated="5"/>
          <table:table-cell office:value-type="float" office:value="1.5708429813385" calcext:value-type="float">
            <text:p>1.5708429813</text:p>
          </table:table-cell>
          <table:table-cell table:number-columns-repeated="6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I535]-[.O$1]" office:value-type="float" office:value="1.55582030010223" calcext:value-type="float">
            <text:p>1.5558203001</text:p>
          </table:table-cell>
          <table:table-cell office:value-type="float" office:value="1.549440741539" calcext:value-type="float">
            <text:p>1.5494407415</text:p>
          </table:table-cell>
          <table:table-cell table:number-columns-repeated="5"/>
          <table:table-cell office:value-type="float" office:value="1.57199490070343" calcext:value-type="float">
            <text:p>1.5719949007</text:p>
          </table:table-cell>
          <table:table-cell table:number-columns-repeated="6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I536]-[.O$1]" office:value-type="float" office:value="1.55719979000092" calcext:value-type="float">
            <text:p>1.55719979</text:p>
          </table:table-cell>
          <table:table-cell office:value-type="float" office:value="1.54956042766571" calcext:value-type="float">
            <text:p>1.5495604277</text:p>
          </table:table-cell>
          <table:table-cell table:number-columns-repeated="5"/>
          <table:table-cell office:value-type="float" office:value="1.57337439060211" calcext:value-type="float">
            <text:p>1.5733743906</text:p>
          </table:table-cell>
          <table:table-cell table:number-columns-repeated="6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I537]-[.O$1]" office:value-type="float" office:value="1.55434758853912" calcext:value-type="float">
            <text:p>1.5543475885</text:p>
          </table:table-cell>
          <table:table-cell office:value-type="float" office:value="1.54960894584656" calcext:value-type="float">
            <text:p>1.5496089458</text:p>
          </table:table-cell>
          <table:table-cell table:number-columns-repeated="5"/>
          <table:table-cell office:value-type="float" office:value="1.57052218914032" calcext:value-type="float">
            <text:p>1.5705221891</text:p>
          </table:table-cell>
          <table:table-cell table:number-columns-repeated="6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I538]-[.O$1]" office:value-type="float" office:value="1.5549022693634" calcext:value-type="float">
            <text:p>1.5549022694</text:p>
          </table:table-cell>
          <table:table-cell office:value-type="float" office:value="1.54938852787018" calcext:value-type="float">
            <text:p>1.5493885279</text:p>
          </table:table-cell>
          <table:table-cell table:number-columns-repeated="5"/>
          <table:table-cell office:value-type="float" office:value="1.5710768699646" calcext:value-type="float">
            <text:p>1.57107687</text:p>
          </table:table-cell>
          <table:table-cell table:number-columns-repeated="6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I539]-[.O$1]" office:value-type="float" office:value="1.55504329395294" calcext:value-type="float">
            <text:p>1.555043294</text:p>
          </table:table-cell>
          <table:table-cell office:value-type="float" office:value="1.54963064193726" calcext:value-type="float">
            <text:p>1.5496306419</text:p>
          </table:table-cell>
          <table:table-cell table:number-columns-repeated="5"/>
          <table:table-cell office:value-type="float" office:value="1.57121789455414" calcext:value-type="float">
            <text:p>1.5712178946</text:p>
          </table:table-cell>
          <table:table-cell table:number-columns-repeated="6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I540]-[.O$1]" office:value-type="float" office:value="1.55470235538483" calcext:value-type="float">
            <text:p>1.5547023554</text:p>
          </table:table-cell>
          <table:table-cell office:value-type="float" office:value="1.54965615272522" calcext:value-type="float">
            <text:p>1.5496561527</text:p>
          </table:table-cell>
          <table:table-cell table:number-columns-repeated="5"/>
          <table:table-cell office:value-type="float" office:value="1.57087695598602" calcext:value-type="float">
            <text:p>1.570876956</text:p>
          </table:table-cell>
          <table:table-cell table:number-columns-repeated="6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I541]-[.O$1]" office:value-type="float" office:value="1.55610270690918" calcext:value-type="float">
            <text:p>1.5561027069</text:p>
          </table:table-cell>
          <table:table-cell office:value-type="float" office:value="1.54950702190399" calcext:value-type="float">
            <text:p>1.5495070219</text:p>
          </table:table-cell>
          <table:table-cell table:number-columns-repeated="5"/>
          <table:table-cell office:value-type="float" office:value="1.57227730751038" calcext:value-type="float">
            <text:p>1.5722773075</text:p>
          </table:table-cell>
          <table:table-cell table:number-columns-repeated="6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I542]-[.O$1]" office:value-type="float" office:value="1.55599458408356" calcext:value-type="float">
            <text:p>1.5559945841</text:p>
          </table:table-cell>
          <table:table-cell office:value-type="float" office:value="1.54949939250946" calcext:value-type="float">
            <text:p>1.5494993925</text:p>
          </table:table-cell>
          <table:table-cell table:number-columns-repeated="5"/>
          <table:table-cell office:value-type="float" office:value="1.57216918468475" calcext:value-type="float">
            <text:p>1.5721691847</text:p>
          </table:table-cell>
          <table:table-cell table:number-columns-repeated="6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I543]-[.O$1]" office:value-type="float" office:value="1.5545292634964" calcext:value-type="float">
            <text:p>1.5545292635</text:p>
          </table:table-cell>
          <table:table-cell office:value-type="float" office:value="1.54937124252319" calcext:value-type="float">
            <text:p>1.5493712425</text:p>
          </table:table-cell>
          <table:table-cell table:number-columns-repeated="5"/>
          <table:table-cell office:value-type="float" office:value="1.5707038640976" calcext:value-type="float">
            <text:p>1.5707038641</text:p>
          </table:table-cell>
          <table:table-cell table:number-columns-repeated="6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I544]-[.O$1]" office:value-type="float" office:value="1.55335910511017" calcext:value-type="float">
            <text:p>1.5533591051</text:p>
          </table:table-cell>
          <table:table-cell office:value-type="float" office:value="1.54955637454987" calcext:value-type="float">
            <text:p>1.5495563745</text:p>
          </table:table-cell>
          <table:table-cell table:number-columns-repeated="5"/>
          <table:table-cell office:value-type="float" office:value="1.56953370571136" calcext:value-type="float">
            <text:p>1.5695337057</text:p>
          </table:table-cell>
          <table:table-cell table:number-columns-repeated="6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I545]-[.O$1]" office:value-type="float" office:value="1.55518706035614" calcext:value-type="float">
            <text:p>1.5551870604</text:p>
          </table:table-cell>
          <table:table-cell office:value-type="float" office:value="1.54954087734222" calcext:value-type="float">
            <text:p>1.5495408773</text:p>
          </table:table-cell>
          <table:table-cell table:number-columns-repeated="5"/>
          <table:table-cell office:value-type="float" office:value="1.57136166095734" calcext:value-type="float">
            <text:p>1.571361661</text:p>
          </table:table-cell>
          <table:table-cell table:number-columns-repeated="6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I546]-[.O$1]" office:value-type="float" office:value="1.55589397144318" calcext:value-type="float">
            <text:p>1.5558939714</text:p>
          </table:table-cell>
          <table:table-cell office:value-type="float" office:value="1.5493221282959" calcext:value-type="float">
            <text:p>1.5493221283</text:p>
          </table:table-cell>
          <table:table-cell table:number-columns-repeated="5"/>
          <table:table-cell office:value-type="float" office:value="1.57206857204437" calcext:value-type="float">
            <text:p>1.572068572</text:p>
          </table:table-cell>
          <table:table-cell table:number-columns-repeated="6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I547]-[.O$1]" office:value-type="float" office:value="1.55381138515472" calcext:value-type="float">
            <text:p>1.5538113852</text:p>
          </table:table-cell>
          <table:table-cell office:value-type="float" office:value="1.54939293861389" calcext:value-type="float">
            <text:p>1.5493929386</text:p>
          </table:table-cell>
          <table:table-cell table:number-columns-repeated="5"/>
          <table:table-cell office:value-type="float" office:value="1.56998598575592" calcext:value-type="float">
            <text:p>1.5699859858</text:p>
          </table:table-cell>
          <table:table-cell table:number-columns-repeated="6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I548]-[.O$1]" office:value-type="float" office:value="1.55538542461395" calcext:value-type="float">
            <text:p>1.5553854246</text:p>
          </table:table-cell>
          <table:table-cell office:value-type="float" office:value="1.54950642585754" calcext:value-type="float">
            <text:p>1.5495064259</text:p>
          </table:table-cell>
          <table:table-cell table:number-columns-repeated="5"/>
          <table:table-cell office:value-type="float" office:value="1.57156002521515" calcext:value-type="float">
            <text:p>1.5715600252</text:p>
          </table:table-cell>
          <table:table-cell table:number-columns-repeated="6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I549]-[.O$1]" office:value-type="float" office:value="1.55562193584442" calcext:value-type="float">
            <text:p>1.5556219358</text:p>
          </table:table-cell>
          <table:table-cell office:value-type="float" office:value="1.54943907260895" calcext:value-type="float">
            <text:p>1.5494390726</text:p>
          </table:table-cell>
          <table:table-cell table:number-columns-repeated="5"/>
          <table:table-cell office:value-type="float" office:value="1.57179653644562" calcext:value-type="float">
            <text:p>1.5717965364</text:p>
          </table:table-cell>
          <table:table-cell table:number-columns-repeated="6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I550]-[.O$1]" office:value-type="float" office:value="1.5559427280426" calcext:value-type="float">
            <text:p>1.555942728</text:p>
          </table:table-cell>
          <table:table-cell office:value-type="float" office:value="1.54934442043304" calcext:value-type="float">
            <text:p>1.5493444204</text:p>
          </table:table-cell>
          <table:table-cell table:number-columns-repeated="5"/>
          <table:table-cell office:value-type="float" office:value="1.5721173286438" calcext:value-type="float">
            <text:p>1.5721173286</text:p>
          </table:table-cell>
          <table:table-cell table:number-columns-repeated="6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I551]-[.O$1]" office:value-type="float" office:value="1.55287809562683" calcext:value-type="float">
            <text:p>1.5528780956</text:p>
          </table:table-cell>
          <table:table-cell office:value-type="float" office:value="1.54926717281342" calcext:value-type="float">
            <text:p>1.5492671728</text:p>
          </table:table-cell>
          <table:table-cell table:number-columns-repeated="5"/>
          <table:table-cell office:value-type="float" office:value="1.56905269622803" calcext:value-type="float">
            <text:p>1.5690526962</text:p>
          </table:table-cell>
          <table:table-cell table:number-columns-repeated="6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I552]-[.O$1]" office:value-type="float" office:value="1.55405421447754" calcext:value-type="float">
            <text:p>1.5540542145</text:p>
          </table:table-cell>
          <table:table-cell office:value-type="float" office:value="1.54948878288269" calcext:value-type="float">
            <text:p>1.5494887829</text:p>
          </table:table-cell>
          <table:table-cell table:number-columns-repeated="5"/>
          <table:table-cell office:value-type="float" office:value="1.57022881507874" calcext:value-type="float">
            <text:p>1.5702288151</text:p>
          </table:table-cell>
          <table:table-cell table:number-columns-repeated="6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I553]-[.O$1]" office:value-type="float" office:value="1.5538801689148" calcext:value-type="float">
            <text:p>1.5538801689</text:p>
          </table:table-cell>
          <table:table-cell office:value-type="float" office:value="1.5494350194931" calcext:value-type="float">
            <text:p>1.5494350195</text:p>
          </table:table-cell>
          <table:table-cell table:number-columns-repeated="5"/>
          <table:table-cell office:value-type="float" office:value="1.57005476951599" calcext:value-type="float">
            <text:p>1.5700547695</text:p>
          </table:table-cell>
          <table:table-cell table:number-columns-repeated="6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I554]-[.O$1]" office:value-type="float" office:value="1.55636925888062" calcext:value-type="float">
            <text:p>1.5563692589</text:p>
          </table:table-cell>
          <table:table-cell office:value-type="float" office:value="1.5493791103363" calcext:value-type="float">
            <text:p>1.5493791103</text:p>
          </table:table-cell>
          <table:table-cell table:number-columns-repeated="5"/>
          <table:table-cell office:value-type="float" office:value="1.57254385948181" calcext:value-type="float">
            <text:p>1.5725438595</text:p>
          </table:table-cell>
          <table:table-cell table:number-columns-repeated="6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I555]-[.O$1]" office:value-type="float" office:value="1.55376358222961" calcext:value-type="float">
            <text:p>1.5537635822</text:p>
          </table:table-cell>
          <table:table-cell office:value-type="float" office:value="1.54934930801392" calcext:value-type="float">
            <text:p>1.549349308</text:p>
          </table:table-cell>
          <table:table-cell table:number-columns-repeated="5"/>
          <table:table-cell office:value-type="float" office:value="1.56993818283081" calcext:value-type="float">
            <text:p>1.5699381828</text:p>
          </table:table-cell>
          <table:table-cell table:number-columns-repeated="6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I556]-[.O$1]" office:value-type="float" office:value="1.55518455696106" calcext:value-type="float">
            <text:p>1.555184557</text:p>
          </table:table-cell>
          <table:table-cell office:value-type="float" office:value="1.54931998252869" calcext:value-type="float">
            <text:p>1.5493199825</text:p>
          </table:table-cell>
          <table:table-cell table:number-columns-repeated="5"/>
          <table:table-cell office:value-type="float" office:value="1.57135915756226" calcext:value-type="float">
            <text:p>1.5713591576</text:p>
          </table:table-cell>
          <table:table-cell table:number-columns-repeated="6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I557]-[.O$1]" office:value-type="float" office:value="1.55558486175537" calcext:value-type="float">
            <text:p>1.5555848618</text:p>
          </table:table-cell>
          <table:table-cell office:value-type="float" office:value="1.54934597015381" calcext:value-type="float">
            <text:p>1.5493459702</text:p>
          </table:table-cell>
          <table:table-cell table:number-columns-repeated="5"/>
          <table:table-cell office:value-type="float" office:value="1.57175946235657" calcext:value-type="float">
            <text:p>1.5717594624</text:p>
          </table:table-cell>
          <table:table-cell table:number-columns-repeated="6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I558]-[.O$1]" office:value-type="float" office:value="1.55589325618744" calcext:value-type="float">
            <text:p>1.5558932562</text:p>
          </table:table-cell>
          <table:table-cell office:value-type="float" office:value="1.54955732822418" calcext:value-type="float">
            <text:p>1.5495573282</text:p>
          </table:table-cell>
          <table:table-cell table:number-columns-repeated="5"/>
          <table:table-cell office:value-type="float" office:value="1.57206785678864" calcext:value-type="float">
            <text:p>1.5720678568</text:p>
          </table:table-cell>
          <table:table-cell table:number-columns-repeated="6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I559]-[.O$1]" office:value-type="float" office:value="1.55576546382904" calcext:value-type="float">
            <text:p>1.5557654638</text:p>
          </table:table-cell>
          <table:table-cell office:value-type="float" office:value="1.54966032505035" calcext:value-type="float">
            <text:p>1.5496603251</text:p>
          </table:table-cell>
          <table:table-cell table:number-columns-repeated="5"/>
          <table:table-cell office:value-type="float" office:value="1.57194006443024" calcext:value-type="float">
            <text:p>1.5719400644</text:p>
          </table:table-cell>
          <table:table-cell table:number-columns-repeated="6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I560]-[.O$1]" office:value-type="float" office:value="1.55430169296265" calcext:value-type="float">
            <text:p>1.554301693</text:p>
          </table:table-cell>
          <table:table-cell office:value-type="float" office:value="1.54926216602325" calcext:value-type="float">
            <text:p>1.549262166</text:p>
          </table:table-cell>
          <table:table-cell table:number-columns-repeated="5"/>
          <table:table-cell office:value-type="float" office:value="1.57047629356384" calcext:value-type="float">
            <text:p>1.5704762936</text:p>
          </table:table-cell>
          <table:table-cell table:number-columns-repeated="6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I561]-[.O$1]" office:value-type="float" office:value="1.55404861164093" calcext:value-type="float">
            <text:p>1.5540486116</text:p>
          </table:table-cell>
          <table:table-cell office:value-type="float" office:value="1.54945480823517" calcext:value-type="float">
            <text:p>1.5494548082</text:p>
          </table:table-cell>
          <table:table-cell table:number-columns-repeated="5"/>
          <table:table-cell office:value-type="float" office:value="1.57022321224213" calcext:value-type="float">
            <text:p>1.5702232122</text:p>
          </table:table-cell>
          <table:table-cell table:number-columns-repeated="6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I562]-[.O$1]" office:value-type="float" office:value="1.55460150432587" calcext:value-type="float">
            <text:p>1.5546015043</text:p>
          </table:table-cell>
          <table:table-cell office:value-type="float" office:value="1.54914331436157" calcext:value-type="float">
            <text:p>1.5491433144</text:p>
          </table:table-cell>
          <table:table-cell table:number-columns-repeated="5"/>
          <table:table-cell office:value-type="float" office:value="1.57077610492706" calcext:value-type="float">
            <text:p>1.5707761049</text:p>
          </table:table-cell>
          <table:table-cell table:number-columns-repeated="6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I563]-[.O$1]" office:value-type="float" office:value="1.55433066082001" calcext:value-type="float">
            <text:p>1.5543306608</text:p>
          </table:table-cell>
          <table:table-cell office:value-type="float" office:value="1.54918026924133" calcext:value-type="float">
            <text:p>1.5491802692</text:p>
          </table:table-cell>
          <table:table-cell table:number-columns-repeated="5"/>
          <table:table-cell office:value-type="float" office:value="1.5705052614212" calcext:value-type="float">
            <text:p>1.5705052614</text:p>
          </table:table-cell>
          <table:table-cell table:number-columns-repeated="6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I564]-[.O$1]" office:value-type="float" office:value="1.55499572944641" calcext:value-type="float">
            <text:p>1.5549957294</text:p>
          </table:table-cell>
          <table:table-cell office:value-type="float" office:value="1.5492457151413" calcext:value-type="float">
            <text:p>1.5492457151</text:p>
          </table:table-cell>
          <table:table-cell table:number-columns-repeated="5"/>
          <table:table-cell office:value-type="float" office:value="1.57117033004761" calcext:value-type="float">
            <text:p>1.57117033</text:p>
          </table:table-cell>
          <table:table-cell table:number-columns-repeated="6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I565]-[.O$1]" office:value-type="float" office:value="1.5543398399353" calcext:value-type="float">
            <text:p>1.5543398399</text:p>
          </table:table-cell>
          <table:table-cell office:value-type="float" office:value="1.54958498477936" calcext:value-type="float">
            <text:p>1.5495849848</text:p>
          </table:table-cell>
          <table:table-cell table:number-columns-repeated="5"/>
          <table:table-cell office:value-type="float" office:value="1.5705144405365" calcext:value-type="float">
            <text:p>1.5705144405</text:p>
          </table:table-cell>
          <table:table-cell table:number-columns-repeated="6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I566]-[.O$1]" office:value-type="float" office:value="1.55552334976196" calcext:value-type="float">
            <text:p>1.5555233498</text:p>
          </table:table-cell>
          <table:table-cell office:value-type="float" office:value="1.54940497875214" calcext:value-type="float">
            <text:p>1.5494049788</text:p>
          </table:table-cell>
          <table:table-cell table:number-columns-repeated="5"/>
          <table:table-cell office:value-type="float" office:value="1.57169795036316" calcext:value-type="float">
            <text:p>1.5716979504</text:p>
          </table:table-cell>
          <table:table-cell table:number-columns-repeated="6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I567]-[.O$1]" office:value-type="float" office:value="1.55548913669586" calcext:value-type="float">
            <text:p>1.5554891367</text:p>
          </table:table-cell>
          <table:table-cell office:value-type="float" office:value="1.5495011806488" calcext:value-type="float">
            <text:p>1.5495011806</text:p>
          </table:table-cell>
          <table:table-cell table:number-columns-repeated="5"/>
          <table:table-cell office:value-type="float" office:value="1.57166373729706" calcext:value-type="float">
            <text:p>1.5716637373</text:p>
          </table:table-cell>
          <table:table-cell table:number-columns-repeated="6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I568]-[.O$1]" office:value-type="float" office:value="1.55396373462677" calcext:value-type="float">
            <text:p>1.5539637346</text:p>
          </table:table-cell>
          <table:table-cell office:value-type="float" office:value="1.54963314533234" calcext:value-type="float">
            <text:p>1.5496331453</text:p>
          </table:table-cell>
          <table:table-cell table:number-columns-repeated="5"/>
          <table:table-cell office:value-type="float" office:value="1.57013833522797" calcext:value-type="float">
            <text:p>1.5701383352</text:p>
          </table:table-cell>
          <table:table-cell table:number-columns-repeated="6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I569]-[.O$1]" office:value-type="float" office:value="1.55569656085968" calcext:value-type="float">
            <text:p>1.5556965609</text:p>
          </table:table-cell>
          <table:table-cell office:value-type="float" office:value="1.54929220676422" calcext:value-type="float">
            <text:p>1.5492922068</text:p>
          </table:table-cell>
          <table:table-cell table:number-columns-repeated="5"/>
          <table:table-cell office:value-type="float" office:value="1.57187116146088" calcext:value-type="float">
            <text:p>1.5718711615</text:p>
          </table:table-cell>
          <table:table-cell table:number-columns-repeated="6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I570]-[.O$1]" office:value-type="float" office:value="1.55356319141388" calcext:value-type="float">
            <text:p>1.5535631914</text:p>
          </table:table-cell>
          <table:table-cell office:value-type="float" office:value="1.54946196079254" calcext:value-type="float">
            <text:p>1.5494619608</text:p>
          </table:table-cell>
          <table:table-cell table:number-columns-repeated="5"/>
          <table:table-cell office:value-type="float" office:value="1.56973779201508" calcext:value-type="float">
            <text:p>1.569737792</text:p>
          </table:table-cell>
          <table:table-cell table:number-columns-repeated="6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I571]-[.O$1]" office:value-type="float" office:value="1.55428297710419" calcext:value-type="float">
            <text:p>1.5542829771</text:p>
          </table:table-cell>
          <table:table-cell office:value-type="float" office:value="1.54946672916412" calcext:value-type="float">
            <text:p>1.5494667292</text:p>
          </table:table-cell>
          <table:table-cell table:number-columns-repeated="5"/>
          <table:table-cell office:value-type="float" office:value="1.57045757770538" calcext:value-type="float">
            <text:p>1.5704575777</text:p>
          </table:table-cell>
          <table:table-cell table:number-columns-repeated="6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I572]-[.O$1]" office:value-type="float" office:value="1.55478794765472" calcext:value-type="float">
            <text:p>1.5547879477</text:p>
          </table:table-cell>
          <table:table-cell office:value-type="float" office:value="1.5494282245636" calcext:value-type="float">
            <text:p>1.5494282246</text:p>
          </table:table-cell>
          <table:table-cell table:number-columns-repeated="5"/>
          <table:table-cell office:value-type="float" office:value="1.57096254825592" calcext:value-type="float">
            <text:p>1.5709625483</text:p>
          </table:table-cell>
          <table:table-cell table:number-columns-repeated="6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I573]-[.O$1]" office:value-type="float" office:value="1.55467374515533" calcext:value-type="float">
            <text:p>1.5546737452</text:p>
          </table:table-cell>
          <table:table-cell office:value-type="float" office:value="1.549356341362" calcext:value-type="float">
            <text:p>1.5493563414</text:p>
          </table:table-cell>
          <table:table-cell table:number-columns-repeated="5"/>
          <table:table-cell office:value-type="float" office:value="1.57084834575653" calcext:value-type="float">
            <text:p>1.5708483458</text:p>
          </table:table-cell>
          <table:table-cell table:number-columns-repeated="6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I574]-[.O$1]" office:value-type="float" office:value="1.55513997268677" calcext:value-type="float">
            <text:p>1.5551399727</text:p>
          </table:table-cell>
          <table:table-cell office:value-type="float" office:value="1.54918909072876" calcext:value-type="float">
            <text:p>1.5491890907</text:p>
          </table:table-cell>
          <table:table-cell table:number-columns-repeated="5"/>
          <table:table-cell office:value-type="float" office:value="1.57131457328796" calcext:value-type="float">
            <text:p>1.5713145733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I575]-[.O$1]" office:value-type="float" office:value="1.55624492359161" calcext:value-type="float">
            <text:p>1.5562449236</text:p>
          </table:table-cell>
          <table:table-cell office:value-type="float" office:value="1.54918134212494" calcext:value-type="float">
            <text:p>1.5491813421</text:p>
          </table:table-cell>
          <table:table-cell table:number-columns-repeated="5"/>
          <table:table-cell office:value-type="float" office:value="1.57241952419281" calcext:value-type="float">
            <text:p>1.5724195242</text:p>
          </table:table-cell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I576]-[.O$1]" office:value-type="float" office:value="1.55514354896545" calcext:value-type="float">
            <text:p>1.555143549</text:p>
          </table:table-cell>
          <table:table-cell office:value-type="float" office:value="1.54906809329987" calcext:value-type="float">
            <text:p>1.5490680933</text:p>
          </table:table-cell>
          <table:table-cell table:number-columns-repeated="5"/>
          <table:table-cell office:value-type="float" office:value="1.57131814956665" calcext:value-type="float">
            <text:p>1.5713181496</text:p>
          </table:table-cell>
          <table:table-cell table:number-columns-repeated="6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I577]-[.O$1]" office:value-type="float" office:value="1.55482728672028" calcext:value-type="float">
            <text:p>1.5548272867</text:p>
          </table:table-cell>
          <table:table-cell office:value-type="float" office:value="1.54902529716492" calcext:value-type="float">
            <text:p>1.5490252972</text:p>
          </table:table-cell>
          <table:table-cell table:number-columns-repeated="5"/>
          <table:table-cell office:value-type="float" office:value="1.57100188732147" calcext:value-type="float">
            <text:p>1.5710018873</text:p>
          </table:table-cell>
          <table:table-cell table:number-columns-repeated="6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I578]-[.O$1]" office:value-type="float" office:value="1.55660231304169" calcext:value-type="float">
            <text:p>1.556602313</text:p>
          </table:table-cell>
          <table:table-cell office:value-type="float" office:value="1.54929566383362" calcext:value-type="float">
            <text:p>1.5492956638</text:p>
          </table:table-cell>
          <table:table-cell table:number-columns-repeated="5"/>
          <table:table-cell office:value-type="float" office:value="1.57277691364288" calcext:value-type="float">
            <text:p>1.5727769136</text:p>
          </table:table-cell>
          <table:table-cell table:number-columns-repeated="6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I579]-[.O$1]" office:value-type="float" office:value="1.55633886051178" calcext:value-type="float">
            <text:p>1.5563388605</text:p>
          </table:table-cell>
          <table:table-cell office:value-type="float" office:value="1.5493016242981" calcext:value-type="float">
            <text:p>1.5493016243</text:p>
          </table:table-cell>
          <table:table-cell table:number-columns-repeated="5"/>
          <table:table-cell office:value-type="float" office:value="1.57251346111298" calcext:value-type="float">
            <text:p>1.5725134611</text:p>
          </table:table-cell>
          <table:table-cell table:number-columns-repeated="6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I580]-[.O$1]" office:value-type="float" office:value="1.55860383701324" calcext:value-type="float">
            <text:p>1.558603837</text:p>
          </table:table-cell>
          <table:table-cell office:value-type="float" office:value="1.54938268661499" calcext:value-type="float">
            <text:p>1.5493826866</text:p>
          </table:table-cell>
          <table:table-cell table:number-columns-repeated="5"/>
          <table:table-cell office:value-type="float" office:value="1.57477843761444" calcext:value-type="float">
            <text:p>1.5747784376</text:p>
          </table:table-cell>
          <table:table-cell table:number-columns-repeated="6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I581]-[.O$1]" office:value-type="float" office:value="1.55446584415436" calcext:value-type="float">
            <text:p>1.5544658442</text:p>
          </table:table-cell>
          <table:table-cell office:value-type="float" office:value="1.54903531074524" calcext:value-type="float">
            <text:p>1.5490353107</text:p>
          </table:table-cell>
          <table:table-cell table:number-columns-repeated="5"/>
          <table:table-cell office:value-type="float" office:value="1.57064044475555" calcext:value-type="float">
            <text:p>1.5706404448</text:p>
          </table:table-cell>
          <table:table-cell table:number-columns-repeated="6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I582]-[.O$1]" office:value-type="float" office:value="1.55671580028534" calcext:value-type="float">
            <text:p>1.5567158003</text:p>
          </table:table-cell>
          <table:table-cell office:value-type="float" office:value="1.54941689968109" calcext:value-type="float">
            <text:p>1.5494168997</text:p>
          </table:table-cell>
          <table:table-cell table:number-columns-repeated="5"/>
          <table:table-cell office:value-type="float" office:value="1.57289040088654" calcext:value-type="float">
            <text:p>1.5728904009</text:p>
          </table:table-cell>
          <table:table-cell table:number-columns-repeated="6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I583]-[.O$1]" office:value-type="float" office:value="1.55411250782013" calcext:value-type="float">
            <text:p>1.5541125078</text:p>
          </table:table-cell>
          <table:table-cell office:value-type="float" office:value="1.54921889305115" calcext:value-type="float">
            <text:p>1.5492188931</text:p>
          </table:table-cell>
          <table:table-cell table:number-columns-repeated="5"/>
          <table:table-cell office:value-type="float" office:value="1.57028710842133" calcext:value-type="float">
            <text:p>1.5702871084</text:p>
          </table:table-cell>
          <table:table-cell table:number-columns-repeated="6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I584]-[.O$1]" office:value-type="float" office:value="1.5550562877655" calcext:value-type="float">
            <text:p>1.5550562878</text:p>
          </table:table-cell>
          <table:table-cell office:value-type="float" office:value="1.54919695854187" calcext:value-type="float">
            <text:p>1.5491969585</text:p>
          </table:table-cell>
          <table:table-cell table:number-columns-repeated="5"/>
          <table:table-cell office:value-type="float" office:value="1.5712308883667" calcext:value-type="float">
            <text:p>1.5712308884</text:p>
          </table:table-cell>
          <table:table-cell table:number-columns-repeated="6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I585]-[.O$1]" office:value-type="float" office:value="1.55570132923126" calcext:value-type="float">
            <text:p>1.5557013292</text:p>
          </table:table-cell>
          <table:table-cell office:value-type="float" office:value="1.54919588565826" calcext:value-type="float">
            <text:p>1.5491958857</text:p>
          </table:table-cell>
          <table:table-cell table:number-columns-repeated="5"/>
          <table:table-cell office:value-type="float" office:value="1.57187592983246" calcext:value-type="float">
            <text:p>1.5718759298</text:p>
          </table:table-cell>
          <table:table-cell table:number-columns-repeated="6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I586]-[.O$1]" office:value-type="float" office:value="1.55378790092468" calcext:value-type="float">
            <text:p>1.5537879009</text:p>
          </table:table-cell>
          <table:table-cell office:value-type="float" office:value="1.54935669898987" calcext:value-type="float">
            <text:p>1.549356699</text:p>
          </table:table-cell>
          <table:table-cell table:number-columns-repeated="5"/>
          <table:table-cell office:value-type="float" office:value="1.56996250152588" calcext:value-type="float">
            <text:p>1.5699625015</text:p>
          </table:table-cell>
          <table:table-cell table:number-columns-repeated="6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I587]-[.O$1]" office:value-type="float" office:value="1.5541151304245" calcext:value-type="float">
            <text:p>1.5541151304</text:p>
          </table:table-cell>
          <table:table-cell office:value-type="float" office:value="1.54911267757416" calcext:value-type="float">
            <text:p>1.5491126776</text:p>
          </table:table-cell>
          <table:table-cell table:number-columns-repeated="5"/>
          <table:table-cell office:value-type="float" office:value="1.5702897310257" calcext:value-type="float">
            <text:p>1.570289731</text:p>
          </table:table-cell>
          <table:table-cell table:number-columns-repeated="6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I588]-[.O$1]" office:value-type="float" office:value="1.55504591655731" calcext:value-type="float">
            <text:p>1.5550459166</text:p>
          </table:table-cell>
          <table:table-cell office:value-type="float" office:value="1.54923367500305" calcext:value-type="float">
            <text:p>1.549233675</text:p>
          </table:table-cell>
          <table:table-cell table:number-columns-repeated="5"/>
          <table:table-cell office:value-type="float" office:value="1.57122051715851" calcext:value-type="float">
            <text:p>1.5712205172</text:p>
          </table:table-cell>
          <table:table-cell table:number-columns-repeated="6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I589]-[.O$1]" office:value-type="float" office:value="1.55434115123749" calcext:value-type="float">
            <text:p>1.5543411512</text:p>
          </table:table-cell>
          <table:table-cell office:value-type="float" office:value="1.54916977882385" calcext:value-type="float">
            <text:p>1.5491697788</text:p>
          </table:table-cell>
          <table:table-cell table:number-columns-repeated="5"/>
          <table:table-cell office:value-type="float" office:value="1.57051575183868" calcext:value-type="float">
            <text:p>1.5705157518</text:p>
          </table:table-cell>
          <table:table-cell table:number-columns-repeated="6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I590]-[.O$1]" office:value-type="float" office:value="1.55553610515594" calcext:value-type="float">
            <text:p>1.5555361052</text:p>
          </table:table-cell>
          <table:table-cell office:value-type="float" office:value="1.54925155639648" calcext:value-type="float">
            <text:p>1.5492515564</text:p>
          </table:table-cell>
          <table:table-cell table:number-columns-repeated="5"/>
          <table:table-cell office:value-type="float" office:value="1.57171070575714" calcext:value-type="float">
            <text:p>1.5717107058</text:p>
          </table:table-cell>
          <table:table-cell table:number-columns-repeated="6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I591]-[.O$1]" office:value-type="float" office:value="1.55573876094818" calcext:value-type="float">
            <text:p>1.5557387609</text:p>
          </table:table-cell>
          <table:table-cell office:value-type="float" office:value="1.54915177822113" calcext:value-type="float">
            <text:p>1.5491517782</text:p>
          </table:table-cell>
          <table:table-cell table:number-columns-repeated="5"/>
          <table:table-cell office:value-type="float" office:value="1.57191336154938" calcext:value-type="float">
            <text:p>1.5719133615</text:p>
          </table:table-cell>
          <table:table-cell table:number-columns-repeated="6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I592]-[.O$1]" office:value-type="float" office:value="1.55462904167175" calcext:value-type="float">
            <text:p>1.5546290417</text:p>
          </table:table-cell>
          <table:table-cell office:value-type="float" office:value="1.54920756816864" calcext:value-type="float">
            <text:p>1.5492075682</text:p>
          </table:table-cell>
          <table:table-cell table:number-columns-repeated="5"/>
          <table:table-cell office:value-type="float" office:value="1.57080364227295" calcext:value-type="float">
            <text:p>1.5708036423</text:p>
          </table:table-cell>
          <table:table-cell table:number-columns-repeated="6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I593]-[.O$1]" office:value-type="float" office:value="1.55508859348297" calcext:value-type="float">
            <text:p>1.5550885935</text:p>
          </table:table-cell>
          <table:table-cell office:value-type="float" office:value="1.54920852184296" calcext:value-type="float">
            <text:p>1.5492085218</text:p>
          </table:table-cell>
          <table:table-cell table:number-columns-repeated="5"/>
          <table:table-cell office:value-type="float" office:value="1.57126319408417" calcext:value-type="float">
            <text:p>1.5712631941</text:p>
          </table:table-cell>
          <table:table-cell table:number-columns-repeated="6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I594]-[.O$1]" office:value-type="float" office:value="1.55522461128235" calcext:value-type="float">
            <text:p>1.5552246113</text:p>
          </table:table-cell>
          <table:table-cell office:value-type="float" office:value="1.54909408092499" calcext:value-type="float">
            <text:p>1.5490940809</text:p>
          </table:table-cell>
          <table:table-cell table:number-columns-repeated="5"/>
          <table:table-cell office:value-type="float" office:value="1.57139921188355" calcext:value-type="float">
            <text:p>1.5713992119</text:p>
          </table:table-cell>
          <table:table-cell table:number-columns-repeated="6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I595]-[.O$1]" office:value-type="float" office:value="1.55484421443939" calcext:value-type="float">
            <text:p>1.5548442144</text:p>
          </table:table-cell>
          <table:table-cell office:value-type="float" office:value="1.54898083209991" calcext:value-type="float">
            <text:p>1.5489808321</text:p>
          </table:table-cell>
          <table:table-cell table:number-columns-repeated="5"/>
          <table:table-cell office:value-type="float" office:value="1.57101881504059" calcext:value-type="float">
            <text:p>1.571018815</text:p>
          </table:table-cell>
          <table:table-cell table:number-columns-repeated="6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I596]-[.O$1]" office:value-type="float" office:value="1.55553419780731" calcext:value-type="float">
            <text:p>1.5555341978</text:p>
          </table:table-cell>
          <table:table-cell office:value-type="float" office:value="1.5492650270462" calcext:value-type="float">
            <text:p>1.549265027</text:p>
          </table:table-cell>
          <table:table-cell table:number-columns-repeated="5"/>
          <table:table-cell office:value-type="float" office:value="1.57170879840851" calcext:value-type="float">
            <text:p>1.5717087984</text:p>
          </table:table-cell>
          <table:table-cell table:number-columns-repeated="6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I597]-[.O$1]" office:value-type="float" office:value="1.55415828418732" calcext:value-type="float">
            <text:p>1.5541582842</text:p>
          </table:table-cell>
          <table:table-cell office:value-type="float" office:value="1.5491406917572" calcext:value-type="float">
            <text:p>1.5491406918</text:p>
          </table:table-cell>
          <table:table-cell table:number-columns-repeated="5"/>
          <table:table-cell office:value-type="float" office:value="1.57033288478851" calcext:value-type="float">
            <text:p>1.5703328848</text:p>
          </table:table-cell>
          <table:table-cell table:number-columns-repeated="6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I598]-[.O$1]" office:value-type="float" office:value="1.55604918193817" calcext:value-type="float">
            <text:p>1.5560491819</text:p>
          </table:table-cell>
          <table:table-cell office:value-type="float" office:value="1.54909837245941" calcext:value-type="float">
            <text:p>1.5490983725</text:p>
          </table:table-cell>
          <table:table-cell table:number-columns-repeated="5"/>
          <table:table-cell office:value-type="float" office:value="1.57222378253937" calcext:value-type="float">
            <text:p>1.5722237825</text:p>
          </table:table-cell>
          <table:table-cell table:number-columns-repeated="6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I599]-[.O$1]" office:value-type="float" office:value="1.55385334682465" calcext:value-type="float">
            <text:p>1.5538533468</text:p>
          </table:table-cell>
          <table:table-cell office:value-type="float" office:value="1.54920840263367" calcext:value-type="float">
            <text:p>1.5492084026</text:p>
          </table:table-cell>
          <table:table-cell table:number-columns-repeated="5"/>
          <table:table-cell office:value-type="float" office:value="1.57002794742584" calcext:value-type="float">
            <text:p>1.5700279474</text:p>
          </table:table-cell>
          <table:table-cell table:number-columns-repeated="6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I600]-[.O$1]" office:value-type="float" office:value="1.55427677822113" calcext:value-type="float">
            <text:p>1.5542767782</text:p>
          </table:table-cell>
          <table:table-cell office:value-type="float" office:value="1.54906415939331" calcext:value-type="float">
            <text:p>1.5490641594</text:p>
          </table:table-cell>
          <table:table-cell table:number-columns-repeated="5"/>
          <table:table-cell office:value-type="float" office:value="1.57045137882233" calcext:value-type="float">
            <text:p>1.5704513788</text:p>
          </table:table-cell>
          <table:table-cell table:number-columns-repeated="6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I601]-[.O$1]" office:value-type="float" office:value="1.5541071434021" calcext:value-type="float">
            <text:p>1.5541071434</text:p>
          </table:table-cell>
          <table:table-cell office:value-type="float" office:value="1.54916155338287" calcext:value-type="float">
            <text:p>1.5491615534</text:p>
          </table:table-cell>
          <table:table-cell table:number-columns-repeated="5"/>
          <table:table-cell office:value-type="float" office:value="1.5702817440033" calcext:value-type="float">
            <text:p>1.570281744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I602]-[.O$1]" office:value-type="float" office:value="1.55389757347107" calcext:value-type="float">
            <text:p>1.5538975735</text:p>
          </table:table-cell>
          <table:table-cell office:value-type="float" office:value="1.54872739315033" calcext:value-type="float">
            <text:p>1.5487273932</text:p>
          </table:table-cell>
          <table:table-cell table:number-columns-repeated="5"/>
          <table:table-cell office:value-type="float" office:value="1.57007217407227" calcext:value-type="float">
            <text:p>1.5700721741</text:p>
          </table:table-cell>
          <table:table-cell table:number-columns-repeated="6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I603]-[.O$1]" office:value-type="float" office:value="1.55490644168854" calcext:value-type="float">
            <text:p>1.5549064417</text:p>
          </table:table-cell>
          <table:table-cell office:value-type="float" office:value="1.54845321178436" calcext:value-type="float">
            <text:p>1.5484532118</text:p>
          </table:table-cell>
          <table:table-cell table:number-columns-repeated="5"/>
          <table:table-cell office:value-type="float" office:value="1.57108104228973" calcext:value-type="float">
            <text:p>1.5710810423</text:p>
          </table:table-cell>
          <table:table-cell table:number-columns-repeated="6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I604]-[.O$1]" office:value-type="float" office:value="1.55263645839691" calcext:value-type="float">
            <text:p>1.5526364584</text:p>
          </table:table-cell>
          <table:table-cell office:value-type="float" office:value="1.54842591285706" calcext:value-type="float">
            <text:p>1.5484259129</text:p>
          </table:table-cell>
          <table:table-cell table:number-columns-repeated="5"/>
          <table:table-cell office:value-type="float" office:value="1.56881105899811" calcext:value-type="float">
            <text:p>1.568811059</text:p>
          </table:table-cell>
          <table:table-cell table:number-columns-repeated="6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I605]-[.O$1]" office:value-type="float" office:value="1.5529993314743" calcext:value-type="float">
            <text:p>1.5529993315</text:p>
          </table:table-cell>
          <table:table-cell office:value-type="float" office:value="1.54832577705383" calcext:value-type="float">
            <text:p>1.5483257771</text:p>
          </table:table-cell>
          <table:table-cell table:number-columns-repeated="5"/>
          <table:table-cell office:value-type="float" office:value="1.5691739320755" calcext:value-type="float">
            <text:p>1.5691739321</text:p>
          </table:table-cell>
          <table:table-cell table:number-columns-repeated="6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I606]-[.O$1]" office:value-type="float" office:value="1.55445034694672" calcext:value-type="float">
            <text:p>1.5544503469</text:p>
          </table:table-cell>
          <table:table-cell office:value-type="float" office:value="1.5484527349472" calcext:value-type="float">
            <text:p>1.5484527349</text:p>
          </table:table-cell>
          <table:table-cell table:number-columns-repeated="5"/>
          <table:table-cell office:value-type="float" office:value="1.57062494754791" calcext:value-type="float">
            <text:p>1.5706249475</text:p>
          </table:table-cell>
          <table:table-cell table:number-columns-repeated="6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I607]-[.O$1]" office:value-type="float" office:value="1.55347688388824" calcext:value-type="float">
            <text:p>1.5534768839</text:p>
          </table:table-cell>
          <table:table-cell office:value-type="float" office:value="1.54825007915497" calcext:value-type="float">
            <text:p>1.5482500792</text:p>
          </table:table-cell>
          <table:table-cell table:number-columns-repeated="5"/>
          <table:table-cell office:value-type="float" office:value="1.56965148448944" calcext:value-type="float">
            <text:p>1.5696514845</text:p>
          </table:table-cell>
          <table:table-cell table:number-columns-repeated="6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I608]-[.O$1]" office:value-type="float" office:value="1.55503018093109" calcext:value-type="float">
            <text:p>1.5550301809</text:p>
          </table:table-cell>
          <table:table-cell office:value-type="float" office:value="1.54832577705383" calcext:value-type="float">
            <text:p>1.5483257771</text:p>
          </table:table-cell>
          <table:table-cell table:number-columns-repeated="5"/>
          <table:table-cell office:value-type="float" office:value="1.57120478153229" calcext:value-type="float">
            <text:p>1.5712047815</text:p>
          </table:table-cell>
          <table:table-cell table:number-columns-repeated="6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I609]-[.O$1]" office:value-type="float" office:value="1.55366487693787" calcext:value-type="float">
            <text:p>1.5536648769</text:p>
          </table:table-cell>
          <table:table-cell office:value-type="float" office:value="1.54826188087463" calcext:value-type="float">
            <text:p>1.5482618809</text:p>
          </table:table-cell>
          <table:table-cell table:number-columns-repeated="5"/>
          <table:table-cell office:value-type="float" office:value="1.56983947753906" calcext:value-type="float">
            <text:p>1.5698394775</text:p>
          </table:table-cell>
          <table:table-cell table:number-columns-repeated="6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I610]-[.O$1]" office:value-type="float" office:value="1.55411942195892" calcext:value-type="float">
            <text:p>1.554119422</text:p>
          </table:table-cell>
          <table:table-cell office:value-type="float" office:value="1.54833209514618" calcext:value-type="float">
            <text:p>1.5483320951</text:p>
          </table:table-cell>
          <table:table-cell table:number-columns-repeated="5"/>
          <table:table-cell office:value-type="float" office:value="1.57029402256012" calcext:value-type="float">
            <text:p>1.5702940226</text:p>
          </table:table-cell>
          <table:table-cell table:number-columns-repeated="6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I611]-[.O$1]" office:value-type="float" office:value="1.55371828269959" calcext:value-type="float">
            <text:p>1.5537182827</text:p>
          </table:table-cell>
          <table:table-cell office:value-type="float" office:value="1.54828655719757" calcext:value-type="float">
            <text:p>1.5482865572</text:p>
          </table:table-cell>
          <table:table-cell table:number-columns-repeated="5"/>
          <table:table-cell office:value-type="float" office:value="1.56989288330078" calcext:value-type="float">
            <text:p>1.5698928833</text:p>
          </table:table-cell>
          <table:table-cell table:number-columns-repeated="6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I612]-[.O$1]" office:value-type="float" office:value="1.55345924091339" calcext:value-type="float">
            <text:p>1.5534592409</text:p>
          </table:table-cell>
          <table:table-cell office:value-type="float" office:value="1.54827260971069" calcext:value-type="float">
            <text:p>1.5482726097</text:p>
          </table:table-cell>
          <table:table-cell table:number-columns-repeated="5"/>
          <table:table-cell office:value-type="float" office:value="1.56963384151459" calcext:value-type="float">
            <text:p>1.5696338415</text:p>
          </table:table-cell>
          <table:table-cell table:number-columns-repeated="6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I613]-[.O$1]" office:value-type="float" office:value="1.55425186347961" calcext:value-type="float">
            <text:p>1.5542518635</text:p>
          </table:table-cell>
          <table:table-cell office:value-type="float" office:value="1.5482382774353" calcext:value-type="float">
            <text:p>1.5482382774</text:p>
          </table:table-cell>
          <table:table-cell table:number-columns-repeated="5"/>
          <table:table-cell office:value-type="float" office:value="1.57042646408081" calcext:value-type="float">
            <text:p>1.5704264641</text:p>
          </table:table-cell>
          <table:table-cell table:number-columns-repeated="6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I614]-[.O$1]" office:value-type="float" office:value="1.55348177146912" calcext:value-type="float">
            <text:p>1.5534817715</text:p>
          </table:table-cell>
          <table:table-cell office:value-type="float" office:value="1.54823100566864" calcext:value-type="float">
            <text:p>1.5482310057</text:p>
          </table:table-cell>
          <table:table-cell table:number-columns-repeated="5"/>
          <table:table-cell office:value-type="float" office:value="1.56965637207031" calcext:value-type="float">
            <text:p>1.5696563721</text:p>
          </table:table-cell>
          <table:table-cell table:number-columns-repeated="6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I615]-[.O$1]" office:value-type="float" office:value="1.55437834453583" calcext:value-type="float">
            <text:p>1.5543783445</text:p>
          </table:table-cell>
          <table:table-cell office:value-type="float" office:value="1.54827928543091" calcext:value-type="float">
            <text:p>1.5482792854</text:p>
          </table:table-cell>
          <table:table-cell table:number-columns-repeated="5"/>
          <table:table-cell office:value-type="float" office:value="1.57055294513702" calcext:value-type="float">
            <text:p>1.5705529451</text:p>
          </table:table-cell>
          <table:table-cell table:number-columns-repeated="6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I616]-[.O$1]" office:value-type="float" office:value="1.552" calcext:value-type="float">
            <text:p>1.552</text:p>
          </table:table-cell>
          <table:table-cell office:value-type="float" office:value="1.54822492599487" calcext:value-type="float">
            <text:p>1.548224926</text:p>
          </table:table-cell>
          <table:table-cell table:number-columns-repeated="5"/>
          <table:table-cell office:value-type="float" office:value="1.5681746006012" calcext:value-type="float">
            <text:p>1.5681746006</text:p>
          </table:table-cell>
          <table:table-cell table:number-columns-repeated="6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I617]-[.O$1]" office:value-type="float" office:value="1.55329377841949" calcext:value-type="float">
            <text:p>1.5532937784</text:p>
          </table:table-cell>
          <table:table-cell office:value-type="float" office:value="1.54818665981293" calcext:value-type="float">
            <text:p>1.5481866598</text:p>
          </table:table-cell>
          <table:table-cell table:number-columns-repeated="5"/>
          <table:table-cell office:value-type="float" office:value="1.56946837902069" calcext:value-type="float">
            <text:p>1.569468379</text:p>
          </table:table-cell>
          <table:table-cell table:number-columns-repeated="6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I618]-[.O$1]" office:value-type="float" office:value="1.55391080570221" calcext:value-type="float">
            <text:p>1.5539108057</text:p>
          </table:table-cell>
          <table:table-cell office:value-type="float" office:value="1.54824960231781" calcext:value-type="float">
            <text:p>1.5482496023</text:p>
          </table:table-cell>
          <table:table-cell table:number-columns-repeated="5"/>
          <table:table-cell office:value-type="float" office:value="1.57008540630341" calcext:value-type="float">
            <text:p>1.5700854063</text:p>
          </table:table-cell>
          <table:table-cell table:number-columns-repeated="6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I619]-[.O$1]" office:value-type="float" office:value="1.55434282016754" calcext:value-type="float">
            <text:p>1.5543428202</text:p>
          </table:table-cell>
          <table:table-cell office:value-type="float" office:value="1.54820823669434" calcext:value-type="float">
            <text:p>1.5482082367</text:p>
          </table:table-cell>
          <table:table-cell table:number-columns-repeated="5"/>
          <table:table-cell office:value-type="float" office:value="1.57051742076874" calcext:value-type="float">
            <text:p>1.5705174208</text:p>
          </table:table-cell>
          <table:table-cell table:number-columns-repeated="6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I620]-[.O$1]" office:value-type="float" office:value="1.55397756290436" calcext:value-type="float">
            <text:p>1.5539775629</text:p>
          </table:table-cell>
          <table:table-cell office:value-type="float" office:value="1.54808843135834" calcext:value-type="float">
            <text:p>1.5480884314</text:p>
          </table:table-cell>
          <table:table-cell table:number-columns-repeated="5"/>
          <table:table-cell office:value-type="float" office:value="1.57015216350555" calcext:value-type="float">
            <text:p>1.5701521635</text:p>
          </table:table-cell>
          <table:table-cell table:number-columns-repeated="6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I621]-[.O$1]" office:value-type="float" office:value="1.55367346000671" calcext:value-type="float">
            <text:p>1.55367346</text:p>
          </table:table-cell>
          <table:table-cell office:value-type="float" office:value="1.54823744297028" calcext:value-type="float">
            <text:p>1.548237443</text:p>
          </table:table-cell>
          <table:table-cell table:number-columns-repeated="5"/>
          <table:table-cell office:value-type="float" office:value="1.56984806060791" calcext:value-type="float">
            <text:p>1.5698480606</text:p>
          </table:table-cell>
          <table:table-cell table:number-columns-repeated="6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I622]-[.O$1]" office:value-type="float" office:value="1.55390043449402" calcext:value-type="float">
            <text:p>1.5539004345</text:p>
          </table:table-cell>
          <table:table-cell office:value-type="float" office:value="1.54811000823975" calcext:value-type="float">
            <text:p>1.5481100082</text:p>
          </table:table-cell>
          <table:table-cell table:number-columns-repeated="5"/>
          <table:table-cell office:value-type="float" office:value="1.57007503509521" calcext:value-type="float">
            <text:p>1.5700750351</text:p>
          </table:table-cell>
          <table:table-cell table:number-columns-repeated="6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I623]-[.O$1]" office:value-type="float" office:value="1.55472333621979" calcext:value-type="float">
            <text:p>1.5547233362</text:p>
          </table:table-cell>
          <table:table-cell office:value-type="float" office:value="1.54814779758453" calcext:value-type="float">
            <text:p>1.5481477976</text:p>
          </table:table-cell>
          <table:table-cell table:number-columns-repeated="5"/>
          <table:table-cell office:value-type="float" office:value="1.57089793682098" calcext:value-type="float">
            <text:p>1.5708979368</text:p>
          </table:table-cell>
          <table:table-cell table:number-columns-repeated="6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I624]-[.O$1]" office:value-type="float" office:value="1.55388040733337" calcext:value-type="float">
            <text:p>1.5538804073</text:p>
          </table:table-cell>
          <table:table-cell office:value-type="float" office:value="1.54808986186981" calcext:value-type="float">
            <text:p>1.5480898619</text:p>
          </table:table-cell>
          <table:table-cell table:number-columns-repeated="5"/>
          <table:table-cell office:value-type="float" office:value="1.57005500793457" calcext:value-type="float">
            <text:p>1.5700550079</text:p>
          </table:table-cell>
          <table:table-cell table:number-columns-repeated="6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I625]-[.O$1]" office:value-type="float" office:value="1.55436093997955" calcext:value-type="float">
            <text:p>1.55436094</text:p>
          </table:table-cell>
          <table:table-cell office:value-type="float" office:value="1.5481675863266" calcext:value-type="float">
            <text:p>1.5481675863</text:p>
          </table:table-cell>
          <table:table-cell table:number-columns-repeated="5"/>
          <table:table-cell office:value-type="float" office:value="1.57053554058075" calcext:value-type="float">
            <text:p>1.5705355406</text:p>
          </table:table-cell>
          <table:table-cell table:number-columns-repeated="6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I626]-[.O$1]" office:value-type="float" office:value="1.55378706645966" calcext:value-type="float">
            <text:p>1.5537870665</text:p>
          </table:table-cell>
          <table:table-cell office:value-type="float" office:value="1.54806053638458" calcext:value-type="float">
            <text:p>1.5480605364</text:p>
          </table:table-cell>
          <table:table-cell table:number-columns-repeated="5"/>
          <table:table-cell office:value-type="float" office:value="1.56996166706085" calcext:value-type="float">
            <text:p>1.5699616671</text:p>
          </table:table-cell>
          <table:table-cell table:number-columns-repeated="6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I627]-[.O$1]" office:value-type="float" office:value="1.55221362304688" calcext:value-type="float">
            <text:p>1.552213623</text:p>
          </table:table-cell>
          <table:table-cell office:value-type="float" office:value="1.5481880903244" calcext:value-type="float">
            <text:p>1.5481880903</text:p>
          </table:table-cell>
          <table:table-cell table:number-columns-repeated="5"/>
          <table:table-cell office:value-type="float" office:value="1.56838822364807" calcext:value-type="float">
            <text:p>1.5683882236</text:p>
          </table:table-cell>
          <table:table-cell table:number-columns-repeated="6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I628]-[.O$1]" office:value-type="float" office:value="1.55531580638886" calcext:value-type="float">
            <text:p>1.5553158064</text:p>
          </table:table-cell>
          <table:table-cell office:value-type="float" office:value="1.54797887802124" calcext:value-type="float">
            <text:p>1.547978878</text:p>
          </table:table-cell>
          <table:table-cell table:number-columns-repeated="5"/>
          <table:table-cell office:value-type="float" office:value="1.57149040699005" calcext:value-type="float">
            <text:p>1.571490407</text:p>
          </table:table-cell>
          <table:table-cell table:number-columns-repeated="6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I629]-[.O$1]" office:value-type="float" office:value="1.55487270545959" calcext:value-type="float">
            <text:p>1.5548727055</text:p>
          </table:table-cell>
          <table:table-cell office:value-type="float" office:value="1.54824542999268" calcext:value-type="float">
            <text:p>1.54824543</text:p>
          </table:table-cell>
          <table:table-cell table:number-columns-repeated="5"/>
          <table:table-cell office:value-type="float" office:value="1.57104730606079" calcext:value-type="float">
            <text:p>1.5710473061</text:p>
          </table:table-cell>
          <table:table-cell table:number-columns-repeated="6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I630]-[.O$1]" office:value-type="float" office:value="1.5547529001236" calcext:value-type="float">
            <text:p>1.5547529001</text:p>
          </table:table-cell>
          <table:table-cell office:value-type="float" office:value="1.54806172847748" calcext:value-type="float">
            <text:p>1.5480617285</text:p>
          </table:table-cell>
          <table:table-cell table:number-columns-repeated="5"/>
          <table:table-cell office:value-type="float" office:value="1.57092750072479" calcext:value-type="float">
            <text:p>1.5709275007</text:p>
          </table:table-cell>
          <table:table-cell table:number-columns-repeated="6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I631]-[.O$1]" office:value-type="float" office:value="1.55347414207459" calcext:value-type="float">
            <text:p>1.5534741421</text:p>
          </table:table-cell>
          <table:table-cell office:value-type="float" office:value="1.5478937625885" calcext:value-type="float">
            <text:p>1.5478937626</text:p>
          </table:table-cell>
          <table:table-cell table:number-columns-repeated="5"/>
          <table:table-cell office:value-type="float" office:value="1.56964874267578" calcext:value-type="float">
            <text:p>1.5696487427</text:p>
          </table:table-cell>
          <table:table-cell table:number-columns-repeated="6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I632]-[.O$1]" office:value-type="float" office:value="1.55259998035431" calcext:value-type="float">
            <text:p>1.5525999804</text:p>
          </table:table-cell>
          <table:table-cell office:value-type="float" office:value="1.54810070991516" calcext:value-type="float">
            <text:p>1.5481007099</text:p>
          </table:table-cell>
          <table:table-cell table:number-columns-repeated="5"/>
          <table:table-cell office:value-type="float" office:value="1.56877458095551" calcext:value-type="float">
            <text:p>1.568774581</text:p>
          </table:table-cell>
          <table:table-cell table:number-columns-repeated="6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I633]-[.O$1]" office:value-type="float" office:value="1.55372913074493" calcext:value-type="float">
            <text:p>1.5537291307</text:p>
          </table:table-cell>
          <table:table-cell office:value-type="float" office:value="1.54825782775879" calcext:value-type="float">
            <text:p>1.5482578278</text:p>
          </table:table-cell>
          <table:table-cell table:number-columns-repeated="5"/>
          <table:table-cell office:value-type="float" office:value="1.56990373134613" calcext:value-type="float">
            <text:p>1.5699037313</text:p>
          </table:table-cell>
          <table:table-cell table:number-columns-repeated="6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I634]-[.O$1]" office:value-type="float" office:value="1.5530302066803" calcext:value-type="float">
            <text:p>1.5530302067</text:p>
          </table:table-cell>
          <table:table-cell office:value-type="float" office:value="1.54806578159332" calcext:value-type="float">
            <text:p>1.5480657816</text:p>
          </table:table-cell>
          <table:table-cell table:number-columns-repeated="5"/>
          <table:table-cell office:value-type="float" office:value="1.56920480728149" calcext:value-type="float">
            <text:p>1.5692048073</text:p>
          </table:table-cell>
          <table:table-cell table:number-columns-repeated="6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I635]-[.O$1]" office:value-type="float" office:value="1.55240066242218" calcext:value-type="float">
            <text:p>1.5524006624</text:p>
          </table:table-cell>
          <table:table-cell office:value-type="float" office:value="1.54799139499664" calcext:value-type="float">
            <text:p>1.547991395</text:p>
          </table:table-cell>
          <table:table-cell table:number-columns-repeated="5"/>
          <table:table-cell office:value-type="float" office:value="1.56857526302338" calcext:value-type="float">
            <text:p>1.568575263</text:p>
          </table:table-cell>
          <table:table-cell table:number-columns-repeated="6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I636]-[.O$1]" office:value-type="float" office:value="1.55384273719788" calcext:value-type="float">
            <text:p>1.5538427372</text:p>
          </table:table-cell>
          <table:table-cell office:value-type="float" office:value="1.54789304733276" calcext:value-type="float">
            <text:p>1.5478930473</text:p>
          </table:table-cell>
          <table:table-cell table:number-columns-repeated="5"/>
          <table:table-cell office:value-type="float" office:value="1.57001733779907" calcext:value-type="float">
            <text:p>1.5700173378</text:p>
          </table:table-cell>
          <table:table-cell table:number-columns-repeated="6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I637]-[.O$1]" office:value-type="float" office:value="1.55257280063629" calcext:value-type="float">
            <text:p>1.5525728006</text:p>
          </table:table-cell>
          <table:table-cell office:value-type="float" office:value="1.54808902740479" calcext:value-type="float">
            <text:p>1.5480890274</text:p>
          </table:table-cell>
          <table:table-cell table:number-columns-repeated="5"/>
          <table:table-cell office:value-type="float" office:value="1.56874740123749" calcext:value-type="float">
            <text:p>1.5687474012</text:p>
          </table:table-cell>
          <table:table-cell table:number-columns-repeated="6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I638]-[.O$1]" office:value-type="float" office:value="1.55389292430878" calcext:value-type="float">
            <text:p>1.5538929243</text:p>
          </table:table-cell>
          <table:table-cell office:value-type="float" office:value="1.54791557788849" calcext:value-type="float">
            <text:p>1.5479155779</text:p>
          </table:table-cell>
          <table:table-cell table:number-columns-repeated="5"/>
          <table:table-cell office:value-type="float" office:value="1.57006752490997" calcext:value-type="float">
            <text:p>1.5700675249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I639]-[.O$1]" office:value-type="float" office:value="1.5538994808197" calcext:value-type="float">
            <text:p>1.5538994808</text:p>
          </table:table-cell>
          <table:table-cell office:value-type="float" office:value="1.5479873418808" calcext:value-type="float">
            <text:p>1.5479873419</text:p>
          </table:table-cell>
          <table:table-cell table:number-columns-repeated="5"/>
          <table:table-cell office:value-type="float" office:value="1.5700740814209" calcext:value-type="float">
            <text:p>1.5700740814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I640]-[.O$1]" office:value-type="float" office:value="1.55463786315918" calcext:value-type="float">
            <text:p>1.5546378632</text:p>
          </table:table-cell>
          <table:table-cell office:value-type="float" office:value="1.54795503616333" calcext:value-type="float">
            <text:p>1.5479550362</text:p>
          </table:table-cell>
          <table:table-cell table:number-columns-repeated="5"/>
          <table:table-cell office:value-type="float" office:value="1.57081246376038" calcext:value-type="float">
            <text:p>1.5708124638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I641]-[.O$1]" office:value-type="float" office:value="1.55491121006012" calcext:value-type="float">
            <text:p>1.5549112101</text:p>
          </table:table-cell>
          <table:table-cell office:value-type="float" office:value="1.54795122146606" calcext:value-type="float">
            <text:p>1.5479512215</text:p>
          </table:table-cell>
          <table:table-cell table:number-columns-repeated="5"/>
          <table:table-cell office:value-type="float" office:value="1.57108581066132" calcext:value-type="float">
            <text:p>1.5710858107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I642]-[.O$1]" office:value-type="float" office:value="1.55249459934235" calcext:value-type="float">
            <text:p>1.5524945993</text:p>
          </table:table-cell>
          <table:table-cell office:value-type="float" office:value="1.54797673225403" calcext:value-type="float">
            <text:p>1.5479767323</text:p>
          </table:table-cell>
          <table:table-cell table:number-columns-repeated="5"/>
          <table:table-cell office:value-type="float" office:value="1.56866919994354" calcext:value-type="float">
            <text:p>1.5686691999</text:p>
          </table:table-cell>
          <table:table-cell table:number-columns-repeated="6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I643]-[.O$1]" office:value-type="float" office:value="1.55345661830902" calcext:value-type="float">
            <text:p>1.5534566183</text:p>
          </table:table-cell>
          <table:table-cell office:value-type="float" office:value="1.54796314239502" calcext:value-type="float">
            <text:p>1.5479631424</text:p>
          </table:table-cell>
          <table:table-cell table:number-columns-repeated="5"/>
          <table:table-cell office:value-type="float" office:value="1.56963121891022" calcext:value-type="float">
            <text:p>1.5696312189</text:p>
          </table:table-cell>
          <table:table-cell table:number-columns-repeated="6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I644]-[.O$1]" office:value-type="float" office:value="1.55509157371521" calcext:value-type="float">
            <text:p>1.5550915737</text:p>
          </table:table-cell>
          <table:table-cell office:value-type="float" office:value="1.54797637462616" calcext:value-type="float">
            <text:p>1.5479763746</text:p>
          </table:table-cell>
          <table:table-cell table:number-columns-repeated="5"/>
          <table:table-cell office:value-type="float" office:value="1.57126617431641" calcext:value-type="float">
            <text:p>1.5712661743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I645]-[.O$1]" office:value-type="float" office:value="1.5542064447403" calcext:value-type="float">
            <text:p>1.5542064447</text:p>
          </table:table-cell>
          <table:table-cell office:value-type="float" office:value="1.54805135726929" calcext:value-type="float">
            <text:p>1.5480513573</text:p>
          </table:table-cell>
          <table:table-cell table:number-columns-repeated="5"/>
          <table:table-cell office:value-type="float" office:value="1.57038104534149" calcext:value-type="float">
            <text:p>1.5703810453</text:p>
          </table:table-cell>
          <table:table-cell table:number-columns-repeated="6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I646]-[.O$1]" office:value-type="float" office:value="1.55384643268585" calcext:value-type="float">
            <text:p>1.5538464327</text:p>
          </table:table-cell>
          <table:table-cell office:value-type="float" office:value="1.54793632030487" calcext:value-type="float">
            <text:p>1.5479363203</text:p>
          </table:table-cell>
          <table:table-cell table:number-columns-repeated="5"/>
          <table:table-cell office:value-type="float" office:value="1.57002103328705" calcext:value-type="float">
            <text:p>1.5700210333</text:p>
          </table:table-cell>
          <table:table-cell table:number-columns-repeated="6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I647]-[.O$1]" office:value-type="float" office:value="1.55447061252594" calcext:value-type="float">
            <text:p>1.5544706125</text:p>
          </table:table-cell>
          <table:table-cell office:value-type="float" office:value="1.54788935184479" calcext:value-type="float">
            <text:p>1.5478893518</text:p>
          </table:table-cell>
          <table:table-cell table:number-columns-repeated="5"/>
          <table:table-cell office:value-type="float" office:value="1.57064521312714" calcext:value-type="float">
            <text:p>1.5706452131</text:p>
          </table:table-cell>
          <table:table-cell table:number-columns-repeated="6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I648]-[.O$1]" office:value-type="float" office:value="1.55324657154083" calcext:value-type="float">
            <text:p>1.5532465715</text:p>
          </table:table-cell>
          <table:table-cell office:value-type="float" office:value="1.54790222644806" calcext:value-type="float">
            <text:p>1.5479022264</text:p>
          </table:table-cell>
          <table:table-cell table:number-columns-repeated="5"/>
          <table:table-cell office:value-type="float" office:value="1.56942117214203" calcext:value-type="float">
            <text:p>1.5694211721</text:p>
          </table:table-cell>
          <table:table-cell table:number-columns-repeated="6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I649]-[.O$1]" office:value-type="float" office:value="1.55416376781464" calcext:value-type="float">
            <text:p>1.5541637678</text:p>
          </table:table-cell>
          <table:table-cell office:value-type="float" office:value="1.54797530174255" calcext:value-type="float">
            <text:p>1.5479753017</text:p>
          </table:table-cell>
          <table:table-cell table:number-columns-repeated="5"/>
          <table:table-cell office:value-type="float" office:value="1.57033836841583" calcext:value-type="float">
            <text:p>1.5703383684</text:p>
          </table:table-cell>
          <table:table-cell table:number-columns-repeated="6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I650]-[.O$1]" office:value-type="float" office:value="1.55579204750061" calcext:value-type="float">
            <text:p>1.5557920475</text:p>
          </table:table-cell>
          <table:table-cell office:value-type="float" office:value="1.54786896705627" calcext:value-type="float">
            <text:p>1.5478689671</text:p>
          </table:table-cell>
          <table:table-cell table:number-columns-repeated="5"/>
          <table:table-cell office:value-type="float" office:value="1.57196664810181" calcext:value-type="float">
            <text:p>1.5719666481</text:p>
          </table:table-cell>
          <table:table-cell table:number-columns-repeated="6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I651]-[.O$1]" office:value-type="float" office:value="1.55432899188995" calcext:value-type="float">
            <text:p>1.5543289919</text:p>
          </table:table-cell>
          <table:table-cell office:value-type="float" office:value="1.54808187484741" calcext:value-type="float">
            <text:p>1.5480818748</text:p>
          </table:table-cell>
          <table:table-cell table:number-columns-repeated="5"/>
          <table:table-cell office:value-type="float" office:value="1.57050359249115" calcext:value-type="float">
            <text:p>1.5705035925</text:p>
          </table:table-cell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I652]-[.O$1]" office:value-type="float" office:value="1.55345256519318" calcext:value-type="float">
            <text:p>1.5534525652</text:p>
          </table:table-cell>
          <table:table-cell office:value-type="float" office:value="1.54790544509888" calcext:value-type="float">
            <text:p>1.5479054451</text:p>
          </table:table-cell>
          <table:table-cell table:number-columns-repeated="5"/>
          <table:table-cell office:value-type="float" office:value="1.56962716579437" calcext:value-type="float">
            <text:p>1.5696271658</text:p>
          </table:table-cell>
          <table:table-cell table:number-columns-repeated="6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I653]-[.O$1]" office:value-type="float" office:value="1.55387182426453" calcext:value-type="float">
            <text:p>1.5538718243</text:p>
          </table:table-cell>
          <table:table-cell office:value-type="float" office:value="1.54809725284576" calcext:value-type="float">
            <text:p>1.5480972528</text:p>
          </table:table-cell>
          <table:table-cell table:number-columns-repeated="5"/>
          <table:table-cell office:value-type="float" office:value="1.57004642486572" calcext:value-type="float">
            <text:p>1.5700464249</text:p>
          </table:table-cell>
          <table:table-cell table:number-columns-repeated="6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I654]-[.O$1]" office:value-type="float" office:value="1.55355377388" calcext:value-type="float">
            <text:p>1.5535537739</text:p>
          </table:table-cell>
          <table:table-cell office:value-type="float" office:value="1.54794037342072" calcext:value-type="float">
            <text:p>1.5479403734</text:p>
          </table:table-cell>
          <table:table-cell table:number-columns-repeated="5"/>
          <table:table-cell office:value-type="float" office:value="1.5697283744812" calcext:value-type="float">
            <text:p>1.5697283745</text:p>
          </table:table-cell>
          <table:table-cell table:number-columns-repeated="6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I655]-[.O$1]" office:value-type="float" office:value="1.5541448135376" calcext:value-type="float">
            <text:p>1.5541448135</text:p>
          </table:table-cell>
          <table:table-cell office:value-type="float" office:value="1.54790365695953" calcext:value-type="float">
            <text:p>1.547903657</text:p>
          </table:table-cell>
          <table:table-cell table:number-columns-repeated="5"/>
          <table:table-cell office:value-type="float" office:value="1.57031941413879" calcext:value-type="float">
            <text:p>1.5703194141</text:p>
          </table:table-cell>
          <table:table-cell table:number-columns-repeated="6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I656]-[.O$1]" office:value-type="float" office:value="1.55310924243927" calcext:value-type="float">
            <text:p>1.5531092424</text:p>
          </table:table-cell>
          <table:table-cell office:value-type="float" office:value="1.54801607131958" calcext:value-type="float">
            <text:p>1.5480160713</text:p>
          </table:table-cell>
          <table:table-cell table:number-columns-repeated="5"/>
          <table:table-cell office:value-type="float" office:value="1.56928384304047" calcext:value-type="float">
            <text:p>1.569283843</text:p>
          </table:table-cell>
          <table:table-cell table:number-columns-repeated="6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I657]-[.O$1]" office:value-type="float" office:value="1.55377013874054" calcext:value-type="float">
            <text:p>1.5537701387</text:p>
          </table:table-cell>
          <table:table-cell office:value-type="float" office:value="1.54791605472565" calcext:value-type="float">
            <text:p>1.5479160547</text:p>
          </table:table-cell>
          <table:table-cell table:number-columns-repeated="5"/>
          <table:table-cell office:value-type="float" office:value="1.56994473934174" calcext:value-type="float">
            <text:p>1.5699447393</text:p>
          </table:table-cell>
          <table:table-cell table:number-columns-repeated="6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I658]-[.O$1]" office:value-type="float" office:value="1.55359204006195" calcext:value-type="float">
            <text:p>1.5535920401</text:p>
          </table:table-cell>
          <table:table-cell office:value-type="float" office:value="1.54792058467865" calcext:value-type="float">
            <text:p>1.5479205847</text:p>
          </table:table-cell>
          <table:table-cell table:number-columns-repeated="5"/>
          <table:table-cell office:value-type="float" office:value="1.56976664066315" calcext:value-type="float">
            <text:p>1.5697666407</text:p>
          </table:table-cell>
          <table:table-cell table:number-columns-repeated="6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I659]-[.O$1]" office:value-type="float" office:value="1.55243880939484" calcext:value-type="float">
            <text:p>1.5524388094</text:p>
          </table:table-cell>
          <table:table-cell office:value-type="float" office:value="1.54779434204102" calcext:value-type="float">
            <text:p>1.547794342</text:p>
          </table:table-cell>
          <table:table-cell table:number-columns-repeated="5"/>
          <table:table-cell office:value-type="float" office:value="1.56861340999603" calcext:value-type="float">
            <text:p>1.56861341</text:p>
          </table:table-cell>
          <table:table-cell table:number-columns-repeated="6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I660]-[.O$1]" office:value-type="float" office:value="1.55478985500336" calcext:value-type="float">
            <text:p>1.554789855</text:p>
          </table:table-cell>
          <table:table-cell office:value-type="float" office:value="1.54783248901367" calcext:value-type="float">
            <text:p>1.547832489</text:p>
          </table:table-cell>
          <table:table-cell table:number-columns-repeated="5"/>
          <table:table-cell office:value-type="float" office:value="1.57096445560455" calcext:value-type="float">
            <text:p>1.5709644556</text:p>
          </table:table-cell>
          <table:table-cell table:number-columns-repeated="6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I661]-[.O$1]" office:value-type="float" office:value="1.55346853923798" calcext:value-type="float">
            <text:p>1.5534685392</text:p>
          </table:table-cell>
          <table:table-cell office:value-type="float" office:value="1.54807138442993" calcext:value-type="float">
            <text:p>1.5480713844</text:p>
          </table:table-cell>
          <table:table-cell table:number-columns-repeated="5"/>
          <table:table-cell office:value-type="float" office:value="1.56964313983917" calcext:value-type="float">
            <text:p>1.5696431398</text:p>
          </table:table-cell>
          <table:table-cell table:number-columns-repeated="6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I662]-[.O$1]" office:value-type="float" office:value="1.55331440162659" calcext:value-type="float">
            <text:p>1.5533144016</text:p>
          </table:table-cell>
          <table:table-cell office:value-type="float" office:value="1.54786849021912" calcext:value-type="float">
            <text:p>1.5478684902</text:p>
          </table:table-cell>
          <table:table-cell table:number-columns-repeated="5"/>
          <table:table-cell office:value-type="float" office:value="1.56948900222778" calcext:value-type="float">
            <text:p>1.5694890022</text:p>
          </table:table-cell>
          <table:table-cell table:number-columns-repeated="6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I663]-[.O$1]" office:value-type="float" office:value="1.55353648853302" calcext:value-type="float">
            <text:p>1.5535364885</text:p>
          </table:table-cell>
          <table:table-cell office:value-type="float" office:value="1.54786682128906" calcext:value-type="float">
            <text:p>1.5478668213</text:p>
          </table:table-cell>
          <table:table-cell table:number-columns-repeated="5"/>
          <table:table-cell office:value-type="float" office:value="1.56971108913422" calcext:value-type="float">
            <text:p>1.5697110891</text:p>
          </table:table-cell>
          <table:table-cell table:number-columns-repeated="6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I664]-[.O$1]" office:value-type="float" office:value="1.55347151947021" calcext:value-type="float">
            <text:p>1.5534715195</text:p>
          </table:table-cell>
          <table:table-cell office:value-type="float" office:value="1.54771900177002" calcext:value-type="float">
            <text:p>1.5477190018</text:p>
          </table:table-cell>
          <table:table-cell table:number-columns-repeated="5"/>
          <table:table-cell office:value-type="float" office:value="1.56964612007141" calcext:value-type="float">
            <text:p>1.5696461201</text:p>
          </table:table-cell>
          <table:table-cell table:number-columns-repeated="6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I665]-[.O$1]" office:value-type="float" office:value="1.55417592716217" calcext:value-type="float">
            <text:p>1.5541759272</text:p>
          </table:table-cell>
          <table:table-cell office:value-type="float" office:value="1.54790925979614" calcext:value-type="float">
            <text:p>1.5479092598</text:p>
          </table:table-cell>
          <table:table-cell table:number-columns-repeated="5"/>
          <table:table-cell office:value-type="float" office:value="1.57035052776337" calcext:value-type="float">
            <text:p>1.5703505278</text:p>
          </table:table-cell>
          <table:table-cell table:number-columns-repeated="6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I666]-[.O$1]" office:value-type="float" office:value="1.55289609622955" calcext:value-type="float">
            <text:p>1.5528960962</text:p>
          </table:table-cell>
          <table:table-cell office:value-type="float" office:value="1.54779231548309" calcext:value-type="float">
            <text:p>1.5477923155</text:p>
          </table:table-cell>
          <table:table-cell table:number-columns-repeated="5"/>
          <table:table-cell office:value-type="float" office:value="1.56907069683075" calcext:value-type="float">
            <text:p>1.5690706968</text:p>
          </table:table-cell>
          <table:table-cell table:number-columns-repeated="6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I667]-[.O$1]" office:value-type="float" office:value="1.55496950340271" calcext:value-type="float">
            <text:p>1.5549695034</text:p>
          </table:table-cell>
          <table:table-cell office:value-type="float" office:value="1.54793810844421" calcext:value-type="float">
            <text:p>1.5479381084</text:p>
          </table:table-cell>
          <table:table-cell table:number-columns-repeated="5"/>
          <table:table-cell office:value-type="float" office:value="1.57114410400391" calcext:value-type="float">
            <text:p>1.571144104</text:p>
          </table:table-cell>
          <table:table-cell table:number-columns-repeated="6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I668]-[.O$1]" office:value-type="float" office:value="1.55275542926788" calcext:value-type="float">
            <text:p>1.5527554293</text:p>
          </table:table-cell>
          <table:table-cell office:value-type="float" office:value="1.54804110527039" calcext:value-type="float">
            <text:p>1.5480411053</text:p>
          </table:table-cell>
          <table:table-cell table:number-columns-repeated="5"/>
          <table:table-cell office:value-type="float" office:value="1.56893002986908" calcext:value-type="float">
            <text:p>1.5689300299</text:p>
          </table:table-cell>
          <table:table-cell table:number-columns-repeated="6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I669]-[.O$1]" office:value-type="float" office:value="1.55410809707642" calcext:value-type="float">
            <text:p>1.5541080971</text:p>
          </table:table-cell>
          <table:table-cell office:value-type="float" office:value="1.54781496524811" calcext:value-type="float">
            <text:p>1.5478149652</text:p>
          </table:table-cell>
          <table:table-cell table:number-columns-repeated="5"/>
          <table:table-cell office:value-type="float" office:value="1.57028269767761" calcext:value-type="float">
            <text:p>1.5702826977</text:p>
          </table:table-cell>
          <table:table-cell table:number-columns-repeated="6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I670]-[.O$1]" office:value-type="float" office:value="1.55424828720093" calcext:value-type="float">
            <text:p>1.5542482872</text:p>
          </table:table-cell>
          <table:table-cell office:value-type="float" office:value="1.54788637161255" calcext:value-type="float">
            <text:p>1.5478863716</text:p>
          </table:table-cell>
          <table:table-cell table:number-columns-repeated="5"/>
          <table:table-cell office:value-type="float" office:value="1.57042288780212" calcext:value-type="float">
            <text:p>1.5704228878</text:p>
          </table:table-cell>
          <table:table-cell table:number-columns-repeated="6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I671]-[.O$1]" office:value-type="float" office:value="1.55310971927643" calcext:value-type="float">
            <text:p>1.5531097193</text:p>
          </table:table-cell>
          <table:table-cell office:value-type="float" office:value="1.54793298244476" calcext:value-type="float">
            <text:p>1.5479329824</text:p>
          </table:table-cell>
          <table:table-cell table:number-columns-repeated="5"/>
          <table:table-cell office:value-type="float" office:value="1.56928431987762" calcext:value-type="float">
            <text:p>1.5692843199</text:p>
          </table:table-cell>
          <table:table-cell table:number-columns-repeated="6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I672]-[.O$1]" office:value-type="float" office:value="1.55388601016998" calcext:value-type="float">
            <text:p>1.5538860102</text:p>
          </table:table-cell>
          <table:table-cell office:value-type="float" office:value="1.54795360565186" calcext:value-type="float">
            <text:p>1.5479536057</text:p>
          </table:table-cell>
          <table:table-cell table:number-columns-repeated="5"/>
          <table:table-cell office:value-type="float" office:value="1.57006061077118" calcext:value-type="float">
            <text:p>1.5700606108</text:p>
          </table:table-cell>
          <table:table-cell table:number-columns-repeated="6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I673]-[.O$1]" office:value-type="float" office:value="1.55335600566864" calcext:value-type="float">
            <text:p>1.5533560057</text:p>
          </table:table-cell>
          <table:table-cell office:value-type="float" office:value="1.5478287935257" calcext:value-type="float">
            <text:p>1.5478287935</text:p>
          </table:table-cell>
          <table:table-cell table:number-columns-repeated="5"/>
          <table:table-cell office:value-type="float" office:value="1.56953060626984" calcext:value-type="float">
            <text:p>1.5695306063</text:p>
          </table:table-cell>
          <table:table-cell table:number-columns-repeated="6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I674]-[.O$1]" office:value-type="float" office:value="1.55362470340729" calcext:value-type="float">
            <text:p>1.5536247034</text:p>
          </table:table-cell>
          <table:table-cell office:value-type="float" office:value="1.5477706193924" calcext:value-type="float">
            <text:p>1.5477706194</text:p>
          </table:table-cell>
          <table:table-cell table:number-columns-repeated="5"/>
          <table:table-cell office:value-type="float" office:value="1.56979930400848" calcext:value-type="float">
            <text:p>1.569799304</text:p>
          </table:table-cell>
          <table:table-cell table:number-columns-repeated="6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I675]-[.O$1]" office:value-type="float" office:value="1.55257077407837" calcext:value-type="float">
            <text:p>1.5525707741</text:p>
          </table:table-cell>
          <table:table-cell office:value-type="float" office:value="1.54772353172302" calcext:value-type="float">
            <text:p>1.5477235317</text:p>
          </table:table-cell>
          <table:table-cell table:number-columns-repeated="5"/>
          <table:table-cell office:value-type="float" office:value="1.56874537467957" calcext:value-type="float">
            <text:p>1.5687453747</text:p>
          </table:table-cell>
          <table:table-cell table:number-columns-repeated="6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I676]-[.O$1]" office:value-type="float" office:value="1.55378492069244" calcext:value-type="float">
            <text:p>1.5537849207</text:p>
          </table:table-cell>
          <table:table-cell office:value-type="float" office:value="1.54779267311096" calcext:value-type="float">
            <text:p>1.5477926731</text:p>
          </table:table-cell>
          <table:table-cell table:number-columns-repeated="5"/>
          <table:table-cell office:value-type="float" office:value="1.56995952129364" calcext:value-type="float">
            <text:p>1.5699595213</text:p>
          </table:table-cell>
          <table:table-cell table:number-columns-repeated="6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I677]-[.O$1]" office:value-type="float" office:value="1.55412168693542" calcext:value-type="float">
            <text:p>1.5541216869</text:p>
          </table:table-cell>
          <table:table-cell office:value-type="float" office:value="1.54789519309998" calcext:value-type="float">
            <text:p>1.5478951931</text:p>
          </table:table-cell>
          <table:table-cell table:number-columns-repeated="5"/>
          <table:table-cell office:value-type="float" office:value="1.57029628753662" calcext:value-type="float">
            <text:p>1.5702962875</text:p>
          </table:table-cell>
          <table:table-cell table:number-columns-repeated="6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I678]-[.O$1]" office:value-type="float" office:value="1.55427892398834" calcext:value-type="float">
            <text:p>1.554278924</text:p>
          </table:table-cell>
          <table:table-cell office:value-type="float" office:value="1.54790437221527" calcext:value-type="float">
            <text:p>1.5479043722</text:p>
          </table:table-cell>
          <table:table-cell table:number-columns-repeated="5"/>
          <table:table-cell office:value-type="float" office:value="1.57045352458954" calcext:value-type="float">
            <text:p>1.5704535246</text:p>
          </table:table-cell>
          <table:table-cell table:number-columns-repeated="6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I679]-[.O$1]" office:value-type="float" office:value="1.55318589401245" calcext:value-type="float">
            <text:p>1.553185894</text:p>
          </table:table-cell>
          <table:table-cell office:value-type="float" office:value="1.54795169830322" calcext:value-type="float">
            <text:p>1.5479516983</text:p>
          </table:table-cell>
          <table:table-cell table:number-columns-repeated="5"/>
          <table:table-cell office:value-type="float" office:value="1.56936049461365" calcext:value-type="float">
            <text:p>1.5693604946</text:p>
          </table:table-cell>
          <table:table-cell table:number-columns-repeated="6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I680]-[.O$1]" office:value-type="float" office:value="1.553305103302" calcext:value-type="float">
            <text:p>1.5533051033</text:p>
          </table:table-cell>
          <table:table-cell office:value-type="float" office:value="1.54782330989838" calcext:value-type="float">
            <text:p>1.5478233099</text:p>
          </table:table-cell>
          <table:table-cell table:number-columns-repeated="5"/>
          <table:table-cell office:value-type="float" office:value="1.5694797039032" calcext:value-type="float">
            <text:p>1.5694797039</text:p>
          </table:table-cell>
          <table:table-cell table:number-columns-repeated="6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I681]-[.O$1]" office:value-type="float" office:value="1.55421991539001" calcext:value-type="float">
            <text:p>1.5542199154</text:p>
          </table:table-cell>
          <table:table-cell office:value-type="float" office:value="1.54766499996185" calcext:value-type="float">
            <text:p>1.547665</text:p>
          </table:table-cell>
          <table:table-cell table:number-columns-repeated="5"/>
          <table:table-cell office:value-type="float" office:value="1.57039451599121" calcext:value-type="float">
            <text:p>1.570394516</text:p>
          </table:table-cell>
          <table:table-cell table:number-columns-repeated="6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I682]-[.O$1]" office:value-type="float" office:value="1.55263467025757" calcext:value-type="float">
            <text:p>1.5526346703</text:p>
          </table:table-cell>
          <table:table-cell office:value-type="float" office:value="1.54779100418091" calcext:value-type="float">
            <text:p>1.5477910042</text:p>
          </table:table-cell>
          <table:table-cell table:number-columns-repeated="5"/>
          <table:table-cell office:value-type="float" office:value="1.56880927085876" calcext:value-type="float">
            <text:p>1.5688092709</text:p>
          </table:table-cell>
          <table:table-cell table:number-columns-repeated="6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I683]-[.O$1]" office:value-type="float" office:value="1.55251176548004" calcext:value-type="float">
            <text:p>1.5525117655</text:p>
          </table:table-cell>
          <table:table-cell office:value-type="float" office:value="1.54796874523163" calcext:value-type="float">
            <text:p>1.5479687452</text:p>
          </table:table-cell>
          <table:table-cell table:number-columns-repeated="5"/>
          <table:table-cell office:value-type="float" office:value="1.56868636608124" calcext:value-type="float">
            <text:p>1.5686863661</text:p>
          </table:table-cell>
          <table:table-cell table:number-columns-repeated="6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I684]-[.O$1]" office:value-type="float" office:value="1.55251701068878" calcext:value-type="float">
            <text:p>1.5525170107</text:p>
          </table:table-cell>
          <table:table-cell office:value-type="float" office:value="1.54781842231751" calcext:value-type="float">
            <text:p>1.5478184223</text:p>
          </table:table-cell>
          <table:table-cell table:number-columns-repeated="5"/>
          <table:table-cell office:value-type="float" office:value="1.56869161128998" calcext:value-type="float">
            <text:p>1.5686916113</text:p>
          </table:table-cell>
          <table:table-cell table:number-columns-repeated="6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I685]-[.O$1]" office:value-type="float" office:value="1.55460281562805" calcext:value-type="float">
            <text:p>1.5546028156</text:p>
          </table:table-cell>
          <table:table-cell office:value-type="float" office:value="1.54793858528137" calcext:value-type="float">
            <text:p>1.5479385853</text:p>
          </table:table-cell>
          <table:table-cell table:number-columns-repeated="5"/>
          <table:table-cell office:value-type="float" office:value="1.57077741622925" calcext:value-type="float">
            <text:p>1.5707774162</text:p>
          </table:table-cell>
          <table:table-cell table:number-columns-repeated="6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I686]-[.O$1]" office:value-type="float" office:value="1.55290861320496" calcext:value-type="float">
            <text:p>1.5529086132</text:p>
          </table:table-cell>
          <table:table-cell office:value-type="float" office:value="1.54777240753174" calcext:value-type="float">
            <text:p>1.5477724075</text:p>
          </table:table-cell>
          <table:table-cell table:number-columns-repeated="5"/>
          <table:table-cell office:value-type="float" office:value="1.56908321380615" calcext:value-type="float">
            <text:p>1.5690832138</text:p>
          </table:table-cell>
          <table:table-cell table:number-columns-repeated="6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I687]-[.O$1]" office:value-type="float" office:value="1.55447693061829" calcext:value-type="float">
            <text:p>1.5544769306</text:p>
          </table:table-cell>
          <table:table-cell office:value-type="float" office:value="1.54763984680176" calcext:value-type="float">
            <text:p>1.5476398468</text:p>
          </table:table-cell>
          <table:table-cell table:number-columns-repeated="5"/>
          <table:table-cell office:value-type="float" office:value="1.57065153121948" calcext:value-type="float">
            <text:p>1.5706515312</text:p>
          </table:table-cell>
          <table:table-cell table:number-columns-repeated="6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I688]-[.O$1]" office:value-type="float" office:value="1.55412121009827" calcext:value-type="float">
            <text:p>1.5541212101</text:p>
          </table:table-cell>
          <table:table-cell office:value-type="float" office:value="1.54769766330719" calcext:value-type="float">
            <text:p>1.5476976633</text:p>
          </table:table-cell>
          <table:table-cell table:number-columns-repeated="5"/>
          <table:table-cell office:value-type="float" office:value="1.57029581069946" calcext:value-type="float">
            <text:p>1.5702958107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I689]-[.O$1]" office:value-type="float" office:value="1.55513627719879" calcext:value-type="float">
            <text:p>1.5551362772</text:p>
          </table:table-cell>
          <table:table-cell office:value-type="float" office:value="1.54781901836395" calcext:value-type="float">
            <text:p>1.5478190184</text:p>
          </table:table-cell>
          <table:table-cell table:number-columns-repeated="5"/>
          <table:table-cell office:value-type="float" office:value="1.57131087779999" calcext:value-type="float">
            <text:p>1.5713108778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I690]-[.O$1]" office:value-type="float" office:value="1.55322690200806" calcext:value-type="float">
            <text:p>1.553226902</text:p>
          </table:table-cell>
          <table:table-cell office:value-type="float" office:value="1.547767162323" calcext:value-type="float">
            <text:p>1.5477671623</text:p>
          </table:table-cell>
          <table:table-cell table:number-columns-repeated="5"/>
          <table:table-cell office:value-type="float" office:value="1.56940150260925" calcext:value-type="float">
            <text:p>1.5694015026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I691]-[.O$1]" office:value-type="float" office:value="1.55388207626343" calcext:value-type="float">
            <text:p>1.5538820763</text:p>
          </table:table-cell>
          <table:table-cell office:value-type="float" office:value="1.54783642292023" calcext:value-type="float">
            <text:p>1.5478364229</text:p>
          </table:table-cell>
          <table:table-cell table:number-columns-repeated="5"/>
          <table:table-cell office:value-type="float" office:value="1.57005667686462" calcext:value-type="float">
            <text:p>1.5700566769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I692]-[.O$1]" office:value-type="float" office:value="1.55323143196106" calcext:value-type="float">
            <text:p>1.553231432</text:p>
          </table:table-cell>
          <table:table-cell office:value-type="float" office:value="1.54768431186676" calcext:value-type="float">
            <text:p>1.5476843119</text:p>
          </table:table-cell>
          <table:table-cell table:number-columns-repeated="5"/>
          <table:table-cell office:value-type="float" office:value="1.56940603256226" calcext:value-type="float">
            <text:p>1.5694060326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I693]-[.O$1]" office:value-type="float" office:value="1.55438299369812" calcext:value-type="float">
            <text:p>1.5543829937</text:p>
          </table:table-cell>
          <table:table-cell office:value-type="float" office:value="1.54792630672455" calcext:value-type="float">
            <text:p>1.5479263067</text:p>
          </table:table-cell>
          <table:table-cell table:number-columns-repeated="5"/>
          <table:table-cell office:value-type="float" office:value="1.57055759429932" calcext:value-type="float">
            <text:p>1.5705575943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I694]-[.O$1]" office:value-type="float" office:value="1.55316372108459" calcext:value-type="float">
            <text:p>1.5531637211</text:p>
          </table:table-cell>
          <table:table-cell office:value-type="float" office:value="1.54768073558807" calcext:value-type="float">
            <text:p>1.5476807356</text:p>
          </table:table-cell>
          <table:table-cell table:number-columns-repeated="5"/>
          <table:table-cell office:value-type="float" office:value="1.56933832168579" calcext:value-type="float">
            <text:p>1.5693383217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I695]-[.O$1]" office:value-type="float" office:value="1.55408675861359" calcext:value-type="float">
            <text:p>1.5540867586</text:p>
          </table:table-cell>
          <table:table-cell office:value-type="float" office:value="1.54756784439087" calcext:value-type="float">
            <text:p>1.5475678444</text:p>
          </table:table-cell>
          <table:table-cell table:number-columns-repeated="5"/>
          <table:table-cell office:value-type="float" office:value="1.57026135921478" calcext:value-type="float">
            <text:p>1.5702613592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I696]-[.O$1]" office:value-type="float" office:value="1.55277784061432" calcext:value-type="float">
            <text:p>1.5527778406</text:p>
          </table:table-cell>
          <table:table-cell office:value-type="float" office:value="1.5477466583252" calcext:value-type="float">
            <text:p>1.5477466583</text:p>
          </table:table-cell>
          <table:table-cell table:number-columns-repeated="5"/>
          <table:table-cell office:value-type="float" office:value="1.56895244121552" calcext:value-type="float">
            <text:p>1.5689524412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I697]-[.O$1]" office:value-type="float" office:value="1.55269129467011" calcext:value-type="float">
            <text:p>1.5526912947</text:p>
          </table:table-cell>
          <table:table-cell office:value-type="float" office:value="1.54775452613831" calcext:value-type="float">
            <text:p>1.5477545261</text:p>
          </table:table-cell>
          <table:table-cell table:number-columns-repeated="5"/>
          <table:table-cell office:value-type="float" office:value="1.5688658952713" calcext:value-type="float">
            <text:p>1.5688658953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I698]-[.O$1]" office:value-type="float" office:value="1.55516369533539" calcext:value-type="float">
            <text:p>1.5551636953</text:p>
          </table:table-cell>
          <table:table-cell office:value-type="float" office:value="1.54772686958313" calcext:value-type="float">
            <text:p>1.5477268696</text:p>
          </table:table-cell>
          <table:table-cell table:number-columns-repeated="5"/>
          <table:table-cell office:value-type="float" office:value="1.57133829593658" calcext:value-type="float">
            <text:p>1.5713382959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I699]-[.O$1]" office:value-type="float" office:value="1.55331702423096" calcext:value-type="float">
            <text:p>1.5533170242</text:p>
          </table:table-cell>
          <table:table-cell office:value-type="float" office:value="1.54760253429413" calcext:value-type="float">
            <text:p>1.5476025343</text:p>
          </table:table-cell>
          <table:table-cell table:number-columns-repeated="5"/>
          <table:table-cell office:value-type="float" office:value="1.56949162483215" calcext:value-type="float">
            <text:p>1.5694916248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I700]-[.O$1]" office:value-type="float" office:value="1.55423958492279" calcext:value-type="float">
            <text:p>1.5542395849</text:p>
          </table:table-cell>
          <table:table-cell office:value-type="float" office:value="1.54769623279572" calcext:value-type="float">
            <text:p>1.5476962328</text:p>
          </table:table-cell>
          <table:table-cell table:number-columns-repeated="5"/>
          <table:table-cell office:value-type="float" office:value="1.57041418552399" calcext:value-type="float">
            <text:p>1.5704141855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I701]-[.O$1]" office:value-type="float" office:value="1.55429632854462" calcext:value-type="float">
            <text:p>1.5542963285</text:p>
          </table:table-cell>
          <table:table-cell office:value-type="float" office:value="1.54780387878418" calcext:value-type="float">
            <text:p>1.5478038788</text:p>
          </table:table-cell>
          <table:table-cell table:number-columns-repeated="5"/>
          <table:table-cell office:value-type="float" office:value="1.57047092914581" calcext:value-type="float">
            <text:p>1.5704709291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I702]-[.O$1]" office:value-type="float" office:value="1.55477805328369" calcext:value-type="float">
            <text:p>1.5547780533</text:p>
          </table:table-cell>
          <table:table-cell office:value-type="float" office:value="1.54777312278748" calcext:value-type="float">
            <text:p>1.5477731228</text:p>
          </table:table-cell>
          <table:table-cell table:number-columns-repeated="5"/>
          <table:table-cell office:value-type="float" office:value="1.57095265388489" calcext:value-type="float">
            <text:p>1.5709526539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I703]-[.O$1]" office:value-type="float" office:value="1.55418892097473" calcext:value-type="float">
            <text:p>1.554188921</text:p>
          </table:table-cell>
          <table:table-cell office:value-type="float" office:value="1.54767835140228" calcext:value-type="float">
            <text:p>1.5476783514</text:p>
          </table:table-cell>
          <table:table-cell table:number-columns-repeated="5"/>
          <table:table-cell office:value-type="float" office:value="1.57036352157593" calcext:value-type="float">
            <text:p>1.5703635216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I704]-[.O$1]" office:value-type="float" office:value="1.55293293190002" calcext:value-type="float">
            <text:p>1.5529329319</text:p>
          </table:table-cell>
          <table:table-cell office:value-type="float" office:value="1.54772913455963" calcext:value-type="float">
            <text:p>1.5477291346</text:p>
          </table:table-cell>
          <table:table-cell table:number-columns-repeated="5"/>
          <table:table-cell office:value-type="float" office:value="1.56910753250122" calcext:value-type="float">
            <text:p>1.5691075325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I705]-[.O$1]" office:value-type="float" office:value="1.55383725357056" calcext:value-type="float">
            <text:p>1.5538372536</text:p>
          </table:table-cell>
          <table:table-cell office:value-type="float" office:value="1.54773509502411" calcext:value-type="float">
            <text:p>1.547735095</text:p>
          </table:table-cell>
          <table:table-cell table:number-columns-repeated="5"/>
          <table:table-cell office:value-type="float" office:value="1.57001185417175" calcext:value-type="float">
            <text:p>1.5700118542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I706]-[.O$1]" office:value-type="float" office:value="1.55315168094635" calcext:value-type="float">
            <text:p>1.5531516809</text:p>
          </table:table-cell>
          <table:table-cell office:value-type="float" office:value="1.54767191410065" calcext:value-type="float">
            <text:p>1.5476719141</text:p>
          </table:table-cell>
          <table:table-cell table:number-columns-repeated="5"/>
          <table:table-cell office:value-type="float" office:value="1.56932628154755" calcext:value-type="float">
            <text:p>1.5693262815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I707]-[.O$1]" office:value-type="float" office:value="1.5544915933609" calcext:value-type="float">
            <text:p>1.5544915934</text:p>
          </table:table-cell>
          <table:table-cell office:value-type="float" office:value="1.54777336120605" calcext:value-type="float">
            <text:p>1.5477733612</text:p>
          </table:table-cell>
          <table:table-cell table:number-columns-repeated="5"/>
          <table:table-cell office:value-type="float" office:value="1.5706661939621" calcext:value-type="float">
            <text:p>1.570666194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I708]-[.O$1]" office:value-type="float" office:value="1.55464704227448" calcext:value-type="float">
            <text:p>1.5546470423</text:p>
          </table:table-cell>
          <table:table-cell office:value-type="float" office:value="1.54760468006134" calcext:value-type="float">
            <text:p>1.5476046801</text:p>
          </table:table-cell>
          <table:table-cell table:number-columns-repeated="5"/>
          <table:table-cell office:value-type="float" office:value="1.57082164287567" calcext:value-type="float">
            <text:p>1.5708216429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I709]-[.O$1]" office:value-type="float" office:value="1.55466849994659" calcext:value-type="float">
            <text:p>1.5546684999</text:p>
          </table:table-cell>
          <table:table-cell office:value-type="float" office:value="1.5476588010788" calcext:value-type="float">
            <text:p>1.5476588011</text:p>
          </table:table-cell>
          <table:table-cell table:number-columns-repeated="5"/>
          <table:table-cell office:value-type="float" office:value="1.57084310054779" calcext:value-type="float">
            <text:p>1.5708431005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I710]-[.O$1]" office:value-type="float" office:value="1.55451460075378" calcext:value-type="float">
            <text:p>1.5545146008</text:p>
          </table:table-cell>
          <table:table-cell office:value-type="float" office:value="1.54774725437164" calcext:value-type="float">
            <text:p>1.5477472544</text:p>
          </table:table-cell>
          <table:table-cell table:number-columns-repeated="5"/>
          <table:table-cell office:value-type="float" office:value="1.57068920135498" calcext:value-type="float">
            <text:p>1.5706892014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I711]-[.O$1]" office:value-type="float" office:value="1.55268438053131" calcext:value-type="float">
            <text:p>1.5526843805</text:p>
          </table:table-cell>
          <table:table-cell office:value-type="float" office:value="1.54773056507111" calcext:value-type="float">
            <text:p>1.5477305651</text:p>
          </table:table-cell>
          <table:table-cell table:number-columns-repeated="5"/>
          <table:table-cell office:value-type="float" office:value="1.56885898113251" calcext:value-type="float">
            <text:p>1.5688589811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I712]-[.O$1]" office:value-type="float" office:value="1.55264206123352" calcext:value-type="float">
            <text:p>1.5526420612</text:p>
          </table:table-cell>
          <table:table-cell office:value-type="float" office:value="1.54774796962738" calcext:value-type="float">
            <text:p>1.5477479696</text:p>
          </table:table-cell>
          <table:table-cell table:number-columns-repeated="5"/>
          <table:table-cell office:value-type="float" office:value="1.56881666183472" calcext:value-type="float">
            <text:p>1.5688166618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I713]-[.O$1]" office:value-type="float" office:value="1.55442531299591" calcext:value-type="float">
            <text:p>1.554425313</text:p>
          </table:table-cell>
          <table:table-cell office:value-type="float" office:value="1.54766380786896" calcext:value-type="float">
            <text:p>1.5476638079</text:p>
          </table:table-cell>
          <table:table-cell table:number-columns-repeated="5"/>
          <table:table-cell office:value-type="float" office:value="1.57059991359711" calcext:value-type="float">
            <text:p>1.5705999136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I714]-[.O$1]" office:value-type="float" office:value="1.5530187625885" calcext:value-type="float">
            <text:p>1.5530187626</text:p>
          </table:table-cell>
          <table:table-cell office:value-type="float" office:value="1.54765474796295" calcext:value-type="float">
            <text:p>1.547654748</text:p>
          </table:table-cell>
          <table:table-cell table:number-columns-repeated="5"/>
          <table:table-cell office:value-type="float" office:value="1.5691933631897" calcext:value-type="float">
            <text:p>1.5691933632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I715]-[.O$1]" office:value-type="float" office:value="1.55291600418091" calcext:value-type="float">
            <text:p>1.5529160042</text:p>
          </table:table-cell>
          <table:table-cell office:value-type="float" office:value="1.54754948616028" calcext:value-type="float">
            <text:p>1.5475494862</text:p>
          </table:table-cell>
          <table:table-cell table:number-columns-repeated="5"/>
          <table:table-cell office:value-type="float" office:value="1.5690906047821" calcext:value-type="float">
            <text:p>1.5690906048</text:p>
          </table:table-cell>
          <table:table-cell table:number-columns-repeated="6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I716]-[.O$1]" office:value-type="float" office:value="1.55240543079376" calcext:value-type="float">
            <text:p>1.5524054308</text:p>
          </table:table-cell>
          <table:table-cell office:value-type="float" office:value="1.54781198501587" calcext:value-type="float">
            <text:p>1.547811985</text:p>
          </table:table-cell>
          <table:table-cell table:number-columns-repeated="5"/>
          <table:table-cell office:value-type="float" office:value="1.56858003139496" calcext:value-type="float">
            <text:p>1.5685800314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I717]-[.O$1]" office:value-type="float" office:value="1.55321438503265" calcext:value-type="float">
            <text:p>1.553214385</text:p>
          </table:table-cell>
          <table:table-cell office:value-type="float" office:value="1.54778969287872" calcext:value-type="float">
            <text:p>1.5477896929</text:p>
          </table:table-cell>
          <table:table-cell table:number-columns-repeated="5"/>
          <table:table-cell office:value-type="float" office:value="1.56938898563385" calcext:value-type="float">
            <text:p>1.5693889856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I718]-[.O$1]" office:value-type="float" office:value="1.55255074691772" calcext:value-type="float">
            <text:p>1.5525507469</text:p>
          </table:table-cell>
          <table:table-cell office:value-type="float" office:value="1.54769480228424" calcext:value-type="float">
            <text:p>1.5476948023</text:p>
          </table:table-cell>
          <table:table-cell table:number-columns-repeated="5"/>
          <table:table-cell office:value-type="float" office:value="1.56872534751892" calcext:value-type="float">
            <text:p>1.5687253475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I719]-[.O$1]" office:value-type="float" office:value="1.55362696838379" calcext:value-type="float">
            <text:p>1.5536269684</text:p>
          </table:table-cell>
          <table:table-cell office:value-type="float" office:value="1.54776918888092" calcext:value-type="float">
            <text:p>1.5477691889</text:p>
          </table:table-cell>
          <table:table-cell table:number-columns-repeated="5"/>
          <table:table-cell office:value-type="float" office:value="1.56980156898499" calcext:value-type="float">
            <text:p>1.569801569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I720]-[.O$1]" office:value-type="float" office:value="1.55427189064026" calcext:value-type="float">
            <text:p>1.5542718906</text:p>
          </table:table-cell>
          <table:table-cell office:value-type="float" office:value="1.54762363433838" calcext:value-type="float">
            <text:p>1.5476236343</text:p>
          </table:table-cell>
          <table:table-cell table:number-columns-repeated="5"/>
          <table:table-cell office:value-type="float" office:value="1.57044649124146" calcext:value-type="float">
            <text:p>1.5704464912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I721]-[.O$1]" office:value-type="float" office:value="1.55342312049866" calcext:value-type="float">
            <text:p>1.5534231205</text:p>
          </table:table-cell>
          <table:table-cell office:value-type="float" office:value="1.54760801792145" calcext:value-type="float">
            <text:p>1.5476080179</text:p>
          </table:table-cell>
          <table:table-cell table:number-columns-repeated="5"/>
          <table:table-cell office:value-type="float" office:value="1.56959772109985" calcext:value-type="float">
            <text:p>1.5695977211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I722]-[.O$1]" office:value-type="float" office:value="1.55440468978882" calcext:value-type="float">
            <text:p>1.5544046898</text:p>
          </table:table-cell>
          <table:table-cell office:value-type="float" office:value="1.54749572277069" calcext:value-type="float">
            <text:p>1.5474957228</text:p>
          </table:table-cell>
          <table:table-cell table:number-columns-repeated="5"/>
          <table:table-cell office:value-type="float" office:value="1.57057929039001" calcext:value-type="float">
            <text:p>1.5705792904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I723]-[.O$1]" office:value-type="float" office:value="1.55343873691559" calcext:value-type="float">
            <text:p>1.5534387369</text:p>
          </table:table-cell>
          <table:table-cell office:value-type="float" office:value="1.54769587516785" calcext:value-type="float">
            <text:p>1.5476958752</text:p>
          </table:table-cell>
          <table:table-cell table:number-columns-repeated="5"/>
          <table:table-cell office:value-type="float" office:value="1.56961333751678" calcext:value-type="float">
            <text:p>1.5696133375</text:p>
          </table:table-cell>
          <table:table-cell table:number-columns-repeated="6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I724]-[.O$1]" office:value-type="float" office:value="1.55370087814331" calcext:value-type="float">
            <text:p>1.5537008781</text:p>
          </table:table-cell>
          <table:table-cell office:value-type="float" office:value="1.54755485057831" calcext:value-type="float">
            <text:p>1.5475548506</text:p>
          </table:table-cell>
          <table:table-cell table:number-columns-repeated="5"/>
          <table:table-cell office:value-type="float" office:value="1.56987547874451" calcext:value-type="float">
            <text:p>1.5698754787</text:p>
          </table:table-cell>
          <table:table-cell table:number-columns-repeated="6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I725]-[.O$1]" office:value-type="float" office:value="1.55400343132019" calcext:value-type="float">
            <text:p>1.5540034313</text:p>
          </table:table-cell>
          <table:table-cell office:value-type="float" office:value="1.54764568805695" calcext:value-type="float">
            <text:p>1.5476456881</text:p>
          </table:table-cell>
          <table:table-cell table:number-columns-repeated="5"/>
          <table:table-cell office:value-type="float" office:value="1.57017803192139" calcext:value-type="float">
            <text:p>1.5701780319</text:p>
          </table:table-cell>
          <table:table-cell table:number-columns-repeated="6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I726]-[.O$1]" office:value-type="float" office:value="1.55335946273804" calcext:value-type="float">
            <text:p>1.5533594627</text:p>
          </table:table-cell>
          <table:table-cell office:value-type="float" office:value="1.54753661155701" calcext:value-type="float">
            <text:p>1.5475366116</text:p>
          </table:table-cell>
          <table:table-cell table:number-columns-repeated="5"/>
          <table:table-cell office:value-type="float" office:value="1.56953406333923" calcext:value-type="float">
            <text:p>1.5695340633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I727]-[.O$1]" office:value-type="float" office:value="1.55357237052917" calcext:value-type="float">
            <text:p>1.5535723705</text:p>
          </table:table-cell>
          <table:table-cell office:value-type="float" office:value="1.54765248298645" calcext:value-type="float">
            <text:p>1.547652483</text:p>
          </table:table-cell>
          <table:table-cell table:number-columns-repeated="5"/>
          <table:table-cell office:value-type="float" office:value="1.56974697113037" calcext:value-type="float">
            <text:p>1.5697469711</text:p>
          </table:table-cell>
          <table:table-cell table:number-columns-repeated="6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I728]-[.O$1]" office:value-type="float" office:value="1.55381555747986" calcext:value-type="float">
            <text:p>1.5538155575</text:p>
          </table:table-cell>
          <table:table-cell office:value-type="float" office:value="1.54750180244446" calcext:value-type="float">
            <text:p>1.5475018024</text:p>
          </table:table-cell>
          <table:table-cell table:number-columns-repeated="5"/>
          <table:table-cell office:value-type="float" office:value="1.56999015808105" calcext:value-type="float">
            <text:p>1.5699901581</text:p>
          </table:table-cell>
          <table:table-cell table:number-columns-repeated="6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I729]-[.O$1]" office:value-type="float" office:value="1.5536862154007" calcext:value-type="float">
            <text:p>1.5536862154</text:p>
          </table:table-cell>
          <table:table-cell office:value-type="float" office:value="1.54783046245575" calcext:value-type="float">
            <text:p>1.5478304625</text:p>
          </table:table-cell>
          <table:table-cell table:number-columns-repeated="5"/>
          <table:table-cell office:value-type="float" office:value="1.56986081600189" calcext:value-type="float">
            <text:p>1.569860816</text:p>
          </table:table-cell>
          <table:table-cell table:number-columns-repeated="6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I730]-[.O$1]" office:value-type="float" office:value="1.55350811672211" calcext:value-type="float">
            <text:p>1.5535081167</text:p>
          </table:table-cell>
          <table:table-cell office:value-type="float" office:value="1.54757058620453" calcext:value-type="float">
            <text:p>1.5475705862</text:p>
          </table:table-cell>
          <table:table-cell table:number-columns-repeated="5"/>
          <table:table-cell office:value-type="float" office:value="1.5696827173233" calcext:value-type="float">
            <text:p>1.5696827173</text:p>
          </table:table-cell>
          <table:table-cell table:number-columns-repeated="6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I731]-[.O$1]" office:value-type="float" office:value="1.55512578678131" calcext:value-type="float">
            <text:p>1.5551257868</text:p>
          </table:table-cell>
          <table:table-cell office:value-type="float" office:value="1.5475013256073" calcext:value-type="float">
            <text:p>1.5475013256</text:p>
          </table:table-cell>
          <table:table-cell table:number-columns-repeated="5"/>
          <table:table-cell office:value-type="float" office:value="1.57130038738251" calcext:value-type="float">
            <text:p>1.5713003874</text:p>
          </table:table-cell>
          <table:table-cell table:number-columns-repeated="6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I732]-[.O$1]" office:value-type="float" office:value="1.55388291072845" calcext:value-type="float">
            <text:p>1.5538829107</text:p>
          </table:table-cell>
          <table:table-cell office:value-type="float" office:value="1.54765367507935" calcext:value-type="float">
            <text:p>1.5476536751</text:p>
          </table:table-cell>
          <table:table-cell table:number-columns-repeated="5"/>
          <table:table-cell office:value-type="float" office:value="1.57005751132965" calcext:value-type="float">
            <text:p>1.5700575113</text:p>
          </table:table-cell>
          <table:table-cell table:number-columns-repeated="6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I733]-[.O$1]" office:value-type="float" office:value="1.55392272663116" calcext:value-type="float">
            <text:p>1.5539227266</text:p>
          </table:table-cell>
          <table:table-cell office:value-type="float" office:value="1.54752862453461" calcext:value-type="float">
            <text:p>1.5475286245</text:p>
          </table:table-cell>
          <table:table-cell table:number-columns-repeated="5"/>
          <table:table-cell office:value-type="float" office:value="1.57009732723236" calcext:value-type="float">
            <text:p>1.5700973272</text:p>
          </table:table-cell>
          <table:table-cell table:number-columns-repeated="6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I734]-[.O$1]" office:value-type="float" office:value="1.5530906457901" calcext:value-type="float">
            <text:p>1.5530906458</text:p>
          </table:table-cell>
          <table:table-cell office:value-type="float" office:value="1.54766821861267" calcext:value-type="float">
            <text:p>1.5476682186</text:p>
          </table:table-cell>
          <table:table-cell table:number-columns-repeated="5"/>
          <table:table-cell office:value-type="float" office:value="1.5692652463913" calcext:value-type="float">
            <text:p>1.5692652464</text:p>
          </table:table-cell>
          <table:table-cell table:number-columns-repeated="6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I735]-[.O$1]" office:value-type="float" office:value="1.55363209438324" calcext:value-type="float">
            <text:p>1.5536320944</text:p>
          </table:table-cell>
          <table:table-cell office:value-type="float" office:value="1.54776883125305" calcext:value-type="float">
            <text:p>1.5477688313</text:p>
          </table:table-cell>
          <table:table-cell table:number-columns-repeated="5"/>
          <table:table-cell office:value-type="float" office:value="1.56980669498444" calcext:value-type="float">
            <text:p>1.569806695</text:p>
          </table:table-cell>
          <table:table-cell table:number-columns-repeated="6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I736]-[.O$1]" office:value-type="float" office:value="1.55301864337921" calcext:value-type="float">
            <text:p>1.5530186434</text:p>
          </table:table-cell>
          <table:table-cell office:value-type="float" office:value="1.54751431941986" calcext:value-type="float">
            <text:p>1.5475143194</text:p>
          </table:table-cell>
          <table:table-cell table:number-columns-repeated="5"/>
          <table:table-cell office:value-type="float" office:value="1.56919324398041" calcext:value-type="float">
            <text:p>1.569193244</text:p>
          </table:table-cell>
          <table:table-cell table:number-columns-repeated="6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I737]-[.O$1]" office:value-type="float" office:value="1.55276973438263" calcext:value-type="float">
            <text:p>1.5527697344</text:p>
          </table:table-cell>
          <table:table-cell office:value-type="float" office:value="1.5475310087204" calcext:value-type="float">
            <text:p>1.5475310087</text:p>
          </table:table-cell>
          <table:table-cell table:number-columns-repeated="5"/>
          <table:table-cell office:value-type="float" office:value="1.56894433498383" calcext:value-type="float">
            <text:p>1.568944335</text:p>
          </table:table-cell>
          <table:table-cell table:number-columns-repeated="6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I738]-[.O$1]" office:value-type="float" office:value="1.55305535984039" calcext:value-type="float">
            <text:p>1.5530553598</text:p>
          </table:table-cell>
          <table:table-cell office:value-type="float" office:value="1.54746282100678" calcext:value-type="float">
            <text:p>1.547462821</text:p>
          </table:table-cell>
          <table:table-cell table:number-columns-repeated="5"/>
          <table:table-cell office:value-type="float" office:value="1.56922996044159" calcext:value-type="float">
            <text:p>1.5692299604</text:p>
          </table:table-cell>
          <table:table-cell table:number-columns-repeated="6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I739]-[.O$1]" office:value-type="float" office:value="1.55341847133636" calcext:value-type="float">
            <text:p>1.5534184713</text:p>
          </table:table-cell>
          <table:table-cell office:value-type="float" office:value="1.54771828651428" calcext:value-type="float">
            <text:p>1.5477182865</text:p>
          </table:table-cell>
          <table:table-cell table:number-columns-repeated="5"/>
          <table:table-cell office:value-type="float" office:value="1.56959307193756" calcext:value-type="float">
            <text:p>1.5695930719</text:p>
          </table:table-cell>
          <table:table-cell table:number-columns-repeated="6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I740]-[.O$1]" office:value-type="float" office:value="1.55231054019928" calcext:value-type="float">
            <text:p>1.5523105402</text:p>
          </table:table-cell>
          <table:table-cell office:value-type="float" office:value="1.54762828350067" calcext:value-type="float">
            <text:p>1.5476282835</text:p>
          </table:table-cell>
          <table:table-cell table:number-columns-repeated="5"/>
          <table:table-cell office:value-type="float" office:value="1.56848514080048" calcext:value-type="float">
            <text:p>1.5684851408</text:p>
          </table:table-cell>
          <table:table-cell table:number-columns-repeated="6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I741]-[.O$1]" office:value-type="float" office:value="1.55277378749847" calcext:value-type="float">
            <text:p>1.5527737875</text:p>
          </table:table-cell>
          <table:table-cell office:value-type="float" office:value="1.54771459102631" calcext:value-type="float">
            <text:p>1.547714591</text:p>
          </table:table-cell>
          <table:table-cell table:number-columns-repeated="5"/>
          <table:table-cell office:value-type="float" office:value="1.56894838809967" calcext:value-type="float">
            <text:p>1.5689483881</text:p>
          </table:table-cell>
          <table:table-cell table:number-columns-repeated="6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I742]-[.O$1]" office:value-type="float" office:value="1.55298133087158" calcext:value-type="float">
            <text:p>1.5529813309</text:p>
          </table:table-cell>
          <table:table-cell office:value-type="float" office:value="1.54760479927063" calcext:value-type="float">
            <text:p>1.5476047993</text:p>
          </table:table-cell>
          <table:table-cell table:number-columns-repeated="5"/>
          <table:table-cell office:value-type="float" office:value="1.56915593147278" calcext:value-type="float">
            <text:p>1.5691559315</text:p>
          </table:table-cell>
          <table:table-cell table:number-columns-repeated="6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I743]-[.O$1]" office:value-type="float" office:value="1.55397613239288" calcext:value-type="float">
            <text:p>1.5539761324</text:p>
          </table:table-cell>
          <table:table-cell office:value-type="float" office:value="1.54757404327393" calcext:value-type="float">
            <text:p>1.5475740433</text:p>
          </table:table-cell>
          <table:table-cell table:number-columns-repeated="5"/>
          <table:table-cell office:value-type="float" office:value="1.57015073299408" calcext:value-type="float">
            <text:p>1.570150733</text:p>
          </table:table-cell>
          <table:table-cell table:number-columns-repeated="6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I744]-[.O$1]" office:value-type="float" office:value="1.55292267990112" calcext:value-type="float">
            <text:p>1.5529226799</text:p>
          </table:table-cell>
          <table:table-cell office:value-type="float" office:value="1.5473780632019" calcext:value-type="float">
            <text:p>1.5473780632</text:p>
          </table:table-cell>
          <table:table-cell table:number-columns-repeated="5"/>
          <table:table-cell office:value-type="float" office:value="1.56909728050232" calcext:value-type="float">
            <text:p>1.5690972805</text:p>
          </table:table-cell>
          <table:table-cell table:number-columns-repeated="6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I745]-[.O$1]" office:value-type="float" office:value="1.55289728832245" calcext:value-type="float">
            <text:p>1.5528972883</text:p>
          </table:table-cell>
          <table:table-cell office:value-type="float" office:value="1.54751420021057" calcext:value-type="float">
            <text:p>1.5475142002</text:p>
          </table:table-cell>
          <table:table-cell table:number-columns-repeated="5"/>
          <table:table-cell office:value-type="float" office:value="1.56907188892365" calcext:value-type="float">
            <text:p>1.5690718889</text:p>
          </table:table-cell>
          <table:table-cell table:number-columns-repeated="6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I746]-[.O$1]" office:value-type="float" office:value="1.55543334674835" calcext:value-type="float">
            <text:p>1.5554333467</text:p>
          </table:table-cell>
          <table:table-cell office:value-type="float" office:value="1.54756414890289" calcext:value-type="float">
            <text:p>1.5475641489</text:p>
          </table:table-cell>
          <table:table-cell table:number-columns-repeated="5"/>
          <table:table-cell office:value-type="float" office:value="1.57160794734955" calcext:value-type="float">
            <text:p>1.5716079473</text:p>
          </table:table-cell>
          <table:table-cell table:number-columns-repeated="6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I747]-[.O$1]" office:value-type="float" office:value="1.55336399269104" calcext:value-type="float">
            <text:p>1.5533639927</text:p>
          </table:table-cell>
          <table:table-cell office:value-type="float" office:value="1.54757237434387" calcext:value-type="float">
            <text:p>1.5475723743</text:p>
          </table:table-cell>
          <table:table-cell table:number-columns-repeated="5"/>
          <table:table-cell office:value-type="float" office:value="1.56953859329224" calcext:value-type="float">
            <text:p>1.5695385933</text:p>
          </table:table-cell>
          <table:table-cell table:number-columns-repeated="6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I748]-[.O$1]" office:value-type="float" office:value="1.55294449520111" calcext:value-type="float">
            <text:p>1.5529444952</text:p>
          </table:table-cell>
          <table:table-cell office:value-type="float" office:value="1.5474728345871" calcext:value-type="float">
            <text:p>1.5474728346</text:p>
          </table:table-cell>
          <table:table-cell table:number-columns-repeated="5"/>
          <table:table-cell office:value-type="float" office:value="1.56911909580231" calcext:value-type="float">
            <text:p>1.5691190958</text:p>
          </table:table-cell>
          <table:table-cell table:number-columns-repeated="6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I749]-[.O$1]" office:value-type="float" office:value="1.55332238864899" calcext:value-type="float">
            <text:p>1.5533223886</text:p>
          </table:table-cell>
          <table:table-cell office:value-type="float" office:value="1.54753196239471" calcext:value-type="float">
            <text:p>1.5475319624</text:p>
          </table:table-cell>
          <table:table-cell table:number-columns-repeated="5"/>
          <table:table-cell office:value-type="float" office:value="1.56949698925018" calcext:value-type="float">
            <text:p>1.5694969893</text:p>
          </table:table-cell>
          <table:table-cell table:number-columns-repeated="6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I750]-[.O$1]" office:value-type="float" office:value="1.55271227550507" calcext:value-type="float">
            <text:p>1.5527122755</text:p>
          </table:table-cell>
          <table:table-cell office:value-type="float" office:value="1.54748594760895" calcext:value-type="float">
            <text:p>1.5474859476</text:p>
          </table:table-cell>
          <table:table-cell table:number-columns-repeated="5"/>
          <table:table-cell office:value-type="float" office:value="1.56888687610626" calcext:value-type="float">
            <text:p>1.5688868761</text:p>
          </table:table-cell>
          <table:table-cell table:number-columns-repeated="6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I751]-[.O$1]" office:value-type="float" office:value="1.55395610523224" calcext:value-type="float">
            <text:p>1.5539561052</text:p>
          </table:table-cell>
          <table:table-cell office:value-type="float" office:value="1.54747474193573" calcext:value-type="float">
            <text:p>1.5474747419</text:p>
          </table:table-cell>
          <table:table-cell table:number-columns-repeated="5"/>
          <table:table-cell office:value-type="float" office:value="1.57013070583344" calcext:value-type="float">
            <text:p>1.5701307058</text:p>
          </table:table-cell>
          <table:table-cell table:number-columns-repeated="6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I752]-[.O$1]" office:value-type="float" office:value="1.55258221817017" calcext:value-type="float">
            <text:p>1.5525822182</text:p>
          </table:table-cell>
          <table:table-cell office:value-type="float" office:value="1.54737901687622" calcext:value-type="float">
            <text:p>1.5473790169</text:p>
          </table:table-cell>
          <table:table-cell table:number-columns-repeated="5"/>
          <table:table-cell office:value-type="float" office:value="1.56875681877136" calcext:value-type="float">
            <text:p>1.5687568188</text:p>
          </table:table-cell>
          <table:table-cell table:number-columns-repeated="6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I753]-[.O$1]" office:value-type="float" office:value="1.55472858142853" calcext:value-type="float">
            <text:p>1.5547285814</text:p>
          </table:table-cell>
          <table:table-cell office:value-type="float" office:value="1.54756414890289" calcext:value-type="float">
            <text:p>1.5475641489</text:p>
          </table:table-cell>
          <table:table-cell table:number-columns-repeated="5"/>
          <table:table-cell office:value-type="float" office:value="1.57090318202972" calcext:value-type="float">
            <text:p>1.570903182</text:p>
          </table:table-cell>
          <table:table-cell table:number-columns-repeated="6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I754]-[.O$1]" office:value-type="float" office:value="1.55500168991089" calcext:value-type="float">
            <text:p>1.5550016899</text:p>
          </table:table-cell>
          <table:table-cell office:value-type="float" office:value="1.54753816127777" calcext:value-type="float">
            <text:p>1.5475381613</text:p>
          </table:table-cell>
          <table:table-cell table:number-columns-repeated="5"/>
          <table:table-cell office:value-type="float" office:value="1.57117629051209" calcext:value-type="float">
            <text:p>1.5711762905</text:p>
          </table:table-cell>
          <table:table-cell table:number-columns-repeated="6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I755]-[.O$1]" office:value-type="float" office:value="1.55268747997284" calcext:value-type="float">
            <text:p>1.55268748</text:p>
          </table:table-cell>
          <table:table-cell office:value-type="float" office:value="1.5476541519165" calcext:value-type="float">
            <text:p>1.5476541519</text:p>
          </table:table-cell>
          <table:table-cell table:number-columns-repeated="5"/>
          <table:table-cell office:value-type="float" office:value="1.56886208057404" calcext:value-type="float">
            <text:p>1.5688620806</text:p>
          </table:table-cell>
          <table:table-cell table:number-columns-repeated="6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I756]-[.O$1]" office:value-type="float" office:value="1.55251379203796" calcext:value-type="float">
            <text:p>1.552513792</text:p>
          </table:table-cell>
          <table:table-cell office:value-type="float" office:value="1.54759550094605" calcext:value-type="float">
            <text:p>1.5475955009</text:p>
          </table:table-cell>
          <table:table-cell table:number-columns-repeated="5"/>
          <table:table-cell office:value-type="float" office:value="1.56868839263916" calcext:value-type="float">
            <text:p>1.5686883926</text:p>
          </table:table-cell>
          <table:table-cell table:number-columns-repeated="6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I757]-[.O$1]" office:value-type="float" office:value="1.55416770172119" calcext:value-type="float">
            <text:p>1.5541677017</text:p>
          </table:table-cell>
          <table:table-cell office:value-type="float" office:value="1.54741203784943" calcext:value-type="float">
            <text:p>1.5474120378</text:p>
          </table:table-cell>
          <table:table-cell table:number-columns-repeated="5"/>
          <table:table-cell office:value-type="float" office:value="1.57034230232239" calcext:value-type="float">
            <text:p>1.5703423023</text:p>
          </table:table-cell>
          <table:table-cell table:number-columns-repeated="6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I758]-[.O$1]" office:value-type="float" office:value="1.55303533267975" calcext:value-type="float">
            <text:p>1.5530353327</text:p>
          </table:table-cell>
          <table:table-cell office:value-type="float" office:value="1.54766404628754" calcext:value-type="float">
            <text:p>1.5476640463</text:p>
          </table:table-cell>
          <table:table-cell table:number-columns-repeated="5"/>
          <table:table-cell office:value-type="float" office:value="1.56920993328094" calcext:value-type="float">
            <text:p>1.5692099333</text:p>
          </table:table-cell>
          <table:table-cell table:number-columns-repeated="6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I759]-[.O$1]" office:value-type="float" office:value="1.55429299068451" calcext:value-type="float">
            <text:p>1.5542929907</text:p>
          </table:table-cell>
          <table:table-cell office:value-type="float" office:value="1.54765772819519" calcext:value-type="float">
            <text:p>1.5476577282</text:p>
          </table:table-cell>
          <table:table-cell table:number-columns-repeated="5"/>
          <table:table-cell office:value-type="float" office:value="1.57046759128571" calcext:value-type="float">
            <text:p>1.5704675913</text:p>
          </table:table-cell>
          <table:table-cell table:number-columns-repeated="6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I760]-[.O$1]" office:value-type="float" office:value="1.55355103206635" calcext:value-type="float">
            <text:p>1.5535510321</text:p>
          </table:table-cell>
          <table:table-cell office:value-type="float" office:value="1.54744958877563" calcext:value-type="float">
            <text:p>1.5474495888</text:p>
          </table:table-cell>
          <table:table-cell table:number-columns-repeated="5"/>
          <table:table-cell office:value-type="float" office:value="1.56972563266754" calcext:value-type="float">
            <text:p>1.5697256327</text:p>
          </table:table-cell>
          <table:table-cell table:number-columns-repeated="6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I761]-[.O$1]" office:value-type="float" office:value="1.55296094608307" calcext:value-type="float">
            <text:p>1.5529609461</text:p>
          </table:table-cell>
          <table:table-cell office:value-type="float" office:value="1.54763042926788" calcext:value-type="float">
            <text:p>1.5476304293</text:p>
          </table:table-cell>
          <table:table-cell table:number-columns-repeated="5"/>
          <table:table-cell office:value-type="float" office:value="1.56913554668427" calcext:value-type="float">
            <text:p>1.5691355467</text:p>
          </table:table-cell>
          <table:table-cell table:number-columns-repeated="6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I762]-[.O$1]" office:value-type="float" office:value="1.55452282619476" calcext:value-type="float">
            <text:p>1.5545228262</text:p>
          </table:table-cell>
          <table:table-cell office:value-type="float" office:value="1.54758834838867" calcext:value-type="float">
            <text:p>1.5475883484</text:p>
          </table:table-cell>
          <table:table-cell table:number-columns-repeated="5"/>
          <table:table-cell office:value-type="float" office:value="1.57069742679596" calcext:value-type="float">
            <text:p>1.5706974268</text:p>
          </table:table-cell>
          <table:table-cell table:number-columns-repeated="6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I763]-[.O$1]" office:value-type="float" office:value="1.55223949146271" calcext:value-type="float">
            <text:p>1.5522394915</text:p>
          </table:table-cell>
          <table:table-cell office:value-type="float" office:value="1.54736471176147" calcext:value-type="float">
            <text:p>1.5473647118</text:p>
          </table:table-cell>
          <table:table-cell table:number-columns-repeated="5"/>
          <table:table-cell office:value-type="float" office:value="1.5684140920639" calcext:value-type="float">
            <text:p>1.5684140921</text:p>
          </table:table-cell>
          <table:table-cell table:number-columns-repeated="6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I764]-[.O$1]" office:value-type="float" office:value="1.5536108751297" calcext:value-type="float">
            <text:p>1.5536108751</text:p>
          </table:table-cell>
          <table:table-cell office:value-type="float" office:value="1.54753494262695" calcext:value-type="float">
            <text:p>1.5475349426</text:p>
          </table:table-cell>
          <table:table-cell table:number-columns-repeated="5"/>
          <table:table-cell office:value-type="float" office:value="1.5697854757309" calcext:value-type="float">
            <text:p>1.5697854757</text:p>
          </table:table-cell>
          <table:table-cell table:number-columns-repeated="6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I765]-[.O$1]" office:value-type="float" office:value="1.55306012821198" calcext:value-type="float">
            <text:p>1.5530601282</text:p>
          </table:table-cell>
          <table:table-cell office:value-type="float" office:value="1.54745328426361" calcext:value-type="float">
            <text:p>1.5474532843</text:p>
          </table:table-cell>
          <table:table-cell table:number-columns-repeated="5"/>
          <table:table-cell office:value-type="float" office:value="1.56923472881317" calcext:value-type="float">
            <text:p>1.5692347288</text:p>
          </table:table-cell>
          <table:table-cell table:number-columns-repeated="6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I766]-[.O$1]" office:value-type="float" office:value="1.55618496131897" calcext:value-type="float">
            <text:p>1.5561849613</text:p>
          </table:table-cell>
          <table:table-cell office:value-type="float" office:value="1.54747211933136" calcext:value-type="float">
            <text:p>1.5474721193</text:p>
          </table:table-cell>
          <table:table-cell table:number-columns-repeated="5"/>
          <table:table-cell office:value-type="float" office:value="1.57235956192017" calcext:value-type="float">
            <text:p>1.5723595619</text:p>
          </table:table-cell>
          <table:table-cell table:number-columns-repeated="6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I767]-[.O$1]" office:value-type="float" office:value="1.55395598602295" calcext:value-type="float">
            <text:p>1.553955986</text:p>
          </table:table-cell>
          <table:table-cell office:value-type="float" office:value="1.54731905460358" calcext:value-type="float">
            <text:p>1.5473190546</text:p>
          </table:table-cell>
          <table:table-cell table:number-columns-repeated="5"/>
          <table:table-cell office:value-type="float" office:value="1.57013058662415" calcext:value-type="float">
            <text:p>1.5701305866</text:p>
          </table:table-cell>
          <table:table-cell table:number-columns-repeated="6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I768]-[.O$1]" office:value-type="float" office:value="1.55374498558044" calcext:value-type="float">
            <text:p>1.5537449856</text:p>
          </table:table-cell>
          <table:table-cell office:value-type="float" office:value="1.54754817485809" calcext:value-type="float">
            <text:p>1.5475481749</text:p>
          </table:table-cell>
          <table:table-cell table:number-columns-repeated="5"/>
          <table:table-cell office:value-type="float" office:value="1.56991958618164" calcext:value-type="float">
            <text:p>1.5699195862</text:p>
          </table:table-cell>
          <table:table-cell table:number-columns-repeated="6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I769]-[.O$1]" office:value-type="float" office:value="1.55273862075806" calcext:value-type="float">
            <text:p>1.5527386208</text:p>
          </table:table-cell>
          <table:table-cell office:value-type="float" office:value="1.54752266407013" calcext:value-type="float">
            <text:p>1.5475226641</text:p>
          </table:table-cell>
          <table:table-cell table:number-columns-repeated="5"/>
          <table:table-cell office:value-type="float" office:value="1.56891322135925" calcext:value-type="float">
            <text:p>1.5689132214</text:p>
          </table:table-cell>
          <table:table-cell table:number-columns-repeated="6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I770]-[.O$1]" office:value-type="float" office:value="1.55401940536499" calcext:value-type="float">
            <text:p>1.5540194054</text:p>
          </table:table-cell>
          <table:table-cell office:value-type="float" office:value="1.5475298166275" calcext:value-type="float">
            <text:p>1.5475298166</text:p>
          </table:table-cell>
          <table:table-cell table:number-columns-repeated="5"/>
          <table:table-cell office:value-type="float" office:value="1.57019400596619" calcext:value-type="float">
            <text:p>1.570194006</text:p>
          </table:table-cell>
          <table:table-cell table:number-columns-repeated="6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I771]-[.O$1]" office:value-type="float" office:value="1.55382831287384" calcext:value-type="float">
            <text:p>1.5538283129</text:p>
          </table:table-cell>
          <table:table-cell office:value-type="float" office:value="1.54750573635101" calcext:value-type="float">
            <text:p>1.5475057364</text:p>
          </table:table-cell>
          <table:table-cell table:number-columns-repeated="5"/>
          <table:table-cell office:value-type="float" office:value="1.57000291347504" calcext:value-type="float">
            <text:p>1.5700029135</text:p>
          </table:table-cell>
          <table:table-cell table:number-columns-repeated="6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I772]-[.O$1]" office:value-type="float" office:value="1.55265612792969" calcext:value-type="float">
            <text:p>1.5526561279</text:p>
          </table:table-cell>
          <table:table-cell office:value-type="float" office:value="1.54744827747345" calcext:value-type="float">
            <text:p>1.5474482775</text:p>
          </table:table-cell>
          <table:table-cell table:number-columns-repeated="5"/>
          <table:table-cell office:value-type="float" office:value="1.56883072853088" calcext:value-type="float">
            <text:p>1.5688307285</text:p>
          </table:table-cell>
          <table:table-cell table:number-columns-repeated="6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I773]-[.O$1]" office:value-type="float" office:value="1.55256934356689" calcext:value-type="float">
            <text:p>1.5525693436</text:p>
          </table:table-cell>
          <table:table-cell office:value-type="float" office:value="1.54742097854614" calcext:value-type="float">
            <text:p>1.5474209785</text:p>
          </table:table-cell>
          <table:table-cell table:number-columns-repeated="5"/>
          <table:table-cell office:value-type="float" office:value="1.56874394416809" calcext:value-type="float">
            <text:p>1.5687439442</text:p>
          </table:table-cell>
          <table:table-cell table:number-columns-repeated="6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I774]-[.O$1]" office:value-type="float" office:value="1.55476124477386" calcext:value-type="float">
            <text:p>1.5547612448</text:p>
          </table:table-cell>
          <table:table-cell office:value-type="float" office:value="1.5476291179657" calcext:value-type="float">
            <text:p>1.547629118</text:p>
          </table:table-cell>
          <table:table-cell table:number-columns-repeated="5"/>
          <table:table-cell office:value-type="float" office:value="1.57093584537506" calcext:value-type="float">
            <text:p>1.5709358454</text:p>
          </table:table-cell>
          <table:table-cell table:number-columns-repeated="6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I775]-[.O$1]" office:value-type="float" office:value="1.55421788883209" calcext:value-type="float">
            <text:p>1.5542178888</text:p>
          </table:table-cell>
          <table:table-cell office:value-type="float" office:value="1.54765331745148" calcext:value-type="float">
            <text:p>1.5476533175</text:p>
          </table:table-cell>
          <table:table-cell table:number-columns-repeated="5"/>
          <table:table-cell office:value-type="float" office:value="1.57039248943329" calcext:value-type="float">
            <text:p>1.5703924894</text:p>
          </table:table-cell>
          <table:table-cell table:number-columns-repeated="6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I776]-[.O$1]" office:value-type="float" office:value="1.55425794315338" calcext:value-type="float">
            <text:p>1.5542579432</text:p>
          </table:table-cell>
          <table:table-cell office:value-type="float" office:value="1.54742920398712" calcext:value-type="float">
            <text:p>1.547429204</text:p>
          </table:table-cell>
          <table:table-cell table:number-columns-repeated="5"/>
          <table:table-cell office:value-type="float" office:value="1.57043254375458" calcext:value-type="float">
            <text:p>1.5704325438</text:p>
          </table:table-cell>
          <table:table-cell table:number-columns-repeated="6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I777]-[.O$1]" office:value-type="float" office:value="1.55472965431213" calcext:value-type="float">
            <text:p>1.5547296543</text:p>
          </table:table-cell>
          <table:table-cell office:value-type="float" office:value="1.54728186130524" calcext:value-type="float">
            <text:p>1.5472818613</text:p>
          </table:table-cell>
          <table:table-cell table:number-columns-repeated="5"/>
          <table:table-cell office:value-type="float" office:value="1.57090425491333" calcext:value-type="float">
            <text:p>1.5709042549</text:p>
          </table:table-cell>
          <table:table-cell table:number-columns-repeated="6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I778]-[.O$1]" office:value-type="float" office:value="1.55282635879517" calcext:value-type="float">
            <text:p>1.5528263588</text:p>
          </table:table-cell>
          <table:table-cell office:value-type="float" office:value="1.54749393463135" calcext:value-type="float">
            <text:p>1.5474939346</text:p>
          </table:table-cell>
          <table:table-cell table:number-columns-repeated="5"/>
          <table:table-cell office:value-type="float" office:value="1.56900095939636" calcext:value-type="float">
            <text:p>1.5690009594</text:p>
          </table:table-cell>
          <table:table-cell table:number-columns-repeated="6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I779]-[.O$1]" office:value-type="float" office:value="1.55268020820618" calcext:value-type="float">
            <text:p>1.5526802082</text:p>
          </table:table-cell>
          <table:table-cell office:value-type="float" office:value="1.54753077030182" calcext:value-type="float">
            <text:p>1.5475307703</text:p>
          </table:table-cell>
          <table:table-cell table:number-columns-repeated="5"/>
          <table:table-cell office:value-type="float" office:value="1.56885480880737" calcext:value-type="float">
            <text:p>1.5688548088</text:p>
          </table:table-cell>
          <table:table-cell table:number-columns-repeated="6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I780]-[.O$1]" office:value-type="float" office:value="1.55288560581207" calcext:value-type="float">
            <text:p>1.5528856058</text:p>
          </table:table-cell>
          <table:table-cell office:value-type="float" office:value="1.54734015464783" calcext:value-type="float">
            <text:p>1.5473401546</text:p>
          </table:table-cell>
          <table:table-cell table:number-columns-repeated="5"/>
          <table:table-cell office:value-type="float" office:value="1.56906020641327" calcext:value-type="float">
            <text:p>1.5690602064</text:p>
          </table:table-cell>
          <table:table-cell table:number-columns-repeated="6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I781]-[.O$1]" office:value-type="float" office:value="1.55402870368958" calcext:value-type="float">
            <text:p>1.5540287037</text:p>
          </table:table-cell>
          <table:table-cell office:value-type="float" office:value="1.54762375354767" calcext:value-type="float">
            <text:p>1.5476237535</text:p>
          </table:table-cell>
          <table:table-cell table:number-columns-repeated="5"/>
          <table:table-cell office:value-type="float" office:value="1.57020330429077" calcext:value-type="float">
            <text:p>1.5702033043</text:p>
          </table:table-cell>
          <table:table-cell table:number-columns-repeated="6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I782]-[.O$1]" office:value-type="float" office:value="1.55344708156586" calcext:value-type="float">
            <text:p>1.5534470816</text:p>
          </table:table-cell>
          <table:table-cell office:value-type="float" office:value="1.5474112033844" calcext:value-type="float">
            <text:p>1.5474112034</text:p>
          </table:table-cell>
          <table:table-cell table:number-columns-repeated="5"/>
          <table:table-cell office:value-type="float" office:value="1.56962168216705" calcext:value-type="float">
            <text:p>1.5696216822</text:p>
          </table:table-cell>
          <table:table-cell table:number-columns-repeated="6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I783]-[.O$1]" office:value-type="float" office:value="1.5535857219696" calcext:value-type="float">
            <text:p>1.553585722</text:p>
          </table:table-cell>
          <table:table-cell office:value-type="float" office:value="1.54738795757294" calcext:value-type="float">
            <text:p>1.5473879576</text:p>
          </table:table-cell>
          <table:table-cell table:number-columns-repeated="5"/>
          <table:table-cell office:value-type="float" office:value="1.5697603225708" calcext:value-type="float">
            <text:p>1.5697603226</text:p>
          </table:table-cell>
          <table:table-cell table:number-columns-repeated="6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I784]-[.O$1]" office:value-type="float" office:value="1.55332381916046" calcext:value-type="float">
            <text:p>1.5533238192</text:p>
          </table:table-cell>
          <table:table-cell office:value-type="float" office:value="1.54743206501007" calcext:value-type="float">
            <text:p>1.547432065</text:p>
          </table:table-cell>
          <table:table-cell table:number-columns-repeated="5"/>
          <table:table-cell office:value-type="float" office:value="1.56949841976166" calcext:value-type="float">
            <text:p>1.5694984198</text:p>
          </table:table-cell>
          <table:table-cell table:number-columns-repeated="6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I785]-[.O$1]" office:value-type="float" office:value="1.55312104415894" calcext:value-type="float">
            <text:p>1.5531210442</text:p>
          </table:table-cell>
          <table:table-cell office:value-type="float" office:value="1.54745495319366" calcext:value-type="float">
            <text:p>1.5474549532</text:p>
          </table:table-cell>
          <table:table-cell table:number-columns-repeated="5"/>
          <table:table-cell office:value-type="float" office:value="1.56929564476013" calcext:value-type="float">
            <text:p>1.5692956448</text:p>
          </table:table-cell>
          <table:table-cell table:number-columns-repeated="6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I786]-[.O$1]" office:value-type="float" office:value="1.55215866756439" calcext:value-type="float">
            <text:p>1.5521586676</text:p>
          </table:table-cell>
          <table:table-cell office:value-type="float" office:value="1.54739451408386" calcext:value-type="float">
            <text:p>1.5473945141</text:p>
          </table:table-cell>
          <table:table-cell table:number-columns-repeated="5"/>
          <table:table-cell office:value-type="float" office:value="1.56833326816559" calcext:value-type="float">
            <text:p>1.5683332682</text:p>
          </table:table-cell>
          <table:table-cell table:number-columns-repeated="6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I787]-[.O$1]" office:value-type="float" office:value="1.552657081604" calcext:value-type="float">
            <text:p>1.5526570816</text:p>
          </table:table-cell>
          <table:table-cell office:value-type="float" office:value="1.54745268821716" calcext:value-type="float">
            <text:p>1.5474526882</text:p>
          </table:table-cell>
          <table:table-cell table:number-columns-repeated="5"/>
          <table:table-cell office:value-type="float" office:value="1.5688316822052" calcext:value-type="float">
            <text:p>1.5688316822</text:p>
          </table:table-cell>
          <table:table-cell table:number-columns-repeated="6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I788]-[.O$1]" office:value-type="float" office:value="1.55337042999268" calcext:value-type="float">
            <text:p>1.55337043</text:p>
          </table:table-cell>
          <table:table-cell office:value-type="float" office:value="1.54755592346191" calcext:value-type="float">
            <text:p>1.5475559235</text:p>
          </table:table-cell>
          <table:table-cell table:number-columns-repeated="5"/>
          <table:table-cell office:value-type="float" office:value="1.56954503059387" calcext:value-type="float">
            <text:p>1.5695450306</text:p>
          </table:table-cell>
          <table:table-cell table:number-columns-repeated="6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I789]-[.O$1]" office:value-type="float" office:value="1.55281968307495" calcext:value-type="float">
            <text:p>1.5528196831</text:p>
          </table:table-cell>
          <table:table-cell office:value-type="float" office:value="1.54757976531982" calcext:value-type="float">
            <text:p>1.5475797653</text:p>
          </table:table-cell>
          <table:table-cell table:number-columns-repeated="5"/>
          <table:table-cell office:value-type="float" office:value="1.56899428367615" calcext:value-type="float">
            <text:p>1.5689942837</text:p>
          </table:table-cell>
          <table:table-cell table:number-columns-repeated="6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I790]-[.O$1]" office:value-type="float" office:value="1.55396671485901" calcext:value-type="float">
            <text:p>1.5539667149</text:p>
          </table:table-cell>
          <table:table-cell office:value-type="float" office:value="1.54743099212646" calcext:value-type="float">
            <text:p>1.5474309921</text:p>
          </table:table-cell>
          <table:table-cell table:number-columns-repeated="5"/>
          <table:table-cell office:value-type="float" office:value="1.57014131546021" calcext:value-type="float">
            <text:p>1.5701413155</text:p>
          </table:table-cell>
          <table:table-cell table:number-columns-repeated="6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I791]-[.O$1]" office:value-type="float" office:value="1.55311782550812" calcext:value-type="float">
            <text:p>1.5531178255</text:p>
          </table:table-cell>
          <table:table-cell office:value-type="float" office:value="1.54738986492157" calcext:value-type="float">
            <text:p>1.5473898649</text:p>
          </table:table-cell>
          <table:table-cell table:number-columns-repeated="5"/>
          <table:table-cell office:value-type="float" office:value="1.56929242610931" calcext:value-type="float">
            <text:p>1.5692924261</text:p>
          </table:table-cell>
          <table:table-cell table:number-columns-repeated="6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I792]-[.O$1]" office:value-type="float" office:value="1.55383975696564" calcext:value-type="float">
            <text:p>1.553839757</text:p>
          </table:table-cell>
          <table:table-cell office:value-type="float" office:value="1.54753506183624" calcext:value-type="float">
            <text:p>1.5475350618</text:p>
          </table:table-cell>
          <table:table-cell table:number-columns-repeated="5"/>
          <table:table-cell office:value-type="float" office:value="1.57001435756683" calcext:value-type="float">
            <text:p>1.5700143576</text:p>
          </table:table-cell>
          <table:table-cell table:number-columns-repeated="6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I793]-[.O$1]" office:value-type="float" office:value="1.55303151798248" calcext:value-type="float">
            <text:p>1.553031518</text:p>
          </table:table-cell>
          <table:table-cell office:value-type="float" office:value="1.5474739074707" calcext:value-type="float">
            <text:p>1.5474739075</text:p>
          </table:table-cell>
          <table:table-cell table:number-columns-repeated="5"/>
          <table:table-cell office:value-type="float" office:value="1.56920611858368" calcext:value-type="float">
            <text:p>1.5692061186</text:p>
          </table:table-cell>
          <table:table-cell table:number-columns-repeated="6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I794]-[.O$1]" office:value-type="float" office:value="1.55443175029755" calcext:value-type="float">
            <text:p>1.5544317503</text:p>
          </table:table-cell>
          <table:table-cell office:value-type="float" office:value="1.54742562770844" calcext:value-type="float">
            <text:p>1.5474256277</text:p>
          </table:table-cell>
          <table:table-cell table:number-columns-repeated="5"/>
          <table:table-cell office:value-type="float" office:value="1.57060635089874" calcext:value-type="float">
            <text:p>1.5706063509</text:p>
          </table:table-cell>
          <table:table-cell table:number-columns-repeated="6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I795]-[.O$1]" office:value-type="float" office:value="1.55437667560577" calcext:value-type="float">
            <text:p>1.5543766756</text:p>
          </table:table-cell>
          <table:table-cell office:value-type="float" office:value="1.54734826087952" calcext:value-type="float">
            <text:p>1.5473482609</text:p>
          </table:table-cell>
          <table:table-cell table:number-columns-repeated="5"/>
          <table:table-cell office:value-type="float" office:value="1.57055127620697" calcext:value-type="float">
            <text:p>1.5705512762</text:p>
          </table:table-cell>
          <table:table-cell table:number-columns-repeated="6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I796]-[.O$1]" office:value-type="float" office:value="1.55378575515747" calcext:value-type="float">
            <text:p>1.5537857552</text:p>
          </table:table-cell>
          <table:table-cell office:value-type="float" office:value="1.54758131504059" calcext:value-type="float">
            <text:p>1.547581315</text:p>
          </table:table-cell>
          <table:table-cell table:number-columns-repeated="5"/>
          <table:table-cell office:value-type="float" office:value="1.56996035575867" calcext:value-type="float">
            <text:p>1.5699603558</text:p>
          </table:table-cell>
          <table:table-cell table:number-columns-repeated="6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I797]-[.O$1]" office:value-type="float" office:value="1.5545976896286" calcext:value-type="float">
            <text:p>1.5545976896</text:p>
          </table:table-cell>
          <table:table-cell office:value-type="float" office:value="1.54742813110352" calcext:value-type="float">
            <text:p>1.5474281311</text:p>
          </table:table-cell>
          <table:table-cell table:number-columns-repeated="5"/>
          <table:table-cell office:value-type="float" office:value="1.5707722902298" calcext:value-type="float">
            <text:p>1.5707722902</text:p>
          </table:table-cell>
          <table:table-cell table:number-columns-repeated="6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I798]-[.O$1]" office:value-type="float" office:value="1.55342824649811" calcext:value-type="float">
            <text:p>1.5534282465</text:p>
          </table:table-cell>
          <table:table-cell office:value-type="float" office:value="1.54748344421387" calcext:value-type="float">
            <text:p>1.5474834442</text:p>
          </table:table-cell>
          <table:table-cell table:number-columns-repeated="5"/>
          <table:table-cell office:value-type="float" office:value="1.5696028470993" calcext:value-type="float">
            <text:p>1.5696028471</text:p>
          </table:table-cell>
          <table:table-cell table:number-columns-repeated="6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I799]-[.O$1]" office:value-type="float" office:value="1.55363733959198" calcext:value-type="float">
            <text:p>1.5536373396</text:p>
          </table:table-cell>
          <table:table-cell office:value-type="float" office:value="1.54745733737946" calcext:value-type="float">
            <text:p>1.5474573374</text:p>
          </table:table-cell>
          <table:table-cell table:number-columns-repeated="5"/>
          <table:table-cell office:value-type="float" office:value="1.56981194019318" calcext:value-type="float">
            <text:p>1.5698119402</text:p>
          </table:table-cell>
          <table:table-cell table:number-columns-repeated="6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I800]-[.O$1]" office:value-type="float" office:value="1.55493660163879" calcext:value-type="float">
            <text:p>1.5549366016</text:p>
          </table:table-cell>
          <table:table-cell office:value-type="float" office:value="1.54759073257446" calcext:value-type="float">
            <text:p>1.5475907326</text:p>
          </table:table-cell>
          <table:table-cell table:number-columns-repeated="5"/>
          <table:table-cell office:value-type="float" office:value="1.57111120223999" calcext:value-type="float">
            <text:p>1.5711112022</text:p>
          </table:table-cell>
          <table:table-cell table:number-columns-repeated="6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I801]-[.O$1]" office:value-type="float" office:value="1.55429597091675" calcext:value-type="float">
            <text:p>1.5542959709</text:p>
          </table:table-cell>
          <table:table-cell office:value-type="float" office:value="1.5475310087204" calcext:value-type="float">
            <text:p>1.5475310087</text:p>
          </table:table-cell>
          <table:table-cell table:number-columns-repeated="5"/>
          <table:table-cell office:value-type="float" office:value="1.57047057151794" calcext:value-type="float">
            <text:p>1.570470571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0T21:55:26.560461033</dc:date>
    <meta:editing-duration>PT8M</meta:editing-duration>
    <meta:editing-cycles>1</meta:editing-cycles>
    <meta:document-statistic meta:table-count="2" meta:cell-count="560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.54" chart:maximum="1.6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41cm" svg:y="0.316cm" chart:style-name="ch2">
          <text:p>Loss of the proposed network structure</text:p>
        </chart:title>
        <chart:legend chart:legend-position="end" svg:x="13.174cm" svg:y="3.952cm" style:legend-expansion="high" chart:style-name="ch3"/>
        <chart:plot-area chart:style-name="ch4" table:cell-range-address="Sheet2.A1:Sheet2.C801" chart:data-source-has-labels="both" svg:x="1.331cm" svg:y="1.275cm" svg:width="11.523cm" svg:height="6.564cm">
          <chartooo:coordinate-region svg:x="2.243cm" svg:y="1.396cm" svg:width="10.55cm" svg:height="5.441cm"/>
          <chart:axis chart:dimension="x" chart:name="primary-x" chart:style-name="ch5" chartooo:axis-type="auto">
            <chartooo:date-scale/>
            <chart:title svg:x="6.492cm" svg:y="8.019cm" chart:style-name="ch6">
              <text:p>Epochs</text:p>
            </chart:title>
            <chart:categories table:cell-range-address="Sheet2.A2:Sheet2.A801"/>
          </chart:axis>
          <chart:axis chart:dimension="y" chart:name="primary-y" chart:style-name="ch7">
            <chart:title svg:x="0.451cm" svg:y="6.837cm" chart:style-name="ch8">
              <text:p>Loss: categorical cross entropy</text:p>
            </chart:title>
            <chart:grid chart:style-name="ch9" chart:class="major"/>
          </chart:axis>
          <chart:series chart:style-name="ch10" chart:values-cell-range-address="Sheet2.B2:Sheet2.B801" chart:label-cell-address="Sheet2.B1:Sheet2.B1" chart:class="chart:line">
            <chart:data-point chart:repeated="800"/>
          </chart:series>
          <chart:series chart:style-name="ch11" chart:values-cell-range-address="Sheet2.C2:Sheet2.C801" chart:label-cell-address="Sheet2.C1:Sheet2.C1" chart:class="chart:line">
            <chart:data-point chart:repeated="8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idation</text:p>
                <draw:g>
                  <svg:desc>Sheet2.B1:Sheet2.B1</svg:desc>
                </draw:g>
              </table:table-cell>
              <table:table-cell office:value-type="string">
                <text:p>Train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A2:Sheet2.A801</svg:desc>
                </draw:g>
              </table:table-cell>
              <table:table-cell office:value-type="float" office:value="1.71485800933838">
                <text:p>1.71485800933838</text:p>
                <draw:g>
                  <svg:desc>Sheet2.B2:Sheet2.B801</svg:desc>
                </draw:g>
              </table:table-cell>
              <table:table-cell office:value-type="float" office:value="1.86640751361847">
                <text:p>1.86640751361847</text:p>
                <draw:g>
                  <svg:desc>Sheet2.C2:Sheet2.C8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6454499502182">
                <text:p>1.6454499502182</text:p>
              </table:table-cell>
              <table:table-cell office:value-type="float" office:value="1.62303686141968">
                <text:p>1.623036861419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64055247497559">
                <text:p>1.64055247497559</text:p>
              </table:table-cell>
              <table:table-cell office:value-type="float" office:value="1.60440194606781">
                <text:p>1.604401946067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61543019008636">
                <text:p>1.61543019008636</text:p>
              </table:table-cell>
              <table:table-cell office:value-type="float" office:value="1.59602892398834">
                <text:p>1.596028923988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61612947177887">
                <text:p>1.61612947177887</text:p>
              </table:table-cell>
              <table:table-cell office:value-type="float" office:value="1.59135389328003">
                <text:p>1.591353893280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61266834926605">
                <text:p>1.61266834926605</text:p>
              </table:table-cell>
              <table:table-cell office:value-type="float" office:value="1.58779788017273">
                <text:p>1.587797880172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60957057666779">
                <text:p>1.60957057666779</text:p>
              </table:table-cell>
              <table:table-cell office:value-type="float" office:value="1.58603954315186">
                <text:p>1.5860395431518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60727091026306">
                <text:p>1.60727091026306</text:p>
              </table:table-cell>
              <table:table-cell office:value-type="float" office:value="1.58316028118134">
                <text:p>1.583160281181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1915655326843">
                <text:p>1.61915655326843</text:p>
              </table:table-cell>
              <table:table-cell office:value-type="float" office:value="1.58180367946625">
                <text:p>1.581803679466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59264953327179">
                <text:p>1.59264953327179</text:p>
              </table:table-cell>
              <table:table-cell office:value-type="float" office:value="1.58058512210846">
                <text:p>1.580585122108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5951125164032">
                <text:p>1.5951125164032</text:p>
              </table:table-cell>
              <table:table-cell office:value-type="float" office:value="1.5793594121933">
                <text:p>1.57935941219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5990495223999">
                <text:p>1.5990495223999</text:p>
              </table:table-cell>
              <table:table-cell office:value-type="float" office:value="1.57844281196594">
                <text:p>1.578442811965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5862766046524">
                <text:p>1.5862766046524</text:p>
              </table:table-cell>
              <table:table-cell office:value-type="float" office:value="1.5773423910141">
                <text:p>1.57734239101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58461911869049">
                <text:p>1.58461911869049</text:p>
              </table:table-cell>
              <table:table-cell office:value-type="float" office:value="1.57655560970306">
                <text:p>1.576555609703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59045286369324">
                <text:p>1.59045286369324</text:p>
              </table:table-cell>
              <table:table-cell office:value-type="float" office:value="1.57600831985474">
                <text:p>1.576008319854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59524591159821">
                <text:p>1.59524591159821</text:p>
              </table:table-cell>
              <table:table-cell office:value-type="float" office:value="1.57530891895294">
                <text:p>1.5753089189529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58920009326935">
                <text:p>1.58920009326935</text:p>
              </table:table-cell>
              <table:table-cell office:value-type="float" office:value="1.57462430000305">
                <text:p>1.574624300003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59227271270752">
                <text:p>1.59227271270752</text:p>
              </table:table-cell>
              <table:table-cell office:value-type="float" office:value="1.57428658008575">
                <text:p>1.5742865800857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58902008724213">
                <text:p>1.58902008724213</text:p>
              </table:table-cell>
              <table:table-cell office:value-type="float" office:value="1.57384097576141">
                <text:p>1.5738409757614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58827181053162">
                <text:p>1.58827181053162</text:p>
              </table:table-cell>
              <table:table-cell office:value-type="float" office:value="1.57336187362671">
                <text:p>1.573361873626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58496148777008">
                <text:p>1.58496148777008</text:p>
              </table:table-cell>
              <table:table-cell office:value-type="float" office:value="1.57344019412994">
                <text:p>1.5734401941299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58384580802917">
                <text:p>1.58384580802917</text:p>
              </table:table-cell>
              <table:table-cell office:value-type="float" office:value="1.57212722301483">
                <text:p>1.572127223014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59055359554291">
                <text:p>1.59055359554291</text:p>
              </table:table-cell>
              <table:table-cell office:value-type="float" office:value="1.57199823856354">
                <text:p>1.5719982385635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58716495227814">
                <text:p>1.58716495227814</text:p>
              </table:table-cell>
              <table:table-cell office:value-type="float" office:value="1.57226073741913">
                <text:p>1.5722607374191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5906381149292">
                <text:p>1.5906381149292</text:p>
              </table:table-cell>
              <table:table-cell office:value-type="float" office:value="1.57212805747986">
                <text:p>1.5721280574798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57827003192902">
                <text:p>1.57827003192902</text:p>
              </table:table-cell>
              <table:table-cell office:value-type="float" office:value="1.5710266828537">
                <text:p>1.571026682853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.58245177459717">
                <text:p>1.58245177459717</text:p>
              </table:table-cell>
              <table:table-cell office:value-type="float" office:value="1.57044124603271">
                <text:p>1.570441246032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.58193834018707">
                <text:p>1.58193834018707</text:p>
              </table:table-cell>
              <table:table-cell office:value-type="float" office:value="1.57030355930328">
                <text:p>1.5703035593032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57888097953796">
                <text:p>1.57888097953796</text:p>
              </table:table-cell>
              <table:table-cell office:value-type="float" office:value="1.57058906555176">
                <text:p>1.5705890655517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.580928399086">
                <text:p>1.580928399086</text:p>
              </table:table-cell>
              <table:table-cell office:value-type="float" office:value="1.56971454620361">
                <text:p>1.569714546203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5805210609436">
                <text:p>1.5805210609436</text:p>
              </table:table-cell>
              <table:table-cell office:value-type="float" office:value="1.56989502906799">
                <text:p>1.569895029067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59807677459717">
                <text:p>1.59807677459717</text:p>
              </table:table-cell>
              <table:table-cell office:value-type="float" office:value="1.56941056251526">
                <text:p>1.5694105625152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57728977394104">
                <text:p>1.57728977394104</text:p>
              </table:table-cell>
              <table:table-cell office:value-type="float" office:value="1.56988549232483">
                <text:p>1.5698854923248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.57525594425201">
                <text:p>1.57525594425201</text:p>
              </table:table-cell>
              <table:table-cell office:value-type="float" office:value="1.56921029090881">
                <text:p>1.5692102909088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.59610743713379">
                <text:p>1.59610743713379</text:p>
              </table:table-cell>
              <table:table-cell office:value-type="float" office:value="1.56911110877991">
                <text:p>1.5691111087799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58171959114075">
                <text:p>1.58171959114075</text:p>
              </table:table-cell>
              <table:table-cell office:value-type="float" office:value="1.56882345676422">
                <text:p>1.5688234567642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.57868535709381">
                <text:p>1.57868535709381</text:p>
              </table:table-cell>
              <table:table-cell office:value-type="float" office:value="1.56868016719818">
                <text:p>1.5686801671981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.57927782726288">
                <text:p>1.57927782726288</text:p>
              </table:table-cell>
              <table:table-cell office:value-type="float" office:value="1.56837606430054">
                <text:p>1.5683760643005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57606692504883">
                <text:p>1.57606692504883</text:p>
              </table:table-cell>
              <table:table-cell office:value-type="float" office:value="1.56796383857727">
                <text:p>1.5679638385772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57323141288757">
                <text:p>1.57323141288757</text:p>
              </table:table-cell>
              <table:table-cell office:value-type="float" office:value="1.56780982017517">
                <text:p>1.567809820175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57932479572296">
                <text:p>1.57932479572296</text:p>
              </table:table-cell>
              <table:table-cell office:value-type="float" office:value="1.56757664680481">
                <text:p>1.5675766468048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57921607685089">
                <text:p>1.57921607685089</text:p>
              </table:table-cell>
              <table:table-cell office:value-type="float" office:value="1.56750893592834">
                <text:p>1.5675089359283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57220144462585">
                <text:p>1.57220144462585</text:p>
              </table:table-cell>
              <table:table-cell office:value-type="float" office:value="1.56760632991791">
                <text:p>1.5676063299179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57539518070221">
                <text:p>1.57539518070221</text:p>
              </table:table-cell>
              <table:table-cell office:value-type="float" office:value="1.56721746921539">
                <text:p>1.5672174692153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.57919604969025">
                <text:p>1.57919604969025</text:p>
              </table:table-cell>
              <table:table-cell office:value-type="float" office:value="1.56695139408112">
                <text:p>1.5669513940811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57467515659332">
                <text:p>1.57467515659332</text:p>
              </table:table-cell>
              <table:table-cell office:value-type="float" office:value="1.56661880016327">
                <text:p>1.5666188001632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57964678001404">
                <text:p>1.57964678001404</text:p>
              </table:table-cell>
              <table:table-cell office:value-type="float" office:value="1.56684029102325">
                <text:p>1.5668402910232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57838876438141">
                <text:p>1.57838876438141</text:p>
              </table:table-cell>
              <table:table-cell office:value-type="float" office:value="1.56676113605499">
                <text:p>1.566761136054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58082194519043">
                <text:p>1.58082194519043</text:p>
              </table:table-cell>
              <table:table-cell office:value-type="float" office:value="1.56615209579468">
                <text:p>1.5661520957946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57257957649231">
                <text:p>1.57257957649231</text:p>
              </table:table-cell>
              <table:table-cell office:value-type="float" office:value="1.5663526058197">
                <text:p>1.56635260581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5847320098877">
                <text:p>1.5847320098877</text:p>
              </table:table-cell>
              <table:table-cell office:value-type="float" office:value="1.56620490550995">
                <text:p>1.5662049055099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.5737148065567">
                <text:p>1.5737148065567</text:p>
              </table:table-cell>
              <table:table-cell office:value-type="float" office:value="1.56578874588013">
                <text:p>1.5657887458801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.58164401245117">
                <text:p>1.58164401245117</text:p>
              </table:table-cell>
              <table:table-cell office:value-type="float" office:value="1.5656042098999">
                <text:p>1.56560420989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.57541938018799">
                <text:p>1.57541938018799</text:p>
              </table:table-cell>
              <table:table-cell office:value-type="float" office:value="1.56554079055786">
                <text:p>1.5655407905578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.57341189575195">
                <text:p>1.57341189575195</text:p>
              </table:table-cell>
              <table:table-cell office:value-type="float" office:value="1.56512939929962">
                <text:p>1.5651293992996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574057056427">
                <text:p>1.574057056427</text:p>
              </table:table-cell>
              <table:table-cell office:value-type="float" office:value="1.56502211093903">
                <text:p>1.5650221109390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.57226748657227">
                <text:p>1.57226748657227</text:p>
              </table:table-cell>
              <table:table-cell office:value-type="float" office:value="1.5652881860733">
                <text:p>1.565288186073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.57296045017242">
                <text:p>1.57296045017242</text:p>
              </table:table-cell>
              <table:table-cell office:value-type="float" office:value="1.56496918201447">
                <text:p>1.5649691820144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.58490951251984">
                <text:p>1.58490951251984</text:p>
              </table:table-cell>
              <table:table-cell office:value-type="float" office:value="1.56468868255615">
                <text:p>1.5646886825561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.57699318122864">
                <text:p>1.57699318122864</text:p>
              </table:table-cell>
              <table:table-cell office:value-type="float" office:value="1.56476676464081">
                <text:p>1.5647667646408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57236833763123">
                <text:p>1.57236833763123</text:p>
              </table:table-cell>
              <table:table-cell office:value-type="float" office:value="1.56474387645721">
                <text:p>1.5647438764572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.57219274234772">
                <text:p>1.57219274234772</text:p>
              </table:table-cell>
              <table:table-cell office:value-type="float" office:value="1.56436085700989">
                <text:p>1.5643608570098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.57387216281891">
                <text:p>1.57387216281891</text:p>
              </table:table-cell>
              <table:table-cell office:value-type="float" office:value="1.56424736976624">
                <text:p>1.5642473697662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57007534694672">
                <text:p>1.57007534694672</text:p>
              </table:table-cell>
              <table:table-cell office:value-type="float" office:value="1.56459271907806">
                <text:p>1.5645927190780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57092876625061">
                <text:p>1.57092876625061</text:p>
              </table:table-cell>
              <table:table-cell office:value-type="float" office:value="1.56435418128967">
                <text:p>1.5643541812896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57070274543762">
                <text:p>1.57070274543762</text:p>
              </table:table-cell>
              <table:table-cell office:value-type="float" office:value="1.56435990333557">
                <text:p>1.5643599033355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5689073343277">
                <text:p>1.5689073343277</text:p>
              </table:table-cell>
              <table:table-cell office:value-type="float" office:value="1.56418025493622">
                <text:p>1.5641802549362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.56941719245911">
                <text:p>1.56941719245911</text:p>
              </table:table-cell>
              <table:table-cell office:value-type="float" office:value="1.56385338306427">
                <text:p>1.5638533830642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57554335784912">
                <text:p>1.57554335784912</text:p>
              </table:table-cell>
              <table:table-cell office:value-type="float" office:value="1.56387102603912">
                <text:p>1.5638710260391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.57030732822418">
                <text:p>1.57030732822418</text:p>
              </table:table-cell>
              <table:table-cell office:value-type="float" office:value="1.56351113319397">
                <text:p>1.563511133193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56558282566071">
                <text:p>1.56558282566071</text:p>
              </table:table-cell>
              <table:table-cell office:value-type="float" office:value="1.56383538246155">
                <text:p>1.5638353824615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57962591838837">
                <text:p>1.57962591838837</text:p>
              </table:table-cell>
              <table:table-cell office:value-type="float" office:value="1.56350159645081">
                <text:p>1.5635015964508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57024772357941">
                <text:p>1.57024772357941</text:p>
              </table:table-cell>
              <table:table-cell office:value-type="float" office:value="1.5636545419693">
                <text:p>1.563654541969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.57257659626007">
                <text:p>1.57257659626007</text:p>
              </table:table-cell>
              <table:table-cell office:value-type="float" office:value="1.56335914134979">
                <text:p>1.5633591413497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.57172019672394">
                <text:p>1.57172019672394</text:p>
              </table:table-cell>
              <table:table-cell office:value-type="float" office:value="1.56329345703125">
                <text:p>1.5632934570312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58239848804474">
                <text:p>1.58239848804474</text:p>
              </table:table-cell>
              <table:table-cell office:value-type="float" office:value="1.56346881389618">
                <text:p>1.5634688138961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56998093318939">
                <text:p>1.56998093318939</text:p>
              </table:table-cell>
              <table:table-cell office:value-type="float" office:value="1.56303334236145">
                <text:p>1.5630333423614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.57425363254547">
                <text:p>1.57425363254547</text:p>
              </table:table-cell>
              <table:table-cell office:value-type="float" office:value="1.56306302547455">
                <text:p>1.5630630254745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.56716139507294">
                <text:p>1.56716139507294</text:p>
              </table:table-cell>
              <table:table-cell office:value-type="float" office:value="1.56308460235596">
                <text:p>1.5630846023559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56758172702789">
                <text:p>1.56758172702789</text:p>
              </table:table-cell>
              <table:table-cell office:value-type="float" office:value="1.5629426240921">
                <text:p>1.56294262409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57401843261719">
                <text:p>1.57401843261719</text:p>
              </table:table-cell>
              <table:table-cell office:value-type="float" office:value="1.56282925605774">
                <text:p>1.5628292560577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56849987697601">
                <text:p>1.56849987697601</text:p>
              </table:table-cell>
              <table:table-cell office:value-type="float" office:value="1.5630464553833">
                <text:p>1.56304645538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.58042390537262">
                <text:p>1.58042390537262</text:p>
              </table:table-cell>
              <table:table-cell office:value-type="float" office:value="1.56236600875855">
                <text:p>1.5623660087585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57423169803619">
                <text:p>1.57423169803619</text:p>
              </table:table-cell>
              <table:table-cell office:value-type="float" office:value="1.56250023841858">
                <text:p>1.5625002384185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5690294046402">
                <text:p>1.5690294046402</text:p>
              </table:table-cell>
              <table:table-cell office:value-type="float" office:value="1.56274306774139">
                <text:p>1.5627430677413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57708842945099">
                <text:p>1.57708842945099</text:p>
              </table:table-cell>
              <table:table-cell office:value-type="float" office:value="1.56228530406952">
                <text:p>1.5622853040695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.57479126644135">
                <text:p>1.57479126644135</text:p>
              </table:table-cell>
              <table:table-cell office:value-type="float" office:value="1.56221997737885">
                <text:p>1.5622199773788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.57053096485138">
                <text:p>1.57053096485138</text:p>
              </table:table-cell>
              <table:table-cell office:value-type="float" office:value="1.56232595443726">
                <text:p>1.5623259544372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.57343526077271">
                <text:p>1.57343526077271</text:p>
              </table:table-cell>
              <table:table-cell office:value-type="float" office:value="1.56190657615662">
                <text:p>1.5619065761566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.57323165130615">
                <text:p>1.57323165130615</text:p>
              </table:table-cell>
              <table:table-cell office:value-type="float" office:value="1.56190717220306">
                <text:p>1.5619071722030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57109375190735">
                <text:p>1.57109375190735</text:p>
              </table:table-cell>
              <table:table-cell office:value-type="float" office:value="1.56188201904297">
                <text:p>1.5618820190429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.56764633846283">
                <text:p>1.56764633846283</text:p>
              </table:table-cell>
              <table:table-cell office:value-type="float" office:value="1.56192576885223">
                <text:p>1.5619257688522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.56862945747375">
                <text:p>1.56862945747375</text:p>
              </table:table-cell>
              <table:table-cell office:value-type="float" office:value="1.5621417760849">
                <text:p>1.562141776084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.56766755771637">
                <text:p>1.56766755771637</text:p>
              </table:table-cell>
              <table:table-cell office:value-type="float" office:value="1.56198620796204">
                <text:p>1.5619862079620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.56804080200195">
                <text:p>1.56804080200195</text:p>
              </table:table-cell>
              <table:table-cell office:value-type="float" office:value="1.56146585941315">
                <text:p>1.5614658594131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.56665785503387">
                <text:p>1.56665785503387</text:p>
              </table:table-cell>
              <table:table-cell office:value-type="float" office:value="1.5617790222168">
                <text:p>1.561779022216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.56989855957031">
                <text:p>1.56989855957031</text:p>
              </table:table-cell>
              <table:table-cell office:value-type="float" office:value="1.56161201000214">
                <text:p>1.5616120100021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.56839711856842">
                <text:p>1.56839711856842</text:p>
              </table:table-cell>
              <table:table-cell office:value-type="float" office:value="1.56107604503632">
                <text:p>1.5610760450363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.56871814918518">
                <text:p>1.56871814918518</text:p>
              </table:table-cell>
              <table:table-cell office:value-type="float" office:value="1.56161081790924">
                <text:p>1.5616108179092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.56613464546204">
                <text:p>1.56613464546204</text:p>
              </table:table-cell>
              <table:table-cell office:value-type="float" office:value="1.56141078472137">
                <text:p>1.561410784721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5674994726181">
                <text:p>1.5674994726181</text:p>
              </table:table-cell>
              <table:table-cell office:value-type="float" office:value="1.56149196624756">
                <text:p>1.5614919662475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.57497210693359">
                <text:p>1.57497210693359</text:p>
              </table:table-cell>
              <table:table-cell office:value-type="float" office:value="1.56100010871887">
                <text:p>1.5610001087188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.56870229434967">
                <text:p>1.56870229434967</text:p>
              </table:table-cell>
              <table:table-cell office:value-type="float" office:value="1.56089973449707">
                <text:p>1.5608997344970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.56950481128693">
                <text:p>1.56950481128693</text:p>
              </table:table-cell>
              <table:table-cell office:value-type="float" office:value="1.56096041202545">
                <text:p>1.5609604120254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.56368429851532">
                <text:p>1.56368429851532</text:p>
              </table:table-cell>
              <table:table-cell office:value-type="float" office:value="1.56131434440613">
                <text:p>1.5613143444061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.57103557777405">
                <text:p>1.57103557777405</text:p>
              </table:table-cell>
              <table:table-cell office:value-type="float" office:value="1.56086766719818">
                <text:p>1.5608676671981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.56975324344635">
                <text:p>1.56975324344635</text:p>
              </table:table-cell>
              <table:table-cell office:value-type="float" office:value="1.56066048145294">
                <text:p>1.5606604814529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.56361587238312">
                <text:p>1.56361587238312</text:p>
              </table:table-cell>
              <table:table-cell office:value-type="float" office:value="1.56057262420654">
                <text:p>1.5605726242065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.56539745521545">
                <text:p>1.56539745521545</text:p>
              </table:table-cell>
              <table:table-cell office:value-type="float" office:value="1.56063115596771">
                <text:p>1.5606311559677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.56880719852448">
                <text:p>1.56880719852448</text:p>
              </table:table-cell>
              <table:table-cell office:value-type="float" office:value="1.56090116500855">
                <text:p>1.5609011650085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.56577964019775">
                <text:p>1.56577964019775</text:p>
              </table:table-cell>
              <table:table-cell office:value-type="float" office:value="1.56059169769287">
                <text:p>1.5605916976928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.57147319507599">
                <text:p>1.57147319507599</text:p>
              </table:table-cell>
              <table:table-cell office:value-type="float" office:value="1.56048953533173">
                <text:p>1.5604895353317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.5641603012085">
                <text:p>1.5641603012085</text:p>
              </table:table-cell>
              <table:table-cell office:value-type="float" office:value="1.56057894229889">
                <text:p>1.5605789422988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.56350763034821">
                <text:p>1.56350763034821</text:p>
              </table:table-cell>
              <table:table-cell office:value-type="float" office:value="1.5601179599762">
                <text:p>1.560117959976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.5692221660614">
                <text:p>1.5692221660614</text:p>
              </table:table-cell>
              <table:table-cell office:value-type="float" office:value="1.56015944480896">
                <text:p>1.5601594448089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.56321091842651">
                <text:p>1.56321091842651</text:p>
              </table:table-cell>
              <table:table-cell office:value-type="float" office:value="1.5600506067276">
                <text:p>1.560050606727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.56681294631958">
                <text:p>1.56681294631958</text:p>
              </table:table-cell>
              <table:table-cell office:value-type="float" office:value="1.56001746654511">
                <text:p>1.5600174665451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.56837721061707">
                <text:p>1.56837721061707</text:p>
              </table:table-cell>
              <table:table-cell office:value-type="float" office:value="1.56022202968597">
                <text:p>1.5602220296859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.57155413818359">
                <text:p>1.57155413818359</text:p>
              </table:table-cell>
              <table:table-cell office:value-type="float" office:value="1.5603643655777">
                <text:p>1.560364365577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.56495709609985">
                <text:p>1.56495709609985</text:p>
              </table:table-cell>
              <table:table-cell office:value-type="float" office:value="1.56030666828156">
                <text:p>1.5603066682815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56816609096527">
                <text:p>1.56816609096527</text:p>
              </table:table-cell>
              <table:table-cell office:value-type="float" office:value="1.5599490404129">
                <text:p>1.559949040412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.56447322559357">
                <text:p>1.56447322559357</text:p>
              </table:table-cell>
              <table:table-cell office:value-type="float" office:value="1.55980932712555">
                <text:p>1.5598093271255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.56664974880219">
                <text:p>1.56664974880219</text:p>
              </table:table-cell>
              <table:table-cell office:value-type="float" office:value="1.56005048751831">
                <text:p>1.5600504875183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.56782551002502">
                <text:p>1.56782551002502</text:p>
              </table:table-cell>
              <table:table-cell office:value-type="float" office:value="1.55997908115387">
                <text:p>1.5599790811538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.56331355762482">
                <text:p>1.56331355762482</text:p>
              </table:table-cell>
              <table:table-cell office:value-type="float" office:value="1.559614777565">
                <text:p>1.55961477756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.56704075527191">
                <text:p>1.56704075527191</text:p>
              </table:table-cell>
              <table:table-cell office:value-type="float" office:value="1.56003570556641">
                <text:p>1.5600357055664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.56336064529419">
                <text:p>1.56336064529419</text:p>
              </table:table-cell>
              <table:table-cell office:value-type="float" office:value="1.55990374088287">
                <text:p>1.5599037408828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.5727234621048">
                <text:p>1.5727234621048</text:p>
              </table:table-cell>
              <table:table-cell office:value-type="float" office:value="1.55954074859619">
                <text:p>1.5595407485961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56865711402893">
                <text:p>1.56865711402893</text:p>
              </table:table-cell>
              <table:table-cell office:value-type="float" office:value="1.5594973564148">
                <text:p>1.559497356414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.56643386077881">
                <text:p>1.56643386077881</text:p>
              </table:table-cell>
              <table:table-cell office:value-type="float" office:value="1.55970621109009">
                <text:p>1.5597062110900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.56599683952332">
                <text:p>1.56599683952332</text:p>
              </table:table-cell>
              <table:table-cell office:value-type="float" office:value="1.55977141857147">
                <text:p>1.5597714185714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.56611974430084">
                <text:p>1.56611974430084</text:p>
              </table:table-cell>
              <table:table-cell office:value-type="float" office:value="1.55976045131683">
                <text:p>1.5597604513168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.5636753578186">
                <text:p>1.5636753578186</text:p>
              </table:table-cell>
              <table:table-cell office:value-type="float" office:value="1.55895888805389">
                <text:p>1.5589588880538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.56867356491089">
                <text:p>1.56867356491089</text:p>
              </table:table-cell>
              <table:table-cell office:value-type="float" office:value="1.55975770950317">
                <text:p>1.5597577095031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.56424339008331">
                <text:p>1.56424339008331</text:p>
              </table:table-cell>
              <table:table-cell office:value-type="float" office:value="1.55919563770294">
                <text:p>1.5591956377029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.5629349489212">
                <text:p>1.5629349489212</text:p>
              </table:table-cell>
              <table:table-cell office:value-type="float" office:value="1.55945324897766">
                <text:p>1.5594532489776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.56323774051666">
                <text:p>1.56323774051666</text:p>
              </table:table-cell>
              <table:table-cell office:value-type="float" office:value="1.55941247940063">
                <text:p>1.5594124794006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.56451447200775">
                <text:p>1.56451447200775</text:p>
              </table:table-cell>
              <table:table-cell office:value-type="float" office:value="1.55923712253571">
                <text:p>1.5592371225357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.57141227912903">
                <text:p>1.57141227912903</text:p>
              </table:table-cell>
              <table:table-cell office:value-type="float" office:value="1.55930185317993">
                <text:p>1.5593018531799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.56419260692596">
                <text:p>1.56419260692596</text:p>
              </table:table-cell>
              <table:table-cell office:value-type="float" office:value="1.55928671360016">
                <text:p>1.5592867136001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57009597015381">
                <text:p>1.57009597015381</text:p>
              </table:table-cell>
              <table:table-cell office:value-type="float" office:value="1.55934047698975">
                <text:p>1.5593404769897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.56340797138214">
                <text:p>1.56340797138214</text:p>
              </table:table-cell>
              <table:table-cell office:value-type="float" office:value="1.55914688110352">
                <text:p>1.5591468811035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.56261594486237">
                <text:p>1.56261594486237</text:p>
              </table:table-cell>
              <table:table-cell office:value-type="float" office:value="1.55902636051178">
                <text:p>1.5590263605117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.56312186908722">
                <text:p>1.56312186908722</text:p>
              </table:table-cell>
              <table:table-cell office:value-type="float" office:value="1.55914866924286">
                <text:p>1.5591486692428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.56794507694244">
                <text:p>1.56794507694244</text:p>
              </table:table-cell>
              <table:table-cell office:value-type="float" office:value="1.55922317504883">
                <text:p>1.5592231750488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.56346996021271">
                <text:p>1.56346996021271</text:p>
              </table:table-cell>
              <table:table-cell office:value-type="float" office:value="1.55862319469452">
                <text:p>1.5586231946945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.5635602016449">
                <text:p>1.5635602016449</text:p>
              </table:table-cell>
              <table:table-cell office:value-type="float" office:value="1.55877232551575">
                <text:p>1.5587723255157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.5632327337265">
                <text:p>1.5632327337265</text:p>
              </table:table-cell>
              <table:table-cell office:value-type="float" office:value="1.55879592895508">
                <text:p>1.5587959289550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.56549031925201">
                <text:p>1.56549031925201</text:p>
              </table:table-cell>
              <table:table-cell office:value-type="float" office:value="1.55864858627319">
                <text:p>1.5586485862731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.56495626163483">
                <text:p>1.56495626163483</text:p>
              </table:table-cell>
              <table:table-cell office:value-type="float" office:value="1.55895686149597">
                <text:p>1.5589568614959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.55839760494232">
                <text:p>1.55839760494232</text:p>
              </table:table-cell>
              <table:table-cell office:value-type="float" office:value="1.55873942375183">
                <text:p>1.5587394237518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.56364281368256">
                <text:p>1.56364281368256</text:p>
              </table:table-cell>
              <table:table-cell office:value-type="float" office:value="1.5582309961319">
                <text:p>1.558230996131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.56591351222992">
                <text:p>1.56591351222992</text:p>
              </table:table-cell>
              <table:table-cell office:value-type="float" office:value="1.55855906009674">
                <text:p>1.5585590600967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.56226296615601">
                <text:p>1.56226296615601</text:p>
              </table:table-cell>
              <table:table-cell office:value-type="float" office:value="1.5585001707077">
                <text:p>1.558500170707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.5605529088974">
                <text:p>1.5605529088974</text:p>
              </table:table-cell>
              <table:table-cell office:value-type="float" office:value="1.55855476856232">
                <text:p>1.5585547685623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.56237013530731">
                <text:p>1.56237013530731</text:p>
              </table:table-cell>
              <table:table-cell office:value-type="float" office:value="1.55834853649139">
                <text:p>1.5583485364913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.56569154453278">
                <text:p>1.56569154453278</text:p>
              </table:table-cell>
              <table:table-cell office:value-type="float" office:value="1.5585595369339">
                <text:p>1.558559536933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.56192155075073">
                <text:p>1.56192155075073</text:p>
              </table:table-cell>
              <table:table-cell office:value-type="float" office:value="1.55849349498749">
                <text:p>1.5584934949874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.56228871536255">
                <text:p>1.56228871536255</text:p>
              </table:table-cell>
              <table:table-cell office:value-type="float" office:value="1.55840039253235">
                <text:p>1.5584003925323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.56192596149445">
                <text:p>1.56192596149445</text:p>
              </table:table-cell>
              <table:table-cell office:value-type="float" office:value="1.55820596218109">
                <text:p>1.5582059621810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56725175571442">
                <text:p>1.56725175571442</text:p>
              </table:table-cell>
              <table:table-cell office:value-type="float" office:value="1.5577073097229">
                <text:p>1.557707309722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.56394882392883">
                <text:p>1.56394882392883</text:p>
              </table:table-cell>
              <table:table-cell office:value-type="float" office:value="1.55844938755035">
                <text:p>1.5584493875503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.56527419281006">
                <text:p>1.56527419281006</text:p>
              </table:table-cell>
              <table:table-cell office:value-type="float" office:value="1.55846047401428">
                <text:p>1.5584604740142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.5621318359375">
                <text:p>1.5621318359375</text:p>
              </table:table-cell>
              <table:table-cell office:value-type="float" office:value="1.55828368663788">
                <text:p>1.5582836866378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.56322188568115">
                <text:p>1.56322188568115</text:p>
              </table:table-cell>
              <table:table-cell office:value-type="float" office:value="1.55814063549042">
                <text:p>1.5581406354904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.56621582698822">
                <text:p>1.56621582698822</text:p>
              </table:table-cell>
              <table:table-cell office:value-type="float" office:value="1.55785989761353">
                <text:p>1.5578598976135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.56141574573517">
                <text:p>1.56141574573517</text:p>
              </table:table-cell>
              <table:table-cell office:value-type="float" office:value="1.55818736553192">
                <text:p>1.5581873655319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.56135244560242">
                <text:p>1.56135244560242</text:p>
              </table:table-cell>
              <table:table-cell office:value-type="float" office:value="1.55781853199005">
                <text:p>1.5578185319900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.56242246818542">
                <text:p>1.56242246818542</text:p>
              </table:table-cell>
              <table:table-cell office:value-type="float" office:value="1.55759871006012">
                <text:p>1.5575987100601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.56136627388">
                <text:p>1.56136627388</text:p>
              </table:table-cell>
              <table:table-cell office:value-type="float" office:value="1.55789577960968">
                <text:p>1.5578957796096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.56573398303986">
                <text:p>1.56573398303986</text:p>
              </table:table-cell>
              <table:table-cell office:value-type="float" office:value="1.5577700138092">
                <text:p>1.557770013809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.56212575626373">
                <text:p>1.56212575626373</text:p>
              </table:table-cell>
              <table:table-cell office:value-type="float" office:value="1.55786168575287">
                <text:p>1.5578616857528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.56996746253967">
                <text:p>1.56996746253967</text:p>
              </table:table-cell>
              <table:table-cell office:value-type="float" office:value="1.55785739421844">
                <text:p>1.5578573942184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.55907876682282">
                <text:p>1.55907876682282</text:p>
              </table:table-cell>
              <table:table-cell office:value-type="float" office:value="1.55808591842651">
                <text:p>1.5580859184265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.56048281383514">
                <text:p>1.56048281383514</text:p>
              </table:table-cell>
              <table:table-cell office:value-type="float" office:value="1.55790674686432">
                <text:p>1.5579067468643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.56625170898438">
                <text:p>1.56625170898438</text:p>
              </table:table-cell>
              <table:table-cell office:value-type="float" office:value="1.55778002738953">
                <text:p>1.5577800273895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.56447239112854">
                <text:p>1.56447239112854</text:p>
              </table:table-cell>
              <table:table-cell office:value-type="float" office:value="1.55756318569183">
                <text:p>1.5575631856918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.56321497154236">
                <text:p>1.56321497154236</text:p>
              </table:table-cell>
              <table:table-cell office:value-type="float" office:value="1.55775129795074">
                <text:p>1.5577512979507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.56394679737091">
                <text:p>1.56394679737091</text:p>
              </table:table-cell>
              <table:table-cell office:value-type="float" office:value="1.55789995193481">
                <text:p>1.5578999519348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.56206865501404">
                <text:p>1.56206865501404</text:p>
              </table:table-cell>
              <table:table-cell office:value-type="float" office:value="1.55796265602112">
                <text:p>1.5579626560211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57125539970398">
                <text:p>1.57125539970398</text:p>
              </table:table-cell>
              <table:table-cell office:value-type="float" office:value="1.5570662021637">
                <text:p>1.557066202163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.56290013980865">
                <text:p>1.56290013980865</text:p>
              </table:table-cell>
              <table:table-cell office:value-type="float" office:value="1.55746197700501">
                <text:p>1.5574619770050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.56452090930939">
                <text:p>1.56452090930939</text:p>
              </table:table-cell>
              <table:table-cell office:value-type="float" office:value="1.55772066116333">
                <text:p>1.5577206611633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.56785924625397">
                <text:p>1.56785924625397</text:p>
              </table:table-cell>
              <table:table-cell office:value-type="float" office:value="1.55749535560608">
                <text:p>1.5574953556060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.55885811042786">
                <text:p>1.55885811042786</text:p>
              </table:table-cell>
              <table:table-cell office:value-type="float" office:value="1.55699896812439">
                <text:p>1.5569989681243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.56202418994904">
                <text:p>1.56202418994904</text:p>
              </table:table-cell>
              <table:table-cell office:value-type="float" office:value="1.55715417861938">
                <text:p>1.5571541786193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.56292684268951">
                <text:p>1.56292684268951</text:p>
              </table:table-cell>
              <table:table-cell office:value-type="float" office:value="1.55731630325317">
                <text:p>1.5573163032531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.56158395004272">
                <text:p>1.56158395004272</text:p>
              </table:table-cell>
              <table:table-cell office:value-type="float" office:value="1.55725359916687">
                <text:p>1.5572535991668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.56080825519562">
                <text:p>1.56080825519562</text:p>
              </table:table-cell>
              <table:table-cell office:value-type="float" office:value="1.55710518360138">
                <text:p>1.5571051836013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.55961663913727">
                <text:p>1.55961663913727</text:p>
              </table:table-cell>
              <table:table-cell office:value-type="float" office:value="1.55700933933258">
                <text:p>1.5570093393325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.56277854633331">
                <text:p>1.56277854633331</text:p>
              </table:table-cell>
              <table:table-cell office:value-type="float" office:value="1.55711603164673">
                <text:p>1.5571160316467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.56240816307068">
                <text:p>1.56240816307068</text:p>
              </table:table-cell>
              <table:table-cell office:value-type="float" office:value="1.55750799179077">
                <text:p>1.5575079917907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.56001289081573">
                <text:p>1.56001289081573</text:p>
              </table:table-cell>
              <table:table-cell office:value-type="float" office:value="1.55729162693024">
                <text:p>1.5572916269302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.56639118385315">
                <text:p>1.56639118385315</text:p>
              </table:table-cell>
              <table:table-cell office:value-type="float" office:value="1.55699026584625">
                <text:p>1.5569902658462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.56215198230743">
                <text:p>1.56215198230743</text:p>
              </table:table-cell>
              <table:table-cell office:value-type="float" office:value="1.55698883533478">
                <text:p>1.5569888353347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.56971807670593">
                <text:p>1.56971807670593</text:p>
              </table:table-cell>
              <table:table-cell office:value-type="float" office:value="1.55713164806366">
                <text:p>1.5571316480636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.56201310348511">
                <text:p>1.56201310348511</text:p>
              </table:table-cell>
              <table:table-cell office:value-type="float" office:value="1.55712163448334">
                <text:p>1.5571216344833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.56080897045136">
                <text:p>1.56080897045136</text:p>
              </table:table-cell>
              <table:table-cell office:value-type="float" office:value="1.55716955661774">
                <text:p>1.5571695566177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.5625060338974">
                <text:p>1.5625060338974</text:p>
              </table:table-cell>
              <table:table-cell office:value-type="float" office:value="1.55689644813538">
                <text:p>1.5568964481353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.56018228721619">
                <text:p>1.56018228721619</text:p>
              </table:table-cell>
              <table:table-cell office:value-type="float" office:value="1.55674982070923">
                <text:p>1.5567498207092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55940551948547">
                <text:p>1.55940551948547</text:p>
              </table:table-cell>
              <table:table-cell office:value-type="float" office:value="1.55691826343536">
                <text:p>1.5569182634353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.56001002979279">
                <text:p>1.56001002979279</text:p>
              </table:table-cell>
              <table:table-cell office:value-type="float" office:value="1.55694174766541">
                <text:p>1.5569417476654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.56160218906403">
                <text:p>1.56160218906403</text:p>
              </table:table-cell>
              <table:table-cell office:value-type="float" office:value="1.55634868144989">
                <text:p>1.5563486814498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.56267459583282">
                <text:p>1.56267459583282</text:p>
              </table:table-cell>
              <table:table-cell office:value-type="float" office:value="1.55692076683044">
                <text:p>1.5569207668304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.56158263874054">
                <text:p>1.56158263874054</text:p>
              </table:table-cell>
              <table:table-cell office:value-type="float" office:value="1.55689442157745">
                <text:p>1.5568944215774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.55941076469421">
                <text:p>1.55941076469421</text:p>
              </table:table-cell>
              <table:table-cell office:value-type="float" office:value="1.55682384967804">
                <text:p>1.55682384967804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.56543321800232">
                <text:p>1.56543321800232</text:p>
              </table:table-cell>
              <table:table-cell office:value-type="float" office:value="1.55669236183167">
                <text:p>1.55669236183167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.55997486305237">
                <text:p>1.55997486305237</text:p>
              </table:table-cell>
              <table:table-cell office:value-type="float" office:value="1.55686438083649">
                <text:p>1.5568643808364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.55931945037842">
                <text:p>1.55931945037842</text:p>
              </table:table-cell>
              <table:table-cell office:value-type="float" office:value="1.55670773983002">
                <text:p>1.5567077398300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.56313522052765">
                <text:p>1.56313522052765</text:p>
              </table:table-cell>
              <table:table-cell office:value-type="float" office:value="1.5564329624176">
                <text:p>1.556432962417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56101138782501">
                <text:p>1.56101138782501</text:p>
              </table:table-cell>
              <table:table-cell office:value-type="float" office:value="1.55660891532898">
                <text:p>1.55660891532898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.56017596912384">
                <text:p>1.56017596912384</text:p>
              </table:table-cell>
              <table:table-cell office:value-type="float" office:value="1.55683267116547">
                <text:p>1.55683267116547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.55969054889679">
                <text:p>1.55969054889679</text:p>
              </table:table-cell>
              <table:table-cell office:value-type="float" office:value="1.55641150474548">
                <text:p>1.55641150474548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.56132848453522">
                <text:p>1.56132848453522</text:p>
              </table:table-cell>
              <table:table-cell office:value-type="float" office:value="1.55638611316681">
                <text:p>1.5563861131668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.56077583026886">
                <text:p>1.56077583026886</text:p>
              </table:table-cell>
              <table:table-cell office:value-type="float" office:value="1.55627274513245">
                <text:p>1.5562727451324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.5603703994751">
                <text:p>1.5603703994751</text:p>
              </table:table-cell>
              <table:table-cell office:value-type="float" office:value="1.55674397945404">
                <text:p>1.55674397945404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.56046719741821">
                <text:p>1.56046719741821</text:p>
              </table:table-cell>
              <table:table-cell office:value-type="float" office:value="1.5561625957489">
                <text:p>1.556162595748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.56077273082733">
                <text:p>1.56077273082733</text:p>
              </table:table-cell>
              <table:table-cell office:value-type="float" office:value="1.55669033527374">
                <text:p>1.55669033527374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.56211765003204">
                <text:p>1.56211765003204</text:p>
              </table:table-cell>
              <table:table-cell office:value-type="float" office:value="1.55619037151337">
                <text:p>1.55619037151337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.55898292255402">
                <text:p>1.55898292255402</text:p>
              </table:table-cell>
              <table:table-cell office:value-type="float" office:value="1.55631399154663">
                <text:p>1.5563139915466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.5623520154953">
                <text:p>1.5623520154953</text:p>
              </table:table-cell>
              <table:table-cell office:value-type="float" office:value="1.55654036998749">
                <text:p>1.55654036998749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.56547744464874">
                <text:p>1.56547744464874</text:p>
              </table:table-cell>
              <table:table-cell office:value-type="float" office:value="1.55639815330505">
                <text:p>1.55639815330505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.56226916503906">
                <text:p>1.56226916503906</text:p>
              </table:table-cell>
              <table:table-cell office:value-type="float" office:value="1.55641198158264">
                <text:p>1.55641198158264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.55952425193787">
                <text:p>1.55952425193787</text:p>
              </table:table-cell>
              <table:table-cell office:value-type="float" office:value="1.55636024475098">
                <text:p>1.55636024475098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.56121165943146">
                <text:p>1.56121165943146</text:p>
              </table:table-cell>
              <table:table-cell office:value-type="float" office:value="1.5561511516571">
                <text:p>1.556151151657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.57168491077423">
                <text:p>1.57168491077423</text:p>
              </table:table-cell>
              <table:table-cell office:value-type="float" office:value="1.5559538602829">
                <text:p>1.555953860282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.56080992412567">
                <text:p>1.56080992412567</text:p>
              </table:table-cell>
              <table:table-cell office:value-type="float" office:value="1.55621349811554">
                <text:p>1.5562134981155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.56001134109497">
                <text:p>1.56001134109497</text:p>
              </table:table-cell>
              <table:table-cell office:value-type="float" office:value="1.5564831495285">
                <text:p>1.5564831495285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.55826242160797">
                <text:p>1.55826242160797</text:p>
              </table:table-cell>
              <table:table-cell office:value-type="float" office:value="1.55601239204407">
                <text:p>1.55601239204407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.56000263881683">
                <text:p>1.56000263881683</text:p>
              </table:table-cell>
              <table:table-cell office:value-type="float" office:value="1.55600380897522">
                <text:p>1.5560038089752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5597623128891">
                <text:p>1.5597623128891</text:p>
              </table:table-cell>
              <table:table-cell office:value-type="float" office:value="1.55586266517639">
                <text:p>1.5558626651763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.56072659683228">
                <text:p>1.56072659683228</text:p>
              </table:table-cell>
              <table:table-cell office:value-type="float" office:value="1.55585181713104">
                <text:p>1.55585181713104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.56104262065887">
                <text:p>1.56104262065887</text:p>
              </table:table-cell>
              <table:table-cell office:value-type="float" office:value="1.55604958534241">
                <text:p>1.5560495853424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.56291814041138">
                <text:p>1.56291814041138</text:p>
              </table:table-cell>
              <table:table-cell office:value-type="float" office:value="1.55612933635712">
                <text:p>1.5561293363571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.56037790966034">
                <text:p>1.56037790966034</text:p>
              </table:table-cell>
              <table:table-cell office:value-type="float" office:value="1.55591785907745">
                <text:p>1.5559178590774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.56033797454834">
                <text:p>1.56033797454834</text:p>
              </table:table-cell>
              <table:table-cell office:value-type="float" office:value="1.55591630935669">
                <text:p>1.5559163093566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.5621056098938">
                <text:p>1.5621056098938</text:p>
              </table:table-cell>
              <table:table-cell office:value-type="float" office:value="1.55592584609985">
                <text:p>1.55592584609985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.55935986232758">
                <text:p>1.55935986232758</text:p>
              </table:table-cell>
              <table:table-cell office:value-type="float" office:value="1.55604565143585">
                <text:p>1.55604565143585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.56040580463409">
                <text:p>1.56040580463409</text:p>
              </table:table-cell>
              <table:table-cell office:value-type="float" office:value="1.55621325969696">
                <text:p>1.55621325969696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.56085307788849">
                <text:p>1.56085307788849</text:p>
              </table:table-cell>
              <table:table-cell office:value-type="float" office:value="1.55580389499664">
                <text:p>1.555803894996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56023926925659">
                <text:p>1.56023926925659</text:p>
              </table:table-cell>
              <table:table-cell office:value-type="float" office:value="1.55569767951965">
                <text:p>1.5556976795196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.56378419589996">
                <text:p>1.56378419589996</text:p>
              </table:table-cell>
              <table:table-cell office:value-type="float" office:value="1.55589890480042">
                <text:p>1.55589890480042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.56073196125031">
                <text:p>1.56073196125031</text:p>
              </table:table-cell>
              <table:table-cell office:value-type="float" office:value="1.55575406551361">
                <text:p>1.5557540655136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.56018586349487">
                <text:p>1.56018586349487</text:p>
              </table:table-cell>
              <table:table-cell office:value-type="float" office:value="1.55574631690979">
                <text:p>1.5557463169097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.56227381420136">
                <text:p>1.56227381420136</text:p>
              </table:table-cell>
              <table:table-cell office:value-type="float" office:value="1.55567622184753">
                <text:p>1.55567622184753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.55934448432922">
                <text:p>1.55934448432922</text:p>
              </table:table-cell>
              <table:table-cell office:value-type="float" office:value="1.55542302131653">
                <text:p>1.5554230213165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.56051535797119">
                <text:p>1.56051535797119</text:p>
              </table:table-cell>
              <table:table-cell office:value-type="float" office:value="1.55583488941193">
                <text:p>1.55583488941193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.55825920295715">
                <text:p>1.55825920295715</text:p>
              </table:table-cell>
              <table:table-cell office:value-type="float" office:value="1.55559349060059">
                <text:p>1.5555934906005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.5594120759964">
                <text:p>1.5594120759964</text:p>
              </table:table-cell>
              <table:table-cell office:value-type="float" office:value="1.55546963214874">
                <text:p>1.5554696321487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.56133730602264">
                <text:p>1.56133730602264</text:p>
              </table:table-cell>
              <table:table-cell office:value-type="float" office:value="1.55597460269928">
                <text:p>1.5559746026992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56188495349884">
                <text:p>1.56188495349884</text:p>
              </table:table-cell>
              <table:table-cell office:value-type="float" office:value="1.55592799186707">
                <text:p>1.5559279918670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.55750210475922">
                <text:p>1.55750210475922</text:p>
              </table:table-cell>
              <table:table-cell office:value-type="float" office:value="1.55512940883636">
                <text:p>1.55512940883636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.5609635848999">
                <text:p>1.5609635848999</text:p>
              </table:table-cell>
              <table:table-cell office:value-type="float" office:value="1.55570614337921">
                <text:p>1.55570614337921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.56039519500732">
                <text:p>1.56039519500732</text:p>
              </table:table-cell>
              <table:table-cell office:value-type="float" office:value="1.55556440353394">
                <text:p>1.55556440353394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.55882163238525">
                <text:p>1.55882163238525</text:p>
              </table:table-cell>
              <table:table-cell office:value-type="float" office:value="1.55559945106506">
                <text:p>1.5555994510650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.55920036029816">
                <text:p>1.55920036029816</text:p>
              </table:table-cell>
              <table:table-cell office:value-type="float" office:value="1.55540156364441">
                <text:p>1.5554015636444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5581799287796">
                <text:p>1.5581799287796</text:p>
              </table:table-cell>
              <table:table-cell office:value-type="float" office:value="1.55541920661926">
                <text:p>1.55541920661926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.56250198078156">
                <text:p>1.56250198078156</text:p>
              </table:table-cell>
              <table:table-cell office:value-type="float" office:value="1.55554926395416">
                <text:p>1.55554926395416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.56001992416382">
                <text:p>1.56001992416382</text:p>
              </table:table-cell>
              <table:table-cell office:value-type="float" office:value="1.5555704832077">
                <text:p>1.5555704832077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.56040902328491">
                <text:p>1.56040902328491</text:p>
              </table:table-cell>
              <table:table-cell office:value-type="float" office:value="1.55550014972687">
                <text:p>1.5555001497268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.56320007038116">
                <text:p>1.56320007038116</text:p>
              </table:table-cell>
              <table:table-cell office:value-type="float" office:value="1.55528593063355">
                <text:p>1.55528593063355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.56142766666412">
                <text:p>1.56142766666412</text:p>
              </table:table-cell>
              <table:table-cell office:value-type="float" office:value="1.55536043643951">
                <text:p>1.55536043643951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.56156737995148">
                <text:p>1.56156737995148</text:p>
              </table:table-cell>
              <table:table-cell office:value-type="float" office:value="1.55545425415039">
                <text:p>1.5554542541503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.56257708263397">
                <text:p>1.56257708263397</text:p>
              </table:table-cell>
              <table:table-cell office:value-type="float" office:value="1.55518937110901">
                <text:p>1.55518937110901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.55856878948212">
                <text:p>1.55856878948212</text:p>
              </table:table-cell>
              <table:table-cell office:value-type="float" office:value="1.55544435977936">
                <text:p>1.5554443597793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.55943353366852">
                <text:p>1.55943353366852</text:p>
              </table:table-cell>
              <table:table-cell office:value-type="float" office:value="1.55527806282043">
                <text:p>1.55527806282043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.56058724117279">
                <text:p>1.56058724117279</text:p>
              </table:table-cell>
              <table:table-cell office:value-type="float" office:value="1.55524802207947">
                <text:p>1.55524802207947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.55945093822479">
                <text:p>1.55945093822479</text:p>
              </table:table-cell>
              <table:table-cell office:value-type="float" office:value="1.55520296096802">
                <text:p>1.55520296096802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.55989558887482">
                <text:p>1.55989558887482</text:p>
              </table:table-cell>
              <table:table-cell office:value-type="float" office:value="1.55545258522034">
                <text:p>1.55545258522034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.56407327842712">
                <text:p>1.56407327842712</text:p>
              </table:table-cell>
              <table:table-cell office:value-type="float" office:value="1.55538690090179">
                <text:p>1.5553869009017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.55768056106567">
                <text:p>1.55768056106567</text:p>
              </table:table-cell>
              <table:table-cell office:value-type="float" office:value="1.55529963970184">
                <text:p>1.5552996397018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.55910821151733">
                <text:p>1.55910821151733</text:p>
              </table:table-cell>
              <table:table-cell office:value-type="float" office:value="1.5552065372467">
                <text:p>1.5552065372467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.56814987850189">
                <text:p>1.56814987850189</text:p>
              </table:table-cell>
              <table:table-cell office:value-type="float" office:value="1.55529570579529">
                <text:p>1.5552957057952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.55962295722961">
                <text:p>1.55962295722961</text:p>
              </table:table-cell>
              <table:table-cell office:value-type="float" office:value="1.55523312091827">
                <text:p>1.5552331209182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.56509657096863">
                <text:p>1.56509657096863</text:p>
              </table:table-cell>
              <table:table-cell office:value-type="float" office:value="1.55477750301361">
                <text:p>1.5547775030136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.56011564922333">
                <text:p>1.56011564922333</text:p>
              </table:table-cell>
              <table:table-cell office:value-type="float" office:value="1.55523908138275">
                <text:p>1.55523908138275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.55914921951294">
                <text:p>1.55914921951294</text:p>
              </table:table-cell>
              <table:table-cell office:value-type="float" office:value="1.55517745018005">
                <text:p>1.5551774501800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.56038816165924">
                <text:p>1.56038816165924</text:p>
              </table:table-cell>
              <table:table-cell office:value-type="float" office:value="1.55495417118073">
                <text:p>1.55495417118073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.5594245929718">
                <text:p>1.5594245929718</text:p>
              </table:table-cell>
              <table:table-cell office:value-type="float" office:value="1.5550479888916">
                <text:p>1.5550479888916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.55938203525543">
                <text:p>1.55938203525543</text:p>
              </table:table-cell>
              <table:table-cell office:value-type="float" office:value="1.55487322807312">
                <text:p>1.5548732280731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.56165917110443">
                <text:p>1.56165917110443</text:p>
              </table:table-cell>
              <table:table-cell office:value-type="float" office:value="1.55500841140747">
                <text:p>1.5550084114074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.56125040245056">
                <text:p>1.56125040245056</text:p>
              </table:table-cell>
              <table:table-cell office:value-type="float" office:value="1.55466878414154">
                <text:p>1.5546687841415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.56169254970551">
                <text:p>1.56169254970551</text:p>
              </table:table-cell>
              <table:table-cell office:value-type="float" office:value="1.55455267429352">
                <text:p>1.5545526742935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.55957884979248">
                <text:p>1.55957884979248</text:p>
              </table:table-cell>
              <table:table-cell office:value-type="float" office:value="1.55486822128296">
                <text:p>1.5548682212829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.56077571105957">
                <text:p>1.56077571105957</text:p>
              </table:table-cell>
              <table:table-cell office:value-type="float" office:value="1.55476331710815">
                <text:p>1.55476331710815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.56001575183868">
                <text:p>1.56001575183868</text:p>
              </table:table-cell>
              <table:table-cell office:value-type="float" office:value="1.55475723743439">
                <text:p>1.55475723743439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1.56031353664398">
                <text:p>1.56031353664398</text:p>
              </table:table-cell>
              <table:table-cell office:value-type="float" office:value="1.555100440979">
                <text:p>1.555100440979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1.55768962097168">
                <text:p>1.55768962097168</text:p>
              </table:table-cell>
              <table:table-cell office:value-type="float" office:value="1.55475890636444">
                <text:p>1.5547589063644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1.55880553913116">
                <text:p>1.55880553913116</text:p>
              </table:table-cell>
              <table:table-cell office:value-type="float" office:value="1.55492794513702">
                <text:p>1.5549279451370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1.56033797454834">
                <text:p>1.56033797454834</text:p>
              </table:table-cell>
              <table:table-cell office:value-type="float" office:value="1.55478370189667">
                <text:p>1.5547837018966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.56009860229492">
                <text:p>1.56009860229492</text:p>
              </table:table-cell>
              <table:table-cell office:value-type="float" office:value="1.55489253997803">
                <text:p>1.55489253997803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.55719776344299">
                <text:p>1.55719776344299</text:p>
              </table:table-cell>
              <table:table-cell office:value-type="float" office:value="1.55463254451752">
                <text:p>1.5546325445175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.55865211677551">
                <text:p>1.55865211677551</text:p>
              </table:table-cell>
              <table:table-cell office:value-type="float" office:value="1.55423438549042">
                <text:p>1.5542343854904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.56072755050659">
                <text:p>1.56072755050659</text:p>
              </table:table-cell>
              <table:table-cell office:value-type="float" office:value="1.55473363399506">
                <text:p>1.55473363399506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.55750806522369">
                <text:p>1.55750806522369</text:p>
              </table:table-cell>
              <table:table-cell office:value-type="float" office:value="1.55470430850983">
                <text:p>1.55470430850983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.55647809696198">
                <text:p>1.55647809696198</text:p>
              </table:table-cell>
              <table:table-cell office:value-type="float" office:value="1.55487823486328">
                <text:p>1.55487823486328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.55906112384796">
                <text:p>1.55906112384796</text:p>
              </table:table-cell>
              <table:table-cell office:value-type="float" office:value="1.55446791648865">
                <text:p>1.55446791648865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.56671698284149">
                <text:p>1.56671698284149</text:p>
              </table:table-cell>
              <table:table-cell office:value-type="float" office:value="1.55471730232239">
                <text:p>1.5547173023223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.56136496257782">
                <text:p>1.56136496257782</text:p>
              </table:table-cell>
              <table:table-cell office:value-type="float" office:value="1.55439865589142">
                <text:p>1.55439865589142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.56026847553253">
                <text:p>1.56026847553253</text:p>
              </table:table-cell>
              <table:table-cell office:value-type="float" office:value="1.55462718009949">
                <text:p>1.5546271800994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.55625827503204">
                <text:p>1.55625827503204</text:p>
              </table:table-cell>
              <table:table-cell office:value-type="float" office:value="1.55314242839813">
                <text:p>1.55314242839813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.55450792503357">
                <text:p>1.55450792503357</text:p>
              </table:table-cell>
              <table:table-cell office:value-type="float" office:value="1.55271053314209">
                <text:p>1.55271053314209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.5559154291153">
                <text:p>1.5559154291153</text:p>
              </table:table-cell>
              <table:table-cell office:value-type="float" office:value="1.5525176525116">
                <text:p>1.5525176525116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.55453784656525">
                <text:p>1.55453784656525</text:p>
              </table:table-cell>
              <table:table-cell office:value-type="float" office:value="1.55238342285156">
                <text:p>1.55238342285156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.55418784809113">
                <text:p>1.55418784809113</text:p>
              </table:table-cell>
              <table:table-cell office:value-type="float" office:value="1.55232858657837">
                <text:p>1.55232858657837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.5545851726532">
                <text:p>1.5545851726532</text:p>
              </table:table-cell>
              <table:table-cell office:value-type="float" office:value="1.55241823196411">
                <text:p>1.55241823196411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.55627496433258">
                <text:p>1.55627496433258</text:p>
              </table:table-cell>
              <table:table-cell office:value-type="float" office:value="1.55204951763153">
                <text:p>1.55204951763153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.55665297698975">
                <text:p>1.55665297698975</text:p>
              </table:table-cell>
              <table:table-cell office:value-type="float" office:value="1.55215573310852">
                <text:p>1.5521557331085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.55535252285004">
                <text:p>1.55535252285004</text:p>
              </table:table-cell>
              <table:table-cell office:value-type="float" office:value="1.55205953121185">
                <text:p>1.55205953121185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.55524583053589">
                <text:p>1.55524583053589</text:p>
              </table:table-cell>
              <table:table-cell office:value-type="float" office:value="1.55198872089386">
                <text:p>1.5519887208938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.55570514392853">
                <text:p>1.55570514392853</text:p>
              </table:table-cell>
              <table:table-cell office:value-type="float" office:value="1.55211365222931">
                <text:p>1.55211365222931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.55511708450317">
                <text:p>1.55511708450317</text:p>
              </table:table-cell>
              <table:table-cell office:value-type="float" office:value="1.55194199085236">
                <text:p>1.55194199085236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.55532701206207">
                <text:p>1.55532701206207</text:p>
              </table:table-cell>
              <table:table-cell office:value-type="float" office:value="1.55181419849396">
                <text:p>1.55181419849396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.55433912467957">
                <text:p>1.55433912467957</text:p>
              </table:table-cell>
              <table:table-cell office:value-type="float" office:value="1.55206513404846">
                <text:p>1.55206513404846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.55693776798248">
                <text:p>1.55693776798248</text:p>
              </table:table-cell>
              <table:table-cell office:value-type="float" office:value="1.5521467924118">
                <text:p>1.5521467924118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.55548150730133">
                <text:p>1.55548150730133</text:p>
              </table:table-cell>
              <table:table-cell office:value-type="float" office:value="1.55192351341248">
                <text:p>1.55192351341248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.55507750701904">
                <text:p>1.55507750701904</text:p>
              </table:table-cell>
              <table:table-cell office:value-type="float" office:value="1.55172955989838">
                <text:p>1.55172955989838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.55561979007721">
                <text:p>1.55561979007721</text:p>
              </table:table-cell>
              <table:table-cell office:value-type="float" office:value="1.5518684387207">
                <text:p>1.5518684387207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.55673070144653">
                <text:p>1.55673070144653</text:p>
              </table:table-cell>
              <table:table-cell office:value-type="float" office:value="1.55192577838898">
                <text:p>1.55192577838898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.55445201587677">
                <text:p>1.55445201587677</text:p>
              </table:table-cell>
              <table:table-cell office:value-type="float" office:value="1.55169463157654">
                <text:p>1.5516946315765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.55431337547302">
                <text:p>1.55431337547302</text:p>
              </table:table-cell>
              <table:table-cell office:value-type="float" office:value="1.55152690410614">
                <text:p>1.55152690410614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.5567789812088">
                <text:p>1.5567789812088</text:p>
              </table:table-cell>
              <table:table-cell office:value-type="float" office:value="1.55167436599731">
                <text:p>1.55167436599731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.5569387216568">
                <text:p>1.5569387216568</text:p>
              </table:table-cell>
              <table:table-cell office:value-type="float" office:value="1.55154573917389">
                <text:p>1.55154573917389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.5543604631424">
                <text:p>1.5543604631424</text:p>
              </table:table-cell>
              <table:table-cell office:value-type="float" office:value="1.55150842666626">
                <text:p>1.55150842666626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.55511005115509">
                <text:p>1.55511005115509</text:p>
              </table:table-cell>
              <table:table-cell office:value-type="float" office:value="1.5517213344574">
                <text:p>1.5517213344574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.55655832481384">
                <text:p>1.55655832481384</text:p>
              </table:table-cell>
              <table:table-cell office:value-type="float" office:value="1.55152297019959">
                <text:p>1.5515229701995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.55446012210846">
                <text:p>1.55446012210846</text:p>
              </table:table-cell>
              <table:table-cell office:value-type="float" office:value="1.55185306072235">
                <text:p>1.55185306072235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.55760033321381">
                <text:p>1.55760033321381</text:p>
              </table:table-cell>
              <table:table-cell office:value-type="float" office:value="1.55146872997284">
                <text:p>1.55146872997284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.55477841091156">
                <text:p>1.55477841091156</text:p>
              </table:table-cell>
              <table:table-cell office:value-type="float" office:value="1.55171871185303">
                <text:p>1.55171871185303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.55585022163391">
                <text:p>1.55585022163391</text:p>
              </table:table-cell>
              <table:table-cell office:value-type="float" office:value="1.55155193805695">
                <text:p>1.5515519380569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.5553221244812">
                <text:p>1.5553221244812</text:p>
              </table:table-cell>
              <table:table-cell office:value-type="float" office:value="1.55175006389618">
                <text:p>1.55175006389618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.55483133983612">
                <text:p>1.55483133983612</text:p>
              </table:table-cell>
              <table:table-cell office:value-type="float" office:value="1.55142688751221">
                <text:p>1.55142688751221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.55502183628082">
                <text:p>1.55502183628082</text:p>
              </table:table-cell>
              <table:table-cell office:value-type="float" office:value="1.55142903327942">
                <text:p>1.5514290332794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.55546755981445">
                <text:p>1.55546755981445</text:p>
              </table:table-cell>
              <table:table-cell office:value-type="float" office:value="1.55141150951386">
                <text:p>1.55141150951386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.55423541259766">
                <text:p>1.55423541259766</text:p>
              </table:table-cell>
              <table:table-cell office:value-type="float" office:value="1.55161690711975">
                <text:p>1.55161690711975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.55395133686066">
                <text:p>1.55395133686066</text:p>
              </table:table-cell>
              <table:table-cell office:value-type="float" office:value="1.55154526233673">
                <text:p>1.55154526233673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.55475385379791">
                <text:p>1.55475385379791</text:p>
              </table:table-cell>
              <table:table-cell office:value-type="float" office:value="1.55159842967987">
                <text:p>1.55159842967987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.55496604633331">
                <text:p>1.55496604633331</text:p>
              </table:table-cell>
              <table:table-cell office:value-type="float" office:value="1.55136835575104">
                <text:p>1.55136835575104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.55507953357697">
                <text:p>1.55507953357697</text:p>
              </table:table-cell>
              <table:table-cell office:value-type="float" office:value="1.55133581161499">
                <text:p>1.55133581161499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.55570478630066">
                <text:p>1.55570478630066</text:p>
              </table:table-cell>
              <table:table-cell office:value-type="float" office:value="1.55157244205475">
                <text:p>1.5515724420547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.5558515329361">
                <text:p>1.5558515329361</text:p>
              </table:table-cell>
              <table:table-cell office:value-type="float" office:value="1.55136156082153">
                <text:p>1.55136156082153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.55581278991699">
                <text:p>1.55581278991699</text:p>
              </table:table-cell>
              <table:table-cell office:value-type="float" office:value="1.55142676830292">
                <text:p>1.55142676830292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.55519159030914">
                <text:p>1.55519159030914</text:p>
              </table:table-cell>
              <table:table-cell office:value-type="float" office:value="1.55135083198547">
                <text:p>1.55135083198547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.55493600559235">
                <text:p>1.55493600559235</text:p>
              </table:table-cell>
              <table:table-cell office:value-type="float" office:value="1.55134737491608">
                <text:p>1.55134737491608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.55295796585083">
                <text:p>1.55295796585083</text:p>
              </table:table-cell>
              <table:table-cell office:value-type="float" office:value="1.5512627363205">
                <text:p>1.551262736320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.55558843803406">
                <text:p>1.55558843803406</text:p>
              </table:table-cell>
              <table:table-cell office:value-type="float" office:value="1.55124926567078">
                <text:p>1.55124926567078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.55693454933167">
                <text:p>1.55693454933167</text:p>
              </table:table-cell>
              <table:table-cell office:value-type="float" office:value="1.55127727985382">
                <text:p>1.5512772798538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.55552966785431">
                <text:p>1.55552966785431</text:p>
              </table:table-cell>
              <table:table-cell office:value-type="float" office:value="1.55099034309387">
                <text:p>1.55099034309387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.55579693508148">
                <text:p>1.55579693508148</text:p>
              </table:table-cell>
              <table:table-cell office:value-type="float" office:value="1.55139374732971">
                <text:p>1.5513937473297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.55751795959473">
                <text:p>1.55751795959473</text:p>
              </table:table-cell>
              <table:table-cell office:value-type="float" office:value="1.55123937129974">
                <text:p>1.5512393712997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.55530877304077">
                <text:p>1.55530877304077</text:p>
              </table:table-cell>
              <table:table-cell office:value-type="float" office:value="1.55121958255768">
                <text:p>1.55121958255768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.55653007221222">
                <text:p>1.55653007221222</text:p>
              </table:table-cell>
              <table:table-cell office:value-type="float" office:value="1.55115461349487">
                <text:p>1.55115461349487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.55520255756378">
                <text:p>1.55520255756378</text:p>
              </table:table-cell>
              <table:table-cell office:value-type="float" office:value="1.55116188526154">
                <text:p>1.55116188526154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.55642183017731">
                <text:p>1.55642183017731</text:p>
              </table:table-cell>
              <table:table-cell office:value-type="float" office:value="1.55127239227295">
                <text:p>1.55127239227295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.55594070148468">
                <text:p>1.55594070148468</text:p>
              </table:table-cell>
              <table:table-cell office:value-type="float" office:value="1.55103230476379">
                <text:p>1.5510323047637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.55417115879059">
                <text:p>1.55417115879059</text:p>
              </table:table-cell>
              <table:table-cell office:value-type="float" office:value="1.5510436296463">
                <text:p>1.5510436296463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.55489928913116">
                <text:p>1.55489928913116</text:p>
              </table:table-cell>
              <table:table-cell office:value-type="float" office:value="1.55109477043152">
                <text:p>1.55109477043152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1.5550505657196">
                <text:p>1.5550505657196</text:p>
              </table:table-cell>
              <table:table-cell office:value-type="float" office:value="1.55092799663544">
                <text:p>1.55092799663544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1.55543418121338">
                <text:p>1.55543418121338</text:p>
              </table:table-cell>
              <table:table-cell office:value-type="float" office:value="1.55085897445679">
                <text:p>1.55085897445679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1.55657620620728">
                <text:p>1.55657620620728</text:p>
              </table:table-cell>
              <table:table-cell office:value-type="float" office:value="1.55111694335938">
                <text:p>1.5511169433593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.55636651706696">
                <text:p>1.55636651706696</text:p>
              </table:table-cell>
              <table:table-cell office:value-type="float" office:value="1.55132353305817">
                <text:p>1.55132353305817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.55463845920563">
                <text:p>1.55463845920563</text:p>
              </table:table-cell>
              <table:table-cell office:value-type="float" office:value="1.55125093460083">
                <text:p>1.55125093460083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.55590362739563">
                <text:p>1.55590362739563</text:p>
              </table:table-cell>
              <table:table-cell office:value-type="float" office:value="1.55104076862335">
                <text:p>1.5510407686233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.55610330295563">
                <text:p>1.55610330295563</text:p>
              </table:table-cell>
              <table:table-cell office:value-type="float" office:value="1.55111753940582">
                <text:p>1.55111753940582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.56077547264099">
                <text:p>1.56077547264099</text:p>
              </table:table-cell>
              <table:table-cell office:value-type="float" office:value="1.55102097988129">
                <text:p>1.55102097988129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.55691201877594">
                <text:p>1.55691201877594</text:p>
              </table:table-cell>
              <table:table-cell office:value-type="float" office:value="1.55086696147919">
                <text:p>1.5508669614791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.55486889076233">
                <text:p>1.55486889076233</text:p>
              </table:table-cell>
              <table:table-cell office:value-type="float" office:value="1.55098712444305">
                <text:p>1.55098712444305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.55359358978271">
                <text:p>1.55359358978271</text:p>
              </table:table-cell>
              <table:table-cell office:value-type="float" office:value="1.55078041553497">
                <text:p>1.55078041553497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.55459482860565">
                <text:p>1.55459482860565</text:p>
              </table:table-cell>
              <table:table-cell office:value-type="float" office:value="1.55099749565125">
                <text:p>1.55099749565125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.55643577766418">
                <text:p>1.55643577766418</text:p>
              </table:table-cell>
              <table:table-cell office:value-type="float" office:value="1.55103433132172">
                <text:p>1.5510343313217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.55760343265533">
                <text:p>1.55760343265533</text:p>
              </table:table-cell>
              <table:table-cell office:value-type="float" office:value="1.55097544193268">
                <text:p>1.55097544193268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.55658872318268">
                <text:p>1.55658872318268</text:p>
              </table:table-cell>
              <table:table-cell office:value-type="float" office:value="1.55092072486877">
                <text:p>1.55092072486877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.55479879570007">
                <text:p>1.55479879570007</text:p>
              </table:table-cell>
              <table:table-cell office:value-type="float" office:value="1.55090498924255">
                <text:p>1.55090498924255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.55645687770844">
                <text:p>1.55645687770844</text:p>
              </table:table-cell>
              <table:table-cell office:value-type="float" office:value="1.55084502696991">
                <text:p>1.55084502696991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.55564458560944">
                <text:p>1.55564458560944</text:p>
              </table:table-cell>
              <table:table-cell office:value-type="float" office:value="1.5507218837738">
                <text:p>1.5507218837738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.55440790843964">
                <text:p>1.55440790843964</text:p>
              </table:table-cell>
              <table:table-cell office:value-type="float" office:value="1.55083906650543">
                <text:p>1.55083906650543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.5568485994339">
                <text:p>1.5568485994339</text:p>
              </table:table-cell>
              <table:table-cell office:value-type="float" office:value="1.55077648162842">
                <text:p>1.55077648162842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.5544071931839">
                <text:p>1.5544071931839</text:p>
              </table:table-cell>
              <table:table-cell office:value-type="float" office:value="1.55087435245514">
                <text:p>1.55087435245514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.55553622436523">
                <text:p>1.55553622436523</text:p>
              </table:table-cell>
              <table:table-cell office:value-type="float" office:value="1.5507607460022">
                <text:p>1.5507607460022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.55468077850342">
                <text:p>1.55468077850342</text:p>
              </table:table-cell>
              <table:table-cell office:value-type="float" office:value="1.55090868473053">
                <text:p>1.5509086847305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.55556721878052">
                <text:p>1.55556721878052</text:p>
              </table:table-cell>
              <table:table-cell office:value-type="float" office:value="1.55087745189667">
                <text:p>1.55087745189667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.55602390956879">
                <text:p>1.55602390956879</text:p>
              </table:table-cell>
              <table:table-cell office:value-type="float" office:value="1.55087172985077">
                <text:p>1.55087172985077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.55702932071686">
                <text:p>1.55702932071686</text:p>
              </table:table-cell>
              <table:table-cell office:value-type="float" office:value="1.55080676078796">
                <text:p>1.55080676078796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.55483336639404">
                <text:p>1.55483336639404</text:p>
              </table:table-cell>
              <table:table-cell office:value-type="float" office:value="1.55082833766937">
                <text:p>1.5508283376693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.5560922164917">
                <text:p>1.5560922164917</text:p>
              </table:table-cell>
              <table:table-cell office:value-type="float" office:value="1.55085468292236">
                <text:p>1.55085468292236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.55558998775482">
                <text:p>1.55558998775482</text:p>
              </table:table-cell>
              <table:table-cell office:value-type="float" office:value="1.55070388317108">
                <text:p>1.55070388317108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.55592258167267">
                <text:p>1.55592258167267</text:p>
              </table:table-cell>
              <table:table-cell office:value-type="float" office:value="1.55067133903503">
                <text:p>1.55067133903503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.55703075122833">
                <text:p>1.55703075122833</text:p>
              </table:table-cell>
              <table:table-cell office:value-type="float" office:value="1.55076193809509">
                <text:p>1.5507619380950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.55463583660126">
                <text:p>1.55463583660126</text:p>
              </table:table-cell>
              <table:table-cell office:value-type="float" office:value="1.55072009563446">
                <text:p>1.55072009563446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.55554874134064">
                <text:p>1.55554874134064</text:p>
              </table:table-cell>
              <table:table-cell office:value-type="float" office:value="1.55073285102844">
                <text:p>1.5507328510284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.55694110584259">
                <text:p>1.55694110584259</text:p>
              </table:table-cell>
              <table:table-cell office:value-type="float" office:value="1.55058944225311">
                <text:p>1.55058944225311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.55478735160828">
                <text:p>1.55478735160828</text:p>
              </table:table-cell>
              <table:table-cell office:value-type="float" office:value="1.55067205429077">
                <text:p>1.5506720542907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.55604524803162">
                <text:p>1.55604524803162</text:p>
              </table:table-cell>
              <table:table-cell office:value-type="float" office:value="1.55055451393127">
                <text:p>1.55055451393127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.55677290153503">
                <text:p>1.55677290153503</text:p>
              </table:table-cell>
              <table:table-cell office:value-type="float" office:value="1.55076611042023">
                <text:p>1.55076611042023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.55566878509521">
                <text:p>1.55566878509521</text:p>
              </table:table-cell>
              <table:table-cell office:value-type="float" office:value="1.55059766769409">
                <text:p>1.55059766769409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.55552489948273">
                <text:p>1.55552489948273</text:p>
              </table:table-cell>
              <table:table-cell office:value-type="float" office:value="1.55066978931427">
                <text:p>1.55066978931427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.55439562988281">
                <text:p>1.55439562988281</text:p>
              </table:table-cell>
              <table:table-cell office:value-type="float" office:value="1.55057716369629">
                <text:p>1.55057716369629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.55626495075226">
                <text:p>1.55626495075226</text:p>
              </table:table-cell>
              <table:table-cell office:value-type="float" office:value="1.55032694339752">
                <text:p>1.55032694339752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.55598063659668">
                <text:p>1.55598063659668</text:p>
              </table:table-cell>
              <table:table-cell office:value-type="float" office:value="1.55073893070221">
                <text:p>1.55073893070221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.55413062763214">
                <text:p>1.55413062763214</text:p>
              </table:table-cell>
              <table:table-cell office:value-type="float" office:value="1.55045080184937">
                <text:p>1.5504508018493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55540223312378">
                <text:p>1.55540223312378</text:p>
              </table:table-cell>
              <table:table-cell office:value-type="float" office:value="1.55059957504272">
                <text:p>1.55059957504272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.5547517080307">
                <text:p>1.5547517080307</text:p>
              </table:table-cell>
              <table:table-cell office:value-type="float" office:value="1.55037391185761">
                <text:p>1.55037391185761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1.55456049633026">
                <text:p>1.55456049633026</text:p>
              </table:table-cell>
              <table:table-cell office:value-type="float" office:value="1.55067479610443">
                <text:p>1.55067479610443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1.5551818151474">
                <text:p>1.5551818151474</text:p>
              </table:table-cell>
              <table:table-cell office:value-type="float" office:value="1.55033504962921">
                <text:p>1.55033504962921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1.55526251983643">
                <text:p>1.55526251983643</text:p>
              </table:table-cell>
              <table:table-cell office:value-type="float" office:value="1.55059373378754">
                <text:p>1.55059373378754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1.55487306308746">
                <text:p>1.55487306308746</text:p>
              </table:table-cell>
              <table:table-cell office:value-type="float" office:value="1.55046796798706">
                <text:p>1.55046796798706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1.55599661064148">
                <text:p>1.55599661064148</text:p>
              </table:table-cell>
              <table:table-cell office:value-type="float" office:value="1.55048644542694">
                <text:p>1.55048644542694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1.55507369232178">
                <text:p>1.55507369232178</text:p>
              </table:table-cell>
              <table:table-cell office:value-type="float" office:value="1.55044186115265">
                <text:p>1.55044186115265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1.55511434268951">
                <text:p>1.55511434268951</text:p>
              </table:table-cell>
              <table:table-cell office:value-type="float" office:value="1.55071270465851">
                <text:p>1.55071270465851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1.55597562980652">
                <text:p>1.55597562980652</text:p>
              </table:table-cell>
              <table:table-cell office:value-type="float" office:value="1.55058169364929">
                <text:p>1.5505816936492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.55674035739899">
                <text:p>1.55674035739899</text:p>
              </table:table-cell>
              <table:table-cell office:value-type="float" office:value="1.55060994625092">
                <text:p>1.55060994625092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1.5544276971817">
                <text:p>1.5544276971817</text:p>
              </table:table-cell>
              <table:table-cell office:value-type="float" office:value="1.55055844783783">
                <text:p>1.55055844783783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1.55610187244415">
                <text:p>1.55610187244415</text:p>
              </table:table-cell>
              <table:table-cell office:value-type="float" office:value="1.55065929889679">
                <text:p>1.55065929889679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1.5571885843277">
                <text:p>1.5571885843277</text:p>
              </table:table-cell>
              <table:table-cell office:value-type="float" office:value="1.5506157875061">
                <text:p>1.5506157875061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1.55584819507599">
                <text:p>1.55584819507599</text:p>
              </table:table-cell>
              <table:table-cell office:value-type="float" office:value="1.55056369304657">
                <text:p>1.55056369304657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1.55700071048737">
                <text:p>1.55700071048737</text:p>
              </table:table-cell>
              <table:table-cell office:value-type="float" office:value="1.55063998699188">
                <text:p>1.55063998699188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1.55586500358582">
                <text:p>1.55586500358582</text:p>
              </table:table-cell>
              <table:table-cell office:value-type="float" office:value="1.55051147937775">
                <text:p>1.55051147937775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1.55558593463898">
                <text:p>1.55558593463898</text:p>
              </table:table-cell>
              <table:table-cell office:value-type="float" office:value="1.55050718784332">
                <text:p>1.55050718784332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1.55607087802887">
                <text:p>1.55607087802887</text:p>
              </table:table-cell>
              <table:table-cell office:value-type="float" office:value="1.55050873756409">
                <text:p>1.55050873756409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1.55665667247772">
                <text:p>1.55665667247772</text:p>
              </table:table-cell>
              <table:table-cell office:value-type="float" office:value="1.55033349990845">
                <text:p>1.5503334999084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.55469544124603">
                <text:p>1.55469544124603</text:p>
              </table:table-cell>
              <table:table-cell office:value-type="float" office:value="1.55080211162567">
                <text:p>1.55080211162567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1.55566854667664">
                <text:p>1.55566854667664</text:p>
              </table:table-cell>
              <table:table-cell office:value-type="float" office:value="1.55033111572266">
                <text:p>1.55033111572266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1.55682273101807">
                <text:p>1.55682273101807</text:p>
              </table:table-cell>
              <table:table-cell office:value-type="float" office:value="1.55048060417175">
                <text:p>1.55048060417175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1.55509455394745">
                <text:p>1.55509455394745</text:p>
              </table:table-cell>
              <table:table-cell office:value-type="float" office:value="1.55023205280304">
                <text:p>1.55023205280304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1.55461759757996">
                <text:p>1.55461759757996</text:p>
              </table:table-cell>
              <table:table-cell office:value-type="float" office:value="1.55023205280304">
                <text:p>1.55023205280304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1.55547208976746">
                <text:p>1.55547208976746</text:p>
              </table:table-cell>
              <table:table-cell office:value-type="float" office:value="1.550164103508">
                <text:p>1.550164103508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1.5565280456543">
                <text:p>1.5565280456543</text:p>
              </table:table-cell>
              <table:table-cell office:value-type="float" office:value="1.55032122135162">
                <text:p>1.55032122135162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1.55488093090057">
                <text:p>1.55488093090057</text:p>
              </table:table-cell>
              <table:table-cell office:value-type="float" office:value="1.55024361610413">
                <text:p>1.55024361610413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1.55565173816681">
                <text:p>1.55565173816681</text:p>
              </table:table-cell>
              <table:table-cell office:value-type="float" office:value="1.55032026767731">
                <text:p>1.55032026767731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1.55527813625336">
                <text:p>1.55527813625336</text:p>
              </table:table-cell>
              <table:table-cell office:value-type="float" office:value="1.55048048496246">
                <text:p>1.5504804849624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.55679030609131">
                <text:p>1.55679030609131</text:p>
              </table:table-cell>
              <table:table-cell office:value-type="float" office:value="1.55012011528015">
                <text:p>1.55012011528015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1.55413921070099">
                <text:p>1.55413921070099</text:p>
              </table:table-cell>
              <table:table-cell office:value-type="float" office:value="1.55044758319855">
                <text:p>1.55044758319855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1.55628533554077">
                <text:p>1.55628533554077</text:p>
              </table:table-cell>
              <table:table-cell office:value-type="float" office:value="1.55038154125214">
                <text:p>1.55038154125214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1.55558474254608">
                <text:p>1.55558474254608</text:p>
              </table:table-cell>
              <table:table-cell office:value-type="float" office:value="1.55040490627289">
                <text:p>1.55040490627289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1.55457956981659">
                <text:p>1.55457956981659</text:p>
              </table:table-cell>
              <table:table-cell office:value-type="float" office:value="1.55040633678436">
                <text:p>1.55040633678436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.55610199165344">
                <text:p>1.55610199165344</text:p>
              </table:table-cell>
              <table:table-cell office:value-type="float" office:value="1.55019843578339">
                <text:p>1.55019843578339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1.55571646881104">
                <text:p>1.55571646881104</text:p>
              </table:table-cell>
              <table:table-cell office:value-type="float" office:value="1.55004334449768">
                <text:p>1.55004334449768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1.55743463230133">
                <text:p>1.55743463230133</text:p>
              </table:table-cell>
              <table:table-cell office:value-type="float" office:value="1.55034732818604">
                <text:p>1.55034732818604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1.55511768054962">
                <text:p>1.55511768054962</text:p>
              </table:table-cell>
              <table:table-cell office:value-type="float" office:value="1.55002474784851">
                <text:p>1.55002474784851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1.55538613986969">
                <text:p>1.55538613986969</text:p>
              </table:table-cell>
              <table:table-cell office:value-type="float" office:value="1.55029475688934">
                <text:p>1.5502947568893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.55637521934509">
                <text:p>1.55637521934509</text:p>
              </table:table-cell>
              <table:table-cell office:value-type="float" office:value="1.55027484893799">
                <text:p>1.55027484893799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.55638797473907">
                <text:p>1.55638797473907</text:p>
              </table:table-cell>
              <table:table-cell office:value-type="float" office:value="1.55003154277802">
                <text:p>1.55003154277802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1.55371399116516">
                <text:p>1.55371399116516</text:p>
              </table:table-cell>
              <table:table-cell office:value-type="float" office:value="1.55020773410797">
                <text:p>1.55020773410797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1.55679519367218">
                <text:p>1.55679519367218</text:p>
              </table:table-cell>
              <table:table-cell office:value-type="float" office:value="1.55027961730957">
                <text:p>1.55027961730957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1.55495841693878">
                <text:p>1.55495841693878</text:p>
              </table:table-cell>
              <table:table-cell office:value-type="float" office:value="1.55014431476593">
                <text:p>1.55014431476593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1.55591662120819">
                <text:p>1.55591662120819</text:p>
              </table:table-cell>
              <table:table-cell office:value-type="float" office:value="1.54998743534088">
                <text:p>1.54998743534088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1.55553300571442">
                <text:p>1.55553300571442</text:p>
              </table:table-cell>
              <table:table-cell office:value-type="float" office:value="1.55023789405823">
                <text:p>1.55023789405823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.55470509719849">
                <text:p>1.55470509719849</text:p>
              </table:table-cell>
              <table:table-cell office:value-type="float" office:value="1.55004847049713">
                <text:p>1.5500484704971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1.55582661819458">
                <text:p>1.55582661819458</text:p>
              </table:table-cell>
              <table:table-cell office:value-type="float" office:value="1.55024135112762">
                <text:p>1.55024135112762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1.5552764673233">
                <text:p>1.5552764673233</text:p>
              </table:table-cell>
              <table:table-cell office:value-type="float" office:value="1.55023396015167">
                <text:p>1.5502339601516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.55467720222473">
                <text:p>1.55467720222473</text:p>
              </table:table-cell>
              <table:table-cell office:value-type="float" office:value="1.54990077018738">
                <text:p>1.54990077018738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1.55330355358124">
                <text:p>1.55330355358124</text:p>
              </table:table-cell>
              <table:table-cell office:value-type="float" office:value="1.55012989044189">
                <text:p>1.55012989044189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1.55495317173004">
                <text:p>1.55495317173004</text:p>
              </table:table-cell>
              <table:table-cell office:value-type="float" office:value="1.55026495456696">
                <text:p>1.55026495456696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1.55427689743042">
                <text:p>1.55427689743042</text:p>
              </table:table-cell>
              <table:table-cell office:value-type="float" office:value="1.55002665519714">
                <text:p>1.55002665519714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1.5549422044754">
                <text:p>1.5549422044754</text:p>
              </table:table-cell>
              <table:table-cell office:value-type="float" office:value="1.55013310909271">
                <text:p>1.55013310909271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1.55392475318909">
                <text:p>1.55392475318909</text:p>
              </table:table-cell>
              <table:table-cell office:value-type="float" office:value="1.54995405673981">
                <text:p>1.54995405673981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1.55550093841553">
                <text:p>1.55550093841553</text:p>
              </table:table-cell>
              <table:table-cell office:value-type="float" office:value="1.54993319511414">
                <text:p>1.54993319511414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1.55675490093231">
                <text:p>1.55675490093231</text:p>
              </table:table-cell>
              <table:table-cell office:value-type="float" office:value="1.55004382133484">
                <text:p>1.55004382133484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1.55514390659332">
                <text:p>1.55514390659332</text:p>
              </table:table-cell>
              <table:table-cell office:value-type="float" office:value="1.55028963088989">
                <text:p>1.55028963088989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1.55664355945587">
                <text:p>1.55664355945587</text:p>
              </table:table-cell>
              <table:table-cell office:value-type="float" office:value="1.55014777183533">
                <text:p>1.5501477718353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.55722720813751">
                <text:p>1.55722720813751</text:p>
              </table:table-cell>
              <table:table-cell office:value-type="float" office:value="1.54992747306824">
                <text:p>1.54992747306824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1.55590541553497">
                <text:p>1.55590541553497</text:p>
              </table:table-cell>
              <table:table-cell office:value-type="float" office:value="1.55011320114136">
                <text:p>1.55011320114136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1.55592186641693">
                <text:p>1.55592186641693</text:p>
              </table:table-cell>
              <table:table-cell office:value-type="float" office:value="1.54995059967041">
                <text:p>1.54995059967041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1.5562712688446">
                <text:p>1.5562712688446</text:p>
              </table:table-cell>
              <table:table-cell office:value-type="float" office:value="1.54996955394745">
                <text:p>1.54996955394745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1.5552514333725">
                <text:p>1.5552514333725</text:p>
              </table:table-cell>
              <table:table-cell office:value-type="float" office:value="1.54996740818024">
                <text:p>1.54996740818024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1.5566352148056">
                <text:p>1.5566352148056</text:p>
              </table:table-cell>
              <table:table-cell office:value-type="float" office:value="1.54995322227478">
                <text:p>1.54995322227478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1.55597872924805">
                <text:p>1.55597872924805</text:p>
              </table:table-cell>
              <table:table-cell office:value-type="float" office:value="1.54982304573059">
                <text:p>1.54982304573059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1.55560882282257">
                <text:p>1.55560882282257</text:p>
              </table:table-cell>
              <table:table-cell office:value-type="float" office:value="1.55004668235779">
                <text:p>1.55004668235779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1.55856187534332">
                <text:p>1.55856187534332</text:p>
              </table:table-cell>
              <table:table-cell office:value-type="float" office:value="1.55005764961243">
                <text:p>1.55005764961243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1.55661852550507">
                <text:p>1.55661852550507</text:p>
              </table:table-cell>
              <table:table-cell office:value-type="float" office:value="1.54985129833221">
                <text:p>1.5498512983322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.55561359119415">
                <text:p>1.55561359119415</text:p>
              </table:table-cell>
              <table:table-cell office:value-type="float" office:value="1.55010855197907">
                <text:p>1.55010855197907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1.55341727924347">
                <text:p>1.55341727924347</text:p>
              </table:table-cell>
              <table:table-cell office:value-type="float" office:value="1.54979944229126">
                <text:p>1.54979944229126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1.55742366504669">
                <text:p>1.55742366504669</text:p>
              </table:table-cell>
              <table:table-cell office:value-type="float" office:value="1.54999673366547">
                <text:p>1.54999673366547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1.55617971611023">
                <text:p>1.55617971611023</text:p>
              </table:table-cell>
              <table:table-cell office:value-type="float" office:value="1.5499632358551">
                <text:p>1.5499632358551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1.55524320793152">
                <text:p>1.55524320793152</text:p>
              </table:table-cell>
              <table:table-cell office:value-type="float" office:value="1.55018734931946">
                <text:p>1.55018734931946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1.55505092334747">
                <text:p>1.55505092334747</text:p>
              </table:table-cell>
              <table:table-cell office:value-type="float" office:value="1.54977476596832">
                <text:p>1.54977476596832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1.55651385974884">
                <text:p>1.55651385974884</text:p>
              </table:table-cell>
              <table:table-cell office:value-type="float" office:value="1.54975438117981">
                <text:p>1.54975438117981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1.556478931427">
                <text:p>1.556478931427</text:p>
              </table:table-cell>
              <table:table-cell office:value-type="float" office:value="1.5498480796814">
                <text:p>1.5498480796814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1.55714769554138">
                <text:p>1.55714769554138</text:p>
              </table:table-cell>
              <table:table-cell office:value-type="float" office:value="1.55004477500916">
                <text:p>1.55004477500916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1.55393417072296">
                <text:p>1.55393417072296</text:p>
              </table:table-cell>
              <table:table-cell office:value-type="float" office:value="1.55005514621735">
                <text:p>1.5500551462173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55475087356567">
                <text:p>1.55475087356567</text:p>
              </table:table-cell>
              <table:table-cell office:value-type="float" office:value="1.54983234405518">
                <text:p>1.54983234405518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1.55630309772491">
                <text:p>1.55630309772491</text:p>
              </table:table-cell>
              <table:table-cell office:value-type="float" office:value="1.55006098747253">
                <text:p>1.55006098747253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1.55391009044647">
                <text:p>1.55391009044647</text:p>
              </table:table-cell>
              <table:table-cell office:value-type="float" office:value="1.54995310306549">
                <text:p>1.54995310306549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1.55592353534698">
                <text:p>1.55592353534698</text:p>
              </table:table-cell>
              <table:table-cell office:value-type="float" office:value="1.54996621608734">
                <text:p>1.54996621608734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.5560088891983">
                <text:p>1.5560088891983</text:p>
              </table:table-cell>
              <table:table-cell office:value-type="float" office:value="1.54988920688629">
                <text:p>1.54988920688629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1.55584628772736">
                <text:p>1.55584628772736</text:p>
              </table:table-cell>
              <table:table-cell office:value-type="float" office:value="1.54999458789825">
                <text:p>1.54999458789825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1.55318982791901">
                <text:p>1.55318982791901</text:p>
              </table:table-cell>
              <table:table-cell office:value-type="float" office:value="1.54998171329498">
                <text:p>1.54998171329498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1.55475242328644">
                <text:p>1.55475242328644</text:p>
              </table:table-cell>
              <table:table-cell office:value-type="float" office:value="1.5497237443924">
                <text:p>1.5497237443924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1.55488355350494">
                <text:p>1.55488355350494</text:p>
              </table:table-cell>
              <table:table-cell office:value-type="float" office:value="1.54968392848969">
                <text:p>1.54968392848969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1.55512805175781">
                <text:p>1.55512805175781</text:p>
              </table:table-cell>
              <table:table-cell office:value-type="float" office:value="1.54989671707153">
                <text:p>1.5498967170715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.55578847122192">
                <text:p>1.55578847122192</text:p>
              </table:table-cell>
              <table:table-cell office:value-type="float" office:value="1.54994201660156">
                <text:p>1.54994201660156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1.55647189807892">
                <text:p>1.55647189807892</text:p>
              </table:table-cell>
              <table:table-cell office:value-type="float" office:value="1.54977488517761">
                <text:p>1.54977488517761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1.55661876392365">
                <text:p>1.55661876392365</text:p>
              </table:table-cell>
              <table:table-cell office:value-type="float" office:value="1.54976320266724">
                <text:p>1.54976320266724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1.55528254699707">
                <text:p>1.55528254699707</text:p>
              </table:table-cell>
              <table:table-cell office:value-type="float" office:value="1.54979681968689">
                <text:p>1.54979681968689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1.55642540645599">
                <text:p>1.55642540645599</text:p>
              </table:table-cell>
              <table:table-cell office:value-type="float" office:value="1.54980146884918">
                <text:p>1.54980146884918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1.55548877906799">
                <text:p>1.55548877906799</text:p>
              </table:table-cell>
              <table:table-cell office:value-type="float" office:value="1.54968798160553">
                <text:p>1.54968798160553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1.5560043592453">
                <text:p>1.5560043592453</text:p>
              </table:table-cell>
              <table:table-cell office:value-type="float" office:value="1.54987609386444">
                <text:p>1.54987609386444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1.55687291812897">
                <text:p>1.55687291812897</text:p>
              </table:table-cell>
              <table:table-cell office:value-type="float" office:value="1.54978656768799">
                <text:p>1.54978656768799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1.55517656993866">
                <text:p>1.55517656993866</text:p>
              </table:table-cell>
              <table:table-cell office:value-type="float" office:value="1.5497921705246">
                <text:p>1.5497921705246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1.55611605834961">
                <text:p>1.55611605834961</text:p>
              </table:table-cell>
              <table:table-cell office:value-type="float" office:value="1.54981398582459">
                <text:p>1.5498139858245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55588967990875">
                <text:p>1.55588967990875</text:p>
              </table:table-cell>
              <table:table-cell office:value-type="float" office:value="1.54977202415466">
                <text:p>1.54977202415466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1.55533559513092">
                <text:p>1.55533559513092</text:p>
              </table:table-cell>
              <table:table-cell office:value-type="float" office:value="1.54989755153656">
                <text:p>1.54989755153656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1.55528123569489">
                <text:p>1.55528123569489</text:p>
              </table:table-cell>
              <table:table-cell office:value-type="float" office:value="1.54976952075958">
                <text:p>1.54976952075958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1.55689270687103">
                <text:p>1.55689270687103</text:p>
              </table:table-cell>
              <table:table-cell office:value-type="float" office:value="1.54982686042786">
                <text:p>1.54982686042786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1.55458922576904">
                <text:p>1.55458922576904</text:p>
              </table:table-cell>
              <table:table-cell office:value-type="float" office:value="1.54972445964813">
                <text:p>1.54972445964813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1.55786426258087">
                <text:p>1.55786426258087</text:p>
              </table:table-cell>
              <table:table-cell office:value-type="float" office:value="1.54962861537933">
                <text:p>1.54962861537933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1.55432839584351">
                <text:p>1.55432839584351</text:p>
              </table:table-cell>
              <table:table-cell office:value-type="float" office:value="1.54967331886292">
                <text:p>1.54967331886292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1.55631966781616">
                <text:p>1.55631966781616</text:p>
              </table:table-cell>
              <table:table-cell office:value-type="float" office:value="1.54973900318146">
                <text:p>1.54973900318146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1.55384679031372">
                <text:p>1.55384679031372</text:p>
              </table:table-cell>
              <table:table-cell office:value-type="float" office:value="1.54954957962036">
                <text:p>1.54954957962036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1.55524976444244">
                <text:p>1.55524976444244</text:p>
              </table:table-cell>
              <table:table-cell office:value-type="float" office:value="1.54978847503662">
                <text:p>1.5497884750366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.55549295139313">
                <text:p>1.55549295139313</text:p>
              </table:table-cell>
              <table:table-cell office:value-type="float" office:value="1.54972016811371">
                <text:p>1.54972016811371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.55615432453156">
                <text:p>1.55615432453156</text:p>
              </table:table-cell>
              <table:table-cell office:value-type="float" office:value="1.54955768585205">
                <text:p>1.5495576858520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55466337394714">
                <text:p>1.55466337394714</text:p>
              </table:table-cell>
              <table:table-cell office:value-type="float" office:value="1.54991745948792">
                <text:p>1.5499174594879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1.55684240055084">
                <text:p>1.55684240055084</text:p>
              </table:table-cell>
              <table:table-cell office:value-type="float" office:value="1.54992258548737">
                <text:p>1.54992258548737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1.55603153896332">
                <text:p>1.55603153896332</text:p>
              </table:table-cell>
              <table:table-cell office:value-type="float" office:value="1.54970788955688">
                <text:p>1.54970788955688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1.55451114368439">
                <text:p>1.55451114368439</text:p>
              </table:table-cell>
              <table:table-cell office:value-type="float" office:value="1.54989051818848">
                <text:p>1.54989051818848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1.55450792503357">
                <text:p>1.55450792503357</text:p>
              </table:table-cell>
              <table:table-cell office:value-type="float" office:value="1.54965341091156">
                <text:p>1.54965341091156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1.55736251068115">
                <text:p>1.55736251068115</text:p>
              </table:table-cell>
              <table:table-cell office:value-type="float" office:value="1.54967498779297">
                <text:p>1.54967498779297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1.55575306606293">
                <text:p>1.55575306606293</text:p>
              </table:table-cell>
              <table:table-cell office:value-type="float" office:value="1.54957127571106">
                <text:p>1.54957127571106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1.55494876098633">
                <text:p>1.55494876098633</text:p>
              </table:table-cell>
              <table:table-cell office:value-type="float" office:value="1.54984509944916">
                <text:p>1.5498450994491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.55501992893219">
                <text:p>1.55501992893219</text:p>
              </table:table-cell>
              <table:table-cell office:value-type="float" office:value="1.54973340034485">
                <text:p>1.54973340034485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1.55559439849854">
                <text:p>1.55559439849854</text:p>
              </table:table-cell>
              <table:table-cell office:value-type="float" office:value="1.54979825019836">
                <text:p>1.54979825019836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1.5554441947937">
                <text:p>1.5554441947937</text:p>
              </table:table-cell>
              <table:table-cell office:value-type="float" office:value="1.5493655204773">
                <text:p>1.5493655204773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1.5548270483017">
                <text:p>1.5548270483017</text:p>
              </table:table-cell>
              <table:table-cell office:value-type="float" office:value="1.54964911937714">
                <text:p>1.54964911937714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1.55431325626373">
                <text:p>1.55431325626373</text:p>
              </table:table-cell>
              <table:table-cell office:value-type="float" office:value="1.54950022697449">
                <text:p>1.54950022697449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1.55662472438812">
                <text:p>1.55662472438812</text:p>
              </table:table-cell>
              <table:table-cell office:value-type="float" office:value="1.54974901676178">
                <text:p>1.54974901676178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1.55384381008148">
                <text:p>1.55384381008148</text:p>
              </table:table-cell>
              <table:table-cell office:value-type="float" office:value="1.54956555366516">
                <text:p>1.54956555366516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1.55509717655182">
                <text:p>1.55509717655182</text:p>
              </table:table-cell>
              <table:table-cell office:value-type="float" office:value="1.5499005317688">
                <text:p>1.5499005317688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1.55390603733063">
                <text:p>1.55390603733063</text:p>
              </table:table-cell>
              <table:table-cell office:value-type="float" office:value="1.54955363273621">
                <text:p>1.54955363273621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1.55493612480164">
                <text:p>1.55493612480164</text:p>
              </table:table-cell>
              <table:table-cell office:value-type="float" office:value="1.54952728748322">
                <text:p>1.5495272874832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.55577428531647">
                <text:p>1.55577428531647</text:p>
              </table:table-cell>
              <table:table-cell office:value-type="float" office:value="1.54951691627502">
                <text:p>1.54951691627502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1.55495758247375">
                <text:p>1.55495758247375</text:p>
              </table:table-cell>
              <table:table-cell office:value-type="float" office:value="1.54945886135101">
                <text:p>1.54945886135101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1.5546683807373">
                <text:p>1.5546683807373</text:p>
              </table:table-cell>
              <table:table-cell office:value-type="float" office:value="1.54945409297943">
                <text:p>1.54945409297943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1.55582030010223">
                <text:p>1.55582030010223</text:p>
              </table:table-cell>
              <table:table-cell office:value-type="float" office:value="1.549440741539">
                <text:p>1.549440741539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1.55719979000092">
                <text:p>1.55719979000092</text:p>
              </table:table-cell>
              <table:table-cell office:value-type="float" office:value="1.54956042766571">
                <text:p>1.54956042766571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1.55434758853912">
                <text:p>1.55434758853912</text:p>
              </table:table-cell>
              <table:table-cell office:value-type="float" office:value="1.54960894584656">
                <text:p>1.54960894584656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1.5549022693634">
                <text:p>1.5549022693634</text:p>
              </table:table-cell>
              <table:table-cell office:value-type="float" office:value="1.54938852787018">
                <text:p>1.54938852787018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1.55504329395294">
                <text:p>1.55504329395294</text:p>
              </table:table-cell>
              <table:table-cell office:value-type="float" office:value="1.54963064193726">
                <text:p>1.54963064193726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1.55470235538483">
                <text:p>1.55470235538483</text:p>
              </table:table-cell>
              <table:table-cell office:value-type="float" office:value="1.54965615272522">
                <text:p>1.54965615272522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1.55610270690918">
                <text:p>1.55610270690918</text:p>
              </table:table-cell>
              <table:table-cell office:value-type="float" office:value="1.54950702190399">
                <text:p>1.5495070219039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.55599458408356">
                <text:p>1.55599458408356</text:p>
              </table:table-cell>
              <table:table-cell office:value-type="float" office:value="1.54949939250946">
                <text:p>1.54949939250946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1.5545292634964">
                <text:p>1.5545292634964</text:p>
              </table:table-cell>
              <table:table-cell office:value-type="float" office:value="1.54937124252319">
                <text:p>1.54937124252319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1.55335910511017">
                <text:p>1.55335910511017</text:p>
              </table:table-cell>
              <table:table-cell office:value-type="float" office:value="1.54955637454987">
                <text:p>1.54955637454987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1.55518706035614">
                <text:p>1.55518706035614</text:p>
              </table:table-cell>
              <table:table-cell office:value-type="float" office:value="1.54954087734222">
                <text:p>1.54954087734222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1.55589397144318">
                <text:p>1.55589397144318</text:p>
              </table:table-cell>
              <table:table-cell office:value-type="float" office:value="1.5493221282959">
                <text:p>1.5493221282959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1.55381138515472">
                <text:p>1.55381138515472</text:p>
              </table:table-cell>
              <table:table-cell office:value-type="float" office:value="1.54939293861389">
                <text:p>1.54939293861389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1.55538542461395">
                <text:p>1.55538542461395</text:p>
              </table:table-cell>
              <table:table-cell office:value-type="float" office:value="1.54950642585754">
                <text:p>1.54950642585754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1.55562193584442">
                <text:p>1.55562193584442</text:p>
              </table:table-cell>
              <table:table-cell office:value-type="float" office:value="1.54943907260895">
                <text:p>1.54943907260895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1.5559427280426">
                <text:p>1.5559427280426</text:p>
              </table:table-cell>
              <table:table-cell office:value-type="float" office:value="1.54934442043304">
                <text:p>1.54934442043304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1.55287809562683">
                <text:p>1.55287809562683</text:p>
              </table:table-cell>
              <table:table-cell office:value-type="float" office:value="1.54926717281342">
                <text:p>1.5492671728134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.55405421447754">
                <text:p>1.55405421447754</text:p>
              </table:table-cell>
              <table:table-cell office:value-type="float" office:value="1.54948878288269">
                <text:p>1.54948878288269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1.5538801689148">
                <text:p>1.5538801689148</text:p>
              </table:table-cell>
              <table:table-cell office:value-type="float" office:value="1.5494350194931">
                <text:p>1.5494350194931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1.55636925888062">
                <text:p>1.55636925888062</text:p>
              </table:table-cell>
              <table:table-cell office:value-type="float" office:value="1.5493791103363">
                <text:p>1.5493791103363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1.55376358222961">
                <text:p>1.55376358222961</text:p>
              </table:table-cell>
              <table:table-cell office:value-type="float" office:value="1.54934930801392">
                <text:p>1.54934930801392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1.55518455696106">
                <text:p>1.55518455696106</text:p>
              </table:table-cell>
              <table:table-cell office:value-type="float" office:value="1.54931998252869">
                <text:p>1.54931998252869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1.55558486175537">
                <text:p>1.55558486175537</text:p>
              </table:table-cell>
              <table:table-cell office:value-type="float" office:value="1.54934597015381">
                <text:p>1.54934597015381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1.55589325618744">
                <text:p>1.55589325618744</text:p>
              </table:table-cell>
              <table:table-cell office:value-type="float" office:value="1.54955732822418">
                <text:p>1.54955732822418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1.55576546382904">
                <text:p>1.55576546382904</text:p>
              </table:table-cell>
              <table:table-cell office:value-type="float" office:value="1.54966032505035">
                <text:p>1.54966032505035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1.55430169296265">
                <text:p>1.55430169296265</text:p>
              </table:table-cell>
              <table:table-cell office:value-type="float" office:value="1.54926216602325">
                <text:p>1.54926216602325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1.55404861164093">
                <text:p>1.55404861164093</text:p>
              </table:table-cell>
              <table:table-cell office:value-type="float" office:value="1.54945480823517">
                <text:p>1.5494548082351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.55460150432587">
                <text:p>1.55460150432587</text:p>
              </table:table-cell>
              <table:table-cell office:value-type="float" office:value="1.54914331436157">
                <text:p>1.54914331436157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1.55433066082001">
                <text:p>1.55433066082001</text:p>
              </table:table-cell>
              <table:table-cell office:value-type="float" office:value="1.54918026924133">
                <text:p>1.54918026924133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1.55499572944641">
                <text:p>1.55499572944641</text:p>
              </table:table-cell>
              <table:table-cell office:value-type="float" office:value="1.5492457151413">
                <text:p>1.5492457151413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1.5543398399353">
                <text:p>1.5543398399353</text:p>
              </table:table-cell>
              <table:table-cell office:value-type="float" office:value="1.54958498477936">
                <text:p>1.54958498477936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1.55552334976196">
                <text:p>1.55552334976196</text:p>
              </table:table-cell>
              <table:table-cell office:value-type="float" office:value="1.54940497875214">
                <text:p>1.54940497875214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1.55548913669586">
                <text:p>1.55548913669586</text:p>
              </table:table-cell>
              <table:table-cell office:value-type="float" office:value="1.5495011806488">
                <text:p>1.5495011806488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1.55396373462677">
                <text:p>1.55396373462677</text:p>
              </table:table-cell>
              <table:table-cell office:value-type="float" office:value="1.54963314533234">
                <text:p>1.54963314533234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1.55569656085968">
                <text:p>1.55569656085968</text:p>
              </table:table-cell>
              <table:table-cell office:value-type="float" office:value="1.54929220676422">
                <text:p>1.54929220676422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1.55356319141388">
                <text:p>1.55356319141388</text:p>
              </table:table-cell>
              <table:table-cell office:value-type="float" office:value="1.54946196079254">
                <text:p>1.54946196079254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1.55428297710419">
                <text:p>1.55428297710419</text:p>
              </table:table-cell>
              <table:table-cell office:value-type="float" office:value="1.54946672916412">
                <text:p>1.5494667291641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.55478794765472">
                <text:p>1.55478794765472</text:p>
              </table:table-cell>
              <table:table-cell office:value-type="float" office:value="1.5494282245636">
                <text:p>1.5494282245636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1.55467374515533">
                <text:p>1.55467374515533</text:p>
              </table:table-cell>
              <table:table-cell office:value-type="float" office:value="1.549356341362">
                <text:p>1.549356341362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1.55513997268677">
                <text:p>1.55513997268677</text:p>
              </table:table-cell>
              <table:table-cell office:value-type="float" office:value="1.54918909072876">
                <text:p>1.54918909072876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1.55624492359161">
                <text:p>1.55624492359161</text:p>
              </table:table-cell>
              <table:table-cell office:value-type="float" office:value="1.54918134212494">
                <text:p>1.54918134212494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1.55514354896545">
                <text:p>1.55514354896545</text:p>
              </table:table-cell>
              <table:table-cell office:value-type="float" office:value="1.54906809329987">
                <text:p>1.54906809329987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1.55482728672028">
                <text:p>1.55482728672028</text:p>
              </table:table-cell>
              <table:table-cell office:value-type="float" office:value="1.54902529716492">
                <text:p>1.54902529716492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.55660231304169">
                <text:p>1.55660231304169</text:p>
              </table:table-cell>
              <table:table-cell office:value-type="float" office:value="1.54929566383362">
                <text:p>1.54929566383362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.55633886051178">
                <text:p>1.55633886051178</text:p>
              </table:table-cell>
              <table:table-cell office:value-type="float" office:value="1.5493016242981">
                <text:p>1.5493016242981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1.55860383701324">
                <text:p>1.55860383701324</text:p>
              </table:table-cell>
              <table:table-cell office:value-type="float" office:value="1.54938268661499">
                <text:p>1.54938268661499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1.55446584415436">
                <text:p>1.55446584415436</text:p>
              </table:table-cell>
              <table:table-cell office:value-type="float" office:value="1.54903531074524">
                <text:p>1.54903531074524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.55671580028534">
                <text:p>1.55671580028534</text:p>
              </table:table-cell>
              <table:table-cell office:value-type="float" office:value="1.54941689968109">
                <text:p>1.54941689968109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1.55411250782013">
                <text:p>1.55411250782013</text:p>
              </table:table-cell>
              <table:table-cell office:value-type="float" office:value="1.54921889305115">
                <text:p>1.54921889305115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1.5550562877655">
                <text:p>1.5550562877655</text:p>
              </table:table-cell>
              <table:table-cell office:value-type="float" office:value="1.54919695854187">
                <text:p>1.54919695854187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1.55570132923126">
                <text:p>1.55570132923126</text:p>
              </table:table-cell>
              <table:table-cell office:value-type="float" office:value="1.54919588565826">
                <text:p>1.54919588565826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.55378790092468">
                <text:p>1.55378790092468</text:p>
              </table:table-cell>
              <table:table-cell office:value-type="float" office:value="1.54935669898987">
                <text:p>1.54935669898987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.5541151304245">
                <text:p>1.5541151304245</text:p>
              </table:table-cell>
              <table:table-cell office:value-type="float" office:value="1.54911267757416">
                <text:p>1.54911267757416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1.55504591655731">
                <text:p>1.55504591655731</text:p>
              </table:table-cell>
              <table:table-cell office:value-type="float" office:value="1.54923367500305">
                <text:p>1.54923367500305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.55434115123749">
                <text:p>1.55434115123749</text:p>
              </table:table-cell>
              <table:table-cell office:value-type="float" office:value="1.54916977882385">
                <text:p>1.54916977882385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1.55553610515594">
                <text:p>1.55553610515594</text:p>
              </table:table-cell>
              <table:table-cell office:value-type="float" office:value="1.54925155639648">
                <text:p>1.54925155639648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1.55573876094818">
                <text:p>1.55573876094818</text:p>
              </table:table-cell>
              <table:table-cell office:value-type="float" office:value="1.54915177822113">
                <text:p>1.54915177822113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.55462904167175">
                <text:p>1.55462904167175</text:p>
              </table:table-cell>
              <table:table-cell office:value-type="float" office:value="1.54920756816864">
                <text:p>1.54920756816864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.55508859348297">
                <text:p>1.55508859348297</text:p>
              </table:table-cell>
              <table:table-cell office:value-type="float" office:value="1.54920852184296">
                <text:p>1.54920852184296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1.55522461128235">
                <text:p>1.55522461128235</text:p>
              </table:table-cell>
              <table:table-cell office:value-type="float" office:value="1.54909408092499">
                <text:p>1.54909408092499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.55484421443939">
                <text:p>1.55484421443939</text:p>
              </table:table-cell>
              <table:table-cell office:value-type="float" office:value="1.54898083209991">
                <text:p>1.54898083209991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1.55553419780731">
                <text:p>1.55553419780731</text:p>
              </table:table-cell>
              <table:table-cell office:value-type="float" office:value="1.5492650270462">
                <text:p>1.5492650270462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1.55415828418732">
                <text:p>1.55415828418732</text:p>
              </table:table-cell>
              <table:table-cell office:value-type="float" office:value="1.5491406917572">
                <text:p>1.5491406917572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1.55604918193817">
                <text:p>1.55604918193817</text:p>
              </table:table-cell>
              <table:table-cell office:value-type="float" office:value="1.54909837245941">
                <text:p>1.54909837245941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1.55385334682465">
                <text:p>1.55385334682465</text:p>
              </table:table-cell>
              <table:table-cell office:value-type="float" office:value="1.54920840263367">
                <text:p>1.54920840263367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1.55427677822113">
                <text:p>1.55427677822113</text:p>
              </table:table-cell>
              <table:table-cell office:value-type="float" office:value="1.54906415939331">
                <text:p>1.54906415939331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.5541071434021">
                <text:p>1.5541071434021</text:p>
              </table:table-cell>
              <table:table-cell office:value-type="float" office:value="1.54916155338287">
                <text:p>1.5491615533828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.55389757347107">
                <text:p>1.55389757347107</text:p>
              </table:table-cell>
              <table:table-cell office:value-type="float" office:value="1.54872739315033">
                <text:p>1.54872739315033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.55490644168854">
                <text:p>1.55490644168854</text:p>
              </table:table-cell>
              <table:table-cell office:value-type="float" office:value="1.54845321178436">
                <text:p>1.54845321178436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1.55263645839691">
                <text:p>1.55263645839691</text:p>
              </table:table-cell>
              <table:table-cell office:value-type="float" office:value="1.54842591285706">
                <text:p>1.54842591285706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1.5529993314743">
                <text:p>1.5529993314743</text:p>
              </table:table-cell>
              <table:table-cell office:value-type="float" office:value="1.54832577705383">
                <text:p>1.54832577705383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1.55445034694672">
                <text:p>1.55445034694672</text:p>
              </table:table-cell>
              <table:table-cell office:value-type="float" office:value="1.5484527349472">
                <text:p>1.5484527349472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1.55347688388824">
                <text:p>1.55347688388824</text:p>
              </table:table-cell>
              <table:table-cell office:value-type="float" office:value="1.54825007915497">
                <text:p>1.54825007915497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1.55503018093109">
                <text:p>1.55503018093109</text:p>
              </table:table-cell>
              <table:table-cell office:value-type="float" office:value="1.54832577705383">
                <text:p>1.54832577705383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1.55366487693787">
                <text:p>1.55366487693787</text:p>
              </table:table-cell>
              <table:table-cell office:value-type="float" office:value="1.54826188087463">
                <text:p>1.54826188087463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1.55411942195892">
                <text:p>1.55411942195892</text:p>
              </table:table-cell>
              <table:table-cell office:value-type="float" office:value="1.54833209514618">
                <text:p>1.54833209514618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1.55371828269959">
                <text:p>1.55371828269959</text:p>
              </table:table-cell>
              <table:table-cell office:value-type="float" office:value="1.54828655719757">
                <text:p>1.54828655719757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.55345924091339">
                <text:p>1.55345924091339</text:p>
              </table:table-cell>
              <table:table-cell office:value-type="float" office:value="1.54827260971069">
                <text:p>1.54827260971069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1.55425186347961">
                <text:p>1.55425186347961</text:p>
              </table:table-cell>
              <table:table-cell office:value-type="float" office:value="1.5482382774353">
                <text:p>1.5482382774353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1.55348177146912">
                <text:p>1.55348177146912</text:p>
              </table:table-cell>
              <table:table-cell office:value-type="float" office:value="1.54823100566864">
                <text:p>1.54823100566864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1.55437834453583">
                <text:p>1.55437834453583</text:p>
              </table:table-cell>
              <table:table-cell office:value-type="float" office:value="1.54827928543091">
                <text:p>1.54827928543091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1.552">
                <text:p>1.552</text:p>
              </table:table-cell>
              <table:table-cell office:value-type="float" office:value="1.54822492599487">
                <text:p>1.54822492599487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1.55329377841949">
                <text:p>1.55329377841949</text:p>
              </table:table-cell>
              <table:table-cell office:value-type="float" office:value="1.54818665981293">
                <text:p>1.54818665981293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1.55391080570221">
                <text:p>1.55391080570221</text:p>
              </table:table-cell>
              <table:table-cell office:value-type="float" office:value="1.54824960231781">
                <text:p>1.54824960231781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1.55434282016754">
                <text:p>1.55434282016754</text:p>
              </table:table-cell>
              <table:table-cell office:value-type="float" office:value="1.54820823669434">
                <text:p>1.54820823669434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1.55397756290436">
                <text:p>1.55397756290436</text:p>
              </table:table-cell>
              <table:table-cell office:value-type="float" office:value="1.54808843135834">
                <text:p>1.54808843135834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1.55367346000671">
                <text:p>1.55367346000671</text:p>
              </table:table-cell>
              <table:table-cell office:value-type="float" office:value="1.54823744297028">
                <text:p>1.54823744297028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.55390043449402">
                <text:p>1.55390043449402</text:p>
              </table:table-cell>
              <table:table-cell office:value-type="float" office:value="1.54811000823975">
                <text:p>1.54811000823975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1.55472333621979">
                <text:p>1.55472333621979</text:p>
              </table:table-cell>
              <table:table-cell office:value-type="float" office:value="1.54814779758453">
                <text:p>1.54814779758453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1.55388040733337">
                <text:p>1.55388040733337</text:p>
              </table:table-cell>
              <table:table-cell office:value-type="float" office:value="1.54808986186981">
                <text:p>1.54808986186981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1.55436093997955">
                <text:p>1.55436093997955</text:p>
              </table:table-cell>
              <table:table-cell office:value-type="float" office:value="1.5481675863266">
                <text:p>1.5481675863266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1.55378706645966">
                <text:p>1.55378706645966</text:p>
              </table:table-cell>
              <table:table-cell office:value-type="float" office:value="1.54806053638458">
                <text:p>1.54806053638458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.55221362304688">
                <text:p>1.55221362304688</text:p>
              </table:table-cell>
              <table:table-cell office:value-type="float" office:value="1.5481880903244">
                <text:p>1.5481880903244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1.55531580638886">
                <text:p>1.55531580638886</text:p>
              </table:table-cell>
              <table:table-cell office:value-type="float" office:value="1.54797887802124">
                <text:p>1.54797887802124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1.55487270545959">
                <text:p>1.55487270545959</text:p>
              </table:table-cell>
              <table:table-cell office:value-type="float" office:value="1.54824542999268">
                <text:p>1.54824542999268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1.5547529001236">
                <text:p>1.5547529001236</text:p>
              </table:table-cell>
              <table:table-cell office:value-type="float" office:value="1.54806172847748">
                <text:p>1.54806172847748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1.55347414207459">
                <text:p>1.55347414207459</text:p>
              </table:table-cell>
              <table:table-cell office:value-type="float" office:value="1.5478937625885">
                <text:p>1.5478937625885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.55259998035431">
                <text:p>1.55259998035431</text:p>
              </table:table-cell>
              <table:table-cell office:value-type="float" office:value="1.54810070991516">
                <text:p>1.54810070991516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1.55372913074493">
                <text:p>1.55372913074493</text:p>
              </table:table-cell>
              <table:table-cell office:value-type="float" office:value="1.54825782775879">
                <text:p>1.54825782775879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1.5530302066803">
                <text:p>1.5530302066803</text:p>
              </table:table-cell>
              <table:table-cell office:value-type="float" office:value="1.54806578159332">
                <text:p>1.54806578159332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1.55240066242218">
                <text:p>1.55240066242218</text:p>
              </table:table-cell>
              <table:table-cell office:value-type="float" office:value="1.54799139499664">
                <text:p>1.54799139499664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1.55384273719788">
                <text:p>1.55384273719788</text:p>
              </table:table-cell>
              <table:table-cell office:value-type="float" office:value="1.54789304733276">
                <text:p>1.54789304733276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1.55257280063629">
                <text:p>1.55257280063629</text:p>
              </table:table-cell>
              <table:table-cell office:value-type="float" office:value="1.54808902740479">
                <text:p>1.54808902740479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1.55389292430878">
                <text:p>1.55389292430878</text:p>
              </table:table-cell>
              <table:table-cell office:value-type="float" office:value="1.54791557788849">
                <text:p>1.54791557788849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1.5538994808197">
                <text:p>1.5538994808197</text:p>
              </table:table-cell>
              <table:table-cell office:value-type="float" office:value="1.5479873418808">
                <text:p>1.5479873418808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1.55463786315918">
                <text:p>1.55463786315918</text:p>
              </table:table-cell>
              <table:table-cell office:value-type="float" office:value="1.54795503616333">
                <text:p>1.54795503616333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1.55491121006012">
                <text:p>1.55491121006012</text:p>
              </table:table-cell>
              <table:table-cell office:value-type="float" office:value="1.54795122146606">
                <text:p>1.5479512214660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.55249459934235">
                <text:p>1.55249459934235</text:p>
              </table:table-cell>
              <table:table-cell office:value-type="float" office:value="1.54797673225403">
                <text:p>1.54797673225403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.55345661830902">
                <text:p>1.55345661830902</text:p>
              </table:table-cell>
              <table:table-cell office:value-type="float" office:value="1.54796314239502">
                <text:p>1.54796314239502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1.55509157371521">
                <text:p>1.55509157371521</text:p>
              </table:table-cell>
              <table:table-cell office:value-type="float" office:value="1.54797637462616">
                <text:p>1.54797637462616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1.5542064447403">
                <text:p>1.5542064447403</text:p>
              </table:table-cell>
              <table:table-cell office:value-type="float" office:value="1.54805135726929">
                <text:p>1.54805135726929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1.55384643268585">
                <text:p>1.55384643268585</text:p>
              </table:table-cell>
              <table:table-cell office:value-type="float" office:value="1.54793632030487">
                <text:p>1.54793632030487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1.55447061252594">
                <text:p>1.55447061252594</text:p>
              </table:table-cell>
              <table:table-cell office:value-type="float" office:value="1.54788935184479">
                <text:p>1.54788935184479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1.55324657154083">
                <text:p>1.55324657154083</text:p>
              </table:table-cell>
              <table:table-cell office:value-type="float" office:value="1.54790222644806">
                <text:p>1.54790222644806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1.55416376781464">
                <text:p>1.55416376781464</text:p>
              </table:table-cell>
              <table:table-cell office:value-type="float" office:value="1.54797530174255">
                <text:p>1.54797530174255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1.55579204750061">
                <text:p>1.55579204750061</text:p>
              </table:table-cell>
              <table:table-cell office:value-type="float" office:value="1.54786896705627">
                <text:p>1.54786896705627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1.55432899188995">
                <text:p>1.55432899188995</text:p>
              </table:table-cell>
              <table:table-cell office:value-type="float" office:value="1.54808187484741">
                <text:p>1.5480818748474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.55345256519318">
                <text:p>1.55345256519318</text:p>
              </table:table-cell>
              <table:table-cell office:value-type="float" office:value="1.54790544509888">
                <text:p>1.54790544509888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1.55387182426453">
                <text:p>1.55387182426453</text:p>
              </table:table-cell>
              <table:table-cell office:value-type="float" office:value="1.54809725284576">
                <text:p>1.54809725284576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1.55355377388">
                <text:p>1.55355377388</text:p>
              </table:table-cell>
              <table:table-cell office:value-type="float" office:value="1.54794037342072">
                <text:p>1.54794037342072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1.5541448135376">
                <text:p>1.5541448135376</text:p>
              </table:table-cell>
              <table:table-cell office:value-type="float" office:value="1.54790365695953">
                <text:p>1.54790365695953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1.55310924243927">
                <text:p>1.55310924243927</text:p>
              </table:table-cell>
              <table:table-cell office:value-type="float" office:value="1.54801607131958">
                <text:p>1.54801607131958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1.55377013874054">
                <text:p>1.55377013874054</text:p>
              </table:table-cell>
              <table:table-cell office:value-type="float" office:value="1.54791605472565">
                <text:p>1.54791605472565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1.55359204006195">
                <text:p>1.55359204006195</text:p>
              </table:table-cell>
              <table:table-cell office:value-type="float" office:value="1.54792058467865">
                <text:p>1.54792058467865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1.55243880939484">
                <text:p>1.55243880939484</text:p>
              </table:table-cell>
              <table:table-cell office:value-type="float" office:value="1.54779434204102">
                <text:p>1.54779434204102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1.55478985500336">
                <text:p>1.55478985500336</text:p>
              </table:table-cell>
              <table:table-cell office:value-type="float" office:value="1.54783248901367">
                <text:p>1.54783248901367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1.55346853923798">
                <text:p>1.55346853923798</text:p>
              </table:table-cell>
              <table:table-cell office:value-type="float" office:value="1.54807138442993">
                <text:p>1.54807138442993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.55331440162659">
                <text:p>1.55331440162659</text:p>
              </table:table-cell>
              <table:table-cell office:value-type="float" office:value="1.54786849021912">
                <text:p>1.54786849021912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1.55353648853302">
                <text:p>1.55353648853302</text:p>
              </table:table-cell>
              <table:table-cell office:value-type="float" office:value="1.54786682128906">
                <text:p>1.54786682128906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1.55347151947021">
                <text:p>1.55347151947021</text:p>
              </table:table-cell>
              <table:table-cell office:value-type="float" office:value="1.54771900177002">
                <text:p>1.54771900177002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1.55417592716217">
                <text:p>1.55417592716217</text:p>
              </table:table-cell>
              <table:table-cell office:value-type="float" office:value="1.54790925979614">
                <text:p>1.54790925979614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1.55289609622955">
                <text:p>1.55289609622955</text:p>
              </table:table-cell>
              <table:table-cell office:value-type="float" office:value="1.54779231548309">
                <text:p>1.54779231548309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1.55496950340271">
                <text:p>1.55496950340271</text:p>
              </table:table-cell>
              <table:table-cell office:value-type="float" office:value="1.54793810844421">
                <text:p>1.54793810844421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1.55275542926788">
                <text:p>1.55275542926788</text:p>
              </table:table-cell>
              <table:table-cell office:value-type="float" office:value="1.54804110527039">
                <text:p>1.54804110527039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1.55410809707642">
                <text:p>1.55410809707642</text:p>
              </table:table-cell>
              <table:table-cell office:value-type="float" office:value="1.54781496524811">
                <text:p>1.54781496524811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1.55424828720093">
                <text:p>1.55424828720093</text:p>
              </table:table-cell>
              <table:table-cell office:value-type="float" office:value="1.54788637161255">
                <text:p>1.54788637161255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1.55310971927643">
                <text:p>1.55310971927643</text:p>
              </table:table-cell>
              <table:table-cell office:value-type="float" office:value="1.54793298244476">
                <text:p>1.54793298244476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.55388601016998">
                <text:p>1.55388601016998</text:p>
              </table:table-cell>
              <table:table-cell office:value-type="float" office:value="1.54795360565186">
                <text:p>1.54795360565186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1.55335600566864">
                <text:p>1.55335600566864</text:p>
              </table:table-cell>
              <table:table-cell office:value-type="float" office:value="1.5478287935257">
                <text:p>1.5478287935257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1.55362470340729">
                <text:p>1.55362470340729</text:p>
              </table:table-cell>
              <table:table-cell office:value-type="float" office:value="1.5477706193924">
                <text:p>1.5477706193924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1.55257077407837">
                <text:p>1.55257077407837</text:p>
              </table:table-cell>
              <table:table-cell office:value-type="float" office:value="1.54772353172302">
                <text:p>1.54772353172302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1.55378492069244">
                <text:p>1.55378492069244</text:p>
              </table:table-cell>
              <table:table-cell office:value-type="float" office:value="1.54779267311096">
                <text:p>1.54779267311096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1.55412168693542">
                <text:p>1.55412168693542</text:p>
              </table:table-cell>
              <table:table-cell office:value-type="float" office:value="1.54789519309998">
                <text:p>1.54789519309998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1.55427892398834">
                <text:p>1.55427892398834</text:p>
              </table:table-cell>
              <table:table-cell office:value-type="float" office:value="1.54790437221527">
                <text:p>1.54790437221527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1.55318589401245">
                <text:p>1.55318589401245</text:p>
              </table:table-cell>
              <table:table-cell office:value-type="float" office:value="1.54795169830322">
                <text:p>1.54795169830322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1.553305103302">
                <text:p>1.553305103302</text:p>
              </table:table-cell>
              <table:table-cell office:value-type="float" office:value="1.54782330989838">
                <text:p>1.54782330989838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1.55421991539001">
                <text:p>1.55421991539001</text:p>
              </table:table-cell>
              <table:table-cell office:value-type="float" office:value="1.54766499996185">
                <text:p>1.5476649999618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.55263467025757">
                <text:p>1.55263467025757</text:p>
              </table:table-cell>
              <table:table-cell office:value-type="float" office:value="1.54779100418091">
                <text:p>1.54779100418091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1.55251176548004">
                <text:p>1.55251176548004</text:p>
              </table:table-cell>
              <table:table-cell office:value-type="float" office:value="1.54796874523163">
                <text:p>1.54796874523163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1.55251701068878">
                <text:p>1.55251701068878</text:p>
              </table:table-cell>
              <table:table-cell office:value-type="float" office:value="1.54781842231751">
                <text:p>1.54781842231751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1.55460281562805">
                <text:p>1.55460281562805</text:p>
              </table:table-cell>
              <table:table-cell office:value-type="float" office:value="1.54793858528137">
                <text:p>1.54793858528137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1.55290861320496">
                <text:p>1.55290861320496</text:p>
              </table:table-cell>
              <table:table-cell office:value-type="float" office:value="1.54777240753174">
                <text:p>1.54777240753174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1.55447693061829">
                <text:p>1.55447693061829</text:p>
              </table:table-cell>
              <table:table-cell office:value-type="float" office:value="1.54763984680176">
                <text:p>1.54763984680176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1.55412121009827">
                <text:p>1.55412121009827</text:p>
              </table:table-cell>
              <table:table-cell office:value-type="float" office:value="1.54769766330719">
                <text:p>1.54769766330719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1.55513627719879">
                <text:p>1.55513627719879</text:p>
              </table:table-cell>
              <table:table-cell office:value-type="float" office:value="1.54781901836395">
                <text:p>1.54781901836395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1.55322690200806">
                <text:p>1.55322690200806</text:p>
              </table:table-cell>
              <table:table-cell office:value-type="float" office:value="1.547767162323">
                <text:p>1.547767162323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1.55388207626343">
                <text:p>1.55388207626343</text:p>
              </table:table-cell>
              <table:table-cell office:value-type="float" office:value="1.54783642292023">
                <text:p>1.54783642292023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.55323143196106">
                <text:p>1.55323143196106</text:p>
              </table:table-cell>
              <table:table-cell office:value-type="float" office:value="1.54768431186676">
                <text:p>1.54768431186676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1.55438299369812">
                <text:p>1.55438299369812</text:p>
              </table:table-cell>
              <table:table-cell office:value-type="float" office:value="1.54792630672455">
                <text:p>1.54792630672455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1.55316372108459">
                <text:p>1.55316372108459</text:p>
              </table:table-cell>
              <table:table-cell office:value-type="float" office:value="1.54768073558807">
                <text:p>1.54768073558807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1.55408675861359">
                <text:p>1.55408675861359</text:p>
              </table:table-cell>
              <table:table-cell office:value-type="float" office:value="1.54756784439087">
                <text:p>1.54756784439087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1.55277784061432">
                <text:p>1.55277784061432</text:p>
              </table:table-cell>
              <table:table-cell office:value-type="float" office:value="1.5477466583252">
                <text:p>1.5477466583252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1.55269129467011">
                <text:p>1.55269129467011</text:p>
              </table:table-cell>
              <table:table-cell office:value-type="float" office:value="1.54775452613831">
                <text:p>1.54775452613831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1.55516369533539">
                <text:p>1.55516369533539</text:p>
              </table:table-cell>
              <table:table-cell office:value-type="float" office:value="1.54772686958313">
                <text:p>1.54772686958313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1.55331702423096">
                <text:p>1.55331702423096</text:p>
              </table:table-cell>
              <table:table-cell office:value-type="float" office:value="1.54760253429413">
                <text:p>1.54760253429413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1.55423958492279">
                <text:p>1.55423958492279</text:p>
              </table:table-cell>
              <table:table-cell office:value-type="float" office:value="1.54769623279572">
                <text:p>1.54769623279572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1.55429632854462">
                <text:p>1.55429632854462</text:p>
              </table:table-cell>
              <table:table-cell office:value-type="float" office:value="1.54780387878418">
                <text:p>1.5478038787841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.55477805328369">
                <text:p>1.55477805328369</text:p>
              </table:table-cell>
              <table:table-cell office:value-type="float" office:value="1.54777312278748">
                <text:p>1.54777312278748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.55418892097473">
                <text:p>1.55418892097473</text:p>
              </table:table-cell>
              <table:table-cell office:value-type="float" office:value="1.54767835140228">
                <text:p>1.54767835140228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1.55293293190002">
                <text:p>1.55293293190002</text:p>
              </table:table-cell>
              <table:table-cell office:value-type="float" office:value="1.54772913455963">
                <text:p>1.54772913455963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1.55383725357056">
                <text:p>1.55383725357056</text:p>
              </table:table-cell>
              <table:table-cell office:value-type="float" office:value="1.54773509502411">
                <text:p>1.54773509502411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1.55315168094635">
                <text:p>1.55315168094635</text:p>
              </table:table-cell>
              <table:table-cell office:value-type="float" office:value="1.54767191410065">
                <text:p>1.54767191410065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1.5544915933609">
                <text:p>1.5544915933609</text:p>
              </table:table-cell>
              <table:table-cell office:value-type="float" office:value="1.54777336120605">
                <text:p>1.54777336120605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1.55464704227448">
                <text:p>1.55464704227448</text:p>
              </table:table-cell>
              <table:table-cell office:value-type="float" office:value="1.54760468006134">
                <text:p>1.54760468006134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1.55466849994659">
                <text:p>1.55466849994659</text:p>
              </table:table-cell>
              <table:table-cell office:value-type="float" office:value="1.5476588010788">
                <text:p>1.5476588010788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1.55451460075378">
                <text:p>1.55451460075378</text:p>
              </table:table-cell>
              <table:table-cell office:value-type="float" office:value="1.54774725437164">
                <text:p>1.54774725437164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1.55268438053131">
                <text:p>1.55268438053131</text:p>
              </table:table-cell>
              <table:table-cell office:value-type="float" office:value="1.54773056507111">
                <text:p>1.5477305650711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.55264206123352">
                <text:p>1.55264206123352</text:p>
              </table:table-cell>
              <table:table-cell office:value-type="float" office:value="1.54774796962738">
                <text:p>1.54774796962738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1.55442531299591">
                <text:p>1.55442531299591</text:p>
              </table:table-cell>
              <table:table-cell office:value-type="float" office:value="1.54766380786896">
                <text:p>1.54766380786896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1.5530187625885">
                <text:p>1.5530187625885</text:p>
              </table:table-cell>
              <table:table-cell office:value-type="float" office:value="1.54765474796295">
                <text:p>1.54765474796295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1.55291600418091">
                <text:p>1.55291600418091</text:p>
              </table:table-cell>
              <table:table-cell office:value-type="float" office:value="1.54754948616028">
                <text:p>1.54754948616028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1.55240543079376">
                <text:p>1.55240543079376</text:p>
              </table:table-cell>
              <table:table-cell office:value-type="float" office:value="1.54781198501587">
                <text:p>1.54781198501587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1.55321438503265">
                <text:p>1.55321438503265</text:p>
              </table:table-cell>
              <table:table-cell office:value-type="float" office:value="1.54778969287872">
                <text:p>1.54778969287872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1.55255074691772">
                <text:p>1.55255074691772</text:p>
              </table:table-cell>
              <table:table-cell office:value-type="float" office:value="1.54769480228424">
                <text:p>1.54769480228424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1.55362696838379">
                <text:p>1.55362696838379</text:p>
              </table:table-cell>
              <table:table-cell office:value-type="float" office:value="1.54776918888092">
                <text:p>1.54776918888092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1.55427189064026">
                <text:p>1.55427189064026</text:p>
              </table:table-cell>
              <table:table-cell office:value-type="float" office:value="1.54762363433838">
                <text:p>1.54762363433838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1.55342312049866">
                <text:p>1.55342312049866</text:p>
              </table:table-cell>
              <table:table-cell office:value-type="float" office:value="1.54760801792145">
                <text:p>1.5476080179214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55440468978882">
                <text:p>1.55440468978882</text:p>
              </table:table-cell>
              <table:table-cell office:value-type="float" office:value="1.54749572277069">
                <text:p>1.54749572277069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1.55343873691559">
                <text:p>1.55343873691559</text:p>
              </table:table-cell>
              <table:table-cell office:value-type="float" office:value="1.54769587516785">
                <text:p>1.54769587516785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1.55370087814331">
                <text:p>1.55370087814331</text:p>
              </table:table-cell>
              <table:table-cell office:value-type="float" office:value="1.54755485057831">
                <text:p>1.54755485057831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1.55400343132019">
                <text:p>1.55400343132019</text:p>
              </table:table-cell>
              <table:table-cell office:value-type="float" office:value="1.54764568805695">
                <text:p>1.54764568805695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1.55335946273804">
                <text:p>1.55335946273804</text:p>
              </table:table-cell>
              <table:table-cell office:value-type="float" office:value="1.54753661155701">
                <text:p>1.54753661155701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1.55357237052917">
                <text:p>1.55357237052917</text:p>
              </table:table-cell>
              <table:table-cell office:value-type="float" office:value="1.54765248298645">
                <text:p>1.54765248298645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1.55381555747986">
                <text:p>1.55381555747986</text:p>
              </table:table-cell>
              <table:table-cell office:value-type="float" office:value="1.54750180244446">
                <text:p>1.54750180244446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1.5536862154007">
                <text:p>1.5536862154007</text:p>
              </table:table-cell>
              <table:table-cell office:value-type="float" office:value="1.54783046245575">
                <text:p>1.54783046245575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1.55350811672211">
                <text:p>1.55350811672211</text:p>
              </table:table-cell>
              <table:table-cell office:value-type="float" office:value="1.54757058620453">
                <text:p>1.54757058620453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1.55512578678131">
                <text:p>1.55512578678131</text:p>
              </table:table-cell>
              <table:table-cell office:value-type="float" office:value="1.5475013256073">
                <text:p>1.5475013256073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.55388291072845">
                <text:p>1.55388291072845</text:p>
              </table:table-cell>
              <table:table-cell office:value-type="float" office:value="1.54765367507935">
                <text:p>1.54765367507935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1.55392272663116">
                <text:p>1.55392272663116</text:p>
              </table:table-cell>
              <table:table-cell office:value-type="float" office:value="1.54752862453461">
                <text:p>1.54752862453461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1.5530906457901">
                <text:p>1.5530906457901</text:p>
              </table:table-cell>
              <table:table-cell office:value-type="float" office:value="1.54766821861267">
                <text:p>1.54766821861267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1.55363209438324">
                <text:p>1.55363209438324</text:p>
              </table:table-cell>
              <table:table-cell office:value-type="float" office:value="1.54776883125305">
                <text:p>1.54776883125305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1.55301864337921">
                <text:p>1.55301864337921</text:p>
              </table:table-cell>
              <table:table-cell office:value-type="float" office:value="1.54751431941986">
                <text:p>1.54751431941986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1.55276973438263">
                <text:p>1.55276973438263</text:p>
              </table:table-cell>
              <table:table-cell office:value-type="float" office:value="1.5475310087204">
                <text:p>1.5475310087204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1.55305535984039">
                <text:p>1.55305535984039</text:p>
              </table:table-cell>
              <table:table-cell office:value-type="float" office:value="1.54746282100678">
                <text:p>1.54746282100678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1.55341847133636">
                <text:p>1.55341847133636</text:p>
              </table:table-cell>
              <table:table-cell office:value-type="float" office:value="1.54771828651428">
                <text:p>1.54771828651428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1.55231054019928">
                <text:p>1.55231054019928</text:p>
              </table:table-cell>
              <table:table-cell office:value-type="float" office:value="1.54762828350067">
                <text:p>1.54762828350067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1.55277378749847">
                <text:p>1.55277378749847</text:p>
              </table:table-cell>
              <table:table-cell office:value-type="float" office:value="1.54771459102631">
                <text:p>1.54771459102631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.55298133087158">
                <text:p>1.55298133087158</text:p>
              </table:table-cell>
              <table:table-cell office:value-type="float" office:value="1.54760479927063">
                <text:p>1.54760479927063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1.55397613239288">
                <text:p>1.55397613239288</text:p>
              </table:table-cell>
              <table:table-cell office:value-type="float" office:value="1.54757404327393">
                <text:p>1.54757404327393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1.55292267990112">
                <text:p>1.55292267990112</text:p>
              </table:table-cell>
              <table:table-cell office:value-type="float" office:value="1.5473780632019">
                <text:p>1.5473780632019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1.55289728832245">
                <text:p>1.55289728832245</text:p>
              </table:table-cell>
              <table:table-cell office:value-type="float" office:value="1.54751420021057">
                <text:p>1.54751420021057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1.55543334674835">
                <text:p>1.55543334674835</text:p>
              </table:table-cell>
              <table:table-cell office:value-type="float" office:value="1.54756414890289">
                <text:p>1.54756414890289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1.55336399269104">
                <text:p>1.55336399269104</text:p>
              </table:table-cell>
              <table:table-cell office:value-type="float" office:value="1.54757237434387">
                <text:p>1.54757237434387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1.55294449520111">
                <text:p>1.55294449520111</text:p>
              </table:table-cell>
              <table:table-cell office:value-type="float" office:value="1.5474728345871">
                <text:p>1.5474728345871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1.55332238864899">
                <text:p>1.55332238864899</text:p>
              </table:table-cell>
              <table:table-cell office:value-type="float" office:value="1.54753196239471">
                <text:p>1.54753196239471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1.55271227550507">
                <text:p>1.55271227550507</text:p>
              </table:table-cell>
              <table:table-cell office:value-type="float" office:value="1.54748594760895">
                <text:p>1.54748594760895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1.55395610523224">
                <text:p>1.55395610523224</text:p>
              </table:table-cell>
              <table:table-cell office:value-type="float" office:value="1.54747474193573">
                <text:p>1.5474747419357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.55258221817017">
                <text:p>1.55258221817017</text:p>
              </table:table-cell>
              <table:table-cell office:value-type="float" office:value="1.54737901687622">
                <text:p>1.54737901687622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1.55472858142853">
                <text:p>1.55472858142853</text:p>
              </table:table-cell>
              <table:table-cell office:value-type="float" office:value="1.54756414890289">
                <text:p>1.54756414890289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1.55500168991089">
                <text:p>1.55500168991089</text:p>
              </table:table-cell>
              <table:table-cell office:value-type="float" office:value="1.54753816127777">
                <text:p>1.54753816127777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1.55268747997284">
                <text:p>1.55268747997284</text:p>
              </table:table-cell>
              <table:table-cell office:value-type="float" office:value="1.5476541519165">
                <text:p>1.5476541519165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1.55251379203796">
                <text:p>1.55251379203796</text:p>
              </table:table-cell>
              <table:table-cell office:value-type="float" office:value="1.54759550094605">
                <text:p>1.54759550094605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1.55416770172119">
                <text:p>1.55416770172119</text:p>
              </table:table-cell>
              <table:table-cell office:value-type="float" office:value="1.54741203784943">
                <text:p>1.54741203784943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1.55303533267975">
                <text:p>1.55303533267975</text:p>
              </table:table-cell>
              <table:table-cell office:value-type="float" office:value="1.54766404628754">
                <text:p>1.54766404628754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1.55429299068451">
                <text:p>1.55429299068451</text:p>
              </table:table-cell>
              <table:table-cell office:value-type="float" office:value="1.54765772819519">
                <text:p>1.54765772819519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1.55355103206635">
                <text:p>1.55355103206635</text:p>
              </table:table-cell>
              <table:table-cell office:value-type="float" office:value="1.54744958877563">
                <text:p>1.54744958877563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1.55296094608307">
                <text:p>1.55296094608307</text:p>
              </table:table-cell>
              <table:table-cell office:value-type="float" office:value="1.54763042926788">
                <text:p>1.5476304292678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.55452282619476">
                <text:p>1.55452282619476</text:p>
              </table:table-cell>
              <table:table-cell office:value-type="float" office:value="1.54758834838867">
                <text:p>1.54758834838867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1.55223949146271">
                <text:p>1.55223949146271</text:p>
              </table:table-cell>
              <table:table-cell office:value-type="float" office:value="1.54736471176147">
                <text:p>1.54736471176147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1.5536108751297">
                <text:p>1.5536108751297</text:p>
              </table:table-cell>
              <table:table-cell office:value-type="float" office:value="1.54753494262695">
                <text:p>1.54753494262695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1.55306012821198">
                <text:p>1.55306012821198</text:p>
              </table:table-cell>
              <table:table-cell office:value-type="float" office:value="1.54745328426361">
                <text:p>1.54745328426361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1.55618496131897">
                <text:p>1.55618496131897</text:p>
              </table:table-cell>
              <table:table-cell office:value-type="float" office:value="1.54747211933136">
                <text:p>1.54747211933136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1.55395598602295">
                <text:p>1.55395598602295</text:p>
              </table:table-cell>
              <table:table-cell office:value-type="float" office:value="1.54731905460358">
                <text:p>1.54731905460358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1.55374498558044">
                <text:p>1.55374498558044</text:p>
              </table:table-cell>
              <table:table-cell office:value-type="float" office:value="1.54754817485809">
                <text:p>1.54754817485809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1.55273862075806">
                <text:p>1.55273862075806</text:p>
              </table:table-cell>
              <table:table-cell office:value-type="float" office:value="1.54752266407013">
                <text:p>1.54752266407013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.55401940536499">
                <text:p>1.55401940536499</text:p>
              </table:table-cell>
              <table:table-cell office:value-type="float" office:value="1.5475298166275">
                <text:p>1.5475298166275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1.55382831287384">
                <text:p>1.55382831287384</text:p>
              </table:table-cell>
              <table:table-cell office:value-type="float" office:value="1.54750573635101">
                <text:p>1.54750573635101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.55265612792969">
                <text:p>1.55265612792969</text:p>
              </table:table-cell>
              <table:table-cell office:value-type="float" office:value="1.54744827747345">
                <text:p>1.54744827747345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1.55256934356689">
                <text:p>1.55256934356689</text:p>
              </table:table-cell>
              <table:table-cell office:value-type="float" office:value="1.54742097854614">
                <text:p>1.54742097854614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1.55476124477386">
                <text:p>1.55476124477386</text:p>
              </table:table-cell>
              <table:table-cell office:value-type="float" office:value="1.5476291179657">
                <text:p>1.5476291179657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1.55421788883209">
                <text:p>1.55421788883209</text:p>
              </table:table-cell>
              <table:table-cell office:value-type="float" office:value="1.54765331745148">
                <text:p>1.54765331745148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1.55425794315338">
                <text:p>1.55425794315338</text:p>
              </table:table-cell>
              <table:table-cell office:value-type="float" office:value="1.54742920398712">
                <text:p>1.54742920398712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1.55472965431213">
                <text:p>1.55472965431213</text:p>
              </table:table-cell>
              <table:table-cell office:value-type="float" office:value="1.54728186130524">
                <text:p>1.54728186130524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1.55282635879517">
                <text:p>1.55282635879517</text:p>
              </table:table-cell>
              <table:table-cell office:value-type="float" office:value="1.54749393463135">
                <text:p>1.54749393463135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1.55268020820618">
                <text:p>1.55268020820618</text:p>
              </table:table-cell>
              <table:table-cell office:value-type="float" office:value="1.54753077030182">
                <text:p>1.54753077030182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1.55288560581207">
                <text:p>1.55288560581207</text:p>
              </table:table-cell>
              <table:table-cell office:value-type="float" office:value="1.54734015464783">
                <text:p>1.54734015464783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1.55402870368958">
                <text:p>1.55402870368958</text:p>
              </table:table-cell>
              <table:table-cell office:value-type="float" office:value="1.54762375354767">
                <text:p>1.5476237535476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.55344708156586">
                <text:p>1.55344708156586</text:p>
              </table:table-cell>
              <table:table-cell office:value-type="float" office:value="1.5474112033844">
                <text:p>1.5474112033844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1.5535857219696">
                <text:p>1.5535857219696</text:p>
              </table:table-cell>
              <table:table-cell office:value-type="float" office:value="1.54738795757294">
                <text:p>1.54738795757294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1.55332381916046">
                <text:p>1.55332381916046</text:p>
              </table:table-cell>
              <table:table-cell office:value-type="float" office:value="1.54743206501007">
                <text:p>1.54743206501007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1.55312104415894">
                <text:p>1.55312104415894</text:p>
              </table:table-cell>
              <table:table-cell office:value-type="float" office:value="1.54745495319366">
                <text:p>1.54745495319366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1.55215866756439">
                <text:p>1.55215866756439</text:p>
              </table:table-cell>
              <table:table-cell office:value-type="float" office:value="1.54739451408386">
                <text:p>1.54739451408386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1.552657081604">
                <text:p>1.552657081604</text:p>
              </table:table-cell>
              <table:table-cell office:value-type="float" office:value="1.54745268821716">
                <text:p>1.54745268821716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1.55337042999268">
                <text:p>1.55337042999268</text:p>
              </table:table-cell>
              <table:table-cell office:value-type="float" office:value="1.54755592346191">
                <text:p>1.54755592346191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1.55281968307495">
                <text:p>1.55281968307495</text:p>
              </table:table-cell>
              <table:table-cell office:value-type="float" office:value="1.54757976531982">
                <text:p>1.54757976531982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1.55396671485901">
                <text:p>1.55396671485901</text:p>
              </table:table-cell>
              <table:table-cell office:value-type="float" office:value="1.54743099212646">
                <text:p>1.54743099212646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1.55311782550812">
                <text:p>1.55311782550812</text:p>
              </table:table-cell>
              <table:table-cell office:value-type="float" office:value="1.54738986492157">
                <text:p>1.54738986492157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.55383975696564">
                <text:p>1.55383975696564</text:p>
              </table:table-cell>
              <table:table-cell office:value-type="float" office:value="1.54753506183624">
                <text:p>1.54753506183624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1.55303151798248">
                <text:p>1.55303151798248</text:p>
              </table:table-cell>
              <table:table-cell office:value-type="float" office:value="1.5474739074707">
                <text:p>1.5474739074707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1.55443175029755">
                <text:p>1.55443175029755</text:p>
              </table:table-cell>
              <table:table-cell office:value-type="float" office:value="1.54742562770844">
                <text:p>1.54742562770844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1.55437667560577">
                <text:p>1.55437667560577</text:p>
              </table:table-cell>
              <table:table-cell office:value-type="float" office:value="1.54734826087952">
                <text:p>1.54734826087952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1.55378575515747">
                <text:p>1.55378575515747</text:p>
              </table:table-cell>
              <table:table-cell office:value-type="float" office:value="1.54758131504059">
                <text:p>1.54758131504059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1.5545976896286">
                <text:p>1.5545976896286</text:p>
              </table:table-cell>
              <table:table-cell office:value-type="float" office:value="1.54742813110352">
                <text:p>1.54742813110352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1.55342824649811">
                <text:p>1.55342824649811</text:p>
              </table:table-cell>
              <table:table-cell office:value-type="float" office:value="1.54748344421387">
                <text:p>1.54748344421387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1.55363733959198">
                <text:p>1.55363733959198</text:p>
              </table:table-cell>
              <table:table-cell office:value-type="float" office:value="1.54745733737946">
                <text:p>1.54745733737946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1.55493660163879">
                <text:p>1.55493660163879</text:p>
              </table:table-cell>
              <table:table-cell office:value-type="float" office:value="1.54759073257446">
                <text:p>1.54759073257446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1.55429597091675">
                <text:p>1.55429597091675</text:p>
              </table:table-cell>
              <table:table-cell office:value-type="float" office:value="1.5475310087204">
                <text:p>1.5475310087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